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0.4598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4591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0.4165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1.4957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0783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1.1744in"/>
    </style:style>
    <style:style style:name="co22" style:family="table-column">
      <style:table-column-properties fo:break-before="auto" style:column-width="1.2811in"/>
    </style:style>
    <style:style style:name="co2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  <style:style style:name="ce5" style:family="table-cell" style:parent-style-name="Default" style:data-style-name="N122"/>
    <style:style style:name="ce4" style:family="table-cell" style:parent-style-name="Default" style:data-style-name="N2"/>
    <style:style style:name="ce7" style:family="table-cell" style:parent-style-name="Default" style:data-style-name="N1"/>
    <style:style style:name="ce8" style:family="table-cell" style:parent-style-name="Default" style:data-style-name="N3"/>
    <style:style style:name="ce9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clin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sBcosD</text:p>
          </table:table-cell>
          <table:table-cell office:value-type="string" calcext:value-type="string">
            <text:p>tanBtanD</text:p>
          </table:table-cell>
          <table:table-cell office:value-type="string" calcext:value-type="string">
            <text:p>LHA from 6am/pm</text:p>
          </table:table-cell>
          <table:table-cell/>
          <table:table-cell office:value-type="string" calcext:value-type="string">
            <text:p>Mins from 6pm sundial time</text:p>
          </table:table-cell>
          <table:table-cell office:value-type="string" calcext:value-type="string">
            <text:p>Equation of time (mins)</text:p>
          </table:table-cell>
          <table:table-cell office:value-type="string" calcext:value-type="string">
            <text:p>Time zone correction (mins)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" calcext:value-type="float">
            <text:p>42</text:p>
          </table:table-cell>
          <table:table-cell office:value-type="float" office:value="8.5" calcext:value-type="float">
            <text:p>8.5</text:p>
          </table:table-cell>
          <table:table-cell table:formula="of:=COS(RADIANS([.A2]))*COS(RADIANS([.B2]))" office:value-type="float" office:value="0.698327708676339" calcext:value-type="float">
            <text:p>0.698327708676339</text:p>
          </table:table-cell>
          <table:table-cell table:formula="of:=TAN(RADIANS([.A2]))*TAN(RADIANS([.B2]))" office:value-type="float" office:value="-0.327720270937321" calcext:value-type="float">
            <text:p>-0.327720270937321</text:p>
          </table:table-cell>
          <table:table-cell table:formula="of:=DEGREES(ASIN(([.E2])+(SIN(RADIANS([.C2]))/[.D2])))" office:value-type="float" office:value="-6.66467059106094" calcext:value-type="float">
            <text:p>-6.66467059106094</text:p>
          </table:table-cell>
          <table:table-cell table:formula="of:=[.F2]/15" office:value-type="float" office:value="-0.444311372737396" calcext:value-type="float">
            <text:p>-0.444311372737396</text:p>
          </table:table-cell>
          <table:table-cell table:formula="of:=[.G2]*60" office:value-type="float" office:value="-26.6586823642438" calcext:value-type="float">
            <text:p>-26.6586823642438</text:p>
          </table:table-cell>
          <table:table-cell table:style-name="ce1"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SIN(RADIANS(8.5))" office:value-type="float" office:value="0.147809411129611" calcext:value-type="float">
            <text:p>0.14780941112961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0.148" calcext:value-type="float">
            <text:p>0.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98" calcext:value-type="float">
            <text:p>0.6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0]" office:value-type="float" office:value="0.328" calcext:value-type="float">
            <text:p>0.328</text:p>
          </table:table-cell>
          <table:table-cell office:value-type="float" office:value="0.212" calcext:value-type="float">
            <text:p>0.212</text:p>
          </table:table-cell>
          <table:table-cell table:formula="of:=[.E12]+[.D12]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DEGREES(ASIN([.F12]))" office:value-type="float" office:value="32.683638846258" calcext:value-type="float">
            <text:p>32.68363884625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*60/15" office:value-type="float" office:value="130.734555385032" calcext:value-type="float">
            <text:p>130.734555385032</text:p>
          </table:table-cell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5"/>
          <table:table-cell table:formula="of:=SIN(RADIANS(8.5)/[.D2])" office:value-type="float" office:value="0.21084601950108" calcext:value-type="float">
            <text:p>0.21084601950108</text:p>
          </table:table-cell>
          <table:table-cell table:number-columns-repeated="4"/>
        </table:table-row>
      </table:table>
      <table:table table:name="table of dec and lat" table:style-name="ta1">
        <office:forms form:automatic-focus="false" form:apply-design-mode="false"/>
        <table:table-column table:style-name="co7" table:default-cell-style-name="Default"/>
        <table:table-column table:style-name="co1" table:number-columns-repeated="2" table:default-cell-style-name="ce5"/>
        <table:table-column table:style-name="co8" table:number-columns-repeated="22" table:default-cell-style-name="ce5"/>
        <table:table-column table:style-name="co9" table:number-columns-repeated="24" table:default-cell-style-name="ce5"/>
        <table:table-row table:style-name="ro1">
          <table:table-cell office:value-type="string" calcext:value-type="string">
            <text:p>Latitude\Declin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[.B$1]))*COS(RADIANS([.$A2]))" office:value-type="float" office:value="1" calcext:value-type="float">
            <text:p>1.000</text:p>
          </table:table-cell>
          <table:table-cell table:formula="of:=TAN(RADIANS([.C$1]))*TAN(RADIANS([.$A2]))" office:value-type="float" office:value="0" calcext:value-type="float">
            <text:p>0.000</text:p>
          </table:table-cell>
          <table:table-cell table:formula="of:=COS(RADIANS([.D$1]))*COS(RADIANS([.$A2]))" office:value-type="float" office:value="0.999847695156391" calcext:value-type="float">
            <text:p>1.000</text:p>
          </table:table-cell>
          <table:table-cell table:formula="of:=TAN(RADIANS([.E$1]))*TAN(RADIANS([.$A2]))" office:value-type="float" office:value="0" calcext:value-type="float">
            <text:p>0.000</text:p>
          </table:table-cell>
          <table:table-cell table:formula="of:=COS(RADIANS([.F$1]))*COS(RADIANS([.$A2]))" office:value-type="float" office:value="0.999390827019096" calcext:value-type="float">
            <text:p>0.999</text:p>
          </table:table-cell>
          <table:table-cell table:formula="of:=TAN(RADIANS([.G$1]))*TAN(RADIANS([.$A2]))" office:value-type="float" office:value="0" calcext:value-type="float">
            <text:p>0.000</text:p>
          </table:table-cell>
          <table:table-cell table:formula="of:=COS(RADIANS([.H$1]))*COS(RADIANS([.$A2]))" office:value-type="float" office:value="0.998629534754574" calcext:value-type="float">
            <text:p>0.999</text:p>
          </table:table-cell>
          <table:table-cell table:formula="of:=TAN(RADIANS([.I$1]))*TAN(RADIANS([.$A2]))" office:value-type="float" office:value="0" calcext:value-type="float">
            <text:p>0.000</text:p>
          </table:table-cell>
          <table:table-cell table:formula="of:=COS(RADIANS([.J$1]))*COS(RADIANS([.$A2]))" office:value-type="float" office:value="0.997564050259824" calcext:value-type="float">
            <text:p>0.998</text:p>
          </table:table-cell>
          <table:table-cell table:formula="of:=TAN(RADIANS([.K$1]))*TAN(RADIANS([.$A2]))" office:value-type="float" office:value="0" calcext:value-type="float">
            <text:p>0.000</text:p>
          </table:table-cell>
          <table:table-cell table:formula="of:=COS(RADIANS([.L$1]))*COS(RADIANS([.$A2]))" office:value-type="float" office:value="0.996194698091746" calcext:value-type="float">
            <text:p>0.996</text:p>
          </table:table-cell>
          <table:table-cell table:formula="of:=TAN(RADIANS([.M$1]))*TAN(RADIANS([.$A2]))" office:value-type="float" office:value="0" calcext:value-type="float">
            <text:p>0.000</text:p>
          </table:table-cell>
          <table:table-cell table:formula="of:=COS(RADIANS([.N$1]))*COS(RADIANS([.$A2]))" office:value-type="float" office:value="0.994521895368273" calcext:value-type="float">
            <text:p>0.995</text:p>
          </table:table-cell>
          <table:table-cell table:formula="of:=TAN(RADIANS([.O$1]))*TAN(RADIANS([.$A2]))" office:value-type="float" office:value="0" calcext:value-type="float">
            <text:p>0.000</text:p>
          </table:table-cell>
          <table:table-cell table:formula="of:=COS(RADIANS([.P$1]))*COS(RADIANS([.$A2]))" office:value-type="float" office:value="0.992546151641322" calcext:value-type="float">
            <text:p>0.993</text:p>
          </table:table-cell>
          <table:table-cell table:formula="of:=TAN(RADIANS([.Q$1]))*TAN(RADIANS([.$A2]))" office:value-type="float" office:value="0" calcext:value-type="float">
            <text:p>0.000</text:p>
          </table:table-cell>
          <table:table-cell table:formula="of:=COS(RADIANS([.R$1]))*COS(RADIANS([.$A2]))" office:value-type="float" office:value="0.99026806874157" calcext:value-type="float">
            <text:p>0.990</text:p>
          </table:table-cell>
          <table:table-cell table:formula="of:=TAN(RADIANS([.S$1]))*TAN(RADIANS([.$A2]))" office:value-type="float" office:value="0" calcext:value-type="float">
            <text:p>0.000</text:p>
          </table:table-cell>
          <table:table-cell table:formula="of:=COS(RADIANS([.T$1]))*COS(RADIANS([.$A2]))" office:value-type="float" office:value="0.987688340595138" calcext:value-type="float">
            <text:p>0.988</text:p>
          </table:table-cell>
          <table:table-cell table:formula="of:=TAN(RADIANS([.U$1]))*TAN(RADIANS([.$A2]))" office:value-type="float" office:value="0" calcext:value-type="float">
            <text:p>0.000</text:p>
          </table:table-cell>
          <table:table-cell table:formula="of:=COS(RADIANS([.V$1]))*COS(RADIANS([.$A2]))" office:value-type="float" office:value="0.984807753012208" calcext:value-type="float">
            <text:p>0.985</text:p>
          </table:table-cell>
          <table:table-cell table:formula="of:=TAN(RADIANS([.W$1]))*TAN(RADIANS([.$A2]))" office:value-type="float" office:value="0" calcext:value-type="float">
            <text:p>0.000</text:p>
          </table:table-cell>
          <table:table-cell table:formula="of:=COS(RADIANS([.X$1]))*COS(RADIANS([.$A2]))" office:value-type="float" office:value="0.981627183447664" calcext:value-type="float">
            <text:p>0.982</text:p>
          </table:table-cell>
          <table:table-cell table:formula="of:=TAN(RADIANS([.Y$1]))*TAN(RADIANS([.$A2]))" office:value-type="float" office:value="0" calcext:value-type="float">
            <text:p>0.000</text:p>
          </table:table-cell>
          <table:table-cell table:formula="of:=COS(RADIANS([.Z$1]))*COS(RADIANS([.$A2]))" office:value-type="float" office:value="0.978147600733806" calcext:value-type="float">
            <text:p>0.978</text:p>
          </table:table-cell>
          <table:table-cell table:formula="of:=TAN(RADIANS([.AA$1]))*TAN(RADIANS([.$A2]))" office:value-type="float" office:value="0" calcext:value-type="float">
            <text:p>0.000</text:p>
          </table:table-cell>
          <table:table-cell table:formula="of:=COS(RADIANS([.AB$1]))*COS(RADIANS([.$A2]))" office:value-type="float" office:value="0.974370064785235" calcext:value-type="float">
            <text:p>0.974</text:p>
          </table:table-cell>
          <table:table-cell table:formula="of:=TAN(RADIANS([.AC$1]))*TAN(RADIANS([.$A2]))" office:value-type="float" office:value="0" calcext:value-type="float">
            <text:p>0.000</text:p>
          </table:table-cell>
          <table:table-cell table:formula="of:=COS(RADIANS([.AD$1]))*COS(RADIANS([.$A2]))" office:value-type="float" office:value="0.970295726275997" calcext:value-type="float">
            <text:p>0.970</text:p>
          </table:table-cell>
          <table:table-cell table:formula="of:=TAN(RADIANS([.AE$1]))*TAN(RADIANS([.$A2]))" office:value-type="float" office:value="0" calcext:value-type="float">
            <text:p>0.000</text:p>
          </table:table-cell>
          <table:table-cell table:formula="of:=COS(RADIANS([.AF$1]))*COS(RADIANS([.$A2]))" office:value-type="float" office:value="0.965925826289068" calcext:value-type="float">
            <text:p>0.966</text:p>
          </table:table-cell>
          <table:table-cell table:formula="of:=TAN(RADIANS([.AG$1]))*TAN(RADIANS([.$A2]))" office:value-type="float" office:value="0" calcext:value-type="float">
            <text:p>0.000</text:p>
          </table:table-cell>
          <table:table-cell table:formula="of:=COS(RADIANS([.AH$1]))*COS(RADIANS([.$A2]))" office:value-type="float" office:value="0.961261695938319" calcext:value-type="float">
            <text:p>0.961</text:p>
          </table:table-cell>
          <table:table-cell table:formula="of:=TAN(RADIANS([.AI$1]))*TAN(RADIANS([.$A2]))" office:value-type="float" office:value="0" calcext:value-type="float">
            <text:p>0.000</text:p>
          </table:table-cell>
          <table:table-cell table:formula="of:=COS(RADIANS([.AJ$1]))*COS(RADIANS([.$A2]))" office:value-type="float" office:value="0.956304755963036" calcext:value-type="float">
            <text:p>0.956</text:p>
          </table:table-cell>
          <table:table-cell table:formula="of:=TAN(RADIANS([.AK$1]))*TAN(RADIANS([.$A2]))" office:value-type="float" office:value="0" calcext:value-type="float">
            <text:p>0.000</text:p>
          </table:table-cell>
          <table:table-cell table:formula="of:=COS(RADIANS([.AL$1]))*COS(RADIANS([.$A2]))" office:value-type="float" office:value="0.951056516295154" calcext:value-type="float">
            <text:p>0.951</text:p>
          </table:table-cell>
          <table:table-cell table:formula="of:=TAN(RADIANS([.AM$1]))*TAN(RADIANS([.$A2]))" office:value-type="float" office:value="0" calcext:value-type="float">
            <text:p>0.000</text:p>
          </table:table-cell>
          <table:table-cell table:formula="of:=COS(RADIANS([.AN$1]))*COS(RADIANS([.$A2]))" office:value-type="float" office:value="0.945518575599317" calcext:value-type="float">
            <text:p>0.946</text:p>
          </table:table-cell>
          <table:table-cell table:formula="of:=TAN(RADIANS([.AO$1]))*TAN(RADIANS([.$A2]))" office:value-type="float" office:value="0" calcext:value-type="float">
            <text:p>0.000</text:p>
          </table:table-cell>
          <table:table-cell table:formula="of:=COS(RADIANS([.AP$1]))*COS(RADIANS([.$A2]))" office:value-type="float" office:value="0.939692620785908" calcext:value-type="float">
            <text:p>0.940</text:p>
          </table:table-cell>
          <table:table-cell table:formula="of:=TAN(RADIANS([.AQ$1]))*TAN(RADIANS([.$A2]))" office:value-type="float" office:value="0" calcext:value-type="float">
            <text:p>0.000</text:p>
          </table:table-cell>
          <table:table-cell table:formula="of:=COS(RADIANS([.AR$1]))*COS(RADIANS([.$A2]))" office:value-type="float" office:value="0.933580426497202" calcext:value-type="float">
            <text:p>0.934</text:p>
          </table:table-cell>
          <table:table-cell table:formula="of:=TAN(RADIANS([.AS$1]))*TAN(RADIANS([.$A2]))" office:value-type="float" office:value="0" calcext:value-type="float">
            <text:p>0.000</text:p>
          </table:table-cell>
          <table:table-cell table:formula="of:=COS(RADIANS([.AT$1]))*COS(RADIANS([.$A2]))" office:value-type="float" office:value="0.927183854566787" calcext:value-type="float">
            <text:p>0.927</text:p>
          </table:table-cell>
          <table:table-cell table:formula="of:=TAN(RADIANS([.AU$1]))*TAN(RADIANS([.$A2]))" office:value-type="float" office:value="0" calcext:value-type="float">
            <text:p>0.000</text:p>
          </table:table-cell>
          <table:table-cell table:formula="of:=COS(RADIANS([.AV$1]))*COS(RADIANS([.$A2]))" office:value-type="float" office:value="0.92050485345244" calcext:value-type="float">
            <text:p>0.921</text:p>
          </table:table-cell>
          <table:table-cell table:formula="of:=TAN(RADIANS([.AW$1]))*TAN(RADIANS([.$A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RADIANS([.B$1]))*COS(RADIANS([.$A3]))" office:value-type="float" office:value="0.999847695156391" calcext:value-type="float">
            <text:p>1.000</text:p>
          </table:table-cell>
          <table:table-cell table:formula="of:=TAN(RADIANS([.C$1]))*TAN(RADIANS([.$A3]))" office:value-type="float" office:value="0" calcext:value-type="float">
            <text:p>0.000</text:p>
          </table:table-cell>
          <table:table-cell table:formula="of:=COS(RADIANS([.D$1]))*COS(RADIANS([.$A3]))" office:value-type="float" office:value="0.999695413509548" calcext:value-type="float">
            <text:p>1.000</text:p>
          </table:table-cell>
          <table:table-cell table:formula="of:=TAN(RADIANS([.E$1]))*TAN(RADIANS([.$A3]))" office:value-type="float" office:value="0.000304679291648292" calcext:value-type="float">
            <text:p>0.000</text:p>
          </table:table-cell>
          <table:table-cell table:formula="of:=COS(RADIANS([.F$1]))*COS(RADIANS([.$A3]))" office:value-type="float" office:value="0.999238614955483" calcext:value-type="float">
            <text:p>0.999</text:p>
          </table:table-cell>
          <table:table-cell table:formula="of:=TAN(RADIANS([.G$1]))*TAN(RADIANS([.$A3]))" office:value-type="float" office:value="0.000609544298821776" calcext:value-type="float">
            <text:p>0.001</text:p>
          </table:table-cell>
          <table:table-cell table:formula="of:=COS(RADIANS([.H$1]))*COS(RADIANS([.$A3]))" office:value-type="float" office:value="0.99847743863946" calcext:value-type="float">
            <text:p>0.998</text:p>
          </table:table-cell>
          <table:table-cell table:formula="of:=TAN(RADIANS([.I$1]))*TAN(RADIANS([.$A3]))" office:value-type="float" office:value="0.000914781190129181" calcext:value-type="float">
            <text:p>0.001</text:p>
          </table:table-cell>
          <table:table-cell table:formula="of:=COS(RADIANS([.J$1]))*COS(RADIANS([.$A3]))" office:value-type="float" office:value="0.99741211642316" calcext:value-type="float">
            <text:p>0.997</text:p>
          </table:table-cell>
          <table:table-cell table:formula="of:=TAN(RADIANS([.K$1]))*TAN(RADIANS([.$A3]))" office:value-type="float" office:value="0.00122057704269724" calcext:value-type="float">
            <text:p>0.001</text:p>
          </table:table-cell>
          <table:table-cell table:formula="of:=COS(RADIANS([.L$1]))*COS(RADIANS([.$A3]))" office:value-type="float" office:value="0.996042972814049" calcext:value-type="float">
            <text:p>0.996</text:p>
          </table:table-cell>
          <table:table-cell table:formula="of:=TAN(RADIANS([.M$1]))*TAN(RADIANS([.$A3]))" office:value-type="float" office:value="0.00152712030232799" calcext:value-type="float">
            <text:p>0.002</text:p>
          </table:table-cell>
          <table:table-cell table:formula="of:=COS(RADIANS([.N$1]))*COS(RADIANS([.$A3]))" office:value-type="float" office:value="0.994370424866534" calcext:value-type="float">
            <text:p>0.994</text:p>
          </table:table-cell>
          <table:table-cell table:formula="of:=TAN(RADIANS([.O$1]))*TAN(RADIANS([.$A3]))" office:value-type="float" office:value="0.00183460125079304" calcext:value-type="float">
            <text:p>0.002</text:p>
          </table:table-cell>
          <table:table-cell table:formula="of:=COS(RADIANS([.P$1]))*COS(RADIANS([.$A3]))" office:value-type="float" office:value="0.992394982054922" calcext:value-type="float">
            <text:p>0.992</text:p>
          </table:table-cell>
          <table:table-cell table:formula="of:=TAN(RADIANS([.Q$1]))*TAN(RADIANS([.$A3]))" office:value-type="float" office:value="0.00214321248274289" calcext:value-type="float">
            <text:p>0.002</text:p>
          </table:table-cell>
          <table:table-cell table:formula="of:=COS(RADIANS([.R$1]))*COS(RADIANS([.$A3]))" office:value-type="float" office:value="0.99011724611823" calcext:value-type="float">
            <text:p>0.990</text:p>
          </table:table-cell>
          <table:table-cell table:formula="of:=TAN(RADIANS([.S$1]))*TAN(RADIANS([.$A3]))" office:value-type="float" office:value="0.00245314939479614" calcext:value-type="float">
            <text:p>0.002</text:p>
          </table:table-cell>
          <table:table-cell table:formula="of:=COS(RADIANS([.T$1]))*COS(RADIANS([.$A3]))" office:value-type="float" office:value="0.987537910876889" calcext:value-type="float">
            <text:p>0.988</text:p>
          </table:table-cell>
          <table:table-cell table:formula="of:=TAN(RADIANS([.U$1]))*TAN(RADIANS([.$A3]))" office:value-type="float" office:value="0.00276461068948418" calcext:value-type="float">
            <text:p>0.003</text:p>
          </table:table-cell>
          <table:table-cell table:formula="of:=COS(RADIANS([.V$1]))*COS(RADIANS([.$A3]))" office:value-type="float" office:value="0.984657762021401" calcext:value-type="float">
            <text:p>0.985</text:p>
          </table:table-cell>
          <table:table-cell table:formula="of:=TAN(RADIANS([.W$1]))*TAN(RADIANS([.$A3]))" office:value-type="float" office:value="0.00307779889686283" calcext:value-type="float">
            <text:p>0.003</text:p>
          </table:table-cell>
          <table:table-cell table:formula="of:=COS(RADIANS([.X$1]))*COS(RADIANS([.$A3]))" office:value-type="float" office:value="0.981477676873007" calcext:value-type="float">
            <text:p>0.981</text:p>
          </table:table-cell>
          <table:table-cell table:formula="of:=TAN(RADIANS([.Y$1]))*TAN(RADIANS([.$A3]))" office:value-type="float" office:value="0.00339292091676588" calcext:value-type="float">
            <text:p>0.003</text:p>
          </table:table-cell>
          <table:table-cell table:formula="of:=COS(RADIANS([.Z$1]))*COS(RADIANS([.$A3]))" office:value-type="float" office:value="0.97799862411645" calcext:value-type="float">
            <text:p>0.978</text:p>
          </table:table-cell>
          <table:table-cell table:formula="of:=TAN(RADIANS([.AA$1]))*TAN(RADIANS([.$A3]))" office:value-type="float" office:value="0.00371018858486892" calcext:value-type="float">
            <text:p>0.004</text:p>
          </table:table-cell>
          <table:table-cell table:formula="of:=COS(RADIANS([.AB$1]))*COS(RADIANS([.$A3]))" office:value-type="float" office:value="0.974221663504901" calcext:value-type="float">
            <text:p>0.974</text:p>
          </table:table-cell>
          <table:table-cell table:formula="of:=TAN(RADIANS([.AC$1]))*TAN(RADIANS([.$A3]))" office:value-type="float" office:value="0.00402981926595685" calcext:value-type="float">
            <text:p>0.004</text:p>
          </table:table-cell>
          <table:table-cell table:formula="of:=COS(RADIANS([.AD$1]))*COS(RADIANS([.$A3]))" office:value-type="float" office:value="0.970147945537152" calcext:value-type="float">
            <text:p>0.970</text:p>
          </table:table-cell>
          <table:table-cell table:formula="of:=TAN(RADIANS([.AE$1]))*TAN(RADIANS([.$A3]))" office:value-type="float" office:value="0.00435203647805054" calcext:value-type="float">
            <text:p>0.004</text:p>
          </table:table-cell>
          <table:table-cell table:formula="of:=COS(RADIANS([.AF$1]))*COS(RADIANS([.$A3]))" office:value-type="float" office:value="0.965778711107158" calcext:value-type="float">
            <text:p>0.966</text:p>
          </table:table-cell>
          <table:table-cell table:formula="of:=TAN(RADIANS([.AG$1]))*TAN(RADIANS([.$A3]))" office:value-type="float" office:value="0.00467707055134871" calcext:value-type="float">
            <text:p>0.005</text:p>
          </table:table-cell>
          <table:table-cell table:formula="of:=COS(RADIANS([.AH$1]))*COS(RADIANS([.$A3]))" office:value-type="float" office:value="0.961115291126052" calcext:value-type="float">
            <text:p>0.961</text:p>
          </table:table-cell>
          <table:table-cell table:formula="of:=TAN(RADIANS([.AI$1]))*TAN(RADIANS([.$A3]))" office:value-type="float" office:value="0.00500515932628679" calcext:value-type="float">
            <text:p>0.005</text:p>
          </table:table-cell>
          <table:table-cell table:formula="of:=COS(RADIANS([.AJ$1]))*COS(RADIANS([.$A3]))" office:value-type="float" office:value="0.956159106116736" calcext:value-type="float">
            <text:p>0.956</text:p>
          </table:table-cell>
          <table:table-cell table:formula="of:=TAN(RADIANS([.AK$1]))*TAN(RADIANS([.$A3]))" office:value-type="float" office:value="0.00533654889540912" calcext:value-type="float">
            <text:p>0.005</text:p>
          </table:table-cell>
          <table:table-cell table:formula="of:=COS(RADIANS([.AL$1]))*COS(RADIANS([.$A3]))" office:value-type="float" office:value="0.950911665781176" calcext:value-type="float">
            <text:p>0.951</text:p>
          </table:table-cell>
          <table:table-cell table:formula="of:=TAN(RADIANS([.AM$1]))*TAN(RADIANS([.$A3]))" office:value-type="float" office:value="0.00567149439420211" calcext:value-type="float">
            <text:p>0.006</text:p>
          </table:table-cell>
          <table:table-cell table:formula="of:=COS(RADIANS([.AN$1]))*COS(RADIANS([.$A3]))" office:value-type="float" office:value="0.945374568540531" calcext:value-type="float">
            <text:p>0.945</text:p>
          </table:table-cell>
          <table:table-cell table:formula="of:=TAN(RADIANS([.AO$1]))*TAN(RADIANS([.$A3]))" office:value-type="float" office:value="0.0060102608465493" calcext:value-type="float">
            <text:p>0.006</text:p>
          </table:table-cell>
          <table:table-cell table:formula="of:=COS(RADIANS([.AP$1]))*COS(RADIANS([.$A3]))" office:value-type="float" office:value="0.939549501048259" calcext:value-type="float">
            <text:p>0.940</text:p>
          </table:table-cell>
          <table:table-cell table:formula="of:=TAN(RADIANS([.AQ$1]))*TAN(RADIANS([.$A3]))" office:value-type="float" office:value="0.00635312407105513" calcext:value-type="float">
            <text:p>0.006</text:p>
          </table:table-cell>
          <table:table-cell table:formula="of:=COS(RADIANS([.AR$1]))*COS(RADIANS([.$A3]))" office:value-type="float" office:value="0.933438237676348" calcext:value-type="float">
            <text:p>0.933</text:p>
          </table:table-cell>
          <table:table-cell table:formula="of:=TAN(RADIANS([.AS$1]))*TAN(RADIANS([.$A3]))" office:value-type="float" office:value="0.00670037165515077" calcext:value-type="float">
            <text:p>0.007</text:p>
          </table:table-cell>
          <table:table-cell table:formula="of:=COS(RADIANS([.AT$1]))*COS(RADIANS([.$A3]))" office:value-type="float" office:value="0.927042639974821" calcext:value-type="float">
            <text:p>0.927</text:p>
          </table:table-cell>
          <table:table-cell table:formula="of:=TAN(RADIANS([.AU$1]))*TAN(RADIANS([.$A3]))" office:value-type="float" office:value="0.00705230400465536" calcext:value-type="float">
            <text:p>0.007</text:p>
          </table:table-cell>
          <table:table-cell table:formula="of:=COS(RADIANS([.AV$1]))*COS(RADIANS([.$A3]))" office:value-type="float" office:value="0.920364656104694" calcext:value-type="float">
            <text:p>0.920</text:p>
          </table:table-cell>
          <table:table-cell table:formula="of:=TAN(RADIANS([.AW$1]))*TAN(RADIANS([.$A3]))" office:value-type="float" office:value="0.00740923547733188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RADIANS([.B$1]))*COS(RADIANS([.$A4]))" office:value-type="float" office:value="0.999390827019096" calcext:value-type="float">
            <text:p>0.999</text:p>
          </table:table-cell>
          <table:table-cell table:formula="of:=TAN(RADIANS([.C$1]))*TAN(RADIANS([.$A4]))" office:value-type="float" office:value="0" calcext:value-type="float">
            <text:p>0.000</text:p>
          </table:table-cell>
          <table:table-cell table:formula="of:=COS(RADIANS([.D$1]))*COS(RADIANS([.$A4]))" office:value-type="float" office:value="0.999238614955483" calcext:value-type="float">
            <text:p>0.999</text:p>
          </table:table-cell>
          <table:table-cell table:formula="of:=TAN(RADIANS([.E$1]))*TAN(RADIANS([.$A4]))" office:value-type="float" office:value="0.000609544298821776" calcext:value-type="float">
            <text:p>0.001</text:p>
          </table:table-cell>
          <table:table-cell table:formula="of:=COS(RADIANS([.F$1]))*COS(RADIANS([.$A4]))" office:value-type="float" office:value="0.998782025129912" calcext:value-type="float">
            <text:p>0.999</text:p>
          </table:table-cell>
          <table:table-cell table:formula="of:=TAN(RADIANS([.G$1]))*TAN(RADIANS([.$A4]))" office:value-type="float" office:value="0.00121946014189578" calcext:value-type="float">
            <text:p>0.001</text:p>
          </table:table-cell>
          <table:table-cell table:formula="of:=COS(RADIANS([.H$1]))*COS(RADIANS([.$A4]))" office:value-type="float" office:value="0.998021196624068" calcext:value-type="float">
            <text:p>0.998</text:p>
          </table:table-cell>
          <table:table-cell table:formula="of:=TAN(RADIANS([.I$1]))*TAN(RADIANS([.$A4]))" office:value-type="float" office:value="0.00183011997991747" calcext:value-type="float">
            <text:p>0.002</text:p>
          </table:table-cell>
          <table:table-cell table:formula="of:=COS(RADIANS([.J$1]))*COS(RADIANS([.$A4]))" office:value-type="float" office:value="0.996956361193685" calcext:value-type="float">
            <text:p>0.997</text:p>
          </table:table-cell>
          <table:table-cell table:formula="of:=TAN(RADIANS([.K$1]))*TAN(RADIANS([.$A4]))" office:value-type="float" office:value="0.00244189808117212" calcext:value-type="float">
            <text:p>0.002</text:p>
          </table:table-cell>
          <table:table-cell table:formula="of:=COS(RADIANS([.L$1]))*COS(RADIANS([.$A4]))" office:value-type="float" office:value="0.995587843197948" calcext:value-type="float">
            <text:p>0.996</text:p>
          </table:table-cell>
          <table:table-cell table:formula="of:=TAN(RADIANS([.M$1]))*TAN(RADIANS([.$A4]))" office:value-type="float" office:value="0.00305517145212987" calcext:value-type="float">
            <text:p>0.003</text:p>
          </table:table-cell>
          <table:table-cell table:formula="of:=COS(RADIANS([.N$1]))*COS(RADIANS([.$A4]))" office:value-type="float" office:value="0.993916059500697" calcext:value-type="float">
            <text:p>0.994</text:p>
          </table:table-cell>
          <table:table-cell table:formula="of:=TAN(RADIANS([.O$1]))*TAN(RADIANS([.$A4]))" office:value-type="float" office:value="0.00367032077231911" calcext:value-type="float">
            <text:p>0.004</text:p>
          </table:table-cell>
          <table:table-cell table:formula="of:=COS(RADIANS([.P$1]))*COS(RADIANS([.$A4]))" office:value-type="float" office:value="0.991941519343442" calcext:value-type="float">
            <text:p>0.992</text:p>
          </table:table-cell>
          <table:table-cell table:formula="of:=TAN(RADIANS([.Q$1]))*TAN(RADIANS([.$A4]))" office:value-type="float" office:value="0.00428773134843579" calcext:value-type="float">
            <text:p>0.004</text:p>
          </table:table-cell>
          <table:table-cell table:formula="of:=COS(RADIANS([.R$1]))*COS(RADIANS([.$A4]))" office:value-type="float" office:value="0.989664824190241" calcext:value-type="float">
            <text:p>0.990</text:p>
          </table:table-cell>
          <table:table-cell table:formula="of:=TAN(RADIANS([.S$1]))*TAN(RADIANS([.$A4]))" office:value-type="float" office:value="0.00490779409282003" calcext:value-type="float">
            <text:p>0.005</text:p>
          </table:table-cell>
          <table:table-cell table:formula="of:=COS(RADIANS([.T$1]))*COS(RADIANS([.$A4]))" office:value-type="float" office:value="0.987086667544493" calcext:value-type="float">
            <text:p>0.987</text:p>
          </table:table-cell>
          <table:table-cell table:formula="of:=TAN(RADIANS([.U$1]))*TAN(RADIANS([.$A4]))" office:value-type="float" office:value="0.00553090653165261" calcext:value-type="float">
            <text:p>0.006</text:p>
          </table:table-cell>
          <table:table-cell table:formula="of:=COS(RADIANS([.V$1]))*COS(RADIANS([.$A4]))" office:value-type="float" office:value="0.984207834737688" calcext:value-type="float">
            <text:p>0.984</text:p>
          </table:table-cell>
          <table:table-cell table:formula="of:=TAN(RADIANS([.W$1]))*TAN(RADIANS([.$A4]))" office:value-type="float" office:value="0.00615747384849615" calcext:value-type="float">
            <text:p>0.006</text:p>
          </table:table-cell>
          <table:table-cell table:formula="of:=COS(RADIANS([.X$1]))*COS(RADIANS([.$A4]))" office:value-type="float" office:value="0.981029202690187" calcext:value-type="float">
            <text:p>0.981</text:p>
          </table:table-cell>
          <table:table-cell table:formula="of:=TAN(RADIANS([.Y$1]))*TAN(RADIANS([.$A4]))" office:value-type="float" office:value="0.00678790996913293" calcext:value-type="float">
            <text:p>0.007</text:p>
          </table:table-cell>
          <table:table-cell table:formula="of:=COS(RADIANS([.Z$1]))*COS(RADIANS([.$A4]))" office:value-type="float" office:value="0.977551739644102" calcext:value-type="float">
            <text:p>0.978</text:p>
          </table:table-cell>
          <table:table-cell table:formula="of:=TAN(RADIANS([.AA$1]))*TAN(RADIANS([.$A4]))" office:value-type="float" office:value="0.0074226386940373" calcext:value-type="float">
            <text:p>0.007</text:p>
          </table:table-cell>
          <table:table-cell table:formula="of:=COS(RADIANS([.AB$1]))*COS(RADIANS([.$A4]))" office:value-type="float" office:value="0.973776504868366" calcext:value-type="float">
            <text:p>0.974</text:p>
          </table:table-cell>
          <table:table-cell table:formula="of:=TAN(RADIANS([.AC$1]))*TAN(RADIANS([.$A4]))" office:value-type="float" office:value="0.00806209488527255" calcext:value-type="float">
            <text:p>0.008</text:p>
          </table:table-cell>
          <table:table-cell table:formula="of:=COS(RADIANS([.AD$1]))*COS(RADIANS([.$A4]))" office:value-type="float" office:value="0.969704648336062" calcext:value-type="float">
            <text:p>0.970</text:p>
          </table:table-cell>
          <table:table-cell table:formula="of:=TAN(RADIANS([.AE$1]))*TAN(RADIANS([.$A4]))" office:value-type="float" office:value="0.00870672571512454" calcext:value-type="float">
            <text:p>0.009</text:p>
          </table:table-cell>
          <table:table-cell table:formula="of:=COS(RADIANS([.AF$1]))*COS(RADIANS([.$A4]))" office:value-type="float" office:value="0.965337410374136" calcext:value-type="float">
            <text:p>0.965</text:p>
          </table:table-cell>
          <table:table-cell table:formula="of:=TAN(RADIANS([.AG$1]))*TAN(RADIANS([.$A4]))" office:value-type="float" office:value="0.00935699198438719" calcext:value-type="float">
            <text:p>0.009</text:p>
          </table:table-cell>
          <table:table-cell table:formula="of:=COS(RADIANS([.AH$1]))*COS(RADIANS([.$A4]))" office:value-type="float" office:value="0.960676121285575" calcext:value-type="float">
            <text:p>0.961</text:p>
          </table:table-cell>
          <table:table-cell table:formula="of:=TAN(RADIANS([.AI$1]))*TAN(RADIANS([.$A4]))" office:value-type="float" office:value="0.0100133695189056" calcext:value-type="float">
            <text:p>0.010</text:p>
          </table:table-cell>
          <table:table-cell table:formula="of:=COS(RADIANS([.AJ$1]))*COS(RADIANS([.$A4]))" office:value-type="float" office:value="0.955722200944193" calcext:value-type="float">
            <text:p>0.956</text:p>
          </table:table-cell>
          <table:table-cell table:formula="of:=TAN(RADIANS([.AK$1]))*TAN(RADIANS([.$A4]))" office:value-type="float" office:value="0.0106763506537728" calcext:value-type="float">
            <text:p>0.011</text:p>
          </table:table-cell>
          <table:table-cell table:formula="of:=COS(RADIANS([.AL$1]))*COS(RADIANS([.$A4]))" office:value-type="float" office:value="0.950477158362114" calcext:value-type="float">
            <text:p>0.950</text:p>
          </table:table-cell>
          <table:table-cell table:formula="of:=TAN(RADIANS([.AM$1]))*TAN(RADIANS([.$A4]))" office:value-type="float" office:value="0.011346445815478" calcext:value-type="float">
            <text:p>0.011</text:p>
          </table:table-cell>
          <table:table-cell table:formula="of:=COS(RADIANS([.AN$1]))*COS(RADIANS([.$A4]))" office:value-type="float" office:value="0.944942591230119" calcext:value-type="float">
            <text:p>0.945</text:p>
          </table:table-cell>
          <table:table-cell table:formula="of:=TAN(RADIANS([.AO$1]))*TAN(RADIANS([.$A4]))" office:value-type="float" office:value="0.0120241852133321" calcext:value-type="float">
            <text:p>0.012</text:p>
          </table:table-cell>
          <table:table-cell table:formula="of:=COS(RADIANS([.AP$1]))*COS(RADIANS([.$A4]))" office:value-type="float" office:value="0.939120185430971" calcext:value-type="float">
            <text:p>0.939</text:p>
          </table:table-cell>
          <table:table-cell table:formula="of:=TAN(RADIANS([.AQ$1]))*TAN(RADIANS([.$A4]))" office:value-type="float" office:value="0.0127101206526675" calcext:value-type="float">
            <text:p>0.013</text:p>
          </table:table-cell>
          <table:table-cell table:formula="of:=COS(RADIANS([.AR$1]))*COS(RADIANS([.$A4]))" office:value-type="float" office:value="0.933011714525879" calcext:value-type="float">
            <text:p>0.933</text:p>
          </table:table-cell>
          <table:table-cell table:formula="of:=TAN(RADIANS([.AS$1]))*TAN(RADIANS([.$A4]))" office:value-type="float" office:value="0.0134048274836439" calcext:value-type="float">
            <text:p>0.013</text:p>
          </table:table-cell>
          <table:table-cell table:formula="of:=COS(RADIANS([.AT$1]))*COS(RADIANS([.$A4]))" office:value-type="float" office:value="0.926619039214255" calcext:value-type="float">
            <text:p>0.927</text:p>
          </table:table-cell>
          <table:table-cell table:formula="of:=TAN(RADIANS([.AU$1]))*TAN(RADIANS([.$A4]))" office:value-type="float" office:value="0.0141089067010103" calcext:value-type="float">
            <text:p>0.014</text:p>
          </table:table-cell>
          <table:table-cell table:formula="of:=COS(RADIANS([.AV$1]))*COS(RADIANS([.$A4]))" office:value-type="float" office:value="0.919944106766926" calcext:value-type="float">
            <text:p>0.920</text:p>
          </table:table-cell>
          <table:table-cell table:formula="of:=TAN(RADIANS([.AW$1]))*TAN(RADIANS([.$A4]))" office:value-type="float" office:value="0.0148229872119076" calcext:value-type="float">
            <text:p>0.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RADIANS([.B$1]))*COS(RADIANS([.$A5]))" office:value-type="float" office:value="0.998629534754574" calcext:value-type="float">
            <text:p>0.999</text:p>
          </table:table-cell>
          <table:table-cell table:formula="of:=TAN(RADIANS([.C$1]))*TAN(RADIANS([.$A5]))" office:value-type="float" office:value="0" calcext:value-type="float">
            <text:p>0.000</text:p>
          </table:table-cell>
          <table:table-cell table:formula="of:=COS(RADIANS([.D$1]))*COS(RADIANS([.$A5]))" office:value-type="float" office:value="0.99847743863946" calcext:value-type="float">
            <text:p>0.998</text:p>
          </table:table-cell>
          <table:table-cell table:formula="of:=TAN(RADIANS([.E$1]))*TAN(RADIANS([.$A5]))" office:value-type="float" office:value="0.000914781190129181" calcext:value-type="float">
            <text:p>0.001</text:p>
          </table:table-cell>
          <table:table-cell table:formula="of:=COS(RADIANS([.F$1]))*COS(RADIANS([.$A5]))" office:value-type="float" office:value="0.998021196624068" calcext:value-type="float">
            <text:p>0.998</text:p>
          </table:table-cell>
          <table:table-cell table:formula="of:=TAN(RADIANS([.G$1]))*TAN(RADIANS([.$A5]))" office:value-type="float" office:value="0.00183011997991747" calcext:value-type="float">
            <text:p>0.002</text:p>
          </table:table-cell>
          <table:table-cell table:formula="of:=COS(RADIANS([.H$1]))*COS(RADIANS([.$A5]))" office:value-type="float" office:value="0.997260947684137" calcext:value-type="float">
            <text:p>0.997</text:p>
          </table:table-cell>
          <table:table-cell table:formula="of:=TAN(RADIANS([.I$1]))*TAN(RADIANS([.$A5]))" office:value-type="float" office:value="0.00274657532937996" calcext:value-type="float">
            <text:p>0.003</text:p>
          </table:table-cell>
          <table:table-cell table:formula="of:=COS(RADIANS([.J$1]))*COS(RADIANS([.$A5]))" office:value-type="float" office:value="0.996196923398857" calcext:value-type="float">
            <text:p>0.996</text:p>
          </table:table-cell>
          <table:table-cell table:formula="of:=TAN(RADIANS([.K$1]))*TAN(RADIANS([.$A5]))" office:value-type="float" office:value="0.00366470892630222" calcext:value-type="float">
            <text:p>0.004</text:p>
          </table:table-cell>
          <table:table-cell table:formula="of:=COS(RADIANS([.L$1]))*COS(RADIANS([.$A5]))" office:value-type="float" office:value="0.994829447880333" calcext:value-type="float">
            <text:p>0.995</text:p>
          </table:table-cell>
          <table:table-cell table:formula="of:=TAN(RADIANS([.M$1]))*TAN(RADIANS([.$A5]))" office:value-type="float" office:value="0.00458508656783488" calcext:value-type="float">
            <text:p>0.005</text:p>
          </table:table-cell>
          <table:table-cell table:formula="of:=COS(RADIANS([.N$1]))*COS(RADIANS([.$A5]))" office:value-type="float" office:value="0.993158937674856" calcext:value-type="float">
            <text:p>0.993</text:p>
          </table:table-cell>
          <table:table-cell table:formula="of:=TAN(RADIANS([.O$1]))*TAN(RADIANS([.$A5]))" office:value-type="float" office:value="0.00550827956351641" calcext:value-type="float">
            <text:p>0.006</text:p>
          </table:table-cell>
          <table:table-cell table:formula="of:=COS(RADIANS([.P$1]))*COS(RADIANS([.$A5]))" office:value-type="float" office:value="0.991185901636016" calcext:value-type="float">
            <text:p>0.991</text:p>
          </table:table-cell>
          <table:table-cell table:formula="of:=TAN(RADIANS([.Q$1]))*TAN(RADIANS([.$A5]))" office:value-type="float" office:value="0.00643486616716455" calcext:value-type="float">
            <text:p>0.006</text:p>
          </table:table-cell>
          <table:table-cell table:formula="of:=COS(RADIANS([.R$1]))*COS(RADIANS([.$A5]))" office:value-type="float" office:value="0.988910940769705" calcext:value-type="float">
            <text:p>0.989</text:p>
          </table:table-cell>
          <table:table-cell table:formula="of:=TAN(RADIANS([.S$1]))*TAN(RADIANS([.$A5]))" office:value-type="float" office:value="0.00736543304533731" calcext:value-type="float">
            <text:p>0.007</text:p>
          </table:table-cell>
          <table:table-cell table:formula="of:=COS(RADIANS([.T$1]))*COS(RADIANS([.$A5]))" office:value-type="float" office:value="0.98633474805104" calcext:value-type="float">
            <text:p>0.986</text:p>
          </table:table-cell>
          <table:table-cell table:formula="of:=TAN(RADIANS([.U$1]))*TAN(RADIANS([.$A5]))" office:value-type="float" office:value="0.00830057679039631" calcext:value-type="float">
            <text:p>0.008</text:p>
          </table:table-cell>
          <table:table-cell table:formula="of:=COS(RADIANS([.V$1]))*COS(RADIANS([.$A5]))" office:value-type="float" office:value="0.983458108213279" calcext:value-type="float">
            <text:p>0.983</text:p>
          </table:table-cell>
          <table:table-cell table:formula="of:=TAN(RADIANS([.W$1]))*TAN(RADIANS([.$A5]))" office:value-type="float" office:value="0.0092409054866143" calcext:value-type="float">
            <text:p>0.009</text:p>
          </table:table-cell>
          <table:table-cell table:formula="of:=COS(RADIANS([.X$1]))*COS(RADIANS([.$A5]))" office:value-type="float" office:value="0.980281897508783" calcext:value-type="float">
            <text:p>0.980</text:p>
          </table:table-cell>
          <table:table-cell table:formula="of:=TAN(RADIANS([.Y$1]))*TAN(RADIANS([.$A5]))" office:value-type="float" office:value="0.0101870403382589" calcext:value-type="float">
            <text:p>0.010</text:p>
          </table:table-cell>
          <table:table-cell table:formula="of:=COS(RADIANS([.Z$1]))*COS(RADIANS([.$A5]))" office:value-type="float" office:value="0.976807083442103" calcext:value-type="float">
            <text:p>0.977</text:p>
          </table:table-cell>
          <table:table-cell table:formula="of:=TAN(RADIANS([.AA$1]))*TAN(RADIANS([.$A5]))" office:value-type="float" office:value="0.0111396173691647" calcext:value-type="float">
            <text:p>0.011</text:p>
          </table:table-cell>
          <table:table-cell table:formula="of:=COS(RADIANS([.AB$1]))*COS(RADIANS([.$A5]))" office:value-type="float" office:value="0.973034724475263" calcext:value-type="float">
            <text:p>0.973</text:p>
          </table:table-cell>
          <table:table-cell table:formula="of:=TAN(RADIANS([.AC$1]))*TAN(RADIANS([.$A5]))" office:value-type="float" office:value="0.0120992892039835" calcext:value-type="float">
            <text:p>0.012</text:p>
          </table:table-cell>
          <table:table-cell table:formula="of:=COS(RADIANS([.AD$1]))*COS(RADIANS([.$A5]))" office:value-type="float" office:value="0.96896596970535" calcext:value-type="float">
            <text:p>0.969</text:p>
          </table:table-cell>
          <table:table-cell table:formula="of:=TAN(RADIANS([.AE$1]))*TAN(RADIANS([.$A5]))" office:value-type="float" office:value="0.0130667269420869" calcext:value-type="float">
            <text:p>0.013</text:p>
          </table:table-cell>
          <table:table-cell table:formula="of:=COS(RADIANS([.AF$1]))*COS(RADIANS([.$A5]))" office:value-type="float" office:value="0.96460205851448" calcext:value-type="float">
            <text:p>0.965</text:p>
          </table:table-cell>
          <table:table-cell table:formula="of:=TAN(RADIANS([.AG$1]))*TAN(RADIANS([.$A5]))" office:value-type="float" office:value="0.0140426221359994" calcext:value-type="float">
            <text:p>0.014</text:p>
          </table:table-cell>
          <table:table-cell table:formula="of:=COS(RADIANS([.AH$1]))*COS(RADIANS([.$A5]))" office:value-type="float" office:value="0.959944320192276" calcext:value-type="float">
            <text:p>0.960</text:p>
          </table:table-cell>
          <table:table-cell table:formula="of:=TAN(RADIANS([.AI$1]))*TAN(RADIANS([.$A5]))" office:value-type="float" office:value="0.0150276888872781" calcext:value-type="float">
            <text:p>0.015</text:p>
          </table:table-cell>
          <table:table-cell table:formula="of:=COS(RADIANS([.AJ$1]))*COS(RADIANS([.$A5]))" office:value-type="float" office:value="0.954994173530953" calcext:value-type="float">
            <text:p>0.955</text:p>
          </table:table-cell>
          <table:table-cell table:formula="of:=TAN(RADIANS([.AK$1]))*TAN(RADIANS([.$A5]))" office:value-type="float" office:value="0.0160226660739392" calcext:value-type="float">
            <text:p>0.016</text:p>
          </table:table-cell>
          <table:table-cell table:formula="of:=COS(RADIANS([.AL$1]))*COS(RADIANS([.$A5]))" office:value-type="float" office:value="0.949753126393135" calcext:value-type="float">
            <text:p>0.950</text:p>
          </table:table-cell>
          <table:table-cell table:formula="of:=TAN(RADIANS([.AM$1]))*TAN(RADIANS([.$A5]))" office:value-type="float" office:value="0.0170283197248869" calcext:value-type="float">
            <text:p>0.017</text:p>
          </table:table-cell>
          <table:table-cell table:formula="of:=COS(RADIANS([.AN$1]))*COS(RADIANS([.$A5]))" office:value-type="float" office:value="0.944222775252553" calcext:value-type="float">
            <text:p>0.944</text:p>
          </table:table-cell>
          <table:table-cell table:formula="of:=TAN(RADIANS([.AO$1]))*TAN(RADIANS([.$A5]))" office:value-type="float" office:value="0.0180454455583411" calcext:value-type="float">
            <text:p>0.018</text:p>
          </table:table-cell>
          <table:table-cell table:formula="of:=COS(RADIANS([.AP$1]))*COS(RADIANS([.$A5]))" office:value-type="float" office:value="0.938404804707738" calcext:value-type="float">
            <text:p>0.938</text:p>
          </table:table-cell>
          <table:table-cell table:formula="of:=TAN(RADIANS([.AQ$1]))*TAN(RADIANS([.$A5]))" office:value-type="float" office:value="0.0190748717030199" calcext:value-type="float">
            <text:p>0.019</text:p>
          </table:table-cell>
          <table:table-cell table:formula="of:=COS(RADIANS([.AR$1]))*COS(RADIANS([.$A5]))" office:value-type="float" office:value="0.932300986968877" calcext:value-type="float">
            <text:p>0.932</text:p>
          </table:table-cell>
          <table:table-cell table:formula="of:=TAN(RADIANS([.AS$1]))*TAN(RADIANS([.$A5]))" office:value-type="float" office:value="0.0201174616228337" calcext:value-type="float">
            <text:p>0.020</text:p>
          </table:table-cell>
          <table:table-cell table:formula="of:=COS(RADIANS([.AT$1]))*COS(RADIANS([.$A5]))" office:value-type="float" office:value="0.925913181317983" calcext:value-type="float">
            <text:p>0.926</text:p>
          </table:table-cell>
          <table:table-cell table:formula="of:=TAN(RADIANS([.AU$1]))*TAN(RADIANS([.$A5]))" office:value-type="float" office:value="0.0211741172681291" calcext:value-type="float">
            <text:p>0.021</text:p>
          </table:table-cell>
          <table:table-cell table:formula="of:=COS(RADIANS([.AV$1]))*COS(RADIANS([.$A5]))" office:value-type="float" office:value="0.919243333542538" calcext:value-type="float">
            <text:p>0.919</text:p>
          </table:table-cell>
          <table:table-cell table:formula="of:=TAN(RADIANS([.AW$1]))*TAN(RADIANS([.$A5]))" office:value-type="float" office:value="0.0222457824791224" calcext:value-type="float">
            <text:p>0.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RADIANS([.B$1]))*COS(RADIANS([.$A6]))" office:value-type="float" office:value="0.997564050259824" calcext:value-type="float">
            <text:p>0.998</text:p>
          </table:table-cell>
          <table:table-cell table:formula="of:=TAN(RADIANS([.C$1]))*TAN(RADIANS([.$A6]))" office:value-type="float" office:value="0" calcext:value-type="float">
            <text:p>0.000</text:p>
          </table:table-cell>
          <table:table-cell table:formula="of:=COS(RADIANS([.D$1]))*COS(RADIANS([.$A6]))" office:value-type="float" office:value="0.99741211642316" calcext:value-type="float">
            <text:p>0.997</text:p>
          </table:table-cell>
          <table:table-cell table:formula="of:=TAN(RADIANS([.E$1]))*TAN(RADIANS([.$A6]))" office:value-type="float" office:value="0.00122057704269724" calcext:value-type="float">
            <text:p>0.001</text:p>
          </table:table-cell>
          <table:table-cell table:formula="of:=COS(RADIANS([.F$1]))*COS(RADIANS([.$A6]))" office:value-type="float" office:value="0.996956361193685" calcext:value-type="float">
            <text:p>0.997</text:p>
          </table:table-cell>
          <table:table-cell table:formula="of:=TAN(RADIANS([.G$1]))*TAN(RADIANS([.$A6]))" office:value-type="float" office:value="0.00244189808117212" calcext:value-type="float">
            <text:p>0.002</text:p>
          </table:table-cell>
          <table:table-cell table:formula="of:=COS(RADIANS([.H$1]))*COS(RADIANS([.$A6]))" office:value-type="float" office:value="0.996196923398857" calcext:value-type="float">
            <text:p>0.996</text:p>
          </table:table-cell>
          <table:table-cell table:formula="of:=TAN(RADIANS([.I$1]))*TAN(RADIANS([.$A6]))" office:value-type="float" office:value="0.00366470892630222" calcext:value-type="float">
            <text:p>0.004</text:p>
          </table:table-cell>
          <table:table-cell table:formula="of:=COS(RADIANS([.J$1]))*COS(RADIANS([.$A6]))" office:value-type="float" office:value="0.995134034370785" calcext:value-type="float">
            <text:p>0.995</text:p>
          </table:table-cell>
          <table:table-cell table:formula="of:=TAN(RADIANS([.K$1]))*TAN(RADIANS([.$A6]))" office:value-type="float" office:value="0.00488975902858307" calcext:value-type="float">
            <text:p>0.005</text:p>
          </table:table-cell>
          <table:table-cell table:formula="of:=COS(RADIANS([.L$1]))*COS(RADIANS([.$A6]))" office:value-type="float" office:value="0.993768017875764" calcext:value-type="float">
            <text:p>0.994</text:p>
          </table:table-cell>
          <table:table-cell table:formula="of:=TAN(RADIANS([.M$1]))*TAN(RADIANS([.$A6]))" office:value-type="float" office:value="0.00611780332156635" calcext:value-type="float">
            <text:p>0.006</text:p>
          </table:table-cell>
          <table:table-cell table:formula="of:=COS(RADIANS([.N$1]))*COS(RADIANS([.$A6]))" office:value-type="float" office:value="0.992099290015652" calcext:value-type="float">
            <text:p>0.992</text:p>
          </table:table-cell>
          <table:table-cell table:formula="of:=TAN(RADIANS([.O$1]))*TAN(RADIANS([.$A6]))" office:value-type="float" office:value="0.00734960409388943" calcext:value-type="float">
            <text:p>0.007</text:p>
          </table:table-cell>
          <table:table-cell table:formula="of:=COS(RADIANS([.P$1]))*COS(RADIANS([.$A6]))" office:value-type="float" office:value="0.990128359101119" calcext:value-type="float">
            <text:p>0.990</text:p>
          </table:table-cell>
          <table:table-cell table:formula="of:=TAN(RADIANS([.Q$1]))*TAN(RADIANS([.$A6]))" office:value-type="float" office:value="0.00858593289982391" calcext:value-type="float">
            <text:p>0.009</text:p>
          </table:table-cell>
          <table:table-cell table:formula="of:=COS(RADIANS([.R$1]))*COS(RADIANS([.$A6]))" office:value-type="float" office:value="0.987855825496815" calcext:value-type="float">
            <text:p>0.988</text:p>
          </table:table-cell>
          <table:table-cell table:formula="of:=TAN(RADIANS([.S$1]))*TAN(RADIANS([.$A6]))" office:value-type="float" office:value="0.00982757251861811" calcext:value-type="float">
            <text:p>0.010</text:p>
          </table:table-cell>
          <table:table-cell table:formula="of:=COS(RADIANS([.T$1]))*COS(RADIANS([.$A6]))" office:value-type="float" office:value="0.98528238143849" calcext:value-type="float">
            <text:p>0.985</text:p>
          </table:table-cell>
          <table:table-cell table:formula="of:=TAN(RADIANS([.U$1]))*TAN(RADIANS([.$A6]))" office:value-type="float" office:value="0.011075318973352" calcext:value-type="float">
            <text:p>0.011</text:p>
          </table:table-cell>
          <table:table-cell table:formula="of:=COS(RADIANS([.V$1]))*COS(RADIANS([.$A6]))" office:value-type="float" office:value="0.982408810822135" calcext:value-type="float">
            <text:p>0.982</text:p>
          </table:table-cell>
          <table:table-cell table:formula="of:=TAN(RADIANS([.W$1]))*TAN(RADIANS([.$A6]))" office:value-type="float" office:value="0.0123299836205678" calcext:value-type="float">
            <text:p>0.012</text:p>
          </table:table-cell>
          <table:table-cell table:formula="of:=COS(RADIANS([.X$1]))*COS(RADIANS([.$A6]))" office:value-type="float" office:value="0.979235988965195" calcext:value-type="float">
            <text:p>0.979</text:p>
          </table:table-cell>
          <table:table-cell table:formula="of:=TAN(RADIANS([.Y$1]))*TAN(RADIANS([.$A6]))" office:value-type="float" office:value="0.0135923953225947" calcext:value-type="float">
            <text:p>0.014</text:p>
          </table:table-cell>
          <table:table-cell table:formula="of:=COS(RADIANS([.Z$1]))*COS(RADIANS([.$A6]))" office:value-type="float" office:value="0.975764882339945" calcext:value-type="float">
            <text:p>0.976</text:p>
          </table:table-cell>
          <table:table-cell table:formula="of:=TAN(RADIANS([.AA$1]))*TAN(RADIANS([.$A6]))" office:value-type="float" office:value="0.0148634027152588" calcext:value-type="float">
            <text:p>0.015</text:p>
          </table:table-cell>
          <table:table-cell table:formula="of:=COS(RADIANS([.AB$1]))*COS(RADIANS([.$A6]))" office:value-type="float" office:value="0.971996548279087" calcext:value-type="float">
            <text:p>0.972</text:p>
          </table:table-cell>
          <table:table-cell table:formula="of:=TAN(RADIANS([.AC$1]))*TAN(RADIANS([.$A6]))" office:value-type="float" office:value="0.0161438765845757" calcext:value-type="float">
            <text:p>0.016</text:p>
          </table:table-cell>
          <table:table-cell table:formula="of:=COS(RADIANS([.AD$1]))*COS(RADIANS([.$A6]))" office:value-type="float" office:value="0.967932134653681" calcext:value-type="float">
            <text:p>0.968</text:p>
          </table:table-cell>
          <table:table-cell table:formula="of:=TAN(RADIANS([.AE$1]))*TAN(RADIANS([.$A6]))" office:value-type="float" office:value="0.0174347123670661" calcext:value-type="float">
            <text:p>0.017</text:p>
          </table:table-cell>
          <table:table-cell table:formula="of:=COS(RADIANS([.AF$1]))*COS(RADIANS([.$A6]))" office:value-type="float" office:value="0.96357287952349" calcext:value-type="float">
            <text:p>0.964</text:p>
          </table:table-cell>
          <table:table-cell table:formula="of:=TAN(RADIANS([.AG$1]))*TAN(RADIANS([.$A6]))" office:value-type="float" office:value="0.0187368327895466" calcext:value-type="float">
            <text:p>0.019</text:p>
          </table:table-cell>
          <table:table-cell table:formula="of:=COS(RADIANS([.AH$1]))*COS(RADIANS([.$A6]))" office:value-type="float" office:value="0.958920110759857" calcext:value-type="float">
            <text:p>0.959</text:p>
          </table:table-cell>
          <table:table-cell table:formula="of:=TAN(RADIANS([.AI$1]))*TAN(RADIANS([.$A6]))" office:value-type="float" office:value="0.0200511906656255" calcext:value-type="float">
            <text:p>0.020</text:p>
          </table:table-cell>
          <table:table-cell table:formula="of:=COS(RADIANS([.AJ$1]))*COS(RADIANS([.$A6]))" office:value-type="float" office:value="0.953975245641219" calcext:value-type="float">
            <text:p>0.954</text:p>
          </table:table-cell>
          <table:table-cell table:formula="of:=TAN(RADIANS([.AK$1]))*TAN(RADIANS([.$A6]))" office:value-type="float" office:value="0.021378771867721" calcext:value-type="float">
            <text:p>0.021</text:p>
          </table:table-cell>
          <table:table-cell table:formula="of:=COS(RADIANS([.AL$1]))*COS(RADIANS([.$A6]))" office:value-type="float" office:value="0.948739790421392" calcext:value-type="float">
            <text:p>0.949</text:p>
          </table:table-cell>
          <table:table-cell table:formula="of:=TAN(RADIANS([.AM$1]))*TAN(RADIANS([.$A6]))" office:value-type="float" office:value="0.022720598495221" calcext:value-type="float">
            <text:p>0.023</text:p>
          </table:table-cell>
          <table:table-cell table:formula="of:=COS(RADIANS([.AN$1]))*COS(RADIANS([.$A6]))" office:value-type="float" office:value="0.943215339870754" calcext:value-type="float">
            <text:p>0.943</text:p>
          </table:table-cell>
          <table:table-cell table:formula="of:=TAN(RADIANS([.AO$1]))*TAN(RADIANS([.$A6]))" office:value-type="float" office:value="0.0240777322614642" calcext:value-type="float">
            <text:p>0.024</text:p>
          </table:table-cell>
          <table:table-cell table:formula="of:=COS(RADIANS([.AP$1]))*COS(RADIANS([.$A6]))" office:value-type="float" office:value="0.93740357679046" calcext:value-type="float">
            <text:p>0.937</text:p>
          </table:table-cell>
          <table:table-cell table:formula="of:=TAN(RADIANS([.AQ$1]))*TAN(RADIANS([.$A6]))" office:value-type="float" office:value="0.0254512781245682" calcext:value-type="float">
            <text:p>0.025</text:p>
          </table:table-cell>
          <table:table-cell table:formula="of:=COS(RADIANS([.AR$1]))*COS(RADIANS([.$A6]))" office:value-type="float" office:value="0.931306271499843" calcext:value-type="float">
            <text:p>0.931</text:p>
          </table:table-cell>
          <table:table-cell table:formula="of:=TAN(RADIANS([.AS$1]))*TAN(RADIANS([.$A6]))" office:value-type="float" office:value="0.0268423881897986" calcext:value-type="float">
            <text:p>0.027</text:p>
          </table:table-cell>
          <table:table-cell table:formula="of:=COS(RADIANS([.AT$1]))*COS(RADIANS([.$A6]))" office:value-type="float" office:value="0.92492528129716" calcext:value-type="float">
            <text:p>0.925</text:p>
          </table:table-cell>
          <table:table-cell table:formula="of:=TAN(RADIANS([.AU$1]))*TAN(RADIANS([.$A6]))" office:value-type="float" office:value="0.0282522659142213" calcext:value-type="float">
            <text:p>0.028</text:p>
          </table:table-cell>
          <table:table-cell table:formula="of:=COS(RADIANS([.AV$1]))*COS(RADIANS([.$A6]))" office:value-type="float" office:value="0.918262549893842" calcext:value-type="float">
            <text:p>0.918</text:p>
          </table:table-cell>
          <table:table-cell table:formula="of:=TAN(RADIANS([.AW$1]))*TAN(RADIANS([.$A6]))" office:value-type="float" office:value="0.0296821706478452" calcext:value-type="float">
            <text:p>0.0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RADIANS([.B$1]))*COS(RADIANS([.$A7]))" office:value-type="float" office:value="0.996194698091746" calcext:value-type="float">
            <text:p>0.996</text:p>
          </table:table-cell>
          <table:table-cell table:formula="of:=TAN(RADIANS([.C$1]))*TAN(RADIANS([.$A7]))" office:value-type="float" office:value="0" calcext:value-type="float">
            <text:p>0.000</text:p>
          </table:table-cell>
          <table:table-cell table:formula="of:=COS(RADIANS([.D$1]))*COS(RADIANS([.$A7]))" office:value-type="float" office:value="0.996042972814049" calcext:value-type="float">
            <text:p>0.996</text:p>
          </table:table-cell>
          <table:table-cell table:formula="of:=TAN(RADIANS([.E$1]))*TAN(RADIANS([.$A7]))" office:value-type="float" office:value="0.00152712030232799" calcext:value-type="float">
            <text:p>0.002</text:p>
          </table:table-cell>
          <table:table-cell table:formula="of:=COS(RADIANS([.F$1]))*COS(RADIANS([.$A7]))" office:value-type="float" office:value="0.995587843197948" calcext:value-type="float">
            <text:p>0.996</text:p>
          </table:table-cell>
          <table:table-cell table:formula="of:=TAN(RADIANS([.G$1]))*TAN(RADIANS([.$A7]))" office:value-type="float" office:value="0.00305517145212987" calcext:value-type="float">
            <text:p>0.003</text:p>
          </table:table-cell>
          <table:table-cell table:formula="of:=COS(RADIANS([.H$1]))*COS(RADIANS([.$A7]))" office:value-type="float" office:value="0.994829447880333" calcext:value-type="float">
            <text:p>0.995</text:p>
          </table:table-cell>
          <table:table-cell table:formula="of:=TAN(RADIANS([.I$1]))*TAN(RADIANS([.$A7]))" office:value-type="float" office:value="0.00458508656783488" calcext:value-type="float">
            <text:p>0.005</text:p>
          </table:table-cell>
          <table:table-cell table:formula="of:=COS(RADIANS([.J$1]))*COS(RADIANS([.$A7]))" office:value-type="float" office:value="0.993768017875764" calcext:value-type="float">
            <text:p>0.994</text:p>
          </table:table-cell>
          <table:table-cell table:formula="of:=TAN(RADIANS([.K$1]))*TAN(RADIANS([.$A7]))" office:value-type="float" office:value="0.00611780332156635" calcext:value-type="float">
            <text:p>0.006</text:p>
          </table:table-cell>
          <table:table-cell table:formula="of:=COS(RADIANS([.L$1]))*COS(RADIANS([.$A7]))" office:value-type="float" office:value="0.992403876506104" calcext:value-type="float">
            <text:p>0.992</text:p>
          </table:table-cell>
          <table:table-cell table:formula="of:=TAN(RADIANS([.M$1]))*TAN(RADIANS([.$A7]))" office:value-type="float" office:value="0.00765426624555235" calcext:value-type="float">
            <text:p>0.008</text:p>
          </table:table-cell>
          <table:table-cell table:formula="of:=COS(RADIANS([.N$1]))*COS(RADIANS([.$A7]))" office:value-type="float" office:value="0.990737439302028" calcext:value-type="float">
            <text:p>0.991</text:p>
          </table:table-cell>
          <table:table-cell table:formula="of:=TAN(RADIANS([.O$1]))*TAN(RADIANS([.$A7]))" office:value-type="float" office:value="0.00919542907430832" calcext:value-type="float">
            <text:p>0.009</text:p>
          </table:table-cell>
          <table:table-cell table:formula="of:=COS(RADIANS([.P$1]))*COS(RADIANS([.$A7]))" office:value-type="float" office:value="0.988769213876451" calcext:value-type="float">
            <text:p>0.989</text:p>
          </table:table-cell>
          <table:table-cell table:formula="of:=TAN(RADIANS([.Q$1]))*TAN(RADIANS([.$A7]))" office:value-type="float" office:value="0.0107422571350125" calcext:value-type="float">
            <text:p>0.011</text:p>
          </table:table-cell>
          <table:table-cell table:formula="of:=COS(RADIANS([.R$1]))*COS(RADIANS([.$A7]))" office:value-type="float" office:value="0.986499799769905" calcext:value-type="float">
            <text:p>0.986</text:p>
          </table:table-cell>
          <table:table-cell table:formula="of:=TAN(RADIANS([.S$1]))*TAN(RADIANS([.$A7]))" office:value-type="float" office:value="0.01229572979893" calcext:value-type="float">
            <text:p>0.012</text:p>
          </table:table-cell>
          <table:table-cell table:formula="of:=COS(RADIANS([.T$1]))*COS(RADIANS([.$A7]))" office:value-type="float" office:value="0.98392988826791" calcext:value-type="float">
            <text:p>0.984</text:p>
          </table:table-cell>
          <table:table-cell table:formula="of:=TAN(RADIANS([.U$1]))*TAN(RADIANS([.$A7]))" office:value-type="float" office:value="0.0138568430072951" calcext:value-type="float">
            <text:p>0.014</text:p>
          </table:table-cell>
          <table:table-cell table:formula="of:=COS(RADIANS([.V$1]))*COS(RADIANS([.$A7]))" office:value-type="float" office:value="0.981060262190407" calcext:value-type="float">
            <text:p>0.981</text:p>
          </table:table-cell>
          <table:table-cell table:formula="of:=TAN(RADIANS([.W$1]))*TAN(RADIANS([.$A7]))" office:value-type="float" office:value="0.015426611885745" calcext:value-type="float">
            <text:p>0.015</text:p>
          </table:table-cell>
          <table:table-cell table:formula="of:=COS(RADIANS([.X$1]))*COS(RADIANS([.$A7]))" office:value-type="float" office:value="0.977891795653296" calcext:value-type="float">
            <text:p>0.978</text:p>
          </table:table-cell>
          <table:table-cell table:formula="of:=TAN(RADIANS([.Y$1]))*TAN(RADIANS([.$A7]))" office:value-type="float" office:value="0.0170060734622149" calcext:value-type="float">
            <text:p>0.017</text:p>
          </table:table-cell>
          <table:table-cell table:formula="of:=COS(RADIANS([.Z$1]))*COS(RADIANS([.$A7]))" office:value-type="float" office:value="0.974425453802179" calcext:value-type="float">
            <text:p>0.974</text:p>
          </table:table-cell>
          <table:table-cell table:formula="of:=TAN(RADIANS([.AA$1]))*TAN(RADIANS([.$A7]))" office:value-type="float" office:value="0.0185962895041759" calcext:value-type="float">
            <text:p>0.019</text:p>
          </table:table-cell>
          <table:table-cell table:formula="of:=COS(RADIANS([.AB$1]))*COS(RADIANS([.$A7]))" office:value-type="float" office:value="0.970662292518362" calcext:value-type="float">
            <text:p>0.971</text:p>
          </table:table-cell>
          <table:table-cell table:formula="of:=TAN(RADIANS([.AC$1]))*TAN(RADIANS([.$A7]))" office:value-type="float" office:value="0.0201983494922231" calcext:value-type="float">
            <text:p>0.020</text:p>
          </table:table-cell>
          <table:table-cell table:formula="of:=COS(RADIANS([.AD$1]))*COS(RADIANS([.$A7]))" office:value-type="float" office:value="0.966603458097227" calcext:value-type="float">
            <text:p>0.967</text:p>
          </table:table-cell>
          <table:table-cell table:formula="of:=TAN(RADIANS([.AE$1]))*TAN(RADIANS([.$A7]))" office:value-type="float" office:value="0.0218133737483377" calcext:value-type="float">
            <text:p>0.022</text:p>
          </table:table-cell>
          <table:table-cell table:formula="of:=COS(RADIANS([.AF$1]))*COS(RADIANS([.$A7]))" office:value-type="float" office:value="0.962250186899058" calcext:value-type="float">
            <text:p>0.962</text:p>
          </table:table-cell>
          <table:table-cell table:formula="of:=TAN(RADIANS([.AG$1]))*TAN(RADIANS([.$A7]))" office:value-type="float" office:value="0.0234425167386496" calcext:value-type="float">
            <text:p>0.023</text:p>
          </table:table-cell>
          <table:table-cell table:formula="of:=COS(RADIANS([.AH$1]))*COS(RADIANS([.$A7]))" office:value-type="float" office:value="0.957603804972433" calcext:value-type="float">
            <text:p>0.958</text:p>
          </table:table-cell>
          <table:table-cell table:formula="of:=TAN(RADIANS([.AI$1]))*TAN(RADIANS([.$A7]))" office:value-type="float" office:value="0.0250869705722636" calcext:value-type="float">
            <text:p>0.025</text:p>
          </table:table-cell>
          <table:table-cell table:formula="of:=COS(RADIANS([.AJ$1]))*COS(RADIANS([.$A7]))" office:value-type="float" office:value="0.952665727650297" calcext:value-type="float">
            <text:p>0.953</text:p>
          </table:table-cell>
          <table:table-cell table:formula="of:=TAN(RADIANS([.AK$1]))*TAN(RADIANS([.$A7]))" office:value-type="float" office:value="0.0267479687196882" calcext:value-type="float">
            <text:p>0.027</text:p>
          </table:table-cell>
          <table:table-cell table:formula="of:=COS(RADIANS([.AL$1]))*COS(RADIANS([.$A7]))" office:value-type="float" office:value="0.947437459118838" calcext:value-type="float">
            <text:p>0.947</text:p>
          </table:table-cell>
          <table:table-cell table:formula="of:=TAN(RADIANS([.AM$1]))*TAN(RADIANS([.$A7]))" office:value-type="float" office:value="0.0284267899766662" calcext:value-type="float">
            <text:p>0.028</text:p>
          </table:table-cell>
          <table:table-cell table:formula="of:=COS(RADIANS([.AN$1]))*COS(RADIANS([.$A7]))" office:value-type="float" office:value="0.941920591959299" calcext:value-type="float">
            <text:p>0.942</text:p>
          </table:table-cell>
          <table:table-cell table:formula="of:=TAN(RADIANS([.AO$1]))*TAN(RADIANS([.$A7]))" office:value-type="float" office:value="0.030124762701784" calcext:value-type="float">
            <text:p>0.030</text:p>
          </table:table-cell>
          <table:table-cell table:formula="of:=COS(RADIANS([.AP$1]))*COS(RADIANS([.$A7]))" office:value-type="float" office:value="0.936116806662859" calcext:value-type="float">
            <text:p>0.936</text:p>
          </table:table-cell>
          <table:table-cell table:formula="of:=TAN(RADIANS([.AQ$1]))*TAN(RADIANS([.$A7]))" office:value-type="float" office:value="0.0318432693591675" calcext:value-type="float">
            <text:p>0.032</text:p>
          </table:table-cell>
          <table:table-cell table:formula="of:=COS(RADIANS([.AR$1]))*COS(RADIANS([.$A7]))" office:value-type="float" office:value="0.930027871118743" calcext:value-type="float">
            <text:p>0.930</text:p>
          </table:table-cell>
          <table:table-cell table:formula="of:=TAN(RADIANS([.AS$1]))*TAN(RADIANS([.$A7]))" office:value-type="float" office:value="0.033583751400917" calcext:value-type="float">
            <text:p>0.034</text:p>
          </table:table-cell>
          <table:table-cell table:formula="of:=COS(RADIANS([.AT$1]))*COS(RADIANS([.$A7]))" office:value-type="float" office:value="0.923655640075702" calcext:value-type="float">
            <text:p>0.924</text:p>
          </table:table-cell>
          <table:table-cell table:formula="of:=TAN(RADIANS([.AU$1]))*TAN(RADIANS([.$A7]))" office:value-type="float" office:value="0.035347714527741" calcext:value-type="float">
            <text:p>0.035</text:p>
          </table:table-cell>
          <table:table-cell table:formula="of:=COS(RADIANS([.AV$1]))*COS(RADIANS([.$A7]))" office:value-type="float" office:value="0.91700205457704" calcext:value-type="float">
            <text:p>0.917</text:p>
          </table:table-cell>
          <table:table-cell table:formula="of:=TAN(RADIANS([.AW$1]))*TAN(RADIANS([.$A7]))" office:value-type="float" office:value="0.0371367343705905" calcext:value-type="float">
            <text:p>0.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RADIANS([.B$1]))*COS(RADIANS([.$A8]))" office:value-type="float" office:value="0.994521895368273" calcext:value-type="float">
            <text:p>0.995</text:p>
          </table:table-cell>
          <table:table-cell table:formula="of:=TAN(RADIANS([.C$1]))*TAN(RADIANS([.$A8]))" office:value-type="float" office:value="0" calcext:value-type="float">
            <text:p>0.000</text:p>
          </table:table-cell>
          <table:table-cell table:formula="of:=COS(RADIANS([.D$1]))*COS(RADIANS([.$A8]))" office:value-type="float" office:value="0.994370424866534" calcext:value-type="float">
            <text:p>0.994</text:p>
          </table:table-cell>
          <table:table-cell table:formula="of:=TAN(RADIANS([.E$1]))*TAN(RADIANS([.$A8]))" office:value-type="float" office:value="0.00183460125079304" calcext:value-type="float">
            <text:p>0.002</text:p>
          </table:table-cell>
          <table:table-cell table:formula="of:=COS(RADIANS([.F$1]))*COS(RADIANS([.$A8]))" office:value-type="float" office:value="0.993916059500697" calcext:value-type="float">
            <text:p>0.994</text:p>
          </table:table-cell>
          <table:table-cell table:formula="of:=TAN(RADIANS([.G$1]))*TAN(RADIANS([.$A8]))" office:value-type="float" office:value="0.00367032077231911" calcext:value-type="float">
            <text:p>0.004</text:p>
          </table:table-cell>
          <table:table-cell table:formula="of:=COS(RADIANS([.H$1]))*COS(RADIANS([.$A8]))" office:value-type="float" office:value="0.993158937674856" calcext:value-type="float">
            <text:p>0.993</text:p>
          </table:table-cell>
          <table:table-cell table:formula="of:=TAN(RADIANS([.I$1]))*TAN(RADIANS([.$A8]))" office:value-type="float" office:value="0.00550827956351641" calcext:value-type="float">
            <text:p>0.006</text:p>
          </table:table-cell>
          <table:table-cell table:formula="of:=COS(RADIANS([.J$1]))*COS(RADIANS([.$A8]))" office:value-type="float" office:value="0.992099290015652" calcext:value-type="float">
            <text:p>0.992</text:p>
          </table:table-cell>
          <table:table-cell table:formula="of:=TAN(RADIANS([.K$1]))*TAN(RADIANS([.$A8]))" office:value-type="float" office:value="0.00734960409388943" calcext:value-type="float">
            <text:p>0.007</text:p>
          </table:table-cell>
          <table:table-cell table:formula="of:=COS(RADIANS([.L$1]))*COS(RADIANS([.$A8]))" office:value-type="float" office:value="0.990737439302028" calcext:value-type="float">
            <text:p>0.991</text:p>
          </table:table-cell>
          <table:table-cell table:formula="of:=TAN(RADIANS([.M$1]))*TAN(RADIANS([.$A8]))" office:value-type="float" office:value="0.00919542907430832" calcext:value-type="float">
            <text:p>0.009</text:p>
          </table:table-cell>
          <table:table-cell table:formula="of:=COS(RADIANS([.N$1]))*COS(RADIANS([.$A8]))" office:value-type="float" office:value="0.989073800366903" calcext:value-type="float">
            <text:p>0.989</text:p>
          </table:table-cell>
          <table:table-cell table:formula="of:=TAN(RADIANS([.O$1]))*TAN(RADIANS([.$A8]))" office:value-type="float" office:value="0.0110469002707827" calcext:value-type="float">
            <text:p>0.011</text:p>
          </table:table-cell>
          <table:table-cell table:formula="of:=COS(RADIANS([.P$1]))*COS(RADIANS([.$A8]))" office:value-type="float" office:value="0.987108879970813" calcext:value-type="float">
            <text:p>0.987</text:p>
          </table:table-cell>
          <table:table-cell table:formula="of:=TAN(RADIANS([.Q$1]))*TAN(RADIANS([.$A8]))" office:value-type="float" office:value="0.0129051773761317" calcext:value-type="float">
            <text:p>0.013</text:p>
          </table:table-cell>
          <table:table-cell table:formula="of:=COS(RADIANS([.R$1]))*COS(RADIANS([.$A8]))" office:value-type="float" office:value="0.984843276647546" calcext:value-type="float">
            <text:p>0.985</text:p>
          </table:table-cell>
          <table:table-cell table:formula="of:=TAN(RADIANS([.S$1]))*TAN(RADIANS([.$A8]))" office:value-type="float" office:value="0.0147714369549947" calcext:value-type="float">
            <text:p>0.015</text:p>
          </table:table-cell>
          <table:table-cell table:formula="of:=COS(RADIANS([.T$1]))*COS(RADIANS([.$A8]))" office:value-type="float" office:value="0.982277680521821" calcext:value-type="float">
            <text:p>0.982</text:p>
          </table:table-cell>
          <table:table-cell table:formula="of:=TAN(RADIANS([.U$1]))*TAN(RADIANS([.$A8]))" office:value-type="float" office:value="0.0166468754782926" calcext:value-type="float">
            <text:p>0.017</text:p>
          </table:table-cell>
          <table:table-cell table:formula="of:=COS(RADIANS([.V$1]))*COS(RADIANS([.$A8]))" office:value-type="float" office:value="0.979412873099071" calcext:value-type="float">
            <text:p>0.979</text:p>
          </table:table-cell>
          <table:table-cell table:formula="of:=TAN(RADIANS([.W$1]))*TAN(RADIANS([.$A8]))" office:value-type="float" office:value="0.0185327124640689" calcext:value-type="float">
            <text:p>0.019</text:p>
          </table:table-cell>
          <table:table-cell table:formula="of:=COS(RADIANS([.X$1]))*COS(RADIANS([.$A8]))" office:value-type="float" office:value="0.97624972702739" calcext:value-type="float">
            <text:p>0.976</text:p>
          </table:table-cell>
          <table:table-cell table:formula="of:=TAN(RADIANS([.Y$1]))*TAN(RADIANS([.$A8]))" office:value-type="float" office:value="0.0204301937426257" calcext:value-type="float">
            <text:p>0.020</text:p>
          </table:table-cell>
          <table:table-cell table:formula="of:=COS(RADIANS([.Z$1]))*COS(RADIANS([.$A8]))" office:value-type="float" office:value="0.972789205831714" calcext:value-type="float">
            <text:p>0.973</text:p>
          </table:table-cell>
          <table:table-cell table:formula="of:=TAN(RADIANS([.AA$1]))*TAN(RADIANS([.$A8]))" office:value-type="float" office:value="0.0223405948650293" calcext:value-type="float">
            <text:p>0.022</text:p>
          </table:table-cell>
          <table:table-cell table:formula="of:=COS(RADIANS([.AB$1]))*COS(RADIANS([.$A8]))" office:value-type="float" office:value="0.969032363620319" calcext:value-type="float">
            <text:p>0.969</text:p>
          </table:table-cell>
          <table:table-cell table:formula="of:=TAN(RADIANS([.AC$1]))*TAN(RADIANS([.$A8]))" office:value-type="float" office:value="0.0242652246754223" calcext:value-type="float">
            <text:p>0.024</text:p>
          </table:table-cell>
          <table:table-cell table:formula="of:=COS(RADIANS([.AD$1]))*COS(RADIANS([.$A8]))" office:value-type="float" office:value="0.964980344763739" calcext:value-type="float">
            <text:p>0.965</text:p>
          </table:table-cell>
          <table:table-cell table:formula="of:=TAN(RADIANS([.AE$1]))*TAN(RADIANS([.$A8]))" office:value-type="float" office:value="0.0262054290691509" calcext:value-type="float">
            <text:p>0.026</text:p>
          </table:table-cell>
          <table:table-cell table:formula="of:=COS(RADIANS([.AF$1]))*COS(RADIANS([.$A8]))" office:value-type="float" office:value="0.96063438354617" calcext:value-type="float">
            <text:p>0.961</text:p>
          </table:table-cell>
          <table:table-cell table:formula="of:=TAN(RADIANS([.AG$1]))*TAN(RADIANS([.$A8]))" office:value-type="float" office:value="0.0281625949605287" calcext:value-type="float">
            <text:p>0.028</text:p>
          </table:table-cell>
          <table:table-cell table:formula="of:=COS(RADIANS([.AH$1]))*COS(RADIANS([.$A8]))" office:value-type="float" office:value="0.955995803789498" calcext:value-type="float">
            <text:p>0.956</text:p>
          </table:table-cell>
          <table:table-cell table:formula="of:=TAN(RADIANS([.AI$1]))*TAN(RADIANS([.$A8]))" office:value-type="float" office:value="0.0301381544861409" calcext:value-type="float">
            <text:p>0.030</text:p>
          </table:table-cell>
          <table:table-cell table:formula="of:=COS(RADIANS([.AJ$1]))*COS(RADIANS([.$A8]))" office:value-type="float" office:value="0.951066018450052" calcext:value-type="float">
            <text:p>0.951</text:p>
          </table:table-cell>
          <table:table-cell table:formula="of:=TAN(RADIANS([.AK$1]))*TAN(RADIANS([.$A8]))" office:value-type="float" office:value="0.0321335894719666" calcext:value-type="float">
            <text:p>0.032</text:p>
          </table:table-cell>
          <table:table-cell table:formula="of:=COS(RADIANS([.AL$1]))*COS(RADIANS([.$A8]))" office:value-type="float" office:value="0.945846529188203" calcext:value-type="float">
            <text:p>0.946</text:p>
          </table:table-cell>
          <table:table-cell table:formula="of:=TAN(RADIANS([.AM$1]))*TAN(RADIANS([.$A8]))" office:value-type="float" office:value="0.0341504361953155" calcext:value-type="float">
            <text:p>0.034</text:p>
          </table:table-cell>
          <table:table-cell table:formula="of:=COS(RADIANS([.AN$1]))*COS(RADIANS([.$A8]))" office:value-type="float" office:value="0.940338925910943" calcext:value-type="float">
            <text:p>0.940</text:p>
          </table:table-cell>
          <table:table-cell table:formula="of:=TAN(RADIANS([.AO$1]))*TAN(RADIANS([.$A8]))" office:value-type="float" office:value="0.0361902904756658" calcext:value-type="float">
            <text:p>0.036</text:p>
          </table:table-cell>
          <table:table-cell table:formula="of:=COS(RADIANS([.AP$1]))*COS(RADIANS([.$A8]))" office:value-type="float" office:value="0.934544886287582" calcext:value-type="float">
            <text:p>0.935</text:p>
          </table:table-cell>
          <table:table-cell table:formula="of:=TAN(RADIANS([.AQ$1]))*TAN(RADIANS([.$A8]))" office:value-type="float" office:value="0.0382548131320183" calcext:value-type="float">
            <text:p>0.038</text:p>
          </table:table-cell>
          <table:table-cell table:formula="of:=COS(RADIANS([.AR$1]))*COS(RADIANS([.$A8]))" office:value-type="float" office:value="0.928466175238718" calcext:value-type="float">
            <text:p>0.928</text:p>
          </table:table-cell>
          <table:table-cell table:formula="of:=TAN(RADIANS([.AS$1]))*TAN(RADIANS([.$A8]))" office:value-type="float" office:value="0.0403457358483942" calcext:value-type="float">
            <text:p>0.040</text:p>
          </table:table-cell>
          <table:table-cell table:formula="of:=COS(RADIANS([.AT$1]))*COS(RADIANS([.$A8]))" office:value-type="float" office:value="0.922104644398623" calcext:value-type="float">
            <text:p>0.922</text:p>
          </table:table-cell>
          <table:table-cell table:formula="of:=TAN(RADIANS([.AU$1]))*TAN(RADIANS([.$A8]))" office:value-type="float" office:value="0.0424648674936817" calcext:value-type="float">
            <text:p>0.042</text:p>
          </table:table-cell>
          <table:table-cell table:formula="of:=COS(RADIANS([.AV$1]))*COS(RADIANS([.$A8]))" office:value-type="float" office:value="0.915462231551216" calcext:value-type="float">
            <text:p>0.915</text:p>
          </table:table-cell>
          <table:table-cell table:formula="of:=TAN(RADIANS([.AW$1]))*TAN(RADIANS([.$A8]))" office:value-type="float" office:value="0.0446141009472491" calcext:value-type="float">
            <text:p>0.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RADIANS([.B$1]))*COS(RADIANS([.$A9]))" office:value-type="float" office:value="0.992546151641322" calcext:value-type="float">
            <text:p>0.993</text:p>
          </table:table-cell>
          <table:table-cell table:formula="of:=TAN(RADIANS([.C$1]))*TAN(RADIANS([.$A9]))" office:value-type="float" office:value="0" calcext:value-type="float">
            <text:p>0.000</text:p>
          </table:table-cell>
          <table:table-cell table:formula="of:=COS(RADIANS([.D$1]))*COS(RADIANS([.$A9]))" office:value-type="float" office:value="0.992394982054922" calcext:value-type="float">
            <text:p>0.992</text:p>
          </table:table-cell>
          <table:table-cell table:formula="of:=TAN(RADIANS([.E$1]))*TAN(RADIANS([.$A9]))" office:value-type="float" office:value="0.00214321248274289" calcext:value-type="float">
            <text:p>0.002</text:p>
          </table:table-cell>
          <table:table-cell table:formula="of:=COS(RADIANS([.F$1]))*COS(RADIANS([.$A9]))" office:value-type="float" office:value="0.991941519343442" calcext:value-type="float">
            <text:p>0.992</text:p>
          </table:table-cell>
          <table:table-cell table:formula="of:=TAN(RADIANS([.G$1]))*TAN(RADIANS([.$A9]))" office:value-type="float" office:value="0.00428773134843579" calcext:value-type="float">
            <text:p>0.004</text:p>
          </table:table-cell>
          <table:table-cell table:formula="of:=COS(RADIANS([.H$1]))*COS(RADIANS([.$A9]))" office:value-type="float" office:value="0.991185901636016" calcext:value-type="float">
            <text:p>0.991</text:p>
          </table:table-cell>
          <table:table-cell table:formula="of:=TAN(RADIANS([.I$1]))*TAN(RADIANS([.$A9]))" office:value-type="float" office:value="0.00643486616716455" calcext:value-type="float">
            <text:p>0.006</text:p>
          </table:table-cell>
          <table:table-cell table:formula="of:=COS(RADIANS([.J$1]))*COS(RADIANS([.$A9]))" office:value-type="float" office:value="0.990128359101119" calcext:value-type="float">
            <text:p>0.990</text:p>
          </table:table-cell>
          <table:table-cell table:formula="of:=TAN(RADIANS([.K$1]))*TAN(RADIANS([.$A9]))" office:value-type="float" office:value="0.00858593289982391" calcext:value-type="float">
            <text:p>0.009</text:p>
          </table:table-cell>
          <table:table-cell table:formula="of:=COS(RADIANS([.L$1]))*COS(RADIANS([.$A9]))" office:value-type="float" office:value="0.988769213876451" calcext:value-type="float">
            <text:p>0.989</text:p>
          </table:table-cell>
          <table:table-cell table:formula="of:=TAN(RADIANS([.M$1]))*TAN(RADIANS([.$A9]))" office:value-type="float" office:value="0.0107422571350125" calcext:value-type="float">
            <text:p>0.011</text:p>
          </table:table-cell>
          <table:table-cell table:formula="of:=COS(RADIANS([.N$1]))*COS(RADIANS([.$A9]))" office:value-type="float" office:value="0.987108879970813" calcext:value-type="float">
            <text:p>0.987</text:p>
          </table:table-cell>
          <table:table-cell table:formula="of:=TAN(RADIANS([.O$1]))*TAN(RADIANS([.$A9]))" office:value-type="float" office:value="0.0129051773761317" calcext:value-type="float">
            <text:p>0.013</text:p>
          </table:table-cell>
          <table:table-cell table:formula="of:=COS(RADIANS([.P$1]))*COS(RADIANS([.$A9]))" office:value-type="float" office:value="0.985147863137998" calcext:value-type="float">
            <text:p>0.985</text:p>
          </table:table-cell>
          <table:table-cell table:formula="of:=TAN(RADIANS([.Q$1]))*TAN(RADIANS([.$A9]))" office:value-type="float" office:value="0.0150760483961191" calcext:value-type="float">
            <text:p>0.015</text:p>
          </table:table-cell>
          <table:table-cell table:formula="of:=COS(RADIANS([.R$1]))*COS(RADIANS([.$A9]))" office:value-type="float" office:value="0.98288676072273" calcext:value-type="float">
            <text:p>0.983</text:p>
          </table:table-cell>
          <table:table-cell table:formula="of:=TAN(RADIANS([.S$1]))*TAN(RADIANS([.$A9]))" office:value-type="float" office:value="0.0172562446778608" calcext:value-type="float">
            <text:p>0.017</text:p>
          </table:table-cell>
          <table:table-cell table:formula="of:=COS(RADIANS([.T$1]))*COS(RADIANS([.$A9]))" office:value-type="float" office:value="0.980326261478707" calcext:value-type="float">
            <text:p>0.980</text:p>
          </table:table-cell>
          <table:table-cell table:formula="of:=TAN(RADIANS([.U$1]))*TAN(RADIANS([.$A9]))" office:value-type="float" office:value="0.0194471639591005" calcext:value-type="float">
            <text:p>0.019</text:p>
          </table:table-cell>
          <table:table-cell table:formula="of:=COS(RADIANS([.V$1]))*COS(RADIANS([.$A9]))" office:value-type="float" office:value="0.977467145358805" calcext:value-type="float">
            <text:p>0.977</text:p>
          </table:table-cell>
          <table:table-cell table:formula="of:=TAN(RADIANS([.W$1]))*TAN(RADIANS([.$A9]))" office:value-type="float" office:value="0.0216502309016238" calcext:value-type="float">
            <text:p>0.022</text:p>
          </table:table-cell>
          <table:table-cell table:formula="of:=COS(RADIANS([.X$1]))*COS(RADIANS([.$A9]))" office:value-type="float" office:value="0.974310283277489" calcext:value-type="float">
            <text:p>0.974</text:p>
          </table:table-cell>
          <table:table-cell table:formula="of:=TAN(RADIANS([.Y$1]))*TAN(RADIANS([.$A9]))" office:value-type="float" office:value="0.0238669009056456" calcext:value-type="float">
            <text:p>0.024</text:p>
          </table:table-cell>
          <table:table-cell table:formula="of:=COS(RADIANS([.Z$1]))*COS(RADIANS([.$A9]))" office:value-type="float" office:value="0.970856636845531" calcext:value-type="float">
            <text:p>0.971</text:p>
          </table:table-cell>
          <table:table-cell table:formula="of:=TAN(RADIANS([.AA$1]))*TAN(RADIANS([.$A9]))" office:value-type="float" office:value="0.0260986640916848" calcext:value-type="float">
            <text:p>0.026</text:p>
          </table:table-cell>
          <table:table-cell table:formula="of:=COS(RADIANS([.AB$1]))*COS(RADIANS([.$A9]))" office:value-type="float" office:value="0.967107258077091" calcext:value-type="float">
            <text:p>0.967</text:p>
          </table:table-cell>
          <table:table-cell table:formula="of:=TAN(RADIANS([.AC$1]))*TAN(RADIANS([.$A9]))" office:value-type="float" office:value="0.0283470494738001" calcext:value-type="float">
            <text:p>0.028</text:p>
          </table:table-cell>
          <table:table-cell table:formula="of:=COS(RADIANS([.AD$1]))*COS(RADIANS([.$A9]))" office:value-type="float" office:value="0.963063289069262" calcext:value-type="float">
            <text:p>0.963</text:p>
          </table:table-cell>
          <table:table-cell table:formula="of:=TAN(RADIANS([.AE$1]))*TAN(RADIANS([.$A9]))" office:value-type="float" office:value="0.0306136293498981" calcext:value-type="float">
            <text:p>0.031</text:p>
          </table:table-cell>
          <table:table-cell table:formula="of:=COS(RADIANS([.AF$1]))*COS(RADIANS([.$A9]))" office:value-type="float" office:value="0.958725961654179" calcext:value-type="float">
            <text:p>0.959</text:p>
          </table:table-cell>
          <table:table-cell table:formula="of:=TAN(RADIANS([.AG$1]))*TAN(RADIANS([.$A9]))" office:value-type="float" office:value="0.0329000239369433" calcext:value-type="float">
            <text:p>0.033</text:p>
          </table:table-cell>
          <table:table-cell table:formula="of:=COS(RADIANS([.AH$1]))*COS(RADIANS([.$A9]))" office:value-type="float" office:value="0.954096597023789" calcext:value-type="float">
            <text:p>0.954</text:p>
          </table:table-cell>
          <table:table-cell table:formula="of:=TAN(RADIANS([.AI$1]))*TAN(RADIANS([.$A9]))" office:value-type="float" office:value="0.0352079062813292" calcext:value-type="float">
            <text:p>0.035</text:p>
          </table:table-cell>
          <table:table-cell table:formula="of:=COS(RADIANS([.AJ$1]))*COS(RADIANS([.$A9]))" office:value-type="float" office:value="0.949176605327404" calcext:value-type="float">
            <text:p>0.949</text:p>
          </table:table-cell>
          <table:table-cell table:formula="of:=TAN(RADIANS([.AK$1]))*TAN(RADIANS([.$A9]))" office:value-type="float" office:value="0.0375390074774474" calcext:value-type="float">
            <text:p>0.038</text:p>
          </table:table-cell>
          <table:table-cell table:formula="of:=COS(RADIANS([.AL$1]))*COS(RADIANS([.$A9]))" office:value-type="float" office:value="0.943967485242157" calcext:value-type="float">
            <text:p>0.944</text:p>
          </table:table-cell>
          <table:table-cell table:formula="of:=TAN(RADIANS([.AM$1]))*TAN(RADIANS([.$A9]))" office:value-type="float" office:value="0.0398951222306625" calcext:value-type="float">
            <text:p>0.040</text:p>
          </table:table-cell>
          <table:table-cell table:formula="of:=COS(RADIANS([.AN$1]))*COS(RADIANS([.$A9]))" office:value-type="float" office:value="0.938470823516486" calcext:value-type="float">
            <text:p>0.938</text:p>
          </table:table-cell>
          <table:table-cell table:formula="of:=TAN(RADIANS([.AO$1]))*TAN(RADIANS([.$A9]))" office:value-type="float" office:value="0.0422781148045167" calcext:value-type="float">
            <text:p>0.042</text:p>
          </table:table-cell>
          <table:table-cell table:formula="of:=COS(RADIANS([.AP$1]))*COS(RADIANS([.$A9]))" office:value-type="float" office:value="0.932688294486802" calcext:value-type="float">
            <text:p>0.933</text:p>
          </table:table-cell>
          <table:table-cell table:formula="of:=TAN(RADIANS([.AQ$1]))*TAN(RADIANS([.$A9]))" office:value-type="float" office:value="0.044689925396103" calcext:value-type="float">
            <text:p>0.045</text:p>
          </table:table-cell>
          <table:table-cell table:formula="of:=COS(RADIANS([.AR$1]))*COS(RADIANS([.$A9]))" office:value-type="float" office:value="0.926621659567462" calcext:value-type="float">
            <text:p>0.927</text:p>
          </table:table-cell>
          <table:table-cell table:formula="of:=TAN(RADIANS([.AS$1]))*TAN(RADIANS([.$A9]))" office:value-type="float" office:value="0.0471325769882407" calcext:value-type="float">
            <text:p>0.047</text:p>
          </table:table-cell>
          <table:table-cell table:formula="of:=COS(RADIANS([.AT$1]))*COS(RADIANS([.$A9]))" office:value-type="float" office:value="0.920272766714232" calcext:value-type="float">
            <text:p>0.920</text:p>
          </table:table-cell>
          <table:table-cell table:formula="of:=TAN(RADIANS([.AU$1]))*TAN(RADIANS([.$A9]))" office:value-type="float" office:value="0.0496081827324275" calcext:value-type="float">
            <text:p>0.050</text:p>
          </table:table-cell>
          <table:table-cell table:formula="of:=COS(RADIANS([.AV$1]))*COS(RADIANS([.$A9]))" office:value-type="float" office:value="0.913643549861379" calcext:value-type="float">
            <text:p>0.914</text:p>
          </table:table-cell>
          <table:table-cell table:formula="of:=TAN(RADIANS([.AW$1]))*TAN(RADIANS([.$A9]))" office:value-type="float" office:value="0.0521189539226374" calcext:value-type="float">
            <text:p>0.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RADIANS([.B$1]))*COS(RADIANS([.$A10]))" office:value-type="float" office:value="0.99026806874157" calcext:value-type="float">
            <text:p>0.990</text:p>
          </table:table-cell>
          <table:table-cell table:formula="of:=TAN(RADIANS([.C$1]))*TAN(RADIANS([.$A10]))" office:value-type="float" office:value="0" calcext:value-type="float">
            <text:p>0.000</text:p>
          </table:table-cell>
          <table:table-cell table:formula="of:=COS(RADIANS([.D$1]))*COS(RADIANS([.$A10]))" office:value-type="float" office:value="0.99011724611823" calcext:value-type="float">
            <text:p>0.990</text:p>
          </table:table-cell>
          <table:table-cell table:formula="of:=TAN(RADIANS([.E$1]))*TAN(RADIANS([.$A10]))" office:value-type="float" office:value="0.00245314939479614" calcext:value-type="float">
            <text:p>0.002</text:p>
          </table:table-cell>
          <table:table-cell table:formula="of:=COS(RADIANS([.F$1]))*COS(RADIANS([.$A10]))" office:value-type="float" office:value="0.989664824190241" calcext:value-type="float">
            <text:p>0.990</text:p>
          </table:table-cell>
          <table:table-cell table:formula="of:=TAN(RADIANS([.G$1]))*TAN(RADIANS([.$A10]))" office:value-type="float" office:value="0.00490779409282003" calcext:value-type="float">
            <text:p>0.005</text:p>
          </table:table-cell>
          <table:table-cell table:formula="of:=COS(RADIANS([.H$1]))*COS(RADIANS([.$A10]))" office:value-type="float" office:value="0.988910940769705" calcext:value-type="float">
            <text:p>0.989</text:p>
          </table:table-cell>
          <table:table-cell table:formula="of:=TAN(RADIANS([.I$1]))*TAN(RADIANS([.$A10]))" office:value-type="float" office:value="0.00736543304533731" calcext:value-type="float">
            <text:p>0.007</text:p>
          </table:table-cell>
          <table:table-cell table:formula="of:=COS(RADIANS([.J$1]))*COS(RADIANS([.$A10]))" office:value-type="float" office:value="0.987855825496815" calcext:value-type="float">
            <text:p>0.988</text:p>
          </table:table-cell>
          <table:table-cell table:formula="of:=TAN(RADIANS([.K$1]))*TAN(RADIANS([.$A10]))" office:value-type="float" office:value="0.00982757251861811" calcext:value-type="float">
            <text:p>0.010</text:p>
          </table:table-cell>
          <table:table-cell table:formula="of:=COS(RADIANS([.L$1]))*COS(RADIANS([.$A10]))" office:value-type="float" office:value="0.986499799769905" calcext:value-type="float">
            <text:p>0.986</text:p>
          </table:table-cell>
          <table:table-cell table:formula="of:=TAN(RADIANS([.M$1]))*TAN(RADIANS([.$A10]))" office:value-type="float" office:value="0.01229572979893" calcext:value-type="float">
            <text:p>0.012</text:p>
          </table:table-cell>
          <table:table-cell table:formula="of:=COS(RADIANS([.N$1]))*COS(RADIANS([.$A10]))" office:value-type="float" office:value="0.984843276647546" calcext:value-type="float">
            <text:p>0.985</text:p>
          </table:table-cell>
          <table:table-cell table:formula="of:=TAN(RADIANS([.O$1]))*TAN(RADIANS([.$A10]))" office:value-type="float" office:value="0.0147714369549947" calcext:value-type="float">
            <text:p>0.015</text:p>
          </table:table-cell>
          <table:table-cell table:formula="of:=COS(RADIANS([.P$1]))*COS(RADIANS([.$A10]))" office:value-type="float" office:value="0.98288676072273" calcext:value-type="float">
            <text:p>0.983</text:p>
          </table:table-cell>
          <table:table-cell table:formula="of:=TAN(RADIANS([.Q$1]))*TAN(RADIANS([.$A10]))" office:value-type="float" office:value="0.0172562446778608" calcext:value-type="float">
            <text:p>0.017</text:p>
          </table:table-cell>
          <table:table-cell table:formula="of:=COS(RADIANS([.R$1]))*COS(RADIANS([.$A10]))" office:value-type="float" office:value="0.98063084796916" calcext:value-type="float">
            <text:p>0.981</text:p>
          </table:table-cell>
          <table:table-cell table:formula="of:=TAN(RADIANS([.S$1]))*TAN(RADIANS([.$A10]))" office:value-type="float" office:value="0.0197517262188449" calcext:value-type="float">
            <text:p>0.020</text:p>
          </table:table-cell>
          <table:table-cell table:formula="of:=COS(RADIANS([.T$1]))*COS(RADIANS([.$A10]))" office:value-type="float" office:value="0.978076225559713" calcext:value-type="float">
            <text:p>0.978</text:p>
          </table:table-cell>
          <table:table-cell table:formula="of:=TAN(RADIANS([.U$1]))*TAN(RADIANS([.$A10]))" office:value-type="float" office:value="0.0222594814470814" calcext:value-type="float">
            <text:p>0.022</text:p>
          </table:table-cell>
          <table:table-cell table:formula="of:=COS(RADIANS([.V$1]))*COS(RADIANS([.$A10]))" office:value-type="float" office:value="0.975223671657125" calcext:value-type="float">
            <text:p>0.975</text:p>
          </table:table-cell>
          <table:table-cell table:formula="of:=TAN(RADIANS([.W$1]))*TAN(RADIANS([.$A10]))" office:value-type="float" office:value="0.0247811410493201" calcext:value-type="float">
            <text:p>0.025</text:p>
          </table:table-cell>
          <table:table-cell table:formula="of:=COS(RADIANS([.X$1]))*COS(RADIANS([.$A10]))" office:value-type="float" office:value="0.972074055176946" calcext:value-type="float">
            <text:p>0.972</text:p>
          </table:table-cell>
          <table:table-cell table:formula="of:=TAN(RADIANS([.Y$1]))*TAN(RADIANS([.$A10]))" office:value-type="float" office:value="0.0273183708959238" calcext:value-type="float">
            <text:p>0.027</text:p>
          </table:table-cell>
          <table:table-cell table:formula="of:=COS(RADIANS([.Z$1]))*COS(RADIANS([.$A10]))" office:value-type="float" office:value="0.968628335522866" calcext:value-type="float">
            <text:p>0.969</text:p>
          </table:table-cell>
          <table:table-cell table:formula="of:=TAN(RADIANS([.AA$1]))*TAN(RADIANS([.$A10]))" office:value-type="float" office:value="0.0298728765985753" calcext:value-type="float">
            <text:p>0.030</text:p>
          </table:table-cell>
          <table:table-cell table:formula="of:=COS(RADIANS([.AB$1]))*COS(RADIANS([.$A10]))" office:value-type="float" office:value="0.964887562294474" calcext:value-type="float">
            <text:p>0.965</text:p>
          </table:table-cell>
          <table:table-cell table:formula="of:=TAN(RADIANS([.AC$1]))*TAN(RADIANS([.$A10]))" office:value-type="float" office:value="0.0324464082870179" calcext:value-type="float">
            <text:p>0.032</text:p>
          </table:table-cell>
          <table:table-cell table:formula="of:=COS(RADIANS([.AD$1]))*COS(RADIANS([.$A10]))" office:value-type="float" office:value="0.960852874967531" calcext:value-type="float">
            <text:p>0.961</text:p>
          </table:table-cell>
          <table:table-cell table:formula="of:=TAN(RADIANS([.AE$1]))*TAN(RADIANS([.$A10]))" office:value-type="float" office:value="0.0350407656342608" calcext:value-type="float">
            <text:p>0.035</text:p>
          </table:table-cell>
          <table:table-cell table:formula="of:=COS(RADIANS([.AF$1]))*COS(RADIANS([.$A10]))" office:value-type="float" office:value="0.956525502546881" calcext:value-type="float">
            <text:p>0.957</text:p>
          </table:table-cell>
          <table:table-cell table:formula="of:=TAN(RADIANS([.AG$1]))*TAN(RADIANS([.$A10]))" office:value-type="float" office:value="0.0376578031621017" calcext:value-type="float">
            <text:p>0.038</text:p>
          </table:table-cell>
          <table:table-cell table:formula="of:=COS(RADIANS([.AH$1]))*COS(RADIANS([.$A10]))" office:value-type="float" office:value="0.951906763192086" calcext:value-type="float">
            <text:p>0.952</text:p>
          </table:table-cell>
          <table:table-cell table:formula="of:=TAN(RADIANS([.AI$1]))*TAN(RADIANS([.$A10]))" office:value-type="float" office:value="0.0402994358616021" calcext:value-type="float">
            <text:p>0.040</text:p>
          </table:table-cell>
          <table:table-cell table:formula="of:=COS(RADIANS([.AJ$1]))*COS(RADIANS([.$A10]))" office:value-type="float" office:value="0.946998063815894" calcext:value-type="float">
            <text:p>0.947</text:p>
          </table:table-cell>
          <table:table-cell table:formula="of:=TAN(RADIANS([.AK$1]))*TAN(RADIANS([.$A10]))" office:value-type="float" office:value="0.0429676451663311" calcext:value-type="float">
            <text:p>0.043</text:p>
          </table:table-cell>
          <table:table-cell table:formula="of:=COS(RADIANS([.AL$1]))*COS(RADIANS([.$A10]))" office:value-type="float" office:value="0.941800899655688" calcext:value-type="float">
            <text:p>0.942</text:p>
          </table:table-cell>
          <table:table-cell table:formula="of:=TAN(RADIANS([.AM$1]))*TAN(RADIANS([.$A10]))" office:value-type="float" office:value="0.0456644853198201" calcext:value-type="float">
            <text:p>0.046</text:p>
          </table:table-cell>
          <table:table-cell table:formula="of:=COS(RADIANS([.AN$1]))*COS(RADIANS([.$A10]))" office:value-type="float" office:value="0.936316853818016" calcext:value-type="float">
            <text:p>0.936</text:p>
          </table:table-cell>
          <table:table-cell table:formula="of:=TAN(RADIANS([.AO$1]))*TAN(RADIANS([.$A10]))" office:value-type="float" office:value="0.0483920901828118" calcext:value-type="float">
            <text:p>0.048</text:p>
          </table:table-cell>
          <table:table-cell table:formula="of:=COS(RADIANS([.AP$1]))*COS(RADIANS([.$A10]))" office:value-type="float" office:value="0.930547596796366" calcext:value-type="float">
            <text:p>0.931</text:p>
          </table:table-cell>
          <table:table-cell table:formula="of:=TAN(RADIANS([.AQ$1]))*TAN(RADIANS([.$A10]))" office:value-type="float" office:value="0.051152680530597" calcext:value-type="float">
            <text:p>0.051</text:p>
          </table:table-cell>
          <table:table-cell table:formula="of:=COS(RADIANS([.AR$1]))*COS(RADIANS([.$A10]))" office:value-type="float" office:value="0.924494885962316" calcext:value-type="float">
            <text:p>0.924</text:p>
          </table:table-cell>
          <table:table-cell table:formula="of:=TAN(RADIANS([.AS$1]))*TAN(RADIANS([.$A10]))" office:value-type="float" office:value="0.0539485718961054" calcext:value-type="float">
            <text:p>0.054</text:p>
          </table:table-cell>
          <table:table-cell table:formula="of:=COS(RADIANS([.AT$1]))*COS(RADIANS([.$A10]))" office:value-type="float" office:value="0.918160565030218" calcext:value-type="float">
            <text:p>0.918</text:p>
          </table:table-cell>
          <table:table-cell table:formula="of:=TAN(RADIANS([.AU$1]))*TAN(RADIANS([.$A10]))" office:value-type="float" office:value="0.0567821830205299" calcext:value-type="float">
            <text:p>0.057</text:p>
          </table:table-cell>
          <table:table-cell table:formula="of:=COS(RADIANS([.AV$1]))*COS(RADIANS([.$A10]))" office:value-type="float" office:value="0.91154656349559" calcext:value-type="float">
            <text:p>0.912</text:p>
          </table:table-cell>
          <table:table-cell table:formula="of:=TAN(RADIANS([.AW$1]))*TAN(RADIANS([.$A10]))" office:value-type="float" office:value="0.059656044980242" calcext:value-type="float">
            <text:p>0.0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RADIANS([.B$1]))*COS(RADIANS([.$A11]))" office:value-type="float" office:value="0.987688340595138" calcext:value-type="float">
            <text:p>0.988</text:p>
          </table:table-cell>
          <table:table-cell table:formula="of:=TAN(RADIANS([.C$1]))*TAN(RADIANS([.$A11]))" office:value-type="float" office:value="0" calcext:value-type="float">
            <text:p>0.000</text:p>
          </table:table-cell>
          <table:table-cell table:formula="of:=COS(RADIANS([.D$1]))*COS(RADIANS([.$A11]))" office:value-type="float" office:value="0.987537910876889" calcext:value-type="float">
            <text:p>0.988</text:p>
          </table:table-cell>
          <table:table-cell table:formula="of:=TAN(RADIANS([.E$1]))*TAN(RADIANS([.$A11]))" office:value-type="float" office:value="0.00276461068948418" calcext:value-type="float">
            <text:p>0.003</text:p>
          </table:table-cell>
          <table:table-cell table:formula="of:=COS(RADIANS([.F$1]))*COS(RADIANS([.$A11]))" office:value-type="float" office:value="0.987086667544493" calcext:value-type="float">
            <text:p>0.987</text:p>
          </table:table-cell>
          <table:table-cell table:formula="of:=TAN(RADIANS([.G$1]))*TAN(RADIANS([.$A11]))" office:value-type="float" office:value="0.00553090653165261" calcext:value-type="float">
            <text:p>0.006</text:p>
          </table:table-cell>
          <table:table-cell table:formula="of:=COS(RADIANS([.H$1]))*COS(RADIANS([.$A11]))" office:value-type="float" office:value="0.98633474805104" calcext:value-type="float">
            <text:p>0.986</text:p>
          </table:table-cell>
          <table:table-cell table:formula="of:=TAN(RADIANS([.I$1]))*TAN(RADIANS([.$A11]))" office:value-type="float" office:value="0.00830057679039631" calcext:value-type="float">
            <text:p>0.008</text:p>
          </table:table-cell>
          <table:table-cell table:formula="of:=COS(RADIANS([.J$1]))*COS(RADIANS([.$A11]))" office:value-type="float" office:value="0.98528238143849" calcext:value-type="float">
            <text:p>0.985</text:p>
          </table:table-cell>
          <table:table-cell table:formula="of:=TAN(RADIANS([.K$1]))*TAN(RADIANS([.$A11]))" office:value-type="float" office:value="0.011075318973352" calcext:value-type="float">
            <text:p>0.011</text:p>
          </table:table-cell>
          <table:table-cell table:formula="of:=COS(RADIANS([.L$1]))*COS(RADIANS([.$A11]))" office:value-type="float" office:value="0.98392988826791" calcext:value-type="float">
            <text:p>0.984</text:p>
          </table:table-cell>
          <table:table-cell table:formula="of:=TAN(RADIANS([.M$1]))*TAN(RADIANS([.$A11]))" office:value-type="float" office:value="0.0138568430072951" calcext:value-type="float">
            <text:p>0.014</text:p>
          </table:table-cell>
          <table:table-cell table:formula="of:=COS(RADIANS([.N$1]))*COS(RADIANS([.$A11]))" office:value-type="float" office:value="0.982277680521821" calcext:value-type="float">
            <text:p>0.982</text:p>
          </table:table-cell>
          <table:table-cell table:formula="of:=TAN(RADIANS([.O$1]))*TAN(RADIANS([.$A11]))" office:value-type="float" office:value="0.0166468754782926" calcext:value-type="float">
            <text:p>0.017</text:p>
          </table:table-cell>
          <table:table-cell table:formula="of:=COS(RADIANS([.P$1]))*COS(RADIANS([.$A11]))" office:value-type="float" office:value="0.980326261478707" calcext:value-type="float">
            <text:p>0.980</text:p>
          </table:table-cell>
          <table:table-cell table:formula="of:=TAN(RADIANS([.Q$1]))*TAN(RADIANS([.$A11]))" office:value-type="float" office:value="0.0194471639591005" calcext:value-type="float">
            <text:p>0.019</text:p>
          </table:table-cell>
          <table:table-cell table:formula="of:=COS(RADIANS([.R$1]))*COS(RADIANS([.$A11]))" office:value-type="float" office:value="0.978076225559713" calcext:value-type="float">
            <text:p>0.978</text:p>
          </table:table-cell>
          <table:table-cell table:formula="of:=TAN(RADIANS([.S$1]))*TAN(RADIANS([.$A11]))" office:value-type="float" office:value="0.0222594814470814" calcext:value-type="float">
            <text:p>0.022</text:p>
          </table:table-cell>
          <table:table-cell table:formula="of:=COS(RADIANS([.T$1]))*COS(RADIANS([.$A11]))" office:value-type="float" office:value="0.975528258147577" calcext:value-type="float">
            <text:p>0.976</text:p>
          </table:table-cell>
          <table:table-cell table:formula="of:=TAN(RADIANS([.U$1]))*TAN(RADIANS([.$A11]))" office:value-type="float" office:value="0.0250856309369166" calcext:value-type="float">
            <text:p>0.025</text:p>
          </table:table-cell>
          <table:table-cell table:formula="of:=COS(RADIANS([.V$1]))*COS(RADIANS([.$A11]))" office:value-type="float" office:value="0.972683135377854" calcext:value-type="float">
            <text:p>0.973</text:p>
          </table:table-cell>
          <table:table-cell table:formula="of:=TAN(RADIANS([.W$1]))*TAN(RADIANS([.$A11]))" office:value-type="float" office:value="0.0279274501536255" calcext:value-type="float">
            <text:p>0.028</text:p>
          </table:table-cell>
          <table:table-cell table:formula="of:=COS(RADIANS([.X$1]))*COS(RADIANS([.$A11]))" office:value-type="float" office:value="0.969541723902502" calcext:value-type="float">
            <text:p>0.970</text:p>
          </table:table-cell>
          <table:table-cell table:formula="of:=TAN(RADIANS([.Y$1]))*TAN(RADIANS([.$A11]))" office:value-type="float" office:value="0.0307868164728879" calcext:value-type="float">
            <text:p>0.031</text:p>
          </table:table-cell>
          <table:table-cell table:formula="of:=COS(RADIANS([.Z$1]))*COS(RADIANS([.$A11]))" office:value-type="float" office:value="0.966104980625888" calcext:value-type="float">
            <text:p>0.966</text:p>
          </table:table-cell>
          <table:table-cell table:formula="of:=TAN(RADIANS([.AA$1]))*TAN(RADIANS([.$A11]))" office:value-type="float" office:value="0.0336656520574142" calcext:value-type="float">
            <text:p>0.034</text:p>
          </table:table-cell>
          <table:table-cell table:formula="of:=COS(RADIANS([.AB$1]))*COS(RADIANS([.$A11]))" office:value-type="float" office:value="0.962373952413306" calcext:value-type="float">
            <text:p>0.962</text:p>
          </table:table-cell>
          <table:table-cell table:formula="of:=TAN(RADIANS([.AC$1]))*TAN(RADIANS([.$A11]))" office:value-type="float" office:value="0.0365659292401604" calcext:value-type="float">
            <text:p>0.037</text:p>
          </table:table-cell>
          <table:table-cell table:formula="of:=COS(RADIANS([.AD$1]))*COS(RADIANS([.$A11]))" office:value-type="float" office:value="0.958349775772093" calcext:value-type="float">
            <text:p>0.958</text:p>
          </table:table-cell>
          <table:table-cell table:formula="of:=TAN(RADIANS([.AE$1]))*TAN(RADIANS([.$A11]))" office:value-type="float" office:value="0.0394896761875516" calcext:value-type="float">
            <text:p>0.039</text:p>
          </table:table-cell>
          <table:table-cell table:formula="of:=COS(RADIANS([.AF$1]))*COS(RADIANS([.$A11]))" office:value-type="float" office:value="0.954033676505437" calcext:value-type="float">
            <text:p>0.954</text:p>
          </table:table-cell>
          <table:table-cell table:formula="of:=TAN(RADIANS([.AG$1]))*TAN(RADIANS([.$A11]))" office:value-type="float" office:value="0.0424389828786148" calcext:value-type="float">
            <text:p>0.042</text:p>
          </table:table-cell>
          <table:table-cell table:formula="of:=COS(RADIANS([.AH$1]))*COS(RADIANS([.$A11]))" office:value-type="float" office:value="0.949426969338986" calcext:value-type="float">
            <text:p>0.949</text:p>
          </table:table-cell>
          <table:table-cell table:formula="of:=TAN(RADIANS([.AI$1]))*TAN(RADIANS([.$A11]))" office:value-type="float" office:value="0.045416007439052" calcext:value-type="float">
            <text:p>0.045</text:p>
          </table:table-cell>
          <table:table-cell table:formula="of:=COS(RADIANS([.AJ$1]))*COS(RADIANS([.$A11]))" office:value-type="float" office:value="0.944531057520369" calcext:value-type="float">
            <text:p>0.945</text:p>
          </table:table-cell>
          <table:table-cell table:formula="of:=TAN(RADIANS([.AK$1]))*TAN(RADIANS([.$A11]))" office:value-type="float" office:value="0.048422982872869" calcext:value-type="float">
            <text:p>0.048</text:p>
          </table:table-cell>
          <table:table-cell table:formula="of:=COS(RADIANS([.AL$1]))*COS(RADIANS([.$A11]))" office:value-type="float" office:value="0.939347432391753" calcext:value-type="float">
            <text:p>0.939</text:p>
          </table:table-cell>
          <table:table-cell table:formula="of:=TAN(RADIANS([.AM$1]))*TAN(RADIANS([.$A11]))" office:value-type="float" office:value="0.0514622242382672" calcext:value-type="float">
            <text:p>0.051</text:p>
          </table:table-cell>
          <table:table-cell table:formula="of:=COS(RADIANS([.AN$1]))*COS(RADIANS([.$A11]))" office:value-type="float" office:value="0.933877672935568" calcext:value-type="float">
            <text:p>0.934</text:p>
          </table:table-cell>
          <table:table-cell table:formula="of:=TAN(RADIANS([.AO$1]))*TAN(RADIANS([.$A11]))" office:value-type="float" office:value="0.054536136319167" calcext:value-type="float">
            <text:p>0.055</text:p>
          </table:table-cell>
          <table:table-cell table:formula="of:=COS(RADIANS([.AP$1]))*COS(RADIANS([.$A11]))" office:value-type="float" office:value="0.92812344529353" calcext:value-type="float">
            <text:p>0.928</text:p>
          </table:table-cell>
          <table:table-cell table:formula="of:=TAN(RADIANS([.AQ$1]))*TAN(RADIANS([.$A11]))" office:value-type="float" office:value="0.0576472218490428" calcext:value-type="float">
            <text:p>0.058</text:p>
          </table:table-cell>
          <table:table-cell table:formula="of:=COS(RADIANS([.AR$1]))*COS(RADIANS([.$A11]))" office:value-type="float" office:value="0.922086502259122" calcext:value-type="float">
            <text:p>0.922</text:p>
          </table:table-cell>
          <table:table-cell table:formula="of:=TAN(RADIANS([.AS$1]))*TAN(RADIANS([.$A11]))" office:value-type="float" office:value="0.0607980903498025" calcext:value-type="float">
            <text:p>0.061</text:p>
          </table:table-cell>
          <table:table-cell table:formula="of:=COS(RADIANS([.AT$1]))*COS(RADIANS([.$A11]))" office:value-type="float" office:value="0.915768682743674" calcext:value-type="float">
            <text:p>0.916</text:p>
          </table:table-cell>
          <table:table-cell table:formula="of:=TAN(RADIANS([.AU$1]))*TAN(RADIANS([.$A11]))" office:value-type="float" office:value="0.063991467655336" calcext:value-type="float">
            <text:p>0.064</text:p>
          </table:table-cell>
          <table:table-cell table:formula="of:=COS(RADIANS([.AV$1]))*COS(RADIANS([.$A11]))" office:value-type="float" office:value="0.909171911216211" calcext:value-type="float">
            <text:p>0.909</text:p>
          </table:table-cell>
          <table:table-cell table:formula="of:=TAN(RADIANS([.AW$1]))*TAN(RADIANS([.$A11]))" office:value-type="float" office:value="0.0672302061972186" calcext:value-type="float">
            <text:p>0.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RADIANS([.B$1]))*COS(RADIANS([.$A12]))" office:value-type="float" office:value="0.984807753012208" calcext:value-type="float">
            <text:p>0.985</text:p>
          </table:table-cell>
          <table:table-cell table:formula="of:=TAN(RADIANS([.C$1]))*TAN(RADIANS([.$A12]))" office:value-type="float" office:value="0" calcext:value-type="float">
            <text:p>0.000</text:p>
          </table:table-cell>
          <table:table-cell table:formula="of:=COS(RADIANS([.D$1]))*COS(RADIANS([.$A12]))" office:value-type="float" office:value="0.984657762021401" calcext:value-type="float">
            <text:p>0.985</text:p>
          </table:table-cell>
          <table:table-cell table:formula="of:=TAN(RADIANS([.E$1]))*TAN(RADIANS([.$A12]))" office:value-type="float" office:value="0.00307779889686283" calcext:value-type="float">
            <text:p>0.003</text:p>
          </table:table-cell>
          <table:table-cell table:formula="of:=COS(RADIANS([.F$1]))*COS(RADIANS([.$A12]))" office:value-type="float" office:value="0.984207834737688" calcext:value-type="float">
            <text:p>0.984</text:p>
          </table:table-cell>
          <table:table-cell table:formula="of:=TAN(RADIANS([.G$1]))*TAN(RADIANS([.$A12]))" office:value-type="float" office:value="0.00615747384849615" calcext:value-type="float">
            <text:p>0.006</text:p>
          </table:table-cell>
          <table:table-cell table:formula="of:=COS(RADIANS([.H$1]))*COS(RADIANS([.$A12]))" office:value-type="float" office:value="0.983458108213279" calcext:value-type="float">
            <text:p>0.983</text:p>
          </table:table-cell>
          <table:table-cell table:formula="of:=TAN(RADIANS([.I$1]))*TAN(RADIANS([.$A12]))" office:value-type="float" office:value="0.0092409054866143" calcext:value-type="float">
            <text:p>0.009</text:p>
          </table:table-cell>
          <table:table-cell table:formula="of:=COS(RADIANS([.J$1]))*COS(RADIANS([.$A12]))" office:value-type="float" office:value="0.982408810822135" calcext:value-type="float">
            <text:p>0.982</text:p>
          </table:table-cell>
          <table:table-cell table:formula="of:=TAN(RADIANS([.K$1]))*TAN(RADIANS([.$A12]))" office:value-type="float" office:value="0.0123299836205678" calcext:value-type="float">
            <text:p>0.012</text:p>
          </table:table-cell>
          <table:table-cell table:formula="of:=COS(RADIANS([.L$1]))*COS(RADIANS([.$A12]))" office:value-type="float" office:value="0.981060262190407" calcext:value-type="float">
            <text:p>0.981</text:p>
          </table:table-cell>
          <table:table-cell table:formula="of:=TAN(RADIANS([.M$1]))*TAN(RADIANS([.$A12]))" office:value-type="float" office:value="0.015426611885745" calcext:value-type="float">
            <text:p>0.015</text:p>
          </table:table-cell>
          <table:table-cell table:formula="of:=COS(RADIANS([.N$1]))*COS(RADIANS([.$A12]))" office:value-type="float" office:value="0.979412873099071" calcext:value-type="float">
            <text:p>0.979</text:p>
          </table:table-cell>
          <table:table-cell table:formula="of:=TAN(RADIANS([.O$1]))*TAN(RADIANS([.$A12]))" office:value-type="float" office:value="0.0185327124640689" calcext:value-type="float">
            <text:p>0.019</text:p>
          </table:table-cell>
          <table:table-cell table:formula="of:=COS(RADIANS([.P$1]))*COS(RADIANS([.$A12]))" office:value-type="float" office:value="0.977467145358805" calcext:value-type="float">
            <text:p>0.977</text:p>
          </table:table-cell>
          <table:table-cell table:formula="of:=TAN(RADIANS([.Q$1]))*TAN(RADIANS([.$A12]))" office:value-type="float" office:value="0.0216502309016238" calcext:value-type="float">
            <text:p>0.022</text:p>
          </table:table-cell>
          <table:table-cell table:formula="of:=COS(RADIANS([.R$1]))*COS(RADIANS([.$A12]))" office:value-type="float" office:value="0.975223671657125" calcext:value-type="float">
            <text:p>0.975</text:p>
          </table:table-cell>
          <table:table-cell table:formula="of:=TAN(RADIANS([.S$1]))*TAN(RADIANS([.$A12]))" office:value-type="float" office:value="0.0247811410493201" calcext:value-type="float">
            <text:p>0.025</text:p>
          </table:table-cell>
          <table:table-cell table:formula="of:=COS(RADIANS([.T$1]))*COS(RADIANS([.$A12]))" office:value-type="float" office:value="0.972683135377854" calcext:value-type="float">
            <text:p>0.973</text:p>
          </table:table-cell>
          <table:table-cell table:formula="of:=TAN(RADIANS([.U$1]))*TAN(RADIANS([.$A12]))" office:value-type="float" office:value="0.0279274501536255" calcext:value-type="float">
            <text:p>0.028</text:p>
          </table:table-cell>
          <table:table-cell table:formula="of:=COS(RADIANS([.V$1]))*COS(RADIANS([.$A12]))" office:value-type="float" office:value="0.969846310392954" calcext:value-type="float">
            <text:p>0.970</text:p>
          </table:table-cell>
          <table:table-cell table:formula="of:=TAN(RADIANS([.W$1]))*TAN(RADIANS([.$A12]))" office:value-type="float" office:value="0.0310912041257634" calcext:value-type="float">
            <text:p>0.031</text:p>
          </table:table-cell>
          <table:table-cell table:formula="of:=COS(RADIANS([.X$1]))*COS(RADIANS([.$A12]))" office:value-type="float" office:value="0.966714060826797" calcext:value-type="float">
            <text:p>0.967</text:p>
          </table:table-cell>
          <table:table-cell table:formula="of:=TAN(RADIANS([.Y$1]))*TAN(RADIANS([.$A12]))" office:value-type="float" office:value="0.0342744930194319" calcext:value-type="float">
            <text:p>0.034</text:p>
          </table:table-cell>
          <table:table-cell table:formula="of:=COS(RADIANS([.Z$1]))*COS(RADIANS([.$A12]))" office:value-type="float" office:value="0.963287340792942" calcext:value-type="float">
            <text:p>0.963</text:p>
          </table:table-cell>
          <table:table-cell table:formula="of:=TAN(RADIANS([.AA$1]))*TAN(RADIANS([.$A12]))" office:value-type="float" office:value="0.0374794567490476" calcext:value-type="float">
            <text:p>0.037</text:p>
          </table:table-cell>
          <table:table-cell table:formula="of:=COS(RADIANS([.AB$1]))*COS(RADIANS([.$A12]))" office:value-type="float" office:value="0.959567194103507" calcext:value-type="float">
            <text:p>0.960</text:p>
          </table:table-cell>
          <table:table-cell table:formula="of:=TAN(RADIANS([.AC$1]))*TAN(RADIANS([.$A12]))" office:value-type="float" office:value="0.0407082910827954" calcext:value-type="float">
            <text:p>0.041</text:p>
          </table:table-cell>
          <table:table-cell table:formula="of:=COS(RADIANS([.AD$1]))*COS(RADIANS([.$A12]))" office:value-type="float" office:value="0.955554753951213" calcext:value-type="float">
            <text:p>0.956</text:p>
          </table:table-cell>
          <table:table-cell table:formula="of:=TAN(RADIANS([.AE$1]))*TAN(RADIANS([.$A12]))" office:value-type="float" office:value="0.0439632539474096" calcext:value-type="float">
            <text:p>0.044</text:p>
          </table:table-cell>
          <table:table-cell table:formula="of:=COS(RADIANS([.AF$1]))*COS(RADIANS([.$A12]))" office:value-type="float" office:value="0.951251242564198" calcext:value-type="float">
            <text:p>0.951</text:p>
          </table:table-cell>
          <table:table-cell table:formula="of:=TAN(RADIANS([.AG$1]))*TAN(RADIANS([.$A12]))" office:value-type="float" office:value="0.0472466720846513" calcext:value-type="float">
            <text:p>0.047</text:p>
          </table:table-cell>
          <table:table-cell table:formula="of:=COS(RADIANS([.AH$1]))*COS(RADIANS([.$A12]))" office:value-type="float" office:value="0.94665797083372" calcext:value-type="float">
            <text:p>0.947</text:p>
          </table:table-cell>
          <table:table-cell table:formula="of:=TAN(RADIANS([.AI$1]))*TAN(RADIANS([.$A12]))" office:value-type="float" office:value="0.0505609481029347" calcext:value-type="float">
            <text:p>0.051</text:p>
          </table:table-cell>
          <table:table-cell table:formula="of:=COS(RADIANS([.AJ$1]))*COS(RADIANS([.$A12]))" office:value-type="float" office:value="0.941776337914845" calcext:value-type="float">
            <text:p>0.942</text:p>
          </table:table-cell>
          <table:table-cell table:formula="of:=TAN(RADIANS([.AK$1]))*TAN(RADIANS([.$A12]))" office:value-type="float" office:value="0.0539085679715471" calcext:value-type="float">
            <text:p>0.054</text:p>
          </table:table-cell>
          <table:table-cell table:formula="of:=COS(RADIANS([.AL$1]))*COS(RADIANS([.$A12]))" office:value-type="float" office:value="0.936607830800249" calcext:value-type="float">
            <text:p>0.937</text:p>
          </table:table-cell>
          <table:table-cell table:formula="of:=TAN(RADIANS([.AM$1]))*TAN(RADIANS([.$A12]))" office:value-type="float" office:value="0.05729210900946" calcext:value-type="float">
            <text:p>0.057</text:p>
          </table:table-cell>
          <table:table-cell table:formula="of:=COS(RADIANS([.AN$1]))*COS(RADIANS([.$A12]))" office:value-type="float" office:value="0.931154023867267" calcext:value-type="float">
            <text:p>0.931</text:p>
          </table:table-cell>
          <table:table-cell table:formula="of:=TAN(RADIANS([.AO$1]))*TAN(RADIANS([.$A12]))" office:value-type="float" office:value="0.0607142484259186" calcext:value-type="float">
            <text:p>0.061</text:p>
          </table:table-cell>
          <table:table-cell table:formula="of:=COS(RADIANS([.AP$1]))*COS(RADIANS([.$A12]))" office:value-type="float" office:value="0.925416578398323" calcext:value-type="float">
            <text:p>0.925</text:p>
          </table:table-cell>
          <table:table-cell table:formula="of:=TAN(RADIANS([.AQ$1]))*TAN(RADIANS([.$A12]))" office:value-type="float" office:value="0.0641777724759121" calcext:value-type="float">
            <text:p>0.064</text:p>
          </table:table-cell>
          <table:table-cell table:formula="of:=COS(RADIANS([.AR$1]))*COS(RADIANS([.$A12]))" office:value-type="float" office:value="0.919397242074888" calcext:value-type="float">
            <text:p>0.919</text:p>
          </table:table-cell>
          <table:table-cell table:formula="of:=TAN(RADIANS([.AS$1]))*TAN(RADIANS([.$A12]))" office:value-type="float" office:value="0.0676855863003633" calcext:value-type="float">
            <text:p>0.068</text:p>
          </table:table-cell>
          <table:table-cell table:formula="of:=COS(RADIANS([.AT$1]))*COS(RADIANS([.$A12]))" office:value-type="float" office:value="0.913097848445116" calcext:value-type="float">
            <text:p>0.913</text:p>
          </table:table-cell>
          <table:table-cell table:formula="of:=TAN(RADIANS([.AU$1]))*TAN(RADIANS([.$A12]))" office:value-type="float" office:value="0.0712407245285496" calcext:value-type="float">
            <text:p>0.071</text:p>
          </table:table-cell>
          <table:table-cell table:formula="of:=COS(RADIANS([.AV$1]))*COS(RADIANS([.$A12]))" office:value-type="float" office:value="0.90652031636533" calcext:value-type="float">
            <text:p>0.907</text:p>
          </table:table-cell>
          <table:table-cell table:formula="of:=TAN(RADIANS([.AW$1]))*TAN(RADIANS([.$A12]))" office:value-type="float" office:value="0.0748463627290202" calcext:value-type="float">
            <text:p>0.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RADIANS([.B$1]))*COS(RADIANS([.$A13]))" office:value-type="float" office:value="0.981627183447664" calcext:value-type="float">
            <text:p>0.982</text:p>
          </table:table-cell>
          <table:table-cell table:formula="of:=TAN(RADIANS([.C$1]))*TAN(RADIANS([.$A13]))" office:value-type="float" office:value="0" calcext:value-type="float">
            <text:p>0.000</text:p>
          </table:table-cell>
          <table:table-cell table:formula="of:=COS(RADIANS([.D$1]))*COS(RADIANS([.$A13]))" office:value-type="float" office:value="0.981477676873007" calcext:value-type="float">
            <text:p>0.981</text:p>
          </table:table-cell>
          <table:table-cell table:formula="of:=TAN(RADIANS([.E$1]))*TAN(RADIANS([.$A13]))" office:value-type="float" office:value="0.00339292091676588" calcext:value-type="float">
            <text:p>0.003</text:p>
          </table:table-cell>
          <table:table-cell table:formula="of:=COS(RADIANS([.F$1]))*COS(RADIANS([.$A13]))" office:value-type="float" office:value="0.981029202690187" calcext:value-type="float">
            <text:p>0.981</text:p>
          </table:table-cell>
          <table:table-cell table:formula="of:=TAN(RADIANS([.G$1]))*TAN(RADIANS([.$A13]))" office:value-type="float" office:value="0.00678790996913293" calcext:value-type="float">
            <text:p>0.007</text:p>
          </table:table-cell>
          <table:table-cell table:formula="of:=COS(RADIANS([.H$1]))*COS(RADIANS([.$A13]))" office:value-type="float" office:value="0.980281897508783" calcext:value-type="float">
            <text:p>0.980</text:p>
          </table:table-cell>
          <table:table-cell table:formula="of:=TAN(RADIANS([.I$1]))*TAN(RADIANS([.$A13]))" office:value-type="float" office:value="0.0101870403382589" calcext:value-type="float">
            <text:p>0.010</text:p>
          </table:table-cell>
          <table:table-cell table:formula="of:=COS(RADIANS([.J$1]))*COS(RADIANS([.$A13]))" office:value-type="float" office:value="0.979235988965195" calcext:value-type="float">
            <text:p>0.979</text:p>
          </table:table-cell>
          <table:table-cell table:formula="of:=TAN(RADIANS([.K$1]))*TAN(RADIANS([.$A13]))" office:value-type="float" office:value="0.0135923953225947" calcext:value-type="float">
            <text:p>0.014</text:p>
          </table:table-cell>
          <table:table-cell table:formula="of:=COS(RADIANS([.L$1]))*COS(RADIANS([.$A13]))" office:value-type="float" office:value="0.977891795653296" calcext:value-type="float">
            <text:p>0.978</text:p>
          </table:table-cell>
          <table:table-cell table:formula="of:=TAN(RADIANS([.M$1]))*TAN(RADIANS([.$A13]))" office:value-type="float" office:value="0.0170060734622149" calcext:value-type="float">
            <text:p>0.017</text:p>
          </table:table-cell>
          <table:table-cell table:formula="of:=COS(RADIANS([.N$1]))*COS(RADIANS([.$A13]))" office:value-type="float" office:value="0.97624972702739" calcext:value-type="float">
            <text:p>0.976</text:p>
          </table:table-cell>
          <table:table-cell table:formula="of:=TAN(RADIANS([.O$1]))*TAN(RADIANS([.$A13]))" office:value-type="float" office:value="0.0204301937426257" calcext:value-type="float">
            <text:p>0.020</text:p>
          </table:table-cell>
          <table:table-cell table:formula="of:=COS(RADIANS([.P$1]))*COS(RADIANS([.$A13]))" office:value-type="float" office:value="0.974310283277489" calcext:value-type="float">
            <text:p>0.974</text:p>
          </table:table-cell>
          <table:table-cell table:formula="of:=TAN(RADIANS([.Q$1]))*TAN(RADIANS([.$A13]))" office:value-type="float" office:value="0.0238669009056456" calcext:value-type="float">
            <text:p>0.024</text:p>
          </table:table-cell>
          <table:table-cell table:formula="of:=COS(RADIANS([.R$1]))*COS(RADIANS([.$A13]))" office:value-type="float" office:value="0.972074055176946" calcext:value-type="float">
            <text:p>0.972</text:p>
          </table:table-cell>
          <table:table-cell table:formula="of:=TAN(RADIANS([.S$1]))*TAN(RADIANS([.$A13]))" office:value-type="float" office:value="0.0273183708959238" calcext:value-type="float">
            <text:p>0.027</text:p>
          </table:table-cell>
          <table:table-cell table:formula="of:=COS(RADIANS([.T$1]))*COS(RADIANS([.$A13]))" office:value-type="float" office:value="0.969541723902502" calcext:value-type="float">
            <text:p>0.970</text:p>
          </table:table-cell>
          <table:table-cell table:formula="of:=TAN(RADIANS([.U$1]))*TAN(RADIANS([.$A13]))" office:value-type="float" office:value="0.0307868164728879" calcext:value-type="float">
            <text:p>0.031</text:p>
          </table:table-cell>
          <table:table-cell table:formula="of:=COS(RADIANS([.V$1]))*COS(RADIANS([.$A13]))" office:value-type="float" office:value="0.966714060826797" calcext:value-type="float">
            <text:p>0.967</text:p>
          </table:table-cell>
          <table:table-cell table:formula="of:=TAN(RADIANS([.W$1]))*TAN(RADIANS([.$A13]))" office:value-type="float" office:value="0.0342744930194319" calcext:value-type="float">
            <text:p>0.034</text:p>
          </table:table-cell>
          <table:table-cell table:formula="of:=COS(RADIANS([.X$1]))*COS(RADIANS([.$A13]))" office:value-type="float" office:value="0.963591927283394" calcext:value-type="float">
            <text:p>0.964</text:p>
          </table:table-cell>
          <table:table-cell table:formula="of:=TAN(RADIANS([.Y$1]))*TAN(RADIANS([.$A13]))" office:value-type="float" office:value="0.037783704580475" calcext:value-type="float">
            <text:p>0.038</text:p>
          </table:table-cell>
          <table:table-cell table:formula="of:=COS(RADIANS([.Z$1]))*COS(RADIANS([.$A13]))" office:value-type="float" office:value="0.960176274304416" calcext:value-type="float">
            <text:p>0.960</text:p>
          </table:table-cell>
          <table:table-cell table:formula="of:=TAN(RADIANS([.AA$1]))*TAN(RADIANS([.$A13]))" office:value-type="float" office:value="0.0413168101666694" calcext:value-type="float">
            <text:p>0.041</text:p>
          </table:table-cell>
          <table:table-cell table:formula="of:=COS(RADIANS([.AB$1]))*COS(RADIANS([.$A13]))" office:value-type="float" office:value="0.956468142330848" calcext:value-type="float">
            <text:p>0.956</text:p>
          </table:table-cell>
          <table:table-cell table:formula="of:=TAN(RADIANS([.AC$1]))*TAN(RADIANS([.$A13]))" office:value-type="float" office:value="0.0448762303610528" calcext:value-type="float">
            <text:p>0.045</text:p>
          </table:table-cell>
          <table:table-cell table:formula="of:=COS(RADIANS([.AD$1]))*COS(RADIANS([.$A13]))" office:value-type="float" office:value="0.952468660895612" calcext:value-type="float">
            <text:p>0.952</text:p>
          </table:table-cell>
          <table:table-cell table:formula="of:=TAN(RADIANS([.AE$1]))*TAN(RADIANS([.$A13]))" office:value-type="float" office:value="0.0484644542693474" calcext:value-type="float">
            <text:p>0.048</text:p>
          </table:table-cell>
          <table:table-cell table:formula="of:=COS(RADIANS([.AF$1]))*COS(RADIANS([.$A13]))" office:value-type="float" office:value="0.948179048279496" calcext:value-type="float">
            <text:p>0.948</text:p>
          </table:table-cell>
          <table:table-cell table:formula="of:=TAN(RADIANS([.AG$1]))*TAN(RADIANS([.$A13]))" office:value-type="float" office:value="0.0520840468579636" calcext:value-type="float">
            <text:p>0.052</text:p>
          </table:table-cell>
          <table:table-cell table:formula="of:=COS(RADIANS([.AH$1]))*COS(RADIANS([.$A13]))" office:value-type="float" office:value="0.943600611140057" calcext:value-type="float">
            <text:p>0.944</text:p>
          </table:table-cell>
          <table:table-cell table:formula="of:=TAN(RADIANS([.AI$1]))*TAN(RADIANS([.$A13]))" office:value-type="float" office:value="0.0557376567276114" calcext:value-type="float">
            <text:p>0.056</text:p>
          </table:table-cell>
          <table:table-cell table:formula="of:=COS(RADIANS([.AJ$1]))*COS(RADIANS([.$A13]))" office:value-type="float" office:value="0.9387347441136" calcext:value-type="float">
            <text:p>0.939</text:p>
          </table:table-cell>
          <table:table-cell table:formula="of:=TAN(RADIANS([.AK$1]))*TAN(RADIANS([.$A13]))" office:value-type="float" office:value="0.0594280243748197" calcext:value-type="float">
            <text:p>0.059</text:p>
          </table:table-cell>
          <table:table-cell table:formula="of:=COS(RADIANS([.AL$1]))*COS(RADIANS([.$A13]))" office:value-type="float" office:value="0.933582929390359" calcext:value-type="float">
            <text:p>0.934</text:p>
          </table:table-cell>
          <table:table-cell table:formula="of:=TAN(RADIANS([.AM$1]))*TAN(RADIANS([.$A13]))" office:value-type="float" office:value="0.0631579909986859" calcext:value-type="float">
            <text:p>0.063</text:p>
          </table:table-cell>
          <table:table-cell table:formula="of:=COS(RADIANS([.AN$1]))*COS(RADIANS([.$A13]))" office:value-type="float" office:value="0.928146736263005" calcext:value-type="float">
            <text:p>0.928</text:p>
          </table:table-cell>
          <table:table-cell table:formula="of:=TAN(RADIANS([.AO$1]))*TAN(RADIANS([.$A13]))" office:value-type="float" office:value="0.0669305079158979" calcext:value-type="float">
            <text:p>0.067</text:p>
          </table:table-cell>
          <table:table-cell table:formula="of:=COS(RADIANS([.AP$1]))*COS(RADIANS([.$A13]))" office:value-type="float" office:value="0.922427820648625" calcext:value-type="float">
            <text:p>0.922</text:p>
          </table:table-cell>
          <table:table-cell table:formula="of:=TAN(RADIANS([.AQ$1]))*TAN(RADIANS([.$A13]))" office:value-type="float" office:value="0.0707486466535922" calcext:value-type="float">
            <text:p>0.071</text:p>
          </table:table-cell>
          <table:table-cell table:formula="of:=COS(RADIANS([.AR$1]))*COS(RADIANS([.$A13]))" office:value-type="float" office:value="0.916427924584317" calcext:value-type="float">
            <text:p>0.916</text:p>
          </table:table-cell>
          <table:table-cell table:formula="of:=TAN(RADIANS([.AS$1]))*TAN(RADIANS([.$A13]))" office:value-type="float" office:value="0.0746156097970361" calcext:value-type="float">
            <text:p>0.075</text:p>
          </table:table-cell>
          <table:table-cell table:formula="of:=COS(RADIANS([.AT$1]))*COS(RADIANS([.$A13]))" office:value-type="float" office:value="0.910148875696544" calcext:value-type="float">
            <text:p>0.910</text:p>
          </table:table-cell>
          <table:table-cell table:formula="of:=TAN(RADIANS([.AU$1]))*TAN(RADIANS([.$A13]))" office:value-type="float" office:value="0.0785347426775834" calcext:value-type="float">
            <text:p>0.079</text:p>
          </table:table-cell>
          <table:table-cell table:formula="of:=COS(RADIANS([.AV$1]))*COS(RADIANS([.$A13]))" office:value-type="float" office:value="0.903592586644424" calcext:value-type="float">
            <text:p>0.904</text:p>
          </table:table-cell>
          <table:table-cell table:formula="of:=TAN(RADIANS([.AW$1]))*TAN(RADIANS([.$A13]))" office:value-type="float" office:value="0.0825095459959992" calcext:value-type="float">
            <text:p>0.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RADIANS([.B$1]))*COS(RADIANS([.$A14]))" office:value-type="float" office:value="0.978147600733806" calcext:value-type="float">
            <text:p>0.978</text:p>
          </table:table-cell>
          <table:table-cell table:formula="of:=TAN(RADIANS([.C$1]))*TAN(RADIANS([.$A14]))" office:value-type="float" office:value="0" calcext:value-type="float">
            <text:p>0.000</text:p>
          </table:table-cell>
          <table:table-cell table:formula="of:=COS(RADIANS([.D$1]))*COS(RADIANS([.$A14]))" office:value-type="float" office:value="0.97799862411645" calcext:value-type="float">
            <text:p>0.978</text:p>
          </table:table-cell>
          <table:table-cell table:formula="of:=TAN(RADIANS([.E$1]))*TAN(RADIANS([.$A14]))" office:value-type="float" office:value="0.00371018858486892" calcext:value-type="float">
            <text:p>0.004</text:p>
          </table:table-cell>
          <table:table-cell table:formula="of:=COS(RADIANS([.F$1]))*COS(RADIANS([.$A14]))" office:value-type="float" office:value="0.977551739644102" calcext:value-type="float">
            <text:p>0.978</text:p>
          </table:table-cell>
          <table:table-cell table:formula="of:=TAN(RADIANS([.G$1]))*TAN(RADIANS([.$A14]))" office:value-type="float" office:value="0.0074226386940373" calcext:value-type="float">
            <text:p>0.007</text:p>
          </table:table-cell>
          <table:table-cell table:formula="of:=COS(RADIANS([.H$1]))*COS(RADIANS([.$A14]))" office:value-type="float" office:value="0.976807083442103" calcext:value-type="float">
            <text:p>0.977</text:p>
          </table:table-cell>
          <table:table-cell table:formula="of:=TAN(RADIANS([.I$1]))*TAN(RADIANS([.$A14]))" office:value-type="float" office:value="0.0111396173691647" calcext:value-type="float">
            <text:p>0.011</text:p>
          </table:table-cell>
          <table:table-cell table:formula="of:=COS(RADIANS([.J$1]))*COS(RADIANS([.$A14]))" office:value-type="float" office:value="0.975764882339945" calcext:value-type="float">
            <text:p>0.976</text:p>
          </table:table-cell>
          <table:table-cell table:formula="of:=TAN(RADIANS([.K$1]))*TAN(RADIANS([.$A14]))" office:value-type="float" office:value="0.0148634027152588" calcext:value-type="float">
            <text:p>0.015</text:p>
          </table:table-cell>
          <table:table-cell table:formula="of:=COS(RADIANS([.L$1]))*COS(RADIANS([.$A14]))" office:value-type="float" office:value="0.974425453802179" calcext:value-type="float">
            <text:p>0.974</text:p>
          </table:table-cell>
          <table:table-cell table:formula="of:=TAN(RADIANS([.M$1]))*TAN(RADIANS([.$A14]))" office:value-type="float" office:value="0.0185962895041759" calcext:value-type="float">
            <text:p>0.019</text:p>
          </table:table-cell>
          <table:table-cell table:formula="of:=COS(RADIANS([.N$1]))*COS(RADIANS([.$A14]))" office:value-type="float" office:value="0.972789205831714" calcext:value-type="float">
            <text:p>0.973</text:p>
          </table:table-cell>
          <table:table-cell table:formula="of:=TAN(RADIANS([.O$1]))*TAN(RADIANS([.$A14]))" office:value-type="float" office:value="0.0223405948650293" calcext:value-type="float">
            <text:p>0.022</text:p>
          </table:table-cell>
          <table:table-cell table:formula="of:=COS(RADIANS([.P$1]))*COS(RADIANS([.$A14]))" office:value-type="float" office:value="0.970856636845531" calcext:value-type="float">
            <text:p>0.971</text:p>
          </table:table-cell>
          <table:table-cell table:formula="of:=TAN(RADIANS([.Q$1]))*TAN(RADIANS([.$A14]))" office:value-type="float" office:value="0.0260986640916848" calcext:value-type="float">
            <text:p>0.026</text:p>
          </table:table-cell>
          <table:table-cell table:formula="of:=COS(RADIANS([.R$1]))*COS(RADIANS([.$A14]))" office:value-type="float" office:value="0.968628335522866" calcext:value-type="float">
            <text:p>0.969</text:p>
          </table:table-cell>
          <table:table-cell table:formula="of:=TAN(RADIANS([.S$1]))*TAN(RADIANS([.$A14]))" office:value-type="float" office:value="0.0298728765985753" calcext:value-type="float">
            <text:p>0.030</text:p>
          </table:table-cell>
          <table:table-cell table:formula="of:=COS(RADIANS([.T$1]))*COS(RADIANS([.$A14]))" office:value-type="float" office:value="0.966104980625888" calcext:value-type="float">
            <text:p>0.966</text:p>
          </table:table-cell>
          <table:table-cell table:formula="of:=TAN(RADIANS([.U$1]))*TAN(RADIANS([.$A14]))" office:value-type="float" office:value="0.0336656520574142" calcext:value-type="float">
            <text:p>0.034</text:p>
          </table:table-cell>
          <table:table-cell table:formula="of:=COS(RADIANS([.V$1]))*COS(RADIANS([.$A14]))" office:value-type="float" office:value="0.963287340792942" calcext:value-type="float">
            <text:p>0.963</text:p>
          </table:table-cell>
          <table:table-cell table:formula="of:=TAN(RADIANS([.W$1]))*TAN(RADIANS([.$A14]))" office:value-type="float" office:value="0.0374794567490476" calcext:value-type="float">
            <text:p>0.037</text:p>
          </table:table-cell>
          <table:table-cell table:formula="of:=COS(RADIANS([.X$1]))*COS(RADIANS([.$A14]))" office:value-type="float" office:value="0.960176274304416" calcext:value-type="float">
            <text:p>0.960</text:p>
          </table:table-cell>
          <table:table-cell table:formula="of:=TAN(RADIANS([.Y$1]))*TAN(RADIANS([.$A14]))" office:value-type="float" office:value="0.0413168101666694" calcext:value-type="float">
            <text:p>0.041</text:p>
          </table:table-cell>
          <table:table-cell table:formula="of:=COS(RADIANS([.Z$1]))*COS(RADIANS([.$A14]))" office:value-type="float" office:value="0.956772728821301" calcext:value-type="float">
            <text:p>0.957</text:p>
          </table:table-cell>
          <table:table-cell table:formula="of:=TAN(RADIANS([.AA$1]))*TAN(RADIANS([.$A14]))" office:value-type="float" office:value="0.0451802919089819" calcext:value-type="float">
            <text:p>0.045</text:p>
          </table:table-cell>
          <table:table-cell table:formula="of:=COS(RADIANS([.AB$1]))*COS(RADIANS([.$A14]))" office:value-type="float" office:value="0.953077741096521" calcext:value-type="float">
            <text:p>0.953</text:p>
          </table:table-cell>
          <table:table-cell table:formula="of:=TAN(RADIANS([.AC$1]))*TAN(RADIANS([.$A14]))" office:value-type="float" office:value="0.0490725489046272" calcext:value-type="float">
            <text:p>0.049</text:p>
          </table:table-cell>
          <table:table-cell table:formula="of:=COS(RADIANS([.AD$1]))*COS(RADIANS([.$A14]))" office:value-type="float" office:value="0.949092436659132" calcext:value-type="float">
            <text:p>0.949</text:p>
          </table:table-cell>
          <table:table-cell table:formula="of:=TAN(RADIANS([.AE$1]))*TAN(RADIANS([.$A14]))" office:value-type="float" office:value="0.0529963030124" calcext:value-type="float">
            <text:p>0.053</text:p>
          </table:table-cell>
          <table:table-cell table:formula="of:=COS(RADIANS([.AF$1]))*COS(RADIANS([.$A14]))" office:value-type="float" office:value="0.944818029471471" calcext:value-type="float">
            <text:p>0.945</text:p>
          </table:table-cell>
          <table:table-cell table:formula="of:=TAN(RADIANS([.AG$1]))*TAN(RADIANS([.$A14]))" office:value-type="float" office:value="0.0569543590454186" calcext:value-type="float">
            <text:p>0.057</text:p>
          </table:table-cell>
          <table:table-cell table:formula="of:=COS(RADIANS([.AH$1]))*COS(RADIANS([.$A14]))" office:value-type="float" office:value="0.940255821559376" calcext:value-type="float">
            <text:p>0.940</text:p>
          </table:table-cell>
          <table:table-cell table:formula="of:=TAN(RADIANS([.AI$1]))*TAN(RADIANS([.$A14]))" office:value-type="float" office:value="0.0609496132716363" calcext:value-type="float">
            <text:p>0.061</text:p>
          </table:table-cell>
          <table:table-cell table:formula="of:=COS(RADIANS([.AJ$1]))*COS(RADIANS([.$A14]))" office:value-type="float" office:value="0.935407202615571" calcext:value-type="float">
            <text:p>0.935</text:p>
          </table:table-cell>
          <table:table-cell table:formula="of:=TAN(RADIANS([.AK$1]))*TAN(RADIANS([.$A14]))" office:value-type="float" office:value="0.0649850624478856" calcext:value-type="float">
            <text:p>0.065</text:p>
          </table:table-cell>
          <table:table-cell table:formula="of:=COS(RADIANS([.AL$1]))*COS(RADIANS([.$A14]))" office:value-type="float" office:value="0.930273649576356" calcext:value-type="float">
            <text:p>0.930</text:p>
          </table:table-cell>
          <table:table-cell table:formula="of:=TAN(RADIANS([.AM$1]))*TAN(RADIANS([.$A14]))" office:value-type="float" office:value="0.0690638134501346" calcext:value-type="float">
            <text:p>0.069</text:p>
          </table:table-cell>
          <table:table-cell table:formula="of:=COS(RADIANS([.AN$1]))*COS(RADIANS([.$A14]))" office:value-type="float" office:value="0.924856726171717" calcext:value-type="float">
            <text:p>0.925</text:p>
          </table:table-cell>
          <table:table-cell table:formula="of:=TAN(RADIANS([.AO$1]))*TAN(RADIANS([.$A14]))" office:value-type="float" office:value="0.0731890935688963" calcext:value-type="float">
            <text:p>0.073</text:p>
          </table:table-cell>
          <table:table-cell table:formula="of:=COS(RADIANS([.AP$1]))*COS(RADIANS([.$A14]))" office:value-type="float" office:value="0.919158082448998" calcext:value-type="float">
            <text:p>0.919</text:p>
          </table:table-cell>
          <table:table-cell table:formula="of:=TAN(RADIANS([.AQ$1]))*TAN(RADIANS([.$A14]))" office:value-type="float" office:value="0.0773642615458564" calcext:value-type="float">
            <text:p>0.077</text:p>
          </table:table-cell>
          <table:table-cell table:formula="of:=COS(RADIANS([.AR$1]))*COS(RADIANS([.$A14]))" office:value-type="float" office:value="0.913179454270281" calcext:value-type="float">
            <text:p>0.913</text:p>
          </table:table-cell>
          <table:table-cell table:formula="of:=TAN(RADIANS([.AS$1]))*TAN(RADIANS([.$A14]))" office:value-type="float" office:value="0.0815928194359089" calcext:value-type="float">
            <text:p>0.082</text:p>
          </table:table-cell>
          <table:table-cell table:formula="of:=COS(RADIANS([.AT$1]))*COS(RADIANS([.$A14]))" office:value-type="float" office:value="0.906922662783625" calcext:value-type="float">
            <text:p>0.907</text:p>
          </table:table-cell>
          <table:table-cell table:formula="of:=TAN(RADIANS([.AU$1]))*TAN(RADIANS([.$A14]))" office:value-type="float" office:value="0.0858784253880368" calcext:value-type="float">
            <text:p>0.086</text:p>
          </table:table-cell>
          <table:table-cell table:formula="of:=COS(RADIANS([.AV$1]))*COS(RADIANS([.$A14]))" office:value-type="float" office:value="0.900389613868328" calcext:value-type="float">
            <text:p>0.900</text:p>
          </table:table-cell>
          <table:table-cell table:formula="of:=TAN(RADIANS([.AW$1]))*TAN(RADIANS([.$A14]))" office:value-type="float" office:value="0.0902249074490281" calcext:value-type="float">
            <text:p>0.0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RADIANS([.B$1]))*COS(RADIANS([.$A15]))" office:value-type="float" office:value="0.974370064785235" calcext:value-type="float">
            <text:p>0.974</text:p>
          </table:table-cell>
          <table:table-cell table:formula="of:=TAN(RADIANS([.C$1]))*TAN(RADIANS([.$A15]))" office:value-type="float" office:value="0" calcext:value-type="float">
            <text:p>0.000</text:p>
          </table:table-cell>
          <table:table-cell table:formula="of:=COS(RADIANS([.D$1]))*COS(RADIANS([.$A15]))" office:value-type="float" office:value="0.974221663504901" calcext:value-type="float">
            <text:p>0.974</text:p>
          </table:table-cell>
          <table:table-cell table:formula="of:=TAN(RADIANS([.E$1]))*TAN(RADIANS([.$A15]))" office:value-type="float" office:value="0.00402981926595685" calcext:value-type="float">
            <text:p>0.004</text:p>
          </table:table-cell>
          <table:table-cell table:formula="of:=COS(RADIANS([.F$1]))*COS(RADIANS([.$A15]))" office:value-type="float" office:value="0.973776504868366" calcext:value-type="float">
            <text:p>0.974</text:p>
          </table:table-cell>
          <table:table-cell table:formula="of:=TAN(RADIANS([.G$1]))*TAN(RADIANS([.$A15]))" office:value-type="float" office:value="0.00806209488527255" calcext:value-type="float">
            <text:p>0.008</text:p>
          </table:table-cell>
          <table:table-cell table:formula="of:=COS(RADIANS([.H$1]))*COS(RADIANS([.$A15]))" office:value-type="float" office:value="0.973034724475263" calcext:value-type="float">
            <text:p>0.973</text:p>
          </table:table-cell>
          <table:table-cell table:formula="of:=TAN(RADIANS([.I$1]))*TAN(RADIANS([.$A15]))" office:value-type="float" office:value="0.0120992892039835" calcext:value-type="float">
            <text:p>0.012</text:p>
          </table:table-cell>
          <table:table-cell table:formula="of:=COS(RADIANS([.J$1]))*COS(RADIANS([.$A15]))" office:value-type="float" office:value="0.971996548279087" calcext:value-type="float">
            <text:p>0.972</text:p>
          </table:table-cell>
          <table:table-cell table:formula="of:=TAN(RADIANS([.K$1]))*TAN(RADIANS([.$A15]))" office:value-type="float" office:value="0.0161438765845757" calcext:value-type="float">
            <text:p>0.016</text:p>
          </table:table-cell>
          <table:table-cell table:formula="of:=COS(RADIANS([.L$1]))*COS(RADIANS([.$A15]))" office:value-type="float" office:value="0.970662292518362" calcext:value-type="float">
            <text:p>0.971</text:p>
          </table:table-cell>
          <table:table-cell table:formula="of:=TAN(RADIANS([.M$1]))*TAN(RADIANS([.$A15]))" office:value-type="float" office:value="0.0201983494922231" calcext:value-type="float">
            <text:p>0.020</text:p>
          </table:table-cell>
          <table:table-cell table:formula="of:=COS(RADIANS([.N$1]))*COS(RADIANS([.$A15]))" office:value-type="float" office:value="0.969032363620319" calcext:value-type="float">
            <text:p>0.969</text:p>
          </table:table-cell>
          <table:table-cell table:formula="of:=TAN(RADIANS([.O$1]))*TAN(RADIANS([.$A15]))" office:value-type="float" office:value="0.0242652246754223" calcext:value-type="float">
            <text:p>0.024</text:p>
          </table:table-cell>
          <table:table-cell table:formula="of:=COS(RADIANS([.P$1]))*COS(RADIANS([.$A15]))" office:value-type="float" office:value="0.967107258077091" calcext:value-type="float">
            <text:p>0.967</text:p>
          </table:table-cell>
          <table:table-cell table:formula="of:=TAN(RADIANS([.Q$1]))*TAN(RADIANS([.$A15]))" office:value-type="float" office:value="0.0283470494738001" calcext:value-type="float">
            <text:p>0.028</text:p>
          </table:table-cell>
          <table:table-cell table:formula="of:=COS(RADIANS([.R$1]))*COS(RADIANS([.$A15]))" office:value-type="float" office:value="0.964887562294474" calcext:value-type="float">
            <text:p>0.965</text:p>
          </table:table-cell>
          <table:table-cell table:formula="of:=TAN(RADIANS([.S$1]))*TAN(RADIANS([.$A15]))" office:value-type="float" office:value="0.0324464082870179" calcext:value-type="float">
            <text:p>0.032</text:p>
          </table:table-cell>
          <table:table-cell table:formula="of:=COS(RADIANS([.T$1]))*COS(RADIANS([.$A15]))" office:value-type="float" office:value="0.962373952413306" calcext:value-type="float">
            <text:p>0.962</text:p>
          </table:table-cell>
          <table:table-cell table:formula="of:=TAN(RADIANS([.U$1]))*TAN(RADIANS([.$A15]))" office:value-type="float" office:value="0.0365659292401604" calcext:value-type="float">
            <text:p>0.037</text:p>
          </table:table-cell>
          <table:table-cell table:formula="of:=COS(RADIANS([.V$1]))*COS(RADIANS([.$A15]))" office:value-type="float" office:value="0.959567194103507" calcext:value-type="float">
            <text:p>0.960</text:p>
          </table:table-cell>
          <table:table-cell table:formula="of:=TAN(RADIANS([.W$1]))*TAN(RADIANS([.$A15]))" office:value-type="float" office:value="0.0407082910827954" calcext:value-type="float">
            <text:p>0.041</text:p>
          </table:table-cell>
          <table:table-cell table:formula="of:=COS(RADIANS([.X$1]))*COS(RADIANS([.$A15]))" office:value-type="float" office:value="0.956468142330848" calcext:value-type="float">
            <text:p>0.956</text:p>
          </table:table-cell>
          <table:table-cell table:formula="of:=TAN(RADIANS([.Y$1]))*TAN(RADIANS([.$A15]))" office:value-type="float" office:value="0.0448762303610528" calcext:value-type="float">
            <text:p>0.045</text:p>
          </table:table-cell>
          <table:table-cell table:formula="of:=COS(RADIANS([.Z$1]))*COS(RADIANS([.$A15]))" office:value-type="float" office:value="0.953077741096521" calcext:value-type="float">
            <text:p>0.953</text:p>
          </table:table-cell>
          <table:table-cell table:formula="of:=TAN(RADIANS([.AA$1]))*TAN(RADIANS([.$A15]))" office:value-type="float" office:value="0.0490725489046272" calcext:value-type="float">
            <text:p>0.049</text:p>
          </table:table-cell>
          <table:table-cell table:formula="of:=COS(RADIANS([.AB$1]))*COS(RADIANS([.$A15]))" office:value-type="float" office:value="0.949397023149584" calcext:value-type="float">
            <text:p>0.949</text:p>
          </table:table-cell>
          <table:table-cell table:formula="of:=TAN(RADIANS([.AC$1]))*TAN(RADIANS([.$A15]))" office:value-type="float" office:value="0.0533001216735895" calcext:value-type="float">
            <text:p>0.053</text:p>
          </table:table-cell>
          <table:table-cell table:formula="of:=COS(RADIANS([.AD$1]))*COS(RADIANS([.$A15]))" office:value-type="float" office:value="0.94542710967238" calcext:value-type="float">
            <text:p>0.945</text:p>
          </table:table-cell>
          <table:table-cell table:formula="of:=TAN(RADIANS([.AE$1]))*TAN(RADIANS([.$A15]))" office:value-type="float" office:value="0.0575619050133544" calcext:value-type="float">
            <text:p>0.058</text:p>
          </table:table-cell>
          <table:table-cell table:formula="of:=COS(RADIANS([.AF$1]))*COS(RADIANS([.$A15]))" office:value-type="float" office:value="0.941169209939011" calcext:value-type="float">
            <text:p>0.941</text:p>
          </table:table-cell>
          <table:table-cell table:formula="of:=TAN(RADIANS([.AG$1]))*TAN(RADIANS([.$A15]))" office:value-type="float" office:value="0.0618609453701287" calcext:value-type="float">
            <text:p>0.062</text:p>
          </table:table-cell>
          <table:table-cell table:formula="of:=COS(RADIANS([.AH$1]))*COS(RADIANS([.$A15]))" office:value-type="float" office:value="0.936624620946985" calcext:value-type="float">
            <text:p>0.937</text:p>
          </table:table-cell>
          <table:table-cell table:formula="of:=TAN(RADIANS([.AI$1]))*TAN(RADIANS([.$A15]))" office:value-type="float" office:value="0.0662003885237378" calcext:value-type="float">
            <text:p>0.066</text:p>
          </table:table-cell>
          <table:table-cell table:formula="of:=COS(RADIANS([.AJ$1]))*COS(RADIANS([.$A15]))" office:value-type="float" office:value="0.931794727022132" calcext:value-type="float">
            <text:p>0.932</text:p>
          </table:table-cell>
          <table:table-cell table:formula="of:=TAN(RADIANS([.AK$1]))*TAN(RADIANS([.$A15]))" office:value-type="float" office:value="0.0705834893999466" calcext:value-type="float">
            <text:p>0.071</text:p>
          </table:table-cell>
          <table:table-cell table:formula="of:=COS(RADIANS([.AL$1]))*COS(RADIANS([.$A15]))" office:value-type="float" office:value="0.926680999396929" calcext:value-type="float">
            <text:p>0.927</text:p>
          </table:table-cell>
          <table:table-cell table:formula="of:=TAN(RADIANS([.AM$1]))*TAN(RADIANS([.$A15]))" office:value-type="float" office:value="0.0750136225303585" calcext:value-type="float">
            <text:p>0.075</text:p>
          </table:table-cell>
          <table:table-cell table:formula="of:=COS(RADIANS([.AN$1]))*COS(RADIANS([.$A15]))" office:value-type="float" office:value="0.92128499576235" calcext:value-type="float">
            <text:p>0.921</text:p>
          </table:table-cell>
          <table:table-cell table:formula="of:=TAN(RADIANS([.AO$1]))*TAN(RADIANS([.$A15]))" office:value-type="float" office:value="0.0794942932347674" calcext:value-type="float">
            <text:p>0.079</text:p>
          </table:table-cell>
          <table:table-cell table:formula="of:=COS(RADIANS([.AP$1]))*COS(RADIANS([.$A15]))" office:value-type="float" office:value="0.915608359793373" calcext:value-type="float">
            <text:p>0.916</text:p>
          </table:table-cell>
          <table:table-cell table:formula="of:=TAN(RADIANS([.AQ$1]))*TAN(RADIANS([.$A15]))" office:value-type="float" office:value="0.0840291496085856" calcext:value-type="float">
            <text:p>0.084</text:p>
          </table:table-cell>
          <table:table-cell table:formula="of:=COS(RADIANS([.AR$1]))*COS(RADIANS([.$A15]))" office:value-type="float" office:value="0.909652820648306" calcext:value-type="float">
            <text:p>0.910</text:p>
          </table:table-cell>
          <table:table-cell table:formula="of:=TAN(RADIANS([.AS$1]))*TAN(RADIANS([.$A15]))" office:value-type="float" office:value="0.0886219954067862" calcext:value-type="float">
            <text:p>0.089</text:p>
          </table:table-cell>
          <table:table-cell table:formula="of:=COS(RADIANS([.AT$1]))*COS(RADIANS([.$A15]))" office:value-type="float" office:value="0.903420192442065" calcext:value-type="float">
            <text:p>0.903</text:p>
          </table:table-cell>
          <table:table-cell table:formula="of:=TAN(RADIANS([.AU$1]))*TAN(RADIANS([.$A15]))" office:value-type="float" office:value="0.0932768039258509" calcext:value-type="float">
            <text:p>0.093</text:p>
          </table:table-cell>
          <table:table-cell table:formula="of:=COS(RADIANS([.AV$1]))*COS(RADIANS([.$A15]))" office:value-type="float" office:value="0.896912373693578" calcext:value-type="float">
            <text:p>0.897</text:p>
          </table:table-cell>
          <table:table-cell table:formula="of:=TAN(RADIANS([.AW$1]))*TAN(RADIANS([.$A15]))" office:value-type="float" office:value="0.0979977329966673" calcext:value-type="float">
            <text:p>0.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RADIANS([.B$1]))*COS(RADIANS([.$A16]))" office:value-type="float" office:value="0.970295726275997" calcext:value-type="float">
            <text:p>0.970</text:p>
          </table:table-cell>
          <table:table-cell table:formula="of:=TAN(RADIANS([.C$1]))*TAN(RADIANS([.$A16]))" office:value-type="float" office:value="0" calcext:value-type="float">
            <text:p>0.000</text:p>
          </table:table-cell>
          <table:table-cell table:formula="of:=COS(RADIANS([.D$1]))*COS(RADIANS([.$A16]))" office:value-type="float" office:value="0.970147945537152" calcext:value-type="float">
            <text:p>0.970</text:p>
          </table:table-cell>
          <table:table-cell table:formula="of:=TAN(RADIANS([.E$1]))*TAN(RADIANS([.$A16]))" office:value-type="float" office:value="0.00435203647805054" calcext:value-type="float">
            <text:p>0.004</text:p>
          </table:table-cell>
          <table:table-cell table:formula="of:=COS(RADIANS([.F$1]))*COS(RADIANS([.$A16]))" office:value-type="float" office:value="0.969704648336062" calcext:value-type="float">
            <text:p>0.970</text:p>
          </table:table-cell>
          <table:table-cell table:formula="of:=TAN(RADIANS([.G$1]))*TAN(RADIANS([.$A16]))" office:value-type="float" office:value="0.00870672571512454" calcext:value-type="float">
            <text:p>0.009</text:p>
          </table:table-cell>
          <table:table-cell table:formula="of:=COS(RADIANS([.H$1]))*COS(RADIANS([.$A16]))" office:value-type="float" office:value="0.96896596970535" calcext:value-type="float">
            <text:p>0.969</text:p>
          </table:table-cell>
          <table:table-cell table:formula="of:=TAN(RADIANS([.I$1]))*TAN(RADIANS([.$A16]))" office:value-type="float" office:value="0.0130667269420869" calcext:value-type="float">
            <text:p>0.013</text:p>
          </table:table-cell>
          <table:table-cell table:formula="of:=COS(RADIANS([.J$1]))*COS(RADIANS([.$A16]))" office:value-type="float" office:value="0.967932134653681" calcext:value-type="float">
            <text:p>0.968</text:p>
          </table:table-cell>
          <table:table-cell table:formula="of:=TAN(RADIANS([.K$1]))*TAN(RADIANS([.$A16]))" office:value-type="float" office:value="0.0174347123670661" calcext:value-type="float">
            <text:p>0.017</text:p>
          </table:table-cell>
          <table:table-cell table:formula="of:=COS(RADIANS([.L$1]))*COS(RADIANS([.$A16]))" office:value-type="float" office:value="0.966603458097227" calcext:value-type="float">
            <text:p>0.967</text:p>
          </table:table-cell>
          <table:table-cell table:formula="of:=TAN(RADIANS([.M$1]))*TAN(RADIANS([.$A16]))" office:value-type="float" office:value="0.0218133737483377" calcext:value-type="float">
            <text:p>0.022</text:p>
          </table:table-cell>
          <table:table-cell table:formula="of:=COS(RADIANS([.N$1]))*COS(RADIANS([.$A16]))" office:value-type="float" office:value="0.964980344763739" calcext:value-type="float">
            <text:p>0.965</text:p>
          </table:table-cell>
          <table:table-cell table:formula="of:=TAN(RADIANS([.O$1]))*TAN(RADIANS([.$A16]))" office:value-type="float" office:value="0.0262054290691509" calcext:value-type="float">
            <text:p>0.026</text:p>
          </table:table-cell>
          <table:table-cell table:formula="of:=COS(RADIANS([.P$1]))*COS(RADIANS([.$A16]))" office:value-type="float" office:value="0.963063289069262" calcext:value-type="float">
            <text:p>0.963</text:p>
          </table:table-cell>
          <table:table-cell table:formula="of:=TAN(RADIANS([.Q$1]))*TAN(RADIANS([.$A16]))" office:value-type="float" office:value="0.0306136293498981" calcext:value-type="float">
            <text:p>0.031</text:p>
          </table:table-cell>
          <table:table-cell table:formula="of:=COS(RADIANS([.R$1]))*COS(RADIANS([.$A16]))" office:value-type="float" office:value="0.960852874967531" calcext:value-type="float">
            <text:p>0.961</text:p>
          </table:table-cell>
          <table:table-cell table:formula="of:=TAN(RADIANS([.S$1]))*TAN(RADIANS([.$A16]))" office:value-type="float" office:value="0.0350407656342608" calcext:value-type="float">
            <text:p>0.035</text:p>
          </table:table-cell>
          <table:table-cell table:formula="of:=COS(RADIANS([.T$1]))*COS(RADIANS([.$A16]))" office:value-type="float" office:value="0.958349775772093" calcext:value-type="float">
            <text:p>0.958</text:p>
          </table:table-cell>
          <table:table-cell table:formula="of:=TAN(RADIANS([.U$1]))*TAN(RADIANS([.$A16]))" office:value-type="float" office:value="0.0394896761875516" calcext:value-type="float">
            <text:p>0.039</text:p>
          </table:table-cell>
          <table:table-cell table:formula="of:=COS(RADIANS([.V$1]))*COS(RADIANS([.$A16]))" office:value-type="float" office:value="0.955554753951213" calcext:value-type="float">
            <text:p>0.956</text:p>
          </table:table-cell>
          <table:table-cell table:formula="of:=TAN(RADIANS([.W$1]))*TAN(RADIANS([.$A16]))" office:value-type="float" office:value="0.0439632539474096" calcext:value-type="float">
            <text:p>0.044</text:p>
          </table:table-cell>
          <table:table-cell table:formula="of:=COS(RADIANS([.X$1]))*COS(RADIANS([.$A16]))" office:value-type="float" office:value="0.952468660895612" calcext:value-type="float">
            <text:p>0.952</text:p>
          </table:table-cell>
          <table:table-cell table:formula="of:=TAN(RADIANS([.Y$1]))*TAN(RADIANS([.$A16]))" office:value-type="float" office:value="0.0484644542693474" calcext:value-type="float">
            <text:p>0.048</text:p>
          </table:table-cell>
          <table:table-cell table:formula="of:=COS(RADIANS([.Z$1]))*COS(RADIANS([.$A16]))" office:value-type="float" office:value="0.949092436659132" calcext:value-type="float">
            <text:p>0.949</text:p>
          </table:table-cell>
          <table:table-cell table:formula="of:=TAN(RADIANS([.AA$1]))*TAN(RADIANS([.$A16]))" office:value-type="float" office:value="0.0529963030124" calcext:value-type="float">
            <text:p>0.053</text:p>
          </table:table-cell>
          <table:table-cell table:formula="of:=COS(RADIANS([.AB$1]))*COS(RADIANS([.$A16]))" office:value-type="float" office:value="0.94542710967238" calcext:value-type="float">
            <text:p>0.945</text:p>
          </table:table-cell>
          <table:table-cell table:formula="of:=TAN(RADIANS([.AC$1]))*TAN(RADIANS([.$A16]))" office:value-type="float" office:value="0.0575619050133544" calcext:value-type="float">
            <text:p>0.058</text:p>
          </table:table-cell>
          <table:table-cell table:formula="of:=COS(RADIANS([.AD$1]))*COS(RADIANS([.$A16]))" office:value-type="float" office:value="0.941473796429464" calcext:value-type="float">
            <text:p>0.941</text:p>
          </table:table-cell>
          <table:table-cell table:formula="of:=TAN(RADIANS([.AE$1]))*TAN(RADIANS([.$A16]))" office:value-type="float" office:value="0.0621644530017691" calcext:value-type="float">
            <text:p>0.062</text:p>
          </table:table-cell>
          <table:table-cell table:formula="of:=COS(RADIANS([.AF$1]))*COS(RADIANS([.$A16]))" office:value-type="float" office:value="0.937233701147894" calcext:value-type="float">
            <text:p>0.937</text:p>
          </table:table-cell>
          <table:table-cell table:formula="of:=TAN(RADIANS([.AG$1]))*TAN(RADIANS([.$A16]))" office:value-type="float" office:value="0.0668072370122949" calcext:value-type="float">
            <text:p>0.067</text:p>
          </table:table-cell>
          <table:table-cell table:formula="of:=COS(RADIANS([.AH$1]))*COS(RADIANS([.$A16]))" office:value-type="float" office:value="0.932708115401767" calcext:value-type="float">
            <text:p>0.933</text:p>
          </table:table-cell>
          <table:table-cell table:formula="of:=TAN(RADIANS([.AI$1]))*TAN(RADIANS([.$A16]))" office:value-type="float" office:value="0.071493654355741" calcext:value-type="float">
            <text:p>0.071</text:p>
          </table:table-cell>
          <table:table-cell table:formula="of:=COS(RADIANS([.AJ$1]))*COS(RADIANS([.$A16]))" office:value-type="float" office:value="0.927898417728343" calcext:value-type="float">
            <text:p>0.928</text:p>
          </table:table-cell>
          <table:table-cell table:formula="of:=TAN(RADIANS([.AK$1]))*TAN(RADIANS([.$A16]))" office:value-type="float" office:value="0.0762272202159724" calcext:value-type="float">
            <text:p>0.076</text:p>
          </table:table-cell>
          <table:table-cell table:formula="of:=COS(RADIANS([.AL$1]))*COS(RADIANS([.$A16]))" office:value-type="float" office:value="0.922806073208125" calcext:value-type="float">
            <text:p>0.923</text:p>
          </table:table-cell>
          <table:table-cell table:formula="of:=TAN(RADIANS([.AM$1]))*TAN(RADIANS([.$A16]))" office:value-type="float" office:value="0.0810115789461635" calcext:value-type="float">
            <text:p>0.081</text:p>
          </table:table-cell>
          <table:table-cell table:formula="of:=COS(RADIANS([.AN$1]))*COS(RADIANS([.$A16]))" office:value-type="float" office:value="0.917432633018585" calcext:value-type="float">
            <text:p>0.917</text:p>
          </table:table-cell>
          <table:table-cell table:formula="of:=TAN(RADIANS([.AO$1]))*TAN(RADIANS([.$A16]))" office:value-type="float" office:value="0.0858505161452713" calcext:value-type="float">
            <text:p>0.086</text:p>
          </table:table-cell>
          <table:table-cell table:formula="of:=COS(RADIANS([.AP$1]))*COS(RADIANS([.$A16]))" office:value-type="float" office:value="0.911779733961658" calcext:value-type="float">
            <text:p>0.912</text:p>
          </table:table-cell>
          <table:table-cell table:formula="of:=TAN(RADIANS([.AQ$1]))*TAN(RADIANS([.$A16]))" office:value-type="float" office:value="0.0907479716039568" calcext:value-type="float">
            <text:p>0.091</text:p>
          </table:table-cell>
          <table:table-cell table:formula="of:=COS(RADIANS([.AR$1]))*COS(RADIANS([.$A16]))" office:value-type="float" office:value="0.905849097965157" calcext:value-type="float">
            <text:p>0.906</text:p>
          </table:table-cell>
          <table:table-cell table:formula="of:=TAN(RADIANS([.AS$1]))*TAN(RADIANS([.$A16]))" office:value-type="float" office:value="0.095708053218705" calcext:value-type="float">
            <text:p>0.096</text:p>
          </table:table-cell>
          <table:table-cell table:formula="of:=COS(RADIANS([.AT$1]))*COS(RADIANS([.$A16]))" office:value-type="float" office:value="0.899642531558259" calcext:value-type="float">
            <text:p>0.900</text:p>
          </table:table-cell>
          <table:table-cell table:formula="of:=TAN(RADIANS([.AU$1]))*TAN(RADIANS([.$A16]))" office:value-type="float" office:value="0.100735051983748" calcext:value-type="float">
            <text:p>0.101</text:p>
          </table:table-cell>
          <table:table-cell table:formula="of:=COS(RADIANS([.AV$1]))*COS(RADIANS([.$A16]))" office:value-type="float" office:value="0.893161925321215" calcext:value-type="float">
            <text:p>0.893</text:p>
          </table:table-cell>
          <table:table-cell table:formula="of:=TAN(RADIANS([.AW$1]))*TAN(RADIANS([.$A16]))" office:value-type="float" office:value="0.105833458182767" calcext:value-type="float">
            <text:p>0.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RADIANS([.B$1]))*COS(RADIANS([.$A17]))" office:value-type="float" office:value="0.965925826289068" calcext:value-type="float">
            <text:p>0.966</text:p>
          </table:table-cell>
          <table:table-cell table:formula="of:=TAN(RADIANS([.C$1]))*TAN(RADIANS([.$A17]))" office:value-type="float" office:value="0" calcext:value-type="float">
            <text:p>0.000</text:p>
          </table:table-cell>
          <table:table-cell table:formula="of:=COS(RADIANS([.D$1]))*COS(RADIANS([.$A17]))" office:value-type="float" office:value="0.965778711107158" calcext:value-type="float">
            <text:p>0.966</text:p>
          </table:table-cell>
          <table:table-cell table:formula="of:=TAN(RADIANS([.E$1]))*TAN(RADIANS([.$A17]))" office:value-type="float" office:value="0.00467707055134871" calcext:value-type="float">
            <text:p>0.005</text:p>
          </table:table-cell>
          <table:table-cell table:formula="of:=COS(RADIANS([.F$1]))*COS(RADIANS([.$A17]))" office:value-type="float" office:value="0.965337410374136" calcext:value-type="float">
            <text:p>0.965</text:p>
          </table:table-cell>
          <table:table-cell table:formula="of:=TAN(RADIANS([.G$1]))*TAN(RADIANS([.$A17]))" office:value-type="float" office:value="0.00935699198438719" calcext:value-type="float">
            <text:p>0.009</text:p>
          </table:table-cell>
          <table:table-cell table:formula="of:=COS(RADIANS([.H$1]))*COS(RADIANS([.$A17]))" office:value-type="float" office:value="0.96460205851448" calcext:value-type="float">
            <text:p>0.965</text:p>
          </table:table-cell>
          <table:table-cell table:formula="of:=TAN(RADIANS([.I$1]))*TAN(RADIANS([.$A17]))" office:value-type="float" office:value="0.0140426221359994" calcext:value-type="float">
            <text:p>0.014</text:p>
          </table:table-cell>
          <table:table-cell table:formula="of:=COS(RADIANS([.J$1]))*COS(RADIANS([.$A17]))" office:value-type="float" office:value="0.96357287952349" calcext:value-type="float">
            <text:p>0.964</text:p>
          </table:table-cell>
          <table:table-cell table:formula="of:=TAN(RADIANS([.K$1]))*TAN(RADIANS([.$A17]))" office:value-type="float" office:value="0.0187368327895466" calcext:value-type="float">
            <text:p>0.019</text:p>
          </table:table-cell>
          <table:table-cell table:formula="of:=COS(RADIANS([.L$1]))*COS(RADIANS([.$A17]))" office:value-type="float" office:value="0.962250186899058" calcext:value-type="float">
            <text:p>0.962</text:p>
          </table:table-cell>
          <table:table-cell table:formula="of:=TAN(RADIANS([.M$1]))*TAN(RADIANS([.$A17]))" office:value-type="float" office:value="0.0234425167386496" calcext:value-type="float">
            <text:p>0.023</text:p>
          </table:table-cell>
          <table:table-cell table:formula="of:=COS(RADIANS([.N$1]))*COS(RADIANS([.$A17]))" office:value-type="float" office:value="0.96063438354617" calcext:value-type="float">
            <text:p>0.961</text:p>
          </table:table-cell>
          <table:table-cell table:formula="of:=TAN(RADIANS([.O$1]))*TAN(RADIANS([.$A17]))" office:value-type="float" office:value="0.0281625949605287" calcext:value-type="float">
            <text:p>0.028</text:p>
          </table:table-cell>
          <table:table-cell table:formula="of:=COS(RADIANS([.P$1]))*COS(RADIANS([.$A17]))" office:value-type="float" office:value="0.958725961654179" calcext:value-type="float">
            <text:p>0.959</text:p>
          </table:table-cell>
          <table:table-cell table:formula="of:=TAN(RADIANS([.Q$1]))*TAN(RADIANS([.$A17]))" office:value-type="float" office:value="0.0329000239369433" calcext:value-type="float">
            <text:p>0.033</text:p>
          </table:table-cell>
          <table:table-cell table:formula="of:=COS(RADIANS([.R$1]))*COS(RADIANS([.$A17]))" office:value-type="float" office:value="0.956525502546881" calcext:value-type="float">
            <text:p>0.957</text:p>
          </table:table-cell>
          <table:table-cell table:formula="of:=TAN(RADIANS([.S$1]))*TAN(RADIANS([.$A17]))" office:value-type="float" office:value="0.0376578031621017" calcext:value-type="float">
            <text:p>0.038</text:p>
          </table:table-cell>
          <table:table-cell table:formula="of:=COS(RADIANS([.T$1]))*COS(RADIANS([.$A17]))" office:value-type="float" office:value="0.954033676505437" calcext:value-type="float">
            <text:p>0.954</text:p>
          </table:table-cell>
          <table:table-cell table:formula="of:=TAN(RADIANS([.U$1]))*TAN(RADIANS([.$A17]))" office:value-type="float" office:value="0.0424389828786148" calcext:value-type="float">
            <text:p>0.042</text:p>
          </table:table-cell>
          <table:table-cell table:formula="of:=COS(RADIANS([.V$1]))*COS(RADIANS([.$A17]))" office:value-type="float" office:value="0.951251242564198" calcext:value-type="float">
            <text:p>0.951</text:p>
          </table:table-cell>
          <table:table-cell table:formula="of:=TAN(RADIANS([.W$1]))*TAN(RADIANS([.$A17]))" office:value-type="float" office:value="0.0472466720846513" calcext:value-type="float">
            <text:p>0.047</text:p>
          </table:table-cell>
          <table:table-cell table:formula="of:=COS(RADIANS([.X$1]))*COS(RADIANS([.$A17]))" office:value-type="float" office:value="0.948179048279496" calcext:value-type="float">
            <text:p>0.948</text:p>
          </table:table-cell>
          <table:table-cell table:formula="of:=TAN(RADIANS([.Y$1]))*TAN(RADIANS([.$A17]))" office:value-type="float" office:value="0.0520840468579636" calcext:value-type="float">
            <text:p>0.052</text:p>
          </table:table-cell>
          <table:table-cell table:formula="of:=COS(RADIANS([.Z$1]))*COS(RADIANS([.$A17]))" office:value-type="float" office:value="0.944818029471471" calcext:value-type="float">
            <text:p>0.945</text:p>
          </table:table-cell>
          <table:table-cell table:formula="of:=TAN(RADIANS([.AA$1]))*TAN(RADIANS([.$A17]))" office:value-type="float" office:value="0.0569543590454186" calcext:value-type="float">
            <text:p>0.057</text:p>
          </table:table-cell>
          <table:table-cell table:formula="of:=COS(RADIANS([.AB$1]))*COS(RADIANS([.$A17]))" office:value-type="float" office:value="0.941169209939011" calcext:value-type="float">
            <text:p>0.941</text:p>
          </table:table-cell>
          <table:table-cell table:formula="of:=TAN(RADIANS([.AC$1]))*TAN(RADIANS([.$A17]))" office:value-type="float" office:value="0.0618609453701287" calcext:value-type="float">
            <text:p>0.062</text:p>
          </table:table-cell>
          <table:table-cell table:formula="of:=COS(RADIANS([.AD$1]))*COS(RADIANS([.$A17]))" office:value-type="float" office:value="0.937233701147894" calcext:value-type="float">
            <text:p>0.937</text:p>
          </table:table-cell>
          <table:table-cell table:formula="of:=TAN(RADIANS([.AE$1]))*TAN(RADIANS([.$A17]))" office:value-type="float" office:value="0.0668072370122949" calcext:value-type="float">
            <text:p>0.067</text:p>
          </table:table-cell>
          <table:table-cell table:formula="of:=COS(RADIANS([.AF$1]))*COS(RADIANS([.$A17]))" office:value-type="float" office:value="0.933012701892219" calcext:value-type="float">
            <text:p>0.933</text:p>
          </table:table-cell>
          <table:table-cell table:formula="of:=TAN(RADIANS([.AG$1]))*TAN(RADIANS([.$A17]))" office:value-type="float" office:value="0.0717967697244908" calcext:value-type="float">
            <text:p>0.072</text:p>
          </table:table-cell>
          <table:table-cell table:formula="of:=COS(RADIANS([.AH$1]))*COS(RADIANS([.$A17]))" office:value-type="float" office:value="0.928507497929252" calcext:value-type="float">
            <text:p>0.929</text:p>
          </table:table-cell>
          <table:table-cell table:formula="of:=TAN(RADIANS([.AI$1]))*TAN(RADIANS([.$A17]))" office:value-type="float" office:value="0.0768331945474233" calcext:value-type="float">
            <text:p>0.077</text:p>
          </table:table-cell>
          <table:table-cell table:formula="of:=COS(RADIANS([.AJ$1]))*COS(RADIANS([.$A17]))" office:value-type="float" office:value="0.923719461587761" calcext:value-type="float">
            <text:p>0.924</text:p>
          </table:table-cell>
          <table:table-cell table:formula="of:=TAN(RADIANS([.AK$1]))*TAN(RADIANS([.$A17]))" office:value-type="float" office:value="0.0819202891982649" calcext:value-type="float">
            <text:p>0.082</text:p>
          </table:table-cell>
          <table:table-cell table:formula="of:=COS(RADIANS([.AL$1]))*COS(RADIANS([.$A17]))" office:value-type="float" office:value="0.918650051349999" calcext:value-type="float">
            <text:p>0.919</text:p>
          </table:table-cell>
          <table:table-cell table:formula="of:=TAN(RADIANS([.AM$1]))*TAN(RADIANS([.$A17]))" office:value-type="float" office:value="0.0870619702105729" calcext:value-type="float">
            <text:p>0.087</text:p>
          </table:table-cell>
          <table:table-cell table:formula="of:=COS(RADIANS([.AN$1]))*COS(RADIANS([.$A17]))" office:value-type="float" office:value="0.913300811407433" calcext:value-type="float">
            <text:p>0.913</text:p>
          </table:table-cell>
          <table:table-cell table:formula="of:=TAN(RADIANS([.AO$1]))*TAN(RADIANS([.$A17]))" office:value-type="float" office:value="0.0922623059127017" calcext:value-type="float">
            <text:p>0.092</text:p>
          </table:table-cell>
          <table:table-cell table:formula="of:=COS(RADIANS([.AP$1]))*COS(RADIANS([.$A17]))" office:value-type="float" office:value="0.907673371190369" calcext:value-type="float">
            <text:p>0.908</text:p>
          </table:table-cell>
          <table:table-cell table:formula="of:=TAN(RADIANS([.AQ$1]))*TAN(RADIANS([.$A17]))" office:value-type="float" office:value="0.0975255303405955" calcext:value-type="float">
            <text:p>0.098</text:p>
          </table:table-cell>
          <table:table-cell table:formula="of:=COS(RADIANS([.AR$1]))*COS(RADIANS([.$A17]))" office:value-type="float" office:value="0.90176944487161" calcext:value-type="float">
            <text:p>0.902</text:p>
          </table:table-cell>
          <table:table-cell table:formula="of:=TAN(RADIANS([.AS$1]))*TAN(RADIANS([.$A17]))" office:value-type="float" office:value="0.102856058191092" calcext:value-type="float">
            <text:p>0.103</text:p>
          </table:table-cell>
          <table:table-cell table:formula="of:=COS(RADIANS([.AT$1]))*COS(RADIANS([.$A17]))" office:value-type="float" office:value="0.895590830844308" calcext:value-type="float">
            <text:p>0.896</text:p>
          </table:table-cell>
          <table:table-cell table:formula="of:=TAN(RADIANS([.AU$1]))*TAN(RADIANS([.$A17]))" office:value-type="float" office:value="0.108258500933525" calcext:value-type="float">
            <text:p>0.108</text:p>
          </table:table-cell>
          <table:table-cell table:formula="of:=COS(RADIANS([.AV$1]))*COS(RADIANS([.$A17]))" office:value-type="float" office:value="0.889139411174146" calcext:value-type="float">
            <text:p>0.889</text:p>
          </table:table-cell>
          <table:table-cell table:formula="of:=TAN(RADIANS([.AW$1]))*TAN(RADIANS([.$A17]))" office:value-type="float" office:value="0.113737684210713" calcext:value-type="float">
            <text:p>0.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RADIANS([.B$1]))*COS(RADIANS([.$A18]))" office:value-type="float" office:value="0.961261695938319" calcext:value-type="float">
            <text:p>0.961</text:p>
          </table:table-cell>
          <table:table-cell table:formula="of:=TAN(RADIANS([.C$1]))*TAN(RADIANS([.$A18]))" office:value-type="float" office:value="0" calcext:value-type="float">
            <text:p>0.000</text:p>
          </table:table-cell>
          <table:table-cell table:formula="of:=COS(RADIANS([.D$1]))*COS(RADIANS([.$A18]))" office:value-type="float" office:value="0.961115291126052" calcext:value-type="float">
            <text:p>0.961</text:p>
          </table:table-cell>
          <table:table-cell table:formula="of:=TAN(RADIANS([.E$1]))*TAN(RADIANS([.$A18]))" office:value-type="float" office:value="0.00500515932628679" calcext:value-type="float">
            <text:p>0.005</text:p>
          </table:table-cell>
          <table:table-cell table:formula="of:=COS(RADIANS([.F$1]))*COS(RADIANS([.$A18]))" office:value-type="float" office:value="0.960676121285575" calcext:value-type="float">
            <text:p>0.961</text:p>
          </table:table-cell>
          <table:table-cell table:formula="of:=TAN(RADIANS([.G$1]))*TAN(RADIANS([.$A18]))" office:value-type="float" office:value="0.0100133695189056" calcext:value-type="float">
            <text:p>0.010</text:p>
          </table:table-cell>
          <table:table-cell table:formula="of:=COS(RADIANS([.H$1]))*COS(RADIANS([.$A18]))" office:value-type="float" office:value="0.959944320192276" calcext:value-type="float">
            <text:p>0.960</text:p>
          </table:table-cell>
          <table:table-cell table:formula="of:=TAN(RADIANS([.I$1]))*TAN(RADIANS([.$A18]))" office:value-type="float" office:value="0.0150276888872781" calcext:value-type="float">
            <text:p>0.015</text:p>
          </table:table-cell>
          <table:table-cell table:formula="of:=COS(RADIANS([.J$1]))*COS(RADIANS([.$A18]))" office:value-type="float" office:value="0.958920110759857" calcext:value-type="float">
            <text:p>0.959</text:p>
          </table:table-cell>
          <table:table-cell table:formula="of:=TAN(RADIANS([.K$1]))*TAN(RADIANS([.$A18]))" office:value-type="float" office:value="0.0200511906656255" calcext:value-type="float">
            <text:p>0.020</text:p>
          </table:table-cell>
          <table:table-cell table:formula="of:=COS(RADIANS([.L$1]))*COS(RADIANS([.$A18]))" office:value-type="float" office:value="0.957603804972433" calcext:value-type="float">
            <text:p>0.958</text:p>
          </table:table-cell>
          <table:table-cell table:formula="of:=TAN(RADIANS([.M$1]))*TAN(RADIANS([.$A18]))" office:value-type="float" office:value="0.0250869705722636" calcext:value-type="float">
            <text:p>0.025</text:p>
          </table:table-cell>
          <table:table-cell table:formula="of:=COS(RADIANS([.N$1]))*COS(RADIANS([.$A18]))" office:value-type="float" office:value="0.955995803789498" calcext:value-type="float">
            <text:p>0.956</text:p>
          </table:table-cell>
          <table:table-cell table:formula="of:=TAN(RADIANS([.O$1]))*TAN(RADIANS([.$A18]))" office:value-type="float" office:value="0.0301381544861409" calcext:value-type="float">
            <text:p>0.030</text:p>
          </table:table-cell>
          <table:table-cell table:formula="of:=COS(RADIANS([.P$1]))*COS(RADIANS([.$A18]))" office:value-type="float" office:value="0.954096597023789" calcext:value-type="float">
            <text:p>0.954</text:p>
          </table:table-cell>
          <table:table-cell table:formula="of:=TAN(RADIANS([.Q$1]))*TAN(RADIANS([.$A18]))" office:value-type="float" office:value="0.0352079062813292" calcext:value-type="float">
            <text:p>0.035</text:p>
          </table:table-cell>
          <table:table-cell table:formula="of:=COS(RADIANS([.R$1]))*COS(RADIANS([.$A18]))" office:value-type="float" office:value="0.951906763192086" calcext:value-type="float">
            <text:p>0.952</text:p>
          </table:table-cell>
          <table:table-cell table:formula="of:=TAN(RADIANS([.S$1]))*TAN(RADIANS([.$A18]))" office:value-type="float" office:value="0.0402994358616021" calcext:value-type="float">
            <text:p>0.040</text:p>
          </table:table-cell>
          <table:table-cell table:formula="of:=COS(RADIANS([.T$1]))*COS(RADIANS([.$A18]))" office:value-type="float" office:value="0.949426969338986" calcext:value-type="float">
            <text:p>0.949</text:p>
          </table:table-cell>
          <table:table-cell table:formula="of:=TAN(RADIANS([.U$1]))*TAN(RADIANS([.$A18]))" office:value-type="float" office:value="0.045416007439052" calcext:value-type="float">
            <text:p>0.045</text:p>
          </table:table-cell>
          <table:table-cell table:formula="of:=COS(RADIANS([.V$1]))*COS(RADIANS([.$A18]))" office:value-type="float" office:value="0.94665797083372" calcext:value-type="float">
            <text:p>0.947</text:p>
          </table:table-cell>
          <table:table-cell table:formula="of:=TAN(RADIANS([.W$1]))*TAN(RADIANS([.$A18]))" office:value-type="float" office:value="0.0505609481029347" calcext:value-type="float">
            <text:p>0.051</text:p>
          </table:table-cell>
          <table:table-cell table:formula="of:=COS(RADIANS([.X$1]))*COS(RADIANS([.$A18]))" office:value-type="float" office:value="0.943600611140057" calcext:value-type="float">
            <text:p>0.944</text:p>
          </table:table-cell>
          <table:table-cell table:formula="of:=TAN(RADIANS([.Y$1]))*TAN(RADIANS([.$A18]))" office:value-type="float" office:value="0.0557376567276114" calcext:value-type="float">
            <text:p>0.056</text:p>
          </table:table-cell>
          <table:table-cell table:formula="of:=COS(RADIANS([.Z$1]))*COS(RADIANS([.$A18]))" office:value-type="float" office:value="0.940255821559376" calcext:value-type="float">
            <text:p>0.940</text:p>
          </table:table-cell>
          <table:table-cell table:formula="of:=TAN(RADIANS([.AA$1]))*TAN(RADIANS([.$A18]))" office:value-type="float" office:value="0.0609496132716363" calcext:value-type="float">
            <text:p>0.061</text:p>
          </table:table-cell>
          <table:table-cell table:formula="of:=COS(RADIANS([.AB$1]))*COS(RADIANS([.$A18]))" office:value-type="float" office:value="0.936624620946985" calcext:value-type="float">
            <text:p>0.937</text:p>
          </table:table-cell>
          <table:table-cell table:formula="of:=TAN(RADIANS([.AC$1]))*TAN(RADIANS([.$A18]))" office:value-type="float" office:value="0.0662003885237378" calcext:value-type="float">
            <text:p>0.066</text:p>
          </table:table-cell>
          <table:table-cell table:formula="of:=COS(RADIANS([.AD$1]))*COS(RADIANS([.$A18]))" office:value-type="float" office:value="0.932708115401767" calcext:value-type="float">
            <text:p>0.933</text:p>
          </table:table-cell>
          <table:table-cell table:formula="of:=TAN(RADIANS([.AE$1]))*TAN(RADIANS([.$A18]))" office:value-type="float" office:value="0.071493654355741" calcext:value-type="float">
            <text:p>0.071</text:p>
          </table:table-cell>
          <table:table-cell table:formula="of:=COS(RADIANS([.AF$1]))*COS(RADIANS([.$A18]))" office:value-type="float" office:value="0.928507497929252" calcext:value-type="float">
            <text:p>0.929</text:p>
          </table:table-cell>
          <table:table-cell table:formula="of:=TAN(RADIANS([.AG$1]))*TAN(RADIANS([.$A18]))" office:value-type="float" office:value="0.0768331945474233" calcext:value-type="float">
            <text:p>0.077</text:p>
          </table:table-cell>
          <table:table-cell table:formula="of:=COS(RADIANS([.AH$1]))*COS(RADIANS([.$A18]))" office:value-type="float" office:value="0.924024048078213" calcext:value-type="float">
            <text:p>0.924</text:p>
          </table:table-cell>
          <table:table-cell table:formula="of:=TAN(RADIANS([.AI$1]))*TAN(RADIANS([.$A18]))" office:value-type="float" office:value="0.0822229162539676" calcext:value-type="float">
            <text:p>0.082</text:p>
          </table:table-cell>
          <table:table-cell table:formula="of:=COS(RADIANS([.AJ$1]))*COS(RADIANS([.$A18]))" office:value-type="float" office:value="0.919259131550908" calcext:value-type="float">
            <text:p>0.919</text:p>
          </table:table-cell>
          <table:table-cell table:formula="of:=TAN(RADIANS([.AK$1]))*TAN(RADIANS([.$A18]))" office:value-type="float" office:value="0.0876668621931668" calcext:value-type="float">
            <text:p>0.088</text:p>
          </table:table-cell>
          <table:table-cell table:formula="of:=COS(RADIANS([.AL$1]))*COS(RADIANS([.$A18]))" office:value-type="float" office:value="0.914214199787069" calcext:value-type="float">
            <text:p>0.914</text:p>
          </table:table-cell>
          <table:table-cell table:formula="of:=TAN(RADIANS([.AM$1]))*TAN(RADIANS([.$A18]))" office:value-type="float" office:value="0.0931692236369394" calcext:value-type="float">
            <text:p>0.093</text:p>
          </table:table-cell>
          <table:table-cell table:formula="of:=COS(RADIANS([.AN$1]))*COS(RADIANS([.$A18]))" office:value-type="float" office:value="0.908890789521783" calcext:value-type="float">
            <text:p>0.909</text:p>
          </table:table-cell>
          <table:table-cell table:formula="of:=TAN(RADIANS([.AO$1]))*TAN(RADIANS([.$A18]))" office:value-type="float" office:value="0.0987343543001547" calcext:value-type="float">
            <text:p>0.099</text:p>
          </table:table-cell>
          <table:table-cell table:formula="of:=COS(RADIANS([.AP$1]))*COS(RADIANS([.$A18]))" office:value-type="float" office:value="0.903290522317386" calcext:value-type="float">
            <text:p>0.903</text:p>
          </table:table-cell>
          <table:table-cell table:formula="of:=TAN(RADIANS([.AQ$1]))*TAN(RADIANS([.$A18]))" office:value-type="float" office:value="0.104366785229386" calcext:value-type="float">
            <text:p>0.104</text:p>
          </table:table-cell>
          <table:table-cell table:formula="of:=COS(RADIANS([.AR$1]))*COS(RADIANS([.$A18]))" office:value-type="float" office:value="0.897415104069519" calcext:value-type="float">
            <text:p>0.897</text:p>
          </table:table-cell>
          <table:table-cell table:formula="of:=TAN(RADIANS([.AS$1]))*TAN(RADIANS([.$A18]))" office:value-type="float" office:value="0.110071240805163" calcext:value-type="float">
            <text:p>0.110</text:p>
          </table:table-cell>
          <table:table-cell table:formula="of:=COS(RADIANS([.AT$1]))*COS(RADIANS([.$A18]))" office:value-type="float" office:value="0.891266324487498" calcext:value-type="float">
            <text:p>0.891</text:p>
          </table:table-cell>
          <table:table-cell table:formula="of:=TAN(RADIANS([.AU$1]))*TAN(RADIANS([.$A18]))" office:value-type="float" office:value="0.115852655983777" calcext:value-type="float">
            <text:p>0.116</text:p>
          </table:table-cell>
          <table:table-cell table:formula="of:=COS(RADIANS([.AV$1]))*COS(RADIANS([.$A18]))" office:value-type="float" office:value="0.884846056549147" calcext:value-type="float">
            <text:p>0.885</text:p>
          </table:table-cell>
          <table:table-cell table:formula="of:=TAN(RADIANS([.AW$1]))*TAN(RADIANS([.$A18]))" office:value-type="float" office:value="0.121716194918922" calcext:value-type="float">
            <text:p>0.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RADIANS([.B$1]))*COS(RADIANS([.$A19]))" office:value-type="float" office:value="0.956304755963036" calcext:value-type="float">
            <text:p>0.956</text:p>
          </table:table-cell>
          <table:table-cell table:formula="of:=TAN(RADIANS([.C$1]))*TAN(RADIANS([.$A19]))" office:value-type="float" office:value="0" calcext:value-type="float">
            <text:p>0.000</text:p>
          </table:table-cell>
          <table:table-cell table:formula="of:=COS(RADIANS([.D$1]))*COS(RADIANS([.$A19]))" office:value-type="float" office:value="0.956159106116736" calcext:value-type="float">
            <text:p>0.956</text:p>
          </table:table-cell>
          <table:table-cell table:formula="of:=TAN(RADIANS([.E$1]))*TAN(RADIANS([.$A19]))" office:value-type="float" office:value="0.00533654889540912" calcext:value-type="float">
            <text:p>0.005</text:p>
          </table:table-cell>
          <table:table-cell table:formula="of:=COS(RADIANS([.F$1]))*COS(RADIANS([.$A19]))" office:value-type="float" office:value="0.955722200944193" calcext:value-type="float">
            <text:p>0.956</text:p>
          </table:table-cell>
          <table:table-cell table:formula="of:=TAN(RADIANS([.G$1]))*TAN(RADIANS([.$A19]))" office:value-type="float" office:value="0.0106763506537728" calcext:value-type="float">
            <text:p>0.011</text:p>
          </table:table-cell>
          <table:table-cell table:formula="of:=COS(RADIANS([.H$1]))*COS(RADIANS([.$A19]))" office:value-type="float" office:value="0.954994173530953" calcext:value-type="float">
            <text:p>0.955</text:p>
          </table:table-cell>
          <table:table-cell table:formula="of:=TAN(RADIANS([.I$1]))*TAN(RADIANS([.$A19]))" office:value-type="float" office:value="0.0160226660739392" calcext:value-type="float">
            <text:p>0.016</text:p>
          </table:table-cell>
          <table:table-cell table:formula="of:=COS(RADIANS([.J$1]))*COS(RADIANS([.$A19]))" office:value-type="float" office:value="0.953975245641219" calcext:value-type="float">
            <text:p>0.954</text:p>
          </table:table-cell>
          <table:table-cell table:formula="of:=TAN(RADIANS([.K$1]))*TAN(RADIANS([.$A19]))" office:value-type="float" office:value="0.021378771867721" calcext:value-type="float">
            <text:p>0.021</text:p>
          </table:table-cell>
          <table:table-cell table:formula="of:=COS(RADIANS([.L$1]))*COS(RADIANS([.$A19]))" office:value-type="float" office:value="0.952665727650297" calcext:value-type="float">
            <text:p>0.953</text:p>
          </table:table-cell>
          <table:table-cell table:formula="of:=TAN(RADIANS([.M$1]))*TAN(RADIANS([.$A19]))" office:value-type="float" office:value="0.0267479687196882" calcext:value-type="float">
            <text:p>0.027</text:p>
          </table:table-cell>
          <table:table-cell table:formula="of:=COS(RADIANS([.N$1]))*COS(RADIANS([.$A19]))" office:value-type="float" office:value="0.951066018450052" calcext:value-type="float">
            <text:p>0.951</text:p>
          </table:table-cell>
          <table:table-cell table:formula="of:=TAN(RADIANS([.O$1]))*TAN(RADIANS([.$A19]))" office:value-type="float" office:value="0.0321335894719666" calcext:value-type="float">
            <text:p>0.032</text:p>
          </table:table-cell>
          <table:table-cell table:formula="of:=COS(RADIANS([.P$1]))*COS(RADIANS([.$A19]))" office:value-type="float" office:value="0.949176605327404" calcext:value-type="float">
            <text:p>0.949</text:p>
          </table:table-cell>
          <table:table-cell table:formula="of:=TAN(RADIANS([.Q$1]))*TAN(RADIANS([.$A19]))" office:value-type="float" office:value="0.0375390074774474" calcext:value-type="float">
            <text:p>0.038</text:p>
          </table:table-cell>
          <table:table-cell table:formula="of:=COS(RADIANS([.R$1]))*COS(RADIANS([.$A19]))" office:value-type="float" office:value="0.946998063815894" calcext:value-type="float">
            <text:p>0.947</text:p>
          </table:table-cell>
          <table:table-cell table:formula="of:=TAN(RADIANS([.S$1]))*TAN(RADIANS([.$A19]))" office:value-type="float" office:value="0.0429676451663311" calcext:value-type="float">
            <text:p>0.043</text:p>
          </table:table-cell>
          <table:table-cell table:formula="of:=COS(RADIANS([.T$1]))*COS(RADIANS([.$A19]))" office:value-type="float" office:value="0.944531057520369" calcext:value-type="float">
            <text:p>0.945</text:p>
          </table:table-cell>
          <table:table-cell table:formula="of:=TAN(RADIANS([.U$1]))*TAN(RADIANS([.$A19]))" office:value-type="float" office:value="0.048422982872869" calcext:value-type="float">
            <text:p>0.048</text:p>
          </table:table-cell>
          <table:table-cell table:formula="of:=COS(RADIANS([.V$1]))*COS(RADIANS([.$A19]))" office:value-type="float" office:value="0.941776337914845" calcext:value-type="float">
            <text:p>0.942</text:p>
          </table:table-cell>
          <table:table-cell table:formula="of:=TAN(RADIANS([.W$1]))*TAN(RADIANS([.$A19]))" office:value-type="float" office:value="0.0539085679715471" calcext:value-type="float">
            <text:p>0.054</text:p>
          </table:table-cell>
          <table:table-cell table:formula="of:=COS(RADIANS([.X$1]))*COS(RADIANS([.$A19]))" office:value-type="float" office:value="0.9387347441136" calcext:value-type="float">
            <text:p>0.939</text:p>
          </table:table-cell>
          <table:table-cell table:formula="of:=TAN(RADIANS([.Y$1]))*TAN(RADIANS([.$A19]))" office:value-type="float" office:value="0.0594280243748197" calcext:value-type="float">
            <text:p>0.059</text:p>
          </table:table-cell>
          <table:table-cell table:formula="of:=COS(RADIANS([.Z$1]))*COS(RADIANS([.$A19]))" office:value-type="float" office:value="0.935407202615571" calcext:value-type="float">
            <text:p>0.935</text:p>
          </table:table-cell>
          <table:table-cell table:formula="of:=TAN(RADIANS([.AA$1]))*TAN(RADIANS([.$A19]))" office:value-type="float" office:value="0.0649850624478856" calcext:value-type="float">
            <text:p>0.065</text:p>
          </table:table-cell>
          <table:table-cell table:formula="of:=COS(RADIANS([.AB$1]))*COS(RADIANS([.$A19]))" office:value-type="float" office:value="0.931794727022132" calcext:value-type="float">
            <text:p>0.932</text:p>
          </table:table-cell>
          <table:table-cell table:formula="of:=TAN(RADIANS([.AC$1]))*TAN(RADIANS([.$A19]))" office:value-type="float" office:value="0.0705834893999466" calcext:value-type="float">
            <text:p>0.071</text:p>
          </table:table-cell>
          <table:table-cell table:formula="of:=COS(RADIANS([.AD$1]))*COS(RADIANS([.$A19]))" office:value-type="float" office:value="0.927898417728343" calcext:value-type="float">
            <text:p>0.928</text:p>
          </table:table-cell>
          <table:table-cell table:formula="of:=TAN(RADIANS([.AE$1]))*TAN(RADIANS([.$A19]))" office:value-type="float" office:value="0.0762272202159724" calcext:value-type="float">
            <text:p>0.076</text:p>
          </table:table-cell>
          <table:table-cell table:formula="of:=COS(RADIANS([.AF$1]))*COS(RADIANS([.$A19]))" office:value-type="float" office:value="0.923719461587761" calcext:value-type="float">
            <text:p>0.924</text:p>
          </table:table-cell>
          <table:table-cell table:formula="of:=TAN(RADIANS([.AG$1]))*TAN(RADIANS([.$A19]))" office:value-type="float" office:value="0.0819202891982649" calcext:value-type="float">
            <text:p>0.082</text:p>
          </table:table-cell>
          <table:table-cell table:formula="of:=COS(RADIANS([.AH$1]))*COS(RADIANS([.$A19]))" office:value-type="float" office:value="0.919259131550908" calcext:value-type="float">
            <text:p>0.919</text:p>
          </table:table-cell>
          <table:table-cell table:formula="of:=TAN(RADIANS([.AI$1]))*TAN(RADIANS([.$A19]))" office:value-type="float" office:value="0.0876668621931668" calcext:value-type="float">
            <text:p>0.088</text:p>
          </table:table-cell>
          <table:table-cell table:formula="of:=COS(RADIANS([.AJ$1]))*COS(RADIANS([.$A19]))" office:value-type="float" office:value="0.914518786277521" calcext:value-type="float">
            <text:p>0.915</text:p>
          </table:table-cell>
          <table:table-cell table:formula="of:=TAN(RADIANS([.AK$1]))*TAN(RADIANS([.$A19]))" office:value-type="float" office:value="0.0934712495851768" calcext:value-type="float">
            <text:p>0.093</text:p>
          </table:table-cell>
          <table:table-cell table:formula="of:=COS(RADIANS([.AL$1]))*COS(RADIANS([.$A19]))" office:value-type="float" office:value="0.909499869722692" calcext:value-type="float">
            <text:p>0.909</text:p>
          </table:table-cell>
          <table:table-cell table:formula="of:=TAN(RADIANS([.AM$1]))*TAN(RADIANS([.$A19]))" office:value-type="float" office:value="0.0993379201486274" calcext:value-type="float">
            <text:p>0.099</text:p>
          </table:table-cell>
          <table:table-cell table:formula="of:=COS(RADIANS([.AN$1]))*COS(RADIANS([.$A19]))" office:value-type="float" office:value="0.904203910697022" calcext:value-type="float">
            <text:p>0.904</text:p>
          </table:table-cell>
          <table:table-cell table:formula="of:=TAN(RADIANS([.AO$1]))*TAN(RADIANS([.$A19]))" office:value-type="float" office:value="0.105271515856083" calcext:value-type="float">
            <text:p>0.105</text:p>
          </table:table-cell>
          <table:table-cell table:formula="of:=COS(RADIANS([.AP$1]))*COS(RADIANS([.$A19]))" office:value-type="float" office:value="0.898632522400934" calcext:value-type="float">
            <text:p>0.899</text:p>
          </table:table-cell>
          <table:table-cell table:formula="of:=TAN(RADIANS([.AQ$1]))*TAN(RADIANS([.$A19]))" office:value-type="float" office:value="0.111276867752874" calcext:value-type="float">
            <text:p>0.111</text:p>
          </table:table-cell>
          <table:table-cell table:formula="of:=COS(RADIANS([.AR$1]))*COS(RADIANS([.$A19]))" office:value-type="float" office:value="0.892787401933273" calcext:value-type="float">
            <text:p>0.893</text:p>
          </table:table-cell>
          <table:table-cell table:formula="of:=TAN(RADIANS([.AS$1]))*TAN(RADIANS([.$A19]))" office:value-type="float" office:value="0.117359013018849" calcext:value-type="float">
            <text:p>0.117</text:p>
          </table:table-cell>
          <table:table-cell table:formula="of:=COS(RADIANS([.AT$1]))*COS(RADIANS([.$A19]))" office:value-type="float" office:value="0.886670329774358" calcext:value-type="float">
            <text:p>0.887</text:p>
          </table:table-cell>
          <table:table-cell table:formula="of:=TAN(RADIANS([.AU$1]))*TAN(RADIANS([.$A19]))" office:value-type="float" office:value="0.123523213351753" calcext:value-type="float">
            <text:p>0.124</text:p>
          </table:table-cell>
          <table:table-cell table:formula="of:=COS(RADIANS([.AV$1]))*COS(RADIANS([.$A19]))" office:value-type="float" office:value="0.880283169243626" calcext:value-type="float">
            <text:p>0.880</text:p>
          </table:table-cell>
          <table:table-cell table:formula="of:=TAN(RADIANS([.AW$1]))*TAN(RADIANS([.$A19]))" office:value-type="float" office:value="0.129774974821802" calcext:value-type="float">
            <text:p>0.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RADIANS([.B$1]))*COS(RADIANS([.$A20]))" office:value-type="float" office:value="0.951056516295154" calcext:value-type="float">
            <text:p>0.951</text:p>
          </table:table-cell>
          <table:table-cell table:formula="of:=TAN(RADIANS([.C$1]))*TAN(RADIANS([.$A20]))" office:value-type="float" office:value="0" calcext:value-type="float">
            <text:p>0.000</text:p>
          </table:table-cell>
          <table:table-cell table:formula="of:=COS(RADIANS([.D$1]))*COS(RADIANS([.$A20]))" office:value-type="float" office:value="0.950911665781176" calcext:value-type="float">
            <text:p>0.951</text:p>
          </table:table-cell>
          <table:table-cell table:formula="of:=TAN(RADIANS([.E$1]))*TAN(RADIANS([.$A20]))" office:value-type="float" office:value="0.00567149439420211" calcext:value-type="float">
            <text:p>0.006</text:p>
          </table:table-cell>
          <table:table-cell table:formula="of:=COS(RADIANS([.F$1]))*COS(RADIANS([.$A20]))" office:value-type="float" office:value="0.950477158362114" calcext:value-type="float">
            <text:p>0.950</text:p>
          </table:table-cell>
          <table:table-cell table:formula="of:=TAN(RADIANS([.G$1]))*TAN(RADIANS([.$A20]))" office:value-type="float" office:value="0.011346445815478" calcext:value-type="float">
            <text:p>0.011</text:p>
          </table:table-cell>
          <table:table-cell table:formula="of:=COS(RADIANS([.H$1]))*COS(RADIANS([.$A20]))" office:value-type="float" office:value="0.949753126393135" calcext:value-type="float">
            <text:p>0.950</text:p>
          </table:table-cell>
          <table:table-cell table:formula="of:=TAN(RADIANS([.I$1]))*TAN(RADIANS([.$A20]))" office:value-type="float" office:value="0.0170283197248869" calcext:value-type="float">
            <text:p>0.017</text:p>
          </table:table-cell>
          <table:table-cell table:formula="of:=COS(RADIANS([.J$1]))*COS(RADIANS([.$A20]))" office:value-type="float" office:value="0.948739790421392" calcext:value-type="float">
            <text:p>0.949</text:p>
          </table:table-cell>
          <table:table-cell table:formula="of:=TAN(RADIANS([.K$1]))*TAN(RADIANS([.$A20]))" office:value-type="float" office:value="0.022720598495221" calcext:value-type="float">
            <text:p>0.023</text:p>
          </table:table-cell>
          <table:table-cell table:formula="of:=COS(RADIANS([.L$1]))*COS(RADIANS([.$A20]))" office:value-type="float" office:value="0.947437459118838" calcext:value-type="float">
            <text:p>0.947</text:p>
          </table:table-cell>
          <table:table-cell table:formula="of:=TAN(RADIANS([.M$1]))*TAN(RADIANS([.$A20]))" office:value-type="float" office:value="0.0284267899766662" calcext:value-type="float">
            <text:p>0.028</text:p>
          </table:table-cell>
          <table:table-cell table:formula="of:=COS(RADIANS([.N$1]))*COS(RADIANS([.$A20]))" office:value-type="float" office:value="0.945846529188203" calcext:value-type="float">
            <text:p>0.946</text:p>
          </table:table-cell>
          <table:table-cell table:formula="of:=TAN(RADIANS([.O$1]))*TAN(RADIANS([.$A20]))" office:value-type="float" office:value="0.0341504361953155" calcext:value-type="float">
            <text:p>0.034</text:p>
          </table:table-cell>
          <table:table-cell table:formula="of:=COS(RADIANS([.P$1]))*COS(RADIANS([.$A20]))" office:value-type="float" office:value="0.943967485242157" calcext:value-type="float">
            <text:p>0.944</text:p>
          </table:table-cell>
          <table:table-cell table:formula="of:=TAN(RADIANS([.Q$1]))*TAN(RADIANS([.$A20]))" office:value-type="float" office:value="0.0398951222306625" calcext:value-type="float">
            <text:p>0.040</text:p>
          </table:table-cell>
          <table:table-cell table:formula="of:=COS(RADIANS([.R$1]))*COS(RADIANS([.$A20]))" office:value-type="float" office:value="0.941800899655688" calcext:value-type="float">
            <text:p>0.942</text:p>
          </table:table-cell>
          <table:table-cell table:formula="of:=TAN(RADIANS([.S$1]))*TAN(RADIANS([.$A20]))" office:value-type="float" office:value="0.0456644853198201" calcext:value-type="float">
            <text:p>0.046</text:p>
          </table:table-cell>
          <table:table-cell table:formula="of:=COS(RADIANS([.T$1]))*COS(RADIANS([.$A20]))" office:value-type="float" office:value="0.939347432391753" calcext:value-type="float">
            <text:p>0.939</text:p>
          </table:table-cell>
          <table:table-cell table:formula="of:=TAN(RADIANS([.U$1]))*TAN(RADIANS([.$A20]))" office:value-type="float" office:value="0.0514622242382672" calcext:value-type="float">
            <text:p>0.051</text:p>
          </table:table-cell>
          <table:table-cell table:formula="of:=COS(RADIANS([.V$1]))*COS(RADIANS([.$A20]))" office:value-type="float" office:value="0.936607830800249" calcext:value-type="float">
            <text:p>0.937</text:p>
          </table:table-cell>
          <table:table-cell table:formula="of:=TAN(RADIANS([.W$1]))*TAN(RADIANS([.$A20]))" office:value-type="float" office:value="0.05729210900946" calcext:value-type="float">
            <text:p>0.057</text:p>
          </table:table-cell>
          <table:table-cell table:formula="of:=COS(RADIANS([.X$1]))*COS(RADIANS([.$A20]))" office:value-type="float" office:value="0.933582929390359" calcext:value-type="float">
            <text:p>0.934</text:p>
          </table:table-cell>
          <table:table-cell table:formula="of:=TAN(RADIANS([.Y$1]))*TAN(RADIANS([.$A20]))" office:value-type="float" office:value="0.0631579909986859" calcext:value-type="float">
            <text:p>0.063</text:p>
          </table:table-cell>
          <table:table-cell table:formula="of:=COS(RADIANS([.Z$1]))*COS(RADIANS([.$A20]))" office:value-type="float" office:value="0.930273649576356" calcext:value-type="float">
            <text:p>0.930</text:p>
          </table:table-cell>
          <table:table-cell table:formula="of:=TAN(RADIANS([.AA$1]))*TAN(RADIANS([.$A20]))" office:value-type="float" office:value="0.0690638134501346" calcext:value-type="float">
            <text:p>0.069</text:p>
          </table:table-cell>
          <table:table-cell table:formula="of:=COS(RADIANS([.AB$1]))*COS(RADIANS([.$A20]))" office:value-type="float" office:value="0.926680999396929" calcext:value-type="float">
            <text:p>0.927</text:p>
          </table:table-cell>
          <table:table-cell table:formula="of:=TAN(RADIANS([.AC$1]))*TAN(RADIANS([.$A20]))" office:value-type="float" office:value="0.0750136225303585" calcext:value-type="float">
            <text:p>0.075</text:p>
          </table:table-cell>
          <table:table-cell table:formula="of:=COS(RADIANS([.AD$1]))*COS(RADIANS([.$A20]))" office:value-type="float" office:value="0.922806073208125" calcext:value-type="float">
            <text:p>0.923</text:p>
          </table:table-cell>
          <table:table-cell table:formula="of:=TAN(RADIANS([.AE$1]))*TAN(RADIANS([.$A20]))" office:value-type="float" office:value="0.0810115789461635" calcext:value-type="float">
            <text:p>0.081</text:p>
          </table:table-cell>
          <table:table-cell table:formula="of:=COS(RADIANS([.AF$1]))*COS(RADIANS([.$A20]))" office:value-type="float" office:value="0.918650051349999" calcext:value-type="float">
            <text:p>0.919</text:p>
          </table:table-cell>
          <table:table-cell table:formula="of:=TAN(RADIANS([.AG$1]))*TAN(RADIANS([.$A20]))" office:value-type="float" office:value="0.0870619702105729" calcext:value-type="float">
            <text:p>0.087</text:p>
          </table:table-cell>
          <table:table-cell table:formula="of:=COS(RADIANS([.AH$1]))*COS(RADIANS([.$A20]))" office:value-type="float" office:value="0.914214199787069" calcext:value-type="float">
            <text:p>0.914</text:p>
          </table:table-cell>
          <table:table-cell table:formula="of:=TAN(RADIANS([.AI$1]))*TAN(RADIANS([.$A20]))" office:value-type="float" office:value="0.0931692236369394" calcext:value-type="float">
            <text:p>0.093</text:p>
          </table:table-cell>
          <table:table-cell table:formula="of:=COS(RADIANS([.AJ$1]))*COS(RADIANS([.$A20]))" office:value-type="float" office:value="0.909499869722692" calcext:value-type="float">
            <text:p>0.909</text:p>
          </table:table-cell>
          <table:table-cell table:formula="of:=TAN(RADIANS([.AK$1]))*TAN(RADIANS([.$A20]))" office:value-type="float" office:value="0.0993379201486274" calcext:value-type="float">
            <text:p>0.099</text:p>
          </table:table-cell>
          <table:table-cell table:formula="of:=COS(RADIANS([.AL$1]))*COS(RADIANS([.$A20]))" office:value-type="float" office:value="0.904508497187474" calcext:value-type="float">
            <text:p>0.905</text:p>
          </table:table-cell>
          <table:table-cell table:formula="of:=TAN(RADIANS([.AM$1]))*TAN(RADIANS([.$A20]))" office:value-type="float" office:value="0.105572809000084" calcext:value-type="float">
            <text:p>0.106</text:p>
          </table:table-cell>
          <table:table-cell table:formula="of:=COS(RADIANS([.AN$1]))*COS(RADIANS([.$A20]))" office:value-type="float" office:value="0.899241602601842" calcext:value-type="float">
            <text:p>0.899</text:p>
          </table:table-cell>
          <table:table-cell table:formula="of:=TAN(RADIANS([.AO$1]))*TAN(RADIANS([.$A20]))" office:value-type="float" office:value="0.11187882351468" calcext:value-type="float">
            <text:p>0.112</text:p>
          </table:table-cell>
          <table:table-cell table:formula="of:=COS(RADIANS([.AP$1]))*COS(RADIANS([.$A20]))" office:value-type="float" office:value="0.893700790312909" calcext:value-type="float">
            <text:p>0.894</text:p>
          </table:table-cell>
          <table:table-cell table:formula="of:=TAN(RADIANS([.AQ$1]))*TAN(RADIANS([.$A20]))" office:value-type="float" office:value="0.118261097955594" calcext:value-type="float">
            <text:p>0.118</text:p>
          </table:table-cell>
          <table:table-cell table:formula="of:=COS(RADIANS([.AR$1]))*COS(RADIANS([.$A20]))" office:value-type="float" office:value="0.887887748105772" calcext:value-type="float">
            <text:p>0.888</text:p>
          </table:table-cell>
          <table:table-cell table:formula="of:=TAN(RADIANS([.AS$1]))*TAN(RADIANS([.$A20]))" office:value-type="float" office:value="0.124724985658445" calcext:value-type="float">
            <text:p>0.125</text:p>
          </table:table-cell>
          <table:table-cell table:formula="of:=COS(RADIANS([.AT$1]))*COS(RADIANS([.$A20]))" office:value-type="float" office:value="0.881804246689401" calcext:value-type="float">
            <text:p>0.882</text:p>
          </table:table-cell>
          <table:table-cell table:formula="of:=TAN(RADIANS([.AU$1]))*TAN(RADIANS([.$A20]))" office:value-type="float" office:value="0.131276078568487" calcext:value-type="float">
            <text:p>0.131</text:p>
          </table:table-cell>
          <table:table-cell table:formula="of:=COS(RADIANS([.AV$1]))*COS(RADIANS([.$A20]))" office:value-type="float" office:value="0.875452139157259" calcext:value-type="float">
            <text:p>0.875</text:p>
          </table:table-cell>
          <table:table-cell table:formula="of:=TAN(RADIANS([.AW$1]))*TAN(RADIANS([.$A20]))" office:value-type="float" office:value="0.137920228341344" calcext:value-type="float">
            <text:p>0.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RADIANS([.B$1]))*COS(RADIANS([.$A21]))" office:value-type="float" office:value="0.945518575599317" calcext:value-type="float">
            <text:p>0.946</text:p>
          </table:table-cell>
          <table:table-cell table:formula="of:=TAN(RADIANS([.C$1]))*TAN(RADIANS([.$A21]))" office:value-type="float" office:value="0" calcext:value-type="float">
            <text:p>0.000</text:p>
          </table:table-cell>
          <table:table-cell table:formula="of:=COS(RADIANS([.D$1]))*COS(RADIANS([.$A21]))" office:value-type="float" office:value="0.945374568540531" calcext:value-type="float">
            <text:p>0.945</text:p>
          </table:table-cell>
          <table:table-cell table:formula="of:=TAN(RADIANS([.E$1]))*TAN(RADIANS([.$A21]))" office:value-type="float" office:value="0.0060102608465493" calcext:value-type="float">
            <text:p>0.006</text:p>
          </table:table-cell>
          <table:table-cell table:formula="of:=COS(RADIANS([.F$1]))*COS(RADIANS([.$A21]))" office:value-type="float" office:value="0.944942591230119" calcext:value-type="float">
            <text:p>0.945</text:p>
          </table:table-cell>
          <table:table-cell table:formula="of:=TAN(RADIANS([.G$1]))*TAN(RADIANS([.$A21]))" office:value-type="float" office:value="0.0120241852133321" calcext:value-type="float">
            <text:p>0.012</text:p>
          </table:table-cell>
          <table:table-cell table:formula="of:=COS(RADIANS([.H$1]))*COS(RADIANS([.$A21]))" office:value-type="float" office:value="0.944222775252553" calcext:value-type="float">
            <text:p>0.944</text:p>
          </table:table-cell>
          <table:table-cell table:formula="of:=TAN(RADIANS([.I$1]))*TAN(RADIANS([.$A21]))" office:value-type="float" office:value="0.0180454455583411" calcext:value-type="float">
            <text:p>0.018</text:p>
          </table:table-cell>
          <table:table-cell table:formula="of:=COS(RADIANS([.J$1]))*COS(RADIANS([.$A21]))" office:value-type="float" office:value="0.943215339870754" calcext:value-type="float">
            <text:p>0.943</text:p>
          </table:table-cell>
          <table:table-cell table:formula="of:=TAN(RADIANS([.K$1]))*TAN(RADIANS([.$A21]))" office:value-type="float" office:value="0.0240777322614642" calcext:value-type="float">
            <text:p>0.024</text:p>
          </table:table-cell>
          <table:table-cell table:formula="of:=COS(RADIANS([.L$1]))*COS(RADIANS([.$A21]))" office:value-type="float" office:value="0.941920591959299" calcext:value-type="float">
            <text:p>0.942</text:p>
          </table:table-cell>
          <table:table-cell table:formula="of:=TAN(RADIANS([.M$1]))*TAN(RADIANS([.$A21]))" office:value-type="float" office:value="0.030124762701784" calcext:value-type="float">
            <text:p>0.030</text:p>
          </table:table-cell>
          <table:table-cell table:formula="of:=COS(RADIANS([.N$1]))*COS(RADIANS([.$A21]))" office:value-type="float" office:value="0.940338925910943" calcext:value-type="float">
            <text:p>0.940</text:p>
          </table:table-cell>
          <table:table-cell table:formula="of:=TAN(RADIANS([.O$1]))*TAN(RADIANS([.$A21]))" office:value-type="float" office:value="0.0361902904756658" calcext:value-type="float">
            <text:p>0.036</text:p>
          </table:table-cell>
          <table:table-cell table:formula="of:=COS(RADIANS([.P$1]))*COS(RADIANS([.$A21]))" office:value-type="float" office:value="0.938470823516486" calcext:value-type="float">
            <text:p>0.938</text:p>
          </table:table-cell>
          <table:table-cell table:formula="of:=TAN(RADIANS([.Q$1]))*TAN(RADIANS([.$A21]))" office:value-type="float" office:value="0.0422781148045167" calcext:value-type="float">
            <text:p>0.042</text:p>
          </table:table-cell>
          <table:table-cell table:formula="of:=COS(RADIANS([.R$1]))*COS(RADIANS([.$A21]))" office:value-type="float" office:value="0.936316853818016" calcext:value-type="float">
            <text:p>0.936</text:p>
          </table:table-cell>
          <table:table-cell table:formula="of:=TAN(RADIANS([.S$1]))*TAN(RADIANS([.$A21]))" office:value-type="float" office:value="0.0483920901828118" calcext:value-type="float">
            <text:p>0.048</text:p>
          </table:table-cell>
          <table:table-cell table:formula="of:=COS(RADIANS([.T$1]))*COS(RADIANS([.$A21]))" office:value-type="float" office:value="0.933877672935568" calcext:value-type="float">
            <text:p>0.934</text:p>
          </table:table-cell>
          <table:table-cell table:formula="of:=TAN(RADIANS([.U$1]))*TAN(RADIANS([.$A21]))" office:value-type="float" office:value="0.054536136319167" calcext:value-type="float">
            <text:p>0.055</text:p>
          </table:table-cell>
          <table:table-cell table:formula="of:=COS(RADIANS([.V$1]))*COS(RADIANS([.$A21]))" office:value-type="float" office:value="0.931154023867267" calcext:value-type="float">
            <text:p>0.931</text:p>
          </table:table-cell>
          <table:table-cell table:formula="of:=TAN(RADIANS([.W$1]))*TAN(RADIANS([.$A21]))" office:value-type="float" office:value="0.0607142484259186" calcext:value-type="float">
            <text:p>0.061</text:p>
          </table:table-cell>
          <table:table-cell table:formula="of:=COS(RADIANS([.X$1]))*COS(RADIANS([.$A21]))" office:value-type="float" office:value="0.928146736263005" calcext:value-type="float">
            <text:p>0.928</text:p>
          </table:table-cell>
          <table:table-cell table:formula="of:=TAN(RADIANS([.Y$1]))*TAN(RADIANS([.$A21]))" office:value-type="float" office:value="0.0669305079158979" calcext:value-type="float">
            <text:p>0.067</text:p>
          </table:table-cell>
          <table:table-cell table:formula="of:=COS(RADIANS([.Z$1]))*COS(RADIANS([.$A21]))" office:value-type="float" office:value="0.924856726171717" calcext:value-type="float">
            <text:p>0.925</text:p>
          </table:table-cell>
          <table:table-cell table:formula="of:=TAN(RADIANS([.AA$1]))*TAN(RADIANS([.$A21]))" office:value-type="float" office:value="0.0731890935688963" calcext:value-type="float">
            <text:p>0.073</text:p>
          </table:table-cell>
          <table:table-cell table:formula="of:=COS(RADIANS([.AB$1]))*COS(RADIANS([.$A21]))" office:value-type="float" office:value="0.92128499576235" calcext:value-type="float">
            <text:p>0.921</text:p>
          </table:table-cell>
          <table:table-cell table:formula="of:=TAN(RADIANS([.AC$1]))*TAN(RADIANS([.$A21]))" office:value-type="float" office:value="0.0794942932347674" calcext:value-type="float">
            <text:p>0.079</text:p>
          </table:table-cell>
          <table:table-cell table:formula="of:=COS(RADIANS([.AD$1]))*COS(RADIANS([.$A21]))" office:value-type="float" office:value="0.917432633018585" calcext:value-type="float">
            <text:p>0.917</text:p>
          </table:table-cell>
          <table:table-cell table:formula="of:=TAN(RADIANS([.AE$1]))*TAN(RADIANS([.$A21]))" office:value-type="float" office:value="0.0858505161452713" calcext:value-type="float">
            <text:p>0.086</text:p>
          </table:table-cell>
          <table:table-cell table:formula="of:=COS(RADIANS([.AF$1]))*COS(RADIANS([.$A21]))" office:value-type="float" office:value="0.913300811407433" calcext:value-type="float">
            <text:p>0.913</text:p>
          </table:table-cell>
          <table:table-cell table:formula="of:=TAN(RADIANS([.AG$1]))*TAN(RADIANS([.$A21]))" office:value-type="float" office:value="0.0922623059127017" calcext:value-type="float">
            <text:p>0.092</text:p>
          </table:table-cell>
          <table:table-cell table:formula="of:=COS(RADIANS([.AH$1]))*COS(RADIANS([.$A21]))" office:value-type="float" office:value="0.908890789521783" calcext:value-type="float">
            <text:p>0.909</text:p>
          </table:table-cell>
          <table:table-cell table:formula="of:=TAN(RADIANS([.AI$1]))*TAN(RADIANS([.$A21]))" office:value-type="float" office:value="0.0987343543001547" calcext:value-type="float">
            <text:p>0.099</text:p>
          </table:table-cell>
          <table:table-cell table:formula="of:=COS(RADIANS([.AJ$1]))*COS(RADIANS([.$A21]))" office:value-type="float" office:value="0.904203910697022" calcext:value-type="float">
            <text:p>0.904</text:p>
          </table:table-cell>
          <table:table-cell table:formula="of:=TAN(RADIANS([.AK$1]))*TAN(RADIANS([.$A21]))" office:value-type="float" office:value="0.105271515856083" calcext:value-type="float">
            <text:p>0.105</text:p>
          </table:table-cell>
          <table:table-cell table:formula="of:=COS(RADIANS([.AL$1]))*COS(RADIANS([.$A21]))" office:value-type="float" office:value="0.899241602601842" calcext:value-type="float">
            <text:p>0.899</text:p>
          </table:table-cell>
          <table:table-cell table:formula="of:=TAN(RADIANS([.AM$1]))*TAN(RADIANS([.$A21]))" office:value-type="float" office:value="0.11187882351468" calcext:value-type="float">
            <text:p>0.112</text:p>
          </table:table-cell>
          <table:table-cell table:formula="of:=COS(RADIANS([.AN$1]))*COS(RADIANS([.$A21]))" office:value-type="float" office:value="0.894005376803361" calcext:value-type="float">
            <text:p>0.894</text:p>
          </table:table-cell>
          <table:table-cell table:formula="of:=TAN(RADIANS([.AO$1]))*TAN(RADIANS([.$A21]))" office:value-type="float" office:value="0.118561505273757" calcext:value-type="float">
            <text:p>0.119</text:p>
          </table:table-cell>
          <table:table-cell table:formula="of:=COS(RADIANS([.AP$1]))*COS(RADIANS([.$A21]))" office:value-type="float" office:value="0.888496828306681" calcext:value-type="float">
            <text:p>0.888</text:p>
          </table:table-cell>
          <table:table-cell table:formula="of:=TAN(RADIANS([.AQ$1]))*TAN(RADIANS([.$A21]))" office:value-type="float" office:value="0.125325002073362" calcext:value-type="float">
            <text:p>0.125</text:p>
          </table:table-cell>
          <table:table-cell table:formula="of:=COS(RADIANS([.AR$1]))*COS(RADIANS([.$A21]))" office:value-type="float" office:value="0.882717635069037" calcext:value-type="float">
            <text:p>0.883</text:p>
          </table:table-cell>
          <table:table-cell table:formula="of:=TAN(RADIANS([.AS$1]))*TAN(RADIANS([.$A21]))" office:value-type="float" office:value="0.132174987011485" calcext:value-type="float">
            <text:p>0.132</text:p>
          </table:table-cell>
          <table:table-cell table:formula="of:=COS(RADIANS([.AT$1]))*COS(RADIANS([.$A21]))" office:value-type="float" office:value="0.876669557488673" calcext:value-type="float">
            <text:p>0.877</text:p>
          </table:table-cell>
          <table:table-cell table:formula="of:=TAN(RADIANS([.AU$1]))*TAN(RADIANS([.$A21]))" office:value-type="float" office:value="0.139117386048251" calcext:value-type="float">
            <text:p>0.139</text:p>
          </table:table-cell>
          <table:table-cell table:formula="of:=COS(RADIANS([.AV$1]))*COS(RADIANS([.$A21]))" office:value-type="float" office:value="0.870354437868609" calcext:value-type="float">
            <text:p>0.870</text:p>
          </table:table-cell>
          <table:table-cell table:formula="of:=TAN(RADIANS([.AW$1]))*TAN(RADIANS([.$A21]))" office:value-type="float" office:value="0.146158400367023" calcext:value-type="float">
            <text:p>0.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RADIANS([.B$1]))*COS(RADIANS([.$A22]))" office:value-type="float" office:value="0.939692620785908" calcext:value-type="float">
            <text:p>0.940</text:p>
          </table:table-cell>
          <table:table-cell table:formula="of:=TAN(RADIANS([.C$1]))*TAN(RADIANS([.$A22]))" office:value-type="float" office:value="0" calcext:value-type="float">
            <text:p>0.000</text:p>
          </table:table-cell>
          <table:table-cell table:formula="of:=COS(RADIANS([.D$1]))*COS(RADIANS([.$A22]))" office:value-type="float" office:value="0.939549501048259" calcext:value-type="float">
            <text:p>0.940</text:p>
          </table:table-cell>
          <table:table-cell table:formula="of:=TAN(RADIANS([.E$1]))*TAN(RADIANS([.$A22]))" office:value-type="float" office:value="0.00635312407105513" calcext:value-type="float">
            <text:p>0.006</text:p>
          </table:table-cell>
          <table:table-cell table:formula="of:=COS(RADIANS([.F$1]))*COS(RADIANS([.$A22]))" office:value-type="float" office:value="0.939120185430971" calcext:value-type="float">
            <text:p>0.939</text:p>
          </table:table-cell>
          <table:table-cell table:formula="of:=TAN(RADIANS([.G$1]))*TAN(RADIANS([.$A22]))" office:value-type="float" office:value="0.0127101206526675" calcext:value-type="float">
            <text:p>0.013</text:p>
          </table:table-cell>
          <table:table-cell table:formula="of:=COS(RADIANS([.H$1]))*COS(RADIANS([.$A22]))" office:value-type="float" office:value="0.938404804707738" calcext:value-type="float">
            <text:p>0.938</text:p>
          </table:table-cell>
          <table:table-cell table:formula="of:=TAN(RADIANS([.I$1]))*TAN(RADIANS([.$A22]))" office:value-type="float" office:value="0.0190748717030199" calcext:value-type="float">
            <text:p>0.019</text:p>
          </table:table-cell>
          <table:table-cell table:formula="of:=COS(RADIANS([.J$1]))*COS(RADIANS([.$A22]))" office:value-type="float" office:value="0.93740357679046" calcext:value-type="float">
            <text:p>0.937</text:p>
          </table:table-cell>
          <table:table-cell table:formula="of:=TAN(RADIANS([.K$1]))*TAN(RADIANS([.$A22]))" office:value-type="float" office:value="0.0254512781245682" calcext:value-type="float">
            <text:p>0.025</text:p>
          </table:table-cell>
          <table:table-cell table:formula="of:=COS(RADIANS([.L$1]))*COS(RADIANS([.$A22]))" office:value-type="float" office:value="0.936116806662859" calcext:value-type="float">
            <text:p>0.936</text:p>
          </table:table-cell>
          <table:table-cell table:formula="of:=TAN(RADIANS([.M$1]))*TAN(RADIANS([.$A22]))" office:value-type="float" office:value="0.0318432693591675" calcext:value-type="float">
            <text:p>0.032</text:p>
          </table:table-cell>
          <table:table-cell table:formula="of:=COS(RADIANS([.N$1]))*COS(RADIANS([.$A22]))" office:value-type="float" office:value="0.934544886287582" calcext:value-type="float">
            <text:p>0.935</text:p>
          </table:table-cell>
          <table:table-cell table:formula="of:=TAN(RADIANS([.O$1]))*TAN(RADIANS([.$A22]))" office:value-type="float" office:value="0.0382548131320183" calcext:value-type="float">
            <text:p>0.038</text:p>
          </table:table-cell>
          <table:table-cell table:formula="of:=COS(RADIANS([.P$1]))*COS(RADIANS([.$A22]))" office:value-type="float" office:value="0.932688294486802" calcext:value-type="float">
            <text:p>0.933</text:p>
          </table:table-cell>
          <table:table-cell table:formula="of:=TAN(RADIANS([.Q$1]))*TAN(RADIANS([.$A22]))" office:value-type="float" office:value="0.044689925396103" calcext:value-type="float">
            <text:p>0.045</text:p>
          </table:table-cell>
          <table:table-cell table:formula="of:=COS(RADIANS([.R$1]))*COS(RADIANS([.$A22]))" office:value-type="float" office:value="0.930547596796366" calcext:value-type="float">
            <text:p>0.931</text:p>
          </table:table-cell>
          <table:table-cell table:formula="of:=TAN(RADIANS([.S$1]))*TAN(RADIANS([.$A22]))" office:value-type="float" office:value="0.051152680530597" calcext:value-type="float">
            <text:p>0.051</text:p>
          </table:table-cell>
          <table:table-cell table:formula="of:=COS(RADIANS([.T$1]))*COS(RADIANS([.$A22]))" office:value-type="float" office:value="0.92812344529353" calcext:value-type="float">
            <text:p>0.928</text:p>
          </table:table-cell>
          <table:table-cell table:formula="of:=TAN(RADIANS([.U$1]))*TAN(RADIANS([.$A22]))" office:value-type="float" office:value="0.0576472218490428" calcext:value-type="float">
            <text:p>0.058</text:p>
          </table:table-cell>
          <table:table-cell table:formula="of:=COS(RADIANS([.V$1]))*COS(RADIANS([.$A22]))" office:value-type="float" office:value="0.925416578398323" calcext:value-type="float">
            <text:p>0.925</text:p>
          </table:table-cell>
          <table:table-cell table:formula="of:=TAN(RADIANS([.W$1]))*TAN(RADIANS([.$A22]))" office:value-type="float" office:value="0.0641777724759121" calcext:value-type="float">
            <text:p>0.064</text:p>
          </table:table-cell>
          <table:table-cell table:formula="of:=COS(RADIANS([.X$1]))*COS(RADIANS([.$A22]))" office:value-type="float" office:value="0.922427820648625" calcext:value-type="float">
            <text:p>0.922</text:p>
          </table:table-cell>
          <table:table-cell table:formula="of:=TAN(RADIANS([.Y$1]))*TAN(RADIANS([.$A22]))" office:value-type="float" office:value="0.0707486466535922" calcext:value-type="float">
            <text:p>0.071</text:p>
          </table:table-cell>
          <table:table-cell table:formula="of:=COS(RADIANS([.Z$1]))*COS(RADIANS([.$A22]))" office:value-type="float" office:value="0.919158082448998" calcext:value-type="float">
            <text:p>0.919</text:p>
          </table:table-cell>
          <table:table-cell table:formula="of:=TAN(RADIANS([.AA$1]))*TAN(RADIANS([.$A22]))" office:value-type="float" office:value="0.0773642615458564" calcext:value-type="float">
            <text:p>0.077</text:p>
          </table:table-cell>
          <table:table-cell table:formula="of:=COS(RADIANS([.AB$1]))*COS(RADIANS([.$A22]))" office:value-type="float" office:value="0.915608359793373" calcext:value-type="float">
            <text:p>0.916</text:p>
          </table:table-cell>
          <table:table-cell table:formula="of:=TAN(RADIANS([.AC$1]))*TAN(RADIANS([.$A22]))" office:value-type="float" office:value="0.0840291496085856" calcext:value-type="float">
            <text:p>0.084</text:p>
          </table:table-cell>
          <table:table-cell table:formula="of:=COS(RADIANS([.AD$1]))*COS(RADIANS([.$A22]))" office:value-type="float" office:value="0.911779733961658" calcext:value-type="float">
            <text:p>0.912</text:p>
          </table:table-cell>
          <table:table-cell table:formula="of:=TAN(RADIANS([.AE$1]))*TAN(RADIANS([.$A22]))" office:value-type="float" office:value="0.0907479716039568" calcext:value-type="float">
            <text:p>0.091</text:p>
          </table:table-cell>
          <table:table-cell table:formula="of:=COS(RADIANS([.AF$1]))*COS(RADIANS([.$A22]))" office:value-type="float" office:value="0.907673371190369" calcext:value-type="float">
            <text:p>0.908</text:p>
          </table:table-cell>
          <table:table-cell table:formula="of:=TAN(RADIANS([.AG$1]))*TAN(RADIANS([.$A22]))" office:value-type="float" office:value="0.0975255303405955" calcext:value-type="float">
            <text:p>0.098</text:p>
          </table:table-cell>
          <table:table-cell table:formula="of:=COS(RADIANS([.AH$1]))*COS(RADIANS([.$A22]))" office:value-type="float" office:value="0.903290522317386" calcext:value-type="float">
            <text:p>0.903</text:p>
          </table:table-cell>
          <table:table-cell table:formula="of:=TAN(RADIANS([.AI$1]))*TAN(RADIANS([.$A22]))" office:value-type="float" office:value="0.104366785229386" calcext:value-type="float">
            <text:p>0.104</text:p>
          </table:table-cell>
          <table:table-cell table:formula="of:=COS(RADIANS([.AJ$1]))*COS(RADIANS([.$A22]))" office:value-type="float" office:value="0.898632522400934" calcext:value-type="float">
            <text:p>0.899</text:p>
          </table:table-cell>
          <table:table-cell table:formula="of:=TAN(RADIANS([.AK$1]))*TAN(RADIANS([.$A22]))" office:value-type="float" office:value="0.111276867752874" calcext:value-type="float">
            <text:p>0.111</text:p>
          </table:table-cell>
          <table:table-cell table:formula="of:=COS(RADIANS([.AL$1]))*COS(RADIANS([.$A22]))" office:value-type="float" office:value="0.893700790312909" calcext:value-type="float">
            <text:p>0.894</text:p>
          </table:table-cell>
          <table:table-cell table:formula="of:=TAN(RADIANS([.AM$1]))*TAN(RADIANS([.$A22]))" office:value-type="float" office:value="0.118261097955594" calcext:value-type="float">
            <text:p>0.118</text:p>
          </table:table-cell>
          <table:table-cell table:formula="of:=COS(RADIANS([.AN$1]))*COS(RADIANS([.$A22]))" office:value-type="float" office:value="0.888496828306681" calcext:value-type="float">
            <text:p>0.888</text:p>
          </table:table-cell>
          <table:table-cell table:formula="of:=TAN(RADIANS([.AO$1]))*TAN(RADIANS([.$A22]))" office:value-type="float" office:value="0.125325002073362" calcext:value-type="float">
            <text:p>0.125</text:p>
          </table:table-cell>
          <table:table-cell table:formula="of:=COS(RADIANS([.AP$1]))*COS(RADIANS([.$A22]))" office:value-type="float" office:value="0.883022221559489" calcext:value-type="float">
            <text:p>0.883</text:p>
          </table:table-cell>
          <table:table-cell table:formula="of:=TAN(RADIANS([.AQ$1]))*TAN(RADIANS([.$A22]))" office:value-type="float" office:value="0.132474331431794" calcext:value-type="float">
            <text:p>0.132</text:p>
          </table:table-cell>
          <table:table-cell table:formula="of:=COS(RADIANS([.AR$1]))*COS(RADIANS([.$A22]))" office:value-type="float" office:value="0.877278637689582" calcext:value-type="float">
            <text:p>0.877</text:p>
          </table:table-cell>
          <table:table-cell table:formula="of:=TAN(RADIANS([.AS$1]))*TAN(RADIANS([.$A22]))" office:value-type="float" office:value="0.13971508275821" calcext:value-type="float">
            <text:p>0.140</text:p>
          </table:table-cell>
          <table:table-cell table:formula="of:=COS(RADIANS([.AT$1]))*COS(RADIANS([.$A22]))" office:value-type="float" office:value="0.871267826248245" calcext:value-type="float">
            <text:p>0.871</text:p>
          </table:table-cell>
          <table:table-cell table:formula="of:=TAN(RADIANS([.AU$1]))*TAN(RADIANS([.$A22]))" office:value-type="float" office:value="0.147053520066912" calcext:value-type="float">
            <text:p>0.147</text:p>
          </table:table-cell>
          <table:table-cell table:formula="of:=COS(RADIANS([.AV$1]))*COS(RADIANS([.$A22]))" office:value-type="float" office:value="0.864991618186872" calcext:value-type="float">
            <text:p>0.865</text:p>
          </table:table-cell>
          <table:table-cell table:formula="of:=TAN(RADIANS([.AW$1]))*TAN(RADIANS([.$A22]))" office:value-type="float" office:value="0.154496198295913" calcext:value-type="float">
            <text:p>0.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RADIANS([.B$1]))*COS(RADIANS([.$A23]))" office:value-type="float" office:value="0.933580426497202" calcext:value-type="float">
            <text:p>0.934</text:p>
          </table:table-cell>
          <table:table-cell table:formula="of:=TAN(RADIANS([.C$1]))*TAN(RADIANS([.$A23]))" office:value-type="float" office:value="0" calcext:value-type="float">
            <text:p>0.000</text:p>
          </table:table-cell>
          <table:table-cell table:formula="of:=COS(RADIANS([.D$1]))*COS(RADIANS([.$A23]))" office:value-type="float" office:value="0.933438237676348" calcext:value-type="float">
            <text:p>0.933</text:p>
          </table:table-cell>
          <table:table-cell table:formula="of:=TAN(RADIANS([.E$1]))*TAN(RADIANS([.$A23]))" office:value-type="float" office:value="0.00670037165515077" calcext:value-type="float">
            <text:p>0.007</text:p>
          </table:table-cell>
          <table:table-cell table:formula="of:=COS(RADIANS([.F$1]))*COS(RADIANS([.$A23]))" office:value-type="float" office:value="0.933011714525879" calcext:value-type="float">
            <text:p>0.933</text:p>
          </table:table-cell>
          <table:table-cell table:formula="of:=TAN(RADIANS([.G$1]))*TAN(RADIANS([.$A23]))" office:value-type="float" office:value="0.0134048274836439" calcext:value-type="float">
            <text:p>0.013</text:p>
          </table:table-cell>
          <table:table-cell table:formula="of:=COS(RADIANS([.H$1]))*COS(RADIANS([.$A23]))" office:value-type="float" office:value="0.932300986968877" calcext:value-type="float">
            <text:p>0.932</text:p>
          </table:table-cell>
          <table:table-cell table:formula="of:=TAN(RADIANS([.I$1]))*TAN(RADIANS([.$A23]))" office:value-type="float" office:value="0.0201174616228337" calcext:value-type="float">
            <text:p>0.020</text:p>
          </table:table-cell>
          <table:table-cell table:formula="of:=COS(RADIANS([.J$1]))*COS(RADIANS([.$A23]))" office:value-type="float" office:value="0.931306271499843" calcext:value-type="float">
            <text:p>0.931</text:p>
          </table:table-cell>
          <table:table-cell table:formula="of:=TAN(RADIANS([.K$1]))*TAN(RADIANS([.$A23]))" office:value-type="float" office:value="0.0268423881897986" calcext:value-type="float">
            <text:p>0.027</text:p>
          </table:table-cell>
          <table:table-cell table:formula="of:=COS(RADIANS([.L$1]))*COS(RADIANS([.$A23]))" office:value-type="float" office:value="0.930027871118743" calcext:value-type="float">
            <text:p>0.930</text:p>
          </table:table-cell>
          <table:table-cell table:formula="of:=TAN(RADIANS([.M$1]))*TAN(RADIANS([.$A23]))" office:value-type="float" office:value="0.033583751400917" calcext:value-type="float">
            <text:p>0.034</text:p>
          </table:table-cell>
          <table:table-cell table:formula="of:=COS(RADIANS([.N$1]))*COS(RADIANS([.$A23]))" office:value-type="float" office:value="0.928466175238718" calcext:value-type="float">
            <text:p>0.928</text:p>
          </table:table-cell>
          <table:table-cell table:formula="of:=TAN(RADIANS([.O$1]))*TAN(RADIANS([.$A23]))" office:value-type="float" office:value="0.0403457358483942" calcext:value-type="float">
            <text:p>0.040</text:p>
          </table:table-cell>
          <table:table-cell table:formula="of:=COS(RADIANS([.P$1]))*COS(RADIANS([.$A23]))" office:value-type="float" office:value="0.926621659567462" calcext:value-type="float">
            <text:p>0.927</text:p>
          </table:table-cell>
          <table:table-cell table:formula="of:=TAN(RADIANS([.Q$1]))*TAN(RADIANS([.$A23]))" office:value-type="float" office:value="0.0471325769882407" calcext:value-type="float">
            <text:p>0.047</text:p>
          </table:table-cell>
          <table:table-cell table:formula="of:=COS(RADIANS([.R$1]))*COS(RADIANS([.$A23]))" office:value-type="float" office:value="0.924494885962316" calcext:value-type="float">
            <text:p>0.924</text:p>
          </table:table-cell>
          <table:table-cell table:formula="of:=TAN(RADIANS([.S$1]))*TAN(RADIANS([.$A23]))" office:value-type="float" office:value="0.0539485718961054" calcext:value-type="float">
            <text:p>0.054</text:p>
          </table:table-cell>
          <table:table-cell table:formula="of:=COS(RADIANS([.T$1]))*COS(RADIANS([.$A23]))" office:value-type="float" office:value="0.922086502259122" calcext:value-type="float">
            <text:p>0.922</text:p>
          </table:table-cell>
          <table:table-cell table:formula="of:=TAN(RADIANS([.U$1]))*TAN(RADIANS([.$A23]))" office:value-type="float" office:value="0.0607980903498025" calcext:value-type="float">
            <text:p>0.061</text:p>
          </table:table-cell>
          <table:table-cell table:formula="of:=COS(RADIANS([.V$1]))*COS(RADIANS([.$A23]))" office:value-type="float" office:value="0.919397242074888" calcext:value-type="float">
            <text:p>0.919</text:p>
          </table:table-cell>
          <table:table-cell table:formula="of:=TAN(RADIANS([.W$1]))*TAN(RADIANS([.$A23]))" office:value-type="float" office:value="0.0676855863003633" calcext:value-type="float">
            <text:p>0.068</text:p>
          </table:table-cell>
          <table:table-cell table:formula="of:=COS(RADIANS([.X$1]))*COS(RADIANS([.$A23]))" office:value-type="float" office:value="0.916427924584317" calcext:value-type="float">
            <text:p>0.916</text:p>
          </table:table-cell>
          <table:table-cell table:formula="of:=TAN(RADIANS([.Y$1]))*TAN(RADIANS([.$A23]))" office:value-type="float" office:value="0.0746156097970361" calcext:value-type="float">
            <text:p>0.075</text:p>
          </table:table-cell>
          <table:table-cell table:formula="of:=COS(RADIANS([.Z$1]))*COS(RADIANS([.$A23]))" office:value-type="float" office:value="0.913179454270281" calcext:value-type="float">
            <text:p>0.913</text:p>
          </table:table-cell>
          <table:table-cell table:formula="of:=TAN(RADIANS([.AA$1]))*TAN(RADIANS([.$A23]))" office:value-type="float" office:value="0.0815928194359089" calcext:value-type="float">
            <text:p>0.082</text:p>
          </table:table-cell>
          <table:table-cell table:formula="of:=COS(RADIANS([.AB$1]))*COS(RADIANS([.$A23]))" office:value-type="float" office:value="0.909652820648306" calcext:value-type="float">
            <text:p>0.910</text:p>
          </table:table-cell>
          <table:table-cell table:formula="of:=TAN(RADIANS([.AC$1]))*TAN(RADIANS([.$A23]))" office:value-type="float" office:value="0.0886219954067862" calcext:value-type="float">
            <text:p>0.089</text:p>
          </table:table-cell>
          <table:table-cell table:formula="of:=COS(RADIANS([.AD$1]))*COS(RADIANS([.$A23]))" office:value-type="float" office:value="0.905849097965157" calcext:value-type="float">
            <text:p>0.906</text:p>
          </table:table-cell>
          <table:table-cell table:formula="of:=TAN(RADIANS([.AE$1]))*TAN(RADIANS([.$A23]))" office:value-type="float" office:value="0.095708053218705" calcext:value-type="float">
            <text:p>0.096</text:p>
          </table:table-cell>
          <table:table-cell table:formula="of:=COS(RADIANS([.AF$1]))*COS(RADIANS([.$A23]))" office:value-type="float" office:value="0.90176944487161" calcext:value-type="float">
            <text:p>0.902</text:p>
          </table:table-cell>
          <table:table-cell table:formula="of:=TAN(RADIANS([.AG$1]))*TAN(RADIANS([.$A23]))" office:value-type="float" office:value="0.102856058191092" calcext:value-type="float">
            <text:p>0.103</text:p>
          </table:table-cell>
          <table:table-cell table:formula="of:=COS(RADIANS([.AH$1]))*COS(RADIANS([.$A23]))" office:value-type="float" office:value="0.897415104069519" calcext:value-type="float">
            <text:p>0.897</text:p>
          </table:table-cell>
          <table:table-cell table:formula="of:=TAN(RADIANS([.AI$1]))*TAN(RADIANS([.$A23]))" office:value-type="float" office:value="0.110071240805163" calcext:value-type="float">
            <text:p>0.110</text:p>
          </table:table-cell>
          <table:table-cell table:formula="of:=COS(RADIANS([.AJ$1]))*COS(RADIANS([.$A23]))" office:value-type="float" office:value="0.892787401933273" calcext:value-type="float">
            <text:p>0.893</text:p>
          </table:table-cell>
          <table:table-cell table:formula="of:=TAN(RADIANS([.AK$1]))*TAN(RADIANS([.$A23]))" office:value-type="float" office:value="0.117359013018849" calcext:value-type="float">
            <text:p>0.117</text:p>
          </table:table-cell>
          <table:table-cell table:formula="of:=COS(RADIANS([.AL$1]))*COS(RADIANS([.$A23]))" office:value-type="float" office:value="0.887887748105772" calcext:value-type="float">
            <text:p>0.888</text:p>
          </table:table-cell>
          <table:table-cell table:formula="of:=TAN(RADIANS([.AM$1]))*TAN(RADIANS([.$A23]))" office:value-type="float" office:value="0.124724985658445" calcext:value-type="float">
            <text:p>0.125</text:p>
          </table:table-cell>
          <table:table-cell table:formula="of:=COS(RADIANS([.AN$1]))*COS(RADIANS([.$A23]))" office:value-type="float" office:value="0.882717635069037" calcext:value-type="float">
            <text:p>0.883</text:p>
          </table:table-cell>
          <table:table-cell table:formula="of:=TAN(RADIANS([.AO$1]))*TAN(RADIANS([.$A23]))" office:value-type="float" office:value="0.132174987011485" calcext:value-type="float">
            <text:p>0.132</text:p>
          </table:table-cell>
          <table:table-cell table:formula="of:=COS(RADIANS([.AP$1]))*COS(RADIANS([.$A23]))" office:value-type="float" office:value="0.877278637689582" calcext:value-type="float">
            <text:p>0.877</text:p>
          </table:table-cell>
          <table:table-cell table:formula="of:=TAN(RADIANS([.AQ$1]))*TAN(RADIANS([.$A23]))" office:value-type="float" office:value="0.13971508275821" calcext:value-type="float">
            <text:p>0.140</text:p>
          </table:table-cell>
          <table:table-cell table:formula="of:=COS(RADIANS([.AR$1]))*COS(RADIANS([.$A23]))" office:value-type="float" office:value="0.871572412738697" calcext:value-type="float">
            <text:p>0.872</text:p>
          </table:table-cell>
          <table:table-cell table:formula="of:=TAN(RADIANS([.AS$1]))*TAN(RADIANS([.$A23]))" office:value-type="float" office:value="0.147351597393671" calcext:value-type="float">
            <text:p>0.147</text:p>
          </table:table-cell>
          <table:table-cell table:formula="of:=COS(RADIANS([.AT$1]))*COS(RADIANS([.$A23]))" office:value-type="float" office:value="0.865600698387781" calcext:value-type="float">
            <text:p>0.866</text:p>
          </table:table-cell>
          <table:table-cell table:formula="of:=TAN(RADIANS([.AU$1]))*TAN(RADIANS([.$A23]))" office:value-type="float" office:value="0.155091137309213" calcext:value-type="float">
            <text:p>0.155</text:p>
          </table:table-cell>
          <table:table-cell table:formula="of:=COS(RADIANS([.AV$1]))*COS(RADIANS([.$A23]))" office:value-type="float" office:value="0.859365313678874" calcext:value-type="float">
            <text:p>0.859</text:p>
          </table:table-cell>
          <table:table-cell table:formula="of:=TAN(RADIANS([.AW$1]))*TAN(RADIANS([.$A23]))" office:value-type="float" office:value="0.162940615721135" calcext:value-type="float">
            <text:p>0.1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RADIANS([.B$1]))*COS(RADIANS([.$A24]))" office:value-type="float" office:value="0.927183854566787" calcext:value-type="float">
            <text:p>0.927</text:p>
          </table:table-cell>
          <table:table-cell table:formula="of:=TAN(RADIANS([.C$1]))*TAN(RADIANS([.$A24]))" office:value-type="float" office:value="0" calcext:value-type="float">
            <text:p>0.000</text:p>
          </table:table-cell>
          <table:table-cell table:formula="of:=COS(RADIANS([.D$1]))*COS(RADIANS([.$A24]))" office:value-type="float" office:value="0.927042639974821" calcext:value-type="float">
            <text:p>0.927</text:p>
          </table:table-cell>
          <table:table-cell table:formula="of:=TAN(RADIANS([.E$1]))*TAN(RADIANS([.$A24]))" office:value-type="float" office:value="0.00705230400465536" calcext:value-type="float">
            <text:p>0.007</text:p>
          </table:table-cell>
          <table:table-cell table:formula="of:=COS(RADIANS([.F$1]))*COS(RADIANS([.$A24]))" office:value-type="float" office:value="0.926619039214255" calcext:value-type="float">
            <text:p>0.927</text:p>
          </table:table-cell>
          <table:table-cell table:formula="of:=TAN(RADIANS([.G$1]))*TAN(RADIANS([.$A24]))" office:value-type="float" office:value="0.0141089067010103" calcext:value-type="float">
            <text:p>0.014</text:p>
          </table:table-cell>
          <table:table-cell table:formula="of:=COS(RADIANS([.H$1]))*COS(RADIANS([.$A24]))" office:value-type="float" office:value="0.925913181317983" calcext:value-type="float">
            <text:p>0.926</text:p>
          </table:table-cell>
          <table:table-cell table:formula="of:=TAN(RADIANS([.I$1]))*TAN(RADIANS([.$A24]))" office:value-type="float" office:value="0.0211741172681291" calcext:value-type="float">
            <text:p>0.021</text:p>
          </table:table-cell>
          <table:table-cell table:formula="of:=COS(RADIANS([.J$1]))*COS(RADIANS([.$A24]))" office:value-type="float" office:value="0.92492528129716" calcext:value-type="float">
            <text:p>0.925</text:p>
          </table:table-cell>
          <table:table-cell table:formula="of:=TAN(RADIANS([.K$1]))*TAN(RADIANS([.$A24]))" office:value-type="float" office:value="0.0282522659142213" calcext:value-type="float">
            <text:p>0.028</text:p>
          </table:table-cell>
          <table:table-cell table:formula="of:=COS(RADIANS([.L$1]))*COS(RADIANS([.$A24]))" office:value-type="float" office:value="0.923655640075702" calcext:value-type="float">
            <text:p>0.924</text:p>
          </table:table-cell>
          <table:table-cell table:formula="of:=TAN(RADIANS([.M$1]))*TAN(RADIANS([.$A24]))" office:value-type="float" office:value="0.035347714527741" calcext:value-type="float">
            <text:p>0.035</text:p>
          </table:table-cell>
          <table:table-cell table:formula="of:=COS(RADIANS([.N$1]))*COS(RADIANS([.$A24]))" office:value-type="float" office:value="0.922104644398623" calcext:value-type="float">
            <text:p>0.922</text:p>
          </table:table-cell>
          <table:table-cell table:formula="of:=TAN(RADIANS([.O$1]))*TAN(RADIANS([.$A24]))" office:value-type="float" office:value="0.0424648674936817" calcext:value-type="float">
            <text:p>0.042</text:p>
          </table:table-cell>
          <table:table-cell table:formula="of:=COS(RADIANS([.P$1]))*COS(RADIANS([.$A24]))" office:value-type="float" office:value="0.920272766714232" calcext:value-type="float">
            <text:p>0.920</text:p>
          </table:table-cell>
          <table:table-cell table:formula="of:=TAN(RADIANS([.Q$1]))*TAN(RADIANS([.$A24]))" office:value-type="float" office:value="0.0496081827324275" calcext:value-type="float">
            <text:p>0.050</text:p>
          </table:table-cell>
          <table:table-cell table:formula="of:=COS(RADIANS([.R$1]))*COS(RADIANS([.$A24]))" office:value-type="float" office:value="0.918160565030218" calcext:value-type="float">
            <text:p>0.918</text:p>
          </table:table-cell>
          <table:table-cell table:formula="of:=TAN(RADIANS([.S$1]))*TAN(RADIANS([.$A24]))" office:value-type="float" office:value="0.0567821830205299" calcext:value-type="float">
            <text:p>0.057</text:p>
          </table:table-cell>
          <table:table-cell table:formula="of:=COS(RADIANS([.T$1]))*COS(RADIANS([.$A24]))" office:value-type="float" office:value="0.915768682743674" calcext:value-type="float">
            <text:p>0.916</text:p>
          </table:table-cell>
          <table:table-cell table:formula="of:=TAN(RADIANS([.U$1]))*TAN(RADIANS([.$A24]))" office:value-type="float" office:value="0.063991467655336" calcext:value-type="float">
            <text:p>0.064</text:p>
          </table:table-cell>
          <table:table-cell table:formula="of:=COS(RADIANS([.V$1]))*COS(RADIANS([.$A24]))" office:value-type="float" office:value="0.913097848445116" calcext:value-type="float">
            <text:p>0.913</text:p>
          </table:table-cell>
          <table:table-cell table:formula="of:=TAN(RADIANS([.W$1]))*TAN(RADIANS([.$A24]))" office:value-type="float" office:value="0.0712407245285496" calcext:value-type="float">
            <text:p>0.071</text:p>
          </table:table-cell>
          <table:table-cell table:formula="of:=COS(RADIANS([.X$1]))*COS(RADIANS([.$A24]))" office:value-type="float" office:value="0.910148875696544" calcext:value-type="float">
            <text:p>0.910</text:p>
          </table:table-cell>
          <table:table-cell table:formula="of:=TAN(RADIANS([.Y$1]))*TAN(RADIANS([.$A24]))" office:value-type="float" office:value="0.0785347426775834" calcext:value-type="float">
            <text:p>0.079</text:p>
          </table:table-cell>
          <table:table-cell table:formula="of:=COS(RADIANS([.Z$1]))*COS(RADIANS([.$A24]))" office:value-type="float" office:value="0.906922662783625" calcext:value-type="float">
            <text:p>0.907</text:p>
          </table:table-cell>
          <table:table-cell table:formula="of:=TAN(RADIANS([.AA$1]))*TAN(RADIANS([.$A24]))" office:value-type="float" office:value="0.0858784253880368" calcext:value-type="float">
            <text:p>0.086</text:p>
          </table:table-cell>
          <table:table-cell table:formula="of:=COS(RADIANS([.AB$1]))*COS(RADIANS([.$A24]))" office:value-type="float" office:value="0.903420192442065" calcext:value-type="float">
            <text:p>0.903</text:p>
          </table:table-cell>
          <table:table-cell table:formula="of:=TAN(RADIANS([.AC$1]))*TAN(RADIANS([.$A24]))" office:value-type="float" office:value="0.0932768039258509" calcext:value-type="float">
            <text:p>0.093</text:p>
          </table:table-cell>
          <table:table-cell table:formula="of:=COS(RADIANS([.AD$1]))*COS(RADIANS([.$A24]))" office:value-type="float" office:value="0.899642531558259" calcext:value-type="float">
            <text:p>0.900</text:p>
          </table:table-cell>
          <table:table-cell table:formula="of:=TAN(RADIANS([.AE$1]))*TAN(RADIANS([.$A24]))" office:value-type="float" office:value="0.100735051983748" calcext:value-type="float">
            <text:p>0.101</text:p>
          </table:table-cell>
          <table:table-cell table:formula="of:=COS(RADIANS([.AF$1]))*COS(RADIANS([.$A24]))" office:value-type="float" office:value="0.895590830844308" calcext:value-type="float">
            <text:p>0.896</text:p>
          </table:table-cell>
          <table:table-cell table:formula="of:=TAN(RADIANS([.AG$1]))*TAN(RADIANS([.$A24]))" office:value-type="float" office:value="0.108258500933525" calcext:value-type="float">
            <text:p>0.108</text:p>
          </table:table-cell>
          <table:table-cell table:formula="of:=COS(RADIANS([.AH$1]))*COS(RADIANS([.$A24]))" office:value-type="float" office:value="0.891266324487498" calcext:value-type="float">
            <text:p>0.891</text:p>
          </table:table-cell>
          <table:table-cell table:formula="of:=TAN(RADIANS([.AI$1]))*TAN(RADIANS([.$A24]))" office:value-type="float" office:value="0.115852655983777" calcext:value-type="float">
            <text:p>0.116</text:p>
          </table:table-cell>
          <table:table-cell table:formula="of:=COS(RADIANS([.AJ$1]))*COS(RADIANS([.$A24]))" office:value-type="float" office:value="0.886670329774358" calcext:value-type="float">
            <text:p>0.887</text:p>
          </table:table-cell>
          <table:table-cell table:formula="of:=TAN(RADIANS([.AK$1]))*TAN(RADIANS([.$A24]))" office:value-type="float" office:value="0.123523213351753" calcext:value-type="float">
            <text:p>0.124</text:p>
          </table:table-cell>
          <table:table-cell table:formula="of:=COS(RADIANS([.AL$1]))*COS(RADIANS([.$A24]))" office:value-type="float" office:value="0.881804246689401" calcext:value-type="float">
            <text:p>0.882</text:p>
          </table:table-cell>
          <table:table-cell table:formula="of:=TAN(RADIANS([.AM$1]))*TAN(RADIANS([.$A24]))" office:value-type="float" office:value="0.131276078568487" calcext:value-type="float">
            <text:p>0.131</text:p>
          </table:table-cell>
          <table:table-cell table:formula="of:=COS(RADIANS([.AN$1]))*COS(RADIANS([.$A24]))" office:value-type="float" office:value="0.876669557488673" calcext:value-type="float">
            <text:p>0.877</text:p>
          </table:table-cell>
          <table:table-cell table:formula="of:=TAN(RADIANS([.AO$1]))*TAN(RADIANS([.$A24]))" office:value-type="float" office:value="0.139117386048251" calcext:value-type="float">
            <text:p>0.139</text:p>
          </table:table-cell>
          <table:table-cell table:formula="of:=COS(RADIANS([.AP$1]))*COS(RADIANS([.$A24]))" office:value-type="float" office:value="0.871267826248245" calcext:value-type="float">
            <text:p>0.871</text:p>
          </table:table-cell>
          <table:table-cell table:formula="of:=TAN(RADIANS([.AQ$1]))*TAN(RADIANS([.$A24]))" office:value-type="float" office:value="0.147053520066912" calcext:value-type="float">
            <text:p>0.147</text:p>
          </table:table-cell>
          <table:table-cell table:formula="of:=COS(RADIANS([.AR$1]))*COS(RADIANS([.$A24]))" office:value-type="float" office:value="0.865600698387781" calcext:value-type="float">
            <text:p>0.866</text:p>
          </table:table-cell>
          <table:table-cell table:formula="of:=TAN(RADIANS([.AS$1]))*TAN(RADIANS([.$A24]))" office:value-type="float" office:value="0.155091137309213" calcext:value-type="float">
            <text:p>0.155</text:p>
          </table:table-cell>
          <table:table-cell table:formula="of:=COS(RADIANS([.AT$1]))*COS(RADIANS([.$A24]))" office:value-type="float" office:value="0.859669900169326" calcext:value-type="float">
            <text:p>0.860</text:p>
          </table:table-cell>
          <table:table-cell table:formula="of:=TAN(RADIANS([.AU$1]))*TAN(RADIANS([.$A24]))" office:value-type="float" office:value="0.163237191162601" calcext:value-type="float">
            <text:p>0.163</text:p>
          </table:table-cell>
          <table:table-cell table:formula="of:=COS(RADIANS([.AV$1]))*COS(RADIANS([.$A24]))" office:value-type="float" office:value="0.85347723817147" calcext:value-type="float">
            <text:p>0.853</text:p>
          </table:table-cell>
          <table:table-cell table:formula="of:=TAN(RADIANS([.AW$1]))*TAN(RADIANS([.$A24]))" office:value-type="float" office:value="0.171498957955238" calcext:value-type="float">
            <text:p>0.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RADIANS([.B$1]))*COS(RADIANS([.$A25]))" office:value-type="float" office:value="0.92050485345244" calcext:value-type="float">
            <text:p>0.921</text:p>
          </table:table-cell>
          <table:table-cell table:formula="of:=TAN(RADIANS([.C$1]))*TAN(RADIANS([.$A25]))" office:value-type="float" office:value="0" calcext:value-type="float">
            <text:p>0.000</text:p>
          </table:table-cell>
          <table:table-cell table:formula="of:=COS(RADIANS([.D$1]))*COS(RADIANS([.$A25]))" office:value-type="float" office:value="0.920364656104694" calcext:value-type="float">
            <text:p>0.920</text:p>
          </table:table-cell>
          <table:table-cell table:formula="of:=TAN(RADIANS([.E$1]))*TAN(RADIANS([.$A25]))" office:value-type="float" office:value="0.00740923547733188" calcext:value-type="float">
            <text:p>0.007</text:p>
          </table:table-cell>
          <table:table-cell table:formula="of:=COS(RADIANS([.F$1]))*COS(RADIANS([.$A25]))" office:value-type="float" office:value="0.919944106766926" calcext:value-type="float">
            <text:p>0.920</text:p>
          </table:table-cell>
          <table:table-cell table:formula="of:=TAN(RADIANS([.G$1]))*TAN(RADIANS([.$A25]))" office:value-type="float" office:value="0.0148229872119076" calcext:value-type="float">
            <text:p>0.015</text:p>
          </table:table-cell>
          <table:table-cell table:formula="of:=COS(RADIANS([.H$1]))*COS(RADIANS([.$A25]))" office:value-type="float" office:value="0.919243333542538" calcext:value-type="float">
            <text:p>0.919</text:p>
          </table:table-cell>
          <table:table-cell table:formula="of:=TAN(RADIANS([.I$1]))*TAN(RADIANS([.$A25]))" office:value-type="float" office:value="0.0222457824791224" calcext:value-type="float">
            <text:p>0.022</text:p>
          </table:table-cell>
          <table:table-cell table:formula="of:=COS(RADIANS([.J$1]))*COS(RADIANS([.$A25]))" office:value-type="float" office:value="0.918262549893842" calcext:value-type="float">
            <text:p>0.918</text:p>
          </table:table-cell>
          <table:table-cell table:formula="of:=TAN(RADIANS([.K$1]))*TAN(RADIANS([.$A25]))" office:value-type="float" office:value="0.0296821706478452" calcext:value-type="float">
            <text:p>0.030</text:p>
          </table:table-cell>
          <table:table-cell table:formula="of:=COS(RADIANS([.L$1]))*COS(RADIANS([.$A25]))" office:value-type="float" office:value="0.91700205457704" calcext:value-type="float">
            <text:p>0.917</text:p>
          </table:table-cell>
          <table:table-cell table:formula="of:=TAN(RADIANS([.M$1]))*TAN(RADIANS([.$A25]))" office:value-type="float" office:value="0.0371367343705905" calcext:value-type="float">
            <text:p>0.037</text:p>
          </table:table-cell>
          <table:table-cell table:formula="of:=COS(RADIANS([.N$1]))*COS(RADIANS([.$A25]))" office:value-type="float" office:value="0.915462231551216" calcext:value-type="float">
            <text:p>0.915</text:p>
          </table:table-cell>
          <table:table-cell table:formula="of:=TAN(RADIANS([.O$1]))*TAN(RADIANS([.$A25]))" office:value-type="float" office:value="0.0446141009472491" calcext:value-type="float">
            <text:p>0.045</text:p>
          </table:table-cell>
          <table:table-cell table:formula="of:=COS(RADIANS([.P$1]))*COS(RADIANS([.$A25]))" office:value-type="float" office:value="0.913643549861379" calcext:value-type="float">
            <text:p>0.914</text:p>
          </table:table-cell>
          <table:table-cell table:formula="of:=TAN(RADIANS([.Q$1]))*TAN(RADIANS([.$A25]))" office:value-type="float" office:value="0.0521189539226374" calcext:value-type="float">
            <text:p>0.052</text:p>
          </table:table-cell>
          <table:table-cell table:formula="of:=COS(RADIANS([.R$1]))*COS(RADIANS([.$A25]))" office:value-type="float" office:value="0.91154656349559" calcext:value-type="float">
            <text:p>0.912</text:p>
          </table:table-cell>
          <table:table-cell table:formula="of:=TAN(RADIANS([.S$1]))*TAN(RADIANS([.$A25]))" office:value-type="float" office:value="0.059656044980242" calcext:value-type="float">
            <text:p>0.060</text:p>
          </table:table-cell>
          <table:table-cell table:formula="of:=COS(RADIANS([.T$1]))*COS(RADIANS([.$A25]))" office:value-type="float" office:value="0.909171911216211" calcext:value-type="float">
            <text:p>0.909</text:p>
          </table:table-cell>
          <table:table-cell table:formula="of:=TAN(RADIANS([.U$1]))*TAN(RADIANS([.$A25]))" office:value-type="float" office:value="0.0672302061972186" calcext:value-type="float">
            <text:p>0.067</text:p>
          </table:table-cell>
          <table:table-cell table:formula="of:=COS(RADIANS([.V$1]))*COS(RADIANS([.$A25]))" office:value-type="float" office:value="0.90652031636533" calcext:value-type="float">
            <text:p>0.907</text:p>
          </table:table-cell>
          <table:table-cell table:formula="of:=TAN(RADIANS([.W$1]))*TAN(RADIANS([.$A25]))" office:value-type="float" office:value="0.0748463627290202" calcext:value-type="float">
            <text:p>0.075</text:p>
          </table:table-cell>
          <table:table-cell table:formula="of:=COS(RADIANS([.X$1]))*COS(RADIANS([.$A25]))" office:value-type="float" office:value="0.903592586644424" calcext:value-type="float">
            <text:p>0.904</text:p>
          </table:table-cell>
          <table:table-cell table:formula="of:=TAN(RADIANS([.Y$1]))*TAN(RADIANS([.$A25]))" office:value-type="float" office:value="0.0825095459959992" calcext:value-type="float">
            <text:p>0.083</text:p>
          </table:table-cell>
          <table:table-cell table:formula="of:=COS(RADIANS([.Z$1]))*COS(RADIANS([.$A25]))" office:value-type="float" office:value="0.900389613868328" calcext:value-type="float">
            <text:p>0.900</text:p>
          </table:table-cell>
          <table:table-cell table:formula="of:=TAN(RADIANS([.AA$1]))*TAN(RADIANS([.$A25]))" office:value-type="float" office:value="0.0902249074490281" calcext:value-type="float">
            <text:p>0.090</text:p>
          </table:table-cell>
          <table:table-cell table:formula="of:=COS(RADIANS([.AB$1]))*COS(RADIANS([.$A25]))" office:value-type="float" office:value="0.896912373693578" calcext:value-type="float">
            <text:p>0.897</text:p>
          </table:table-cell>
          <table:table-cell table:formula="of:=TAN(RADIANS([.AC$1]))*TAN(RADIANS([.$A25]))" office:value-type="float" office:value="0.0979977329966673" calcext:value-type="float">
            <text:p>0.098</text:p>
          </table:table-cell>
          <table:table-cell table:formula="of:=COS(RADIANS([.AD$1]))*COS(RADIANS([.$A25]))" office:value-type="float" office:value="0.893161925321215" calcext:value-type="float">
            <text:p>0.893</text:p>
          </table:table-cell>
          <table:table-cell table:formula="of:=TAN(RADIANS([.AE$1]))*TAN(RADIANS([.$A25]))" office:value-type="float" office:value="0.105833458182767" calcext:value-type="float">
            <text:p>0.106</text:p>
          </table:table-cell>
          <table:table-cell table:formula="of:=COS(RADIANS([.AF$1]))*COS(RADIANS([.$A25]))" office:value-type="float" office:value="0.889139411174146" calcext:value-type="float">
            <text:p>0.889</text:p>
          </table:table-cell>
          <table:table-cell table:formula="of:=TAN(RADIANS([.AG$1]))*TAN(RADIANS([.$A25]))" office:value-type="float" office:value="0.113737684210713" calcext:value-type="float">
            <text:p>0.114</text:p>
          </table:table-cell>
          <table:table-cell table:formula="of:=COS(RADIANS([.AH$1]))*COS(RADIANS([.$A25]))" office:value-type="float" office:value="0.884846056549147" calcext:value-type="float">
            <text:p>0.885</text:p>
          </table:table-cell>
          <table:table-cell table:formula="of:=TAN(RADIANS([.AI$1]))*TAN(RADIANS([.$A25]))" office:value-type="float" office:value="0.121716194918922" calcext:value-type="float">
            <text:p>0.122</text:p>
          </table:table-cell>
          <table:table-cell table:formula="of:=COS(RADIANS([.AJ$1]))*COS(RADIANS([.$A25]))" office:value-type="float" office:value="0.880283169243626" calcext:value-type="float">
            <text:p>0.880</text:p>
          </table:table-cell>
          <table:table-cell table:formula="of:=TAN(RADIANS([.AK$1]))*TAN(RADIANS([.$A25]))" office:value-type="float" office:value="0.129774974821802" calcext:value-type="float">
            <text:p>0.130</text:p>
          </table:table-cell>
          <table:table-cell table:formula="of:=COS(RADIANS([.AL$1]))*COS(RADIANS([.$A25]))" office:value-type="float" office:value="0.875452139157259" calcext:value-type="float">
            <text:p>0.875</text:p>
          </table:table-cell>
          <table:table-cell table:formula="of:=TAN(RADIANS([.AM$1]))*TAN(RADIANS([.$A25]))" office:value-type="float" office:value="0.137920228341344" calcext:value-type="float">
            <text:p>0.138</text:p>
          </table:table-cell>
          <table:table-cell table:formula="of:=COS(RADIANS([.AN$1]))*COS(RADIANS([.$A25]))" office:value-type="float" office:value="0.870354437868609" calcext:value-type="float">
            <text:p>0.870</text:p>
          </table:table-cell>
          <table:table-cell table:formula="of:=TAN(RADIANS([.AO$1]))*TAN(RADIANS([.$A25]))" office:value-type="float" office:value="0.146158400367023" calcext:value-type="float">
            <text:p>0.146</text:p>
          </table:table-cell>
          <table:table-cell table:formula="of:=COS(RADIANS([.AP$1]))*COS(RADIANS([.$A25]))" office:value-type="float" office:value="0.864991618186872" calcext:value-type="float">
            <text:p>0.865</text:p>
          </table:table-cell>
          <table:table-cell table:formula="of:=TAN(RADIANS([.AQ$1]))*TAN(RADIANS([.$A25]))" office:value-type="float" office:value="0.154496198295913" calcext:value-type="float">
            <text:p>0.154</text:p>
          </table:table-cell>
          <table:table-cell table:formula="of:=COS(RADIANS([.AR$1]))*COS(RADIANS([.$A25]))" office:value-type="float" office:value="0.859365313678874" calcext:value-type="float">
            <text:p>0.859</text:p>
          </table:table-cell>
          <table:table-cell table:formula="of:=TAN(RADIANS([.AS$1]))*TAN(RADIANS([.$A25]))" office:value-type="float" office:value="0.162940615721135" calcext:value-type="float">
            <text:p>0.163</text:p>
          </table:table-cell>
          <table:table-cell table:formula="of:=COS(RADIANS([.AT$1]))*COS(RADIANS([.$A25]))" office:value-type="float" office:value="0.85347723817147" calcext:value-type="float">
            <text:p>0.853</text:p>
          </table:table-cell>
          <table:table-cell table:formula="of:=TAN(RADIANS([.AU$1]))*TAN(RADIANS([.$A25]))" office:value-type="float" office:value="0.171498957955238" calcext:value-type="float">
            <text:p>0.171</text:p>
          </table:table-cell>
          <table:table-cell table:formula="of:=COS(RADIANS([.AV$1]))*COS(RADIANS([.$A25]))" office:value-type="float" office:value="0.847329185229499" calcext:value-type="float">
            <text:p>0.847</text:p>
          </table:table-cell>
          <table:table-cell table:formula="of:=TAN(RADIANS([.AW$1]))*TAN(RADIANS([.$A25]))" office:value-type="float" office:value="0.180178869596178" calcext:value-type="float">
            <text:p>0.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RADIANS([.B$1]))*COS(RADIANS([.$A26]))" office:value-type="float" office:value="0.913545457642601" calcext:value-type="float">
            <text:p>0.914</text:p>
          </table:table-cell>
          <table:table-cell table:formula="of:=TAN(RADIANS([.C$1]))*TAN(RADIANS([.$A26]))" office:value-type="float" office:value="0" calcext:value-type="float">
            <text:p>0.000</text:p>
          </table:table-cell>
          <table:table-cell table:formula="of:=COS(RADIANS([.D$1]))*COS(RADIANS([.$A26]))" office:value-type="float" office:value="0.913406320244545" calcext:value-type="float">
            <text:p>0.913</text:p>
          </table:table-cell>
          <table:table-cell table:formula="of:=TAN(RADIANS([.E$1]))*TAN(RADIANS([.$A26]))" office:value-type="float" office:value="0.00777149560996545" calcext:value-type="float">
            <text:p>0.008</text:p>
          </table:table-cell>
          <table:table-cell table:formula="of:=COS(RADIANS([.F$1]))*COS(RADIANS([.$A26]))" office:value-type="float" office:value="0.912988950432977" calcext:value-type="float">
            <text:p>0.913</text:p>
          </table:table-cell>
          <table:table-cell table:formula="of:=TAN(RADIANS([.G$1]))*TAN(RADIANS([.$A26]))" office:value-type="float" office:value="0.0155477282907733" calcext:value-type="float">
            <text:p>0.016</text:p>
          </table:table-cell>
          <table:table-cell table:formula="of:=COS(RADIANS([.H$1]))*COS(RADIANS([.$A26]))" office:value-type="float" office:value="0.912293475342785" calcext:value-type="float">
            <text:p>0.912</text:p>
          </table:table-cell>
          <table:table-cell table:formula="of:=TAN(RADIANS([.I$1]))*TAN(RADIANS([.$A26]))" office:value-type="float" office:value="0.0233334466701284" calcext:value-type="float">
            <text:p>0.023</text:p>
          </table:table-cell>
          <table:table-cell table:formula="of:=COS(RADIANS([.J$1]))*COS(RADIANS([.$A26]))" office:value-type="float" office:value="0.911320106822418" calcext:value-type="float">
            <text:p>0.911</text:p>
          </table:table-cell>
          <table:table-cell table:formula="of:=TAN(RADIANS([.K$1]))*TAN(RADIANS([.$A26]))" office:value-type="float" office:value="0.0311334225494264" calcext:value-type="float">
            <text:p>0.031</text:p>
          </table:table-cell>
          <table:table-cell table:formula="of:=COS(RADIANS([.L$1]))*COS(RADIANS([.$A26]))" office:value-type="float" office:value="0.910069141369356" calcext:value-type="float">
            <text:p>0.910</text:p>
          </table:table-cell>
          <table:table-cell table:formula="of:=TAN(RADIANS([.M$1]))*TAN(RADIANS([.$A26]))" office:value-type="float" office:value="0.038952462641048" calcext:value-type="float">
            <text:p>0.039</text:p>
          </table:table-cell>
          <table:table-cell table:formula="of:=COS(RADIANS([.N$1]))*COS(RADIANS([.$A26]))" office:value-type="float" office:value="0.908540960039796" calcext:value-type="float">
            <text:p>0.909</text:p>
          </table:table-cell>
          <table:table-cell table:formula="of:=TAN(RADIANS([.O$1]))*TAN(RADIANS([.$A26]))" office:value-type="float" office:value="0.0467954204876962" calcext:value-type="float">
            <text:p>0.047</text:p>
          </table:table-cell>
          <table:table-cell table:formula="of:=COS(RADIANS([.P$1]))*COS(RADIANS([.$A26]))" office:value-type="float" office:value="0.906736028332574" calcext:value-type="float">
            <text:p>0.907</text:p>
          </table:table-cell>
          <table:table-cell table:formula="of:=TAN(RADIANS([.Q$1]))*TAN(RADIANS([.$A26]))" office:value-type="float" office:value="0.0546672086269861" calcext:value-type="float">
            <text:p>0.055</text:p>
          </table:table-cell>
          <table:table-cell table:formula="of:=COS(RADIANS([.R$1]))*COS(RADIANS([.$A26]))" office:value-type="float" office:value="0.904654896047373" calcext:value-type="float">
            <text:p>0.905</text:p>
          </table:table-cell>
          <table:table-cell table:formula="of:=TAN(RADIANS([.S$1]))*TAN(RADIANS([.$A26]))" office:value-type="float" office:value="0.06257281106671" calcext:value-type="float">
            <text:p>0.063</text:p>
          </table:table-cell>
          <table:table-cell table:formula="of:=COS(RADIANS([.T$1]))*COS(RADIANS([.$A26]))" office:value-type="float" office:value="0.902298197117246" calcext:value-type="float">
            <text:p>0.902</text:p>
          </table:table-cell>
          <table:table-cell table:formula="of:=TAN(RADIANS([.U$1]))*TAN(RADIANS([.$A26]))" office:value-type="float" office:value="0.0705172961390216" calcext:value-type="float">
            <text:p>0.071</text:p>
          </table:table-cell>
          <table:table-cell table:formula="of:=COS(RADIANS([.V$1]))*COS(RADIANS([.$A26]))" office:value-type="float" office:value="0.899666649415519" calcext:value-type="float">
            <text:p>0.900</text:p>
          </table:table-cell>
          <table:table-cell table:formula="of:=TAN(RADIANS([.W$1]))*TAN(RADIANS([.$A26]))" office:value-type="float" office:value="0.0785058298052535" calcext:value-type="float">
            <text:p>0.079</text:p>
          </table:table-cell>
          <table:table-cell table:formula="of:=COS(RADIANS([.X$1]))*COS(RADIANS([.$A26]))" office:value-type="float" office:value="0.896761054537114" calcext:value-type="float">
            <text:p>0.897</text:p>
          </table:table-cell>
          <table:table-cell table:formula="of:=TAN(RADIANS([.Y$1]))*TAN(RADIANS([.$A26]))" office:value-type="float" office:value="0.0865436894872532" calcext:value-type="float">
            <text:p>0.087</text:p>
          </table:table-cell>
          <table:table-cell table:formula="of:=COS(RADIANS([.Z$1]))*COS(RADIANS([.$A26]))" office:value-type="float" office:value="0.893582297554377" calcext:value-type="float">
            <text:p>0.894</text:p>
          </table:table-cell>
          <table:table-cell table:formula="of:=TAN(RADIANS([.AA$1]))*TAN(RADIANS([.$A26]))" office:value-type="float" office:value="0.0946362785060467" calcext:value-type="float">
            <text:p>0.095</text:p>
          </table:table-cell>
          <table:table-cell table:formula="of:=COS(RADIANS([.AB$1]))*COS(RADIANS([.$A26]))" office:value-type="float" office:value="0.890131346747478" calcext:value-type="float">
            <text:p>0.890</text:p>
          </table:table-cell>
          <table:table-cell table:formula="of:=TAN(RADIANS([.AC$1]))*TAN(RADIANS([.$A26]))" office:value-type="float" office:value="0.102789141214394" calcext:value-type="float">
            <text:p>0.103</text:p>
          </table:table-cell>
          <table:table-cell table:formula="of:=COS(RADIANS([.AD$1]))*COS(RADIANS([.$A26]))" office:value-type="float" office:value="0.886409253309465" calcext:value-type="float">
            <text:p>0.886</text:p>
          </table:table-cell>
          <table:table-cell table:formula="of:=TAN(RADIANS([.AE$1]))*TAN(RADIANS([.$A26]))" office:value-type="float" office:value="0.111007978916472" calcext:value-type="float">
            <text:p>0.111</text:p>
          </table:table-cell>
          <table:table-cell table:formula="of:=COS(RADIANS([.AF$1]))*COS(RADIANS([.$A26]))" office:value-type="float" office:value="0.882417151026054" calcext:value-type="float">
            <text:p>0.882</text:p>
          </table:table-cell>
          <table:table-cell table:formula="of:=TAN(RADIANS([.AG$1]))*TAN(RADIANS([.$A26]))" office:value-type="float" office:value="0.119298666675593" calcext:value-type="float">
            <text:p>0.119</text:p>
          </table:table-cell>
          <table:table-cell table:formula="of:=COS(RADIANS([.AH$1]))*COS(RADIANS([.$A26]))" office:value-type="float" office:value="0.878156255930274" calcext:value-type="float">
            <text:p>0.878</text:p>
          </table:table-cell>
          <table:table-cell table:formula="of:=TAN(RADIANS([.AI$1]))*TAN(RADIANS([.$A26]))" office:value-type="float" office:value="0.127667271119683" calcext:value-type="float">
            <text:p>0.128</text:p>
          </table:table-cell>
          <table:table-cell table:formula="of:=COS(RADIANS([.AJ$1]))*COS(RADIANS([.$A26]))" office:value-type="float" office:value="0.873627865932047" calcext:value-type="float">
            <text:p>0.874</text:p>
          </table:table-cell>
          <table:table-cell table:formula="of:=TAN(RADIANS([.AK$1]))*TAN(RADIANS([.$A26]))" office:value-type="float" office:value="0.136120069364322" calcext:value-type="float">
            <text:p>0.136</text:p>
          </table:table-cell>
          <table:table-cell table:formula="of:=COS(RADIANS([.AL$1]))*COS(RADIANS([.$A26]))" office:value-type="float" office:value="0.868833360422834" calcext:value-type="float">
            <text:p>0.869</text:p>
          </table:table-cell>
          <table:table-cell table:formula="of:=TAN(RADIANS([.AM$1]))*TAN(RADIANS([.$A26]))" office:value-type="float" office:value="0.144663569184626" calcext:value-type="float">
            <text:p>0.145</text:p>
          </table:table-cell>
          <table:table-cell table:formula="of:=COS(RADIANS([.AN$1]))*COS(RADIANS([.$A26]))" office:value-type="float" office:value="0.863774199855458" calcext:value-type="float">
            <text:p>0.864</text:p>
          </table:table-cell>
          <table:table-cell table:formula="of:=TAN(RADIANS([.AO$1]))*TAN(RADIANS([.$A26]))" office:value-type="float" office:value="0.153304530580384" calcext:value-type="float">
            <text:p>0.153</text:p>
          </table:table-cell>
          <table:table-cell table:formula="of:=COS(RADIANS([.AP$1]))*COS(RADIANS([.$A26]))" office:value-type="float" office:value="0.858451925299238" calcext:value-type="float">
            <text:p>0.858</text:p>
          </table:table-cell>
          <table:table-cell table:formula="of:=TAN(RADIANS([.AQ$1]))*TAN(RADIANS([.$A26]))" office:value-type="float" office:value="0.162049988893781" calcext:value-type="float">
            <text:p>0.162</text:p>
          </table:table-cell>
          <table:table-cell table:formula="of:=COS(RADIANS([.AR$1]))*COS(RADIANS([.$A26]))" office:value-type="float" office:value="0.852868157970561" calcext:value-type="float">
            <text:p>0.853</text:p>
          </table:table-cell>
          <table:table-cell table:formula="of:=TAN(RADIANS([.AS$1]))*TAN(RADIANS([.$A26]))" office:value-type="float" office:value="0.170907279656048" calcext:value-type="float">
            <text:p>0.171</text:p>
          </table:table-cell>
          <table:table-cell table:formula="of:=COS(RADIANS([.AT$1]))*COS(RADIANS([.$A26]))" office:value-type="float" office:value="0.847024598739047" calcext:value-type="float">
            <text:p>0.847</text:p>
          </table:table-cell>
          <table:table-cell table:formula="of:=TAN(RADIANS([.AU$1]))*TAN(RADIANS([.$A26]))" office:value-type="float" office:value="0.179884065358757" calcext:value-type="float">
            <text:p>0.180</text:p>
          </table:table-cell>
          <table:table-cell table:formula="of:=COS(RADIANS([.AV$1]))*COS(RADIANS([.$A26]))" office:value-type="float" office:value="0.840923027609445" calcext:value-type="float">
            <text:p>0.841</text:p>
          </table:table-cell>
          <table:table-cell table:formula="of:=TAN(RADIANS([.AW$1]))*TAN(RADIANS([.$A26]))" office:value-type="float" office:value="0.188988364367585" calcext:value-type="float">
            <text:p>0.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RADIANS([.B$1]))*COS(RADIANS([.$A27]))" office:value-type="float" office:value="0.90630778703665" calcext:value-type="float">
            <text:p>0.906</text:p>
          </table:table-cell>
          <table:table-cell table:formula="of:=TAN(RADIANS([.C$1]))*TAN(RADIANS([.$A27]))" office:value-type="float" office:value="0" calcext:value-type="float">
            <text:p>0.000</text:p>
          </table:table-cell>
          <table:table-cell table:formula="of:=COS(RADIANS([.D$1]))*COS(RADIANS([.$A27]))" office:value-type="float" office:value="0.906169751970884" calcext:value-type="float">
            <text:p>0.906</text:p>
          </table:table-cell>
          <table:table-cell table:formula="of:=TAN(RADIANS([.E$1]))*TAN(RADIANS([.$A27]))" office:value-type="float" office:value="0.00813943044962059" calcext:value-type="float">
            <text:p>0.008</text:p>
          </table:table-cell>
          <table:table-cell table:formula="of:=COS(RADIANS([.F$1]))*COS(RADIANS([.$A27]))" office:value-type="float" office:value="0.905755688820404" calcext:value-type="float">
            <text:p>0.906</text:p>
          </table:table-cell>
          <table:table-cell table:formula="of:=TAN(RADIANS([.G$1]))*TAN(RADIANS([.$A27]))" office:value-type="float" office:value="0.0162838222426674" calcext:value-type="float">
            <text:p>0.016</text:p>
          </table:table-cell>
          <table:table-cell table:formula="of:=COS(RADIANS([.H$1]))*COS(RADIANS([.$A27]))" office:value-type="float" office:value="0.905065723712857" calcext:value-type="float">
            <text:p>0.905</text:p>
          </table:table-cell>
          <table:table-cell table:formula="of:=TAN(RADIANS([.I$1]))*TAN(RADIANS([.$A27]))" office:value-type="float" office:value="0.024438148826579" calcext:value-type="float">
            <text:p>0.024</text:p>
          </table:table-cell>
          <table:table-cell table:formula="of:=COS(RADIANS([.J$1]))*COS(RADIANS([.$A27]))" office:value-type="float" office:value="0.904100066818299" calcext:value-type="float">
            <text:p>0.904</text:p>
          </table:table-cell>
          <table:table-cell table:formula="of:=TAN(RADIANS([.K$1]))*TAN(RADIANS([.$A27]))" office:value-type="float" office:value="0.0326074079196233" calcext:value-type="float">
            <text:p>0.033</text:p>
          </table:table-cell>
          <table:table-cell table:formula="of:=COS(RADIANS([.L$1]))*COS(RADIANS([.$A27]))" office:value-type="float" office:value="0.902859012285174" calcext:value-type="float">
            <text:p>0.903</text:p>
          </table:table-cell>
          <table:table-cell table:formula="of:=TAN(RADIANS([.M$1]))*TAN(RADIANS([.$A27]))" office:value-type="float" office:value="0.0407966338038843" calcext:value-type="float">
            <text:p>0.041</text:p>
          </table:table-cell>
          <table:table-cell table:formula="of:=COS(RADIANS([.N$1]))*COS(RADIANS([.$A27]))" office:value-type="float" office:value="0.901342938150715" calcext:value-type="float">
            <text:p>0.901</text:p>
          </table:table-cell>
          <table:table-cell table:formula="of:=TAN(RADIANS([.O$1]))*TAN(RADIANS([.$A27]))" office:value-type="float" office:value="0.0490109098089096" calcext:value-type="float">
            <text:p>0.049</text:p>
          </table:table-cell>
          <table:table-cell table:formula="of:=COS(RADIANS([.P$1]))*COS(RADIANS([.$A27]))" office:value-type="float" office:value="0.89955230622579" calcext:value-type="float">
            <text:p>0.900</text:p>
          </table:table-cell>
          <table:table-cell table:formula="of:=TAN(RADIANS([.Q$1]))*TAN(RADIANS([.$A27]))" office:value-type="float" office:value="0.0572553810522232" calcext:value-type="float">
            <text:p>0.057</text:p>
          </table:table-cell>
          <table:table-cell table:formula="of:=COS(RADIANS([.R$1]))*COS(RADIANS([.$A27]))" office:value-type="float" office:value="0.89748766195423" calcext:value-type="float">
            <text:p>0.897</text:p>
          </table:table-cell>
          <table:table-cell table:formula="of:=TAN(RADIANS([.S$1]))*TAN(RADIANS([.$A27]))" office:value-type="float" office:value="0.0655352675052209" calcext:value-type="float">
            <text:p>0.066</text:p>
          </table:table-cell>
          <table:table-cell table:formula="of:=COS(RADIANS([.T$1]))*COS(RADIANS([.$A27]))" office:value-type="float" office:value="0.89514963424668" calcext:value-type="float">
            <text:p>0.895</text:p>
          </table:table-cell>
          <table:table-cell table:formula="of:=TAN(RADIANS([.U$1]))*TAN(RADIANS([.$A27]))" office:value-type="float" office:value="0.0738558774559246" calcext:value-type="float">
            <text:p>0.074</text:p>
          </table:table-cell>
          <table:table-cell table:formula="of:=COS(RADIANS([.V$1]))*COS(RADIANS([.$A27]))" office:value-type="float" office:value="0.89253893528903" calcext:value-type="float">
            <text:p>0.893</text:p>
          </table:table-cell>
          <table:table-cell table:formula="of:=TAN(RADIANS([.W$1]))*TAN(RADIANS([.$A27]))" office:value-type="float" office:value="0.0822226214437059" calcext:value-type="float">
            <text:p>0.082</text:p>
          </table:table-cell>
          <table:table-cell table:formula="of:=COS(RADIANS([.X$1]))*COS(RADIANS([.$A27]))" office:value-type="float" office:value="0.889656360325472" calcext:value-type="float">
            <text:p>0.890</text:p>
          </table:table-cell>
          <table:table-cell table:formula="of:=TAN(RADIANS([.Y$1]))*TAN(RADIANS([.$A27]))" office:value-type="float" office:value="0.0906410267454542" calcext:value-type="float">
            <text:p>0.091</text:p>
          </table:table-cell>
          <table:table-cell table:formula="of:=COS(RADIANS([.Z$1]))*COS(RADIANS([.$A27]))" office:value-type="float" office:value="0.886502787416264" calcext:value-type="float">
            <text:p>0.887</text:p>
          </table:table-cell>
          <table:table-cell table:formula="of:=TAN(RADIANS([.AA$1]))*TAN(RADIANS([.$A27]))" office:value-type="float" office:value="0.0991167524978266" calcext:value-type="float">
            <text:p>0.099</text:p>
          </table:table-cell>
          <table:table-cell table:formula="of:=COS(RADIANS([.AB$1]))*COS(RADIANS([.$A27]))" office:value-type="float" office:value="0.883079177170264" calcext:value-type="float">
            <text:p>0.883</text:p>
          </table:table-cell>
          <table:table-cell table:formula="of:=TAN(RADIANS([.AC$1]))*TAN(RADIANS([.$A27]))" office:value-type="float" office:value="0.107655605546242" calcext:value-type="float">
            <text:p>0.108</text:p>
          </table:table-cell>
          <table:table-cell table:formula="of:=COS(RADIANS([.AD$1]))*COS(RADIANS([.$A27]))" office:value-type="float" office:value="0.879386572452317" calcext:value-type="float">
            <text:p>0.879</text:p>
          </table:table-cell>
          <table:table-cell table:formula="of:=TAN(RADIANS([.AE$1]))*TAN(RADIANS([.$A27]))" office:value-type="float" office:value="0.116263557118266" calcext:value-type="float">
            <text:p>0.116</text:p>
          </table:table-cell>
          <table:table-cell table:formula="of:=COS(RADIANS([.AF$1]))*COS(RADIANS([.$A27]))" office:value-type="float" office:value="0.875426098065593" calcext:value-type="float">
            <text:p>0.875</text:p>
          </table:table-cell>
          <table:table-cell table:formula="of:=TAN(RADIANS([.AG$1]))*TAN(RADIANS([.$A27]))" office:value-type="float" office:value="0.12494676042708" calcext:value-type="float">
            <text:p>0.125</text:p>
          </table:table-cell>
          <table:table-cell table:formula="of:=COS(RADIANS([.AH$1]))*COS(RADIANS([.$A27]))" office:value-type="float" office:value="0.871198960408955" calcext:value-type="float">
            <text:p>0.871</text:p>
          </table:table-cell>
          <table:table-cell table:formula="of:=TAN(RADIANS([.AI$1]))*TAN(RADIANS([.$A27]))" office:value-type="float" office:value="0.133711569319941" calcext:value-type="float">
            <text:p>0.134</text:p>
          </table:table-cell>
          <table:table-cell table:formula="of:=COS(RADIANS([.AJ$1]))*COS(RADIANS([.$A27]))" office:value-type="float" office:value="0.866706447109482" calcext:value-type="float">
            <text:p>0.867</text:p>
          </table:table-cell>
          <table:table-cell table:formula="of:=TAN(RADIANS([.AK$1]))*TAN(RADIANS([.$A27]))" office:value-type="float" office:value="0.14256455809712" calcext:value-type="float">
            <text:p>0.143</text:p>
          </table:table-cell>
          <table:table-cell table:formula="of:=COS(RADIANS([.AL$1]))*COS(RADIANS([.$A27]))" office:value-type="float" office:value="0.861949926630246" calcext:value-type="float">
            <text:p>0.862</text:p>
          </table:table-cell>
          <table:table-cell table:formula="of:=TAN(RADIANS([.AM$1]))*TAN(RADIANS([.$A27]))" office:value-type="float" office:value="0.1515125426388" calcext:value-type="float">
            <text:p>0.152</text:p>
          </table:table-cell>
          <table:table-cell table:formula="of:=COS(RADIANS([.AN$1]))*COS(RADIANS([.$A27]))" office:value-type="float" office:value="0.856930847853462" calcext:value-type="float">
            <text:p>0.857</text:p>
          </table:table-cell>
          <table:table-cell table:formula="of:=TAN(RADIANS([.AO$1]))*TAN(RADIANS([.$A27]))" office:value-type="float" office:value="0.160562602991204" calcext:value-type="float">
            <text:p>0.161</text:p>
          </table:table-cell>
          <table:table-cell table:formula="of:=COS(RADIANS([.AP$1]))*COS(RADIANS([.$A27]))" office:value-type="float" office:value="0.851650739639147" calcext:value-type="float">
            <text:p>0.852</text:p>
          </table:table-cell>
          <table:table-cell table:formula="of:=TAN(RADIANS([.AQ$1]))*TAN(RADIANS([.$A27]))" office:value-type="float" office:value="0.169722107578799" calcext:value-type="float">
            <text:p>0.170</text:p>
          </table:table-cell>
          <table:table-cell table:formula="of:=COS(RADIANS([.AR$1]))*COS(RADIANS([.$A27]))" office:value-type="float" office:value="0.846111210359411" calcext:value-type="float">
            <text:p>0.846</text:p>
          </table:table-cell>
          <table:table-cell table:formula="of:=TAN(RADIANS([.AS$1]))*TAN(RADIANS([.$A27]))" office:value-type="float" office:value="0.178998739227293" calcext:value-type="float">
            <text:p>0.179</text:p>
          </table:table-cell>
          <table:table-cell table:formula="of:=COS(RADIANS([.AT$1]))*COS(RADIANS([.$A27]))" office:value-type="float" office:value="0.840313947408536" calcext:value-type="float">
            <text:p>0.840</text:p>
          </table:table-cell>
          <table:table-cell table:formula="of:=TAN(RADIANS([.AU$1]))*TAN(RADIANS([.$A27]))" office:value-type="float" office:value="0.188400523202395" calcext:value-type="float">
            <text:p>0.188</text:p>
          </table:table-cell>
          <table:table-cell table:formula="of:=COS(RADIANS([.AV$1]))*COS(RADIANS([.$A27]))" office:value-type="float" office:value="0.834260716688977" calcext:value-type="float">
            <text:p>0.834</text:p>
          </table:table-cell>
          <table:table-cell table:formula="of:=TAN(RADIANS([.AW$1]))*TAN(RADIANS([.$A27]))" office:value-type="float" office:value="0.197935857492474" calcext:value-type="float">
            <text:p>0.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RADIANS([.B$1]))*COS(RADIANS([.$A28]))" office:value-type="float" office:value="0.898794046299167" calcext:value-type="float">
            <text:p>0.899</text:p>
          </table:table-cell>
          <table:table-cell table:formula="of:=TAN(RADIANS([.C$1]))*TAN(RADIANS([.$A28]))" office:value-type="float" office:value="0" calcext:value-type="float">
            <text:p>0.000</text:p>
          </table:table-cell>
          <table:table-cell table:formula="of:=COS(RADIANS([.D$1]))*COS(RADIANS([.$A28]))" office:value-type="float" office:value="0.898657155612509" calcext:value-type="float">
            <text:p>0.899</text:p>
          </table:table-cell>
          <table:table-cell table:formula="of:=TAN(RADIANS([.E$1]))*TAN(RADIANS([.$A28]))" office:value-type="float" office:value="0.00851340400102475" calcext:value-type="float">
            <text:p>0.009</text:p>
          </table:table-cell>
          <table:table-cell table:formula="of:=COS(RADIANS([.F$1]))*COS(RADIANS([.$A28]))" office:value-type="float" office:value="0.898246525250764" calcext:value-type="float">
            <text:p>0.898</text:p>
          </table:table-cell>
          <table:table-cell table:formula="of:=TAN(RADIANS([.G$1]))*TAN(RADIANS([.$A28]))" office:value-type="float" office:value="0.0170319972989219" calcext:value-type="float">
            <text:p>0.017</text:p>
          </table:table-cell>
          <table:table-cell table:formula="of:=COS(RADIANS([.H$1]))*COS(RADIANS([.$A28]))" office:value-type="float" office:value="0.897562280295918" calcext:value-type="float">
            <text:p>0.898</text:p>
          </table:table-cell>
          <table:table-cell table:formula="of:=TAN(RADIANS([.I$1]))*TAN(RADIANS([.$A28]))" office:value-type="float" office:value="0.025560981850706" calcext:value-type="float">
            <text:p>0.026</text:p>
          </table:table-cell>
          <table:table-cell table:formula="of:=COS(RADIANS([.J$1]))*COS(RADIANS([.$A28]))" office:value-type="float" office:value="0.896604629175613" calcext:value-type="float">
            <text:p>0.897</text:p>
          </table:table-cell>
          <table:table-cell table:formula="of:=TAN(RADIANS([.K$1]))*TAN(RADIANS([.$A28]))" office:value-type="float" office:value="0.0341055849993665" calcext:value-type="float">
            <text:p>0.034</text:p>
          </table:table-cell>
          <table:table-cell table:formula="of:=COS(RADIANS([.L$1]))*COS(RADIANS([.$A28]))" office:value-type="float" office:value="0.895373863599657" calcext:value-type="float">
            <text:p>0.895</text:p>
          </table:table-cell>
          <table:table-cell table:formula="of:=TAN(RADIANS([.M$1]))*TAN(RADIANS([.$A28]))" office:value-type="float" office:value="0.0426710723316666" calcext:value-type="float">
            <text:p>0.043</text:p>
          </table:table-cell>
          <table:table-cell table:formula="of:=COS(RADIANS([.N$1]))*COS(RADIANS([.$A28]))" office:value-type="float" office:value="0.893870358471167" calcext:value-type="float">
            <text:p>0.894</text:p>
          </table:table-cell>
          <table:table-cell table:formula="of:=TAN(RADIANS([.O$1]))*TAN(RADIANS([.$A28]))" office:value-type="float" office:value="0.0512627607353637" calcext:value-type="float">
            <text:p>0.051</text:p>
          </table:table-cell>
          <table:table-cell table:formula="of:=COS(RADIANS([.P$1]))*COS(RADIANS([.$A28]))" office:value-type="float" office:value="0.89209457177237" calcext:value-type="float">
            <text:p>0.892</text:p>
          </table:table-cell>
          <table:table-cell table:formula="of:=TAN(RADIANS([.Q$1]))*TAN(RADIANS([.$A28]))" office:value-type="float" office:value="0.0598860317250963" calcext:value-type="float">
            <text:p>0.060</text:p>
          </table:table-cell>
          <table:table-cell table:formula="of:=COS(RADIANS([.R$1]))*COS(RADIANS([.$A28]))" office:value-type="float" office:value="0.890047044425098" calcext:value-type="float">
            <text:p>0.890</text:p>
          </table:table-cell>
          <table:table-cell table:formula="of:=TAN(RADIANS([.S$1]))*TAN(RADIANS([.$A28]))" office:value-type="float" office:value="0.0685463451086042" calcext:value-type="float">
            <text:p>0.069</text:p>
          </table:table-cell>
          <table:table-cell table:formula="of:=COS(RADIANS([.T$1]))*COS(RADIANS([.$A28]))" office:value-type="float" office:value="0.887728400126014" calcext:value-type="float">
            <text:p>0.888</text:p>
          </table:table-cell>
          <table:table-cell table:formula="of:=TAN(RADIANS([.U$1]))*TAN(RADIANS([.$A28]))" office:value-type="float" office:value="0.0772492530680413" calcext:value-type="float">
            <text:p>0.077</text:p>
          </table:table-cell>
          <table:table-cell table:formula="of:=COS(RADIANS([.V$1]))*COS(RADIANS([.$A28]))" office:value-type="float" office:value="0.885139345156633" calcext:value-type="float">
            <text:p>0.885</text:p>
          </table:table-cell>
          <table:table-cell table:formula="of:=TAN(RADIANS([.W$1]))*TAN(RADIANS([.$A28]))" office:value-type="float" office:value="0.0860004147349423" calcext:value-type="float">
            <text:p>0.086</text:p>
          </table:table-cell>
          <table:table-cell table:formula="of:=COS(RADIANS([.X$1]))*COS(RADIANS([.$A28]))" office:value-type="float" office:value="0.882280668168181" calcext:value-type="float">
            <text:p>0.882</text:p>
          </table:table-cell>
          <table:table-cell table:formula="of:=TAN(RADIANS([.Y$1]))*TAN(RADIANS([.$A28]))" office:value-type="float" office:value="0.0948056113419718" calcext:value-type="float">
            <text:p>0.095</text:p>
          </table:table-cell>
          <table:table-cell table:formula="of:=COS(RADIANS([.Z$1]))*COS(RADIANS([.$A28]))" office:value-type="float" office:value="0.879153239941359" calcext:value-type="float">
            <text:p>0.879</text:p>
          </table:table-cell>
          <table:table-cell table:formula="of:=TAN(RADIANS([.AA$1]))*TAN(RADIANS([.$A28]))" office:value-type="float" office:value="0.103670762039979" calcext:value-type="float">
            <text:p>0.104</text:p>
          </table:table-cell>
          <table:table-cell table:formula="of:=COS(RADIANS([.AB$1]))*COS(RADIANS([.$A28]))" office:value-type="float" office:value="0.875758013121103" calcext:value-type="float">
            <text:p>0.876</text:p>
          </table:table-cell>
          <table:table-cell table:formula="of:=TAN(RADIANS([.AC$1]))*TAN(RADIANS([.$A28]))" office:value-type="float" office:value="0.112601940475189" calcext:value-type="float">
            <text:p>0.113</text:p>
          </table:table-cell>
          <table:table-cell table:formula="of:=COS(RADIANS([.AD$1]))*COS(RADIANS([.$A28]))" office:value-type="float" office:value="0.872096021926392" calcext:value-type="float">
            <text:p>0.872</text:p>
          </table:table-cell>
          <table:table-cell table:formula="of:=TAN(RADIANS([.AE$1]))*TAN(RADIANS([.$A28]))" office:value-type="float" office:value="0.121605392228661" calcext:value-type="float">
            <text:p>0.122</text:p>
          </table:table-cell>
          <table:table-cell table:formula="of:=COS(RADIANS([.AF$1]))*COS(RADIANS([.$A28]))" office:value-type="float" office:value="0.868168381835218" calcext:value-type="float">
            <text:p>0.868</text:p>
          </table:table-cell>
          <table:table-cell table:formula="of:=TAN(RADIANS([.AG$1]))*TAN(RADIANS([.$A28]))" office:value-type="float" office:value="0.130687553228564" calcext:value-type="float">
            <text:p>0.131</text:p>
          </table:table-cell>
          <table:table-cell table:formula="of:=COS(RADIANS([.AH$1]))*COS(RADIANS([.$A28]))" office:value-type="float" office:value="0.863976289244801" calcext:value-type="float">
            <text:p>0.864</text:p>
          </table:table-cell>
          <table:table-cell table:formula="of:=TAN(RADIANS([.AI$1]))*TAN(RADIANS([.$A28]))" office:value-type="float" office:value="0.13985506925546" calcext:value-type="float">
            <text:p>0.140</text:p>
          </table:table-cell>
          <table:table-cell table:formula="of:=COS(RADIANS([.AJ$1]))*COS(RADIANS([.$A28]))" office:value-type="float" office:value="0.859521021107154" calcext:value-type="float">
            <text:p>0.860</text:p>
          </table:table-cell>
          <table:table-cell table:formula="of:=TAN(RADIANS([.AK$1]))*TAN(RADIANS([.$A28]))" office:value-type="float" office:value="0.149114816671837" calcext:value-type="float">
            <text:p>0.149</text:p>
          </table:table-cell>
          <table:table-cell table:formula="of:=COS(RADIANS([.AL$1]))*COS(RADIANS([.$A28]))" office:value-type="float" office:value="0.854803934540111" calcext:value-type="float">
            <text:p>0.855</text:p>
          </table:table-cell>
          <table:table-cell table:formula="of:=TAN(RADIANS([.AM$1]))*TAN(RADIANS([.$A28]))" office:value-type="float" office:value="0.158473924519709" calcext:value-type="float">
            <text:p>0.158</text:p>
          </table:table-cell>
          <table:table-cell table:formula="of:=COS(RADIANS([.AN$1]))*COS(RADIANS([.$A28]))" office:value-type="float" office:value="0.849826466413935" calcext:value-type="float">
            <text:p>0.850</text:p>
          </table:table-cell>
          <table:table-cell table:formula="of:=TAN(RADIANS([.AO$1]))*TAN(RADIANS([.$A28]))" office:value-type="float" office:value="0.167939798144473" calcext:value-type="float">
            <text:p>0.168</text:p>
          </table:table-cell>
          <table:table-cell table:formula="of:=COS(RADIANS([.AP$1]))*COS(RADIANS([.$A28]))" office:value-type="float" office:value="0.844590132913635" calcext:value-type="float">
            <text:p>0.845</text:p>
          </table:table-cell>
          <table:table-cell table:formula="of:=TAN(RADIANS([.AQ$1]))*TAN(RADIANS([.$A28]))" office:value-type="float" office:value="0.177520144519578" calcext:value-type="float">
            <text:p>0.178</text:p>
          </table:table-cell>
          <table:table-cell table:formula="of:=COS(RADIANS([.AR$1]))*COS(RADIANS([.$A28]))" office:value-type="float" office:value="0.839096529077122" calcext:value-type="float">
            <text:p>0.839</text:p>
          </table:table-cell>
          <table:table-cell table:formula="of:=TAN(RADIANS([.AS$1]))*TAN(RADIANS([.$A28]))" office:value-type="float" office:value="0.18722299946516" calcext:value-type="float">
            <text:p>0.187</text:p>
          </table:table-cell>
          <table:table-cell table:formula="of:=COS(RADIANS([.AT$1]))*COS(RADIANS([.$A28]))" office:value-type="float" office:value="0.833347328309341" calcext:value-type="float">
            <text:p>0.833</text:p>
          </table:table-cell>
          <table:table-cell table:formula="of:=TAN(RADIANS([.AU$1]))*TAN(RADIANS([.$A28]))" office:value-type="float" office:value="0.197056756975076" calcext:value-type="float">
            <text:p>0.197</text:p>
          </table:table-cell>
          <table:table-cell table:formula="of:=COS(RADIANS([.AV$1]))*COS(RADIANS([.$A28]))" office:value-type="float" office:value="0.827344281872541" calcext:value-type="float">
            <text:p>0.827</text:p>
          </table:table-cell>
          <table:table-cell table:formula="of:=TAN(RADIANS([.AW$1]))*TAN(RADIANS([.$A28]))" office:value-type="float" office:value="0.207030200890929" calcext:value-type="float">
            <text:p>0.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RADIANS([.B$1]))*COS(RADIANS([.$A29]))" office:value-type="float" office:value="0.891006524188368" calcext:value-type="float">
            <text:p>0.891</text:p>
          </table:table-cell>
          <table:table-cell table:formula="of:=TAN(RADIANS([.C$1]))*TAN(RADIANS([.$A29]))" office:value-type="float" office:value="0" calcext:value-type="float">
            <text:p>0.000</text:p>
          </table:table-cell>
          <table:table-cell table:formula="of:=COS(RADIANS([.D$1]))*COS(RADIANS([.$A29]))" office:value-type="float" office:value="0.890870819579047" calcext:value-type="float">
            <text:p>0.891</text:p>
          </table:table-cell>
          <table:table-cell table:formula="of:=TAN(RADIANS([.E$1]))*TAN(RADIANS([.$A29]))" office:value-type="float" office:value="0.00889379980350451" calcext:value-type="float">
            <text:p>0.009</text:p>
          </table:table-cell>
          <table:table-cell table:formula="of:=COS(RADIANS([.F$1]))*COS(RADIANS([.$A29]))" office:value-type="float" office:value="0.890463747088023" calcext:value-type="float">
            <text:p>0.890</text:p>
          </table:table-cell>
          <table:table-cell table:formula="of:=TAN(RADIANS([.G$1]))*TAN(RADIANS([.$A29]))" office:value-type="float" office:value="0.0177930207719741" calcext:value-type="float">
            <text:p>0.018</text:p>
          </table:table-cell>
          <table:table-cell table:formula="of:=COS(RADIANS([.H$1]))*COS(RADIANS([.$A29]))" office:value-type="float" office:value="0.88978543071352" calcext:value-type="float">
            <text:p>0.890</text:p>
          </table:table-cell>
          <table:table-cell table:formula="of:=TAN(RADIANS([.I$1]))*TAN(RADIANS([.$A29]))" office:value-type="float" office:value="0.0267030972961964" calcext:value-type="float">
            <text:p>0.027</text:p>
          </table:table-cell>
          <table:table-cell table:formula="of:=COS(RADIANS([.J$1]))*COS(RADIANS([.$A29]))" office:value-type="float" office:value="0.888836077077276" calcext:value-type="float">
            <text:p>0.889</text:p>
          </table:table-cell>
          <table:table-cell table:formula="of:=TAN(RADIANS([.K$1]))*TAN(RADIANS([.$A29]))" office:value-type="float" office:value="0.0356294902872295" calcext:value-type="float">
            <text:p>0.036</text:p>
          </table:table-cell>
          <table:table-cell table:formula="of:=COS(RADIANS([.L$1]))*COS(RADIANS([.$A29]))" office:value-type="float" office:value="0.887615975361607" calcext:value-type="float">
            <text:p>0.888</text:p>
          </table:table-cell>
          <table:table-cell table:formula="of:=TAN(RADIANS([.M$1]))*TAN(RADIANS([.$A29]))" office:value-type="float" office:value="0.0445777006087133" calcext:value-type="float">
            <text:p>0.045</text:p>
          </table:table-cell>
          <table:table-cell table:formula="of:=COS(RADIANS([.N$1]))*COS(RADIANS([.$A29]))" office:value-type="float" office:value="0.886125497221313" calcext:value-type="float">
            <text:p>0.886</text:p>
          </table:table-cell>
          <table:table-cell table:formula="of:=TAN(RADIANS([.O$1]))*TAN(RADIANS([.$A29]))" office:value-type="float" office:value="0.053553282717512" calcext:value-type="float">
            <text:p>0.054</text:p>
          </table:table-cell>
          <table:table-cell table:formula="of:=COS(RADIANS([.P$1]))*COS(RADIANS([.$A29]))" office:value-type="float" office:value="0.884365096670475" calcext:value-type="float">
            <text:p>0.884</text:p>
          </table:table-cell>
          <table:table-cell table:formula="of:=TAN(RADIANS([.Q$1]))*TAN(RADIANS([.$A29]))" office:value-type="float" office:value="0.0625618585850285" calcext:value-type="float">
            <text:p>0.063</text:p>
          </table:table-cell>
          <table:table-cell table:formula="of:=COS(RADIANS([.R$1]))*COS(RADIANS([.$A29]))" office:value-type="float" office:value="0.882335309944154" calcext:value-type="float">
            <text:p>0.882</text:p>
          </table:table-cell>
          <table:table-cell table:formula="of:=TAN(RADIANS([.S$1]))*TAN(RADIANS([.$A29]))" office:value-type="float" office:value="0.0716091319740582" calcext:value-type="float">
            <text:p>0.072</text:p>
          </table:table-cell>
          <table:table-cell table:formula="of:=COS(RADIANS([.T$1]))*COS(RADIANS([.$A29]))" office:value-type="float" office:value="0.880036755335051" calcext:value-type="float">
            <text:p>0.880</text:p>
          </table:table-cell>
          <table:table-cell table:formula="of:=TAN(RADIANS([.U$1]))*TAN(RADIANS([.$A29]))" office:value-type="float" office:value="0.0807009031492829" calcext:value-type="float">
            <text:p>0.081</text:p>
          </table:table-cell>
          <table:table-cell table:formula="of:=COS(RADIANS([.V$1]))*COS(RADIANS([.$A29]))" office:value-type="float" office:value="0.877470133005164" calcext:value-type="float">
            <text:p>0.877</text:p>
          </table:table-cell>
          <table:table-cell table:formula="of:=TAN(RADIANS([.W$1]))*TAN(RADIANS([.$A29]))" office:value-type="float" office:value="0.0898430841034761" calcext:value-type="float">
            <text:p>0.090</text:p>
          </table:table-cell>
          <table:table-cell table:formula="of:=COS(RADIANS([.X$1]))*COS(RADIANS([.$A29]))" office:value-type="float" office:value="0.874636224772521" calcext:value-type="float">
            <text:p>0.875</text:p>
          </table:table-cell>
          <table:table-cell table:formula="of:=TAN(RADIANS([.Y$1]))*TAN(RADIANS([.$A29]))" office:value-type="float" office:value="0.099041714386262" calcext:value-type="float">
            <text:p>0.099</text:p>
          </table:table-cell>
          <table:table-cell table:formula="of:=COS(RADIANS([.Z$1]))*COS(RADIANS([.$A29]))" office:value-type="float" office:value="0.87153589387302" calcext:value-type="float">
            <text:p>0.872</text:p>
          </table:table-cell>
          <table:table-cell table:formula="of:=TAN(RADIANS([.AA$1]))*TAN(RADIANS([.$A29]))" office:value-type="float" office:value="0.108302977627908" calcext:value-type="float">
            <text:p>0.108</text:p>
          </table:table-cell>
          <table:table-cell table:formula="of:=COS(RADIANS([.AB$1]))*COS(RADIANS([.$A29]))" office:value-type="float" office:value="0.868170084697487" calcext:value-type="float">
            <text:p>0.868</text:p>
          </table:table-cell>
          <table:table-cell table:formula="of:=TAN(RADIANS([.AC$1]))*TAN(RADIANS([.$A29]))" office:value-type="float" office:value="0.117633218857218" calcext:value-type="float">
            <text:p>0.118</text:p>
          </table:table-cell>
          <table:table-cell table:formula="of:=COS(RADIANS([.AD$1]))*COS(RADIANS([.$A29]))" office:value-type="float" office:value="0.864539822504004" calcext:value-type="float">
            <text:p>0.865</text:p>
          </table:table-cell>
          <table:table-cell table:formula="of:=TAN(RADIANS([.AE$1]))*TAN(RADIANS([.$A29]))" office:value-type="float" office:value="0.12703896272022" calcext:value-type="float">
            <text:p>0.127</text:p>
          </table:table-cell>
          <table:table-cell table:formula="of:=COS(RADIANS([.AF$1]))*COS(RADIANS([.$A29]))" office:value-type="float" office:value="0.8606462131056" calcext:value-type="float">
            <text:p>0.861</text:p>
          </table:table-cell>
          <table:table-cell table:formula="of:=TAN(RADIANS([.AG$1]))*TAN(RADIANS([.$A29]))" office:value-type="float" office:value="0.136526932715137" calcext:value-type="float">
            <text:p>0.137</text:p>
          </table:table-cell>
          <table:table-cell table:formula="of:=COS(RADIANS([.AH$1]))*COS(RADIANS([.$A29]))" office:value-type="float" office:value="0.856490442533417" calcext:value-type="float">
            <text:p>0.856</text:p>
          </table:table-cell>
          <table:table-cell table:formula="of:=TAN(RADIANS([.AI$1]))*TAN(RADIANS([.$A29]))" office:value-type="float" office:value="0.14610407156921" calcext:value-type="float">
            <text:p>0.146</text:p>
          </table:table-cell>
          <table:table-cell table:formula="of:=COS(RADIANS([.AJ$1]))*COS(RADIANS([.$A29]))" office:value-type="float" office:value="0.85207377667543" calcext:value-type="float">
            <text:p>0.852</text:p>
          </table:table-cell>
          <table:table-cell table:formula="of:=TAN(RADIANS([.AK$1]))*TAN(RADIANS([.$A29]))" office:value-type="float" office:value="0.155777562894462" calcext:value-type="float">
            <text:p>0.156</text:p>
          </table:table-cell>
          <table:table-cell table:formula="of:=COS(RADIANS([.AL$1]))*COS(RADIANS([.$A29]))" office:value-type="float" office:value="0.847397560890843" calcext:value-type="float">
            <text:p>0.847</text:p>
          </table:table-cell>
          <table:table-cell table:formula="of:=TAN(RADIANS([.AM$1]))*TAN(RADIANS([.$A29]))" office:value-type="float" office:value="0.165554854272665" calcext:value-type="float">
            <text:p>0.166</text:p>
          </table:table-cell>
          <table:table-cell table:formula="of:=COS(RADIANS([.AN$1]))*COS(RADIANS([.$A29]))" office:value-type="float" office:value="0.842463219600284" calcext:value-type="float">
            <text:p>0.842</text:p>
          </table:table-cell>
          <table:table-cell table:formula="of:=TAN(RADIANS([.AO$1]))*TAN(RADIANS([.$A29]))" office:value-type="float" office:value="0.175443681934761" calcext:value-type="float">
            <text:p>0.175</text:p>
          </table:table-cell>
          <table:table-cell table:formula="of:=COS(RADIANS([.AP$1]))*COS(RADIANS([.$A29]))" office:value-type="float" office:value="0.83727225585191" calcext:value-type="float">
            <text:p>0.837</text:p>
          </table:table-cell>
          <table:table-cell table:formula="of:=TAN(RADIANS([.AQ$1]))*TAN(RADIANS([.$A29]))" office:value-type="float" office:value="0.185452097217079" calcext:value-type="float">
            <text:p>0.185</text:p>
          </table:table-cell>
          <table:table-cell table:formula="of:=COS(RADIANS([.AR$1]))*COS(RADIANS([.$A29]))" office:value-type="float" office:value="0.831826250863566" calcext:value-type="float">
            <text:p>0.832</text:p>
          </table:table-cell>
          <table:table-cell table:formula="of:=TAN(RADIANS([.AS$1]))*TAN(RADIANS([.$A29]))" office:value-type="float" office:value="0.195588494996165" calcext:value-type="float">
            <text:p>0.196</text:p>
          </table:table-cell>
          <table:table-cell table:formula="of:=COS(RADIANS([.AT$1]))*COS(RADIANS([.$A29]))" office:value-type="float" office:value="0.826126863541126" calcext:value-type="float">
            <text:p>0.826</text:p>
          </table:table-cell>
          <table:table-cell table:formula="of:=TAN(RADIANS([.AU$1]))*TAN(RADIANS([.$A29]))" office:value-type="float" office:value="0.205861644326196" calcext:value-type="float">
            <text:p>0.206</text:p>
          </table:table-cell>
          <table:table-cell table:formula="of:=COS(RADIANS([.AV$1]))*COS(RADIANS([.$A29]))" office:value-type="float" office:value="0.820175829973182" calcext:value-type="float">
            <text:p>0.820</text:p>
          </table:table-cell>
          <table:table-cell table:formula="of:=TAN(RADIANS([.AW$1]))*TAN(RADIANS([.$A29]))" office:value-type="float" office:value="0.216280721528264" calcext:value-type="float">
            <text:p>0.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RADIANS([.B$1]))*COS(RADIANS([.$A30]))" office:value-type="float" office:value="0.882947592858927" calcext:value-type="float">
            <text:p>0.883</text:p>
          </table:table-cell>
          <table:table-cell table:formula="of:=TAN(RADIANS([.C$1]))*TAN(RADIANS([.$A30]))" office:value-type="float" office:value="0" calcext:value-type="float">
            <text:p>0.000</text:p>
          </table:table-cell>
          <table:table-cell table:formula="of:=COS(RADIANS([.D$1]))*COS(RADIANS([.$A30]))" office:value-type="float" office:value="0.882813115663882" calcext:value-type="float">
            <text:p>0.883</text:p>
          </table:table-cell>
          <table:table-cell table:formula="of:=TAN(RADIANS([.E$1]))*TAN(RADIANS([.$A30]))" office:value-type="float" office:value="0.00928102265259678" calcext:value-type="float">
            <text:p>0.009</text:p>
          </table:table-cell>
          <table:table-cell table:formula="of:=COS(RADIANS([.F$1]))*COS(RADIANS([.$A30]))" office:value-type="float" office:value="0.882409725041803" calcext:value-type="float">
            <text:p>0.882</text:p>
          </table:table-cell>
          <table:table-cell table:formula="of:=TAN(RADIANS([.G$1]))*TAN(RADIANS([.$A30]))" office:value-type="float" office:value="0.0185677024996387" calcext:value-type="float">
            <text:p>0.019</text:p>
          </table:table-cell>
          <table:table-cell table:formula="of:=COS(RADIANS([.H$1]))*COS(RADIANS([.$A30]))" office:value-type="float" office:value="0.881737543869381" calcext:value-type="float">
            <text:p>0.882</text:p>
          </table:table-cell>
          <table:table-cell table:formula="of:=TAN(RADIANS([.I$1]))*TAN(RADIANS([.$A30]))" office:value-type="float" office:value="0.0278657105372261" calcext:value-type="float">
            <text:p>0.028</text:p>
          </table:table-cell>
          <table:table-cell table:formula="of:=COS(RADIANS([.J$1]))*COS(RADIANS([.$A30]))" office:value-type="float" office:value="0.880796776899513" calcext:value-type="float">
            <text:p>0.881</text:p>
          </table:table-cell>
          <table:table-cell table:formula="of:=TAN(RADIANS([.K$1]))*TAN(RADIANS([.$A30]))" office:value-type="float" office:value="0.037180745436383" calcext:value-type="float">
            <text:p>0.037</text:p>
          </table:table-cell>
          <table:table-cell table:formula="of:=COS(RADIANS([.L$1]))*COS(RADIANS([.$A30]))" office:value-type="float" office:value="0.879587710698932" calcext:value-type="float">
            <text:p>0.880</text:p>
          </table:table-cell>
          <table:table-cell table:formula="of:=TAN(RADIANS([.M$1]))*TAN(RADIANS([.$A30]))" office:value-type="float" office:value="0.0465185475601914" calcext:value-type="float">
            <text:p>0.047</text:p>
          </table:table-cell>
          <table:table-cell table:formula="of:=COS(RADIANS([.N$1]))*COS(RADIANS([.$A30]))" office:value-type="float" office:value="0.878110713560915" calcext:value-type="float">
            <text:p>0.878</text:p>
          </table:table-cell>
          <table:table-cell table:formula="of:=TAN(RADIANS([.O$1]))*TAN(RADIANS([.$A30]))" office:value-type="float" office:value="0.0558849131983272" calcext:value-type="float">
            <text:p>0.056</text:p>
          </table:table-cell>
          <table:table-cell table:formula="of:=COS(RADIANS([.P$1]))*COS(RADIANS([.$A30]))" office:value-type="float" office:value="0.876366235393097" calcext:value-type="float">
            <text:p>0.876</text:p>
          </table:table-cell>
          <table:table-cell table:formula="of:=TAN(RADIANS([.Q$1]))*TAN(RADIANS([.$A30]))" office:value-type="float" office:value="0.0652857090944876" calcext:value-type="float">
            <text:p>0.065</text:p>
          </table:table-cell>
          <table:table-cell table:formula="of:=COS(RADIANS([.R$1]))*COS(RADIANS([.$A30]))" office:value-type="float" office:value="0.874354807580428" calcext:value-type="float">
            <text:p>0.874</text:p>
          </table:table-cell>
          <table:table-cell table:formula="of:=TAN(RADIANS([.S$1]))*TAN(RADIANS([.$A30]))" office:value-type="float" office:value="0.0747268873448384" calcext:value-type="float">
            <text:p>0.075</text:p>
          </table:table-cell>
          <table:table-cell table:formula="of:=COS(RADIANS([.T$1]))*COS(RADIANS([.$A30]))" office:value-type="float" office:value="0.872077042823305" calcext:value-type="float">
            <text:p>0.872</text:p>
          </table:table-cell>
          <table:table-cell table:formula="of:=TAN(RADIANS([.U$1]))*TAN(RADIANS([.$A30]))" office:value-type="float" office:value="0.0842145007489806" calcext:value-type="float">
            <text:p>0.084</text:p>
          </table:table-cell>
          <table:table-cell table:formula="of:=COS(RADIANS([.V$1]))*COS(RADIANS([.$A30]))" office:value-type="float" office:value="0.869533634950938" calcext:value-type="float">
            <text:p>0.870</text:p>
          </table:table-cell>
          <table:table-cell table:formula="of:=TAN(RADIANS([.W$1]))*TAN(RADIANS([.$A30]))" office:value-type="float" office:value="0.0937547186990825" calcext:value-type="float">
            <text:p>0.094</text:p>
          </table:table-cell>
          <table:table-cell table:formula="of:=COS(RADIANS([.X$1]))*COS(RADIANS([.$A30]))" office:value-type="float" office:value="0.866725358710003" calcext:value-type="float">
            <text:p>0.867</text:p>
          </table:table-cell>
          <table:table-cell table:formula="of:=TAN(RADIANS([.Y$1]))*TAN(RADIANS([.$A30]))" office:value-type="float" office:value="0.103353843697799" calcext:value-type="float">
            <text:p>0.103</text:p>
          </table:table-cell>
          <table:table-cell table:formula="of:=COS(RADIANS([.Z$1]))*COS(RADIANS([.$A30]))" office:value-type="float" office:value="0.863653069528649" calcext:value-type="float">
            <text:p>0.864</text:p>
          </table:table-cell>
          <table:table-cell table:formula="of:=TAN(RADIANS([.AA$1]))*TAN(RADIANS([.$A30]))" office:value-type="float" office:value="0.113018328601486" calcext:value-type="float">
            <text:p>0.113</text:p>
          </table:table-cell>
          <table:table-cell table:formula="of:=COS(RADIANS([.AB$1]))*COS(RADIANS([.$A30]))" office:value-type="float" office:value="0.86031770325592" calcext:value-type="float">
            <text:p>0.860</text:p>
          </table:table-cell>
          <table:table-cell table:formula="of:=TAN(RADIANS([.AC$1]))*TAN(RADIANS([.$A30]))" office:value-type="float" office:value="0.122754794692087" calcext:value-type="float">
            <text:p>0.123</text:p>
          </table:table-cell>
          <table:table-cell table:formula="of:=COS(RADIANS([.AD$1]))*COS(RADIANS([.$A30]))" office:value-type="float" office:value="0.856720275876695" calcext:value-type="float">
            <text:p>0.857</text:p>
          </table:table-cell>
          <table:table-cell table:formula="of:=TAN(RADIANS([.AE$1]))*TAN(RADIANS([.$A30]))" office:value-type="float" office:value="0.132570050689039" calcext:value-type="float">
            <text:p>0.133</text:p>
          </table:table-cell>
          <table:table-cell table:formula="of:=COS(RADIANS([.AF$1]))*COS(RADIANS([.$A30]))" office:value-type="float" office:value="0.852861883202203" calcext:value-type="float">
            <text:p>0.853</text:p>
          </table:table-cell>
          <table:table-cell table:formula="of:=TAN(RADIANS([.AG$1]))*TAN(RADIANS([.$A30]))" office:value-type="float" office:value="0.142471112821704" calcext:value-type="float">
            <text:p>0.142</text:p>
          </table:table-cell>
          <table:table-cell table:formula="of:=COS(RADIANS([.AH$1]))*COS(RADIANS([.$A30]))" office:value-type="float" office:value="0.848743700536229" calcext:value-type="float">
            <text:p>0.849</text:p>
          </table:table-cell>
          <table:table-cell table:formula="of:=TAN(RADIANS([.AI$1]))*TAN(RADIANS([.$A30]))" office:value-type="float" office:value="0.152465226093367" calcext:value-type="float">
            <text:p>0.152</text:p>
          </table:table-cell>
          <table:table-cell table:formula="of:=COS(RADIANS([.AJ$1]))*COS(RADIANS([.$A30]))" office:value-type="float" office:value="0.844366982317106" calcext:value-type="float">
            <text:p>0.844</text:p>
          </table:table-cell>
          <table:table-cell table:formula="of:=TAN(RADIANS([.AK$1]))*TAN(RADIANS([.$A30]))" office:value-type="float" office:value="0.162559886879861" calcext:value-type="float">
            <text:p>0.163</text:p>
          </table:table-cell>
          <table:table-cell table:formula="of:=COS(RADIANS([.AL$1]))*COS(RADIANS([.$A30]))" office:value-type="float" office:value="0.839733061735603" calcext:value-type="float">
            <text:p>0.840</text:p>
          </table:table-cell>
          <table:table-cell table:formula="of:=TAN(RADIANS([.AM$1]))*TAN(RADIANS([.$A30]))" office:value-type="float" office:value="0.172762867019619" calcext:value-type="float">
            <text:p>0.173</text:p>
          </table:table-cell>
          <table:table-cell table:formula="of:=COS(RADIANS([.AN$1]))*COS(RADIANS([.$A30]))" office:value-type="float" office:value="0.834843350328818" calcext:value-type="float">
            <text:p>0.835</text:p>
          </table:table-cell>
          <table:table-cell table:formula="of:=TAN(RADIANS([.AO$1]))*TAN(RADIANS([.$A30]))" office:value-type="float" office:value="0.183082239567601" calcext:value-type="float">
            <text:p>0.183</text:p>
          </table:table-cell>
          <table:table-cell table:formula="of:=COS(RADIANS([.AP$1]))*COS(RADIANS([.$A30]))" office:value-type="float" office:value="0.829699337550214" calcext:value-type="float">
            <text:p>0.830</text:p>
          </table:table-cell>
          <table:table-cell table:formula="of:=TAN(RADIANS([.AQ$1]))*TAN(RADIANS([.$A30]))" office:value-type="float" office:value="0.193526406403378" calcext:value-type="float">
            <text:p>0.194</text:p>
          </table:table-cell>
          <table:table-cell table:formula="of:=COS(RADIANS([.AR$1]))*COS(RADIANS([.$A30]))" office:value-type="float" office:value="0.824302590315915" calcext:value-type="float">
            <text:p>0.824</text:p>
          </table:table-cell>
          <table:table-cell table:formula="of:=TAN(RADIANS([.AS$1]))*TAN(RADIANS([.$A30]))" office:value-type="float" office:value="0.204104127903963" calcext:value-type="float">
            <text:p>0.204</text:p>
          </table:table-cell>
          <table:table-cell table:formula="of:=COS(RADIANS([.AT$1]))*COS(RADIANS([.$A30]))" office:value-type="float" office:value="0.818654752527406" calcext:value-type="float">
            <text:p>0.819</text:p>
          </table:table-cell>
          <table:table-cell table:formula="of:=TAN(RADIANS([.AU$1]))*TAN(RADIANS([.$A30]))" office:value-type="float" office:value="0.214824554915144" calcext:value-type="float">
            <text:p>0.215</text:p>
          </table:table-cell>
          <table:table-cell table:formula="of:=COS(RADIANS([.AV$1]))*COS(RADIANS([.$A30]))" office:value-type="float" office:value="0.812757544570792" calcext:value-type="float">
            <text:p>0.813</text:p>
          </table:table-cell>
          <table:table-cell table:formula="of:=TAN(RADIANS([.AW$1]))*TAN(RADIANS([.$A30]))" office:value-type="float" office:value="0.22569726328142" calcext:value-type="float">
            <text:p>0.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RADIANS([.B$1]))*COS(RADIANS([.$A31]))" office:value-type="float" office:value="0.874619707139396" calcext:value-type="float">
            <text:p>0.875</text:p>
          </table:table-cell>
          <table:table-cell table:formula="of:=TAN(RADIANS([.C$1]))*TAN(RADIANS([.$A31]))" office:value-type="float" office:value="0" calcext:value-type="float">
            <text:p>0.000</text:p>
          </table:table-cell>
          <table:table-cell table:formula="of:=COS(RADIANS([.D$1]))*COS(RADIANS([.$A31]))" office:value-type="float" office:value="0.874486498321683" calcext:value-type="float">
            <text:p>0.874</text:p>
          </table:table-cell>
          <table:table-cell table:formula="of:=TAN(RADIANS([.E$1]))*TAN(RADIANS([.$A31]))" office:value-type="float" office:value="0.00967550048340679" calcext:value-type="float">
            <text:p>0.010</text:p>
          </table:table-cell>
          <table:table-cell table:formula="of:=COS(RADIANS([.F$1]))*COS(RADIANS([.$A31]))" office:value-type="float" office:value="0.87408691244524" calcext:value-type="float">
            <text:p>0.874</text:p>
          </table:table-cell>
          <table:table-cell table:formula="of:=TAN(RADIANS([.G$1]))*TAN(RADIANS([.$A31]))" office:value-type="float" office:value="0.0193568986129715" calcext:value-type="float">
            <text:p>0.019</text:p>
          </table:table-cell>
          <table:table-cell table:formula="of:=COS(RADIANS([.H$1]))*COS(RADIANS([.$A31]))" office:value-type="float" office:value="0.873421071227796" calcext:value-type="float">
            <text:p>0.873</text:p>
          </table:table-cell>
          <table:table-cell table:formula="of:=TAN(RADIANS([.I$1]))*TAN(RADIANS([.$A31]))" office:value-type="float" office:value="0.0290501064231286" calcext:value-type="float">
            <text:p>0.029</text:p>
          </table:table-cell>
          <table:table-cell table:formula="of:=COS(RADIANS([.J$1]))*COS(RADIANS([.$A31]))" office:value-type="float" office:value="0.872489177491037" calcext:value-type="float">
            <text:p>0.872</text:p>
          </table:table-cell>
          <table:table-cell table:formula="of:=TAN(RADIANS([.K$1]))*TAN(RADIANS([.$A31]))" office:value-type="float" office:value="0.0387610647995234" calcext:value-type="float">
            <text:p>0.039</text:p>
          </table:table-cell>
          <table:table-cell table:formula="of:=COS(RADIANS([.L$1]))*COS(RADIANS([.$A31]))" office:value-type="float" office:value="0.871291515098821" calcext:value-type="float">
            <text:p>0.871</text:p>
          </table:table-cell>
          <table:table-cell table:formula="of:=TAN(RADIANS([.M$1]))*TAN(RADIANS([.$A31]))" office:value-type="float" office:value="0.0484957580919254" calcext:value-type="float">
            <text:p>0.048</text:p>
          </table:table-cell>
          <table:table-cell table:formula="of:=COS(RADIANS([.N$1]))*COS(RADIANS([.$A31]))" office:value-type="float" office:value="0.869828448870716" calcext:value-type="float">
            <text:p>0.870</text:p>
          </table:table-cell>
          <table:table-cell table:formula="of:=TAN(RADIANS([.O$1]))*TAN(RADIANS([.$A31]))" office:value-type="float" office:value="0.0582602289537858" calcext:value-type="float">
            <text:p>0.058</text:p>
          </table:table-cell>
          <table:table-cell table:formula="of:=COS(RADIANS([.P$1]))*COS(RADIANS([.$A31]))" office:value-type="float" office:value="0.868100424470867" calcext:value-type="float">
            <text:p>0.868</text:p>
          </table:table-cell>
          <table:table-cell table:formula="of:=TAN(RADIANS([.Q$1]))*TAN(RADIANS([.$A31]))" office:value-type="float" office:value="0.0680605934871338" calcext:value-type="float">
            <text:p>0.068</text:p>
          </table:table-cell>
          <table:table-cell table:formula="of:=COS(RADIANS([.R$1]))*COS(RADIANS([.$A31]))" office:value-type="float" office:value="0.866107968272247" calcext:value-type="float">
            <text:p>0.866</text:p>
          </table:table-cell>
          <table:table-cell table:formula="of:=TAN(RADIANS([.S$1]))*TAN(RADIANS([.$A31]))" office:value-type="float" office:value="0.077903056774263" calcext:value-type="float">
            <text:p>0.078</text:p>
          </table:table-cell>
          <table:table-cell table:formula="of:=COS(RADIANS([.T$1]))*COS(RADIANS([.$A31]))" office:value-type="float" office:value="0.863851687196315" calcext:value-type="float">
            <text:p>0.864</text:p>
          </table:table-cell>
          <table:table-cell table:formula="of:=TAN(RADIANS([.U$1]))*TAN(RADIANS([.$A31]))" office:value-type="float" office:value="0.0877939288811714" calcext:value-type="float">
            <text:p>0.088</text:p>
          </table:table-cell>
          <table:table-cell table:formula="of:=COS(RADIANS([.V$1]))*COS(RADIANS([.$A31]))" office:value-type="float" office:value="0.861332268528144" calcext:value-type="float">
            <text:p>0.861</text:p>
          </table:table-cell>
          <table:table-cell table:formula="of:=TAN(RADIANS([.W$1]))*TAN(RADIANS([.$A31]))" office:value-type="float" office:value="0.0977396414220399" calcext:value-type="float">
            <text:p>0.098</text:p>
          </table:table-cell>
          <table:table-cell table:formula="of:=COS(RADIANS([.X$1]))*COS(RADIANS([.$A31]))" office:value-type="float" office:value="0.858550479707066" calcext:value-type="float">
            <text:p>0.859</text:p>
          </table:table-cell>
          <table:table-cell table:formula="of:=TAN(RADIANS([.Y$1]))*TAN(RADIANS([.$A31]))" office:value-type="float" office:value="0.107746764779225" calcext:value-type="float">
            <text:p>0.108</text:p>
          </table:table-cell>
          <table:table-cell table:formula="of:=COS(RADIANS([.Z$1]))*COS(RADIANS([.$A31]))" office:value-type="float" office:value="0.855507168092904" calcext:value-type="float">
            <text:p>0.856</text:p>
          </table:table-cell>
          <table:table-cell table:formula="of:=TAN(RADIANS([.AA$1]))*TAN(RADIANS([.$A31]))" office:value-type="float" office:value="0.117822026079372" calcext:value-type="float">
            <text:p>0.118</text:p>
          </table:table-cell>
          <table:table-cell table:formula="of:=COS(RADIANS([.AB$1]))*COS(RADIANS([.$A31]))" office:value-type="float" office:value="0.852203260707857" calcext:value-type="float">
            <text:p>0.852</text:p>
          </table:table-cell>
          <table:table-cell table:formula="of:=TAN(RADIANS([.AC$1]))*TAN(RADIANS([.$A31]))" office:value-type="float" office:value="0.127972328033427" calcext:value-type="float">
            <text:p>0.128</text:p>
          </table:table-cell>
          <table:table-cell table:formula="of:=COS(RADIANS([.AD$1]))*COS(RADIANS([.$A31]))" office:value-type="float" office:value="0.848639763954119" calcext:value-type="float">
            <text:p>0.849</text:p>
          </table:table-cell>
          <table:table-cell table:formula="of:=TAN(RADIANS([.AE$1]))*TAN(RADIANS([.$A31]))" office:value-type="float" office:value="0.138204768756617" calcext:value-type="float">
            <text:p>0.138</text:p>
          </table:table-cell>
          <table:table-cell table:formula="of:=COS(RADIANS([.AF$1]))*COS(RADIANS([.$A31]))" office:value-type="float" office:value="0.844817763307324" calcext:value-type="float">
            <text:p>0.845</text:p>
          </table:table-cell>
          <table:table-cell table:formula="of:=TAN(RADIANS([.AG$1]))*TAN(RADIANS([.$A31]))" office:value-type="float" office:value="0.148526662694031" calcext:value-type="float">
            <text:p>0.149</text:p>
          </table:table-cell>
          <table:table-cell table:formula="of:=COS(RADIANS([.AH$1]))*COS(RADIANS([.$A31]))" office:value-type="float" office:value="0.840738422985891" calcext:value-type="float">
            <text:p>0.841</text:p>
          </table:table-cell>
          <table:table-cell table:formula="of:=TAN(RADIANS([.AI$1]))*TAN(RADIANS([.$A31]))" office:value-type="float" office:value="0.158945562788423" calcext:value-type="float">
            <text:p>0.159</text:p>
          </table:table-cell>
          <table:table-cell table:formula="of:=COS(RADIANS([.AJ$1]))*COS(RADIANS([.$A31]))" office:value-type="float" office:value="0.836402985596402" calcext:value-type="float">
            <text:p>0.836</text:p>
          </table:table-cell>
          <table:table-cell table:formula="of:=TAN(RADIANS([.AK$1]))*TAN(RADIANS([.$A31]))" office:value-type="float" office:value="0.169469284039359" calcext:value-type="float">
            <text:p>0.169</text:p>
          </table:table-cell>
          <table:table-cell table:formula="of:=COS(RADIANS([.AL$1]))*COS(RADIANS([.$A31]))" office:value-type="float" office:value="0.831812771755081" calcext:value-type="float">
            <text:p>0.832</text:p>
          </table:table-cell>
          <table:table-cell table:formula="of:=TAN(RADIANS([.AM$1]))*TAN(RADIANS([.$A31]))" office:value-type="float" office:value="0.180105928617184" calcext:value-type="float">
            <text:p>0.180</text:p>
          </table:table-cell>
          <table:table-cell table:formula="of:=COS(RADIANS([.AN$1]))*COS(RADIANS([.$A31]))" office:value-type="float" office:value="0.826969179685533" calcext:value-type="float">
            <text:p>0.827</text:p>
          </table:table-cell>
          <table:table-cell table:formula="of:=TAN(RADIANS([.AO$1]))*TAN(RADIANS([.$A31]))" office:value-type="float" office:value="0.19086391271159" calcext:value-type="float">
            <text:p>0.191</text:p>
          </table:table-cell>
          <table:table-cell table:formula="of:=COS(RADIANS([.AP$1]))*COS(RADIANS([.$A31]))" office:value-type="float" office:value="0.821873684792823" calcext:value-type="float">
            <text:p>0.822</text:p>
          </table:table-cell>
          <table:table-cell table:formula="of:=TAN(RADIANS([.AQ$1]))*TAN(RADIANS([.$A31]))" office:value-type="float" office:value="0.201751995313141" calcext:value-type="float">
            <text:p>0.202</text:p>
          </table:table-cell>
          <table:table-cell table:formula="of:=COS(RADIANS([.AR$1]))*COS(RADIANS([.$A31]))" office:value-type="float" office:value="0.816527839214055" calcext:value-type="float">
            <text:p>0.817</text:p>
          </table:table-cell>
          <table:table-cell table:formula="of:=TAN(RADIANS([.AS$1]))*TAN(RADIANS([.$A31]))" office:value-type="float" office:value="0.212779309147314" calcext:value-type="float">
            <text:p>0.213</text:p>
          </table:table-cell>
          <table:table-cell table:formula="of:=COS(RADIANS([.AT$1]))*COS(RADIANS([.$A31]))" office:value-type="float" office:value="0.81093327134558" calcext:value-type="float">
            <text:p>0.811</text:p>
          </table:table-cell>
          <table:table-cell table:formula="of:=TAN(RADIANS([.AU$1]))*TAN(RADIANS([.$A31]))" office:value-type="float" office:value="0.223955394004728" calcext:value-type="float">
            <text:p>0.224</text:p>
          </table:table-cell>
          <table:table-cell table:formula="of:=COS(RADIANS([.AV$1]))*COS(RADIANS([.$A31]))" office:value-type="float" office:value="0.805091685346966" calcext:value-type="float">
            <text:p>0.805</text:p>
          </table:table-cell>
          <table:table-cell table:formula="of:=TAN(RADIANS([.AW$1]))*TAN(RADIANS([.$A31]))" office:value-type="float" office:value="0.235290232738734" calcext:value-type="float">
            <text:p>0.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RADIANS([.B$1]))*COS(RADIANS([.$A32]))" office:value-type="float" office:value="0.866025403784439" calcext:value-type="float">
            <text:p>0.866</text:p>
          </table:table-cell>
          <table:table-cell table:formula="of:=TAN(RADIANS([.C$1]))*TAN(RADIANS([.$A32]))" office:value-type="float" office:value="0" calcext:value-type="float">
            <text:p>0.000</text:p>
          </table:table-cell>
          <table:table-cell table:formula="of:=COS(RADIANS([.D$1]))*COS(RADIANS([.$A32]))" office:value-type="float" office:value="0.865893503920754" calcext:value-type="float">
            <text:p>0.866</text:p>
          </table:table-cell>
          <table:table-cell table:formula="of:=TAN(RADIANS([.E$1]))*TAN(RADIANS([.$A32]))" office:value-type="float" office:value="0.0100776864350288" calcext:value-type="float">
            <text:p>0.010</text:p>
          </table:table-cell>
          <table:table-cell table:formula="of:=COS(RADIANS([.F$1]))*COS(RADIANS([.$A32]))" office:value-type="float" office:value="0.865497844507677" calcext:value-type="float">
            <text:p>0.865</text:p>
          </table:table-cell>
          <table:table-cell table:formula="of:=TAN(RADIANS([.G$1]))*TAN(RADIANS([.$A32]))" office:value-type="float" office:value="0.0201615156663694" calcext:value-type="float">
            <text:p>0.020</text:p>
          </table:table-cell>
          <table:table-cell table:formula="of:=COS(RADIANS([.H$1]))*COS(RADIANS([.$A32]))" office:value-type="float" office:value="0.864838546066896" calcext:value-type="float">
            <text:p>0.865</text:p>
          </table:table-cell>
          <table:table-cell table:formula="of:=TAN(RADIANS([.I$1]))*TAN(RADIANS([.$A32]))" office:value-type="float" office:value="0.0302576454766943" calcext:value-type="float">
            <text:p>0.030</text:p>
          </table:table-cell>
          <table:table-cell table:formula="of:=COS(RADIANS([.J$1]))*COS(RADIANS([.$A32]))" office:value-type="float" office:value="0.863915809427104" calcext:value-type="float">
            <text:p>0.864</text:p>
          </table:table-cell>
          <table:table-cell table:formula="of:=TAN(RADIANS([.K$1]))*TAN(RADIANS([.$A32]))" office:value-type="float" office:value="0.0403722636991581" calcext:value-type="float">
            <text:p>0.040</text:p>
          </table:table-cell>
          <table:table-cell table:formula="of:=COS(RADIANS([.L$1]))*COS(RADIANS([.$A32]))" office:value-type="float" office:value="0.862729915662821" calcext:value-type="float">
            <text:p>0.863</text:p>
          </table:table-cell>
          <table:table-cell table:formula="of:=TAN(RADIANS([.M$1]))*TAN(RADIANS([.$A32]))" office:value-type="float" office:value="0.0505116034377328" calcext:value-type="float">
            <text:p>0.051</text:p>
          </table:table-cell>
          <table:table-cell table:formula="of:=COS(RADIANS([.N$1]))*COS(RADIANS([.$A32]))" office:value-type="float" office:value="0.861281226008774" calcext:value-type="float">
            <text:p>0.861</text:p>
          </table:table-cell>
          <table:table-cell table:formula="of:=TAN(RADIANS([.O$1]))*TAN(RADIANS([.$A32]))" office:value-type="float" office:value="0.0606819585236081" calcext:value-type="float">
            <text:p>0.061</text:p>
          </table:table-cell>
          <table:table-cell table:formula="of:=COS(RADIANS([.P$1]))*COS(RADIANS([.$A32]))" office:value-type="float" office:value="0.859570181749867" calcext:value-type="float">
            <text:p>0.860</text:p>
          </table:table-cell>
          <table:table-cell table:formula="of:=TAN(RADIANS([.Q$1]))*TAN(RADIANS([.$A32]))" office:value-type="float" office:value="0.070889699289622" calcext:value-type="float">
            <text:p>0.071</text:p>
          </table:table-cell>
          <table:table-cell table:formula="of:=COS(RADIANS([.R$1]))*COS(RADIANS([.$A32]))" office:value-type="float" office:value="0.857597304086755" calcext:value-type="float">
            <text:p>0.858</text:p>
          </table:table-cell>
          <table:table-cell table:formula="of:=TAN(RADIANS([.S$1]))*TAN(RADIANS([.$A32]))" office:value-type="float" office:value="0.0811412887475604" calcext:value-type="float">
            <text:p>0.081</text:p>
          </table:table-cell>
          <table:table-cell table:formula="of:=COS(RADIANS([.T$1]))*COS(RADIANS([.$A32]))" office:value-type="float" office:value="0.855363193977086" calcext:value-type="float">
            <text:p>0.855</text:p>
          </table:table-cell>
          <table:table-cell table:formula="of:=TAN(RADIANS([.U$1]))*TAN(RADIANS([.$A32]))" office:value-type="float" office:value="0.0914432992568192" calcext:value-type="float">
            <text:p>0.091</text:p>
          </table:table-cell>
          <table:table-cell table:formula="of:=COS(RADIANS([.V$1]))*COS(RADIANS([.$A32]))" office:value-type="float" office:value="0.852868531952443" calcext:value-type="float">
            <text:p>0.853</text:p>
          </table:table-cell>
          <table:table-cell table:formula="of:=TAN(RADIANS([.W$1]))*TAN(RADIANS([.$A32]))" office:value-type="float" office:value="0.101802429777426" calcext:value-type="float">
            <text:p>0.102</text:p>
          </table:table-cell>
          <table:table-cell table:formula="of:=COS(RADIANS([.X$1]))*COS(RADIANS([.$A32]))" office:value-type="float" office:value="0.850114077911044" calcext:value-type="float">
            <text:p>0.850</text:p>
          </table:table-cell>
          <table:table-cell table:formula="of:=TAN(RADIANS([.Y$1]))*TAN(RADIANS([.$A32]))" office:value-type="float" office:value="0.112225523805824" calcext:value-type="float">
            <text:p>0.112</text:p>
          </table:table-cell>
          <table:table-cell table:formula="of:=COS(RADIANS([.Z$1]))*COS(RADIANS([.$A32]))" office:value-type="float" office:value="0.847100670886274" calcext:value-type="float">
            <text:p>0.847</text:p>
          </table:table-cell>
          <table:table-cell table:formula="of:=TAN(RADIANS([.AA$1]))*TAN(RADIANS([.$A32]))" office:value-type="float" office:value="0.122719588098209" calcext:value-type="float">
            <text:p>0.123</text:p>
          </table:table-cell>
          <table:table-cell table:formula="of:=COS(RADIANS([.AB$1]))*COS(RADIANS([.$A32]))" office:value-type="float" office:value="0.843829228791103" calcext:value-type="float">
            <text:p>0.844</text:p>
          </table:table-cell>
          <table:table-cell table:formula="of:=TAN(RADIANS([.AC$1]))*TAN(RADIANS([.$A32]))" office:value-type="float" office:value="0.133291812293666" calcext:value-type="float">
            <text:p>0.133</text:p>
          </table:table-cell>
          <table:table-cell table:formula="of:=COS(RADIANS([.AD$1]))*COS(RADIANS([.$A32]))" office:value-type="float" office:value="0.840300748138485" calcext:value-type="float">
            <text:p>0.840</text:p>
          </table:table-cell>
          <table:table-cell table:formula="of:=TAN(RADIANS([.AE$1]))*TAN(RADIANS([.$A32]))" office:value-type="float" office:value="0.143949589558022" calcext:value-type="float">
            <text:p>0.144</text:p>
          </table:table-cell>
          <table:table-cell table:formula="of:=COS(RADIANS([.AF$1]))*COS(RADIANS([.$A32]))" office:value-type="float" office:value="0.836516303737808" calcext:value-type="float">
            <text:p>0.837</text:p>
          </table:table-cell>
          <table:table-cell table:formula="of:=TAN(RADIANS([.AG$1]))*TAN(RADIANS([.$A32]))" office:value-type="float" office:value="0.154700538379252" calcext:value-type="float">
            <text:p>0.155</text:p>
          </table:table-cell>
          <table:table-cell table:formula="of:=COS(RADIANS([.AH$1]))*COS(RADIANS([.$A32]))" office:value-type="float" office:value="0.832477048367497" calcext:value-type="float">
            <text:p>0.832</text:p>
          </table:table-cell>
          <table:table-cell table:formula="of:=TAN(RADIANS([.AI$1]))*TAN(RADIANS([.$A32]))" office:value-type="float" office:value="0.165552525656731" calcext:value-type="float">
            <text:p>0.166</text:p>
          </table:table-cell>
          <table:table-cell table:formula="of:=COS(RADIANS([.AJ$1]))*COS(RADIANS([.$A32]))" office:value-type="float" office:value="0.828184212423867" calcext:value-type="float">
            <text:p>0.828</text:p>
          </table:table-cell>
          <table:table-cell table:formula="of:=TAN(RADIANS([.AK$1]))*TAN(RADIANS([.$A32]))" office:value-type="float" office:value="0.176513691239685" calcext:value-type="float">
            <text:p>0.177</text:p>
          </table:table-cell>
          <table:table-cell table:formula="of:=COS(RADIANS([.AL$1]))*COS(RADIANS([.$A32]))" office:value-type="float" office:value="0.823639103546332" calcext:value-type="float">
            <text:p>0.824</text:p>
          </table:table-cell>
          <table:table-cell table:formula="of:=TAN(RADIANS([.AM$1]))*TAN(RADIANS([.$A32]))" office:value-type="float" office:value="0.18759247408508" calcext:value-type="float">
            <text:p>0.188</text:p>
          </table:table-cell>
          <table:table-cell table:formula="of:=COS(RADIANS([.AN$1]))*COS(RADIANS([.$A32]))" office:value-type="float" office:value="0.818843106219086" calcext:value-type="float">
            <text:p>0.819</text:p>
          </table:table-cell>
          <table:table-cell table:formula="of:=TAN(RADIANS([.AO$1]))*TAN(RADIANS([.$A32]))" office:value-type="float" office:value="0.19879764022221" calcext:value-type="float">
            <text:p>0.199</text:p>
          </table:table-cell>
          <table:table-cell table:formula="of:=COS(RADIANS([.AP$1]))*COS(RADIANS([.$A32]))" office:value-type="float" office:value="0.813797681349374" calcext:value-type="float">
            <text:p>0.814</text:p>
          </table:table-cell>
          <table:table-cell table:formula="of:=TAN(RADIANS([.AQ$1]))*TAN(RADIANS([.$A32]))" office:value-type="float" office:value="0.210138312730603" calcext:value-type="float">
            <text:p>0.210</text:p>
          </table:table-cell>
          <table:table-cell table:formula="of:=COS(RADIANS([.AR$1]))*COS(RADIANS([.$A32]))" office:value-type="float" office:value="0.808504365822488" calcext:value-type="float">
            <text:p>0.809</text:p>
          </table:table-cell>
          <table:table-cell table:formula="of:=TAN(RADIANS([.AS$1]))*TAN(RADIANS([.$A32]))" office:value-type="float" office:value="0.221624003959913" calcext:value-type="float">
            <text:p>0.222</text:p>
          </table:table-cell>
          <table:table-cell table:formula="of:=COS(RADIANS([.AT$1]))*COS(RADIANS([.$A32]))" office:value-type="float" office:value="0.802964772033614" calcext:value-type="float">
            <text:p>0.803</text:p>
          </table:table-cell>
          <table:table-cell table:formula="of:=TAN(RADIANS([.AU$1]))*TAN(RADIANS([.$A32]))" office:value-type="float" office:value="0.233264650245596" calcext:value-type="float">
            <text:p>0.233</text:p>
          </table:table-cell>
          <table:table-cell table:formula="of:=COS(RADIANS([.AV$1]))*COS(RADIANS([.$A32]))" office:value-type="float" office:value="0.797180587396685" calcext:value-type="float">
            <text:p>0.797</text:p>
          </table:table-cell>
          <table:table-cell table:formula="of:=TAN(RADIANS([.AW$1]))*TAN(RADIANS([.$A32]))" office:value-type="float" office:value="0.245070649402832" calcext:value-type="float">
            <text:p>0.2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RADIANS([.B$1]))*COS(RADIANS([.$A33]))" office:value-type="float" office:value="0.857167300702112" calcext:value-type="float">
            <text:p>0.857</text:p>
          </table:table-cell>
          <table:table-cell table:formula="of:=TAN(RADIANS([.C$1]))*TAN(RADIANS([.$A33]))" office:value-type="float" office:value="0" calcext:value-type="float">
            <text:p>0.000</text:p>
          </table:table-cell>
          <table:table-cell table:formula="of:=COS(RADIANS([.D$1]))*COS(RADIANS([.$A33]))" office:value-type="float" office:value="0.857036749970432" calcext:value-type="float">
            <text:p>0.857</text:p>
          </table:table-cell>
          <table:table-cell table:formula="of:=TAN(RADIANS([.E$1]))*TAN(RADIANS([.$A33]))" office:value-type="float" office:value="0.0104880611179351" calcext:value-type="float">
            <text:p>0.010</text:p>
          </table:table-cell>
          <table:table-cell table:formula="of:=COS(RADIANS([.F$1]))*COS(RADIANS([.$A33]))" office:value-type="float" office:value="0.85664513754241" calcext:value-type="float">
            <text:p>0.857</text:p>
          </table:table-cell>
          <table:table-cell table:formula="of:=TAN(RADIANS([.G$1]))*TAN(RADIANS([.$A33]))" office:value-type="float" office:value="0.0209825151737303" calcext:value-type="float">
            <text:p>0.021</text:p>
          </table:table-cell>
          <table:table-cell table:formula="of:=COS(RADIANS([.H$1]))*COS(RADIANS([.$A33]))" office:value-type="float" office:value="0.855992582706984" calcext:value-type="float">
            <text:p>0.856</text:p>
          </table:table-cell>
          <table:table-cell table:formula="of:=TAN(RADIANS([.I$1]))*TAN(RADIANS([.$A33]))" office:value-type="float" office:value="0.0314897707018679" calcext:value-type="float">
            <text:p>0.031</text:p>
          </table:table-cell>
          <table:table-cell table:formula="of:=COS(RADIANS([.J$1]))*COS(RADIANS([.$A33]))" office:value-type="float" office:value="0.85507928423868" calcext:value-type="float">
            <text:p>0.855</text:p>
          </table:table-cell>
          <table:table-cell table:formula="of:=TAN(RADIANS([.K$1]))*TAN(RADIANS([.$A33]))" office:value-type="float" office:value="0.0420162675110015" calcext:value-type="float">
            <text:p>0.042</text:p>
          </table:table-cell>
          <table:table-cell table:formula="of:=COS(RADIANS([.L$1]))*COS(RADIANS([.$A33]))" office:value-type="float" office:value="0.853905520337057" calcext:value-type="float">
            <text:p>0.854</text:p>
          </table:table-cell>
          <table:table-cell table:formula="of:=TAN(RADIANS([.M$1]))*TAN(RADIANS([.$A33]))" office:value-type="float" office:value="0.0525684925240806" calcext:value-type="float">
            <text:p>0.053</text:p>
          </table:table-cell>
          <table:table-cell table:formula="of:=COS(RADIANS([.N$1]))*COS(RADIANS([.$A33]))" office:value-type="float" office:value="0.852471648541971" calcext:value-type="float">
            <text:p>0.852</text:p>
          </table:table-cell>
          <table:table-cell table:formula="of:=TAN(RADIANS([.O$1]))*TAN(RADIANS([.$A33]))" office:value-type="float" office:value="0.0631529958641527" calcext:value-type="float">
            <text:p>0.063</text:p>
          </table:table-cell>
          <table:table-cell table:formula="of:=COS(RADIANS([.P$1]))*COS(RADIANS([.$A33]))" office:value-type="float" office:value="0.850778105624661" calcext:value-type="float">
            <text:p>0.851</text:p>
          </table:table-cell>
          <table:table-cell table:formula="of:=TAN(RADIANS([.Q$1]))*TAN(RADIANS([.$A33]))" office:value-type="float" office:value="0.0737764072711464" calcext:value-type="float">
            <text:p>0.074</text:p>
          </table:table-cell>
          <table:table-cell table:formula="of:=COS(RADIANS([.R$1]))*COS(RADIANS([.$A33]))" office:value-type="float" office:value="0.848825407454706" calcext:value-type="float">
            <text:p>0.849</text:p>
          </table:table-cell>
          <table:table-cell table:formula="of:=TAN(RADIANS([.S$1]))*TAN(RADIANS([.$A33]))" office:value-type="float" office:value="0.084445452937929" calcext:value-type="float">
            <text:p>0.084</text:p>
          </table:table-cell>
          <table:table-cell table:formula="of:=COS(RADIANS([.T$1]))*COS(RADIANS([.$A33]))" office:value-type="float" office:value="0.846614148842883" calcext:value-type="float">
            <text:p>0.847</text:p>
          </table:table-cell>
          <table:table-cell table:formula="of:=TAN(RADIANS([.U$1]))*TAN(RADIANS([.$A33]))" office:value-type="float" office:value="0.0951669728577346" calcext:value-type="float">
            <text:p>0.095</text:p>
          </table:table-cell>
          <table:table-cell table:formula="of:=COS(RADIANS([.V$1]))*COS(RADIANS([.$A33]))" office:value-type="float" office:value="0.844145003359987" calcext:value-type="float">
            <text:p>0.844</text:p>
          </table:table-cell>
          <table:table-cell table:formula="of:=TAN(RADIANS([.W$1]))*TAN(RADIANS([.$A33]))" office:value-type="float" office:value="0.105947938779749" calcext:value-type="float">
            <text:p>0.106</text:p>
          </table:table-cell>
          <table:table-cell table:formula="of:=COS(RADIANS([.X$1]))*COS(RADIANS([.$A33]))" office:value-type="float" office:value="0.841418723131651" calcext:value-type="float">
            <text:p>0.841</text:p>
          </table:table-cell>
          <table:table-cell table:formula="of:=TAN(RADIANS([.Y$1]))*TAN(RADIANS([.$A33]))" office:value-type="float" office:value="0.116795472875258" calcext:value-type="float">
            <text:p>0.117</text:p>
          </table:table-cell>
          <table:table-cell table:formula="of:=COS(RADIANS([.Z$1]))*COS(RADIANS([.$A33]))" office:value-type="float" office:value="0.838436138609244" calcext:value-type="float">
            <text:p>0.838</text:p>
          </table:table-cell>
          <table:table-cell table:formula="of:=TAN(RADIANS([.AA$1]))*TAN(RADIANS([.$A33]))" office:value-type="float" office:value="0.127716867223419" calcext:value-type="float">
            <text:p>0.128</text:p>
          </table:table-cell>
          <table:table-cell table:formula="of:=COS(RADIANS([.AB$1]))*COS(RADIANS([.$A33]))" office:value-type="float" office:value="0.835198158316902" calcext:value-type="float">
            <text:p>0.835</text:p>
          </table:table-cell>
          <table:table-cell table:formula="of:=TAN(RADIANS([.AC$1]))*TAN(RADIANS([.$A33]))" office:value-type="float" office:value="0.138719604233479" calcext:value-type="float">
            <text:p>0.139</text:p>
          </table:table-cell>
          <table:table-cell table:formula="of:=COS(RADIANS([.AD$1]))*COS(RADIANS([.$A33]))" office:value-type="float" office:value="0.831705768574792" calcext:value-type="float">
            <text:p>0.832</text:p>
          </table:table-cell>
          <table:table-cell table:formula="of:=TAN(RADIANS([.AE$1]))*TAN(RADIANS([.$A33]))" office:value-type="float" office:value="0.149811378129259" calcext:value-type="float">
            <text:p>0.150</text:p>
          </table:table-cell>
          <table:table-cell table:formula="of:=COS(RADIANS([.AF$1]))*COS(RADIANS([.$A33]))" office:value-type="float" office:value="0.827960033198658" calcext:value-type="float">
            <text:p>0.828</text:p>
          </table:table-cell>
          <table:table-cell table:formula="of:=TAN(RADIANS([.AG$1]))*TAN(RADIANS([.$A33]))" office:value-type="float" office:value="0.161000117632099" calcext:value-type="float">
            <text:p>0.161</text:p>
          </table:table-cell>
          <table:table-cell table:formula="of:=COS(RADIANS([.AH$1]))*COS(RADIANS([.$A33]))" office:value-type="float" office:value="0.823962093175784" calcext:value-type="float">
            <text:p>0.824</text:p>
          </table:table-cell>
          <table:table-cell table:formula="of:=TAN(RADIANS([.AI$1]))*TAN(RADIANS([.$A33]))" office:value-type="float" office:value="0.172294009990334" calcext:value-type="float">
            <text:p>0.172</text:p>
          </table:table-cell>
          <table:table-cell table:formula="of:=COS(RADIANS([.AJ$1]))*COS(RADIANS([.$A33]))" office:value-type="float" office:value="0.819713166317427" calcext:value-type="float">
            <text:p>0.820</text:p>
          </table:table-cell>
          <table:table-cell table:formula="of:=TAN(RADIANS([.AK$1]))*TAN(RADIANS([.$A33]))" office:value-type="float" office:value="0.183701526516969" calcext:value-type="float">
            <text:p>0.184</text:p>
          </table:table-cell>
          <table:table-cell table:formula="of:=COS(RADIANS([.AL$1]))*COS(RADIANS([.$A33]))" office:value-type="float" office:value="0.815214546887871" calcext:value-type="float">
            <text:p>0.815</text:p>
          </table:table-cell>
          <table:table-cell table:formula="of:=TAN(RADIANS([.AM$1]))*TAN(RADIANS([.$A33]))" office:value-type="float" office:value="0.195231449812751" calcext:value-type="float">
            <text:p>0.195</text:p>
          </table:table-cell>
          <table:table-cell table:formula="of:=COS(RADIANS([.AN$1]))*COS(RADIANS([.$A33]))" office:value-type="float" office:value="0.810467605210173" calcext:value-type="float">
            <text:p>0.810</text:p>
          </table:table-cell>
          <table:table-cell table:formula="of:=TAN(RADIANS([.AO$1]))*TAN(RADIANS([.$A33]))" office:value-type="float" office:value="0.206892902869511" calcext:value-type="float">
            <text:p>0.207</text:p>
          </table:table-cell>
          <table:table-cell table:formula="of:=COS(RADIANS([.AP$1]))*COS(RADIANS([.$A33]))" office:value-type="float" office:value="0.805473787248751" calcext:value-type="float">
            <text:p>0.805</text:p>
          </table:table-cell>
          <table:table-cell table:formula="of:=TAN(RADIANS([.AQ$1]))*TAN(RADIANS([.$A33]))" office:value-type="float" office:value="0.218695380268797" calcext:value-type="float">
            <text:p>0.219</text:p>
          </table:table-cell>
          <table:table-cell table:formula="of:=COS(RADIANS([.AR$1]))*COS(RADIANS([.$A33]))" office:value-type="float" office:value="0.800234614168933" calcext:value-type="float">
            <text:p>0.800</text:p>
          </table:table-cell>
          <table:table-cell table:formula="of:=TAN(RADIANS([.AS$1]))*TAN(RADIANS([.$A33]))" office:value-type="float" office:value="0.230648781713797" calcext:value-type="float">
            <text:p>0.231</text:p>
          </table:table-cell>
          <table:table-cell table:formula="of:=COS(RADIANS([.AT$1]))*COS(RADIANS([.$A33]))" office:value-type="float" office:value="0.794751681873593" calcext:value-type="float">
            <text:p>0.795</text:p>
          </table:table-cell>
          <table:table-cell table:formula="of:=TAN(RADIANS([.AU$1]))*TAN(RADIANS([.$A33]))" office:value-type="float" office:value="0.242763448158681" calcext:value-type="float">
            <text:p>0.243</text:p>
          </table:table-cell>
          <table:table-cell table:formula="of:=COS(RADIANS([.AV$1]))*COS(RADIANS([.$A33]))" office:value-type="float" office:value="0.789026660517022" calcext:value-type="float">
            <text:p>0.789</text:p>
          </table:table-cell>
          <table:table-cell table:formula="of:=TAN(RADIANS([.AW$1]))*TAN(RADIANS([.$A33]))" office:value-type="float" office:value="0.255050200829313" calcext:value-type="float">
            <text:p>0.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RADIANS([.B$1]))*COS(RADIANS([.$A34]))" office:value-type="float" office:value="0.848048096156426" calcext:value-type="float">
            <text:p>0.848</text:p>
          </table:table-cell>
          <table:table-cell table:formula="of:=TAN(RADIANS([.C$1]))*TAN(RADIANS([.$A34]))" office:value-type="float" office:value="0" calcext:value-type="float">
            <text:p>0.000</text:p>
          </table:table-cell>
          <table:table-cell table:formula="of:=COS(RADIANS([.D$1]))*COS(RADIANS([.$A34]))" office:value-type="float" office:value="0.847918934323768" calcext:value-type="float">
            <text:p>0.848</text:p>
          </table:table-cell>
          <table:table-cell table:formula="of:=TAN(RADIANS([.E$1]))*TAN(RADIANS([.$A34]))" office:value-type="float" office:value="0.0109071351092306" calcext:value-type="float">
            <text:p>0.011</text:p>
          </table:table-cell>
          <table:table-cell table:formula="of:=COS(RADIANS([.F$1]))*COS(RADIANS([.$A34]))" office:value-type="float" office:value="0.84753148816974" calcext:value-type="float">
            <text:p>0.848</text:p>
          </table:table-cell>
          <table:table-cell table:formula="of:=TAN(RADIANS([.G$1]))*TAN(RADIANS([.$A34]))" office:value-type="float" office:value="0.0218209186004834" calcext:value-type="float">
            <text:p>0.022</text:p>
          </table:table-cell>
          <table:table-cell table:formula="of:=COS(RADIANS([.H$1]))*COS(RADIANS([.$A34]))" office:value-type="float" office:value="0.846885875714194" calcext:value-type="float">
            <text:p>0.847</text:p>
          </table:table-cell>
          <table:table-cell table:formula="of:=TAN(RADIANS([.I$1]))*TAN(RADIANS([.$A34]))" office:value-type="float" office:value="0.032748015075601" calcext:value-type="float">
            <text:p>0.033</text:p>
          </table:table-cell>
          <table:table-cell table:formula="of:=COS(RADIANS([.J$1]))*COS(RADIANS([.$A34]))" office:value-type="float" office:value="0.845982293616937" calcext:value-type="float">
            <text:p>0.846</text:p>
          </table:table-cell>
          <table:table-cell table:formula="of:=TAN(RADIANS([.K$1]))*TAN(RADIANS([.$A34]))" office:value-type="float" office:value="0.0436951216602268" calcext:value-type="float">
            <text:p>0.044</text:p>
          </table:table-cell>
          <table:table-cell table:formula="of:=COS(RADIANS([.L$1]))*COS(RADIANS([.$A34]))" office:value-type="float" office:value="0.84482101711783" calcext:value-type="float">
            <text:p>0.845</text:p>
          </table:table-cell>
          <table:table-cell table:formula="of:=TAN(RADIANS([.M$1]))*TAN(RADIANS([.$A34]))" office:value-type="float" office:value="0.0546689844768574" calcext:value-type="float">
            <text:p>0.055</text:p>
          </table:table-cell>
          <table:table-cell table:formula="of:=COS(RADIANS([.N$1]))*COS(RADIANS([.$A34]))" office:value-type="float" office:value="0.843402399952944" calcext:value-type="float">
            <text:p>0.843</text:p>
          </table:table-cell>
          <table:table-cell table:formula="of:=TAN(RADIANS([.O$1]))*TAN(RADIANS([.$A34]))" office:value-type="float" office:value="0.0656764153733887" calcext:value-type="float">
            <text:p>0.066</text:p>
          </table:table-cell>
          <table:table-cell table:formula="of:=COS(RADIANS([.P$1]))*COS(RADIANS([.$A34]))" office:value-type="float" office:value="0.84172687424681" calcext:value-type="float">
            <text:p>0.842</text:p>
          </table:table-cell>
          <table:table-cell table:formula="of:=TAN(RADIANS([.Q$1]))*TAN(RADIANS([.$A34]))" office:value-type="float" office:value="0.0767243089958694" calcext:value-type="float">
            <text:p>0.077</text:p>
          </table:table-cell>
          <table:table-cell table:formula="of:=COS(RADIANS([.R$1]))*COS(RADIANS([.$A34]))" office:value-type="float" office:value="0.839794950380789" calcext:value-type="float">
            <text:p>0.840</text:p>
          </table:table-cell>
          <table:table-cell table:formula="of:=TAN(RADIANS([.S$1]))*TAN(RADIANS([.$A34]))" office:value-type="float" office:value="0.0878196602972793" calcext:value-type="float">
            <text:p>0.088</text:p>
          </table:table-cell>
          <table:table-cell table:formula="of:=COS(RADIANS([.T$1]))*COS(RADIANS([.$A34]))" office:value-type="float" office:value="0.837607216837606" calcext:value-type="float">
            <text:p>0.838</text:p>
          </table:table-cell>
          <table:table-cell table:formula="of:=TAN(RADIANS([.U$1]))*TAN(RADIANS([.$A34]))" office:value-type="float" office:value="0.0989695825781145" calcext:value-type="float">
            <text:p>0.099</text:p>
          </table:table-cell>
          <table:table-cell table:formula="of:=COS(RADIANS([.V$1]))*COS(RADIANS([.$A34]))" office:value-type="float" office:value="0.835164340022091" calcext:value-type="float">
            <text:p>0.835</text:p>
          </table:table-cell>
          <table:table-cell table:formula="of:=TAN(RADIANS([.W$1]))*TAN(RADIANS([.$A34]))" office:value-type="float" office:value="0.110181326159427" calcext:value-type="float">
            <text:p>0.110</text:p>
          </table:table-cell>
          <table:table-cell table:formula="of:=COS(RADIANS([.X$1]))*COS(RADIANS([.$A34]))" office:value-type="float" office:value="0.832467064058186" calcext:value-type="float">
            <text:p>0.832</text:p>
          </table:table-cell>
          <table:table-cell table:formula="of:=TAN(RADIANS([.Y$1]))*TAN(RADIANS([.$A34]))" office:value-type="float" office:value="0.121462297794821" calcext:value-type="float">
            <text:p>0.121</text:p>
          </table:table-cell>
          <table:table-cell table:formula="of:=COS(RADIANS([.Z$1]))*COS(RADIANS([.$A34]))" office:value-type="float" office:value="0.82951621056228" calcext:value-type="float">
            <text:p>0.830</text:p>
          </table:table-cell>
          <table:table-cell table:formula="of:=TAN(RADIANS([.AA$1]))*TAN(RADIANS([.$A34]))" office:value-type="float" office:value="0.132820080934822" calcext:value-type="float">
            <text:p>0.133</text:p>
          </table:table-cell>
          <table:table-cell table:formula="of:=COS(RADIANS([.AB$1]))*COS(RADIANS([.$A34]))" office:value-type="float" office:value="0.826312678392932" calcext:value-type="float">
            <text:p>0.826</text:p>
          </table:table-cell>
          <table:table-cell table:formula="of:=TAN(RADIANS([.AC$1]))*TAN(RADIANS([.$A34]))" office:value-type="float" office:value="0.144262456965109" calcext:value-type="float">
            <text:p>0.144</text:p>
          </table:table-cell>
          <table:table-cell table:formula="of:=COS(RADIANS([.AD$1]))*COS(RADIANS([.$A34]))" office:value-type="float" office:value="0.822857443377075" calcext:value-type="float">
            <text:p>0.823</text:p>
          </table:table-cell>
          <table:table-cell table:formula="of:=TAN(RADIANS([.AE$1]))*TAN(RADIANS([.$A34]))" office:value-type="float" office:value="0.155797427549465" calcext:value-type="float">
            <text:p>0.156</text:p>
          </table:table-cell>
          <table:table-cell table:formula="of:=COS(RADIANS([.AF$1]))*COS(RADIANS([.$A34]))" office:value-type="float" office:value="0.819151558012767" calcext:value-type="float">
            <text:p>0.819</text:p>
          </table:table-cell>
          <table:table-cell table:formula="of:=TAN(RADIANS([.AG$1]))*TAN(RADIANS([.$A34]))" office:value-type="float" office:value="0.167433238219063" calcext:value-type="float">
            <text:p>0.167</text:p>
          </table:table-cell>
          <table:table-cell table:formula="of:=COS(RADIANS([.AH$1]))*COS(RADIANS([.$A34]))" office:value-type="float" office:value="0.815196151148589" calcext:value-type="float">
            <text:p>0.815</text:p>
          </table:table-cell>
          <table:table-cell table:formula="of:=TAN(RADIANS([.AI$1]))*TAN(RADIANS([.$A34]))" office:value-type="float" office:value="0.179178403362096" calcext:value-type="float">
            <text:p>0.179</text:p>
          </table:table-cell>
          <table:table-cell table:formula="of:=COS(RADIANS([.AJ$1]))*COS(RADIANS([.$A34]))" office:value-type="float" office:value="0.810992427639788" calcext:value-type="float">
            <text:p>0.811</text:p>
          </table:table-cell>
          <table:table-cell table:formula="of:=TAN(RADIANS([.AK$1]))*TAN(RADIANS([.$A34]))" office:value-type="float" office:value="0.19104173278187" calcext:value-type="float">
            <text:p>0.191</text:p>
          </table:table-cell>
          <table:table-cell table:formula="of:=COS(RADIANS([.AL$1]))*COS(RADIANS([.$A34]))" office:value-type="float" office:value="0.806541667981268" calcext:value-type="float">
            <text:p>0.807</text:p>
          </table:table-cell>
          <table:table-cell table:formula="of:=TAN(RADIANS([.AM$1]))*TAN(RADIANS([.$A34]))" office:value-type="float" office:value="0.203032360007632" calcext:value-type="float">
            <text:p>0.203</text:p>
          </table:table-cell>
          <table:table-cell table:formula="of:=COS(RADIANS([.AN$1]))*COS(RADIANS([.$A34]))" office:value-type="float" office:value="0.801845227917536" calcext:value-type="float">
            <text:p>0.802</text:p>
          </table:table-cell>
          <table:table-cell table:formula="of:=TAN(RADIANS([.AO$1]))*TAN(RADIANS([.$A34]))" office:value-type="float" office:value="0.215159772560799" calcext:value-type="float">
            <text:p>0.215</text:p>
          </table:table-cell>
          <table:table-cell table:formula="of:=COS(RADIANS([.AP$1]))*COS(RADIANS([.$A34]))" office:value-type="float" office:value="0.796904538029732" calcext:value-type="float">
            <text:p>0.797</text:p>
          </table:table-cell>
          <table:table-cell table:formula="of:=TAN(RADIANS([.AQ$1]))*TAN(RADIANS([.$A34]))" office:value-type="float" office:value="0.227433844400208" calcext:value-type="float">
            <text:p>0.227</text:p>
          </table:table-cell>
          <table:table-cell table:formula="of:=COS(RADIANS([.AR$1]))*COS(RADIANS([.$A34]))" office:value-type="float" office:value="0.791721103299856" calcext:value-type="float">
            <text:p>0.792</text:p>
          </table:table-cell>
          <table:table-cell table:formula="of:=TAN(RADIANS([.AS$1]))*TAN(RADIANS([.$A34]))" office:value-type="float" office:value="0.23986487079388" calcext:value-type="float">
            <text:p>0.240</text:p>
          </table:table-cell>
          <table:table-cell table:formula="of:=COS(RADIANS([.AT$1]))*COS(RADIANS([.$A34]))" office:value-type="float" office:value="0.786296502652341" calcext:value-type="float">
            <text:p>0.786</text:p>
          </table:table-cell>
          <table:table-cell table:formula="of:=TAN(RADIANS([.AU$1]))*TAN(RADIANS([.$A34]))" office:value-type="float" office:value="0.252463605891986" calcext:value-type="float">
            <text:p>0.252</text:p>
          </table:table-cell>
          <table:table-cell table:formula="of:=COS(RADIANS([.AV$1]))*COS(RADIANS([.$A34]))" office:value-type="float" office:value="0.780632388473092" calcext:value-type="float">
            <text:p>0.781</text:p>
          </table:table-cell>
          <table:table-cell table:formula="of:=TAN(RADIANS([.AW$1]))*TAN(RADIANS([.$A34]))" office:value-type="float" office:value="0.265241303306727" calcext:value-type="float">
            <text:p>0.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RADIANS([.B$1]))*COS(RADIANS([.$A35]))" office:value-type="float" office:value="0.838670567945424" calcext:value-type="float">
            <text:p>0.839</text:p>
          </table:table-cell>
          <table:table-cell table:formula="of:=TAN(RADIANS([.C$1]))*TAN(RADIANS([.$A35]))" office:value-type="float" office:value="0" calcext:value-type="float">
            <text:p>0.000</text:p>
          </table:table-cell>
          <table:table-cell table:formula="of:=COS(RADIANS([.D$1]))*COS(RADIANS([.$A35]))" office:value-type="float" office:value="0.838542834355734" calcext:value-type="float">
            <text:p>0.839</text:p>
          </table:table-cell>
          <table:table-cell table:formula="of:=TAN(RADIANS([.E$1]))*TAN(RADIANS([.$A35]))" office:value-type="float" office:value="0.0113354517041401" calcext:value-type="float">
            <text:p>0.011</text:p>
          </table:table-cell>
          <table:table-cell table:formula="of:=COS(RADIANS([.F$1]))*COS(RADIANS([.$A35]))" office:value-type="float" office:value="0.838159672495552" calcext:value-type="float">
            <text:p>0.838</text:p>
          </table:table-cell>
          <table:table-cell table:formula="of:=TAN(RADIANS([.G$1]))*TAN(RADIANS([.$A35]))" office:value-type="float" office:value="0.0226778128682409" calcext:value-type="float">
            <text:p>0.023</text:p>
          </table:table-cell>
          <table:table-cell table:formula="of:=COS(RADIANS([.H$1]))*COS(RADIANS([.$A35]))" office:value-type="float" office:value="0.837521199079693" calcext:value-type="float">
            <text:p>0.838</text:p>
          </table:table-cell>
          <table:table-cell table:formula="of:=TAN(RADIANS([.I$1]))*TAN(RADIANS([.$A35]))" office:value-type="float" office:value="0.0340340098090261" calcext:value-type="float">
            <text:p>0.034</text:p>
          </table:table-cell>
          <table:table-cell table:formula="of:=COS(RADIANS([.J$1]))*COS(RADIANS([.$A35]))" office:value-type="float" office:value="0.836627608593344" calcext:value-type="float">
            <text:p>0.837</text:p>
          </table:table-cell>
          <table:table-cell table:formula="of:=TAN(RADIANS([.K$1]))*TAN(RADIANS([.$A35]))" office:value-type="float" office:value="0.04541100264421" calcext:value-type="float">
            <text:p>0.045</text:p>
          </table:table-cell>
          <table:table-cell table:formula="of:=COS(RADIANS([.L$1]))*COS(RADIANS([.$A35]))" office:value-type="float" office:value="0.835479173232825" calcext:value-type="float">
            <text:p>0.835</text:p>
          </table:table-cell>
          <table:table-cell table:formula="of:=TAN(RADIANS([.M$1]))*TAN(RADIANS([.$A35]))" office:value-type="float" office:value="0.0568158024124371" calcext:value-type="float">
            <text:p>0.057</text:p>
          </table:table-cell>
          <table:table-cell table:formula="of:=COS(RADIANS([.N$1]))*COS(RADIANS([.$A35]))" office:value-type="float" office:value="0.834076242822669" calcext:value-type="float">
            <text:p>0.834</text:p>
          </table:table-cell>
          <table:table-cell table:formula="of:=TAN(RADIANS([.O$1]))*TAN(RADIANS([.$A35]))" office:value-type="float" office:value="0.0682554884587479" calcext:value-type="float">
            <text:p>0.068</text:p>
          </table:table-cell>
          <table:table-cell table:formula="of:=COS(RADIANS([.P$1]))*COS(RADIANS([.$A35]))" office:value-type="float" office:value="0.832419244709073" calcext:value-type="float">
            <text:p>0.832</text:p>
          </table:table-cell>
          <table:table-cell table:formula="of:=TAN(RADIANS([.Q$1]))*TAN(RADIANS([.$A35]))" office:value-type="float" office:value="0.0797372261777684" calcext:value-type="float">
            <text:p>0.080</text:p>
          </table:table-cell>
          <table:table-cell table:formula="of:=COS(RADIANS([.R$1]))*COS(RADIANS([.$A35]))" office:value-type="float" office:value="0.830508683629711" calcext:value-type="float">
            <text:p>0.831</text:p>
          </table:table-cell>
          <table:table-cell table:formula="of:=TAN(RADIANS([.S$1]))*TAN(RADIANS([.$A35]))" office:value-type="float" office:value="0.0912682852100492" calcext:value-type="float">
            <text:p>0.091</text:p>
          </table:table-cell>
          <table:table-cell table:formula="of:=COS(RADIANS([.T$1]))*COS(RADIANS([.$A35]))" office:value-type="float" office:value="0.828345141559998" calcext:value-type="float">
            <text:p>0.828</text:p>
          </table:table-cell>
          <table:table-cell table:formula="of:=TAN(RADIANS([.U$1]))*TAN(RADIANS([.$A35]))" office:value-type="float" office:value="0.102856058191092" calcext:value-type="float">
            <text:p>0.103</text:p>
          </table:table-cell>
          <table:table-cell table:formula="of:=COS(RADIANS([.V$1]))*COS(RADIANS([.$A35]))" office:value-type="float" office:value="0.825929277535805" calcext:value-type="float">
            <text:p>0.826</text:p>
          </table:table-cell>
          <table:table-cell table:formula="of:=TAN(RADIANS([.W$1]))*TAN(RADIANS([.$A35]))" office:value-type="float" office:value="0.114508080157668" calcext:value-type="float">
            <text:p>0.115</text:p>
          </table:table-cell>
          <table:table-cell table:formula="of:=COS(RADIANS([.X$1]))*COS(RADIANS([.$A35]))" office:value-type="float" office:value="0.823261827452719" calcext:value-type="float">
            <text:p>0.823</text:p>
          </table:table-cell>
          <table:table-cell table:formula="of:=TAN(RADIANS([.Y$1]))*TAN(RADIANS([.$A35]))" office:value-type="float" office:value="0.126232048722114" calcext:value-type="float">
            <text:p>0.126</text:p>
          </table:table-cell>
          <table:table-cell table:formula="of:=COS(RADIANS([.Z$1]))*COS(RADIANS([.$A35]))" office:value-type="float" office:value="0.820343603841875" calcext:value-type="float">
            <text:p>0.820</text:p>
          </table:table-cell>
          <table:table-cell table:formula="of:=TAN(RADIANS([.AA$1]))*TAN(RADIANS([.$A35]))" office:value-type="float" office:value="0.138035845132467" calcext:value-type="float">
            <text:p>0.138</text:p>
          </table:table-cell>
          <table:table-cell table:formula="of:=COS(RADIANS([.AB$1]))*COS(RADIANS([.$A35]))" office:value-type="float" office:value="0.817175495622453" calcext:value-type="float">
            <text:p>0.817</text:p>
          </table:table-cell>
          <table:table-cell table:formula="of:=TAN(RADIANS([.AC$1]))*TAN(RADIANS([.$A35]))" office:value-type="float" office:value="0.149927556344715" calcext:value-type="float">
            <text:p>0.150</text:p>
          </table:table-cell>
          <table:table-cell table:formula="of:=COS(RADIANS([.AD$1]))*COS(RADIANS([.$A35]))" office:value-type="float" office:value="0.813758467830908" calcext:value-type="float">
            <text:p>0.814</text:p>
          </table:table-cell>
          <table:table-cell table:formula="of:=TAN(RADIANS([.AE$1]))*TAN(RADIANS([.$A35]))" office:value-type="float" office:value="0.161915498243132" calcext:value-type="float">
            <text:p>0.162</text:p>
          </table:table-cell>
          <table:table-cell table:formula="of:=COS(RADIANS([.AF$1]))*COS(RADIANS([.$A35]))" office:value-type="float" office:value="0.810093561327006" calcext:value-type="float">
            <text:p>0.810</text:p>
          </table:table-cell>
          <table:table-cell table:formula="of:=TAN(RADIANS([.AG$1]))*TAN(RADIANS([.$A35]))" office:value-type="float" office:value="0.174008240155912" calcext:value-type="float">
            <text:p>0.174</text:p>
          </table:table-cell>
          <table:table-cell table:formula="of:=COS(RADIANS([.AH$1]))*COS(RADIANS([.$A35]))" office:value-type="float" office:value="0.806181892476771" calcext:value-type="float">
            <text:p>0.806</text:p>
          </table:table-cell>
          <table:table-cell table:formula="of:=TAN(RADIANS([.AI$1]))*TAN(RADIANS([.$A35]))" office:value-type="float" office:value="0.186214630826119" calcext:value-type="float">
            <text:p>0.186</text:p>
          </table:table-cell>
          <table:table-cell table:formula="of:=COS(RADIANS([.AJ$1]))*COS(RADIANS([.$A35]))" office:value-type="float" office:value="0.802024652812429" calcext:value-type="float">
            <text:p>0.802</text:p>
          </table:table-cell>
          <table:table-cell table:formula="of:=TAN(RADIANS([.AK$1]))*TAN(RADIANS([.$A35]))" office:value-type="float" office:value="0.198543826012703" calcext:value-type="float">
            <text:p>0.199</text:p>
          </table:table-cell>
          <table:table-cell table:formula="of:=COS(RADIANS([.AL$1]))*COS(RADIANS([.$A35]))" office:value-type="float" office:value="0.797623108669453" calcext:value-type="float">
            <text:p>0.798</text:p>
          </table:table-cell>
          <table:table-cell table:formula="of:=TAN(RADIANS([.AM$1]))*TAN(RADIANS([.$A35]))" office:value-type="float" office:value="0.211005317913078" calcext:value-type="float">
            <text:p>0.211</text:p>
          </table:table-cell>
          <table:table-cell table:formula="of:=COS(RADIANS([.AN$1]))*COS(RADIANS([.$A35]))" office:value-type="float" office:value="0.792978600800827" calcext:value-type="float">
            <text:p>0.793</text:p>
          </table:table-cell>
          <table:table-cell table:formula="of:=TAN(RADIANS([.AO$1]))*TAN(RADIANS([.$A35]))" office:value-type="float" office:value="0.223608966617885" calcext:value-type="float">
            <text:p>0.224</text:p>
          </table:table-cell>
          <table:table-cell table:formula="of:=COS(RADIANS([.AP$1]))*COS(RADIANS([.$A35]))" office:value-type="float" office:value="0.788092543968642" calcext:value-type="float">
            <text:p>0.788</text:p>
          </table:table-cell>
          <table:table-cell table:formula="of:=TAN(RADIANS([.AQ$1]))*TAN(RADIANS([.$A35]))" office:value-type="float" office:value="0.236365033830349" calcext:value-type="float">
            <text:p>0.236</text:p>
          </table:table-cell>
          <table:table-cell table:formula="of:=COS(RADIANS([.AR$1]))*COS(RADIANS([.$A35]))" office:value-type="float" office:value="0.782966426513139" calcext:value-type="float">
            <text:p>0.783</text:p>
          </table:table-cell>
          <table:table-cell table:formula="of:=TAN(RADIANS([.AS$1]))*TAN(RADIANS([.$A35]))" office:value-type="float" office:value="0.249284219107434" calcext:value-type="float">
            <text:p>0.249</text:p>
          </table:table-cell>
          <table:table-cell table:formula="of:=COS(RADIANS([.AT$1]))*COS(RADIANS([.$A35]))" office:value-type="float" office:value="0.777601809899355" calcext:value-type="float">
            <text:p>0.778</text:p>
          </table:table-cell>
          <table:table-cell table:formula="of:=TAN(RADIANS([.AU$1]))*TAN(RADIANS([.$A35]))" office:value-type="float" office:value="0.262377698908283" calcext:value-type="float">
            <text:p>0.262</text:p>
          </table:table-cell>
          <table:table-cell table:formula="of:=COS(RADIANS([.AV$1]))*COS(RADIANS([.$A35]))" office:value-type="float" office:value="0.772000328241478" calcext:value-type="float">
            <text:p>0.772</text:p>
          </table:table-cell>
          <table:table-cell table:formula="of:=TAN(RADIANS([.AW$1]))*TAN(RADIANS([.$A35]))" office:value-type="float" office:value="0.275657168767635" calcext:value-type="float">
            <text:p>0.2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RADIANS([.B$1]))*COS(RADIANS([.$A36]))" office:value-type="float" office:value="0.829037572555042" calcext:value-type="float">
            <text:p>0.829</text:p>
          </table:table-cell>
          <table:table-cell table:formula="of:=TAN(RADIANS([.C$1]))*TAN(RADIANS([.$A36]))" office:value-type="float" office:value="0" calcext:value-type="float">
            <text:p>0.000</text:p>
          </table:table-cell>
          <table:table-cell table:formula="of:=COS(RADIANS([.D$1]))*COS(RADIANS([.$A36]))" office:value-type="float" office:value="0.828911306117208" calcext:value-type="float">
            <text:p>0.829</text:p>
          </table:table-cell>
          <table:table-cell table:formula="of:=TAN(RADIANS([.E$1]))*TAN(RADIANS([.$A36]))" office:value-type="float" office:value="0.0117735899561203" calcext:value-type="float">
            <text:p>0.012</text:p>
          </table:table-cell>
          <table:table-cell table:formula="of:=COS(RADIANS([.F$1]))*COS(RADIANS([.$A36]))" office:value-type="float" office:value="0.828532545265687" calcext:value-type="float">
            <text:p>0.829</text:p>
          </table:table-cell>
          <table:table-cell table:formula="of:=TAN(RADIANS([.G$1]))*TAN(RADIANS([.$A36]))" office:value-type="float" office:value="0.023554356436875" calcext:value-type="float">
            <text:p>0.024</text:p>
          </table:table-cell>
          <table:table-cell table:formula="of:=COS(RADIANS([.H$1]))*COS(RADIANS([.$A36]))" office:value-type="float" office:value="0.827901405374703" calcext:value-type="float">
            <text:p>0.828</text:p>
          </table:table-cell>
          <table:table-cell table:formula="of:=TAN(RADIANS([.I$1]))*TAN(RADIANS([.$A36]))" office:value-type="float" office:value="0.0353494934752094" calcext:value-type="float">
            <text:p>0.035</text:p>
          </table:table-cell>
          <table:table-cell table:formula="of:=COS(RADIANS([.J$1]))*COS(RADIANS([.$A36]))" office:value-type="float" office:value="0.82701807869558" calcext:value-type="float">
            <text:p>0.827</text:p>
          </table:table-cell>
          <table:table-cell table:formula="of:=TAN(RADIANS([.K$1]))*TAN(RADIANS([.$A36]))" office:value-type="float" office:value="0.0471662302115365" calcext:value-type="float">
            <text:p>0.047</text:p>
          </table:table-cell>
          <table:table-cell table:formula="of:=COS(RADIANS([.L$1]))*COS(RADIANS([.$A36]))" office:value-type="float" office:value="0.825882834298183" calcext:value-type="float">
            <text:p>0.826</text:p>
          </table:table-cell>
          <table:table-cell table:formula="of:=TAN(RADIANS([.M$1]))*TAN(RADIANS([.$A36]))" office:value-type="float" office:value="0.0590118486753971" calcext:value-type="float">
            <text:p>0.059</text:p>
          </table:table-cell>
          <table:table-cell table:formula="of:=COS(RADIANS([.N$1]))*COS(RADIANS([.$A36]))" office:value-type="float" office:value="0.824496017988952" calcext:value-type="float">
            <text:p>0.824</text:p>
          </table:table-cell>
          <table:table-cell table:formula="of:=TAN(RADIANS([.O$1]))*TAN(RADIANS([.$A36]))" office:value-type="float" office:value="0.0708937018429089" calcext:value-type="float">
            <text:p>0.071</text:p>
          </table:table-cell>
          <table:table-cell table:formula="of:=COS(RADIANS([.P$1]))*COS(RADIANS([.$A36]))" office:value-type="float" office:value="0.82285805220557" calcext:value-type="float">
            <text:p>0.823</text:p>
          </table:table-cell>
          <table:table-cell table:formula="of:=TAN(RADIANS([.Q$1]))*TAN(RADIANS([.$A36]))" office:value-type="float" office:value="0.0828192320657668" calcext:value-type="float">
            <text:p>0.083</text:p>
          </table:table-cell>
          <table:table-cell table:formula="of:=COS(RADIANS([.R$1]))*COS(RADIANS([.$A36]))" office:value-type="float" office:value="0.820969435888281" calcext:value-type="float">
            <text:p>0.821</text:p>
          </table:table-cell>
          <table:table-cell table:formula="of:=TAN(RADIANS([.S$1]))*TAN(RADIANS([.$A36]))" office:value-type="float" office:value="0.0947959899709067" calcext:value-type="float">
            <text:p>0.095</text:p>
          </table:table-cell>
          <table:table-cell table:formula="of:=COS(RADIANS([.T$1]))*COS(RADIANS([.$A36]))" office:value-type="float" office:value="0.81883074432791" calcext:value-type="float">
            <text:p>0.819</text:p>
          </table:table-cell>
          <table:table-cell table:formula="of:=TAN(RADIANS([.U$1]))*TAN(RADIANS([.$A36]))" office:value-type="float" office:value="0.106831653934221" calcext:value-type="float">
            <text:p>0.107</text:p>
          </table:table-cell>
          <table:table-cell table:formula="of:=COS(RADIANS([.V$1]))*COS(RADIANS([.$A36]))" office:value-type="float" office:value="0.816442628990626" calcext:value-type="float">
            <text:p>0.816</text:p>
          </table:table-cell>
          <table:table-cell table:formula="of:=TAN(RADIANS([.W$1]))*TAN(RADIANS([.$A36]))" office:value-type="float" office:value="0.11893405023697" calcext:value-type="float">
            <text:p>0.119</text:p>
          </table:table-cell>
          <table:table-cell table:formula="of:=COS(RADIANS([.X$1]))*COS(RADIANS([.$A36]))" office:value-type="float" office:value="0.813805817319494" calcext:value-type="float">
            <text:p>0.814</text:p>
          </table:table-cell>
          <table:table-cell table:formula="of:=TAN(RADIANS([.Y$1]))*TAN(RADIANS([.$A36]))" office:value-type="float" office:value="0.131111174019855" calcext:value-type="float">
            <text:p>0.131</text:p>
          </table:table-cell>
          <table:table-cell table:formula="of:=COS(RADIANS([.Z$1]))*COS(RADIANS([.$A36]))" office:value-type="float" office:value="0.810921112512893" calcext:value-type="float">
            <text:p>0.811</text:p>
          </table:table-cell>
          <table:table-cell table:formula="of:=TAN(RADIANS([.AA$1]))*TAN(RADIANS([.$A36]))" office:value-type="float" office:value="0.143371211157172" calcext:value-type="float">
            <text:p>0.143</text:p>
          </table:table-cell>
          <table:table-cell table:formula="of:=COS(RADIANS([.AB$1]))*COS(RADIANS([.$A36]))" office:value-type="float" office:value="0.80778939327985" calcext:value-type="float">
            <text:p>0.808</text:p>
          </table:table-cell>
          <table:table-cell table:formula="of:=TAN(RADIANS([.AC$1]))*TAN(RADIANS([.$A36]))" office:value-type="float" office:value="0.155722561182197" calcext:value-type="float">
            <text:p>0.156</text:p>
          </table:table-cell>
          <table:table-cell table:formula="of:=COS(RADIANS([.AD$1]))*COS(RADIANS([.$A36]))" office:value-type="float" office:value="0.804411613572383" calcext:value-type="float">
            <text:p>0.804</text:p>
          </table:table-cell>
          <table:table-cell table:formula="of:=TAN(RADIANS([.AE$1]))*TAN(RADIANS([.$A36]))" office:value-type="float" office:value="0.168173861405038" calcext:value-type="float">
            <text:p>0.168</text:p>
          </table:table-cell>
          <table:table-cell table:formula="of:=COS(RADIANS([.AF$1]))*COS(RADIANS([.$A36]))" office:value-type="float" office:value="0.800788802294912" calcext:value-type="float">
            <text:p>0.801</text:p>
          </table:table-cell>
          <table:table-cell table:formula="of:=TAN(RADIANS([.AG$1]))*TAN(RADIANS([.$A36]))" office:value-type="float" office:value="0.180734012375843" calcext:value-type="float">
            <text:p>0.181</text:p>
          </table:table-cell>
          <table:table-cell table:formula="of:=COS(RADIANS([.AH$1]))*COS(RADIANS([.$A36]))" office:value-type="float" office:value="0.796922062990847" calcext:value-type="float">
            <text:p>0.797</text:p>
          </table:table-cell>
          <table:table-cell table:formula="of:=TAN(RADIANS([.AI$1]))*TAN(RADIANS([.$A36]))" office:value-type="float" office:value="0.193412204859583" calcext:value-type="float">
            <text:p>0.193</text:p>
          </table:table-cell>
          <table:table-cell table:formula="of:=COS(RADIANS([.AJ$1]))*COS(RADIANS([.$A36]))" office:value-type="float" office:value="0.792812573506437" calcext:value-type="float">
            <text:p>0.793</text:p>
          </table:table-cell>
          <table:table-cell table:formula="of:=TAN(RADIANS([.AK$1]))*TAN(RADIANS([.$A36]))" office:value-type="float" office:value="0.206217948503905" calcext:value-type="float">
            <text:p>0.206</text:p>
          </table:table-cell>
          <table:table-cell table:formula="of:=COS(RADIANS([.AL$1]))*COS(RADIANS([.$A36]))" office:value-type="float" office:value="0.788461585631989" calcext:value-type="float">
            <text:p>0.788</text:p>
          </table:table-cell>
          <table:table-cell table:formula="of:=TAN(RADIANS([.AM$1]))*TAN(RADIANS([.$A36]))" office:value-type="float" office:value="0.219161102398949" calcext:value-type="float">
            <text:p>0.219</text:p>
          </table:table-cell>
          <table:table-cell table:formula="of:=COS(RADIANS([.AN$1]))*COS(RADIANS([.$A36]))" office:value-type="float" office:value="0.783870424720558" calcext:value-type="float">
            <text:p>0.784</text:p>
          </table:table-cell>
          <table:table-cell table:formula="of:=TAN(RADIANS([.AO$1]))*TAN(RADIANS([.$A36]))" office:value-type="float" office:value="0.232251907747905" calcext:value-type="float">
            <text:p>0.232</text:p>
          </table:table-cell>
          <table:table-cell table:formula="of:=COS(RADIANS([.AP$1]))*COS(RADIANS([.$A36]))" office:value-type="float" office:value="0.779040489284235" calcext:value-type="float">
            <text:p>0.779</text:p>
          </table:table-cell>
          <table:table-cell table:formula="of:=TAN(RADIANS([.AQ$1]))*TAN(RADIANS([.$A36]))" office:value-type="float" office:value="0.245501022889687" calcext:value-type="float">
            <text:p>0.246</text:p>
          </table:table-cell>
          <table:table-cell table:formula="of:=COS(RADIANS([.AR$1]))*COS(RADIANS([.$A36]))" office:value-type="float" office:value="0.773973250568141" calcext:value-type="float">
            <text:p>0.774</text:p>
          </table:table-cell>
          <table:table-cell table:formula="of:=TAN(RADIANS([.AS$1]))*TAN(RADIANS([.$A36]))" office:value-type="float" office:value="0.258919560940888" calcext:value-type="float">
            <text:p>0.259</text:p>
          </table:table-cell>
          <table:table-cell table:formula="of:=COS(RADIANS([.AT$1]))*COS(RADIANS([.$A36]))" office:value-type="float" office:value="0.768670252102276" calcext:value-type="float">
            <text:p>0.769</text:p>
          </table:table-cell>
          <table:table-cell table:formula="of:=TAN(RADIANS([.AU$1]))*TAN(RADIANS([.$A36]))" office:value-type="float" office:value="0.272519130353515" calcext:value-type="float">
            <text:p>0.273</text:p>
          </table:table-cell>
          <table:table-cell table:formula="of:=COS(RADIANS([.AV$1]))*COS(RADIANS([.$A36]))" office:value-type="float" office:value="0.763133109231346" calcext:value-type="float">
            <text:p>0.763</text:p>
          </table:table-cell>
          <table:table-cell table:formula="of:=TAN(RADIANS([.AW$1]))*TAN(RADIANS([.$A36]))" office:value-type="float" office:value="0.286311878718502" calcext:value-type="float">
            <text:p>0.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RADIANS([.B$1]))*COS(RADIANS([.$A37]))" office:value-type="float" office:value="0.819152044288992" calcext:value-type="float">
            <text:p>0.819</text:p>
          </table:table-cell>
          <table:table-cell table:formula="of:=TAN(RADIANS([.C$1]))*TAN(RADIANS([.$A37]))" office:value-type="float" office:value="0" calcext:value-type="float">
            <text:p>0.000</text:p>
          </table:table-cell>
          <table:table-cell table:formula="of:=COS(RADIANS([.D$1]))*COS(RADIANS([.$A37]))" office:value-type="float" office:value="0.819027283464995" calcext:value-type="float">
            <text:p>0.819</text:p>
          </table:table-cell>
          <table:table-cell table:formula="of:=TAN(RADIANS([.E$1]))*TAN(RADIANS([.$A37]))" office:value-type="float" office:value="0.0122221680426779" calcext:value-type="float">
            <text:p>0.012</text:p>
          </table:table-cell>
          <table:table-cell table:formula="of:=COS(RADIANS([.F$1]))*COS(RADIANS([.$A37]))" office:value-type="float" office:value="0.818653038996358" calcext:value-type="float">
            <text:p>0.819</text:p>
          </table:table-cell>
          <table:table-cell table:formula="of:=TAN(RADIANS([.G$1]))*TAN(RADIANS([.$A37]))" office:value-type="float" office:value="0.0244517860382054" calcext:value-type="float">
            <text:p>0.024</text:p>
          </table:table-cell>
          <table:table-cell table:formula="of:=COS(RADIANS([.H$1]))*COS(RADIANS([.$A37]))" office:value-type="float" office:value="0.818029424881574" calcext:value-type="float">
            <text:p>0.818</text:p>
          </table:table-cell>
          <table:table-cell table:formula="of:=TAN(RADIANS([.I$1]))*TAN(RADIANS([.$A37]))" office:value-type="float" office:value="0.0366963221148161" calcext:value-type="float">
            <text:p>0.037</text:p>
          </table:table-cell>
          <table:table-cell table:formula="of:=COS(RADIANS([.J$1]))*COS(RADIANS([.$A37]))" office:value-type="float" office:value="0.817156631079542" calcext:value-type="float">
            <text:p>0.817</text:p>
          </table:table-cell>
          <table:table-cell table:formula="of:=TAN(RADIANS([.K$1]))*TAN(RADIANS([.$A37]))" office:value-type="float" office:value="0.0489632808458188" calcext:value-type="float">
            <text:p>0.049</text:p>
          </table:table-cell>
          <table:table-cell table:formula="of:=COS(RADIANS([.L$1]))*COS(RADIANS([.$A37]))" office:value-type="float" office:value="0.816034923451708" calcext:value-type="float">
            <text:p>0.816</text:p>
          </table:table-cell>
          <table:table-cell table:formula="of:=TAN(RADIANS([.M$1]))*TAN(RADIANS([.$A37]))" office:value-type="float" office:value="0.0612602217087449" calcext:value-type="float">
            <text:p>0.061</text:p>
          </table:table-cell>
          <table:table-cell table:formula="of:=COS(RADIANS([.N$1]))*COS(RADIANS([.$A37]))" office:value-type="float" office:value="0.814664643681084" calcext:value-type="float">
            <text:p>0.815</text:p>
          </table:table-cell>
          <table:table-cell table:formula="of:=TAN(RADIANS([.O$1]))*TAN(RADIANS([.$A37]))" office:value-type="float" office:value="0.0735947778307935" calcext:value-type="float">
            <text:p>0.074</text:p>
          </table:table-cell>
          <table:table-cell table:formula="of:=COS(RADIANS([.P$1]))*COS(RADIANS([.$A37]))" office:value-type="float" office:value="0.813046209168161" calcext:value-type="float">
            <text:p>0.813</text:p>
          </table:table-cell>
          <table:table-cell table:formula="of:=TAN(RADIANS([.Q$1]))*TAN(RADIANS([.$A37]))" office:value-type="float" office:value="0.085974675119983" calcext:value-type="float">
            <text:p>0.086</text:p>
          </table:table-cell>
          <table:table-cell table:formula="of:=COS(RADIANS([.R$1]))*COS(RADIANS([.$A37]))" office:value-type="float" office:value="0.811180112903769" calcext:value-type="float">
            <text:p>0.811</text:p>
          </table:table-cell>
          <table:table-cell table:formula="of:=TAN(RADIANS([.S$1]))*TAN(RADIANS([.$A37]))" office:value-type="float" office:value="0.0984077518848993" calcext:value-type="float">
            <text:p>0.098</text:p>
          </table:table-cell>
          <table:table-cell table:formula="of:=COS(RADIANS([.T$1]))*COS(RADIANS([.$A37]))" office:value-type="float" office:value="0.809066923318909" calcext:value-type="float">
            <text:p>0.809</text:p>
          </table:table-cell>
          <table:table-cell table:formula="of:=TAN(RADIANS([.U$1]))*TAN(RADIANS([.$A37]))" office:value-type="float" office:value="0.110901979050366" calcext:value-type="float">
            <text:p>0.111</text:p>
          </table:table-cell>
          <table:table-cell table:formula="of:=COS(RADIANS([.V$1]))*COS(RADIANS([.$A37]))" office:value-type="float" office:value="0.806707284111599" calcext:value-type="float">
            <text:p>0.807</text:p>
          </table:table-cell>
          <table:table-cell table:formula="of:=TAN(RADIANS([.W$1]))*TAN(RADIANS([.$A37]))" office:value-type="float" office:value="0.123465481081825" calcext:value-type="float">
            <text:p>0.123</text:p>
          </table:table-cell>
          <table:table-cell table:formula="of:=COS(RADIANS([.X$1]))*COS(RADIANS([.$A37]))" office:value-type="float" office:value="0.804101914050799" calcext:value-type="float">
            <text:p>0.804</text:p>
          </table:table-cell>
          <table:table-cell table:formula="of:=TAN(RADIANS([.Y$1]))*TAN(RADIANS([.$A37]))" office:value-type="float" office:value="0.136106557737764" calcext:value-type="float">
            <text:p>0.136</text:p>
          </table:table-cell>
          <table:table-cell table:formula="of:=COS(RADIANS([.Z$1]))*COS(RADIANS([.$A37]))" office:value-type="float" office:value="0.801251606757469" calcext:value-type="float">
            <text:p>0.801</text:p>
          </table:table-cell>
          <table:table-cell table:formula="of:=TAN(RADIANS([.AA$1]))*TAN(RADIANS([.$A37]))" office:value-type="float" office:value="0.148833706777287" calcext:value-type="float">
            <text:p>0.149</text:p>
          </table:table-cell>
          <table:table-cell table:formula="of:=COS(RADIANS([.AB$1]))*COS(RADIANS([.$A37]))" office:value-type="float" office:value="0.798157230462823" calcext:value-type="float">
            <text:p>0.798</text:p>
          </table:table-cell>
          <table:table-cell table:formula="of:=TAN(RADIANS([.AC$1]))*TAN(RADIANS([.$A37]))" office:value-type="float" office:value="0.161655647758959" calcext:value-type="float">
            <text:p>0.162</text:p>
          </table:table-cell>
          <table:table-cell table:formula="of:=COS(RADIANS([.AD$1]))*COS(RADIANS([.$A37]))" office:value-type="float" office:value="0.794819727743855" calcext:value-type="float">
            <text:p>0.795</text:p>
          </table:table-cell>
          <table:table-cell table:formula="of:=TAN(RADIANS([.AE$1]))*TAN(RADIANS([.$A37]))" office:value-type="float" office:value="0.174581347077567" calcext:value-type="float">
            <text:p>0.175</text:p>
          </table:table-cell>
          <table:table-cell table:formula="of:=COS(RADIANS([.AF$1]))*COS(RADIANS([.$A37]))" office:value-type="float" office:value="0.791240115236224" calcext:value-type="float">
            <text:p>0.791</text:p>
          </table:table-cell>
          <table:table-cell table:formula="of:=TAN(RADIANS([.AG$1]))*TAN(RADIANS([.$A37]))" office:value-type="float" office:value="0.187620044397476" calcext:value-type="float">
            <text:p>0.188</text:p>
          </table:table-cell>
          <table:table-cell table:formula="of:=COS(RADIANS([.AH$1]))*COS(RADIANS([.$A37]))" office:value-type="float" office:value="0.787419483324577" calcext:value-type="float">
            <text:p>0.787</text:p>
          </table:table-cell>
          <table:table-cell table:formula="of:=TAN(RADIANS([.AI$1]))*TAN(RADIANS([.$A37]))" office:value-type="float" office:value="0.200781280655168" calcext:value-type="float">
            <text:p>0.201</text:p>
          </table:table-cell>
          <table:table-cell table:formula="of:=COS(RADIANS([.AJ$1]))*COS(RADIANS([.$A37]))" office:value-type="float" office:value="0.783358995810406" calcext:value-type="float">
            <text:p>0.783</text:p>
          </table:table-cell>
          <table:table-cell table:formula="of:=TAN(RADIANS([.AK$1]))*TAN(RADIANS([.$A37]))" office:value-type="float" office:value="0.214074927819346" calcext:value-type="float">
            <text:p>0.214</text:p>
          </table:table-cell>
          <table:table-cell table:formula="of:=COS(RADIANS([.AL$1]))*COS(RADIANS([.$A37]))" office:value-type="float" office:value="0.779059889557542" calcext:value-type="float">
            <text:p>0.779</text:p>
          </table:table-cell>
          <table:table-cell table:formula="of:=TAN(RADIANS([.AM$1]))*TAN(RADIANS([.$A37]))" office:value-type="float" office:value="0.22751122061509" calcext:value-type="float">
            <text:p>0.228</text:p>
          </table:table-cell>
          <table:table-cell table:formula="of:=COS(RADIANS([.AN$1]))*COS(RADIANS([.$A37]))" office:value-type="float" office:value="0.774523474115396" calcext:value-type="float">
            <text:p>0.775</text:p>
          </table:table-cell>
          <table:table-cell table:formula="of:=TAN(RADIANS([.AO$1]))*TAN(RADIANS([.$A37]))" office:value-type="float" office:value="0.241100790439181" calcext:value-type="float">
            <text:p>0.241</text:p>
          </table:table-cell>
          <table:table-cell table:formula="of:=COS(RADIANS([.AP$1]))*COS(RADIANS([.$A37]))" office:value-type="float" office:value="0.769751131320057" calcext:value-type="float">
            <text:p>0.770</text:p>
          </table:table-cell>
          <table:table-cell table:formula="of:=TAN(RADIANS([.AQ$1]))*TAN(RADIANS([.$A37]))" office:value-type="float" office:value="0.254854701717149" calcext:value-type="float">
            <text:p>0.255</text:p>
          </table:table-cell>
          <table:table-cell table:formula="of:=COS(RADIANS([.AR$1]))*COS(RADIANS([.$A37]))" office:value-type="float" office:value="0.764744314873372" calcext:value-type="float">
            <text:p>0.765</text:p>
          </table:table-cell>
          <table:table-cell table:formula="of:=TAN(RADIANS([.AS$1]))*TAN(RADIANS([.$A37]))" office:value-type="float" office:value="0.268784490979394" calcext:value-type="float">
            <text:p>0.269</text:p>
          </table:table-cell>
          <table:table-cell table:formula="of:=COS(RADIANS([.AT$1]))*COS(RADIANS([.$A37]))" office:value-type="float" office:value="0.759504549900131" calcext:value-type="float">
            <text:p>0.760</text:p>
          </table:table-cell>
          <table:table-cell table:formula="of:=TAN(RADIANS([.AU$1]))*TAN(RADIANS([.$A37]))" office:value-type="float" office:value="0.282902208964195" calcext:value-type="float">
            <text:p>0.283</text:p>
          </table:table-cell>
          <table:table-cell table:formula="of:=COS(RADIANS([.AV$1]))*COS(RADIANS([.$A37]))" office:value-type="float" office:value="0.754033432483505" calcext:value-type="float">
            <text:p>0.754</text:p>
          </table:table-cell>
          <table:table-cell table:formula="of:=TAN(RADIANS([.AW$1]))*TAN(RADIANS([.$A37]))" office:value-type="float" office:value="0.297220466090146" calcext:value-type="float">
            <text:p>0.2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RADIANS([.B$1]))*COS(RADIANS([.$A38]))" office:value-type="float" office:value="0.809016994374948" calcext:value-type="float">
            <text:p>0.809</text:p>
          </table:table-cell>
          <table:table-cell table:formula="of:=TAN(RADIANS([.C$1]))*TAN(RADIANS([.$A38]))" office:value-type="float" office:value="0" calcext:value-type="float">
            <text:p>0.000</text:p>
          </table:table-cell>
          <table:table-cell table:formula="of:=COS(RADIANS([.D$1]))*COS(RADIANS([.$A38]))" office:value-type="float" office:value="0.808893777168142" calcext:value-type="float">
            <text:p>0.809</text:p>
          </table:table-cell>
          <table:table-cell table:formula="of:=TAN(RADIANS([.E$1]))*TAN(RADIANS([.$A38]))" office:value-type="float" office:value="0.0126818469994449" calcext:value-type="float">
            <text:p>0.013</text:p>
          </table:table-cell>
          <table:table-cell table:formula="of:=COS(RADIANS([.F$1]))*COS(RADIANS([.$A38]))" office:value-type="float" office:value="0.808524163080882" calcext:value-type="float">
            <text:p>0.809</text:p>
          </table:table-cell>
          <table:table-cell table:formula="of:=TAN(RADIANS([.G$1]))*TAN(RADIANS([.$A38]))" office:value-type="float" office:value="0.0253714241464269" calcext:value-type="float">
            <text:p>0.025</text:p>
          </table:table-cell>
          <table:table-cell table:formula="of:=COS(RADIANS([.H$1]))*COS(RADIANS([.$A38]))" office:value-type="float" office:value="0.807908264701198" calcext:value-type="float">
            <text:p>0.808</text:p>
          </table:table-cell>
          <table:table-cell table:formula="of:=TAN(RADIANS([.I$1]))*TAN(RADIANS([.$A38]))" office:value-type="float" office:value="0.0380764804474477" calcext:value-type="float">
            <text:p>0.038</text:p>
          </table:table-cell>
          <table:table-cell table:formula="of:=COS(RADIANS([.J$1]))*COS(RADIANS([.$A38]))" office:value-type="float" office:value="0.807046269637702" calcext:value-type="float">
            <text:p>0.807</text:p>
          </table:table-cell>
          <table:table-cell table:formula="of:=TAN(RADIANS([.K$1]))*TAN(RADIANS([.$A38]))" office:value-type="float" office:value="0.0508048027247935" calcext:value-type="float">
            <text:p>0.051</text:p>
          </table:table-cell>
          <table:table-cell table:formula="of:=COS(RADIANS([.L$1]))*COS(RADIANS([.$A38]))" office:value-type="float" office:value="0.805938440462442" calcext:value-type="float">
            <text:p>0.806</text:p>
          </table:table-cell>
          <table:table-cell table:formula="of:=TAN(RADIANS([.M$1]))*TAN(RADIANS([.$A38]))" office:value-type="float" office:value="0.0635642347699352" calcext:value-type="float">
            <text:p>0.064</text:p>
          </table:table-cell>
          <table:table-cell table:formula="of:=COS(RADIANS([.N$1]))*COS(RADIANS([.$A38]))" office:value-type="float" office:value="0.804585114630916" calcext:value-type="float">
            <text:p>0.805</text:p>
          </table:table-cell>
          <table:table-cell table:formula="of:=TAN(RADIANS([.O$1]))*TAN(RADIANS([.$A38]))" office:value-type="float" office:value="0.0763626967939948" calcext:value-type="float">
            <text:p>0.076</text:p>
          </table:table-cell>
          <table:table-cell table:formula="of:=COS(RADIANS([.P$1]))*COS(RADIANS([.$A38]))" office:value-type="float" office:value="0.802986704379283" calcext:value-type="float">
            <text:p>0.803</text:p>
          </table:table-cell>
          <table:table-cell table:formula="of:=TAN(RADIANS([.Q$1]))*TAN(RADIANS([.$A38]))" office:value-type="float" office:value="0.0892082052784245" calcext:value-type="float">
            <text:p>0.089</text:p>
          </table:table-cell>
          <table:table-cell table:formula="of:=COS(RADIANS([.R$1]))*COS(RADIANS([.$A38]))" office:value-type="float" office:value="0.801143696598789" calcext:value-type="float">
            <text:p>0.801</text:p>
          </table:table-cell>
          <table:table-cell table:formula="of:=TAN(RADIANS([.S$1]))*TAN(RADIANS([.$A38]))" office:value-type="float" office:value="0.102108893332659" calcext:value-type="float">
            <text:p>0.102</text:p>
          </table:table-cell>
          <table:table-cell table:formula="of:=COS(RADIANS([.T$1]))*COS(RADIANS([.$A38]))" office:value-type="float" office:value="0.799056652687458" calcext:value-type="float">
            <text:p>0.799</text:p>
          </table:table-cell>
          <table:table-cell table:formula="of:=TAN(RADIANS([.U$1]))*TAN(RADIANS([.$A38]))" office:value-type="float" office:value="0.115073031670103" calcext:value-type="float">
            <text:p>0.115</text:p>
          </table:table-cell>
          <table:table-cell table:formula="of:=COS(RADIANS([.V$1]))*COS(RADIANS([.$A38]))" office:value-type="float" office:value="0.796726208379082" calcext:value-type="float">
            <text:p>0.797</text:p>
          </table:table-cell>
          <table:table-cell table:formula="of:=TAN(RADIANS([.W$1]))*TAN(RADIANS([.$A38]))" office:value-type="float" office:value="0.128109050319481" calcext:value-type="float">
            <text:p>0.128</text:p>
          </table:table-cell>
          <table:table-cell table:formula="of:=COS(RADIANS([.X$1]))*COS(RADIANS([.$A38]))" office:value-type="float" office:value="0.794153073549574" calcext:value-type="float">
            <text:p>0.794</text:p>
          </table:table-cell>
          <table:table-cell table:formula="of:=TAN(RADIANS([.Y$1]))*TAN(RADIANS([.$A38]))" office:value-type="float" office:value="0.141225561195382" calcext:value-type="float">
            <text:p>0.141</text:p>
          </table:table-cell>
          <table:table-cell table:formula="of:=COS(RADIANS([.Z$1]))*COS(RADIANS([.$A38]))" office:value-type="float" office:value="0.79133803200073" calcext:value-type="float">
            <text:p>0.791</text:p>
          </table:table-cell>
          <table:table-cell table:formula="of:=TAN(RADIANS([.AA$1]))*TAN(RADIANS([.$A38]))" office:value-type="float" office:value="0.154431381659865" calcext:value-type="float">
            <text:p>0.154</text:p>
          </table:table-cell>
          <table:table-cell table:formula="of:=COS(RADIANS([.AB$1]))*COS(RADIANS([.$A38]))" office:value-type="float" office:value="0.788281941221474" calcext:value-type="float">
            <text:p>0.788</text:p>
          </table:table-cell>
          <table:table-cell table:formula="of:=TAN(RADIANS([.AC$1]))*TAN(RADIANS([.$A38]))" office:value-type="float" office:value="0.167735559216391" calcext:value-type="float">
            <text:p>0.168</text:p>
          </table:table-cell>
          <table:table-cell table:formula="of:=COS(RADIANS([.AD$1]))*COS(RADIANS([.$A38]))" office:value-type="float" office:value="0.784985732126663" calcext:value-type="float">
            <text:p>0.785</text:p>
          </table:table-cell>
          <table:table-cell table:formula="of:=TAN(RADIANS([.AE$1]))*TAN(RADIANS([.$A38]))" office:value-type="float" office:value="0.181147397488212" calcext:value-type="float">
            <text:p>0.181</text:p>
          </table:table-cell>
          <table:table-cell table:formula="of:=COS(RADIANS([.AF$1]))*COS(RADIANS([.$A38]))" office:value-type="float" office:value="0.78145040877352" calcext:value-type="float">
            <text:p>0.781</text:p>
          </table:table-cell>
          <table:table-cell table:formula="of:=TAN(RADIANS([.AG$1]))*TAN(RADIANS([.$A38]))" office:value-type="float" office:value="0.194676483645903" calcext:value-type="float">
            <text:p>0.195</text:p>
          </table:table-cell>
          <table:table-cell table:formula="of:=COS(RADIANS([.AH$1]))*COS(RADIANS([.$A38]))" office:value-type="float" office:value="0.777677048055783" calcext:value-type="float">
            <text:p>0.778</text:p>
          </table:table-cell>
          <table:table-cell table:formula="of:=TAN(RADIANS([.AI$1]))*TAN(RADIANS([.$A38]))" office:value-type="float" office:value="0.208332717463077" calcext:value-type="float">
            <text:p>0.208</text:p>
          </table:table-cell>
          <table:table-cell table:formula="of:=COS(RADIANS([.AJ$1]))*COS(RADIANS([.$A38]))" office:value-type="float" office:value="0.773666799375683" calcext:value-type="float">
            <text:p>0.774</text:p>
          </table:table-cell>
          <table:table-cell table:formula="of:=TAN(RADIANS([.AK$1]))*TAN(RADIANS([.$A38]))" office:value-type="float" office:value="0.222126342195777" calcext:value-type="float">
            <text:p>0.222</text:p>
          </table:table-cell>
          <table:table-cell table:formula="of:=COS(RADIANS([.AL$1]))*COS(RADIANS([.$A38]))" office:value-type="float" office:value="0.769420884293813" calcext:value-type="float">
            <text:p>0.769</text:p>
          </table:table-cell>
          <table:table-cell table:formula="of:=TAN(RADIANS([.AM$1]))*TAN(RADIANS([.$A38]))" office:value-type="float" office:value="0.23606797749979" calcext:value-type="float">
            <text:p>0.236</text:p>
          </table:table-cell>
          <table:table-cell table:formula="of:=COS(RADIANS([.AN$1]))*COS(RADIANS([.$A38]))" office:value-type="float" office:value="0.764940596157041" calcext:value-type="float">
            <text:p>0.765</text:p>
          </table:table-cell>
          <table:table-cell table:formula="of:=TAN(RADIANS([.AO$1]))*TAN(RADIANS([.$A38]))" office:value-type="float" office:value="0.250168654621526" calcext:value-type="float">
            <text:p>0.250</text:p>
          </table:table-cell>
          <table:table-cell table:formula="of:=COS(RADIANS([.AP$1]))*COS(RADIANS([.$A38]))" office:value-type="float" office:value="0.760227299704533" calcext:value-type="float">
            <text:p>0.760</text:p>
          </table:table-cell>
          <table:table-cell table:formula="of:=TAN(RADIANS([.AQ$1]))*TAN(RADIANS([.$A38]))" office:value-type="float" office:value="0.26443985412247" calcext:value-type="float">
            <text:p>0.264</text:p>
          </table:table-cell>
          <table:table-cell table:formula="of:=COS(RADIANS([.AR$1]))*COS(RADIANS([.$A38]))" office:value-type="float" office:value="0.755282430652048" calcext:value-type="float">
            <text:p>0.755</text:p>
          </table:table-cell>
          <table:table-cell table:formula="of:=TAN(RADIANS([.AS$1]))*TAN(RADIANS([.$A38]))" office:value-type="float" office:value="0.278893546424969" calcext:value-type="float">
            <text:p>0.279</text:p>
          </table:table-cell>
          <table:table-cell table:formula="of:=COS(RADIANS([.AT$1]))*COS(RADIANS([.$A38]))" office:value-type="float" office:value="0.750107495254601" calcext:value-type="float">
            <text:p>0.750</text:p>
          </table:table-cell>
          <table:table-cell table:formula="of:=TAN(RADIANS([.AU$1]))*TAN(RADIANS([.$A38]))" office:value-type="float" office:value="0.29354223549874" calcext:value-type="float">
            <text:p>0.294</text:p>
          </table:table-cell>
          <table:table-cell table:formula="of:=COS(RADIANS([.AV$1]))*COS(RADIANS([.$A38]))" office:value-type="float" office:value="0.744704069847645" calcext:value-type="float">
            <text:p>0.745</text:p>
          </table:table-cell>
          <table:table-cell table:formula="of:=TAN(RADIANS([.AW$1]))*TAN(RADIANS([.$A38]))" office:value-type="float" office:value="0.308399006043537" calcext:value-type="float">
            <text:p>0.3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RADIANS([.B$1]))*COS(RADIANS([.$A39]))" office:value-type="float" office:value="0.798635510047293" calcext:value-type="float">
            <text:p>0.799</text:p>
          </table:table-cell>
          <table:table-cell table:formula="of:=TAN(RADIANS([.C$1]))*TAN(RADIANS([.$A39]))" office:value-type="float" office:value="0" calcext:value-type="float">
            <text:p>0.000</text:p>
          </table:table-cell>
          <table:table-cell table:formula="of:=COS(RADIANS([.D$1]))*COS(RADIANS([.$A39]))" office:value-type="float" office:value="0.798513873990835" calcext:value-type="float">
            <text:p>0.799</text:p>
          </table:table-cell>
          <table:table-cell table:formula="of:=TAN(RADIANS([.E$1]))*TAN(RADIANS([.$A39]))" office:value-type="float" office:value="0.0131533348714656" calcext:value-type="float">
            <text:p>0.013</text:p>
          </table:table-cell>
          <table:table-cell table:formula="of:=COS(RADIANS([.F$1]))*COS(RADIANS([.$A39]))" office:value-type="float" office:value="0.798149002872981" calcext:value-type="float">
            <text:p>0.798</text:p>
          </table:table-cell>
          <table:table-cell table:formula="of:=TAN(RADIANS([.G$1]))*TAN(RADIANS([.$A39]))" office:value-type="float" office:value="0.0263146872832126" calcext:value-type="float">
            <text:p>0.026</text:p>
          </table:table-cell>
          <table:table-cell table:formula="of:=COS(RADIANS([.H$1]))*COS(RADIANS([.$A39]))" office:value-type="float" office:value="0.79754100783701" calcext:value-type="float">
            <text:p>0.798</text:p>
          </table:table-cell>
          <table:table-cell table:formula="of:=TAN(RADIANS([.I$1]))*TAN(RADIANS([.$A39]))" office:value-type="float" office:value="0.039492094335629" calcext:value-type="float">
            <text:p>0.039</text:p>
          </table:table-cell>
          <table:table-cell table:formula="of:=COS(RADIANS([.J$1]))*COS(RADIANS([.$A39]))" office:value-type="float" office:value="0.796690074084098" calcext:value-type="float">
            <text:p>0.797</text:p>
          </table:table-cell>
          <table:table-cell table:formula="of:=TAN(RADIANS([.K$1]))*TAN(RADIANS([.$A39]))" office:value-type="float" office:value="0.0526936323508087" calcext:value-type="float">
            <text:p>0.053</text:p>
          </table:table-cell>
          <table:table-cell table:formula="of:=COS(RADIANS([.L$1]))*COS(RADIANS([.$A39]))" office:value-type="float" office:value="0.79559646081691" calcext:value-type="float">
            <text:p>0.796</text:p>
          </table:table-cell>
          <table:table-cell table:formula="of:=TAN(RADIANS([.M$1]))*TAN(RADIANS([.$A39]))" office:value-type="float" office:value="0.0659274367380407" calcext:value-type="float">
            <text:p>0.066</text:p>
          </table:table-cell>
          <table:table-cell table:formula="of:=COS(RADIANS([.N$1]))*COS(RADIANS([.$A39]))" office:value-type="float" office:value="0.794260501160641" calcext:value-type="float">
            <text:p>0.794</text:p>
          </table:table-cell>
          <table:table-cell table:formula="of:=TAN(RADIANS([.O$1]))*TAN(RADIANS([.$A39]))" office:value-type="float" office:value="0.0792017221674074" calcext:value-type="float">
            <text:p>0.079</text:p>
          </table:table-cell>
          <table:table-cell table:formula="of:=COS(RADIANS([.P$1]))*COS(RADIANS([.$A39]))" office:value-type="float" office:value="0.792682602061545" calcext:value-type="float">
            <text:p>0.793</text:p>
          </table:table-cell>
          <table:table-cell table:formula="of:=TAN(RADIANS([.Q$1]))*TAN(RADIANS([.$A39]))" office:value-type="float" office:value="0.092524803158477" calcext:value-type="float">
            <text:p>0.093</text:p>
          </table:table-cell>
          <table:table-cell table:formula="of:=COS(RADIANS([.R$1]))*COS(RADIANS([.$A39]))" office:value-type="float" office:value="0.790863244162972" calcext:value-type="float">
            <text:p>0.791</text:p>
          </table:table-cell>
          <table:table-cell table:formula="of:=TAN(RADIANS([.S$1]))*TAN(RADIANS([.$A39]))" office:value-type="float" office:value="0.105905115194814" calcext:value-type="float">
            <text:p>0.106</text:p>
          </table:table-cell>
          <table:table-cell table:formula="of:=COS(RADIANS([.T$1]))*COS(RADIANS([.$A39]))" office:value-type="float" office:value="0.788802981658962" calcext:value-type="float">
            <text:p>0.789</text:p>
          </table:table-cell>
          <table:table-cell table:formula="of:=TAN(RADIANS([.U$1]))*TAN(RADIANS([.$A39]))" office:value-type="float" office:value="0.119351236479819" calcext:value-type="float">
            <text:p>0.119</text:p>
          </table:table-cell>
          <table:table-cell table:formula="of:=COS(RADIANS([.V$1]))*COS(RADIANS([.$A39]))" office:value-type="float" office:value="0.786502442125433" calcext:value-type="float">
            <text:p>0.787</text:p>
          </table:table-cell>
          <table:table-cell table:formula="of:=TAN(RADIANS([.W$1]))*TAN(RADIANS([.$A39]))" office:value-type="float" office:value="0.132871910455261" calcext:value-type="float">
            <text:p>0.133</text:p>
          </table:table-cell>
          <table:table-cell table:formula="of:=COS(RADIANS([.X$1]))*COS(RADIANS([.$A39]))" office:value-type="float" office:value="0.783962326329013" calcext:value-type="float">
            <text:p>0.784</text:p>
          </table:table-cell>
          <table:table-cell table:formula="of:=TAN(RADIANS([.Y$1]))*TAN(RADIANS([.$A39]))" office:value-type="float" office:value="0.146476069210961" calcext:value-type="float">
            <text:p>0.146</text:p>
          </table:table-cell>
          <table:table-cell table:formula="of:=COS(RADIANS([.Z$1]))*COS(RADIANS([.$A39]))" office:value-type="float" office:value="0.781183408013579" calcext:value-type="float">
            <text:p>0.781</text:p>
          </table:table-cell>
          <table:table-cell table:formula="of:=TAN(RADIANS([.AA$1]))*TAN(RADIANS([.$A39]))" office:value-type="float" office:value="0.16017285792237" calcext:value-type="float">
            <text:p>0.160</text:p>
          </table:table-cell>
          <table:table-cell table:formula="of:=COS(RADIANS([.AB$1]))*COS(RADIANS([.$A39]))" office:value-type="float" office:value="0.77816653366457" calcext:value-type="float">
            <text:p>0.778</text:p>
          </table:table-cell>
          <table:table-cell table:formula="of:=TAN(RADIANS([.AC$1]))*TAN(RADIANS([.$A39]))" office:value-type="float" office:value="0.173971660462574" calcext:value-type="float">
            <text:p>0.174</text:p>
          </table:table-cell>
          <table:table-cell table:formula="of:=COS(RADIANS([.AD$1]))*COS(RADIANS([.$A39]))" office:value-type="float" office:value="0.774912622251139" calcext:value-type="float">
            <text:p>0.775</text:p>
          </table:table-cell>
          <table:table-cell table:formula="of:=TAN(RADIANS([.AE$1]))*TAN(RADIANS([.$A39]))" office:value-type="float" office:value="0.18788212634652" calcext:value-type="float">
            <text:p>0.188</text:p>
          </table:table-cell>
          <table:table-cell table:formula="of:=COS(RADIANS([.AF$1]))*COS(RADIANS([.$A39]))" office:value-type="float" office:value="0.771422664946223" calcext:value-type="float">
            <text:p>0.771</text:p>
          </table:table-cell>
          <table:table-cell table:formula="of:=TAN(RADIANS([.AG$1]))*TAN(RADIANS([.$A39]))" office:value-type="float" office:value="0.201914199178245" calcext:value-type="float">
            <text:p>0.202</text:p>
          </table:table-cell>
          <table:table-cell table:formula="of:=COS(RADIANS([.AH$1]))*COS(RADIANS([.$A39]))" office:value-type="float" office:value="0.767697724824625" calcext:value-type="float">
            <text:p>0.768</text:p>
          </table:table-cell>
          <table:table-cell table:formula="of:=TAN(RADIANS([.AI$1]))*TAN(RADIANS([.$A39]))" office:value-type="float" office:value="0.216078146786838" calcext:value-type="float">
            <text:p>0.216</text:p>
          </table:table-cell>
          <table:table-cell table:formula="of:=COS(RADIANS([.AJ$1]))*COS(RADIANS([.$A39]))" office:value-type="float" office:value="0.763738936539191" calcext:value-type="float">
            <text:p>0.764</text:p>
          </table:table-cell>
          <table:table-cell table:formula="of:=TAN(RADIANS([.AK$1]))*TAN(RADIANS([.$A39]))" office:value-type="float" office:value="0.230384593253861" calcext:value-type="float">
            <text:p>0.230</text:p>
          </table:table-cell>
          <table:table-cell table:formula="of:=COS(RADIANS([.AL$1]))*COS(RADIANS([.$A39]))" office:value-type="float" office:value="0.759547505975181" calcext:value-type="float">
            <text:p>0.760</text:p>
          </table:table-cell>
          <table:table-cell table:formula="of:=TAN(RADIANS([.AM$1]))*TAN(RADIANS([.$A39]))" office:value-type="float" office:value="0.244844553054476" calcext:value-type="float">
            <text:p>0.245</text:p>
          </table:table-cell>
          <table:table-cell table:formula="of:=COS(RADIANS([.AN$1]))*COS(RADIANS([.$A39]))" office:value-type="float" office:value="0.75512470988295" calcext:value-type="float">
            <text:p>0.755</text:p>
          </table:table-cell>
          <table:table-cell table:formula="of:=TAN(RADIANS([.AO$1]))*TAN(RADIANS([.$A39]))" office:value-type="float" office:value="0.259469467556656" calcext:value-type="float">
            <text:p>0.259</text:p>
          </table:table-cell>
          <table:table-cell table:formula="of:=COS(RADIANS([.AP$1]))*COS(RADIANS([.$A39]))" office:value-type="float" office:value="0.750471895489031" calcext:value-type="float">
            <text:p>0.750</text:p>
          </table:table-cell>
          <table:table-cell table:formula="of:=TAN(RADIANS([.AQ$1]))*TAN(RADIANS([.$A39]))" office:value-type="float" office:value="0.27427124414816" calcext:value-type="float">
            <text:p>0.274</text:p>
          </table:table-cell>
          <table:table-cell table:formula="of:=COS(RADIANS([.AR$1]))*COS(RADIANS([.$A39]))" office:value-type="float" office:value="0.745590480085762" calcext:value-type="float">
            <text:p>0.746</text:p>
          </table:table-cell>
          <table:table-cell table:formula="of:=TAN(RADIANS([.AS$1]))*TAN(RADIANS([.$A39]))" office:value-type="float" office:value="0.289262298289738" calcext:value-type="float">
            <text:p>0.289</text:p>
          </table:table-cell>
          <table:table-cell table:formula="of:=COS(RADIANS([.AT$1]))*COS(RADIANS([.$A39]))" office:value-type="float" office:value="0.740481950599561" calcext:value-type="float">
            <text:p>0.740</text:p>
          </table:table-cell>
          <table:table-cell table:formula="of:=TAN(RADIANS([.AU$1]))*TAN(RADIANS([.$A39]))" office:value-type="float" office:value="0.304455598825829" calcext:value-type="float">
            <text:p>0.304</text:p>
          </table:table-cell>
          <table:table-cell table:formula="of:=COS(RADIANS([.AV$1]))*COS(RADIANS([.$A39]))" office:value-type="float" office:value="0.735147863137998" calcext:value-type="float">
            <text:p>0.735</text:p>
          </table:table-cell>
          <table:table-cell table:formula="of:=TAN(RADIANS([.AW$1]))*TAN(RADIANS([.$A39]))" office:value-type="float" office:value="0.319864716921387" calcext:value-type="float">
            <text:p>0.3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RADIANS([.B$1]))*COS(RADIANS([.$A40]))" office:value-type="float" office:value="0.788010753606722" calcext:value-type="float">
            <text:p>0.788</text:p>
          </table:table-cell>
          <table:table-cell table:formula="of:=TAN(RADIANS([.C$1]))*TAN(RADIANS([.$A40]))" office:value-type="float" office:value="0" calcext:value-type="float">
            <text:p>0.000</text:p>
          </table:table-cell>
          <table:table-cell table:formula="of:=COS(RADIANS([.D$1]))*COS(RADIANS([.$A40]))" office:value-type="float" office:value="0.787890735752132" calcext:value-type="float">
            <text:p>0.788</text:p>
          </table:table-cell>
          <table:table-cell table:formula="of:=TAN(RADIANS([.E$1]))*TAN(RADIANS([.$A40]))" office:value-type="float" office:value="0.0136373913381579" calcext:value-type="float">
            <text:p>0.014</text:p>
          </table:table-cell>
          <table:table-cell table:formula="of:=COS(RADIANS([.F$1]))*COS(RADIANS([.$A40]))" office:value-type="float" office:value="0.787530718746963" calcext:value-type="float">
            <text:p>0.788</text:p>
          </table:table-cell>
          <table:table-cell table:formula="of:=TAN(RADIANS([.G$1]))*TAN(RADIANS([.$A40]))" office:value-type="float" office:value="0.0272830952704568" calcext:value-type="float">
            <text:p>0.027</text:p>
          </table:table-cell>
          <table:table-cell table:formula="of:=COS(RADIANS([.H$1]))*COS(RADIANS([.$A40]))" office:value-type="float" office:value="0.786930812255882" calcext:value-type="float">
            <text:p>0.787</text:p>
          </table:table-cell>
          <table:table-cell table:formula="of:=TAN(RADIANS([.I$1]))*TAN(RADIANS([.$A40]))" office:value-type="float" office:value="0.0409454446709766" calcext:value-type="float">
            <text:p>0.041</text:p>
          </table:table-cell>
          <table:table-cell table:formula="of:=COS(RADIANS([.J$1]))*COS(RADIANS([.$A40]))" office:value-type="float" office:value="0.786091199016218" calcext:value-type="float">
            <text:p>0.786</text:p>
          </table:table-cell>
          <table:table-cell table:formula="of:=TAN(RADIANS([.K$1]))*TAN(RADIANS([.$A40]))" office:value-type="float" office:value="0.0546328130789029" calcext:value-type="float">
            <text:p>0.055</text:p>
          </table:table-cell>
          <table:table-cell table:formula="of:=COS(RADIANS([.L$1]))*COS(RADIANS([.$A40]))" office:value-type="float" office:value="0.785012134782297" calcext:value-type="float">
            <text:p>0.785</text:p>
          </table:table-cell>
          <table:table-cell table:formula="of:=TAN(RADIANS([.M$1]))*TAN(RADIANS([.$A40]))" office:value-type="float" office:value="0.0683536352950869" calcext:value-type="float">
            <text:p>0.068</text:p>
          </table:table-cell>
          <table:table-cell table:formula="of:=COS(RADIANS([.N$1]))*COS(RADIANS([.$A40]))" office:value-type="float" office:value="0.783693948247539" calcext:value-type="float">
            <text:p>0.784</text:p>
          </table:table-cell>
          <table:table-cell table:formula="of:=TAN(RADIANS([.O$1]))*TAN(RADIANS([.$A40]))" office:value-type="float" office:value="0.0821164282980535" calcext:value-type="float">
            <text:p>0.082</text:p>
          </table:table-cell>
          <table:table-cell table:formula="of:=COS(RADIANS([.P$1]))*COS(RADIANS([.$A40]))" office:value-type="float" office:value="0.78213704094433" calcext:value-type="float">
            <text:p>0.782</text:p>
          </table:table-cell>
          <table:table-cell table:formula="of:=TAN(RADIANS([.Q$1]))*TAN(RADIANS([.$A40]))" office:value-type="float" office:value="0.095929812590378" calcext:value-type="float">
            <text:p>0.096</text:p>
          </table:table-cell>
          <table:table-cell table:formula="of:=COS(RADIANS([.R$1]))*COS(RADIANS([.$A40]))" office:value-type="float" office:value="0.780341887121718" calcext:value-type="float">
            <text:p>0.780</text:p>
          </table:table-cell>
          <table:table-cell table:formula="of:=TAN(RADIANS([.S$1]))*TAN(RADIANS([.$A40]))" office:value-type="float" office:value="0.109802534090235" calcext:value-type="float">
            <text:p>0.110</text:p>
          </table:table-cell>
          <table:table-cell table:formula="of:=COS(RADIANS([.T$1]))*COS(RADIANS([.$A40]))" office:value-type="float" office:value="0.778309033600947" calcext:value-type="float">
            <text:p>0.778</text:p>
          </table:table-cell>
          <table:table-cell table:formula="of:=TAN(RADIANS([.U$1]))*TAN(RADIANS([.$A40]))" office:value-type="float" office:value="0.123743486687871" calcext:value-type="float">
            <text:p>0.124</text:p>
          </table:table-cell>
          <table:table-cell table:formula="of:=COS(RADIANS([.V$1]))*COS(RADIANS([.$A40]))" office:value-type="float" office:value="0.776039099608893" calcext:value-type="float">
            <text:p>0.776</text:p>
          </table:table-cell>
          <table:table-cell table:formula="of:=TAN(RADIANS([.W$1]))*TAN(RADIANS([.$A40]))" office:value-type="float" office:value="0.137761735592851" calcext:value-type="float">
            <text:p>0.138</text:p>
          </table:table-cell>
          <table:table-cell table:formula="of:=COS(RADIANS([.X$1]))*COS(RADIANS([.$A40]))" office:value-type="float" office:value="0.773532776589438" calcext:value-type="float">
            <text:p>0.774</text:p>
          </table:table-cell>
          <table:table-cell table:formula="of:=TAN(RADIANS([.Y$1]))*TAN(RADIANS([.$A40]))" office:value-type="float" office:value="0.151866541605232" calcext:value-type="float">
            <text:p>0.152</text:p>
          </table:table-cell>
          <table:table-cell table:formula="of:=COS(RADIANS([.Z$1]))*COS(RADIANS([.$A40]))" office:value-type="float" office:value="0.770790827992853" calcext:value-type="float">
            <text:p>0.771</text:p>
          </table:table-cell>
          <table:table-cell table:formula="of:=TAN(RADIANS([.AA$1]))*TAN(RADIANS([.$A40]))" office:value-type="float" office:value="0.166067386452477" calcext:value-type="float">
            <text:p>0.166</text:p>
          </table:table-cell>
          <table:table-cell table:formula="of:=COS(RADIANS([.AB$1]))*COS(RADIANS([.$A40]))" office:value-type="float" office:value="0.767814089043244" calcext:value-type="float">
            <text:p>0.768</text:p>
          </table:table-cell>
          <table:table-cell table:formula="of:=TAN(RADIANS([.AC$1]))*TAN(RADIANS([.$A40]))" office:value-type="float" office:value="0.180373999344008" calcext:value-type="float">
            <text:p>0.180</text:p>
          </table:table-cell>
          <table:table-cell table:formula="of:=COS(RADIANS([.AD$1]))*COS(RADIANS([.$A40]))" office:value-type="float" office:value="0.76460346648413" calcext:value-type="float">
            <text:p>0.765</text:p>
          </table:table-cell>
          <table:table-cell table:formula="of:=TAN(RADIANS([.AE$1]))*TAN(RADIANS([.$A40]))" office:value-type="float" office:value="0.194796384907003" calcext:value-type="float">
            <text:p>0.195</text:p>
          </table:table-cell>
          <table:table-cell table:formula="of:=COS(RADIANS([.AF$1]))*COS(RADIANS([.$A40]))" office:value-type="float" office:value="0.761159938302244" calcext:value-type="float">
            <text:p>0.761</text:p>
          </table:table-cell>
          <table:table-cell table:formula="of:=TAN(RADIANS([.AG$1]))*TAN(RADIANS([.$A40]))" office:value-type="float" office:value="0.209344852680519" calcext:value-type="float">
            <text:p>0.209</text:p>
          </table:table-cell>
          <table:table-cell table:formula="of:=COS(RADIANS([.AH$1]))*COS(RADIANS([.$A40]))" office:value-type="float" office:value="0.75748455342963" calcext:value-type="float">
            <text:p>0.757</text:p>
          </table:table-cell>
          <table:table-cell table:formula="of:=TAN(RADIANS([.AI$1]))*TAN(RADIANS([.$A40]))" office:value-type="float" office:value="0.224030048360481" calcext:value-type="float">
            <text:p>0.224</text:p>
          </table:table-cell>
          <table:table-cell table:formula="of:=COS(RADIANS([.AJ$1]))*COS(RADIANS([.$A40]))" office:value-type="float" office:value="0.753578431424124" calcext:value-type="float">
            <text:p>0.754</text:p>
          </table:table-cell>
          <table:table-cell table:formula="of:=TAN(RADIANS([.AK$1]))*TAN(RADIANS([.$A40]))" office:value-type="float" office:value="0.238862987005755" calcext:value-type="float">
            <text:p>0.239</text:p>
          </table:table-cell>
          <table:table-cell table:formula="of:=COS(RADIANS([.AL$1]))*COS(RADIANS([.$A40]))" office:value-type="float" office:value="0.749442762128328" calcext:value-type="float">
            <text:p>0.749</text:p>
          </table:table-cell>
          <table:table-cell table:formula="of:=TAN(RADIANS([.AM$1]))*TAN(RADIANS([.$A40]))" office:value-type="float" office:value="0.253855088435699" calcext:value-type="float">
            <text:p>0.254</text:p>
          </table:table-cell>
          <table:table-cell table:formula="of:=COS(RADIANS([.AN$1]))*COS(RADIANS([.$A40]))" office:value-type="float" office:value="0.745078805307172" calcext:value-type="float">
            <text:p>0.745</text:p>
          </table:table-cell>
          <table:table-cell table:formula="of:=TAN(RADIANS([.AO$1]))*TAN(RADIANS([.$A40]))" office:value-type="float" office:value="0.269018215072579" calcext:value-type="float">
            <text:p>0.269</text:p>
          </table:table-cell>
          <table:table-cell table:formula="of:=COS(RADIANS([.AP$1]))*COS(RADIANS([.$A40]))" office:value-type="float" office:value="0.740487890264179" calcext:value-type="float">
            <text:p>0.740</text:p>
          </table:table-cell>
          <table:table-cell table:formula="of:=TAN(RADIANS([.AQ$1]))*TAN(RADIANS([.$A40]))" office:value-type="float" office:value="0.284364712508467" calcext:value-type="float">
            <text:p>0.284</text:p>
          </table:table-cell>
          <table:table-cell table:formula="of:=COS(RADIANS([.AR$1]))*COS(RADIANS([.$A40]))" office:value-type="float" office:value="0.735671415436545" calcext:value-type="float">
            <text:p>0.736</text:p>
          </table:table-cell>
          <table:table-cell table:formula="of:=TAN(RADIANS([.AS$1]))*TAN(RADIANS([.$A40]))" office:value-type="float" office:value="0.299907453106041" calcext:value-type="float">
            <text:p>0.300</text:p>
          </table:table-cell>
          <table:table-cell table:formula="of:=COS(RADIANS([.AT$1]))*COS(RADIANS([.$A40]))" office:value-type="float" office:value="0.730630847969159" calcext:value-type="float">
            <text:p>0.731</text:p>
          </table:table-cell>
          <table:table-cell table:formula="of:=TAN(RADIANS([.AU$1]))*TAN(RADIANS([.$A40]))" office:value-type="float" office:value="0.315659882976765" calcext:value-type="float">
            <text:p>0.316</text:p>
          </table:table-cell>
          <table:table-cell table:formula="of:=COS(RADIANS([.AV$1]))*COS(RADIANS([.$A40]))" office:value-type="float" office:value="0.725367723267703" calcext:value-type="float">
            <text:p>0.725</text:p>
          </table:table-cell>
          <table:table-cell table:formula="of:=TAN(RADIANS([.AW$1]))*TAN(RADIANS([.$A40]))" office:value-type="float" office:value="0.331636072718645" calcext:value-type="float">
            <text:p>0.3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RADIANS([.B$1]))*COS(RADIANS([.$A41]))" office:value-type="float" office:value="0.777145961456971" calcext:value-type="float">
            <text:p>0.777</text:p>
          </table:table-cell>
          <table:table-cell table:formula="of:=TAN(RADIANS([.C$1]))*TAN(RADIANS([.$A41]))" office:value-type="float" office:value="0" calcext:value-type="float">
            <text:p>0.000</text:p>
          </table:table-cell>
          <table:table-cell table:formula="of:=COS(RADIANS([.D$1]))*COS(RADIANS([.$A41]))" office:value-type="float" office:value="0.77702759836285" calcext:value-type="float">
            <text:p>0.777</text:p>
          </table:table-cell>
          <table:table-cell table:formula="of:=TAN(RADIANS([.E$1]))*TAN(RADIANS([.$A41]))" office:value-type="float" office:value="0.0141348328772528" calcext:value-type="float">
            <text:p>0.014</text:p>
          </table:table-cell>
          <table:table-cell table:formula="of:=COS(RADIANS([.F$1]))*COS(RADIANS([.$A41]))" office:value-type="float" office:value="0.776672545135032" calcext:value-type="float">
            <text:p>0.777</text:p>
          </table:table-cell>
          <table:table-cell table:formula="of:=TAN(RADIANS([.G$1]))*TAN(RADIANS([.$A41]))" office:value-type="float" office:value="0.0282782815613006" calcext:value-type="float">
            <text:p>0.028</text:p>
          </table:table-cell>
          <table:table-cell table:formula="of:=COS(RADIANS([.H$1]))*COS(RADIANS([.$A41]))" office:value-type="float" office:value="0.776080909926171" calcext:value-type="float">
            <text:p>0.776</text:p>
          </table:table-cell>
          <table:table-cell table:formula="of:=TAN(RADIANS([.I$1]))*TAN(RADIANS([.$A41]))" office:value-type="float" office:value="0.0424389828786149" calcext:value-type="float">
            <text:p>0.042</text:p>
          </table:table-cell>
          <table:table-cell table:formula="of:=COS(RADIANS([.J$1]))*COS(RADIANS([.$A41]))" office:value-type="float" office:value="0.775252872954081" calcext:value-type="float">
            <text:p>0.775</text:p>
          </table:table-cell>
          <table:table-cell table:formula="of:=TAN(RADIANS([.K$1]))*TAN(RADIANS([.$A41]))" office:value-type="float" office:value="0.0566256158040847" calcext:value-type="float">
            <text:p>0.057</text:p>
          </table:table-cell>
          <table:table-cell table:formula="of:=COS(RADIANS([.L$1]))*COS(RADIANS([.$A41]))" office:value-type="float" office:value="0.774188686446846" calcext:value-type="float">
            <text:p>0.774</text:p>
          </table:table-cell>
          <table:table-cell table:formula="of:=TAN(RADIANS([.M$1]))*TAN(RADIANS([.$A41]))" office:value-type="float" office:value="0.0708469228088637" calcext:value-type="float">
            <text:p>0.071</text:p>
          </table:table-cell>
          <table:table-cell table:formula="of:=COS(RADIANS([.N$1]))*COS(RADIANS([.$A41]))" office:value-type="float" office:value="0.772888674565986" calcext:value-type="float">
            <text:p>0.773</text:p>
          </table:table-cell>
          <table:table-cell table:formula="of:=TAN(RADIANS([.O$1]))*TAN(RADIANS([.$A41]))" office:value-type="float" office:value="0.0851117315393164" calcext:value-type="float">
            <text:p>0.085</text:p>
          </table:table-cell>
          <table:table-cell table:formula="of:=COS(RADIANS([.P$1]))*COS(RADIANS([.$A41]))" office:value-type="float" office:value="0.771353233307712" calcext:value-type="float">
            <text:p>0.771</text:p>
          </table:table-cell>
          <table:table-cell table:formula="of:=TAN(RADIANS([.Q$1]))*TAN(RADIANS([.$A41]))" office:value-type="float" office:value="0.0994289769420321" calcext:value-type="float">
            <text:p>0.099</text:p>
          </table:table-cell>
          <table:table-cell table:formula="of:=COS(RADIANS([.R$1]))*COS(RADIANS([.$A41]))" office:value-type="float" office:value="0.769582830382305" calcext:value-type="float">
            <text:p>0.770</text:p>
          </table:table-cell>
          <table:table-cell table:formula="of:=TAN(RADIANS([.S$1]))*TAN(RADIANS([.$A41]))" office:value-type="float" office:value="0.113807723953895" calcext:value-type="float">
            <text:p>0.114</text:p>
          </table:table-cell>
          <table:table-cell table:formula="of:=COS(RADIANS([.T$1]))*COS(RADIANS([.$A41]))" office:value-type="float" office:value="0.767578005071648" calcext:value-type="float">
            <text:p>0.768</text:p>
          </table:table-cell>
          <table:table-cell table:formula="of:=TAN(RADIANS([.U$1]))*TAN(RADIANS([.$A41]))" office:value-type="float" office:value="0.128257190881337" calcext:value-type="float">
            <text:p>0.128</text:p>
          </table:table-cell>
          <table:table-cell table:formula="of:=COS(RADIANS([.V$1]))*COS(RADIANS([.$A41]))" office:value-type="float" office:value="0.765339368064951" calcext:value-type="float">
            <text:p>0.765</text:p>
          </table:table-cell>
          <table:table-cell table:formula="of:=TAN(RADIANS([.W$1]))*TAN(RADIANS([.$A41]))" office:value-type="float" office:value="0.142786773599199" calcext:value-type="float">
            <text:p>0.143</text:p>
          </table:table-cell>
          <table:table-cell table:formula="of:=COS(RADIANS([.X$1]))*COS(RADIANS([.$A41]))" office:value-type="float" office:value="0.762867601272733" calcext:value-type="float">
            <text:p>0.763</text:p>
          </table:table-cell>
          <table:table-cell table:formula="of:=TAN(RADIANS([.Y$1]))*TAN(RADIANS([.$A41]))" office:value-type="float" office:value="0.157406070707234" calcext:value-type="float">
            <text:p>0.157</text:p>
          </table:table-cell>
          <table:table-cell table:formula="of:=COS(RADIANS([.Z$1]))*COS(RADIANS([.$A41]))" office:value-type="float" office:value="0.760163457619103" calcext:value-type="float">
            <text:p>0.760</text:p>
          </table:table-cell>
          <table:table-cell table:formula="of:=TAN(RADIANS([.AA$1]))*TAN(RADIANS([.$A41]))" office:value-type="float" office:value="0.172124909791214" calcext:value-type="float">
            <text:p>0.172</text:p>
          </table:table-cell>
          <table:table-cell table:formula="of:=COS(RADIANS([.AB$1]))*COS(RADIANS([.$A41]))" office:value-type="float" office:value="0.757227760812413" calcext:value-type="float">
            <text:p>0.757</text:p>
          </table:table-cell>
          <table:table-cell table:formula="of:=TAN(RADIANS([.AC$1]))*TAN(RADIANS([.$A41]))" office:value-type="float" office:value="0.186953374946094" calcext:value-type="float">
            <text:p>0.187</text:p>
          </table:table-cell>
          <table:table-cell table:formula="of:=COS(RADIANS([.AD$1]))*COS(RADIANS([.$A41]))" office:value-type="float" office:value="0.754061405094349" calcext:value-type="float">
            <text:p>0.754</text:p>
          </table:table-cell>
          <table:table-cell table:formula="of:=TAN(RADIANS([.AE$1]))*TAN(RADIANS([.$A41]))" office:value-type="float" office:value="0.201901835730807" calcext:value-type="float">
            <text:p>0.202</text:p>
          </table:table-cell>
          <table:table-cell table:formula="of:=COS(RADIANS([.AF$1]))*COS(RADIANS([.$A41]))" office:value-type="float" office:value="0.750665354967537" calcext:value-type="float">
            <text:p>0.751</text:p>
          </table:table-cell>
          <table:table-cell table:formula="of:=TAN(RADIANS([.AG$1]))*TAN(RADIANS([.$A41]))" office:value-type="float" office:value="0.21698097773822" calcext:value-type="float">
            <text:p>0.217</text:p>
          </table:table-cell>
          <table:table-cell table:formula="of:=COS(RADIANS([.AH$1]))*COS(RADIANS([.$A41]))" office:value-type="float" office:value="0.747040644901743" calcext:value-type="float">
            <text:p>0.747</text:p>
          </table:table-cell>
          <table:table-cell table:formula="of:=TAN(RADIANS([.AI$1]))*TAN(RADIANS([.$A41]))" office:value-type="float" office:value="0.232201834979826" calcext:value-type="float">
            <text:p>0.232</text:p>
          </table:table-cell>
          <table:table-cell table:formula="of:=COS(RADIANS([.AJ$1]))*COS(RADIANS([.$A41]))" office:value-type="float" office:value="0.743188379018767" calcext:value-type="float">
            <text:p>0.743</text:p>
          </table:table-cell>
          <table:table-cell table:formula="of:=TAN(RADIANS([.AK$1]))*TAN(RADIANS([.$A41]))" office:value-type="float" office:value="0.247575824303052" calcext:value-type="float">
            <text:p>0.248</text:p>
          </table:table-cell>
          <table:table-cell table:formula="of:=COS(RADIANS([.AL$1]))*COS(RADIANS([.$A41]))" office:value-type="float" office:value="0.739109730756114" calcext:value-type="float">
            <text:p>0.739</text:p>
          </table:table-cell>
          <table:table-cell table:formula="of:=TAN(RADIANS([.AM$1]))*TAN(RADIANS([.$A41]))" office:value-type="float" office:value="0.263114782079979" calcext:value-type="float">
            <text:p>0.263</text:p>
          </table:table-cell>
          <table:table-cell table:formula="of:=COS(RADIANS([.AN$1]))*COS(RADIANS([.$A41]))" office:value-type="float" office:value="0.734805942509557" calcext:value-type="float">
            <text:p>0.735</text:p>
          </table:table-cell>
          <table:table-cell table:formula="of:=TAN(RADIANS([.AO$1]))*TAN(RADIANS([.$A41]))" office:value-type="float" office:value="0.278831003430116" calcext:value-type="float">
            <text:p>0.279</text:p>
          </table:table-cell>
          <table:table-cell table:formula="of:=COS(RADIANS([.AP$1]))*COS(RADIANS([.$A41]))" office:value-type="float" office:value="0.730278325254686" calcext:value-type="float">
            <text:p>0.730</text:p>
          </table:table-cell>
          <table:table-cell table:formula="of:=TAN(RADIANS([.AQ$1]))*TAN(RADIANS([.$A41]))" office:value-type="float" office:value="0.294737284267017" calcext:value-type="float">
            <text:p>0.295</text:p>
          </table:table-cell>
          <table:table-cell table:formula="of:=COS(RADIANS([.AR$1]))*COS(RADIANS([.$A41]))" office:value-type="float" office:value="0.725528258147577" calcext:value-type="float">
            <text:p>0.726</text:p>
          </table:table-cell>
          <table:table-cell table:formula="of:=TAN(RADIANS([.AS$1]))*TAN(RADIANS([.$A41]))" office:value-type="float" office:value="0.310846966489489" calcext:value-type="float">
            <text:p>0.311</text:p>
          </table:table-cell>
          <table:table-cell table:formula="of:=COS(RADIANS([.AT$1]))*COS(RADIANS([.$A41]))" office:value-type="float" office:value="0.720557188104686" calcext:value-type="float">
            <text:p>0.721</text:p>
          </table:table-cell>
          <table:table-cell table:formula="of:=TAN(RADIANS([.AU$1]))*TAN(RADIANS([.$A41]))" office:value-type="float" office:value="0.32717398667335" calcext:value-type="float">
            <text:p>0.327</text:p>
          </table:table-cell>
          <table:table-cell table:formula="of:=COS(RADIANS([.AV$1]))*COS(RADIANS([.$A41]))" office:value-type="float" office:value="0.715366629362105" calcext:value-type="float">
            <text:p>0.715</text:p>
          </table:table-cell>
          <table:table-cell table:formula="of:=TAN(RADIANS([.AW$1]))*TAN(RADIANS([.$A41]))" office:value-type="float" office:value="0.343732928659923" calcext:value-type="float">
            <text:p>0.3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RADIANS([.B$1]))*COS(RADIANS([.$A42]))" office:value-type="float" office:value="0.766044443118978" calcext:value-type="float">
            <text:p>0.766</text:p>
          </table:table-cell>
          <table:table-cell table:formula="of:=TAN(RADIANS([.C$1]))*TAN(RADIANS([.$A42]))" office:value-type="float" office:value="0" calcext:value-type="float">
            <text:p>0.000</text:p>
          </table:table-cell>
          <table:table-cell table:formula="of:=COS(RADIANS([.D$1]))*COS(RADIANS([.$A42]))" office:value-type="float" office:value="0.765927770839871" calcext:value-type="float">
            <text:p>0.766</text:p>
          </table:table-cell>
          <table:table-cell table:formula="of:=TAN(RADIANS([.E$1]))*TAN(RADIANS([.$A42]))" office:value-type="float" office:value="0.0146465385434429" calcext:value-type="float">
            <text:p>0.015</text:p>
          </table:table-cell>
          <table:table-cell table:formula="of:=COS(RADIANS([.F$1]))*COS(RADIANS([.$A42]))" office:value-type="float" office:value="0.765577789542058" calcext:value-type="float">
            <text:p>0.766</text:p>
          </table:table-cell>
          <table:table-cell table:formula="of:=TAN(RADIANS([.G$1]))*TAN(RADIANS([.$A42]))" office:value-type="float" office:value="0.0293020048009523" calcext:value-type="float">
            <text:p>0.029</text:p>
          </table:table-cell>
          <table:table-cell table:formula="of:=COS(RADIANS([.H$1]))*COS(RADIANS([.$A42]))" office:value-type="float" office:value="0.764994605833232" calcext:value-type="float">
            <text:p>0.765</text:p>
          </table:table-cell>
          <table:table-cell table:formula="of:=TAN(RADIANS([.I$1]))*TAN(RADIANS([.$A42]))" office:value-type="float" office:value="0.0439753482672202" calcext:value-type="float">
            <text:p>0.044</text:p>
          </table:table-cell>
          <table:table-cell table:formula="of:=COS(RADIANS([.J$1]))*COS(RADIANS([.$A42]))" office:value-type="float" office:value="0.764178397356799" calcext:value-type="float">
            <text:p>0.764</text:p>
          </table:table-cell>
          <table:table-cell table:formula="of:=TAN(RADIANS([.K$1]))*TAN(RADIANS([.$A42]))" office:value-type="float" office:value="0.0586755621112026" calcext:value-type="float">
            <text:p>0.059</text:p>
          </table:table-cell>
          <table:table-cell table:formula="of:=COS(RADIANS([.L$1]))*COS(RADIANS([.$A42]))" office:value-type="float" office:value="0.76312941273777" calcext:value-type="float">
            <text:p>0.763</text:p>
          </table:table-cell>
          <table:table-cell table:formula="of:=TAN(RADIANS([.M$1]))*TAN(RADIANS([.$A42]))" office:value-type="float" office:value="0.073411705296796" calcext:value-type="float">
            <text:p>0.073</text:p>
          </table:table-cell>
          <table:table-cell table:formula="of:=COS(RADIANS([.N$1]))*COS(RADIANS([.$A42]))" office:value-type="float" office:value="0.761847971507019" calcext:value-type="float">
            <text:p>0.762</text:p>
          </table:table-cell>
          <table:table-cell table:formula="of:=TAN(RADIANS([.O$1]))*TAN(RADIANS([.$A42]))" office:value-type="float" office:value="0.0881929250465992" calcext:value-type="float">
            <text:p>0.088</text:p>
          </table:table-cell>
          <table:table-cell table:formula="of:=COS(RADIANS([.P$1]))*COS(RADIANS([.$A42]))" office:value-type="float" office:value="0.760334464003961" calcext:value-type="float">
            <text:p>0.760</text:p>
          </table:table-cell>
          <table:table-cell table:formula="of:=TAN(RADIANS([.Q$1]))*TAN(RADIANS([.$A42]))" office:value-type="float" office:value="0.103028479767892" calcext:value-type="float">
            <text:p>0.103</text:p>
          </table:table-cell>
          <table:table-cell table:formula="of:=COS(RADIANS([.R$1]))*COS(RADIANS([.$A42]))" office:value-type="float" office:value="0.758589351257642" calcext:value-type="float">
            <text:p>0.759</text:p>
          </table:table-cell>
          <table:table-cell table:formula="of:=TAN(RADIANS([.S$1]))*TAN(RADIANS([.$A42]))" office:value-type="float" office:value="0.117927762564124" calcext:value-type="float">
            <text:p>0.118</text:p>
          </table:table-cell>
          <table:table-cell table:formula="of:=COS(RADIANS([.T$1]))*COS(RADIANS([.$A42]))" office:value-type="float" office:value="0.75661316484631" calcext:value-type="float">
            <text:p>0.757</text:p>
          </table:table-cell>
          <table:table-cell table:formula="of:=TAN(RADIANS([.U$1]))*TAN(RADIANS([.$A42]))" office:value-type="float" office:value="0.132900325460538" calcext:value-type="float">
            <text:p>0.133</text:p>
          </table:table-cell>
          <table:table-cell table:formula="of:=COS(RADIANS([.V$1]))*COS(RADIANS([.$A42]))" office:value-type="float" office:value="0.754406506735489" calcext:value-type="float">
            <text:p>0.754</text:p>
          </table:table-cell>
          <table:table-cell table:formula="of:=TAN(RADIANS([.W$1]))*TAN(RADIANS([.$A42]))" office:value-type="float" office:value="0.147955904479076" calcext:value-type="float">
            <text:p>0.148</text:p>
          </table:table-cell>
          <table:table-cell table:formula="of:=COS(RADIANS([.X$1]))*COS(RADIANS([.$A42]))" office:value-type="float" office:value="0.751970049094617" calcext:value-type="float">
            <text:p>0.752</text:p>
          </table:table-cell>
          <table:table-cell table:formula="of:=TAN(RADIANS([.Y$1]))*TAN(RADIANS([.$A42]))" office:value-type="float" office:value="0.163104445705585" calcext:value-type="float">
            <text:p>0.163</text:p>
          </table:table-cell>
          <table:table-cell table:formula="of:=COS(RADIANS([.Z$1]))*COS(RADIANS([.$A42]))" office:value-type="float" office:value="0.749304534092293" calcext:value-type="float">
            <text:p>0.749</text:p>
          </table:table-cell>
          <table:table-cell table:formula="of:=TAN(RADIANS([.AA$1]))*TAN(RADIANS([.$A42]))" office:value-type="float" office:value="0.178356132501626" calcext:value-type="float">
            <text:p>0.178</text:p>
          </table:table-cell>
          <table:table-cell table:formula="of:=COS(RADIANS([.AB$1]))*COS(RADIANS([.$A42]))" office:value-type="float" office:value="0.746410773670208" calcext:value-type="float">
            <text:p>0.746</text:p>
          </table:table-cell>
          <table:table-cell table:formula="of:=TAN(RADIANS([.AC$1]))*TAN(RADIANS([.$A42]))" office:value-type="float" office:value="0.193721414024026" calcext:value-type="float">
            <text:p>0.194</text:p>
          </table:table-cell>
          <table:table-cell table:formula="of:=COS(RADIANS([.AD$1]))*COS(RADIANS([.$A42]))" office:value-type="float" office:value="0.74328964929582" calcext:value-type="float">
            <text:p>0.743</text:p>
          </table:table-cell>
          <table:table-cell table:formula="of:=TAN(RADIANS([.AE$1]))*TAN(RADIANS([.$A42]))" office:value-type="float" office:value="0.209211035227881" calcext:value-type="float">
            <text:p>0.209</text:p>
          </table:table-cell>
          <table:table-cell table:formula="of:=COS(RADIANS([.AF$1]))*COS(RADIANS([.$A42]))" office:value-type="float" office:value="0.739942111693848" calcext:value-type="float">
            <text:p>0.740</text:p>
          </table:table-cell>
          <table:table-cell table:formula="of:=TAN(RADIANS([.AG$1]))*TAN(RADIANS([.$A42]))" office:value-type="float" office:value="0.224836068543205" calcext:value-type="float">
            <text:p>0.225</text:p>
          </table:table-cell>
          <table:table-cell table:formula="of:=COS(RADIANS([.AH$1]))*COS(RADIANS([.$A42]))" office:value-type="float" office:value="0.736369180556674" calcext:value-type="float">
            <text:p>0.736</text:p>
          </table:table-cell>
          <table:table-cell table:formula="of:=TAN(RADIANS([.AI$1]))*TAN(RADIANS([.$A42]))" office:value-type="float" office:value="0.240607947432003" calcext:value-type="float">
            <text:p>0.241</text:p>
          </table:table-cell>
          <table:table-cell table:formula="of:=COS(RADIANS([.AJ$1]))*COS(RADIANS([.$A42]))" office:value-type="float" office:value="0.732571944233734" calcext:value-type="float">
            <text:p>0.733</text:p>
          </table:table-cell>
          <table:table-cell table:formula="of:=TAN(RADIANS([.AK$1]))*TAN(RADIANS([.$A42]))" office:value-type="float" office:value="0.25653850205154" calcext:value-type="float">
            <text:p>0.257</text:p>
          </table:table-cell>
          <table:table-cell table:formula="of:=COS(RADIANS([.AL$1]))*COS(RADIANS([.$A42]))" office:value-type="float" office:value="0.728551559399996" calcext:value-type="float">
            <text:p>0.729</text:p>
          </table:table-cell>
          <table:table-cell table:formula="of:=TAN(RADIANS([.AM$1]))*TAN(RADIANS([.$A42]))" office:value-type="float" office:value="0.272639997271266" calcext:value-type="float">
            <text:p>0.273</text:p>
          </table:table-cell>
          <table:table-cell table:formula="of:=COS(RADIANS([.AN$1]))*COS(RADIANS([.$A42]))" office:value-type="float" office:value="0.724309250703628" calcext:value-type="float">
            <text:p>0.724</text:p>
          </table:table-cell>
          <table:table-cell table:formula="of:=TAN(RADIANS([.AO$1]))*TAN(RADIANS([.$A42]))" office:value-type="float" office:value="0.288925173315511" calcext:value-type="float">
            <text:p>0.289</text:p>
          </table:table-cell>
          <table:table-cell table:formula="of:=COS(RADIANS([.AP$1]))*COS(RADIANS([.$A42]))" office:value-type="float" office:value="0.719846310392954" calcext:value-type="float">
            <text:p>0.720</text:p>
          </table:table-cell>
          <table:table-cell table:formula="of:=TAN(RADIANS([.AQ$1]))*TAN(RADIANS([.$A42]))" office:value-type="float" office:value="0.305407289332279" calcext:value-type="float">
            <text:p>0.305</text:p>
          </table:table-cell>
          <table:table-cell table:formula="of:=COS(RADIANS([.AR$1]))*COS(RADIANS([.$A42]))" office:value-type="float" office:value="0.715164097922827" calcext:value-type="float">
            <text:p>0.715</text:p>
          </table:table-cell>
          <table:table-cell table:formula="of:=TAN(RADIANS([.AS$1]))*TAN(RADIANS([.$A42]))" office:value-type="float" office:value="0.32210017022044" calcext:value-type="float">
            <text:p>0.322</text:p>
          </table:table-cell>
          <table:table-cell table:formula="of:=COS(RADIANS([.AT$1]))*COS(RADIANS([.$A42]))" office:value-type="float" office:value="0.710264039540522" calcext:value-type="float">
            <text:p>0.710</text:p>
          </table:table-cell>
          <table:table-cell table:formula="of:=TAN(RADIANS([.AU$1]))*TAN(RADIANS([.$A42]))" office:value-type="float" office:value="0.339018257084228" calcext:value-type="float">
            <text:p>0.339</text:p>
          </table:table-cell>
          <table:table-cell table:formula="of:=COS(RADIANS([.AV$1]))*COS(RADIANS([.$A42]))" office:value-type="float" office:value="0.705147627851291" calcext:value-type="float">
            <text:p>0.705</text:p>
          </table:table-cell>
          <table:table-cell table:formula="of:=TAN(RADIANS([.AW$1]))*TAN(RADIANS([.$A42]))" office:value-type="float" office:value="0.356176661725523" calcext:value-type="float">
            <text:p>0.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RADIANS([.B$1]))*COS(RADIANS([.$A43]))" office:value-type="float" office:value="0.754709580222772" calcext:value-type="float">
            <text:p>0.755</text:p>
          </table:table-cell>
          <table:table-cell table:formula="of:=TAN(RADIANS([.C$1]))*TAN(RADIANS([.$A43]))" office:value-type="float" office:value="0" calcext:value-type="float">
            <text:p>0.000</text:p>
          </table:table-cell>
          <table:table-cell table:formula="of:=COS(RADIANS([.D$1]))*COS(RADIANS([.$A43]))" office:value-type="float" office:value="0.754594634298186" calcext:value-type="float">
            <text:p>0.755</text:p>
          </table:table-cell>
          <table:table-cell table:formula="of:=TAN(RADIANS([.E$1]))*TAN(RADIANS([.$A43]))" office:value-type="float" office:value="0.0151734564498207" calcext:value-type="float">
            <text:p>0.015</text:p>
          </table:table-cell>
          <table:table-cell table:formula="of:=COS(RADIANS([.F$1]))*COS(RADIANS([.$A43]))" office:value-type="float" office:value="0.754249831538071" calcext:value-type="float">
            <text:p>0.754</text:p>
          </table:table-cell>
          <table:table-cell table:formula="of:=TAN(RADIANS([.G$1]))*TAN(RADIANS([.$A43]))" office:value-type="float" office:value="0.0303561617935138" calcext:value-type="float">
            <text:p>0.030</text:p>
          </table:table-cell>
          <table:table-cell table:formula="of:=COS(RADIANS([.H$1]))*COS(RADIANS([.$A43]))" office:value-type="float" office:value="0.753675276972687" calcext:value-type="float">
            <text:p>0.754</text:p>
          </table:table-cell>
          <table:table-cell table:formula="of:=TAN(RADIANS([.I$1]))*TAN(RADIANS([.$A43]))" office:value-type="float" office:value="0.0455573874891477" calcext:value-type="float">
            <text:p>0.046</text:p>
          </table:table-cell>
          <table:table-cell table:formula="of:=COS(RADIANS([.J$1]))*COS(RADIANS([.$A43]))" office:value-type="float" office:value="0.75287114561692" calcext:value-type="float">
            <text:p>0.753</text:p>
          </table:table-cell>
          <table:table-cell table:formula="of:=TAN(RADIANS([.K$1]))*TAN(RADIANS([.$A43]))" office:value-type="float" office:value="0.0607864502402629" calcext:value-type="float">
            <text:p>0.061</text:p>
          </table:table-cell>
          <table:table-cell table:formula="of:=COS(RADIANS([.L$1]))*COS(RADIANS([.$A43]))" office:value-type="float" office:value="0.751837682416972" calcext:value-type="float">
            <text:p>0.752</text:p>
          </table:table-cell>
          <table:table-cell table:formula="of:=TAN(RADIANS([.M$1]))*TAN(RADIANS([.$A43]))" office:value-type="float" office:value="0.076052734912352" calcext:value-type="float">
            <text:p>0.076</text:p>
          </table:table-cell>
          <table:table-cell table:formula="of:=COS(RADIANS([.N$1]))*COS(RADIANS([.$A43]))" office:value-type="float" office:value="0.750575202175745" calcext:value-type="float">
            <text:p>0.751</text:p>
          </table:table-cell>
          <table:table-cell table:formula="of:=TAN(RADIANS([.O$1]))*TAN(RADIANS([.$A43]))" office:value-type="float" office:value="0.0913657178047691" calcext:value-type="float">
            <text:p>0.091</text:p>
          </table:table-cell>
          <table:table-cell table:formula="of:=COS(RADIANS([.P$1]))*COS(RADIANS([.$A43]))" office:value-type="float" office:value="0.74908408945695" calcext:value-type="float">
            <text:p>0.749</text:p>
          </table:table-cell>
          <table:table-cell table:formula="of:=TAN(RADIANS([.Q$1]))*TAN(RADIANS([.$A43]))" office:value-type="float" office:value="0.106734990401484" calcext:value-type="float">
            <text:p>0.107</text:p>
          </table:table-cell>
          <table:table-cell table:formula="of:=COS(RADIANS([.R$1]))*COS(RADIANS([.$A43]))" office:value-type="float" office:value="0.747364798467966" calcext:value-type="float">
            <text:p>0.747</text:p>
          </table:table-cell>
          <table:table-cell table:formula="of:=TAN(RADIANS([.S$1]))*TAN(RADIANS([.$A43]))" office:value-type="float" office:value="0.122170283728411" calcext:value-type="float">
            <text:p>0.122</text:p>
          </table:table-cell>
          <table:table-cell table:formula="of:=COS(RADIANS([.T$1]))*COS(RADIANS([.$A43]))" office:value-type="float" office:value="0.745417852921483" calcext:value-type="float">
            <text:p>0.745</text:p>
          </table:table-cell>
          <table:table-cell table:formula="of:=TAN(RADIANS([.U$1]))*TAN(RADIANS([.$A43]))" office:value-type="float" office:value="0.137681493450565" calcext:value-type="float">
            <text:p>0.138</text:p>
          </table:table-cell>
          <table:table-cell table:formula="of:=COS(RADIANS([.V$1]))*COS(RADIANS([.$A43]))" office:value-type="float" office:value="0.743243845875975" calcext:value-type="float">
            <text:p>0.743</text:p>
          </table:table-cell>
          <table:table-cell table:formula="of:=TAN(RADIANS([.W$1]))*TAN(RADIANS([.$A43]))" office:value-type="float" office:value="0.153278705849046" calcext:value-type="float">
            <text:p>0.153</text:p>
          </table:table-cell>
          <table:table-cell table:formula="of:=COS(RADIANS([.X$1]))*COS(RADIANS([.$A43]))" office:value-type="float" office:value="0.740843439555049" calcext:value-type="float">
            <text:p>0.741</text:p>
          </table:table-cell>
          <table:table-cell table:formula="of:=TAN(RADIANS([.Y$1]))*TAN(RADIANS([.$A43]))" office:value-type="float" office:value="0.168972224826037" calcext:value-type="float">
            <text:p>0.169</text:p>
          </table:table-cell>
          <table:table-cell table:formula="of:=COS(RADIANS([.Z$1]))*COS(RADIANS([.$A43]))" office:value-type="float" office:value="0.738217365145722" calcext:value-type="float">
            <text:p>0.738</text:p>
          </table:table-cell>
          <table:table-cell table:formula="of:=TAN(RADIANS([.AA$1]))*TAN(RADIANS([.$A43]))" office:value-type="float" office:value="0.184772600095567" calcext:value-type="float">
            <text:p>0.185</text:p>
          </table:table-cell>
          <table:table-cell table:formula="of:=COS(RADIANS([.AB$1]))*COS(RADIANS([.$A43]))" office:value-type="float" office:value="0.7353664225757" calcext:value-type="float">
            <text:p>0.735</text:p>
          </table:table-cell>
          <table:table-cell table:formula="of:=TAN(RADIANS([.AC$1]))*TAN(RADIANS([.$A43]))" office:value-type="float" office:value="0.200690656729074" calcext:value-type="float">
            <text:p>0.201</text:p>
          </table:table-cell>
          <table:table-cell table:formula="of:=COS(RADIANS([.AD$1]))*COS(RADIANS([.$A43]))" office:value-type="float" office:value="0.732291480269707" calcext:value-type="float">
            <text:p>0.732</text:p>
          </table:table-cell>
          <table:table-cell table:formula="of:=TAN(RADIANS([.AE$1]))*TAN(RADIANS([.$A43]))" office:value-type="float" office:value="0.216737526237783" calcext:value-type="float">
            <text:p>0.217</text:p>
          </table:table-cell>
          <table:table-cell table:formula="of:=COS(RADIANS([.AF$1]))*COS(RADIANS([.$A43]))" office:value-type="float" office:value="0.728993474884957" calcext:value-type="float">
            <text:p>0.729</text:p>
          </table:table-cell>
          <table:table-cell table:formula="of:=TAN(RADIANS([.AG$1]))*TAN(RADIANS([.$A43]))" office:value-type="float" office:value="0.232924679388943" calcext:value-type="float">
            <text:p>0.233</text:p>
          </table:table-cell>
          <table:table-cell table:formula="of:=COS(RADIANS([.AH$1]))*COS(RADIANS([.$A43]))" office:value-type="float" office:value="0.725473411025839" calcext:value-type="float">
            <text:p>0.725</text:p>
          </table:table-cell>
          <table:table-cell table:formula="of:=TAN(RADIANS([.AI$1]))*TAN(RADIANS([.$A43]))" office:value-type="float" office:value="0.24926396097013" calcext:value-type="float">
            <text:p>0.249</text:p>
          </table:table-cell>
          <table:table-cell table:formula="of:=COS(RADIANS([.AJ$1]))*COS(RADIANS([.$A43]))" office:value-type="float" office:value="0.721732360937903" calcext:value-type="float">
            <text:p>0.722</text:p>
          </table:table-cell>
          <table:table-cell table:formula="of:=TAN(RADIANS([.AK$1]))*TAN(RADIANS([.$A43]))" office:value-type="float" office:value="0.265767626735531" calcext:value-type="float">
            <text:p>0.266</text:p>
          </table:table-cell>
          <table:table-cell table:formula="of:=COS(RADIANS([.AL$1]))*COS(RADIANS([.$A43]))" office:value-type="float" office:value="0.717771464181247" calcext:value-type="float">
            <text:p>0.718</text:p>
          </table:table-cell>
          <table:table-cell table:formula="of:=TAN(RADIANS([.AM$1]))*TAN(RADIANS([.$A43]))" office:value-type="float" office:value="0.282448382790542" calcext:value-type="float">
            <text:p>0.282</text:p>
          </table:table-cell>
          <table:table-cell table:formula="of:=COS(RADIANS([.AN$1]))*COS(RADIANS([.$A43]))" office:value-type="float" office:value="0.713591927283394" calcext:value-type="float">
            <text:p>0.714</text:p>
          </table:table-cell>
          <table:table-cell table:formula="of:=TAN(RADIANS([.AO$1]))*TAN(RADIANS([.$A43]))" office:value-type="float" office:value="0.29931942769662" calcext:value-type="float">
            <text:p>0.299</text:p>
          </table:table-cell>
          <table:table-cell table:formula="of:=COS(RADIANS([.AP$1]))*COS(RADIANS([.$A43]))" office:value-type="float" office:value="0.709195023371769" calcext:value-type="float">
            <text:p>0.709</text:p>
          </table:table-cell>
          <table:table-cell table:formula="of:=TAN(RADIANS([.AQ$1]))*TAN(RADIANS([.$A43]))" office:value-type="float" office:value="0.316394497607475" calcext:value-type="float">
            <text:p>0.316</text:p>
          </table:table-cell>
          <table:table-cell table:formula="of:=COS(RADIANS([.AR$1]))*COS(RADIANS([.$A43]))" office:value-type="float" office:value="0.7045820917859" calcext:value-type="float">
            <text:p>0.705</text:p>
          </table:table-cell>
          <table:table-cell table:formula="of:=TAN(RADIANS([.AS$1]))*TAN(RADIANS([.$A43]))" office:value-type="float" office:value="0.33368791478091" calcext:value-type="float">
            <text:p>0.334</text:p>
          </table:table-cell>
          <table:table-cell table:formula="of:=COS(RADIANS([.AT$1]))*COS(RADIANS([.$A43]))" office:value-type="float" office:value="0.699754537669432" calcext:value-type="float">
            <text:p>0.700</text:p>
          </table:table-cell>
          <table:table-cell table:formula="of:=TAN(RADIANS([.AU$1]))*TAN(RADIANS([.$A43]))" office:value-type="float" office:value="0.351214639848446" calcext:value-type="float">
            <text:p>0.351</text:p>
          </table:table-cell>
          <table:table-cell table:formula="of:=COS(RADIANS([.AV$1]))*COS(RADIANS([.$A43]))" office:value-type="float" office:value="0.694713831542116" calcext:value-type="float">
            <text:p>0.695</text:p>
          </table:table-cell>
          <table:table-cell table:formula="of:=TAN(RADIANS([.AW$1]))*TAN(RADIANS([.$A43]))" office:value-type="float" office:value="0.36899032826799" calcext:value-type="float">
            <text:p>0.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RADIANS([.B$1]))*COS(RADIANS([.$A44]))" office:value-type="float" office:value="0.743144825477394" calcext:value-type="float">
            <text:p>0.743</text:p>
          </table:table-cell>
          <table:table-cell table:formula="of:=TAN(RADIANS([.C$1]))*TAN(RADIANS([.$A44]))" office:value-type="float" office:value="0" calcext:value-type="float">
            <text:p>0.000</text:p>
          </table:table-cell>
          <table:table-cell table:formula="of:=COS(RADIANS([.D$1]))*COS(RADIANS([.$A44]))" office:value-type="float" office:value="0.743031640920971" calcext:value-type="float">
            <text:p>0.743</text:p>
          </table:table-cell>
          <table:table-cell table:formula="of:=TAN(RADIANS([.E$1]))*TAN(RADIANS([.$A44]))" office:value-type="float" office:value="0.0157166110548485" calcext:value-type="float">
            <text:p>0.016</text:p>
          </table:table-cell>
          <table:table-cell table:formula="of:=COS(RADIANS([.F$1]))*COS(RADIANS([.$A44]))" office:value-type="float" office:value="0.742692121728815" calcext:value-type="float">
            <text:p>0.743</text:p>
          </table:table-cell>
          <table:table-cell table:formula="of:=TAN(RADIANS([.G$1]))*TAN(RADIANS([.$A44]))" office:value-type="float" office:value="0.0314428020803623" calcext:value-type="float">
            <text:p>0.031</text:p>
          </table:table-cell>
          <table:table-cell table:formula="of:=COS(RADIANS([.H$1]))*COS(RADIANS([.$A44]))" office:value-type="float" office:value="0.742126371321759" calcext:value-type="float">
            <text:p>0.742</text:p>
          </table:table-cell>
          <table:table-cell table:formula="of:=TAN(RADIANS([.I$1]))*TAN(RADIANS([.$A44]))" office:value-type="float" office:value="0.0471881764191188" calcext:value-type="float">
            <text:p>0.047</text:p>
          </table:table-cell>
          <table:table-cell table:formula="of:=COS(RADIANS([.J$1]))*COS(RADIANS([.$A44]))" office:value-type="float" office:value="0.74133456203286" calcext:value-type="float">
            <text:p>0.741</text:p>
          </table:table-cell>
          <table:table-cell table:formula="of:=TAN(RADIANS([.K$1]))*TAN(RADIANS([.$A44]))" office:value-type="float" office:value="0.0629623842787913" calcext:value-type="float">
            <text:p>0.063</text:p>
          </table:table-cell>
          <table:table-cell table:formula="of:=COS(RADIANS([.L$1]))*COS(RADIANS([.$A44]))" office:value-type="float" office:value="0.740316935054896" calcext:value-type="float">
            <text:p>0.740</text:p>
          </table:table-cell>
          <table:table-cell table:formula="of:=TAN(RADIANS([.M$1]))*TAN(RADIANS([.$A44]))" office:value-type="float" office:value="0.0787751464689549" calcext:value-type="float">
            <text:p>0.079</text:p>
          </table:table-cell>
          <table:table-cell table:formula="of:=COS(RADIANS([.N$1]))*COS(RADIANS([.$A44]))" office:value-type="float" office:value="0.739073800366903" calcext:value-type="float">
            <text:p>0.739</text:p>
          </table:table-cell>
          <table:table-cell table:formula="of:=TAN(RADIANS([.O$1]))*TAN(RADIANS([.$A44]))" office:value-type="float" office:value="0.0946362785060467" calcext:value-type="float">
            <text:p>0.095</text:p>
          </table:table-cell>
          <table:table-cell table:formula="of:=COS(RADIANS([.P$1]))*COS(RADIANS([.$A44]))" office:value-type="float" office:value="0.73760553663975" calcext:value-type="float">
            <text:p>0.738</text:p>
          </table:table-cell>
          <table:table-cell table:formula="of:=TAN(RADIANS([.Q$1]))*TAN(RADIANS([.$A44]))" office:value-type="float" office:value="0.11055571521431" calcext:value-type="float">
            <text:p>0.111</text:p>
          </table:table-cell>
          <table:table-cell table:formula="of:=COS(RADIANS([.R$1]))*COS(RADIANS([.$A44]))" office:value-type="float" office:value="0.735912591120791" calcext:value-type="float">
            <text:p>0.736</text:p>
          </table:table-cell>
          <table:table-cell table:formula="of:=TAN(RADIANS([.S$1]))*TAN(RADIANS([.$A44]))" office:value-type="float" office:value="0.126543535955028" calcext:value-type="float">
            <text:p>0.127</text:p>
          </table:table-cell>
          <table:table-cell table:formula="of:=COS(RADIANS([.T$1]))*COS(RADIANS([.$A44]))" office:value-type="float" office:value="0.733995479497631" calcext:value-type="float">
            <text:p>0.734</text:p>
          </table:table-cell>
          <table:table-cell table:formula="of:=TAN(RADIANS([.U$1]))*TAN(RADIANS([.$A44]))" office:value-type="float" office:value="0.142609990622062" calcext:value-type="float">
            <text:p>0.143</text:p>
          </table:table-cell>
          <table:table-cell table:formula="of:=COS(RADIANS([.V$1]))*COS(RADIANS([.$A44]))" office:value-type="float" office:value="0.731854785741042" calcext:value-type="float">
            <text:p>0.732</text:p>
          </table:table-cell>
          <table:table-cell table:formula="of:=TAN(RADIANS([.W$1]))*TAN(RADIANS([.$A44]))" office:value-type="float" office:value="0.158765526548729" calcext:value-type="float">
            <text:p>0.159</text:p>
          </table:table-cell>
          <table:table-cell table:formula="of:=COS(RADIANS([.X$1]))*COS(RADIANS([.$A44]))" office:value-type="float" office:value="0.72949116192708" calcext:value-type="float">
            <text:p>0.729</text:p>
          </table:table-cell>
          <table:table-cell table:formula="of:=TAN(RADIANS([.Y$1]))*TAN(RADIANS([.$A44]))" office:value-type="float" office:value="0.175020816479466" calcext:value-type="float">
            <text:p>0.175</text:p>
          </table:table-cell>
          <table:table-cell table:formula="of:=COS(RADIANS([.Z$1]))*COS(RADIANS([.$A44]))" office:value-type="float" office:value="0.726905328038456" calcext:value-type="float">
            <text:p>0.727</text:p>
          </table:table-cell>
          <table:table-cell table:formula="of:=TAN(RADIANS([.AA$1]))*TAN(RADIANS([.$A44]))" office:value-type="float" office:value="0.191386787769731" calcext:value-type="float">
            <text:p>0.191</text:p>
          </table:table-cell>
          <table:table-cell table:formula="of:=COS(RADIANS([.AB$1]))*COS(RADIANS([.$A44]))" office:value-type="float" office:value="0.724098071745221" calcext:value-type="float">
            <text:p>0.724</text:p>
          </table:table-cell>
          <table:table-cell table:formula="of:=TAN(RADIANS([.AC$1]))*TAN(RADIANS([.$A44]))" office:value-type="float" office:value="0.207874652989184" calcext:value-type="float">
            <text:p>0.208</text:p>
          </table:table-cell>
          <table:table-cell table:formula="of:=COS(RADIANS([.AD$1]))*COS(RADIANS([.$A44]))" office:value-type="float" office:value="0.721070248164837" calcext:value-type="float">
            <text:p>0.721</text:p>
          </table:table-cell>
          <table:table-cell table:formula="of:=TAN(RADIANS([.AE$1]))*TAN(RADIANS([.$A44]))" office:value-type="float" office:value="0.224495942116703" calcext:value-type="float">
            <text:p>0.224</text:p>
          </table:table-cell>
          <table:table-cell table:formula="of:=COS(RADIANS([.AF$1]))*COS(RADIANS([.$A44]))" office:value-type="float" office:value="0.717822779601698" calcext:value-type="float">
            <text:p>0.718</text:p>
          </table:table-cell>
          <table:table-cell table:formula="of:=TAN(RADIANS([.AG$1]))*TAN(RADIANS([.$A44]))" office:value-type="float" office:value="0.241262536531323" calcext:value-type="float">
            <text:p>0.241</text:p>
          </table:table-cell>
          <table:table-cell table:formula="of:=COS(RADIANS([.AH$1]))*COS(RADIANS([.$A44]))" office:value-type="float" office:value="0.714356655266186" calcext:value-type="float">
            <text:p>0.714</text:p>
          </table:table-cell>
          <table:table-cell table:formula="of:=TAN(RADIANS([.AI$1]))*TAN(RADIANS([.$A44]))" office:value-type="float" office:value="0.258186705020975" calcext:value-type="float">
            <text:p>0.258</text:p>
          </table:table-cell>
          <table:table-cell table:formula="of:=COS(RADIANS([.AJ$1]))*COS(RADIANS([.$A44]))" office:value-type="float" office:value="0.710672930973352" calcext:value-type="float">
            <text:p>0.711</text:p>
          </table:table-cell>
          <table:table-cell table:formula="of:=TAN(RADIANS([.AK$1]))*TAN(RADIANS([.$A44]))" office:value-type="float" office:value="0.275281142051312" calcext:value-type="float">
            <text:p>0.275</text:p>
          </table:table-cell>
          <table:table-cell table:formula="of:=COS(RADIANS([.AL$1]))*COS(RADIANS([.$A44]))" office:value-type="float" office:value="0.7067727288213" calcext:value-type="float">
            <text:p>0.707</text:p>
          </table:table-cell>
          <table:table-cell table:formula="of:=TAN(RADIANS([.AM$1]))*TAN(RADIANS([.$A44]))" office:value-type="float" office:value="0.292559008560134" calcext:value-type="float">
            <text:p>0.293</text:p>
          </table:table-cell>
          <table:table-cell table:formula="of:=COS(RADIANS([.AN$1]))*COS(RADIANS([.$A44]))" office:value-type="float" office:value="0.702657236849389" calcext:value-type="float">
            <text:p>0.703</text:p>
          </table:table-cell>
          <table:table-cell table:formula="of:=TAN(RADIANS([.AO$1]))*TAN(RADIANS([.$A44]))" office:value-type="float" office:value="0.310033975569437" calcext:value-type="float">
            <text:p>0.310</text:p>
          </table:table-cell>
          <table:table-cell table:formula="of:=COS(RADIANS([.AP$1]))*COS(RADIANS([.$A44]))" office:value-type="float" office:value="0.698327708676339" calcext:value-type="float">
            <text:p>0.698</text:p>
          </table:table-cell>
          <table:table-cell table:formula="of:=TAN(RADIANS([.AQ$1]))*TAN(RADIANS([.$A44]))" office:value-type="float" office:value="0.327720270937321" calcext:value-type="float">
            <text:p>0.328</text:p>
          </table:table-cell>
          <table:table-cell table:formula="of:=COS(RADIANS([.AR$1]))*COS(RADIANS([.$A44]))" office:value-type="float" office:value="0.693785463118374" calcext:value-type="float">
            <text:p>0.694</text:p>
          </table:table-cell>
          <table:table-cell table:formula="of:=TAN(RADIANS([.AS$1]))*TAN(RADIANS([.$A44]))" office:value-type="float" office:value="0.345632729606376" calcext:value-type="float">
            <text:p>0.346</text:p>
          </table:table-cell>
          <table:table-cell table:formula="of:=COS(RADIANS([.AT$1]))*COS(RADIANS([.$A44]))" office:value-type="float" office:value="0.689031883787493" calcext:value-type="float">
            <text:p>0.689</text:p>
          </table:table-cell>
          <table:table-cell table:formula="of:=TAN(RADIANS([.AU$1]))*TAN(RADIANS([.$A44]))" office:value-type="float" office:value="0.363786847744368" calcext:value-type="float">
            <text:p>0.364</text:p>
          </table:table-cell>
          <table:table-cell table:formula="of:=COS(RADIANS([.AV$1]))*COS(RADIANS([.$A44]))" office:value-type="float" office:value="0.684068418670008" calcext:value-type="float">
            <text:p>0.684</text:p>
          </table:table-cell>
          <table:table-cell table:formula="of:=TAN(RADIANS([.AW$1]))*TAN(RADIANS([.$A44]))" office:value-type="float" office:value="0.38219884121771" calcext:value-type="float">
            <text:p>0.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RADIANS([.B$1]))*COS(RADIANS([.$A45]))" office:value-type="float" office:value="0.731353701619171" calcext:value-type="float">
            <text:p>0.731</text:p>
          </table:table-cell>
          <table:table-cell table:formula="of:=TAN(RADIANS([.C$1]))*TAN(RADIANS([.$A45]))" office:value-type="float" office:value="0" calcext:value-type="float">
            <text:p>0.000</text:p>
          </table:table-cell>
          <table:table-cell table:formula="of:=COS(RADIANS([.D$1]))*COS(RADIANS([.$A45]))" office:value-type="float" office:value="0.731242312908023" calcext:value-type="float">
            <text:p>0.731</text:p>
          </table:table-cell>
          <table:table-cell table:formula="of:=TAN(RADIANS([.E$1]))*TAN(RADIANS([.$A45]))" office:value-type="float" office:value="0.0162771113750753" calcext:value-type="float">
            <text:p>0.016</text:p>
          </table:table-cell>
          <table:table-cell table:formula="of:=COS(RADIANS([.F$1]))*COS(RADIANS([.$A45]))" office:value-type="float" office:value="0.73090818070466" calcext:value-type="float">
            <text:p>0.731</text:p>
          </table:table-cell>
          <table:table-cell table:formula="of:=TAN(RADIANS([.G$1]))*TAN(RADIANS([.$A45]))" office:value-type="float" office:value="0.0325641443705906" calcext:value-type="float">
            <text:p>0.033</text:p>
          </table:table-cell>
          <table:table-cell table:formula="of:=COS(RADIANS([.H$1]))*COS(RADIANS([.$A45]))" office:value-type="float" office:value="0.730351406788988" calcext:value-type="float">
            <text:p>0.730</text:p>
          </table:table-cell>
          <table:table-cell table:formula="of:=TAN(RADIANS([.I$1]))*TAN(RADIANS([.$A45]))" office:value-type="float" office:value="0.0488710448124087" calcext:value-type="float">
            <text:p>0.049</text:p>
          </table:table-cell>
          <table:table-cell table:formula="of:=COS(RADIANS([.J$1]))*COS(RADIANS([.$A45]))" office:value-type="float" office:value="0.729572160759735" calcext:value-type="float">
            <text:p>0.730</text:p>
          </table:table-cell>
          <table:table-cell table:formula="of:=TAN(RADIANS([.K$1]))*TAN(RADIANS([.$A45]))" office:value-type="float" office:value="0.0652078070628347" calcext:value-type="float">
            <text:p>0.065</text:p>
          </table:table-cell>
          <table:table-cell table:formula="of:=COS(RADIANS([.L$1]))*COS(RADIANS([.$A45]))" office:value-type="float" office:value="0.72857067998279" calcext:value-type="float">
            <text:p>0.729</text:p>
          </table:table-cell>
          <table:table-cell table:formula="of:=TAN(RADIANS([.M$1]))*TAN(RADIANS([.$A45]))" office:value-type="float" office:value="0.0815844986039459" calcext:value-type="float">
            <text:p>0.082</text:p>
          </table:table-cell>
          <table:table-cell table:formula="of:=COS(RADIANS([.N$1]))*COS(RADIANS([.$A45]))" office:value-type="float" office:value="0.7273472695189" calcext:value-type="float">
            <text:p>0.727</text:p>
          </table:table-cell>
          <table:table-cell table:formula="of:=TAN(RADIANS([.O$1]))*TAN(RADIANS([.$A45]))" office:value-type="float" office:value="0.0980112850022054" calcext:value-type="float">
            <text:p>0.098</text:p>
          </table:table-cell>
          <table:table-cell table:formula="of:=COS(RADIANS([.P$1]))*COS(RADIANS([.$A45]))" office:value-type="float" office:value="0.725902302030743" calcext:value-type="float">
            <text:p>0.726</text:p>
          </table:table-cell>
          <table:table-cell table:formula="of:=TAN(RADIANS([.Q$1]))*TAN(RADIANS([.$A45]))" office:value-type="float" office:value="0.114498455386747" calcext:value-type="float">
            <text:p>0.114</text:p>
          </table:table-cell>
          <table:table-cell table:formula="of:=COS(RADIANS([.R$1]))*COS(RADIANS([.$A45]))" office:value-type="float" office:value="0.724236217669415" calcext:value-type="float">
            <text:p>0.724</text:p>
          </table:table-cell>
          <table:table-cell table:formula="of:=TAN(RADIANS([.S$1]))*TAN(RADIANS([.$A45]))" office:value-type="float" office:value="0.131056448578359" calcext:value-type="float">
            <text:p>0.131</text:p>
          </table:table-cell>
          <table:table-cell table:formula="of:=COS(RADIANS([.T$1]))*COS(RADIANS([.$A45]))" office:value-type="float" office:value="0.72234952394035" calcext:value-type="float">
            <text:p>0.722</text:p>
          </table:table-cell>
          <table:table-cell table:formula="of:=TAN(RADIANS([.U$1]))*TAN(RADIANS([.$A45]))" office:value-type="float" office:value="0.1476958800121" calcext:value-type="float">
            <text:p>0.148</text:p>
          </table:table-cell>
          <table:table-cell table:formula="of:=COS(RADIANS([.V$1]))*COS(RADIANS([.$A45]))" office:value-type="float" office:value="0.720242795548736" calcext:value-type="float">
            <text:p>0.720</text:p>
          </table:table-cell>
          <table:table-cell table:formula="of:=TAN(RADIANS([.W$1]))*TAN(RADIANS([.$A45]))" office:value-type="float" office:value="0.164427569603748" calcext:value-type="float">
            <text:p>0.164</text:p>
          </table:table-cell>
          <table:table-cell table:formula="of:=COS(RADIANS([.X$1]))*COS(RADIANS([.$A45]))" office:value-type="float" office:value="0.71791667422445" calcext:value-type="float">
            <text:p>0.718</text:p>
          </table:table-cell>
          <table:table-cell table:formula="of:=TAN(RADIANS([.Y$1]))*TAN(RADIANS([.$A45]))" office:value-type="float" office:value="0.181262570719025" calcext:value-type="float">
            <text:p>0.181</text:p>
          </table:table-cell>
          <table:table-cell table:formula="of:=COS(RADIANS([.Z$1]))*COS(RADIANS([.$A45]))" office:value-type="float" office:value="0.715371868526579" calcext:value-type="float">
            <text:p>0.715</text:p>
          </table:table-cell>
          <table:table-cell table:formula="of:=TAN(RADIANS([.AA$1]))*TAN(RADIANS([.$A45]))" office:value-type="float" office:value="0.198212200414846" calcext:value-type="float">
            <text:p>0.198</text:p>
          </table:table-cell>
          <table:table-cell table:formula="of:=COS(RADIANS([.AB$1]))*COS(RADIANS([.$A45]))" office:value-type="float" office:value="0.712609153627593" calcext:value-type="float">
            <text:p>0.713</text:p>
          </table:table-cell>
          <table:table-cell table:formula="of:=TAN(RADIANS([.AC$1]))*TAN(RADIANS([.$A45]))" office:value-type="float" office:value="0.215288071133901" calcext:value-type="float">
            <text:p>0.215</text:p>
          </table:table-cell>
          <table:table-cell table:formula="of:=COS(RADIANS([.AD$1]))*COS(RADIANS([.$A45]))" office:value-type="float" office:value="0.709629371077212" calcext:value-type="float">
            <text:p>0.710</text:p>
          </table:table-cell>
          <table:table-cell table:formula="of:=TAN(RADIANS([.AE$1]))*TAN(RADIANS([.$A45]))" office:value-type="float" office:value="0.23250212404784" calcext:value-type="float">
            <text:p>0.233</text:p>
          </table:table-cell>
          <table:table-cell table:formula="of:=COS(RADIANS([.AF$1]))*COS(RADIANS([.$A45]))" office:value-type="float" office:value="0.706433428546066" calcext:value-type="float">
            <text:p>0.706</text:p>
          </table:table-cell>
          <table:table-cell table:formula="of:=TAN(RADIANS([.AG$1]))*TAN(RADIANS([.$A45]))" office:value-type="float" office:value="0.249866664260425" calcext:value-type="float">
            <text:p>0.250</text:p>
          </table:table-cell>
          <table:table-cell table:formula="of:=COS(RADIANS([.AH$1]))*COS(RADIANS([.$A45]))" office:value-type="float" office:value="0.703022299549211" calcext:value-type="float">
            <text:p>0.703</text:p>
          </table:table-cell>
          <table:table-cell table:formula="of:=TAN(RADIANS([.AI$1]))*TAN(RADIANS([.$A45]))" office:value-type="float" office:value="0.267394398100452" calcext:value-type="float">
            <text:p>0.267</text:p>
          </table:table-cell>
          <table:table-cell table:formula="of:=COS(RADIANS([.AJ$1]))*COS(RADIANS([.$A45]))" office:value-type="float" office:value="0.699397023149584" calcext:value-type="float">
            <text:p>0.699</text:p>
          </table:table-cell>
          <table:table-cell table:formula="of:=TAN(RADIANS([.AK$1]))*TAN(RADIANS([.$A45]))" office:value-type="float" office:value="0.285098472755349" calcext:value-type="float">
            <text:p>0.285</text:p>
          </table:table-cell>
          <table:table-cell table:formula="of:=COS(RADIANS([.AL$1]))*COS(RADIANS([.$A45]))" office:value-type="float" office:value="0.695558703641493" calcext:value-type="float">
            <text:p>0.696</text:p>
          </table:table-cell>
          <table:table-cell table:formula="of:=TAN(RADIANS([.AM$1]))*TAN(RADIANS([.$A45]))" office:value-type="float" office:value="0.302992518520452" calcext:value-type="float">
            <text:p>0.303</text:p>
          </table:table-cell>
          <table:table-cell table:formula="of:=COS(RADIANS([.AN$1]))*COS(RADIANS([.$A45]))" office:value-type="float" office:value="0.691508510214246" calcext:value-type="float">
            <text:p>0.692</text:p>
          </table:table-cell>
          <table:table-cell table:formula="of:=TAN(RADIANS([.AO$1]))*TAN(RADIANS([.$A45]))" office:value-type="float" office:value="0.321090693966388" calcext:value-type="float">
            <text:p>0.321</text:p>
          </table:table-cell>
          <table:table-cell table:formula="of:=COS(RADIANS([.AP$1]))*COS(RADIANS([.$A45]))" office:value-type="float" office:value="0.687247676595994" calcext:value-type="float">
            <text:p>0.687</text:p>
          </table:table-cell>
          <table:table-cell table:formula="of:=TAN(RADIANS([.AQ$1]))*TAN(RADIANS([.$A45]))" office:value-type="float" office:value="0.339407734358293" calcext:value-type="float">
            <text:p>0.339</text:p>
          </table:table-cell>
          <table:table-cell table:formula="of:=COS(RADIANS([.AR$1]))*COS(RADIANS([.$A45]))" office:value-type="float" office:value="0.682777500677932" calcext:value-type="float">
            <text:p>0.683</text:p>
          </table:table-cell>
          <table:table-cell table:formula="of:=TAN(RADIANS([.AS$1]))*TAN(RADIANS([.$A45]))" office:value-type="float" office:value="0.357959003696201" calcext:value-type="float">
            <text:p>0.358</text:p>
          </table:table-cell>
          <table:table-cell table:formula="of:=COS(RADIANS([.AT$1]))*COS(RADIANS([.$A45]))" office:value-type="float" office:value="0.678099344118951" calcext:value-type="float">
            <text:p>0.678</text:p>
          </table:table-cell>
          <table:table-cell table:formula="of:=TAN(RADIANS([.AU$1]))*TAN(RADIANS([.$A45]))" office:value-type="float" office:value="0.376760550786546" calcext:value-type="float">
            <text:p>0.377</text:p>
          </table:table-cell>
          <table:table-cell table:formula="of:=COS(RADIANS([.AV$1]))*COS(RADIANS([.$A45]))" office:value-type="float" office:value="0.673214631930854" calcext:value-type="float">
            <text:p>0.673</text:p>
          </table:table-cell>
          <table:table-cell table:formula="of:=TAN(RADIANS([.AW$1]))*TAN(RADIANS([.$A45]))" office:value-type="float" office:value="0.395829169800968" calcext:value-type="float">
            <text:p>0.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RADIANS([.B$1]))*COS(RADIANS([.$A46]))" office:value-type="float" office:value="0.719339800338651" calcext:value-type="float">
            <text:p>0.719</text:p>
          </table:table-cell>
          <table:table-cell table:formula="of:=TAN(RADIANS([.C$1]))*TAN(RADIANS([.$A46]))" office:value-type="float" office:value="0" calcext:value-type="float">
            <text:p>0.000</text:p>
          </table:table-cell>
          <table:table-cell table:formula="of:=COS(RADIANS([.D$1]))*COS(RADIANS([.$A46]))" office:value-type="float" office:value="0.719230241402859" calcext:value-type="float">
            <text:p>0.719</text:p>
          </table:table-cell>
          <table:table-cell table:formula="of:=TAN(RADIANS([.E$1]))*TAN(RADIANS([.$A46]))" office:value-type="float" office:value="0.0168561602647084" calcext:value-type="float">
            <text:p>0.017</text:p>
          </table:table-cell>
          <table:table-cell table:formula="of:=COS(RADIANS([.F$1]))*COS(RADIANS([.$A46]))" office:value-type="float" office:value="0.718901597968196" calcext:value-type="float">
            <text:p>0.719</text:p>
          </table:table-cell>
          <table:table-cell table:formula="of:=TAN(RADIANS([.G$1]))*TAN(RADIANS([.$A46]))" office:value-type="float" office:value="0.0337225951058061" calcext:value-type="float">
            <text:p>0.034</text:p>
          </table:table-cell>
          <table:table-cell table:formula="of:=COS(RADIANS([.H$1]))*COS(RADIANS([.$A46]))" office:value-type="float" office:value="0.718353970142635" calcext:value-type="float">
            <text:p>0.718</text:p>
          </table:table-cell>
          <table:table-cell table:formula="of:=TAN(RADIANS([.I$1]))*TAN(RADIANS([.$A46]))" office:value-type="float" office:value="0.0506096041661996" calcext:value-type="float">
            <text:p>0.051</text:p>
          </table:table-cell>
          <table:table-cell table:formula="of:=COS(RADIANS([.J$1]))*COS(RADIANS([.$A46]))" office:value-type="float" office:value="0.717587524738918" calcext:value-type="float">
            <text:p>0.718</text:p>
          </table:table-cell>
          <table:table-cell table:formula="of:=TAN(RADIANS([.K$1]))*TAN(RADIANS([.$A46]))" office:value-type="float" office:value="0.0675275373518932" calcext:value-type="float">
            <text:p>0.068</text:p>
          </table:table-cell>
          <table:table-cell table:formula="of:=COS(RADIANS([.L$1]))*COS(RADIANS([.$A46]))" office:value-type="float" office:value="0.716602495223739" calcext:value-type="float">
            <text:p>0.717</text:p>
          </table:table-cell>
          <table:table-cell table:formula="of:=TAN(RADIANS([.M$1]))*TAN(RADIANS([.$A46]))" office:value-type="float" office:value="0.0844868202898579" calcext:value-type="float">
            <text:p>0.084</text:p>
          </table:table-cell>
          <table:table-cell table:formula="of:=COS(RADIANS([.N$1]))*COS(RADIANS([.$A46]))" office:value-type="float" office:value="0.715399181646631" calcext:value-type="float">
            <text:p>0.715</text:p>
          </table:table-cell>
          <table:table-cell table:formula="of:=TAN(RADIANS([.O$1]))*TAN(RADIANS([.$A46]))" office:value-type="float" office:value="0.101497980180746" calcext:value-type="float">
            <text:p>0.101</text:p>
          </table:table-cell>
          <table:table-cell table:formula="of:=COS(RADIANS([.P$1]))*COS(RADIANS([.$A46]))" office:value-type="float" office:value="0.713977950548565" calcext:value-type="float">
            <text:p>0.714</text:p>
          </table:table-cell>
          <table:table-cell table:formula="of:=TAN(RADIANS([.Q$1]))*TAN(RADIANS([.$A46]))" office:value-type="float" office:value="0.118571672183551" calcext:value-type="float">
            <text:p>0.119</text:p>
          </table:table-cell>
          <table:table-cell table:formula="of:=COS(RADIANS([.R$1]))*COS(RADIANS([.$A46]))" office:value-type="float" office:value="0.712339234850303" calcext:value-type="float">
            <text:p>0.712</text:p>
          </table:table-cell>
          <table:table-cell table:formula="of:=TAN(RADIANS([.S$1]))*TAN(RADIANS([.$A46]))" office:value-type="float" office:value="0.135718706474116" calcext:value-type="float">
            <text:p>0.136</text:p>
          </table:table-cell>
          <table:table-cell table:formula="of:=COS(RADIANS([.T$1]))*COS(RADIANS([.$A46]))" office:value-type="float" office:value="0.71048353372052" calcext:value-type="float">
            <text:p>0.710</text:p>
          </table:table-cell>
          <table:table-cell table:formula="of:=TAN(RADIANS([.U$1]))*TAN(RADIANS([.$A46]))" office:value-type="float" office:value="0.152950076125506" calcext:value-type="float">
            <text:p>0.153</text:p>
          </table:table-cell>
          <table:table-cell table:formula="of:=COS(RADIANS([.V$1]))*COS(RADIANS([.$A46]))" office:value-type="float" office:value="0.708411412423757" calcext:value-type="float">
            <text:p>0.708</text:p>
          </table:table-cell>
          <table:table-cell table:formula="of:=TAN(RADIANS([.W$1]))*TAN(RADIANS([.$A46]))" office:value-type="float" office:value="0.170276985965788" calcext:value-type="float">
            <text:p>0.170</text:p>
          </table:table-cell>
          <table:table-cell table:formula="of:=COS(RADIANS([.X$1]))*COS(RADIANS([.$A46]))" office:value-type="float" office:value="0.706123502148235" calcext:value-type="float">
            <text:p>0.706</text:p>
          </table:table-cell>
          <table:table-cell table:formula="of:=TAN(RADIANS([.Y$1]))*TAN(RADIANS([.$A46]))" office:value-type="float" office:value="0.187710882577824" calcext:value-type="float">
            <text:p>0.188</text:p>
          </table:table-cell>
          <table:table-cell table:formula="of:=COS(RADIANS([.Z$1]))*COS(RADIANS([.$A46]))" office:value-type="float" office:value="0.703620499813587" calcext:value-type="float">
            <text:p>0.704</text:p>
          </table:table-cell>
          <table:table-cell table:formula="of:=TAN(RADIANS([.AA$1]))*TAN(RADIANS([.$A46]))" office:value-type="float" office:value="0.205263485616328" calcext:value-type="float">
            <text:p>0.205</text:p>
          </table:table-cell>
          <table:table-cell table:formula="of:=COS(RADIANS([.AB$1]))*COS(RADIANS([.$A46]))" office:value-type="float" office:value="0.70090316785857" calcext:value-type="float">
            <text:p>0.701</text:p>
          </table:table-cell>
          <table:table-cell table:formula="of:=TAN(RADIANS([.AC$1]))*TAN(RADIANS([.$A46]))" office:value-type="float" office:value="0.22294682062997" calcext:value-type="float">
            <text:p>0.223</text:p>
          </table:table-cell>
          <table:table-cell table:formula="of:=COS(RADIANS([.AD$1]))*COS(RADIANS([.$A46]))" office:value-type="float" office:value="0.697972334008822" calcext:value-type="float">
            <text:p>0.698</text:p>
          </table:table-cell>
          <table:table-cell table:formula="of:=TAN(RADIANS([.AE$1]))*TAN(RADIANS([.$A46]))" office:value-type="float" office:value="0.240773253590726" calcext:value-type="float">
            <text:p>0.241</text:p>
          </table:table-cell>
          <table:table-cell table:formula="of:=COS(RADIANS([.AF$1]))*COS(RADIANS([.$A46]))" office:value-type="float" office:value="0.694828891024725" calcext:value-type="float">
            <text:p>0.695</text:p>
          </table:table-cell>
          <table:table-cell table:formula="of:=TAN(RADIANS([.AG$1]))*TAN(RADIANS([.$A46]))" office:value-type="float" office:value="0.258755527349356" calcext:value-type="float">
            <text:p>0.259</text:p>
          </table:table-cell>
          <table:table-cell table:formula="of:=COS(RADIANS([.AH$1]))*COS(RADIANS([.$A46]))" office:value-type="float" office:value="0.691473796429464" calcext:value-type="float">
            <text:p>0.691</text:p>
          </table:table-cell>
          <table:table-cell table:formula="of:=TAN(RADIANS([.AI$1]))*TAN(RADIANS([.$A46]))" office:value-type="float" office:value="0.276906800255005" calcext:value-type="float">
            <text:p>0.277</text:p>
          </table:table-cell>
          <table:table-cell table:formula="of:=COS(RADIANS([.AJ$1]))*COS(RADIANS([.$A46]))" office:value-type="float" office:value="0.687908072217353" calcext:value-type="float">
            <text:p>0.688</text:p>
          </table:table-cell>
          <table:table-cell table:formula="of:=TAN(RADIANS([.AK$1]))*TAN(RADIANS([.$A46]))" office:value-type="float" office:value="0.295240687198746" calcext:value-type="float">
            <text:p>0.295</text:p>
          </table:table-cell>
          <table:table-cell table:formula="of:=COS(RADIANS([.AL$1]))*COS(RADIANS([.$A46]))" office:value-type="float" office:value="0.684132804542529" calcext:value-type="float">
            <text:p>0.684</text:p>
          </table:table-cell>
          <table:table-cell table:formula="of:=TAN(RADIANS([.AM$1]))*TAN(RADIANS([.$A46]))" office:value-type="float" office:value="0.313771303365842" calcext:value-type="float">
            <text:p>0.314</text:p>
          </table:table-cell>
          <table:table-cell table:formula="of:=COS(RADIANS([.AN$1]))*COS(RADIANS([.$A46]))" office:value-type="float" office:value="0.680149143388098" calcext:value-type="float">
            <text:p>0.680</text:p>
          </table:table-cell>
          <table:table-cell table:formula="of:=TAN(RADIANS([.AO$1]))*TAN(RADIANS([.$A46]))" office:value-type="float" office:value="0.332513311009941" calcext:value-type="float">
            <text:p>0.333</text:p>
          </table:table-cell>
          <table:table-cell table:formula="of:=COS(RADIANS([.AP$1]))*COS(RADIANS([.$A46]))" office:value-type="float" office:value="0.675958302215839" calcext:value-type="float">
            <text:p>0.676</text:p>
          </table:table-cell>
          <table:table-cell table:formula="of:=TAN(RADIANS([.AQ$1]))*TAN(RADIANS([.$A46]))" office:value-type="float" office:value="0.351481969594773" calcext:value-type="float">
            <text:p>0.351</text:p>
          </table:table-cell>
          <table:table-cell table:formula="of:=COS(RADIANS([.AR$1]))*COS(RADIANS([.$A46]))" office:value-type="float" office:value="0.67156155759657" calcext:value-type="float">
            <text:p>0.672</text:p>
          </table:table-cell>
          <table:table-cell table:formula="of:=TAN(RADIANS([.AS$1]))*TAN(RADIANS([.$A46]))" office:value-type="float" office:value="0.37069318968585" calcext:value-type="float">
            <text:p>0.371</text:p>
          </table:table-cell>
          <table:table-cell table:formula="of:=COS(RADIANS([.AT$1]))*COS(RADIANS([.$A46]))" office:value-type="float" office:value="0.666960248821294" calcext:value-type="float">
            <text:p>0.667</text:p>
          </table:table-cell>
          <table:table-cell table:formula="of:=TAN(RADIANS([.AU$1]))*TAN(RADIANS([.$A46]))" office:value-type="float" office:value="0.390163591016679" calcext:value-type="float">
            <text:p>0.390</text:p>
          </table:table-cell>
          <table:table-cell table:formula="of:=COS(RADIANS([.AV$1]))*COS(RADIANS([.$A46]))" office:value-type="float" office:value="0.662155777493238" calcext:value-type="float">
            <text:p>0.662</text:p>
          </table:table-cell>
          <table:table-cell table:formula="of:=TAN(RADIANS([.AW$1]))*TAN(RADIANS([.$A46]))" office:value-type="float" office:value="0.409910565201911" calcext:value-type="float">
            <text:p>0.4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RADIANS([.B$1]))*COS(RADIANS([.$A47]))" office:value-type="float" office:value="0.707106781186548" calcext:value-type="float">
            <text:p>0.707</text:p>
          </table:table-cell>
          <table:table-cell table:formula="of:=TAN(RADIANS([.C$1]))*TAN(RADIANS([.$A47]))" office:value-type="float" office:value="0" calcext:value-type="float">
            <text:p>0.000</text:p>
          </table:table-cell>
          <table:table-cell table:formula="of:=COS(RADIANS([.D$1]))*COS(RADIANS([.$A47]))" office:value-type="float" office:value="0.706999085398824" calcext:value-type="float">
            <text:p>0.707</text:p>
          </table:table-cell>
          <table:table-cell table:formula="of:=TAN(RADIANS([.E$1]))*TAN(RADIANS([.$A47]))" office:value-type="float" office:value="0.0174550649282176" calcext:value-type="float">
            <text:p>0.017</text:p>
          </table:table-cell>
          <table:table-cell table:formula="of:=COS(RADIANS([.F$1]))*COS(RADIANS([.$A47]))" office:value-type="float" office:value="0.706676030840835" calcext:value-type="float">
            <text:p>0.707</text:p>
          </table:table-cell>
          <table:table-cell table:formula="of:=TAN(RADIANS([.G$1]))*TAN(RADIANS([.$A47]))" office:value-type="float" office:value="0.0349207694917477" calcext:value-type="float">
            <text:p>0.035</text:p>
          </table:table-cell>
          <table:table-cell table:formula="of:=COS(RADIANS([.H$1]))*COS(RADIANS([.$A47]))" office:value-type="float" office:value="0.706137715918126" calcext:value-type="float">
            <text:p>0.706</text:p>
          </table:table-cell>
          <table:table-cell table:formula="of:=TAN(RADIANS([.I$1]))*TAN(RADIANS([.$A47]))" office:value-type="float" office:value="0.0524077792830412" calcext:value-type="float">
            <text:p>0.052</text:p>
          </table:table-cell>
          <table:table-cell table:formula="of:=COS(RADIANS([.J$1]))*COS(RADIANS([.$A47]))" office:value-type="float" office:value="0.70538430460664" calcext:value-type="float">
            <text:p>0.705</text:p>
          </table:table-cell>
          <table:table-cell table:formula="of:=TAN(RADIANS([.K$1]))*TAN(RADIANS([.$A47]))" office:value-type="float" office:value="0.0699268119435104" calcext:value-type="float">
            <text:p>0.070</text:p>
          </table:table-cell>
          <table:table-cell table:formula="of:=COS(RADIANS([.L$1]))*COS(RADIANS([.$A47]))" office:value-type="float" office:value="0.704416026402759" calcext:value-type="float">
            <text:p>0.704</text:p>
          </table:table-cell>
          <table:table-cell table:formula="of:=TAN(RADIANS([.M$1]))*TAN(RADIANS([.$A47]))" office:value-type="float" office:value="0.087488663525924" calcext:value-type="float">
            <text:p>0.087</text:p>
          </table:table-cell>
          <table:table-cell table:formula="of:=COS(RADIANS([.N$1]))*COS(RADIANS([.$A47]))" office:value-type="float" office:value="0.703233176253404" calcext:value-type="float">
            <text:p>0.703</text:p>
          </table:table-cell>
          <table:table-cell table:formula="of:=TAN(RADIANS([.O$1]))*TAN(RADIANS([.$A47]))" office:value-type="float" office:value="0.105104235265676" calcext:value-type="float">
            <text:p>0.105</text:p>
          </table:table-cell>
          <table:table-cell table:formula="of:=COS(RADIANS([.P$1]))*COS(RADIANS([.$A47]))" office:value-type="float" office:value="0.70183611446619" calcext:value-type="float">
            <text:p>0.702</text:p>
          </table:table-cell>
          <table:table-cell table:formula="of:=TAN(RADIANS([.Q$1]))*TAN(RADIANS([.$A47]))" office:value-type="float" office:value="0.122784560902905" calcext:value-type="float">
            <text:p>0.123</text:p>
          </table:table-cell>
          <table:table-cell table:formula="of:=COS(RADIANS([.R$1]))*COS(RADIANS([.$A47]))" office:value-type="float" office:value="0.700225266599671" calcext:value-type="float">
            <text:p>0.700</text:p>
          </table:table-cell>
          <table:table-cell table:formula="of:=TAN(RADIANS([.S$1]))*TAN(RADIANS([.$A47]))" office:value-type="float" office:value="0.140540834702391" calcext:value-type="float">
            <text:p>0.141</text:p>
          </table:table-cell>
          <table:table-cell table:formula="of:=COS(RADIANS([.T$1]))*COS(RADIANS([.$A47]))" office:value-type="float" office:value="0.69840112333371" calcext:value-type="float">
            <text:p>0.698</text:p>
          </table:table-cell>
          <table:table-cell table:formula="of:=TAN(RADIANS([.U$1]))*TAN(RADIANS([.$A47]))" office:value-type="float" office:value="0.158384440324536" calcext:value-type="float">
            <text:p>0.158</text:p>
          </table:table-cell>
          <table:table-cell table:formula="of:=COS(RADIANS([.V$1]))*COS(RADIANS([.$A47]))" office:value-type="float" office:value="0.696364240320019" calcext:value-type="float">
            <text:p>0.696</text:p>
          </table:table-cell>
          <table:table-cell table:formula="of:=TAN(RADIANS([.W$1]))*TAN(RADIANS([.$A47]))" office:value-type="float" office:value="0.176326980708465" calcext:value-type="float">
            <text:p>0.176</text:p>
          </table:table-cell>
          <table:table-cell table:formula="of:=COS(RADIANS([.X$1]))*COS(RADIANS([.$A47]))" office:value-type="float" office:value="0.694115238012894" calcext:value-type="float">
            <text:p>0.694</text:p>
          </table:table-cell>
          <table:table-cell table:formula="of:=TAN(RADIANS([.Y$1]))*TAN(RADIANS([.$A47]))" office:value-type="float" office:value="0.194380309137718" calcext:value-type="float">
            <text:p>0.194</text:p>
          </table:table-cell>
          <table:table-cell table:formula="of:=COS(RADIANS([.Z$1]))*COS(RADIANS([.$A47]))" office:value-type="float" office:value="0.691654801480226" calcext:value-type="float">
            <text:p>0.692</text:p>
          </table:table-cell>
          <table:table-cell table:formula="of:=TAN(RADIANS([.AA$1]))*TAN(RADIANS([.$A47]))" office:value-type="float" office:value="0.212556561670022" calcext:value-type="float">
            <text:p>0.213</text:p>
          </table:table-cell>
          <table:table-cell table:formula="of:=COS(RADIANS([.AB$1]))*COS(RADIANS([.$A47]))" office:value-type="float" office:value="0.688983680194816" calcext:value-type="float">
            <text:p>0.689</text:p>
          </table:table-cell>
          <table:table-cell table:formula="of:=TAN(RADIANS([.AC$1]))*TAN(RADIANS([.$A47]))" office:value-type="float" office:value="0.230868191125563" calcext:value-type="float">
            <text:p>0.231</text:p>
          </table:table-cell>
          <table:table-cell table:formula="of:=COS(RADIANS([.AD$1]))*COS(RADIANS([.$A47]))" office:value-type="float" office:value="0.686102687806083" calcext:value-type="float">
            <text:p>0.686</text:p>
          </table:table-cell>
          <table:table-cell table:formula="of:=TAN(RADIANS([.AE$1]))*TAN(RADIANS([.$A47]))" office:value-type="float" office:value="0.249328002843181" calcext:value-type="float">
            <text:p>0.249</text:p>
          </table:table-cell>
          <table:table-cell table:formula="of:=COS(RADIANS([.AF$1]))*COS(RADIANS([.$A47]))" office:value-type="float" office:value="0.683012701892219" calcext:value-type="float">
            <text:p>0.683</text:p>
          </table:table-cell>
          <table:table-cell table:formula="of:=TAN(RADIANS([.AG$1]))*TAN(RADIANS([.$A47]))" office:value-type="float" office:value="0.267949192431123" calcext:value-type="float">
            <text:p>0.268</text:p>
          </table:table-cell>
          <table:table-cell table:formula="of:=COS(RADIANS([.AH$1]))*COS(RADIANS([.$A47]))" office:value-type="float" office:value="0.679714663692867" calcext:value-type="float">
            <text:p>0.680</text:p>
          </table:table-cell>
          <table:table-cell table:formula="of:=TAN(RADIANS([.AI$1]))*TAN(RADIANS([.$A47]))" office:value-type="float" office:value="0.286745385758808" calcext:value-type="float">
            <text:p>0.287</text:p>
          </table:table-cell>
          <table:table-cell table:formula="of:=COS(RADIANS([.AJ$1]))*COS(RADIANS([.$A47]))" office:value-type="float" office:value="0.676209577822409" calcext:value-type="float">
            <text:p>0.676</text:p>
          </table:table-cell>
          <table:table-cell table:formula="of:=TAN(RADIANS([.AK$1]))*TAN(RADIANS([.$A47]))" office:value-type="float" office:value="0.30573068145866" calcext:value-type="float">
            <text:p>0.306</text:p>
          </table:table-cell>
          <table:table-cell table:formula="of:=COS(RADIANS([.AL$1]))*COS(RADIANS([.$A47]))" office:value-type="float" office:value="0.672498511963957" calcext:value-type="float">
            <text:p>0.672</text:p>
          </table:table-cell>
          <table:table-cell table:formula="of:=TAN(RADIANS([.AM$1]))*TAN(RADIANS([.$A47]))" office:value-type="float" office:value="0.324919696232906" calcext:value-type="float">
            <text:p>0.325</text:p>
          </table:table-cell>
          <table:table-cell table:formula="of:=COS(RADIANS([.AN$1]))*COS(RADIANS([.$A47]))" office:value-type="float" office:value="0.668582596544122" calcext:value-type="float">
            <text:p>0.669</text:p>
          </table:table-cell>
          <table:table-cell table:formula="of:=TAN(RADIANS([.AO$1]))*TAN(RADIANS([.$A47]))" office:value-type="float" office:value="0.344327613289665" calcext:value-type="float">
            <text:p>0.344</text:p>
          </table:table-cell>
          <table:table-cell table:formula="of:=COS(RADIANS([.AP$1]))*COS(RADIANS([.$A47]))" office:value-type="float" office:value="0.664463024388675" calcext:value-type="float">
            <text:p>0.664</text:p>
          </table:table-cell>
          <table:table-cell table:formula="of:=TAN(RADIANS([.AQ$1]))*TAN(RADIANS([.$A47]))" office:value-type="float" office:value="0.363970234266202" calcext:value-type="float">
            <text:p>0.364</text:p>
          </table:table-cell>
          <table:table-cell table:formula="of:=COS(RADIANS([.AR$1]))*COS(RADIANS([.$A47]))" office:value-type="float" office:value="0.660141050359201" calcext:value-type="float">
            <text:p>0.660</text:p>
          </table:table-cell>
          <table:table-cell table:formula="of:=TAN(RADIANS([.AS$1]))*TAN(RADIANS([.$A47]))" office:value-type="float" office:value="0.383864035035416" calcext:value-type="float">
            <text:p>0.384</text:p>
          </table:table-cell>
          <table:table-cell table:formula="of:=COS(RADIANS([.AT$1]))*COS(RADIANS([.$A47]))" office:value-type="float" office:value="0.655617990970857" calcext:value-type="float">
            <text:p>0.656</text:p>
          </table:table-cell>
          <table:table-cell table:formula="of:=TAN(RADIANS([.AU$1]))*TAN(RADIANS([.$A47]))" office:value-type="float" office:value="0.404026225835157" calcext:value-type="float">
            <text:p>0.404</text:p>
          </table:table-cell>
          <table:table-cell table:formula="of:=COS(RADIANS([.AV$1]))*COS(RADIANS([.$A47]))" office:value-type="float" office:value="0.65089522399135" calcext:value-type="float">
            <text:p>0.651</text:p>
          </table:table-cell>
          <table:table-cell table:formula="of:=TAN(RADIANS([.AW$1]))*TAN(RADIANS([.$A47]))" office:value-type="float" office:value="0.424474816209605" calcext:value-type="float">
            <text:p>0.4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RADIANS([.B$1]))*COS(RADIANS([.$A48]))" office:value-type="float" office:value="0.694658370458997" calcext:value-type="float">
            <text:p>0.695</text:p>
          </table:table-cell>
          <table:table-cell table:formula="of:=TAN(RADIANS([.C$1]))*TAN(RADIANS([.$A48]))" office:value-type="float" office:value="0" calcext:value-type="float">
            <text:p>0.000</text:p>
          </table:table-cell>
          <table:table-cell table:formula="of:=COS(RADIANS([.D$1]))*COS(RADIANS([.$A48]))" office:value-type="float" office:value="0.694552570624523" calcext:value-type="float">
            <text:p>0.695</text:p>
          </table:table-cell>
          <table:table-cell table:formula="of:=TAN(RADIANS([.E$1]))*TAN(RADIANS([.$A48]))" office:value-type="float" office:value="0.0180752488623519" calcext:value-type="float">
            <text:p>0.018</text:p>
          </table:table-cell>
          <table:table-cell table:formula="of:=COS(RADIANS([.F$1]))*COS(RADIANS([.$A48]))" office:value-type="float" office:value="0.694235203348755" calcext:value-type="float">
            <text:p>0.694</text:p>
          </table:table-cell>
          <table:table-cell table:formula="of:=TAN(RADIANS([.G$1]))*TAN(RADIANS([.$A48]))" office:value-type="float" office:value="0.0361615153895977" calcext:value-type="float">
            <text:p>0.036</text:p>
          </table:table-cell>
          <table:table-cell table:formula="of:=COS(RADIANS([.H$1]))*COS(RADIANS([.$A48]))" office:value-type="float" office:value="0.693706365304839" calcext:value-type="float">
            <text:p>0.694</text:p>
          </table:table-cell>
          <table:table-cell table:formula="of:=TAN(RADIANS([.I$1]))*TAN(RADIANS([.$A48]))" office:value-type="float" office:value="0.0542698441260346" calcext:value-type="float">
            <text:p>0.054</text:p>
          </table:table-cell>
          <table:table-cell table:formula="of:=COS(RADIANS([.J$1]))*COS(RADIANS([.$A48]))" office:value-type="float" office:value="0.692966217581967" calcext:value-type="float">
            <text:p>0.693</text:p>
          </table:table-cell>
          <table:table-cell table:formula="of:=TAN(RADIANS([.K$1]))*TAN(RADIANS([.$A48]))" office:value-type="float" office:value="0.0724113335142375" calcext:value-type="float">
            <text:p>0.072</text:p>
          </table:table-cell>
          <table:table-cell table:formula="of:=COS(RADIANS([.L$1]))*COS(RADIANS([.$A48]))" office:value-type="float" office:value="0.692014985636305" calcext:value-type="float">
            <text:p>0.692</text:p>
          </table:table-cell>
          <table:table-cell table:formula="of:=TAN(RADIANS([.M$1]))*TAN(RADIANS([.$A48]))" office:value-type="float" office:value="0.0905971631941176" calcext:value-type="float">
            <text:p>0.091</text:p>
          </table:table-cell>
          <table:table-cell table:formula="of:=COS(RADIANS([.N$1]))*COS(RADIANS([.$A48]))" office:value-type="float" office:value="0.690852959222318" calcext:value-type="float">
            <text:p>0.691</text:p>
          </table:table-cell>
          <table:table-cell table:formula="of:=TAN(RADIANS([.O$1]))*TAN(RADIANS([.$A48]))" office:value-type="float" office:value="0.108838621725384" calcext:value-type="float">
            <text:p>0.109</text:p>
          </table:table-cell>
          <table:table-cell table:formula="of:=COS(RADIANS([.P$1]))*COS(RADIANS([.$A48]))" office:value-type="float" office:value="0.68948049230451" calcext:value-type="float">
            <text:p>0.689</text:p>
          </table:table-cell>
          <table:table-cell table:formula="of:=TAN(RADIANS([.Q$1]))*TAN(RADIANS([.$A48]))" office:value-type="float" office:value="0.127147134880422" calcext:value-type="float">
            <text:p>0.127</text:p>
          </table:table-cell>
          <table:table-cell table:formula="of:=COS(RADIANS([.R$1]))*COS(RADIANS([.$A48]))" office:value-type="float" office:value="0.687898002949598" calcext:value-type="float">
            <text:p>0.688</text:p>
          </table:table-cell>
          <table:table-cell table:formula="of:=TAN(RADIANS([.S$1]))*TAN(RADIANS([.$A48]))" office:value-type="float" office:value="0.145534294659756" calcext:value-type="float">
            <text:p>0.146</text:p>
          </table:table-cell>
          <table:table-cell table:formula="of:=COS(RADIANS([.T$1]))*COS(RADIANS([.$A48]))" office:value-type="float" office:value="0.68610597319917" calcext:value-type="float">
            <text:p>0.686</text:p>
          </table:table-cell>
          <table:table-cell table:formula="of:=TAN(RADIANS([.U$1]))*TAN(RADIANS([.$A48]))" office:value-type="float" office:value="0.164011889188811" calcext:value-type="float">
            <text:p>0.164</text:p>
          </table:table-cell>
          <table:table-cell table:formula="of:=COS(RADIANS([.V$1]))*COS(RADIANS([.$A48]))" office:value-type="float" office:value="0.684104948922847" calcext:value-type="float">
            <text:p>0.684</text:p>
          </table:table-cell>
          <table:table-cell table:formula="of:=TAN(RADIANS([.W$1]))*TAN(RADIANS([.$A48]))" office:value-type="float" office:value="0.18259193366278" calcext:value-type="float">
            <text:p>0.183</text:p>
          </table:table-cell>
          <table:table-cell table:formula="of:=COS(RADIANS([.X$1]))*COS(RADIANS([.$A48]))" office:value-type="float" office:value="0.68189553965201" calcext:value-type="float">
            <text:p>0.682</text:p>
          </table:table-cell>
          <table:table-cell table:formula="of:=TAN(RADIANS([.Y$1]))*TAN(RADIANS([.$A48]))" office:value-type="float" office:value="0.20128670251609" calcext:value-type="float">
            <text:p>0.201</text:p>
          </table:table-cell>
          <table:table-cell table:formula="of:=COS(RADIANS([.Z$1]))*COS(RADIANS([.$A48]))" office:value-type="float" office:value="0.679478418394124" calcext:value-type="float">
            <text:p>0.679</text:p>
          </table:table-cell>
          <table:table-cell table:formula="of:=TAN(RADIANS([.AA$1]))*TAN(RADIANS([.$A48]))" office:value-type="float" office:value="0.220108763004403" calcext:value-type="float">
            <text:p>0.220</text:p>
          </table:table-cell>
          <table:table-cell table:formula="of:=COS(RADIANS([.AB$1]))*COS(RADIANS([.$A48]))" office:value-type="float" office:value="0.676854321427739" calcext:value-type="float">
            <text:p>0.677</text:p>
          </table:table-cell>
          <table:table-cell table:formula="of:=TAN(RADIANS([.AC$1]))*TAN(RADIANS([.$A48]))" office:value-type="float" office:value="0.239071010400515" calcext:value-type="float">
            <text:p>0.239</text:p>
          </table:table-cell>
          <table:table-cell table:formula="of:=COS(RADIANS([.AD$1]))*COS(RADIANS([.$A48]))" office:value-type="float" office:value="0.674024048078213" calcext:value-type="float">
            <text:p>0.674</text:p>
          </table:table-cell>
          <table:table-cell table:formula="of:=TAN(RADIANS([.AE$1]))*TAN(RADIANS([.$A48]))" office:value-type="float" office:value="0.258186705020975" calcext:value-type="float">
            <text:p>0.258</text:p>
          </table:table-cell>
          <table:table-cell table:formula="of:=COS(RADIANS([.AF$1]))*COS(RADIANS([.$A48]))" office:value-type="float" office:value="0.670988460474225" calcext:value-type="float">
            <text:p>0.671</text:p>
          </table:table-cell>
          <table:table-cell table:formula="of:=TAN(RADIANS([.AG$1]))*TAN(RADIANS([.$A48]))" office:value-type="float" office:value="0.27746951131813" calcext:value-type="float">
            <text:p>0.277</text:p>
          </table:table-cell>
          <table:table-cell table:formula="of:=COS(RADIANS([.AH$1]))*COS(RADIANS([.$A48]))" office:value-type="float" office:value="0.667748483285165" calcext:value-type="float">
            <text:p>0.668</text:p>
          </table:table-cell>
          <table:table-cell table:formula="of:=TAN(RADIANS([.AI$1]))*TAN(RADIANS([.$A48]))" office:value-type="float" office:value="0.296933539292816" calcext:value-type="float">
            <text:p>0.297</text:p>
          </table:table-cell>
          <table:table-cell table:formula="of:=COS(RADIANS([.AJ$1]))*COS(RADIANS([.$A48]))" office:value-type="float" office:value="0.664305103439472" calcext:value-type="float">
            <text:p>0.664</text:p>
          </table:table-cell>
          <table:table-cell table:formula="of:=TAN(RADIANS([.AK$1]))*TAN(RADIANS([.$A48]))" office:value-type="float" office:value="0.316593388506291" calcext:value-type="float">
            <text:p>0.317</text:p>
          </table:table-cell>
          <table:table-cell table:formula="of:=COS(RADIANS([.AL$1]))*COS(RADIANS([.$A48]))" office:value-type="float" office:value="0.660659369824002" calcext:value-type="float">
            <text:p>0.661</text:p>
          </table:table-cell>
          <table:table-cell table:formula="of:=TAN(RADIANS([.AM$1]))*TAN(RADIANS([.$A48]))" office:value-type="float" office:value="0.336464194996798" calcext:value-type="float">
            <text:p>0.336</text:p>
          </table:table-cell>
          <table:table-cell table:formula="of:=COS(RADIANS([.AN$1]))*COS(RADIANS([.$A48]))" office:value-type="float" office:value="0.656812392964534" calcext:value-type="float">
            <text:p>0.657</text:p>
          </table:table-cell>
          <table:table-cell table:formula="of:=TAN(RADIANS([.AO$1]))*TAN(RADIANS([.$A48]))" office:value-type="float" office:value="0.356561681436605" calcext:value-type="float">
            <text:p>0.357</text:p>
          </table:table-cell>
          <table:table-cell table:formula="of:=COS(RADIANS([.AP$1]))*COS(RADIANS([.$A48]))" office:value-type="float" office:value="0.652765344687484" calcext:value-type="float">
            <text:p>0.653</text:p>
          </table:table-cell>
          <table:table-cell table:formula="of:=TAN(RADIANS([.AQ$1]))*TAN(RADIANS([.$A48]))" office:value-type="float" office:value="0.376902210900108" calcext:value-type="float">
            <text:p>0.377</text:p>
          </table:table-cell>
          <table:table-cell table:formula="of:=COS(RADIANS([.AR$1]))*COS(RADIANS([.$A48]))" office:value-type="float" office:value="0.648519457762962" calcext:value-type="float">
            <text:p>0.649</text:p>
          </table:table-cell>
          <table:table-cell table:formula="of:=TAN(RADIANS([.AS$1]))*TAN(RADIANS([.$A48]))" office:value-type="float" office:value="0.397502844653138" calcext:value-type="float">
            <text:p>0.398</text:p>
          </table:table-cell>
          <table:table-cell table:formula="of:=COS(RADIANS([.AT$1]))*COS(RADIANS([.$A48]))" office:value-type="float" office:value="0.644076025529257" calcext:value-type="float">
            <text:p>0.644</text:p>
          </table:table-cell>
          <table:table-cell table:formula="of:=TAN(RADIANS([.AU$1]))*TAN(RADIANS([.$A48]))" office:value-type="float" office:value="0.418381404418699" calcext:value-type="float">
            <text:p>0.418</text:p>
          </table:table-cell>
          <table:table-cell table:formula="of:=COS(RADIANS([.AV$1]))*COS(RADIANS([.$A48]))" office:value-type="float" office:value="0.63943640149887" calcext:value-type="float">
            <text:p>0.639</text:p>
          </table:table-cell>
          <table:table-cell table:formula="of:=TAN(RADIANS([.AW$1]))*TAN(RADIANS([.$A48]))" office:value-type="float" office:value="0.439556539625726" calcext:value-type="float">
            <text:p>0.4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RADIANS([.B$1]))*COS(RADIANS([.$A49]))" office:value-type="float" office:value="0.681998360062499" calcext:value-type="float">
            <text:p>0.682</text:p>
          </table:table-cell>
          <table:table-cell table:formula="of:=TAN(RADIANS([.C$1]))*TAN(RADIANS([.$A49]))" office:value-type="float" office:value="0" calcext:value-type="float">
            <text:p>0.000</text:p>
          </table:table-cell>
          <table:table-cell table:formula="of:=COS(RADIANS([.D$1]))*COS(RADIANS([.$A49]))" office:value-type="float" office:value="0.681894488408928" calcext:value-type="float">
            <text:p>0.682</text:p>
          </table:table-cell>
          <table:table-cell table:formula="of:=TAN(RADIANS([.E$1]))*TAN(RADIANS([.$A49]))" office:value-type="float" office:value="0.0187182654604698" calcext:value-type="float">
            <text:p>0.019</text:p>
          </table:table-cell>
          <table:table-cell table:formula="of:=COS(RADIANS([.F$1]))*COS(RADIANS([.$A49]))" office:value-type="float" office:value="0.681582905088527" calcext:value-type="float">
            <text:p>0.682</text:p>
          </table:table-cell>
          <table:table-cell table:formula="of:=TAN(RADIANS([.G$1]))*TAN(RADIANS([.$A49]))" office:value-type="float" office:value="0.0374479405329348" calcext:value-type="float">
            <text:p>0.037</text:p>
          </table:table-cell>
          <table:table-cell table:formula="of:=COS(RADIANS([.H$1]))*COS(RADIANS([.$A49]))" office:value-type="float" office:value="0.681063705012595" calcext:value-type="float">
            <text:p>0.681</text:p>
          </table:table-cell>
          <table:table-cell table:formula="of:=TAN(RADIANS([.I$1]))*TAN(RADIANS([.$A49]))" office:value-type="float" office:value="0.0562004626650132" calcext:value-type="float">
            <text:p>0.056</text:p>
          </table:table-cell>
          <table:table-cell table:formula="of:=COS(RADIANS([.J$1]))*COS(RADIANS([.$A49]))" office:value-type="float" office:value="0.680337046334504" calcext:value-type="float">
            <text:p>0.680</text:p>
          </table:table-cell>
          <table:table-cell table:formula="of:=TAN(RADIANS([.K$1]))*TAN(RADIANS([.$A49]))" office:value-type="float" office:value="0.0749873251200008" calcext:value-type="float">
            <text:p>0.075</text:p>
          </table:table-cell>
          <table:table-cell table:formula="of:=COS(RADIANS([.L$1]))*COS(RADIANS([.$A49]))" office:value-type="float" office:value="0.679403150401526" calcext:value-type="float">
            <text:p>0.679</text:p>
          </table:table-cell>
          <table:table-cell table:formula="of:=TAN(RADIANS([.M$1]))*TAN(RADIANS([.$A49]))" office:value-type="float" office:value="0.0938201052470786" calcext:value-type="float">
            <text:p>0.094</text:p>
          </table:table-cell>
          <table:table-cell table:formula="of:=COS(RADIANS([.N$1]))*COS(RADIANS([.$A49]))" office:value-type="float" office:value="0.67826230168741" calcext:value-type="float">
            <text:p>0.678</text:p>
          </table:table-cell>
          <table:table-cell table:formula="of:=TAN(RADIANS([.O$1]))*TAN(RADIANS([.$A49]))" office:value-type="float" office:value="0.112710493189984" calcext:value-type="float">
            <text:p>0.113</text:p>
          </table:table-cell>
          <table:table-cell table:formula="of:=COS(RADIANS([.P$1]))*COS(RADIANS([.$A49]))" office:value-type="float" office:value="0.676914847705726" calcext:value-type="float">
            <text:p>0.677</text:p>
          </table:table-cell>
          <table:table-cell table:formula="of:=TAN(RADIANS([.Q$1]))*TAN(RADIANS([.$A49]))" office:value-type="float" office:value="0.131670321186395" calcext:value-type="float">
            <text:p>0.132</text:p>
          </table:table-cell>
          <table:table-cell table:formula="of:=COS(RADIANS([.R$1]))*COS(RADIANS([.$A49]))" office:value-type="float" office:value="0.675361198904009" calcext:value-type="float">
            <text:p>0.675</text:p>
          </table:table-cell>
          <table:table-cell table:formula="of:=TAN(RADIANS([.S$1]))*TAN(RADIANS([.$A49]))" office:value-type="float" office:value="0.150711593615596" calcext:value-type="float">
            <text:p>0.151</text:p>
          </table:table-cell>
          <table:table-cell table:formula="of:=COS(RADIANS([.T$1]))*COS(RADIANS([.$A49]))" office:value-type="float" office:value="0.673601828538734" calcext:value-type="float">
            <text:p>0.674</text:p>
          </table:table-cell>
          <table:table-cell table:formula="of:=TAN(RADIANS([.U$1]))*TAN(RADIANS([.$A49]))" office:value-type="float" office:value="0.169846517958804" calcext:value-type="float">
            <text:p>0.170</text:p>
          </table:table-cell>
          <table:table-cell table:formula="of:=COS(RADIANS([.V$1]))*COS(RADIANS([.$A49]))" office:value-type="float" office:value="0.67163727253116" calcext:value-type="float">
            <text:p>0.672</text:p>
          </table:table-cell>
          <table:table-cell table:formula="of:=TAN(RADIANS([.W$1]))*TAN(RADIANS([.$A49]))" office:value-type="float" office:value="0.189087536844884" calcext:value-type="float">
            <text:p>0.189</text:p>
          </table:table-cell>
          <table:table-cell table:formula="of:=COS(RADIANS([.X$1]))*COS(RADIANS([.$A49]))" office:value-type="float" office:value="0.669468129304076" calcext:value-type="float">
            <text:p>0.669</text:p>
          </table:table-cell>
          <table:table-cell table:formula="of:=TAN(RADIANS([.Y$1]))*TAN(RADIANS([.$A49]))" office:value-type="float" office:value="0.208447361364214" calcext:value-type="float">
            <text:p>0.208</text:p>
          </table:table-cell>
          <table:table-cell table:formula="of:=COS(RADIANS([.Z$1]))*COS(RADIANS([.$A49]))" office:value-type="float" office:value="0.667095059599523" calcext:value-type="float">
            <text:p>0.667</text:p>
          </table:table-cell>
          <table:table-cell table:formula="of:=TAN(RADIANS([.AA$1]))*TAN(RADIANS([.$A49]))" office:value-type="float" office:value="0.227939005845364" calcext:value-type="float">
            <text:p>0.228</text:p>
          </table:table-cell>
          <table:table-cell table:formula="of:=COS(RADIANS([.AB$1]))*COS(RADIANS([.$A49]))" office:value-type="float" office:value="0.664518786277521" calcext:value-type="float">
            <text:p>0.665</text:p>
          </table:table-cell>
          <table:table-cell table:formula="of:=TAN(RADIANS([.AC$1]))*TAN(RADIANS([.$A49]))" office:value-type="float" office:value="0.247575824303052" calcext:value-type="float">
            <text:p>0.248</text:p>
          </table:table-cell>
          <table:table-cell table:formula="of:=COS(RADIANS([.AD$1]))*COS(RADIANS([.$A49]))" office:value-type="float" office:value="0.661740094095881" calcext:value-type="float">
            <text:p>0.662</text:p>
          </table:table-cell>
          <table:table-cell table:formula="of:=TAN(RADIANS([.AE$1]))*TAN(RADIANS([.$A49]))" office:value-type="float" office:value="0.267371548781972" calcext:value-type="float">
            <text:p>0.267</text:p>
          </table:table-cell>
          <table:table-cell table:formula="of:=COS(RADIANS([.AF$1]))*COS(RADIANS([.$A49]))" office:value-type="float" office:value="0.658759829471158" calcext:value-type="float">
            <text:p>0.659</text:p>
          </table:table-cell>
          <table:table-cell table:formula="of:=TAN(RADIANS([.AG$1]))*TAN(RADIANS([.$A49]))" office:value-type="float" office:value="0.287340329839519" calcext:value-type="float">
            <text:p>0.287</text:p>
          </table:table-cell>
          <table:table-cell table:formula="of:=COS(RADIANS([.AH$1]))*COS(RADIANS([.$A49]))" office:value-type="float" office:value="0.65557890022083" calcext:value-type="float">
            <text:p>0.656</text:p>
          </table:table-cell>
          <table:table-cell table:formula="of:=TAN(RADIANS([.AI$1]))*TAN(RADIANS([.$A49]))" office:value-type="float" office:value="0.307496779431703" calcext:value-type="float">
            <text:p>0.307</text:p>
          </table:table-cell>
          <table:table-cell table:formula="of:=COS(RADIANS([.AJ$1]))*COS(RADIANS([.$A49]))" office:value-type="float" office:value="0.652198275286758" calcext:value-type="float">
            <text:p>0.652</text:p>
          </table:table-cell>
          <table:table-cell table:formula="of:=TAN(RADIANS([.AK$1]))*TAN(RADIANS([.$A49]))" office:value-type="float" office:value="0.327856016490791" calcext:value-type="float">
            <text:p>0.328</text:p>
          </table:table-cell>
          <table:table-cell table:formula="of:=COS(RADIANS([.AL$1]))*COS(RADIANS([.$A49]))" office:value-type="float" office:value="0.648618984440048" calcext:value-type="float">
            <text:p>0.649</text:p>
          </table:table-cell>
          <table:table-cell table:formula="of:=TAN(RADIANS([.AM$1]))*TAN(RADIANS([.$A49]))" office:value-type="float" office:value="0.348433715510893" calcext:value-type="float">
            <text:p>0.348</text:p>
          </table:table-cell>
          <table:table-cell table:formula="of:=COS(RADIANS([.AN$1]))*COS(RADIANS([.$A49]))" office:value-type="float" office:value="0.644842117967364" calcext:value-type="float">
            <text:p>0.645</text:p>
          </table:table-cell>
          <table:table-cell table:formula="of:=TAN(RADIANS([.AO$1]))*TAN(RADIANS([.$A49]))" office:value-type="float" office:value="0.369246158489316" calcext:value-type="float">
            <text:p>0.369</text:p>
          </table:table-cell>
          <table:table-cell table:formula="of:=COS(RADIANS([.AP$1]))*COS(RADIANS([.$A49]))" office:value-type="float" office:value="0.640868826338821" calcext:value-type="float">
            <text:p>0.641</text:p>
          </table:table-cell>
          <table:table-cell table:formula="of:=TAN(RADIANS([.AQ$1]))*TAN(RADIANS([.$A49]))" office:value-type="float" office:value="0.390310290607429" calcext:value-type="float">
            <text:p>0.390</text:p>
          </table:table-cell>
          <table:table-cell table:formula="of:=COS(RADIANS([.AR$1]))*COS(RADIANS([.$A49]))" office:value-type="float" office:value="0.63670031985754" calcext:value-type="float">
            <text:p>0.637</text:p>
          </table:table-cell>
          <table:table-cell table:formula="of:=TAN(RADIANS([.AS$1]))*TAN(RADIANS([.$A49]))" office:value-type="float" office:value="0.411643780075798" calcext:value-type="float">
            <text:p>0.412</text:p>
          </table:table-cell>
          <table:table-cell table:formula="of:=COS(RADIANS([.AT$1]))*COS(RADIANS([.$A49]))" office:value-type="float" office:value="0.632337868290975" calcext:value-type="float">
            <text:p>0.632</text:p>
          </table:table-cell>
          <table:table-cell table:formula="of:=TAN(RADIANS([.AU$1]))*TAN(RADIANS([.$A49]))" office:value-type="float" office:value="0.433265082614988" calcext:value-type="float">
            <text:p>0.433</text:p>
          </table:table-cell>
          <table:table-cell table:formula="of:=COS(RADIANS([.AV$1]))*COS(RADIANS([.$A49]))" office:value-type="float" office:value="0.627782800484135" calcext:value-type="float">
            <text:p>0.628</text:p>
          </table:table-cell>
          <table:table-cell table:formula="of:=TAN(RADIANS([.AW$1]))*TAN(RADIANS([.$A49]))" office:value-type="float" office:value="0.455193511096658" calcext:value-type="float">
            <text:p>0.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RADIANS([.B$1]))*COS(RADIANS([.$A50]))" office:value-type="float" office:value="0.669130606358858" calcext:value-type="float">
            <text:p>0.669</text:p>
          </table:table-cell>
          <table:table-cell table:formula="of:=TAN(RADIANS([.C$1]))*TAN(RADIANS([.$A50]))" office:value-type="float" office:value="0" calcext:value-type="float">
            <text:p>0.000</text:p>
          </table:table-cell>
          <table:table-cell table:formula="of:=COS(RADIANS([.D$1]))*COS(RADIANS([.$A50]))" office:value-type="float" office:value="0.669028694526503" calcext:value-type="float">
            <text:p>0.669</text:p>
          </table:table-cell>
          <table:table-cell table:formula="of:=TAN(RADIANS([.E$1]))*TAN(RADIANS([.$A50]))" office:value-type="float" office:value="0.0193858135564346" calcext:value-type="float">
            <text:p>0.019</text:p>
          </table:table-cell>
          <table:table-cell table:formula="of:=COS(RADIANS([.F$1]))*COS(RADIANS([.$A50]))" office:value-type="float" office:value="0.668722990072768" calcext:value-type="float">
            <text:p>0.669</text:p>
          </table:table-cell>
          <table:table-cell table:formula="of:=TAN(RADIANS([.G$1]))*TAN(RADIANS([.$A50]))" office:value-type="float" office:value="0.0387834436250005" calcext:value-type="float">
            <text:p>0.039</text:p>
          </table:table-cell>
          <table:table-cell table:formula="of:=COS(RADIANS([.H$1]))*COS(RADIANS([.$A50]))" office:value-type="float" office:value="0.668213586118193" calcext:value-type="float">
            <text:p>0.668</text:p>
          </table:table-cell>
          <table:table-cell table:formula="of:=TAN(RADIANS([.I$1]))*TAN(RADIANS([.$A50]))" office:value-type="float" office:value="0.0582047355461517" calcext:value-type="float">
            <text:p>0.058</text:p>
          </table:table-cell>
          <table:table-cell table:formula="of:=COS(RADIANS([.J$1]))*COS(RADIANS([.$A50]))" office:value-type="float" office:value="0.667500637832155" calcext:value-type="float">
            <text:p>0.668</text:p>
          </table:table-cell>
          <table:table-cell table:formula="of:=TAN(RADIANS([.K$1]))*TAN(RADIANS([.$A50]))" office:value-type="float" office:value="0.0776615924665701" calcext:value-type="float">
            <text:p>0.078</text:p>
          </table:table-cell>
          <table:table-cell table:formula="of:=COS(RADIANS([.L$1]))*COS(RADIANS([.$A50]))" office:value-type="float" office:value="0.666584362385609" calcext:value-type="float">
            <text:p>0.667</text:p>
          </table:table-cell>
          <table:table-cell table:formula="of:=TAN(RADIANS([.M$1]))*TAN(RADIANS([.$A50]))" office:value-type="float" office:value="0.0971660046175715" calcext:value-type="float">
            <text:p>0.097</text:p>
          </table:table-cell>
          <table:table-cell table:formula="of:=COS(RADIANS([.N$1]))*COS(RADIANS([.$A50]))" office:value-type="float" office:value="0.665465038884934" calcext:value-type="float">
            <text:p>0.665</text:p>
          </table:table-cell>
          <table:table-cell table:formula="of:=TAN(RADIANS([.O$1]))*TAN(RADIANS([.$A50]))" office:value-type="float" office:value="0.116730079047612" calcext:value-type="float">
            <text:p>0.117</text:p>
          </table:table-cell>
          <table:table-cell table:formula="of:=COS(RADIANS([.P$1]))*COS(RADIANS([.$A50]))" office:value-type="float" office:value="0.664143008286909" calcext:value-type="float">
            <text:p>0.664</text:p>
          </table:table-cell>
          <table:table-cell table:formula="of:=TAN(RADIANS([.Q$1]))*TAN(RADIANS([.$A50]))" office:value-type="float" office:value="0.136366069966573" calcext:value-type="float">
            <text:p>0.136</text:p>
          </table:table-cell>
          <table:table-cell table:formula="of:=COS(RADIANS([.R$1]))*COS(RADIANS([.$A50]))" office:value-type="float" office:value="0.662618673294863" calcext:value-type="float">
            <text:p>0.663</text:p>
          </table:table-cell>
          <table:table-cell table:formula="of:=TAN(RADIANS([.S$1]))*TAN(RADIANS([.$A50]))" office:value-type="float" office:value="0.156086409865017" calcext:value-type="float">
            <text:p>0.156</text:p>
          </table:table-cell>
          <table:table-cell table:formula="of:=COS(RADIANS([.T$1]))*COS(RADIANS([.$A50]))" office:value-type="float" office:value="0.660892498235999" calcext:value-type="float">
            <text:p>0.661</text:p>
          </table:table-cell>
          <table:table-cell table:formula="of:=TAN(RADIANS([.U$1]))*TAN(RADIANS([.$A50]))" office:value-type="float" office:value="0.175903741578647" calcext:value-type="float">
            <text:p>0.176</text:p>
          </table:table-cell>
          <table:table-cell table:formula="of:=COS(RADIANS([.V$1]))*COS(RADIANS([.$A50]))" office:value-type="float" office:value="0.658965008919964" calcext:value-type="float">
            <text:p>0.659</text:p>
          </table:table-cell>
          <table:table-cell table:formula="of:=TAN(RADIANS([.W$1]))*TAN(RADIANS([.$A50]))" office:value-type="float" office:value="0.195830951476867" calcext:value-type="float">
            <text:p>0.196</text:p>
          </table:table-cell>
          <table:table-cell table:formula="of:=COS(RADIANS([.X$1]))*COS(RADIANS([.$A50]))" office:value-type="float" office:value="0.656836792478674" calcext:value-type="float">
            <text:p>0.657</text:p>
          </table:table-cell>
          <table:table-cell table:formula="of:=TAN(RADIANS([.Y$1]))*TAN(RADIANS([.$A50]))" office:value-type="float" office:value="0.215881203964717" calcext:value-type="float">
            <text:p>0.216</text:p>
          </table:table-cell>
          <table:table-cell table:formula="of:=COS(RADIANS([.Z$1]))*COS(RADIANS([.$A50]))" office:value-type="float" office:value="0.654508497187474" calcext:value-type="float">
            <text:p>0.655</text:p>
          </table:table-cell>
          <table:table-cell table:formula="of:=TAN(RADIANS([.AA$1]))*TAN(RADIANS([.$A50]))" office:value-type="float" office:value="0.23606797749979" calcext:value-type="float">
            <text:p>0.236</text:p>
          </table:table-cell>
          <table:table-cell table:formula="of:=COS(RADIANS([.AB$1]))*COS(RADIANS([.$A50]))" office:value-type="float" office:value="0.651980832267665" calcext:value-type="float">
            <text:p>0.652</text:p>
          </table:table-cell>
          <table:table-cell table:formula="of:=TAN(RADIANS([.AC$1]))*TAN(RADIANS([.$A50]))" office:value-type="float" office:value="0.256405102340028" calcext:value-type="float">
            <text:p>0.256</text:p>
          </table:table-cell>
          <table:table-cell table:formula="of:=COS(RADIANS([.AD$1]))*COS(RADIANS([.$A50]))" office:value-type="float" office:value="0.649254567670466" calcext:value-type="float">
            <text:p>0.649</text:p>
          </table:table-cell>
          <table:table-cell table:formula="of:=TAN(RADIANS([.AE$1]))*TAN(RADIANS([.$A50]))" office:value-type="float" office:value="0.276906800255005" calcext:value-type="float">
            <text:p>0.277</text:p>
          </table:table-cell>
          <table:table-cell table:formula="of:=COS(RADIANS([.AF$1]))*COS(RADIANS([.$A50]))" office:value-type="float" office:value="0.646330533842485" calcext:value-type="float">
            <text:p>0.646</text:p>
          </table:table-cell>
          <table:table-cell table:formula="of:=TAN(RADIANS([.AG$1]))*TAN(RADIANS([.$A50]))" office:value-type="float" office:value="0.29758772645238" calcext:value-type="float">
            <text:p>0.298</text:p>
          </table:table-cell>
          <table:table-cell table:formula="of:=COS(RADIANS([.AH$1]))*COS(RADIANS([.$A50]))" office:value-type="float" office:value="0.643209621472752" calcext:value-type="float">
            <text:p>0.643</text:p>
          </table:table-cell>
          <table:table-cell table:formula="of:=TAN(RADIANS([.AI$1]))*TAN(RADIANS([.$A50]))" office:value-type="float" office:value="0.318463013993257" calcext:value-type="float">
            <text:p>0.318</text:p>
          </table:table-cell>
          <table:table-cell table:formula="of:=COS(RADIANS([.AJ$1]))*COS(RADIANS([.$A50]))" office:value-type="float" office:value="0.639892781221406" calcext:value-type="float">
            <text:p>0.640</text:p>
          </table:table-cell>
          <table:table-cell table:formula="of:=TAN(RADIANS([.AK$1]))*TAN(RADIANS([.$A50]))" office:value-type="float" office:value="0.339548320995246" calcext:value-type="float">
            <text:p>0.340</text:p>
          </table:table-cell>
          <table:table-cell table:formula="of:=COS(RADIANS([.AL$1]))*COS(RADIANS([.$A50]))" office:value-type="float" office:value="0.636381023430119" calcext:value-type="float">
            <text:p>0.636</text:p>
          </table:table-cell>
          <table:table-cell table:formula="of:=TAN(RADIANS([.AM$1]))*TAN(RADIANS([.$A50]))" office:value-type="float" office:value="0.360859880950765" calcext:value-type="float">
            <text:p>0.361</text:p>
          </table:table-cell>
          <table:table-cell table:formula="of:=COS(RADIANS([.AN$1]))*COS(RADIANS([.$A50]))" office:value-type="float" office:value="0.632675417814335" calcext:value-type="float">
            <text:p>0.633</text:p>
          </table:table-cell>
          <table:table-cell table:formula="of:=TAN(RADIANS([.AO$1]))*TAN(RADIANS([.$A50]))" office:value-type="float" office:value="0.382414556520769" calcext:value-type="float">
            <text:p>0.382</text:p>
          </table:table-cell>
          <table:table-cell table:formula="of:=COS(RADIANS([.AP$1]))*COS(RADIANS([.$A50]))" office:value-type="float" office:value="0.62877709313742" calcext:value-type="float">
            <text:p>0.629</text:p>
          </table:table-cell>
          <table:table-cell table:formula="of:=TAN(RADIANS([.AQ$1]))*TAN(RADIANS([.$A50]))" office:value-type="float" office:value="0.404229897201357" calcext:value-type="float">
            <text:p>0.404</text:p>
          </table:table-cell>
          <table:table-cell table:formula="of:=COS(RADIANS([.AR$1]))*COS(RADIANS([.$A50]))" office:value-type="float" office:value="0.624687236866834" calcext:value-type="float">
            <text:p>0.625</text:p>
          </table:table-cell>
          <table:table-cell table:formula="of:=TAN(RADIANS([.AS$1]))*TAN(RADIANS([.$A50]))" office:value-type="float" office:value="0.426324201303164" calcext:value-type="float">
            <text:p>0.426</text:p>
          </table:table-cell>
          <table:table-cell table:formula="of:=COS(RADIANS([.AT$1]))*COS(RADIANS([.$A50]))" office:value-type="float" office:value="0.620407094812418" calcext:value-type="float">
            <text:p>0.620</text:p>
          </table:table-cell>
          <table:table-cell table:formula="of:=TAN(RADIANS([.AU$1]))*TAN(RADIANS([.$A50]))" office:value-type="float" office:value="0.448716582731731" calcext:value-type="float">
            <text:p>0.449</text:p>
          </table:table-cell>
          <table:table-cell table:formula="of:=COS(RADIANS([.AV$1]))*COS(RADIANS([.$A50]))" office:value-type="float" office:value="0.615937970746903" calcext:value-type="float">
            <text:p>0.616</text:p>
          </table:table-cell>
          <table:table-cell table:formula="of:=TAN(RADIANS([.AW$1]))*TAN(RADIANS([.$A50]))" office:value-type="float" office:value="0.471427043112208" calcext:value-type="float">
            <text:p>0.4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RADIANS([.B$1]))*COS(RADIANS([.$A51]))" office:value-type="float" office:value="0.656059028990507" calcext:value-type="float">
            <text:p>0.656</text:p>
          </table:table-cell>
          <table:table-cell table:formula="of:=TAN(RADIANS([.C$1]))*TAN(RADIANS([.$A51]))" office:value-type="float" office:value="0" calcext:value-type="float">
            <text:p>0.000</text:p>
          </table:table-cell>
          <table:table-cell table:formula="of:=COS(RADIANS([.D$1]))*COS(RADIANS([.$A51]))" office:value-type="float" office:value="0.655959108022699" calcext:value-type="float">
            <text:p>0.656</text:p>
          </table:table-cell>
          <table:table-cell table:formula="of:=TAN(RADIANS([.E$1]))*TAN(RADIANS([.$A51]))" office:value-type="float" office:value="0.020079755239413" calcext:value-type="float">
            <text:p>0.020</text:p>
          </table:table-cell>
          <table:table-cell table:formula="of:=COS(RADIANS([.F$1]))*COS(RADIANS([.$A51]))" office:value-type="float" office:value="0.655659375556168" calcext:value-type="float">
            <text:p>0.656</text:p>
          </table:table-cell>
          <table:table-cell table:formula="of:=TAN(RADIANS([.G$1]))*TAN(RADIANS([.$A51]))" office:value-type="float" office:value="0.0401717499791539" calcext:value-type="float">
            <text:p>0.040</text:p>
          </table:table-cell>
          <table:table-cell table:formula="of:=COS(RADIANS([.H$1]))*COS(RADIANS([.$A51]))" office:value-type="float" office:value="0.655159922892328" calcext:value-type="float">
            <text:p>0.655</text:p>
          </table:table-cell>
          <table:table-cell table:formula="of:=TAN(RADIANS([.I$1]))*TAN(RADIANS([.$A51]))" office:value-type="float" office:value="0.0602882535798223" calcext:value-type="float">
            <text:p>0.060</text:p>
          </table:table-cell>
          <table:table-cell table:formula="of:=COS(RADIANS([.J$1]))*COS(RADIANS([.$A51]))" office:value-type="float" office:value="0.654460902169298" calcext:value-type="float">
            <text:p>0.654</text:p>
          </table:table-cell>
          <table:table-cell table:formula="of:=TAN(RADIANS([.K$1]))*TAN(RADIANS([.$A51]))" office:value-type="float" office:value="0.0804415952774991" calcext:value-type="float">
            <text:p>0.080</text:p>
          </table:table-cell>
          <table:table-cell table:formula="of:=COS(RADIANS([.L$1]))*COS(RADIANS([.$A51]))" office:value-type="float" office:value="0.653562526315562" calcext:value-type="float">
            <text:p>0.654</text:p>
          </table:table-cell>
          <table:table-cell table:formula="of:=TAN(RADIANS([.M$1]))*TAN(RADIANS([.$A51]))" office:value-type="float" office:value="0.100644194510212" calcext:value-type="float">
            <text:p>0.101</text:p>
          </table:table-cell>
          <table:table-cell table:formula="of:=COS(RADIANS([.N$1]))*COS(RADIANS([.$A51]))" office:value-type="float" office:value="0.652465068985108" calcext:value-type="float">
            <text:p>0.652</text:p>
          </table:table-cell>
          <table:table-cell table:formula="of:=TAN(RADIANS([.O$1]))*TAN(RADIANS([.$A51]))" office:value-type="float" office:value="0.120908591714758" calcext:value-type="float">
            <text:p>0.121</text:p>
          </table:table-cell>
          <table:table-cell table:formula="of:=COS(RADIANS([.P$1]))*COS(RADIANS([.$A51]))" office:value-type="float" office:value="0.651168864474071" calcext:value-type="float">
            <text:p>0.651</text:p>
          </table:table-cell>
          <table:table-cell table:formula="of:=TAN(RADIANS([.Q$1]))*TAN(RADIANS([.$A51]))" office:value-type="float" office:value="0.141247479757205" calcext:value-type="float">
            <text:p>0.141</text:p>
          </table:table-cell>
          <table:table-cell table:formula="of:=COS(RADIANS([.R$1]))*COS(RADIANS([.$A51]))" office:value-type="float" office:value="0.6496743076189" calcext:value-type="float">
            <text:p>0.650</text:p>
          </table:table-cell>
          <table:table-cell table:formula="of:=TAN(RADIANS([.S$1]))*TAN(RADIANS([.$A51]))" office:value-type="float" office:value="0.161673736166101" calcext:value-type="float">
            <text:p>0.162</text:p>
          </table:table-cell>
          <table:table-cell table:formula="of:=COS(RADIANS([.T$1]))*COS(RADIANS([.$A51]))" office:value-type="float" office:value="0.647981853676092" calcext:value-type="float">
            <text:p>0.648</text:p>
          </table:table-cell>
          <table:table-cell table:formula="of:=TAN(RADIANS([.U$1]))*TAN(RADIANS([.$A51]))" office:value-type="float" office:value="0.182200456344728" calcext:value-type="float">
            <text:p>0.182</text:p>
          </table:table-cell>
          <table:table-cell table:formula="of:=COS(RADIANS([.V$1]))*COS(RADIANS([.$A51]))" office:value-type="float" office:value="0.646092018183513" calcext:value-type="float">
            <text:p>0.646</text:p>
          </table:table-cell>
          <table:table-cell table:formula="of:=TAN(RADIANS([.W$1]))*TAN(RADIANS([.$A51]))" office:value-type="float" office:value="0.202840987947686" calcext:value-type="float">
            <text:p>0.203</text:p>
          </table:table-cell>
          <table:table-cell table:formula="of:=COS(RADIANS([.X$1]))*COS(RADIANS([.$A51]))" office:value-type="float" office:value="0.644005376803361" calcext:value-type="float">
            <text:p>0.644</text:p>
          </table:table-cell>
          <table:table-cell table:formula="of:=TAN(RADIANS([.Y$1]))*TAN(RADIANS([.$A51]))" office:value-type="float" office:value="0.223608966617885" calcext:value-type="float">
            <text:p>0.224</text:p>
          </table:table-cell>
          <table:table-cell table:formula="of:=COS(RADIANS([.Z$1]))*COS(RADIANS([.$A51]))" office:value-type="float" office:value="0.641722565146815" calcext:value-type="float">
            <text:p>0.642</text:p>
          </table:table-cell>
          <table:table-cell table:formula="of:=TAN(RADIANS([.AA$1]))*TAN(RADIANS([.$A51]))" office:value-type="float" office:value="0.244518353292718" calcext:value-type="float">
            <text:p>0.245</text:p>
          </table:table-cell>
          <table:table-cell table:formula="of:=COS(RADIANS([.AB$1]))*COS(RADIANS([.$A51]))" office:value-type="float" office:value="0.639244278580419" calcext:value-type="float">
            <text:p>0.639</text:p>
          </table:table-cell>
          <table:table-cell table:formula="of:=TAN(RADIANS([.AC$1]))*TAN(RADIANS([.$A51]))" office:value-type="float" office:value="0.26558347330311" calcext:value-type="float">
            <text:p>0.266</text:p>
          </table:table-cell>
          <table:table-cell table:formula="of:=COS(RADIANS([.AD$1]))*COS(RADIANS([.$A51]))" office:value-type="float" office:value="0.636571272014269" calcext:value-type="float">
            <text:p>0.637</text:p>
          </table:table-cell>
          <table:table-cell table:formula="of:=TAN(RADIANS([.AE$1]))*TAN(RADIANS([.$A51]))" office:value-type="float" office:value="0.286819057506305" calcext:value-type="float">
            <text:p>0.287</text:p>
          </table:table-cell>
          <table:table-cell table:formula="of:=COS(RADIANS([.AF$1]))*COS(RADIANS([.$A51]))" office:value-type="float" office:value="0.63370435967206" calcext:value-type="float">
            <text:p>0.634</text:p>
          </table:table-cell>
          <table:table-cell table:formula="of:=TAN(RADIANS([.AG$1]))*TAN(RADIANS([.$A51]))" office:value-type="float" office:value="0.308240285713146" calcext:value-type="float">
            <text:p>0.308</text:p>
          </table:table-cell>
          <table:table-cell table:formula="of:=COS(RADIANS([.AH$1]))*COS(RADIANS([.$A51]))" office:value-type="float" office:value="0.630644414843062" calcext:value-type="float">
            <text:p>0.631</text:p>
          </table:table-cell>
          <table:table-cell table:formula="of:=TAN(RADIANS([.AI$1]))*TAN(RADIANS([.$A51]))" office:value-type="float" office:value="0.329862832693334" calcext:value-type="float">
            <text:p>0.330</text:p>
          </table:table-cell>
          <table:table-cell table:formula="of:=COS(RADIANS([.AJ$1]))*COS(RADIANS([.$A51]))" office:value-type="float" office:value="0.627392369616113" calcext:value-type="float">
            <text:p>0.627</text:p>
          </table:table-cell>
          <table:table-cell table:formula="of:=TAN(RADIANS([.AK$1]))*TAN(RADIANS([.$A51]))" office:value-type="float" office:value="0.351702917068193" calcext:value-type="float">
            <text:p>0.352</text:p>
          </table:table-cell>
          <table:table-cell table:formula="of:=COS(RADIANS([.AL$1]))*COS(RADIANS([.$A51]))" office:value-type="float" office:value="0.623949214595693" calcext:value-type="float">
            <text:p>0.624</text:p>
          </table:table-cell>
          <table:table-cell table:formula="of:=TAN(RADIANS([.AM$1]))*TAN(RADIANS([.$A51]))" office:value-type="float" office:value="0.373777353430183" calcext:value-type="float">
            <text:p>0.374</text:p>
          </table:table-cell>
          <table:table-cell table:formula="of:=COS(RADIANS([.AN$1]))*COS(RADIANS([.$A51]))" office:value-type="float" office:value="0.620315998600176" calcext:value-type="float">
            <text:p>0.620</text:p>
          </table:table-cell>
          <table:table-cell table:formula="of:=TAN(RADIANS([.AO$1]))*TAN(RADIANS([.$A51]))" office:value-type="float" office:value="0.396103608062244" calcext:value-type="float">
            <text:p>0.396</text:p>
          </table:table-cell>
          <table:table-cell table:formula="of:=COS(RADIANS([.AP$1]))*COS(RADIANS([.$A51]))" office:value-type="float" office:value="0.616493828342348" calcext:value-type="float">
            <text:p>0.616</text:p>
          </table:table-cell>
          <table:table-cell table:formula="of:=TAN(RADIANS([.AQ$1]))*TAN(RADIANS([.$A51]))" office:value-type="float" office:value="0.418699858668669" calcext:value-type="float">
            <text:p>0.419</text:p>
          </table:table-cell>
          <table:table-cell table:formula="of:=COS(RADIANS([.AR$1]))*COS(RADIANS([.$A51]))" office:value-type="float" office:value="0.612483868092298" calcext:value-type="float">
            <text:p>0.612</text:p>
          </table:table-cell>
          <table:table-cell table:formula="of:=TAN(RADIANS([.AS$1]))*TAN(RADIANS([.$A51]))" office:value-type="float" office:value="0.441585058573121" calcext:value-type="float">
            <text:p>0.442</text:p>
          </table:table-cell>
          <table:table-cell table:formula="of:=COS(RADIANS([.AT$1]))*COS(RADIANS([.$A51]))" office:value-type="float" office:value="0.608287339322762" calcext:value-type="float">
            <text:p>0.608</text:p>
          </table:table-cell>
          <table:table-cell table:formula="of:=TAN(RADIANS([.AU$1]))*TAN(RADIANS([.$A51]))" office:value-type="float" office:value="0.464779005889505" calcext:value-type="float">
            <text:p>0.465</text:p>
          </table:table-cell>
          <table:table-cell table:formula="of:=COS(RADIANS([.AV$1]))*COS(RADIANS([.$A51]))" office:value-type="float" office:value="0.603905520337057" calcext:value-type="float">
            <text:p>0.604</text:p>
          </table:table-cell>
          <table:table-cell table:formula="of:=TAN(RADIANS([.AW$1]))*TAN(RADIANS([.$A51]))" office:value-type="float" office:value="0.488302418228474" calcext:value-type="float">
            <text:p>0.4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RADIANS([.B$1]))*COS(RADIANS([.$A52]))" office:value-type="float" office:value="0.642787609686539" calcext:value-type="float">
            <text:p>0.643</text:p>
          </table:table-cell>
          <table:table-cell table:formula="of:=TAN(RADIANS([.C$1]))*TAN(RADIANS([.$A52]))" office:value-type="float" office:value="0" calcext:value-type="float">
            <text:p>0.000</text:p>
          </table:table-cell>
          <table:table-cell table:formula="of:=COS(RADIANS([.D$1]))*COS(RADIANS([.$A52]))" office:value-type="float" office:value="0.642689710020172" calcext:value-type="float">
            <text:p>0.643</text:p>
          </table:table-cell>
          <table:table-cell table:formula="of:=TAN(RADIANS([.E$1]))*TAN(RADIANS([.$A52]))" office:value-type="float" office:value="0.0208021363371685" calcext:value-type="float">
            <text:p>0.021</text:p>
          </table:table-cell>
          <table:table-cell table:formula="of:=COS(RADIANS([.F$1]))*COS(RADIANS([.$A52]))" office:value-type="float" office:value="0.642396040842258" calcext:value-type="float">
            <text:p>0.642</text:p>
          </table:table-cell>
          <table:table-cell table:formula="of:=TAN(RADIANS([.G$1]))*TAN(RADIANS([.$A52]))" office:value-type="float" office:value="0.0416169524979446" calcext:value-type="float">
            <text:p>0.042</text:p>
          </table:table-cell>
          <table:table-cell table:formula="of:=COS(RADIANS([.H$1]))*COS(RADIANS([.$A52]))" office:value-type="float" office:value="0.641906691607273" calcext:value-type="float">
            <text:p>0.642</text:p>
          </table:table-cell>
          <table:table-cell table:formula="of:=TAN(RADIANS([.I$1]))*TAN(RADIANS([.$A52]))" office:value-type="float" office:value="0.0624571592404488" calcext:value-type="float">
            <text:p>0.062</text:p>
          </table:table-cell>
          <table:table-cell table:formula="of:=COS(RADIANS([.J$1]))*COS(RADIANS([.$A52]))" office:value-type="float" office:value="0.641221811375735" calcext:value-type="float">
            <text:p>0.641</text:p>
          </table:table-cell>
          <table:table-cell table:formula="of:=TAN(RADIANS([.K$1]))*TAN(RADIANS([.$A52]))" office:value-type="float" office:value="0.0833355293523383" calcext:value-type="float">
            <text:p>0.083</text:p>
          </table:table-cell>
          <table:table-cell table:formula="of:=COS(RADIANS([.L$1]))*COS(RADIANS([.$A52]))" office:value-type="float" office:value="0.640341608768797" calcext:value-type="float">
            <text:p>0.640</text:p>
          </table:table-cell>
          <table:table-cell table:formula="of:=TAN(RADIANS([.M$1]))*TAN(RADIANS([.$A52]))" office:value-type="float" office:value="0.104264929068286" calcext:value-type="float">
            <text:p>0.104</text:p>
          </table:table-cell>
          <table:table-cell table:formula="of:=COS(RADIANS([.N$1]))*COS(RADIANS([.$A52]))" office:value-type="float" office:value="0.639266351904699" calcext:value-type="float">
            <text:p>0.639</text:p>
          </table:table-cell>
          <table:table-cell table:formula="of:=TAN(RADIANS([.O$1]))*TAN(RADIANS([.$A52]))" office:value-type="float" office:value="0.125258349974737" calcext:value-type="float">
            <text:p>0.125</text:p>
          </table:table-cell>
          <table:table-cell table:formula="of:=COS(RADIANS([.P$1]))*COS(RADIANS([.$A52]))" office:value-type="float" office:value="0.637996368317099" calcext:value-type="float">
            <text:p>0.638</text:p>
          </table:table-cell>
          <table:table-cell table:formula="of:=TAN(RADIANS([.Q$1]))*TAN(RADIANS([.$A52]))" office:value-type="float" office:value="0.146328941571139" calcext:value-type="float">
            <text:p>0.146</text:p>
          </table:table-cell>
          <table:table-cell table:formula="of:=COS(RADIANS([.R$1]))*COS(RADIANS([.$A52]))" office:value-type="float" office:value="0.6365320448553" calcext:value-type="float">
            <text:p>0.637</text:p>
          </table:table-cell>
          <table:table-cell table:formula="of:=TAN(RADIANS([.S$1]))*TAN(RADIANS([.$A52]))" office:value-type="float" office:value="0.167490044662764" calcext:value-type="float">
            <text:p>0.167</text:p>
          </table:table-cell>
          <table:table-cell table:formula="of:=COS(RADIANS([.T$1]))*COS(RADIANS([.$A52]))" office:value-type="float" office:value="0.634873827566413" calcext:value-type="float">
            <text:p>0.635</text:p>
          </table:table-cell>
          <table:table-cell table:formula="of:=TAN(RADIANS([.U$1]))*TAN(RADIANS([.$A52]))" office:value-type="float" office:value="0.188755225767789" calcext:value-type="float">
            <text:p>0.189</text:p>
          </table:table-cell>
          <table:table-cell table:formula="of:=COS(RADIANS([.V$1]))*COS(RADIANS([.$A52]))" office:value-type="float" office:value="0.633022221559489" calcext:value-type="float">
            <text:p>0.633</text:p>
          </table:table-cell>
          <table:table-cell table:formula="of:=TAN(RADIANS([.W$1]))*TAN(RADIANS([.$A52]))" office:value-type="float" office:value="0.210138312730603" calcext:value-type="float">
            <text:p>0.210</text:p>
          </table:table-cell>
          <table:table-cell table:formula="of:=COS(RADIANS([.X$1]))*COS(RADIANS([.$A52]))" office:value-type="float" office:value="0.630977790851654" calcext:value-type="float">
            <text:p>0.631</text:p>
          </table:table-cell>
          <table:table-cell table:formula="of:=TAN(RADIANS([.Y$1]))*TAN(RADIANS([.$A52]))" office:value-type="float" office:value="0.231653431744449" calcext:value-type="float">
            <text:p>0.232</text:p>
          </table:table-cell>
          <table:table-cell table:formula="of:=COS(RADIANS([.Z$1]))*COS(RADIANS([.$A52]))" office:value-type="float" office:value="0.628741158196306" calcext:value-type="float">
            <text:p>0.629</text:p>
          </table:table-cell>
          <table:table-cell table:formula="of:=TAN(RADIANS([.AA$1]))*TAN(RADIANS([.$A52]))" office:value-type="float" office:value="0.253315045999722" calcext:value-type="float">
            <text:p>0.253</text:p>
          </table:table-cell>
          <table:table-cell table:formula="of:=COS(RADIANS([.AB$1]))*COS(RADIANS([.$A52]))" office:value-type="float" office:value="0.62631300489342" calcext:value-type="float">
            <text:p>0.626</text:p>
          </table:table-cell>
          <table:table-cell table:formula="of:=TAN(RADIANS([.AC$1]))*TAN(RADIANS([.$A52]))" office:value-type="float" office:value="0.275137996189617" calcext:value-type="float">
            <text:p>0.275</text:p>
          </table:table-cell>
          <table:table-cell table:formula="of:=COS(RADIANS([.AD$1]))*COS(RADIANS([.$A52]))" office:value-type="float" office:value="0.623694070582012" calcext:value-type="float">
            <text:p>0.624</text:p>
          </table:table-cell>
          <table:table-cell table:formula="of:=TAN(RADIANS([.AE$1]))*TAN(RADIANS([.$A52]))" office:value-type="float" office:value="0.2971375431227" calcext:value-type="float">
            <text:p>0.297</text:p>
          </table:table-cell>
          <table:table-cell table:formula="of:=COS(RADIANS([.AF$1]))*COS(RADIANS([.$A52]))" office:value-type="float" office:value="0.620885153014846" calcext:value-type="float">
            <text:p>0.621</text:p>
          </table:table-cell>
          <table:table-cell table:formula="of:=TAN(RADIANS([.AG$1]))*TAN(RADIANS([.$A52]))" office:value-type="float" office:value="0.319329412712508" calcext:value-type="float">
            <text:p>0.319</text:p>
          </table:table-cell>
          <table:table-cell table:formula="of:=COS(RADIANS([.AH$1]))*COS(RADIANS([.$A52]))" office:value-type="float" office:value="0.617887107815421" calcext:value-type="float">
            <text:p>0.618</text:p>
          </table:table-cell>
          <table:table-cell table:formula="of:=TAN(RADIANS([.AI$1]))*TAN(RADIANS([.$A52]))" office:value-type="float" office:value="0.341729843637872" calcext:value-type="float">
            <text:p>0.342</text:p>
          </table:table-cell>
          <table:table-cell table:formula="of:=COS(RADIANS([.AJ$1]))*COS(RADIANS([.$A52]))" office:value-type="float" office:value="0.614700848217349" calcext:value-type="float">
            <text:p>0.615</text:p>
          </table:table-cell>
          <table:table-cell table:formula="of:=TAN(RADIANS([.AK$1]))*TAN(RADIANS([.$A52]))" office:value-type="float" office:value="0.364355637994635" calcext:value-type="float">
            <text:p>0.364</text:p>
          </table:table-cell>
          <table:table-cell table:formula="of:=COS(RADIANS([.AL$1]))*COS(RADIANS([.$A52]))" office:value-type="float" office:value="0.611327344786169" calcext:value-type="float">
            <text:p>0.611</text:p>
          </table:table-cell>
          <table:table-cell table:formula="of:=TAN(RADIANS([.AM$1]))*TAN(RADIANS([.$A52]))" office:value-type="float" office:value="0.387224215290185" calcext:value-type="float">
            <text:p>0.387</text:p>
          </table:table-cell>
          <table:table-cell table:formula="of:=COS(RADIANS([.AN$1]))*COS(RADIANS([.$A52]))" office:value-type="float" office:value="0.607767625123706" calcext:value-type="float">
            <text:p>0.608</text:p>
          </table:table-cell>
          <table:table-cell table:formula="of:=TAN(RADIANS([.AO$1]))*TAN(RADIANS([.$A52]))" office:value-type="float" office:value="0.410353670167348" calcext:value-type="float">
            <text:p>0.410</text:p>
          </table:table-cell>
          <table:table-cell table:formula="of:=COS(RADIANS([.AP$1]))*COS(RADIANS([.$A52]))" office:value-type="float" office:value="0.604022773555054" calcext:value-type="float">
            <text:p>0.604</text:p>
          </table:table-cell>
          <table:table-cell table:formula="of:=TAN(RADIANS([.AQ$1]))*TAN(RADIANS([.$A52]))" office:value-type="float" office:value="0.433762834284103" calcext:value-type="float">
            <text:p>0.434</text:p>
          </table:table-cell>
          <table:table-cell table:formula="of:=COS(RADIANS([.AR$1]))*COS(RADIANS([.$A52]))" office:value-type="float" office:value="0.600093930798276" calcext:value-type="float">
            <text:p>0.600</text:p>
          </table:table-cell>
          <table:table-cell table:formula="of:=TAN(RADIANS([.AS$1]))*TAN(RADIANS([.$A52]))" office:value-type="float" office:value="0.457471342821166" calcext:value-type="float">
            <text:p>0.457</text:p>
          </table:table-cell>
          <table:table-cell table:formula="of:=COS(RADIANS([.AT$1]))*COS(RADIANS([.$A52]))" office:value-type="float" office:value="0.595982293616937" calcext:value-type="float">
            <text:p>0.596</text:p>
          </table:table-cell>
          <table:table-cell table:formula="of:=TAN(RADIANS([.AU$1]))*TAN(RADIANS([.$A52]))" office:value-type="float" office:value="0.481499706141328" calcext:value-type="float">
            <text:p>0.481</text:p>
          </table:table-cell>
          <table:table-cell table:formula="of:=COS(RADIANS([.AV$1]))*COS(RADIANS([.$A52]))" office:value-type="float" office:value="0.591689114455552" calcext:value-type="float">
            <text:p>0.592</text:p>
          </table:table-cell>
          <table:table-cell table:formula="of:=TAN(RADIANS([.AW$1]))*TAN(RADIANS([.$A52]))" office:value-type="float" office:value="0.505869387183563" calcext:value-type="float">
            <text:p>0.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RADIANS([.B$1]))*COS(RADIANS([.$A53]))" office:value-type="float" office:value="0.629320391049838" calcext:value-type="float">
            <text:p>0.629</text:p>
          </table:table-cell>
          <table:table-cell table:formula="of:=TAN(RADIANS([.C$1]))*TAN(RADIANS([.$A53]))" office:value-type="float" office:value="0" calcext:value-type="float">
            <text:p>0.000</text:p>
          </table:table-cell>
          <table:table-cell table:formula="of:=COS(RADIANS([.D$1]))*COS(RADIANS([.$A53]))" office:value-type="float" office:value="0.629224542506099" calcext:value-type="float">
            <text:p>0.629</text:p>
          </table:table-cell>
          <table:table-cell table:formula="of:=TAN(RADIANS([.E$1]))*TAN(RADIANS([.$A53]))" office:value-type="float" office:value="0.0215552100469906" calcext:value-type="float">
            <text:p>0.022</text:p>
          </table:table-cell>
          <table:table-cell table:formula="of:=COS(RADIANS([.F$1]))*COS(RADIANS([.$A53]))" office:value-type="float" office:value="0.628937026071278" calcext:value-type="float">
            <text:p>0.629</text:p>
          </table:table-cell>
          <table:table-cell table:formula="of:=TAN(RADIANS([.G$1]))*TAN(RADIANS([.$A53]))" office:value-type="float" office:value="0.0431235589493752" calcext:value-type="float">
            <text:p>0.043</text:p>
          </table:table-cell>
          <table:table-cell table:formula="of:=COS(RADIANS([.H$1]))*COS(RADIANS([.$A53]))" office:value-type="float" office:value="0.628457929325666" calcext:value-type="float">
            <text:p>0.628</text:p>
          </table:table-cell>
          <table:table-cell table:formula="of:=TAN(RADIANS([.I$1]))*TAN(RADIANS([.$A53]))" office:value-type="float" office:value="0.0647182176169441" calcext:value-type="float">
            <text:p>0.065</text:p>
          </table:table-cell>
          <table:table-cell table:formula="of:=COS(RADIANS([.J$1]))*COS(RADIANS([.$A53]))" office:value-type="float" office:value="0.627787398206772" calcext:value-type="float">
            <text:p>0.628</text:p>
          </table:table-cell>
          <table:table-cell table:formula="of:=TAN(RADIANS([.K$1]))*TAN(RADIANS([.$A53]))" office:value-type="float" office:value="0.0863524212346023" calcext:value-type="float">
            <text:p>0.086</text:p>
          </table:table-cell>
          <table:table-cell table:formula="of:=COS(RADIANS([.L$1]))*COS(RADIANS([.$A53]))" office:value-type="float" office:value="0.626925636964872" calcext:value-type="float">
            <text:p>0.627</text:p>
          </table:table-cell>
          <table:table-cell table:formula="of:=TAN(RADIANS([.M$1]))*TAN(RADIANS([.$A53]))" office:value-type="float" office:value="0.108039501817215" calcext:value-type="float">
            <text:p>0.108</text:p>
          </table:table-cell>
          <table:table-cell table:formula="of:=COS(RADIANS([.N$1]))*COS(RADIANS([.$A53]))" office:value-type="float" office:value="0.625872908100787" calcext:value-type="float">
            <text:p>0.626</text:p>
          </table:table-cell>
          <table:table-cell table:formula="of:=TAN(RADIANS([.O$1]))*TAN(RADIANS([.$A53]))" office:value-type="float" office:value="0.129792921269375" calcext:value-type="float">
            <text:p>0.130</text:p>
          </table:table-cell>
          <table:table-cell table:formula="of:=COS(RADIANS([.P$1]))*COS(RADIANS([.$A53]))" office:value-type="float" office:value="0.624629532285928" calcext:value-type="float">
            <text:p>0.625</text:p>
          </table:table-cell>
          <table:table-cell table:formula="of:=TAN(RADIANS([.Q$1]))*TAN(RADIANS([.$A53]))" office:value-type="float" office:value="0.151626305125402" calcext:value-type="float">
            <text:p>0.152</text:p>
          </table:table-cell>
          <table:table-cell table:formula="of:=COS(RADIANS([.R$1]))*COS(RADIANS([.$A53]))" office:value-type="float" office:value="0.623195888264613" calcext:value-type="float">
            <text:p>0.623</text:p>
          </table:table-cell>
          <table:table-cell table:formula="of:=TAN(RADIANS([.S$1]))*TAN(RADIANS([.$A53]))" office:value-type="float" office:value="0.173553477151046" calcext:value-type="float">
            <text:p>0.174</text:p>
          </table:table-cell>
          <table:table-cell table:formula="of:=COS(RADIANS([.T$1]))*COS(RADIANS([.$A53]))" office:value-type="float" office:value="0.621572412738697" calcext:value-type="float">
            <text:p>0.622</text:p>
          </table:table-cell>
          <table:table-cell table:formula="of:=TAN(RADIANS([.U$1]))*TAN(RADIANS([.$A53]))" office:value-type="float" office:value="0.195588494996165" calcext:value-type="float">
            <text:p>0.196</text:p>
          </table:table-cell>
          <table:table-cell table:formula="of:=COS(RADIANS([.V$1]))*COS(RADIANS([.$A53]))" office:value-type="float" office:value="0.619759600234555" calcext:value-type="float">
            <text:p>0.620</text:p>
          </table:table-cell>
          <table:table-cell table:formula="of:=TAN(RADIANS([.W$1]))*TAN(RADIANS([.$A53]))" office:value-type="float" office:value="0.217745687097294" calcext:value-type="float">
            <text:p>0.218</text:p>
          </table:table-cell>
          <table:table-cell table:formula="of:=COS(RADIANS([.X$1]))*COS(RADIANS([.$A53]))" office:value-type="float" office:value="0.617758002952434" calcext:value-type="float">
            <text:p>0.618</text:p>
          </table:table-cell>
          <table:table-cell table:formula="of:=TAN(RADIANS([.Y$1]))*TAN(RADIANS([.$A53]))" office:value-type="float" office:value="0.240039691040573" calcext:value-type="float">
            <text:p>0.240</text:p>
          </table:table-cell>
          <table:table-cell table:formula="of:=COS(RADIANS([.Z$1]))*COS(RADIANS([.$A53]))" office:value-type="float" office:value="0.615568230598259" calcext:value-type="float">
            <text:p>0.616</text:p>
          </table:table-cell>
          <table:table-cell table:formula="of:=TAN(RADIANS([.AA$1]))*TAN(RADIANS([.$A53]))" office:value-type="float" office:value="0.262485493609178" calcext:value-type="float">
            <text:p>0.262</text:p>
          </table:table-cell>
          <table:table-cell table:formula="of:=COS(RADIANS([.AB$1]))*COS(RADIANS([.$A53]))" office:value-type="float" office:value="0.6131909501979" calcext:value-type="float">
            <text:p>0.613</text:p>
          </table:table-cell>
          <table:table-cell table:formula="of:=TAN(RADIANS([.AC$1]))*TAN(RADIANS([.$A53]))" office:value-type="float" office:value="0.285098472755349" calcext:value-type="float">
            <text:p>0.285</text:p>
          </table:table-cell>
          <table:table-cell table:formula="of:=COS(RADIANS([.AD$1]))*COS(RADIANS([.$A53]))" office:value-type="float" office:value="0.610626885893996" calcext:value-type="float">
            <text:p>0.611</text:p>
          </table:table-cell>
          <table:table-cell table:formula="of:=TAN(RADIANS([.AE$1]))*TAN(RADIANS([.$A53]))" office:value-type="float" office:value="0.307894441755607" calcext:value-type="float">
            <text:p>0.308</text:p>
          </table:table-cell>
          <table:table-cell table:formula="of:=COS(RADIANS([.AF$1]))*COS(RADIANS([.$A53]))" office:value-type="float" office:value="0.607876818725374" calcext:value-type="float">
            <text:p>0.608</text:p>
          </table:table-cell>
          <table:table-cell table:formula="of:=TAN(RADIANS([.AG$1]))*TAN(RADIANS([.$A53]))" office:value-type="float" office:value="0.330889695829057" calcext:value-type="float">
            <text:p>0.331</text:p>
          </table:table-cell>
          <table:table-cell table:formula="of:=COS(RADIANS([.AH$1]))*COS(RADIANS([.$A53]))" office:value-type="float" office:value="0.604941586389133" calcext:value-type="float">
            <text:p>0.605</text:p>
          </table:table-cell>
          <table:table-cell table:formula="of:=TAN(RADIANS([.AI$1]))*TAN(RADIANS([.$A53]))" office:value-type="float" office:value="0.354101061523098" calcext:value-type="float">
            <text:p>0.354</text:p>
          </table:table-cell>
          <table:table-cell table:formula="of:=COS(RADIANS([.AJ$1]))*COS(RADIANS([.$A53]))" office:value-type="float" office:value="0.601822082985477" calcext:value-type="float">
            <text:p>0.602</text:p>
          </table:table-cell>
          <table:table-cell table:formula="of:=TAN(RADIANS([.AK$1]))*TAN(RADIANS([.$A53]))" office:value-type="float" office:value="0.377545949198823" calcext:value-type="float">
            <text:p>0.378</text:p>
          </table:table-cell>
          <table:table-cell table:formula="of:=COS(RADIANS([.AL$1]))*COS(RADIANS([.$A53]))" office:value-type="float" office:value="0.598519258745362" calcext:value-type="float">
            <text:p>0.599</text:p>
          </table:table-cell>
          <table:table-cell table:formula="of:=TAN(RADIANS([.AM$1]))*TAN(RADIANS([.$A53]))" office:value-type="float" office:value="0.401242408980249" calcext:value-type="float">
            <text:p>0.401</text:p>
          </table:table-cell>
          <table:table-cell table:formula="of:=COS(RADIANS([.AN$1]))*COS(RADIANS([.$A53]))" office:value-type="float" office:value="0.595034119741048" calcext:value-type="float">
            <text:p>0.595</text:p>
          </table:table-cell>
          <table:table-cell table:formula="of:=TAN(RADIANS([.AO$1]))*TAN(RADIANS([.$A53]))" office:value-type="float" office:value="0.425209190567908" calcext:value-type="float">
            <text:p>0.425</text:p>
          </table:table-cell>
          <table:table-cell table:formula="of:=COS(RADIANS([.AP$1]))*COS(RADIANS([.$A53]))" office:value-type="float" office:value="0.591367727579635" calcext:value-type="float">
            <text:p>0.591</text:p>
          </table:table-cell>
          <table:table-cell table:formula="of:=TAN(RADIANS([.AQ$1]))*TAN(RADIANS([.$A53]))" office:value-type="float" office:value="0.44946580735873" calcext:value-type="float">
            <text:p>0.449</text:p>
          </table:table-cell>
          <table:table-cell table:formula="of:=COS(RADIANS([.AR$1]))*COS(RADIANS([.$A53]))" office:value-type="float" office:value="0.587521199079693" calcext:value-type="float">
            <text:p>0.588</text:p>
          </table:table-cell>
          <table:table-cell table:formula="of:=TAN(RADIANS([.AS$1]))*TAN(RADIANS([.$A53]))" office:value-type="float" office:value="0.474032605361306" calcext:value-type="float">
            <text:p>0.474</text:p>
          </table:table-cell>
          <table:table-cell table:formula="of:=COS(RADIANS([.AT$1]))*COS(RADIANS([.$A53]))" office:value-type="float" office:value="0.583495705931066" calcext:value-type="float">
            <text:p>0.583</text:p>
          </table:table-cell>
          <table:table-cell table:formula="of:=TAN(RADIANS([.AU$1]))*TAN(RADIANS([.$A53]))" office:value-type="float" office:value="0.498930837449424" calcext:value-type="float">
            <text:p>0.499</text:p>
          </table:table-cell>
          <table:table-cell table:formula="of:=COS(RADIANS([.AV$1]))*COS(RADIANS([.$A53]))" office:value-type="float" office:value="0.579292474337963" calcext:value-type="float">
            <text:p>0.579</text:p>
          </table:table-cell>
          <table:table-cell table:formula="of:=TAN(RADIANS([.AW$1]))*TAN(RADIANS([.$A53]))" office:value-type="float" office:value="0.524182743557979" calcext:value-type="float">
            <text:p>0.5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RADIANS([.B$1]))*COS(RADIANS([.$A54]))" office:value-type="float" office:value="0.615661475325658" calcext:value-type="float">
            <text:p>0.616</text:p>
          </table:table-cell>
          <table:table-cell table:formula="of:=TAN(RADIANS([.C$1]))*TAN(RADIANS([.$A54]))" office:value-type="float" office:value="0" calcext:value-type="float">
            <text:p>0.000</text:p>
          </table:table-cell>
          <table:table-cell table:formula="of:=COS(RADIANS([.D$1]))*COS(RADIANS([.$A54]))" office:value-type="float" office:value="0.615567707100943" calcext:value-type="float">
            <text:p>0.616</text:p>
          </table:table-cell>
          <table:table-cell table:formula="of:=TAN(RADIANS([.E$1]))*TAN(RADIANS([.$A54]))" office:value-type="float" office:value="0.022341464294259" calcext:value-type="float">
            <text:p>0.022</text:p>
          </table:table-cell>
          <table:table-cell table:formula="of:=COS(RADIANS([.F$1]))*COS(RADIANS([.$A54]))" office:value-type="float" office:value="0.615286430989506" calcext:value-type="float">
            <text:p>0.615</text:p>
          </table:table-cell>
          <table:table-cell table:formula="of:=TAN(RADIANS([.G$1]))*TAN(RADIANS([.$A54]))" office:value-type="float" office:value="0.0446965467007059" calcext:value-type="float">
            <text:p>0.045</text:p>
          </table:table-cell>
          <table:table-cell table:formula="of:=COS(RADIANS([.H$1]))*COS(RADIANS([.$A54]))" office:value-type="float" office:value="0.614817732670777" calcext:value-type="float">
            <text:p>0.615</text:p>
          </table:table-cell>
          <table:table-cell table:formula="of:=TAN(RADIANS([.I$1]))*TAN(RADIANS([.$A54]))" office:value-type="float" office:value="0.0670788985551504" calcext:value-type="float">
            <text:p>0.067</text:p>
          </table:table-cell>
          <table:table-cell table:formula="of:=COS(RADIANS([.J$1]))*COS(RADIANS([.$A54]))" office:value-type="float" office:value="0.614161754914803" calcext:value-type="float">
            <text:p>0.614</text:p>
          </table:table-cell>
          <table:table-cell table:formula="of:=TAN(RADIANS([.K$1]))*TAN(RADIANS([.$A54]))" office:value-type="float" office:value="0.0895022378130352" calcext:value-type="float">
            <text:p>0.090</text:p>
          </table:table-cell>
          <table:table-cell table:formula="of:=COS(RADIANS([.L$1]))*COS(RADIANS([.$A54]))" office:value-type="float" office:value="0.613318697538763" calcext:value-type="float">
            <text:p>0.613</text:p>
          </table:table-cell>
          <table:table-cell table:formula="of:=TAN(RADIANS([.M$1]))*TAN(RADIANS([.$A54]))" office:value-type="float" office:value="0.111980382791762" calcext:value-type="float">
            <text:p>0.112</text:p>
          </table:table-cell>
          <table:table-cell table:formula="of:=COS(RADIANS([.N$1]))*COS(RADIANS([.$A54]))" office:value-type="float" office:value="0.612288817346101" calcext:value-type="float">
            <text:p>0.612</text:p>
          </table:table-cell>
          <table:table-cell table:formula="of:=TAN(RADIANS([.O$1]))*TAN(RADIANS([.$A54]))" office:value-type="float" office:value="0.134527286436355" calcext:value-type="float">
            <text:p>0.135</text:p>
          </table:table-cell>
          <table:table-cell table:formula="of:=COS(RADIANS([.P$1]))*COS(RADIANS([.$A54]))" office:value-type="float" office:value="0.611072428048301" calcext:value-type="float">
            <text:p>0.611</text:p>
          </table:table-cell>
          <table:table-cell table:formula="of:=TAN(RADIANS([.Q$1]))*TAN(RADIANS([.$A54]))" office:value-type="float" office:value="0.157157071290174" calcext:value-type="float">
            <text:p>0.157</text:p>
          </table:table-cell>
          <table:table-cell table:formula="of:=COS(RADIANS([.R$1]))*COS(RADIANS([.$A54]))" office:value-type="float" office:value="0.609669900169326" calcext:value-type="float">
            <text:p>0.610</text:p>
          </table:table-cell>
          <table:table-cell table:formula="of:=TAN(RADIANS([.S$1]))*TAN(RADIANS([.$A54]))" office:value-type="float" office:value="0.179884065358757" calcext:value-type="float">
            <text:p>0.180</text:p>
          </table:table-cell>
          <table:table-cell table:formula="of:=COS(RADIANS([.T$1]))*COS(RADIANS([.$A54]))" office:value-type="float" office:value="0.608081660932754" calcext:value-type="float">
            <text:p>0.608</text:p>
          </table:table-cell>
          <table:table-cell table:formula="of:=TAN(RADIANS([.U$1]))*TAN(RADIANS([.$A54]))" office:value-type="float" office:value="0.202722839062974" calcext:value-type="float">
            <text:p>0.203</text:p>
          </table:table-cell>
          <table:table-cell table:formula="of:=COS(RADIANS([.V$1]))*COS(RADIANS([.$A54]))" office:value-type="float" office:value="0.606308194131643" calcext:value-type="float">
            <text:p>0.606</text:p>
          </table:table-cell>
          <table:table-cell table:formula="of:=TAN(RADIANS([.W$1]))*TAN(RADIANS([.$A54]))" office:value-type="float" office:value="0.22568824348767" calcext:value-type="float">
            <text:p>0.226</text:p>
          </table:table-cell>
          <table:table-cell table:formula="of:=COS(RADIANS([.X$1]))*COS(RADIANS([.$A54]))" office:value-type="float" office:value="0.604350039981159" calcext:value-type="float">
            <text:p>0.604</text:p>
          </table:table-cell>
          <table:table-cell table:formula="of:=TAN(RADIANS([.Y$1]))*TAN(RADIANS([.$A54]))" office:value-type="float" office:value="0.248795450143927" calcext:value-type="float">
            <text:p>0.249</text:p>
          </table:table-cell>
          <table:table-cell table:formula="of:=COS(RADIANS([.Z$1]))*COS(RADIANS([.$A54]))" office:value-type="float" office:value="0.602207794954028" calcext:value-type="float">
            <text:p>0.602</text:p>
          </table:table-cell>
          <table:table-cell table:formula="of:=TAN(RADIANS([.AA$1]))*TAN(RADIANS([.$A54]))" office:value-type="float" office:value="0.272059992477277" calcext:value-type="float">
            <text:p>0.272</text:p>
          </table:table-cell>
          <table:table-cell table:formula="of:=COS(RADIANS([.AB$1]))*COS(RADIANS([.$A54]))" office:value-type="float" office:value="0.599882111598835" calcext:value-type="float">
            <text:p>0.600</text:p>
          </table:table-cell>
          <table:table-cell table:formula="of:=TAN(RADIANS([.AC$1]))*TAN(RADIANS([.$A54]))" office:value-type="float" office:value="0.295497809370717" calcext:value-type="float">
            <text:p>0.295</text:p>
          </table:table-cell>
          <table:table-cell table:formula="of:=COS(RADIANS([.AD$1]))*COS(RADIANS([.$A54]))" office:value-type="float" office:value="0.597373698341261" calcext:value-type="float">
            <text:p>0.597</text:p>
          </table:table-cell>
          <table:table-cell table:formula="of:=TAN(RADIANS([.AE$1]))*TAN(RADIANS([.$A54]))" office:value-type="float" office:value="0.319125290910541" calcext:value-type="float">
            <text:p>0.319</text:p>
          </table:table-cell>
          <table:table-cell table:formula="of:=COS(RADIANS([.AF$1]))*COS(RADIANS([.$A54]))" office:value-type="float" office:value="0.594683319268283" calcext:value-type="float">
            <text:p>0.595</text:p>
          </table:table-cell>
          <table:table-cell table:formula="of:=TAN(RADIANS([.AG$1]))*TAN(RADIANS([.$A54]))" office:value-type="float" office:value="0.342959326705109" calcext:value-type="float">
            <text:p>0.343</text:p>
          </table:table-cell>
          <table:table-cell table:formula="of:=COS(RADIANS([.AH$1]))*COS(RADIANS([.$A54]))" office:value-type="float" office:value="0.59181179389543" calcext:value-type="float">
            <text:p>0.592</text:p>
          </table:table-cell>
          <table:table-cell table:formula="of:=TAN(RADIANS([.AI$1]))*TAN(RADIANS([.$A54]))" office:value-type="float" office:value="0.367017357071963" calcext:value-type="float">
            <text:p>0.367</text:p>
          </table:table-cell>
          <table:table-cell table:formula="of:=COS(RADIANS([.AJ$1]))*COS(RADIANS([.$A54]))" office:value-type="float" office:value="0.588759996917146" calcext:value-type="float">
            <text:p>0.589</text:p>
          </table:table-cell>
          <table:table-cell table:formula="of:=TAN(RADIANS([.AK$1]))*TAN(RADIANS([.$A54]))" office:value-type="float" office:value="0.3913174274377" calcext:value-type="float">
            <text:p>0.391</text:p>
          </table:table-cell>
          <table:table-cell table:formula="of:=COS(RADIANS([.AL$1]))*COS(RADIANS([.$A54]))" office:value-type="float" office:value="0.585528857940355" calcext:value-type="float">
            <text:p>0.586</text:p>
          </table:table-cell>
          <table:table-cell table:formula="of:=TAN(RADIANS([.AM$1]))*TAN(RADIANS([.$A54]))" office:value-type="float" office:value="0.415878246328025" calcext:value-type="float">
            <text:p>0.416</text:p>
          </table:table-cell>
          <table:table-cell table:formula="of:=COS(RADIANS([.AN$1]))*COS(RADIANS([.$A54]))" office:value-type="float" office:value="0.58211936120129" calcext:value-type="float">
            <text:p>0.582</text:p>
          </table:table-cell>
          <table:table-cell table:formula="of:=TAN(RADIANS([.AO$1]))*TAN(RADIANS([.$A54]))" office:value-type="float" office:value="0.440719247363121" calcext:value-type="float">
            <text:p>0.441</text:p>
          </table:table-cell>
          <table:table-cell table:formula="of:=COS(RADIANS([.AP$1]))*COS(RADIANS([.$A54]))" office:value-type="float" office:value="0.578532545265687" calcext:value-type="float">
            <text:p>0.579</text:p>
          </table:table-cell>
          <table:table-cell table:formula="of:=TAN(RADIANS([.AQ$1]))*TAN(RADIANS([.$A54]))" office:value-type="float" office:value="0.46586065571638" calcext:value-type="float">
            <text:p>0.466</text:p>
          </table:table-cell>
          <table:table-cell table:formula="of:=COS(RADIANS([.AR$1]))*COS(RADIANS([.$A54]))" office:value-type="float" office:value="0.574769502712425" calcext:value-type="float">
            <text:p>0.575</text:p>
          </table:table-cell>
          <table:table-cell table:formula="of:=TAN(RADIANS([.AS$1]))*TAN(RADIANS([.$A54]))" office:value-type="float" office:value="0.491323559543451" calcext:value-type="float">
            <text:p>0.491</text:p>
          </table:table-cell>
          <table:table-cell table:formula="of:=COS(RADIANS([.AT$1]))*COS(RADIANS([.$A54]))" office:value-type="float" office:value="0.570831379800719" calcext:value-type="float">
            <text:p>0.571</text:p>
          </table:table-cell>
          <table:table-cell table:formula="of:=TAN(RADIANS([.AU$1]))*TAN(RADIANS([.$A54]))" office:value-type="float" office:value="0.51712998694426" calcext:value-type="float">
            <text:p>0.517</text:p>
          </table:table-cell>
          <table:table-cell table:formula="of:=COS(RADIANS([.AV$1]))*COS(RADIANS([.$A54]))" office:value-type="float" office:value="0.566719376120958" calcext:value-type="float">
            <text:p>0.567</text:p>
          </table:table-cell>
          <table:table-cell table:formula="of:=TAN(RADIANS([.AW$1]))*TAN(RADIANS([.$A54]))" office:value-type="float" office:value="0.543302989084179" calcext:value-type="float">
            <text:p>0.5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RADIANS([.B$1]))*COS(RADIANS([.$A55]))" office:value-type="float" office:value="0.601815023152048" calcext:value-type="float">
            <text:p>0.602</text:p>
          </table:table-cell>
          <table:table-cell table:formula="of:=TAN(RADIANS([.C$1]))*TAN(RADIANS([.$A55]))" office:value-type="float" office:value="0" calcext:value-type="float">
            <text:p>0.000</text:p>
          </table:table-cell>
          <table:table-cell table:formula="of:=COS(RADIANS([.D$1]))*COS(RADIANS([.$A55]))" office:value-type="float" office:value="0.601723363809066" calcext:value-type="float">
            <text:p>0.602</text:p>
          </table:table-cell>
          <table:table-cell table:formula="of:=TAN(RADIANS([.E$1]))*TAN(RADIANS([.$A55]))" office:value-type="float" office:value="0.0231636535240392" calcext:value-type="float">
            <text:p>0.023</text:p>
          </table:table-cell>
          <table:table-cell table:formula="of:=COS(RADIANS([.F$1]))*COS(RADIANS([.$A55]))" office:value-type="float" office:value="0.601448413700442" calcext:value-type="float">
            <text:p>0.601</text:p>
          </table:table-cell>
          <table:table-cell table:formula="of:=TAN(RADIANS([.G$1]))*TAN(RADIANS([.$A55]))" office:value-type="float" office:value="0.0463414263210238" calcext:value-type="float">
            <text:p>0.046</text:p>
          </table:table-cell>
          <table:table-cell table:formula="of:=COS(RADIANS([.H$1]))*COS(RADIANS([.$A55]))" office:value-type="float" office:value="0.600990256578643" calcext:value-type="float">
            <text:p>0.601</text:p>
          </table:table-cell>
          <table:table-cell table:formula="of:=TAN(RADIANS([.I$1]))*TAN(RADIANS([.$A55]))" office:value-type="float" office:value="0.0695474721101852" calcext:value-type="float">
            <text:p>0.070</text:p>
          </table:table-cell>
          <table:table-cell table:formula="of:=COS(RADIANS([.J$1]))*COS(RADIANS([.$A55]))" office:value-type="float" office:value="0.600349032002767" calcext:value-type="float">
            <text:p>0.600</text:p>
          </table:table-cell>
          <table:table-cell table:formula="of:=TAN(RADIANS([.K$1]))*TAN(RADIANS([.$A55]))" office:value-type="float" office:value="0.0927960136820597" calcext:value-type="float">
            <text:p>0.093</text:p>
          </table:table-cell>
          <table:table-cell table:formula="of:=COS(RADIANS([.L$1]))*COS(RADIANS([.$A55]))" office:value-type="float" office:value="0.599524935296032" calcext:value-type="float">
            <text:p>0.600</text:p>
          </table:table-cell>
          <table:table-cell table:formula="of:=TAN(RADIANS([.M$1]))*TAN(RADIANS([.$A55]))" office:value-type="float" office:value="0.116101377882568" calcext:value-type="float">
            <text:p>0.116</text:p>
          </table:table-cell>
          <table:table-cell table:formula="of:=COS(RADIANS([.N$1]))*COS(RADIANS([.$A55]))" office:value-type="float" office:value="0.598518217486276" calcext:value-type="float">
            <text:p>0.599</text:p>
          </table:table-cell>
          <table:table-cell table:formula="of:=TAN(RADIANS([.O$1]))*TAN(RADIANS([.$A55]))" office:value-type="float" office:value="0.139478031139689" calcext:value-type="float">
            <text:p>0.139</text:p>
          </table:table-cell>
          <table:table-cell table:formula="of:=COS(RADIANS([.P$1]))*COS(RADIANS([.$A55]))" office:value-type="float" office:value="0.597329185229499" calcext:value-type="float">
            <text:p>0.597</text:p>
          </table:table-cell>
          <table:table-cell table:formula="of:=TAN(RADIANS([.Q$1]))*TAN(RADIANS([.$A55]))" office:value-type="float" office:value="0.162940615721135" calcext:value-type="float">
            <text:p>0.163</text:p>
          </table:table-cell>
          <table:table-cell table:formula="of:=COS(RADIANS([.R$1]))*COS(RADIANS([.$A55]))" office:value-type="float" office:value="0.595958200716443" calcext:value-type="float">
            <text:p>0.596</text:p>
          </table:table-cell>
          <table:table-cell table:formula="of:=TAN(RADIANS([.S$1]))*TAN(RADIANS([.$A55]))" office:value-type="float" office:value="0.186503986918019" calcext:value-type="float">
            <text:p>0.187</text:p>
          </table:table-cell>
          <table:table-cell table:formula="of:=COS(RADIANS([.T$1]))*COS(RADIANS([.$A55]))" office:value-type="float" office:value="0.594405681562271" calcext:value-type="float">
            <text:p>0.594</text:p>
          </table:table-cell>
          <table:table-cell table:formula="of:=TAN(RADIANS([.U$1]))*TAN(RADIANS([.$A55]))" office:value-type="float" office:value="0.210183251357923" calcext:value-type="float">
            <text:p>0.210</text:p>
          </table:table-cell>
          <table:table-cell table:formula="of:=COS(RADIANS([.V$1]))*COS(RADIANS([.$A55]))" office:value-type="float" office:value="0.592672100679359" calcext:value-type="float">
            <text:p>0.593</text:p>
          </table:table-cell>
          <table:table-cell table:formula="of:=TAN(RADIANS([.W$1]))*TAN(RADIANS([.$A55]))" office:value-type="float" office:value="0.23399380666113" calcext:value-type="float">
            <text:p>0.234</text:p>
          </table:table-cell>
          <table:table-cell table:formula="of:=COS(RADIANS([.X$1]))*COS(RADIANS([.$A55]))" office:value-type="float" office:value="0.590757986133236" calcext:value-type="float">
            <text:p>0.591</text:p>
          </table:table-cell>
          <table:table-cell table:formula="of:=TAN(RADIANS([.Y$1]))*TAN(RADIANS([.$A55]))" office:value-type="float" office:value="0.257951382666184" calcext:value-type="float">
            <text:p>0.258</text:p>
          </table:table-cell>
          <table:table-cell table:formula="of:=COS(RADIANS([.Z$1]))*COS(RADIANS([.$A55]))" office:value-type="float" office:value="0.588663920981736" calcext:value-type="float">
            <text:p>0.589</text:p>
          </table:table-cell>
          <table:table-cell table:formula="of:=TAN(RADIANS([.AA$1]))*TAN(RADIANS([.$A55]))" office:value-type="float" office:value="0.282072084465642" calcext:value-type="float">
            <text:p>0.282</text:p>
          </table:table-cell>
          <table:table-cell table:formula="of:=COS(RADIANS([.AB$1]))*COS(RADIANS([.$A55]))" office:value-type="float" office:value="0.586390543097389" calcext:value-type="float">
            <text:p>0.586</text:p>
          </table:table-cell>
          <table:table-cell table:formula="of:=TAN(RADIANS([.AC$1]))*TAN(RADIANS([.$A55]))" office:value-type="float" office:value="0.30637243751005" calcext:value-type="float">
            <text:p>0.306</text:p>
          </table:table-cell>
          <table:table-cell table:formula="of:=COS(RADIANS([.AD$1]))*COS(RADIANS([.$A55]))" office:value-type="float" office:value="0.583938544973122" calcext:value-type="float">
            <text:p>0.584</text:p>
          </table:table-cell>
          <table:table-cell table:formula="of:=TAN(RADIANS([.AE$1]))*TAN(RADIANS([.$A55]))" office:value-type="float" office:value="0.330869435058002" calcext:value-type="float">
            <text:p>0.331</text:p>
          </table:table-cell>
          <table:table-cell table:formula="of:=COS(RADIANS([.AF$1]))*COS(RADIANS([.$A55]))" office:value-type="float" office:value="0.581308673511317" calcext:value-type="float">
            <text:p>0.581</text:p>
          </table:table-cell>
          <table:table-cell table:formula="of:=TAN(RADIANS([.AG$1]))*TAN(RADIANS([.$A55]))" office:value-type="float" office:value="0.355580588273092" calcext:value-type="float">
            <text:p>0.356</text:p>
          </table:table-cell>
          <table:table-cell table:formula="of:=COS(RADIANS([.AH$1]))*COS(RADIANS([.$A55]))" office:value-type="float" office:value="0.578501729796297" calcext:value-type="float">
            <text:p>0.579</text:p>
          </table:table-cell>
          <table:table-cell table:formula="of:=TAN(RADIANS([.AI$1]))*TAN(RADIANS([.$A55]))" office:value-type="float" office:value="0.380523979294773" calcext:value-type="float">
            <text:p>0.381</text:p>
          </table:table-cell>
          <table:table-cell table:formula="of:=COS(RADIANS([.AJ$1]))*COS(RADIANS([.$A55]))" office:value-type="float" office:value="0.575518568850308" calcext:value-type="float">
            <text:p>0.576</text:p>
          </table:table-cell>
          <table:table-cell table:formula="of:=TAN(RADIANS([.AK$1]))*TAN(RADIANS([.$A55]))" office:value-type="float" office:value="0.405718317640194" calcext:value-type="float">
            <text:p>0.406</text:p>
          </table:table-cell>
          <table:table-cell table:formula="of:=COS(RADIANS([.AL$1]))*COS(RADIANS([.$A55]))" office:value-type="float" office:value="0.572360099373074" calcext:value-type="float">
            <text:p>0.572</text:p>
          </table:table-cell>
          <table:table-cell table:formula="of:=TAN(RADIANS([.AM$1]))*TAN(RADIANS([.$A55]))" office:value-type="float" office:value="0.431183000328355" calcext:value-type="float">
            <text:p>0.431</text:p>
          </table:table-cell>
          <table:table-cell table:formula="of:=COS(RADIANS([.AN$1]))*COS(RADIANS([.$A55]))" office:value-type="float" office:value="0.569027283464995" calcext:value-type="float">
            <text:p>0.569</text:p>
          </table:table-cell>
          <table:table-cell table:formula="of:=TAN(RADIANS([.AO$1]))*TAN(RADIANS([.$A55]))" office:value-type="float" office:value="0.456938176156965" calcext:value-type="float">
            <text:p>0.457</text:p>
          </table:table-cell>
          <table:table-cell table:formula="of:=COS(RADIANS([.AP$1]))*COS(RADIANS([.$A55]))" office:value-type="float" office:value="0.565521136334081" calcext:value-type="float">
            <text:p>0.566</text:p>
          </table:table-cell>
          <table:table-cell table:formula="of:=TAN(RADIANS([.AQ$1]))*TAN(RADIANS([.$A55]))" office:value-type="float" office:value="0.483004814606931" calcext:value-type="float">
            <text:p>0.483</text:p>
          </table:table-cell>
          <table:table-cell table:formula="of:=COS(RADIANS([.AR$1]))*COS(RADIANS([.$A55]))" office:value-type="float" office:value="0.561842725986713" calcext:value-type="float">
            <text:p>0.562</text:p>
          </table:table-cell>
          <table:table-cell table:formula="of:=TAN(RADIANS([.AS$1]))*TAN(RADIANS([.$A55]))" office:value-type="float" office:value="0.509404779900064" calcext:value-type="float">
            <text:p>0.509</text:p>
          </table:table-cell>
          <table:table-cell table:formula="of:=COS(RADIANS([.AT$1]))*COS(RADIANS([.$A55]))" office:value-type="float" office:value="0.557993172902317" calcext:value-type="float">
            <text:p>0.558</text:p>
          </table:table-cell>
          <table:table-cell table:formula="of:=TAN(RADIANS([.AU$1]))*TAN(RADIANS([.$A55]))" office:value-type="float" office:value="0.536160910793383" calcext:value-type="float">
            <text:p>0.536</text:p>
          </table:table-cell>
          <table:table-cell table:formula="of:=COS(RADIANS([.AV$1]))*COS(RADIANS([.$A55]))" office:value-type="float" office:value="0.553973649692053" calcext:value-type="float">
            <text:p>0.554</text:p>
          </table:table-cell>
          <table:table-cell table:formula="of:=TAN(RADIANS([.AW$1]))*TAN(RADIANS([.$A55]))" office:value-type="float" office:value="0.563297106759231" calcext:value-type="float">
            <text:p>0.5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RADIANS([.B$1]))*COS(RADIANS([.$A56]))" office:value-type="float" office:value="0.587785252292473" calcext:value-type="float">
            <text:p>0.588</text:p>
          </table:table-cell>
          <table:table-cell table:formula="of:=TAN(RADIANS([.C$1]))*TAN(RADIANS([.$A56]))" office:value-type="float" office:value="0" calcext:value-type="float">
            <text:p>0.000</text:p>
          </table:table-cell>
          <table:table-cell table:formula="of:=COS(RADIANS([.D$1]))*COS(RADIANS([.$A56]))" office:value-type="float" office:value="0.587695729751547" calcext:value-type="float">
            <text:p>0.588</text:p>
          </table:table-cell>
          <table:table-cell table:formula="of:=TAN(RADIANS([.E$1]))*TAN(RADIANS([.$A56]))" office:value-type="float" office:value="0.0240248357878491" calcext:value-type="float">
            <text:p>0.024</text:p>
          </table:table-cell>
          <table:table-cell table:formula="of:=COS(RADIANS([.F$1]))*COS(RADIANS([.$A56]))" office:value-type="float" office:value="0.587427189398203" calcext:value-type="float">
            <text:p>0.587</text:p>
          </table:table-cell>
          <table:table-cell table:formula="of:=TAN(RADIANS([.G$1]))*TAN(RADIANS([.$A56]))" office:value-type="float" office:value="0.0480643157773829" calcext:value-type="float">
            <text:p>0.048</text:p>
          </table:table-cell>
          <table:table-cell table:formula="of:=COS(RADIANS([.H$1]))*COS(RADIANS([.$A56]))" office:value-type="float" office:value="0.586979713032432" calcext:value-type="float">
            <text:p>0.587</text:p>
          </table:table-cell>
          <table:table-cell table:formula="of:=TAN(RADIANS([.I$1]))*TAN(RADIANS([.$A56]))" office:value-type="float" office:value="0.0721331198972216" calcext:value-type="float">
            <text:p>0.072</text:p>
          </table:table-cell>
          <table:table-cell table:formula="of:=COS(RADIANS([.J$1]))*COS(RADIANS([.$A56]))" office:value-type="float" office:value="0.586353436959872" calcext:value-type="float">
            <text:p>0.586</text:p>
          </table:table-cell>
          <table:table-cell table:formula="of:=TAN(RADIANS([.K$1]))*TAN(RADIANS([.$A56]))" office:value-type="float" office:value="0.0962459997152355" calcext:value-type="float">
            <text:p>0.096</text:p>
          </table:table-cell>
          <table:table-cell table:formula="of:=COS(RADIANS([.L$1]))*COS(RADIANS([.$A56]))" office:value-type="float" office:value="0.585548551950281" calcext:value-type="float">
            <text:p>0.586</text:p>
          </table:table-cell>
          <table:table-cell table:formula="of:=TAN(RADIANS([.M$1]))*TAN(RADIANS([.$A56]))" office:value-type="float" office:value="0.120417814723268" calcext:value-type="float">
            <text:p>0.120</text:p>
          </table:table-cell>
          <table:table-cell table:formula="of:=COS(RADIANS([.N$1]))*COS(RADIANS([.$A56]))" office:value-type="float" office:value="0.584565303179429" calcext:value-type="float">
            <text:p>0.585</text:p>
          </table:table-cell>
          <table:table-cell table:formula="of:=TAN(RADIANS([.O$1]))*TAN(RADIANS([.$A56]))" office:value-type="float" office:value="0.144663569184626" calcext:value-type="float">
            <text:p>0.145</text:p>
          </table:table-cell>
          <table:table-cell table:formula="of:=COS(RADIANS([.P$1]))*COS(RADIANS([.$A56]))" office:value-type="float" office:value="0.583403990154418" calcext:value-type="float">
            <text:p>0.583</text:p>
          </table:table-cell>
          <table:table-cell table:formula="of:=TAN(RADIANS([.Q$1]))*TAN(RADIANS([.$A56]))" office:value-type="float" office:value="0.16899844973975" calcext:value-type="float">
            <text:p>0.169</text:p>
          </table:table-cell>
          <table:table-cell table:formula="of:=COS(RADIANS([.R$1]))*COS(RADIANS([.$A56]))" office:value-type="float" office:value="0.582064966622444" calcext:value-type="float">
            <text:p>0.582</text:p>
          </table:table-cell>
          <table:table-cell table:formula="of:=TAN(RADIANS([.S$1]))*TAN(RADIANS([.$A56]))" office:value-type="float" office:value="0.193437863972299" calcext:value-type="float">
            <text:p>0.193</text:p>
          </table:table-cell>
          <table:table-cell table:formula="of:=COS(RADIANS([.T$1]))*COS(RADIANS([.$A56]))" office:value-type="float" office:value="0.580548640463047" calcext:value-type="float">
            <text:p>0.581</text:p>
          </table:table-cell>
          <table:table-cell table:formula="of:=TAN(RADIANS([.U$1]))*TAN(RADIANS([.$A56]))" office:value-type="float" office:value="0.217997480146637" calcext:value-type="float">
            <text:p>0.218</text:p>
          </table:table-cell>
          <table:table-cell table:formula="of:=COS(RADIANS([.V$1]))*COS(RADIANS([.$A56]))" office:value-type="float" office:value="0.578855473563864" calcext:value-type="float">
            <text:p>0.579</text:p>
          </table:table-cell>
          <table:table-cell table:formula="of:=TAN(RADIANS([.W$1]))*TAN(RADIANS([.$A56]))" office:value-type="float" office:value="0.242693268338401" calcext:value-type="float">
            <text:p>0.243</text:p>
          </table:table-cell>
          <table:table-cell table:formula="of:=COS(RADIANS([.X$1]))*COS(RADIANS([.$A56]))" office:value-type="float" office:value="0.576985981679935" calcext:value-type="float">
            <text:p>0.577</text:p>
          </table:table-cell>
          <table:table-cell table:formula="of:=TAN(RADIANS([.Y$1]))*TAN(RADIANS([.$A56]))" office:value-type="float" office:value="0.267541543192753" calcext:value-type="float">
            <text:p>0.268</text:p>
          </table:table-cell>
          <table:table-cell table:formula="of:=COS(RADIANS([.Z$1]))*COS(RADIANS([.$A56]))" office:value-type="float" office:value="0.574940734276597" calcext:value-type="float">
            <text:p>0.575</text:p>
          </table:table-cell>
          <table:table-cell table:formula="of:=TAN(RADIANS([.AA$1]))*TAN(RADIANS([.$A56]))" office:value-type="float" office:value="0.292559008560134" calcext:value-type="float">
            <text:p>0.293</text:p>
          </table:table-cell>
          <table:table-cell table:formula="of:=COS(RADIANS([.AB$1]))*COS(RADIANS([.$A56]))" office:value-type="float" office:value="0.572720354356023" calcext:value-type="float">
            <text:p>0.573</text:p>
          </table:table-cell>
          <table:table-cell table:formula="of:=TAN(RADIANS([.AC$1]))*TAN(RADIANS([.$A56]))" office:value-type="float" office:value="0.317762804277108" calcext:value-type="float">
            <text:p>0.318</text:p>
          </table:table-cell>
          <table:table-cell table:formula="of:=COS(RADIANS([.AD$1]))*COS(RADIANS([.$A56]))" office:value-type="float" office:value="0.570325518267445" calcext:value-type="float">
            <text:p>0.570</text:p>
          </table:table-cell>
          <table:table-cell table:formula="of:=TAN(RADIANS([.AE$1]))*TAN(RADIANS([.$A56]))" office:value-type="float" office:value="0.343170555380539" calcext:value-type="float">
            <text:p>0.343</text:p>
          </table:table-cell>
          <table:table-cell table:formula="of:=COS(RADIANS([.AF$1]))*COS(RADIANS([.$A56]))" office:value-type="float" office:value="0.567756955501136" calcext:value-type="float">
            <text:p>0.568</text:p>
          </table:table-cell>
          <table:table-cell table:formula="of:=TAN(RADIANS([.AG$1]))*TAN(RADIANS([.$A56]))" office:value-type="float" office:value="0.368800424067049" calcext:value-type="float">
            <text:p>0.369</text:p>
          </table:table-cell>
          <table:table-cell table:formula="of:=COS(RADIANS([.AH$1]))*COS(RADIANS([.$A56]))" office:value-type="float" office:value="0.565015448466195" calcext:value-type="float">
            <text:p>0.565</text:p>
          </table:table-cell>
          <table:table-cell table:formula="of:=TAN(RADIANS([.AI$1]))*TAN(RADIANS([.$A56]))" office:value-type="float" office:value="0.394671164736956" calcext:value-type="float">
            <text:p>0.395</text:p>
          </table:table-cell>
          <table:table-cell table:formula="of:=COS(RADIANS([.AJ$1]))*COS(RADIANS([.$A56]))" office:value-type="float" office:value="0.562101832252225" calcext:value-type="float">
            <text:p>0.562</text:p>
          </table:table-cell>
          <table:table-cell table:formula="of:=TAN(RADIANS([.AK$1]))*TAN(RADIANS([.$A56]))" office:value-type="float" office:value="0.420802182493032" calcext:value-type="float">
            <text:p>0.421</text:p>
          </table:table-cell>
          <table:table-cell table:formula="of:=COS(RADIANS([.AL$1]))*COS(RADIANS([.$A56]))" office:value-type="float" office:value="0.559016994374948" calcext:value-type="float">
            <text:p>0.559</text:p>
          </table:table-cell>
          <table:table-cell table:formula="of:=TAN(RADIANS([.AM$1]))*TAN(RADIANS([.$A56]))" office:value-type="float" office:value="0.447213595499958" calcext:value-type="float">
            <text:p>0.447</text:p>
          </table:table-cell>
          <table:table-cell table:formula="of:=COS(RADIANS([.AN$1]))*COS(RADIANS([.$A56]))" office:value-type="float" office:value="0.555761874505864" calcext:value-type="float">
            <text:p>0.556</text:p>
          </table:table-cell>
          <table:table-cell table:formula="of:=TAN(RADIANS([.AO$1]))*TAN(RADIANS([.$A56]))" office:value-type="float" office:value="0.473926301650885" calcext:value-type="float">
            <text:p>0.474</text:p>
          </table:table-cell>
          <table:table-cell table:formula="of:=COS(RADIANS([.AP$1]))*COS(RADIANS([.$A56]))" office:value-type="float" office:value="0.552337464186021" calcext:value-type="float">
            <text:p>0.552</text:p>
          </table:table-cell>
          <table:table-cell table:formula="of:=TAN(RADIANS([.AQ$1]))*TAN(RADIANS([.$A56]))" office:value-type="float" office:value="0.500962050033659" calcext:value-type="float">
            <text:p>0.501</text:p>
          </table:table-cell>
          <table:table-cell table:formula="of:=COS(RADIANS([.AR$1]))*COS(RADIANS([.$A56]))" office:value-type="float" office:value="0.548744806523972" calcext:value-type="float">
            <text:p>0.549</text:p>
          </table:table-cell>
          <table:table-cell table:formula="of:=TAN(RADIANS([.AS$1]))*TAN(RADIANS([.$A56]))" office:value-type="float" office:value="0.528343517741859" calcext:value-type="float">
            <text:p>0.528</text:p>
          </table:table-cell>
          <table:table-cell table:formula="of:=COS(RADIANS([.AT$1]))*COS(RADIANS([.$A56]))" office:value-type="float" office:value="0.544984995878047" calcext:value-type="float">
            <text:p>0.545</text:p>
          </table:table-cell>
          <table:table-cell table:formula="of:=TAN(RADIANS([.AU$1]))*TAN(RADIANS([.$A56]))" office:value-type="float" office:value="0.556094392635713" calcext:value-type="float">
            <text:p>0.556</text:p>
          </table:table-cell>
          <table:table-cell table:formula="of:=COS(RADIANS([.AV$1]))*COS(RADIANS([.$A56]))" office:value-type="float" office:value="0.541059177522989" calcext:value-type="float">
            <text:p>0.541</text:p>
          </table:table-cell>
          <table:table-cell table:formula="of:=TAN(RADIANS([.AW$1]))*TAN(RADIANS([.$A56]))" office:value-type="float" office:value="0.584239462726224" calcext:value-type="float">
            <text:p>0.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RADIANS([.B$1]))*COS(RADIANS([.$A57]))" office:value-type="float" office:value="0.573576436351046" calcext:value-type="float">
            <text:p>0.574</text:p>
          </table:table-cell>
          <table:table-cell table:formula="of:=TAN(RADIANS([.C$1]))*TAN(RADIANS([.$A57]))" office:value-type="float" office:value="0" calcext:value-type="float">
            <text:p>0.000</text:p>
          </table:table-cell>
          <table:table-cell table:formula="of:=COS(RADIANS([.D$1]))*COS(RADIANS([.$A57]))" office:value-type="float" office:value="0.57348907788161" calcext:value-type="float">
            <text:p>0.573</text:p>
          </table:table-cell>
          <table:table-cell table:formula="of:=TAN(RADIANS([.E$1]))*TAN(RADIANS([.$A57]))" office:value-type="float" office:value="0.0249284161847881" calcext:value-type="float">
            <text:p>0.025</text:p>
          </table:table-cell>
          <table:table-cell table:formula="of:=COS(RADIANS([.F$1]))*COS(RADIANS([.$A57]))" office:value-type="float" office:value="0.573227029083538" calcext:value-type="float">
            <text:p>0.573</text:p>
          </table:table-cell>
          <table:table-cell table:formula="of:=TAN(RADIANS([.G$1]))*TAN(RADIANS([.$A57]))" office:value-type="float" office:value="0.0498720273435404" calcext:value-type="float">
            <text:p>0.050</text:p>
          </table:table-cell>
          <table:table-cell table:formula="of:=COS(RADIANS([.H$1]))*COS(RADIANS([.$A57]))" office:value-type="float" office:value="0.572790369779432" calcext:value-type="float">
            <text:p>0.573</text:p>
          </table:table-cell>
          <table:table-cell table:formula="of:=TAN(RADIANS([.I$1]))*TAN(RADIANS([.$A57]))" office:value-type="float" office:value="0.074846065520856" calcext:value-type="float">
            <text:p>0.075</text:p>
          </table:table-cell>
          <table:table-cell table:formula="of:=COS(RADIANS([.J$1]))*COS(RADIANS([.$A57]))" office:value-type="float" office:value="0.572179232979946" calcext:value-type="float">
            <text:p>0.572</text:p>
          </table:table-cell>
          <table:table-cell table:formula="of:=TAN(RADIANS([.K$1]))*TAN(RADIANS([.$A57]))" office:value-type="float" office:value="0.0998658370949551" calcext:value-type="float">
            <text:p>0.100</text:p>
          </table:table-cell>
          <table:table-cell table:formula="of:=COS(RADIANS([.L$1]))*COS(RADIANS([.$A57]))" office:value-type="float" office:value="0.57139380484327" calcext:value-type="float">
            <text:p>0.571</text:p>
          </table:table-cell>
          <table:table-cell table:formula="of:=TAN(RADIANS([.M$1]))*TAN(RADIANS([.$A57]))" office:value-type="float" office:value="0.12494676042708" calcext:value-type="float">
            <text:p>0.125</text:p>
          </table:table-cell>
          <table:table-cell table:formula="of:=COS(RADIANS([.N$1]))*COS(RADIANS([.$A57]))" office:value-type="float" office:value="0.570434324618422" calcext:value-type="float">
            <text:p>0.570</text:p>
          </table:table-cell>
          <table:table-cell table:formula="of:=TAN(RADIANS([.O$1]))*TAN(RADIANS([.$A57]))" office:value-type="float" office:value="0.15010440409483" calcext:value-type="float">
            <text:p>0.150</text:p>
          </table:table-cell>
          <table:table-cell table:formula="of:=COS(RADIANS([.P$1]))*COS(RADIANS([.$A57]))" office:value-type="float" office:value="0.569301084572374" calcext:value-type="float">
            <text:p>0.569</text:p>
          </table:table-cell>
          <table:table-cell table:formula="of:=TAN(RADIANS([.Q$1]))*TAN(RADIANS([.$A57]))" office:value-type="float" office:value="0.175354525912189" calcext:value-type="float">
            <text:p>0.175</text:p>
          </table:table-cell>
          <table:table-cell table:formula="of:=COS(RADIANS([.R$1]))*COS(RADIANS([.$A57]))" office:value-type="float" office:value="0.567994429901023" calcext:value-type="float">
            <text:p>0.568</text:p>
          </table:table-cell>
          <table:table-cell table:formula="of:=TAN(RADIANS([.S$1]))*TAN(RADIANS([.$A57]))" office:value-type="float" office:value="0.200713112946093" calcext:value-type="float">
            <text:p>0.201</text:p>
          </table:table-cell>
          <table:table-cell table:formula="of:=COS(RADIANS([.T$1]))*COS(RADIANS([.$A57]))" office:value-type="float" office:value="0.566514758624037" calcext:value-type="float">
            <text:p>0.567</text:p>
          </table:table-cell>
          <table:table-cell table:formula="of:=TAN(RADIANS([.U$1]))*TAN(RADIANS([.$A57]))" office:value-type="float" office:value="0.226196422748452" calcext:value-type="float">
            <text:p>0.226</text:p>
          </table:table-cell>
          <table:table-cell table:formula="of:=COS(RADIANS([.V$1]))*COS(RADIANS([.$A57]))" office:value-type="float" office:value="0.564862521463623" calcext:value-type="float">
            <text:p>0.565</text:p>
          </table:table-cell>
          <table:table-cell table:formula="of:=TAN(RADIANS([.W$1]))*TAN(RADIANS([.$A57]))" office:value-type="float" office:value="0.25182102603365" calcext:value-type="float">
            <text:p>0.252</text:p>
          </table:table-cell>
          <table:table-cell table:formula="of:=COS(RADIANS([.X$1]))*COS(RADIANS([.$A57]))" office:value-type="float" office:value="0.563038221707226" calcext:value-type="float">
            <text:p>0.563</text:p>
          </table:table-cell>
          <table:table-cell table:formula="of:=TAN(RADIANS([.Y$1]))*TAN(RADIANS([.$A57]))" office:value-type="float" office:value="0.277603851044949" calcext:value-type="float">
            <text:p>0.278</text:p>
          </table:table-cell>
          <table:table-cell table:formula="of:=COS(RADIANS([.Z$1]))*COS(RADIANS([.$A57]))" office:value-type="float" office:value="0.561042415054222" calcext:value-type="float">
            <text:p>0.561</text:p>
          </table:table-cell>
          <table:table-cell table:formula="of:=TAN(RADIANS([.AA$1]))*TAN(RADIANS([.$A57]))" office:value-type="float" office:value="0.303562229868999" calcext:value-type="float">
            <text:p>0.304</text:p>
          </table:table-cell>
          <table:table-cell table:formula="of:=COS(RADIANS([.AB$1]))*COS(RADIANS([.$A57]))" office:value-type="float" office:value="0.558875709446653" calcext:value-type="float">
            <text:p>0.559</text:p>
          </table:table-cell>
          <table:table-cell table:formula="of:=TAN(RADIANS([.AC$1]))*TAN(RADIANS([.$A57]))" office:value-type="float" office:value="0.32971394697613" calcext:value-type="float">
            <text:p>0.330</text:p>
          </table:table-cell>
          <table:table-cell table:formula="of:=COS(RADIANS([.AD$1]))*COS(RADIANS([.$A57]))" office:value-type="float" office:value="0.556538764884036" calcext:value-type="float">
            <text:p>0.557</text:p>
          </table:table-cell>
          <table:table-cell table:formula="of:=TAN(RADIANS([.AE$1]))*TAN(RADIANS([.$A57]))" office:value-type="float" office:value="0.356077290285481" calcext:value-type="float">
            <text:p>0.356</text:p>
          </table:table-cell>
          <table:table-cell table:formula="of:=COS(RADIANS([.AF$1]))*COS(RADIANS([.$A57]))" office:value-type="float" office:value="0.554032293222323" calcext:value-type="float">
            <text:p>0.554</text:p>
          </table:table-cell>
          <table:table-cell table:formula="of:=TAN(RADIANS([.AG$1]))*TAN(RADIANS([.$A57]))" office:value-type="float" office:value="0.382671105078667" calcext:value-type="float">
            <text:p>0.383</text:p>
          </table:table-cell>
          <table:table-cell table:formula="of:=COS(RADIANS([.AH$1]))*COS(RADIANS([.$A57]))" office:value-type="float" office:value="0.551357057957064" calcext:value-type="float">
            <text:p>0.551</text:p>
          </table:table-cell>
          <table:table-cell table:formula="of:=TAN(RADIANS([.AI$1]))*TAN(RADIANS([.$A57]))" office:value-type="float" office:value="0.40951485111394" calcext:value-type="float">
            <text:p>0.410</text:p>
          </table:table-cell>
          <table:table-cell table:formula="of:=COS(RADIANS([.AJ$1]))*COS(RADIANS([.$A57]))" office:value-type="float" office:value="0.548513873990835" calcext:value-type="float">
            <text:p>0.549</text:p>
          </table:table-cell>
          <table:table-cell table:formula="of:=TAN(RADIANS([.AK$1]))*TAN(RADIANS([.$A57]))" office:value-type="float" office:value="0.436628663325094" calcext:value-type="float">
            <text:p>0.437</text:p>
          </table:table-cell>
          <table:table-cell table:formula="of:=COS(RADIANS([.AL$1]))*COS(RADIANS([.$A57]))" office:value-type="float" office:value="0.545503607385015" calcext:value-type="float">
            <text:p>0.546</text:p>
          </table:table-cell>
          <table:table-cell table:formula="of:=TAN(RADIANS([.AM$1]))*TAN(RADIANS([.$A57]))" office:value-type="float" office:value="0.464033416526278" calcext:value-type="float">
            <text:p>0.464</text:p>
          </table:table-cell>
          <table:table-cell table:formula="of:=COS(RADIANS([.AN$1]))*COS(RADIANS([.$A57]))" office:value-type="float" office:value="0.542327175095973" calcext:value-type="float">
            <text:p>0.542</text:p>
          </table:table-cell>
          <table:table-cell table:formula="of:=TAN(RADIANS([.AO$1]))*TAN(RADIANS([.$A57]))" office:value-type="float" office:value="0.491750794585905" calcext:value-type="float">
            <text:p>0.492</text:p>
          </table:table-cell>
          <table:table-cell table:formula="of:=COS(RADIANS([.AP$1]))*COS(RADIANS([.$A57]))" office:value-type="float" office:value="0.538985544695756" calcext:value-type="float">
            <text:p>0.539</text:p>
          </table:table-cell>
          <table:table-cell table:formula="of:=TAN(RADIANS([.AQ$1]))*TAN(RADIANS([.$A57]))" office:value-type="float" office:value="0.519803364580737" calcext:value-type="float">
            <text:p>0.520</text:p>
          </table:table-cell>
          <table:table-cell table:formula="of:=COS(RADIANS([.AR$1]))*COS(RADIANS([.$A57]))" office:value-type="float" office:value="0.535479734077355" calcext:value-type="float">
            <text:p>0.535</text:p>
          </table:table-cell>
          <table:table-cell table:formula="of:=TAN(RADIANS([.AS$1]))*TAN(RADIANS([.$A57]))" office:value-type="float" office:value="0.548214656495814" calcext:value-type="float">
            <text:p>0.548</text:p>
          </table:table-cell>
          <table:table-cell table:formula="of:=COS(RADIANS([.AT$1]))*COS(RADIANS([.$A57]))" office:value-type="float" office:value="0.531810811144645" calcext:value-type="float">
            <text:p>0.532</text:p>
          </table:table-cell>
          <table:table-cell table:formula="of:=TAN(RADIANS([.AU$1]))*TAN(RADIANS([.$A57]))" office:value-type="float" office:value="0.577009249098019" calcext:value-type="float">
            <text:p>0.577</text:p>
          </table:table-cell>
          <table:table-cell table:formula="of:=COS(RADIANS([.AV$1]))*COS(RADIANS([.$A57]))" office:value-type="float" office:value="0.527979893487093" calcext:value-type="float">
            <text:p>0.528</text:p>
          </table:table-cell>
          <table:table-cell table:formula="of:=TAN(RADIANS([.AW$1]))*TAN(RADIANS([.$A57]))" office:value-type="float" office:value="0.606212862681972" calcext:value-type="float">
            <text:p>0.6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RADIANS([.B$1]))*COS(RADIANS([.$A58]))" office:value-type="float" office:value="0.559192903470747" calcext:value-type="float">
            <text:p>0.559</text:p>
          </table:table-cell>
          <table:table-cell table:formula="of:=TAN(RADIANS([.C$1]))*TAN(RADIANS([.$A58]))" office:value-type="float" office:value="0" calcext:value-type="float">
            <text:p>0.000</text:p>
          </table:table-cell>
          <table:table-cell table:formula="of:=COS(RADIANS([.D$1]))*COS(RADIANS([.$A58]))" office:value-type="float" office:value="0.559107735683037" calcext:value-type="float">
            <text:p>0.559</text:p>
          </table:table-cell>
          <table:table-cell table:formula="of:=TAN(RADIANS([.E$1]))*TAN(RADIANS([.$A58]))" office:value-type="float" office:value="0.025878197965431" calcext:value-type="float">
            <text:p>0.026</text:p>
          </table:table-cell>
          <table:table-cell table:formula="of:=COS(RADIANS([.F$1]))*COS(RADIANS([.$A58]))" office:value-type="float" office:value="0.558852258262839" calcext:value-type="float">
            <text:p>0.559</text:p>
          </table:table-cell>
          <table:table-cell table:formula="of:=TAN(RADIANS([.G$1]))*TAN(RADIANS([.$A58]))" office:value-type="float" office:value="0.0517721698388957" calcext:value-type="float">
            <text:p>0.052</text:p>
          </table:table-cell>
          <table:table-cell table:formula="of:=COS(RADIANS([.H$1]))*COS(RADIANS([.$A58]))" office:value-type="float" office:value="0.558426549031051" calcext:value-type="float">
            <text:p>0.558</text:p>
          </table:table-cell>
          <table:table-cell table:formula="of:=TAN(RADIANS([.I$1]))*TAN(RADIANS([.$A58]))" office:value-type="float" office:value="0.0776977280114675" calcext:value-type="float">
            <text:p>0.078</text:p>
          </table:table-cell>
          <table:table-cell table:formula="of:=COS(RADIANS([.J$1]))*COS(RADIANS([.$A58]))" office:value-type="float" office:value="0.557830737662829" calcext:value-type="float">
            <text:p>0.558</text:p>
          </table:table-cell>
          <table:table-cell table:formula="of:=TAN(RADIANS([.K$1]))*TAN(RADIANS([.$A58]))" office:value-type="float" office:value="0.103670762039979" calcext:value-type="float">
            <text:p>0.104</text:p>
          </table:table-cell>
          <table:table-cell table:formula="of:=COS(RADIANS([.L$1]))*COS(RADIANS([.$A58]))" office:value-type="float" office:value="0.557065005648087" calcext:value-type="float">
            <text:p>0.557</text:p>
          </table:table-cell>
          <table:table-cell table:formula="of:=TAN(RADIANS([.M$1]))*TAN(RADIANS([.$A58]))" office:value-type="float" office:value="0.129707277730879" calcext:value-type="float">
            <text:p>0.130</text:p>
          </table:table-cell>
          <table:table-cell table:formula="of:=COS(RADIANS([.N$1]))*COS(RADIANS([.$A58]))" office:value-type="float" office:value="0.556129586236215" calcext:value-type="float">
            <text:p>0.556</text:p>
          </table:table-cell>
          <table:table-cell table:formula="of:=TAN(RADIANS([.O$1]))*TAN(RADIANS([.$A58]))" office:value-type="float" office:value="0.155823436830272" calcext:value-type="float">
            <text:p>0.156</text:p>
          </table:table-cell>
          <table:table-cell table:formula="of:=COS(RADIANS([.P$1]))*COS(RADIANS([.$A58]))" office:value-type="float" office:value="0.555024764365027" calcext:value-type="float">
            <text:p>0.555</text:p>
          </table:table-cell>
          <table:table-cell table:formula="of:=TAN(RADIANS([.Q$1]))*TAN(RADIANS([.$A58]))" office:value-type="float" office:value="0.182035597530622" calcext:value-type="float">
            <text:p>0.182</text:p>
          </table:table-cell>
          <table:table-cell table:formula="of:=COS(RADIANS([.R$1]))*COS(RADIANS([.$A58]))" office:value-type="float" office:value="0.553750876573968" calcext:value-type="float">
            <text:p>0.554</text:p>
          </table:table-cell>
          <table:table-cell table:formula="of:=TAN(RADIANS([.S$1]))*TAN(RADIANS([.$A58]))" office:value-type="float" office:value="0.208360356011966" calcext:value-type="float">
            <text:p>0.208</text:p>
          </table:table-cell>
          <table:table-cell table:formula="of:=COS(RADIANS([.T$1]))*COS(RADIANS([.$A58]))" office:value-type="float" office:value="0.552308310901599" calcext:value-type="float">
            <text:p>0.552</text:p>
          </table:table-cell>
          <table:table-cell table:formula="of:=TAN(RADIANS([.U$1]))*TAN(RADIANS([.$A58]))" office:value-type="float" office:value="0.234814589244893" calcext:value-type="float">
            <text:p>0.235</text:p>
          </table:table-cell>
          <table:table-cell table:formula="of:=COS(RADIANS([.V$1]))*COS(RADIANS([.$A58]))" office:value-type="float" office:value="0.550697506767399" calcext:value-type="float">
            <text:p>0.551</text:p>
          </table:table-cell>
          <table:table-cell table:formula="of:=TAN(RADIANS([.W$1]))*TAN(RADIANS([.$A58]))" office:value-type="float" office:value="0.261415499294069" calcext:value-type="float">
            <text:p>0.261</text:p>
          </table:table-cell>
          <table:table-cell table:formula="of:=COS(RADIANS([.X$1]))*COS(RADIANS([.$A58]))" office:value-type="float" office:value="0.548918954837911" calcext:value-type="float">
            <text:p>0.549</text:p>
          </table:table-cell>
          <table:table-cell table:formula="of:=TAN(RADIANS([.Y$1]))*TAN(RADIANS([.$A58]))" office:value-type="float" office:value="0.288180659375022" calcext:value-type="float">
            <text:p>0.288</text:p>
          </table:table-cell>
          <table:table-cell table:formula="of:=COS(RADIANS([.Z$1]))*COS(RADIANS([.$A58]))" office:value-type="float" office:value="0.546973196877282" calcext:value-type="float">
            <text:p>0.547</text:p>
          </table:table-cell>
          <table:table-cell table:formula="of:=TAN(RADIANS([.AA$1]))*TAN(RADIANS([.$A58]))" office:value-type="float" office:value="0.315128061933246" calcext:value-type="float">
            <text:p>0.315</text:p>
          </table:table-cell>
          <table:table-cell table:formula="of:=COS(RADIANS([.AB$1]))*COS(RADIANS([.$A58]))" office:value-type="float" office:value="0.544860825582235" calcext:value-type="float">
            <text:p>0.545</text:p>
          </table:table-cell>
          <table:table-cell table:formula="of:=TAN(RADIANS([.AC$1]))*TAN(RADIANS([.$A58]))" office:value-type="float" office:value="0.342276169033899" calcext:value-type="float">
            <text:p>0.342</text:p>
          </table:table-cell>
          <table:table-cell table:formula="of:=COS(RADIANS([.AD$1]))*COS(RADIANS([.$A58]))" office:value-type="float" office:value="0.542582484401532" calcext:value-type="float">
            <text:p>0.543</text:p>
          </table:table-cell>
          <table:table-cell table:formula="of:=TAN(RADIANS([.AE$1]))*TAN(RADIANS([.$A58]))" office:value-type="float" office:value="0.369643965372533" calcext:value-type="float">
            <text:p>0.370</text:p>
          </table:table-cell>
          <table:table-cell table:formula="of:=COS(RADIANS([.AF$1]))*COS(RADIANS([.$A58]))" office:value-type="float" office:value="0.540138867339964" calcext:value-type="float">
            <text:p>0.540</text:p>
          </table:table-cell>
          <table:table-cell table:formula="of:=TAN(RADIANS([.AG$1]))*TAN(RADIANS([.$A58]))" office:value-type="float" office:value="0.397251014242892" calcext:value-type="float">
            <text:p>0.397</text:p>
          </table:table-cell>
          <table:table-cell table:formula="of:=COS(RADIANS([.AH$1]))*COS(RADIANS([.$A58]))" office:value-type="float" office:value="0.537530718746963" calcext:value-type="float">
            <text:p>0.538</text:p>
          </table:table-cell>
          <table:table-cell table:formula="of:=TAN(RADIANS([.AI$1]))*TAN(RADIANS([.$A58]))" office:value-type="float" office:value="0.425117516827138" calcext:value-type="float">
            <text:p>0.425</text:p>
          </table:table-cell>
          <table:table-cell table:formula="of:=COS(RADIANS([.AJ$1]))*COS(RADIANS([.$A58]))" office:value-type="float" office:value="0.534758833089854" calcext:value-type="float">
            <text:p>0.535</text:p>
          </table:table-cell>
          <table:table-cell table:formula="of:=TAN(RADIANS([.AK$1]))*TAN(RADIANS([.$A58]))" office:value-type="float" office:value="0.453264375207412" calcext:value-type="float">
            <text:p>0.453</text:p>
          </table:table-cell>
          <table:table-cell table:formula="of:=COS(RADIANS([.AL$1]))*COS(RADIANS([.$A58]))" office:value-type="float" office:value="0.531824054711861" calcext:value-type="float">
            <text:p>0.532</text:p>
          </table:table-cell>
          <table:table-cell table:formula="of:=TAN(RADIANS([.AM$1]))*TAN(RADIANS([.$A58]))" office:value-type="float" office:value="0.481713259535923" calcext:value-type="float">
            <text:p>0.482</text:p>
          </table:table-cell>
          <table:table-cell table:formula="of:=COS(RADIANS([.AN$1]))*COS(RADIANS([.$A58]))" office:value-type="float" office:value="0.528727277574907" calcext:value-type="float">
            <text:p>0.529</text:p>
          </table:table-cell>
          <table:table-cell table:formula="of:=TAN(RADIANS([.AO$1]))*TAN(RADIANS([.$A58]))" office:value-type="float" office:value="0.510486679844406" calcext:value-type="float">
            <text:p>0.510</text:p>
          </table:table-cell>
          <table:table-cell table:formula="of:=COS(RADIANS([.AP$1]))*COS(RADIANS([.$A58]))" office:value-type="float" office:value="0.525469444987308" calcext:value-type="float">
            <text:p>0.525</text:p>
          </table:table-cell>
          <table:table-cell table:formula="of:=TAN(RADIANS([.AQ$1]))*TAN(RADIANS([.$A58]))" office:value-type="float" office:value="0.53960806302351" calcext:value-type="float">
            <text:p>0.540</text:p>
          </table:table-cell>
          <table:table-cell table:formula="of:=COS(RADIANS([.AR$1]))*COS(RADIANS([.$A58]))" office:value-type="float" office:value="0.522051549316428" calcext:value-type="float">
            <text:p>0.522</text:p>
          </table:table-cell>
          <table:table-cell table:formula="of:=TAN(RADIANS([.AS$1]))*TAN(RADIANS([.$A58]))" office:value-type="float" office:value="0.569101835559315" calcext:value-type="float">
            <text:p>0.569</text:p>
          </table:table-cell>
          <table:table-cell table:formula="of:=COS(RADIANS([.AT$1]))*COS(RADIANS([.$A58]))" office:value-type="float" office:value="0.518474631686401" calcext:value-type="float">
            <text:p>0.518</text:p>
          </table:table-cell>
          <table:table-cell table:formula="of:=TAN(RADIANS([.AU$1]))*TAN(RADIANS([.$A58]))" office:value-type="float" office:value="0.598993512678717" calcext:value-type="float">
            <text:p>0.599</text:p>
          </table:table-cell>
          <table:table-cell table:formula="of:=COS(RADIANS([.AV$1]))*COS(RADIANS([.$A58]))" office:value-type="float" office:value="0.514739781660984" calcext:value-type="float">
            <text:p>0.515</text:p>
          </table:table-cell>
          <table:table-cell table:formula="of:=TAN(RADIANS([.AW$1]))*TAN(RADIANS([.$A58]))" office:value-type="float" office:value="0.629309794628979" calcext:value-type="float">
            <text:p>0.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RADIANS([.B$1]))*COS(RADIANS([.$A59]))" office:value-type="float" office:value="0.544639035015027" calcext:value-type="float">
            <text:p>0.545</text:p>
          </table:table-cell>
          <table:table-cell table:formula="of:=TAN(RADIANS([.C$1]))*TAN(RADIANS([.$A59]))" office:value-type="float" office:value="0" calcext:value-type="float">
            <text:p>0.000</text:p>
          </table:table-cell>
          <table:table-cell table:formula="of:=COS(RADIANS([.D$1]))*COS(RADIANS([.$A59]))" office:value-type="float" office:value="0.544556083851976" calcext:value-type="float">
            <text:p>0.545</text:p>
          </table:table-cell>
          <table:table-cell table:formula="of:=TAN(RADIANS([.E$1]))*TAN(RADIANS([.$A59]))" office:value-type="float" office:value="0.026878442924071" calcext:value-type="float">
            <text:p>0.027</text:p>
          </table:table-cell>
          <table:table-cell table:formula="of:=COS(RADIANS([.F$1]))*COS(RADIANS([.$A59]))" office:value-type="float" office:value="0.54430725563055" calcext:value-type="float">
            <text:p>0.544</text:p>
          </table:table-cell>
          <table:table-cell table:formula="of:=TAN(RADIANS([.G$1]))*TAN(RADIANS([.$A59]))" office:value-type="float" office:value="0.0537732694497875" calcext:value-type="float">
            <text:p>0.054</text:p>
          </table:table-cell>
          <table:table-cell table:formula="of:=COS(RADIANS([.H$1]))*COS(RADIANS([.$A59]))" office:value-type="float" office:value="0.543892626146237" calcext:value-type="float">
            <text:p>0.544</text:p>
          </table:table-cell>
          <table:table-cell table:formula="of:=TAN(RADIANS([.I$1]))*TAN(RADIANS([.$A59]))" office:value-type="float" office:value="0.0807009031492829" calcext:value-type="float">
            <text:p>0.081</text:p>
          </table:table-cell>
          <table:table-cell table:formula="of:=COS(RADIANS([.J$1]))*COS(RADIANS([.$A59]))" office:value-type="float" office:value="0.543312321699193" calcext:value-type="float">
            <text:p>0.543</text:p>
          </table:table-cell>
          <table:table-cell table:formula="of:=TAN(RADIANS([.K$1]))*TAN(RADIANS([.$A59]))" office:value-type="float" office:value="0.107677847743063" calcext:value-type="float">
            <text:p>0.108</text:p>
          </table:table-cell>
          <table:table-cell table:formula="of:=COS(RADIANS([.L$1]))*COS(RADIANS([.$A59]))" office:value-type="float" office:value="0.542566519055775" calcext:value-type="float">
            <text:p>0.543</text:p>
          </table:table-cell>
          <table:table-cell table:formula="of:=TAN(RADIANS([.M$1]))*TAN(RADIANS([.$A59]))" office:value-type="float" office:value="0.134720727694533" calcext:value-type="float">
            <text:p>0.135</text:p>
          </table:table-cell>
          <table:table-cell table:formula="of:=COS(RADIANS([.N$1]))*COS(RADIANS([.$A59]))" office:value-type="float" office:value="0.541655445394692" calcext:value-type="float">
            <text:p>0.542</text:p>
          </table:table-cell>
          <table:table-cell table:formula="of:=TAN(RADIANS([.O$1]))*TAN(RADIANS([.$A59]))" office:value-type="float" office:value="0.16184632943414" calcext:value-type="float">
            <text:p>0.162</text:p>
          </table:table-cell>
          <table:table-cell table:formula="of:=COS(RADIANS([.P$1]))*COS(RADIANS([.$A59]))" office:value-type="float" office:value="0.540579378237808" calcext:value-type="float">
            <text:p>0.541</text:p>
          </table:table-cell>
          <table:table-cell table:formula="of:=TAN(RADIANS([.Q$1]))*TAN(RADIANS([.$A59]))" office:value-type="float" office:value="0.189071643431741" calcext:value-type="float">
            <text:p>0.189</text:p>
          </table:table-cell>
          <table:table-cell table:formula="of:=COS(RADIANS([.R$1]))*COS(RADIANS([.$A59]))" office:value-type="float" office:value="0.539338645365604" calcext:value-type="float">
            <text:p>0.539</text:p>
          </table:table-cell>
          <table:table-cell table:formula="of:=TAN(RADIANS([.S$1]))*TAN(RADIANS([.$A59]))" office:value-type="float" office:value="0.216413907343469" calcext:value-type="float">
            <text:p>0.216</text:p>
          </table:table-cell>
          <table:table-cell table:formula="of:=COS(RADIANS([.T$1]))*COS(RADIANS([.$A59]))" office:value-type="float" office:value="0.537933624717329" calcext:value-type="float">
            <text:p>0.538</text:p>
          </table:table-cell>
          <table:table-cell table:formula="of:=TAN(RADIANS([.U$1]))*TAN(RADIANS([.$A59]))" office:value-type="float" office:value="0.243890650469135" calcext:value-type="float">
            <text:p>0.244</text:p>
          </table:table-cell>
          <table:table-cell table:formula="of:=COS(RADIANS([.V$1]))*COS(RADIANS([.$A59]))" office:value-type="float" office:value="0.536364744275886" calcext:value-type="float">
            <text:p>0.536</text:p>
          </table:table-cell>
          <table:table-cell table:formula="of:=TAN(RADIANS([.W$1]))*TAN(RADIANS([.$A59]))" office:value-type="float" office:value="0.271519739768175" calcext:value-type="float">
            <text:p>0.272</text:p>
          </table:table-cell>
          <table:table-cell table:formula="of:=COS(RADIANS([.X$1]))*COS(RADIANS([.$A59]))" office:value-type="float" office:value="0.534632481937455" calcext:value-type="float">
            <text:p>0.535</text:p>
          </table:table-cell>
          <table:table-cell table:formula="of:=TAN(RADIANS([.Y$1]))*TAN(RADIANS([.$A59]))" office:value-type="float" office:value="0.29931942769662" calcext:value-type="float">
            <text:p>0.299</text:p>
          </table:table-cell>
          <table:table-cell table:formula="of:=COS(RADIANS([.Z$1]))*COS(RADIANS([.$A59]))" office:value-type="float" office:value="0.532737365365924" calcext:value-type="float">
            <text:p>0.533</text:p>
          </table:table-cell>
          <table:table-cell table:formula="of:=TAN(RADIANS([.AA$1]))*TAN(RADIANS([.$A59]))" office:value-type="float" office:value="0.327308402144561" calcext:value-type="float">
            <text:p>0.327</text:p>
          </table:table-cell>
          <table:table-cell table:formula="of:=COS(RADIANS([.AB$1]))*COS(RADIANS([.$A59]))" office:value-type="float" office:value="0.53067997183216" calcext:value-type="float">
            <text:p>0.531</text:p>
          </table:table-cell>
          <table:table-cell table:formula="of:=TAN(RADIANS([.AC$1]))*TAN(RADIANS([.$A59]))" office:value-type="float" office:value="0.355505838773503" calcext:value-type="float">
            <text:p>0.356</text:p>
          </table:table-cell>
          <table:table-cell table:formula="of:=COS(RADIANS([.AD$1]))*COS(RADIANS([.$A59]))" office:value-type="float" office:value="0.528460928038164" calcext:value-type="float">
            <text:p>0.528</text:p>
          </table:table-cell>
          <table:table-cell table:formula="of:=TAN(RADIANS([.AE$1]))*TAN(RADIANS([.$A59]))" office:value-type="float" office:value="0.383931456076077" calcext:value-type="float">
            <text:p>0.384</text:p>
          </table:table-cell>
          <table:table-cell table:formula="of:=COS(RADIANS([.AF$1]))*COS(RADIANS([.$A59]))" office:value-type="float" office:value="0.526080909926171" calcext:value-type="float">
            <text:p>0.526</text:p>
          </table:table-cell>
          <table:table-cell table:formula="of:=TAN(RADIANS([.AG$1]))*TAN(RADIANS([.$A59]))" office:value-type="float" office:value="0.412605573507097" calcext:value-type="float">
            <text:p>0.413</text:p>
          </table:table-cell>
          <table:table-cell table:formula="of:=COS(RADIANS([.AH$1]))*COS(RADIANS([.$A59]))" office:value-type="float" office:value="0.523540642472754" calcext:value-type="float">
            <text:p>0.524</text:p>
          </table:table-cell>
          <table:table-cell table:formula="of:=TAN(RADIANS([.AI$1]))*TAN(RADIANS([.$A59]))" office:value-type="float" office:value="0.441549173065485" calcext:value-type="float">
            <text:p>0.442</text:p>
          </table:table-cell>
          <table:table-cell table:formula="of:=COS(RADIANS([.AJ$1]))*COS(RADIANS([.$A59]))" office:value-type="float" office:value="0.520840899467989" calcext:value-type="float">
            <text:p>0.521</text:p>
          </table:table-cell>
          <table:table-cell table:formula="of:=TAN(RADIANS([.AK$1]))*TAN(RADIANS([.$A59]))" office:value-type="float" office:value="0.470783964741348" calcext:value-type="float">
            <text:p>0.471</text:p>
          </table:table-cell>
          <table:table-cell table:formula="of:=COS(RADIANS([.AL$1]))*COS(RADIANS([.$A59]))" office:value-type="float" office:value="0.517982503279746" calcext:value-type="float">
            <text:p>0.518</text:p>
          </table:table-cell>
          <table:table-cell table:formula="of:=TAN(RADIANS([.AM$1]))*TAN(RADIANS([.$A59]))" office:value-type="float" office:value="0.50033245628233" calcext:value-type="float">
            <text:p>0.500</text:p>
          </table:table-cell>
          <table:table-cell table:formula="of:=COS(RADIANS([.AN$1]))*COS(RADIANS([.$A59]))" office:value-type="float" office:value="0.514966324603195" calcext:value-type="float">
            <text:p>0.515</text:p>
          </table:table-cell>
          <table:table-cell table:formula="of:=TAN(RADIANS([.AO$1]))*TAN(RADIANS([.$A59]))" office:value-type="float" office:value="0.530218027778652" calcext:value-type="float">
            <text:p>0.530</text:p>
          </table:table-cell>
          <table:table-cell table:formula="of:=COS(RADIANS([.AP$1]))*COS(RADIANS([.$A59]))" office:value-type="float" office:value="0.511793282195579" calcext:value-type="float">
            <text:p>0.512</text:p>
          </table:table-cell>
          <table:table-cell table:formula="of:=TAN(RADIANS([.AQ$1]))*TAN(RADIANS([.$A59]))" office:value-type="float" office:value="0.560465011617911" calcext:value-type="float">
            <text:p>0.560</text:p>
          </table:table-cell>
          <table:table-cell table:formula="of:=COS(RADIANS([.AR$1]))*COS(RADIANS([.$A59]))" office:value-type="float" office:value="0.508464342596354" calcext:value-type="float">
            <text:p>0.508</text:p>
          </table:table-cell>
          <table:table-cell table:formula="of:=TAN(RADIANS([.AS$1]))*TAN(RADIANS([.$A59]))" office:value-type="float" office:value="0.59109877841953" calcext:value-type="float">
            <text:p>0.591</text:p>
          </table:table-cell>
          <table:table-cell table:formula="of:=COS(RADIANS([.AT$1]))*COS(RADIANS([.$A59]))" office:value-type="float" office:value="0.504980519832768" calcext:value-type="float">
            <text:p>0.505</text:p>
          </table:table-cell>
          <table:table-cell table:formula="of:=TAN(RADIANS([.AU$1]))*TAN(RADIANS([.$A59]))" office:value-type="float" office:value="0.622145829625796" calcext:value-type="float">
            <text:p>0.622</text:p>
          </table:table-cell>
          <table:table-cell table:formula="of:=COS(RADIANS([.AV$1]))*COS(RADIANS([.$A59]))" office:value-type="float" office:value="0.501342875110986" calcext:value-type="float">
            <text:p>0.501</text:p>
          </table:table-cell>
          <table:table-cell table:formula="of:=TAN(RADIANS([.AW$1]))*TAN(RADIANS([.$A59]))" office:value-type="float" office:value="0.653633897502805" calcext:value-type="float">
            <text:p>0.6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RADIANS([.B$1]))*COS(RADIANS([.$A60]))" office:value-type="float" office:value="0.529919264233205" calcext:value-type="float">
            <text:p>0.530</text:p>
          </table:table-cell>
          <table:table-cell table:formula="of:=TAN(RADIANS([.C$1]))*TAN(RADIANS([.$A60]))" office:value-type="float" office:value="0" calcext:value-type="float">
            <text:p>0.000</text:p>
          </table:table-cell>
          <table:table-cell table:formula="of:=COS(RADIANS([.D$1]))*COS(RADIANS([.$A60]))" office:value-type="float" office:value="0.529838554962541" calcext:value-type="float">
            <text:p>0.530</text:p>
          </table:table-cell>
          <table:table-cell table:formula="of:=TAN(RADIANS([.E$1]))*TAN(RADIANS([.$A60]))" office:value-type="float" office:value="0.0279339431112801" calcext:value-type="float">
            <text:p>0.028</text:p>
          </table:table-cell>
          <table:table-cell table:formula="of:=COS(RADIANS([.F$1]))*COS(RADIANS([.$A60]))" office:value-type="float" office:value="0.529596451735373" calcext:value-type="float">
            <text:p>0.530</text:p>
          </table:table-cell>
          <table:table-cell table:formula="of:=TAN(RADIANS([.G$1]))*TAN(RADIANS([.$A60]))" office:value-type="float" office:value="0.0558849131983272" calcext:value-type="float">
            <text:p>0.056</text:p>
          </table:table-cell>
          <table:table-cell table:formula="of:=COS(RADIANS([.H$1]))*COS(RADIANS([.$A60]))" office:value-type="float" office:value="0.529193028298692" calcext:value-type="float">
            <text:p>0.529</text:p>
          </table:table-cell>
          <table:table-cell table:formula="of:=TAN(RADIANS([.I$1]))*TAN(RADIANS([.$A60]))" office:value-type="float" office:value="0.0838699787770131" calcext:value-type="float">
            <text:p>0.084</text:p>
          </table:table-cell>
          <table:table-cell table:formula="of:=COS(RADIANS([.J$1]))*COS(RADIANS([.$A60]))" office:value-type="float" office:value="0.528628407539182" calcext:value-type="float">
            <text:p>0.529</text:p>
          </table:table-cell>
          <table:table-cell table:formula="of:=TAN(RADIANS([.K$1]))*TAN(RADIANS([.$A60]))" office:value-type="float" office:value="0.11190629165896" calcext:value-type="float">
            <text:p>0.112</text:p>
          </table:table-cell>
          <table:table-cell table:formula="of:=COS(RADIANS([.L$1]))*COS(RADIANS([.$A60]))" office:value-type="float" office:value="0.527902761445798" calcext:value-type="float">
            <text:p>0.528</text:p>
          </table:table-cell>
          <table:table-cell table:formula="of:=TAN(RADIANS([.M$1]))*TAN(RADIANS([.$A60]))" office:value-type="float" office:value="0.140011129140191" calcext:value-type="float">
            <text:p>0.140</text:p>
          </table:table-cell>
          <table:table-cell table:formula="of:=COS(RADIANS([.N$1]))*COS(RADIANS([.$A60]))" office:value-type="float" office:value="0.527016311057368" calcext:value-type="float">
            <text:p>0.527</text:p>
          </table:table-cell>
          <table:table-cell table:formula="of:=TAN(RADIANS([.O$1]))*TAN(RADIANS([.$A60]))" office:value-type="float" office:value="0.168201936844116" calcext:value-type="float">
            <text:p>0.168</text:p>
          </table:table-cell>
          <table:table-cell table:formula="of:=COS(RADIANS([.P$1]))*COS(RADIANS([.$A60]))" office:value-type="float" office:value="0.525969326395268" calcext:value-type="float">
            <text:p>0.526</text:p>
          </table:table-cell>
          <table:table-cell table:formula="of:=TAN(RADIANS([.Q$1]))*TAN(RADIANS([.$A60]))" office:value-type="float" office:value="0.196496372446062" calcext:value-type="float">
            <text:p>0.196</text:p>
          </table:table-cell>
          <table:table-cell table:formula="of:=COS(RADIANS([.R$1]))*COS(RADIANS([.$A60]))" office:value-type="float" office:value="0.52476212638117" calcext:value-type="float">
            <text:p>0.525</text:p>
          </table:table-cell>
          <table:table-cell table:formula="of:=TAN(RADIANS([.S$1]))*TAN(RADIANS([.$A60]))" office:value-type="float" office:value="0.224912350514488" calcext:value-type="float">
            <text:p>0.225</text:p>
          </table:table-cell>
          <table:table-cell table:formula="of:=COS(RADIANS([.T$1]))*COS(RADIANS([.$A60]))" office:value-type="float" office:value="0.52339507873989" calcext:value-type="float">
            <text:p>0.523</text:p>
          </table:table-cell>
          <table:table-cell table:formula="of:=TAN(RADIANS([.U$1]))*TAN(RADIANS([.$A60]))" office:value-type="float" office:value="0.253468088714197" calcext:value-type="float">
            <text:p>0.253</text:p>
          </table:table-cell>
          <table:table-cell table:formula="of:=COS(RADIANS([.V$1]))*COS(RADIANS([.$A60]))" office:value-type="float" office:value="0.521868599887385" calcext:value-type="float">
            <text:p>0.522</text:p>
          </table:table-cell>
          <table:table-cell table:formula="of:=TAN(RADIANS([.W$1]))*TAN(RADIANS([.$A60]))" office:value-type="float" office:value="0.282182155629312" calcext:value-type="float">
            <text:p>0.282</text:p>
          </table:table-cell>
          <table:table-cell table:formula="of:=COS(RADIANS([.X$1]))*COS(RADIANS([.$A60]))" office:value-type="float" office:value="0.520183154803899" calcext:value-type="float">
            <text:p>0.520</text:p>
          </table:table-cell>
          <table:table-cell table:formula="of:=TAN(RADIANS([.Y$1]))*TAN(RADIANS([.$A60]))" office:value-type="float" office:value="0.311073520478765" calcext:value-type="float">
            <text:p>0.311</text:p>
          </table:table-cell>
          <table:table-cell table:formula="of:=COS(RADIANS([.Z$1]))*COS(RADIANS([.$A60]))" office:value-type="float" office:value="0.518339256892333" calcext:value-type="float">
            <text:p>0.518</text:p>
          </table:table-cell>
          <table:table-cell table:formula="of:=TAN(RADIANS([.AA$1]))*TAN(RADIANS([.$A60]))" office:value-type="float" office:value="0.34016160501478" calcext:value-type="float">
            <text:p>0.340</text:p>
          </table:table-cell>
          <table:table-cell table:formula="of:=COS(RADIANS([.AB$1]))*COS(RADIANS([.$A60]))" office:value-type="float" office:value="0.516337467821852" calcext:value-type="float">
            <text:p>0.516</text:p>
          </table:table-cell>
          <table:table-cell table:formula="of:=TAN(RADIANS([.AC$1]))*TAN(RADIANS([.$A60]))" office:value-type="float" office:value="0.369466337915487" calcext:value-type="float">
            <text:p>0.369</text:p>
          </table:table-cell>
          <table:table-cell table:formula="of:=COS(RADIANS([.AD$1]))*COS(RADIANS([.$A60]))" office:value-type="float" office:value="0.514178397356799" calcext:value-type="float">
            <text:p>0.514</text:p>
          </table:table-cell>
          <table:table-cell table:formula="of:=TAN(RADIANS([.AE$1]))*TAN(RADIANS([.$A60]))" office:value-type="float" office:value="0.399008212006787" calcext:value-type="float">
            <text:p>0.399</text:p>
          </table:table-cell>
          <table:table-cell table:formula="of:=COS(RADIANS([.AF$1]))*COS(RADIANS([.$A60]))" office:value-type="float" office:value="0.511862703170954" calcext:value-type="float">
            <text:p>0.512</text:p>
          </table:table-cell>
          <table:table-cell table:formula="of:=TAN(RADIANS([.AG$1]))*TAN(RADIANS([.$A60]))" office:value-type="float" office:value="0.428808344676191" calcext:value-type="float">
            <text:p>0.429</text:p>
          </table:table-cell>
          <table:table-cell table:formula="of:=COS(RADIANS([.AH$1]))*COS(RADIANS([.$A60]))" office:value-type="float" office:value="0.509391090647197" calcext:value-type="float">
            <text:p>0.509</text:p>
          </table:table-cell>
          <table:table-cell table:formula="of:=TAN(RADIANS([.AI$1]))*TAN(RADIANS([.$A60]))" office:value-type="float" office:value="0.458888541873016" calcext:value-type="float">
            <text:p>0.459</text:p>
          </table:table-cell>
          <table:table-cell table:formula="of:=COS(RADIANS([.AJ$1]))*COS(RADIANS([.$A60]))" office:value-type="float" office:value="0.506764312662646" calcext:value-type="float">
            <text:p>0.507</text:p>
          </table:table-cell>
          <table:table-cell table:formula="of:=TAN(RADIANS([.AK$1]))*TAN(RADIANS([.$A60]))" office:value-type="float" office:value="0.489271366125545" calcext:value-type="float">
            <text:p>0.489</text:p>
          </table:table-cell>
          <table:table-cell table:formula="of:=COS(RADIANS([.AL$1]))*COS(RADIANS([.$A60]))" office:value-type="float" office:value="0.503983169359323" calcext:value-type="float">
            <text:p>0.504</text:p>
          </table:table-cell>
          <table:table-cell table:formula="of:=TAN(RADIANS([.AM$1]))*TAN(RADIANS([.$A60]))" office:value-type="float" office:value="0.519980209047049" calcext:value-type="float">
            <text:p>0.520</text:p>
          </table:table-cell>
          <table:table-cell table:formula="of:=COS(RADIANS([.AN$1]))*COS(RADIANS([.$A60]))" office:value-type="float" office:value="0.501048507900418" calcext:value-type="float">
            <text:p>0.501</text:p>
          </table:table-cell>
          <table:table-cell table:formula="of:=TAN(RADIANS([.AO$1]))*TAN(RADIANS([.$A60]))" office:value-type="float" office:value="0.551039368849746" calcext:value-type="float">
            <text:p>0.551</text:p>
          </table:table-cell>
          <table:table-cell table:formula="of:=COS(RADIANS([.AP$1]))*COS(RADIANS([.$A60]))" office:value-type="float" office:value="0.497961222212241" calcext:value-type="float">
            <text:p>0.498</text:p>
          </table:table-cell>
          <table:table-cell table:formula="of:=TAN(RADIANS([.AQ$1]))*TAN(RADIANS([.$A60]))" office:value-type="float" office:value="0.582474133439364" calcext:value-type="float">
            <text:p>0.582</text:p>
          </table:table-cell>
          <table:table-cell table:formula="of:=COS(RADIANS([.AR$1]))*COS(RADIANS([.$A60]))" office:value-type="float" office:value="0.494722252711919" calcext:value-type="float">
            <text:p>0.495</text:p>
          </table:table-cell>
          <table:table-cell table:formula="of:=TAN(RADIANS([.AS$1]))*TAN(RADIANS([.$A60]))" office:value-type="float" office:value="0.6143108697242" calcext:value-type="float">
            <text:p>0.614</text:p>
          </table:table-cell>
          <table:table-cell table:formula="of:=COS(RADIANS([.AT$1]))*COS(RADIANS([.$A60]))" office:value-type="float" office:value="0.491332586020939" calcext:value-type="float">
            <text:p>0.491</text:p>
          </table:table-cell>
          <table:table-cell table:formula="of:=TAN(RADIANS([.AU$1]))*TAN(RADIANS([.$A60]))" office:value-type="float" office:value="0.646577119842139" calcext:value-type="float">
            <text:p>0.647</text:p>
          </table:table-cell>
          <table:table-cell table:formula="of:=COS(RADIANS([.AV$1]))*COS(RADIANS([.$A60]))" office:value-type="float" office:value="0.487793254664611" calcext:value-type="float">
            <text:p>0.488</text:p>
          </table:table-cell>
          <table:table-cell table:formula="of:=TAN(RADIANS([.AW$1]))*TAN(RADIANS([.$A60]))" office:value-type="float" office:value="0.679301705088584" calcext:value-type="float">
            <text:p>0.6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RADIANS([.B$1]))*COS(RADIANS([.$A61]))" office:value-type="float" office:value="0.515038074910054" calcext:value-type="float">
            <text:p>0.515</text:p>
          </table:table-cell>
          <table:table-cell table:formula="of:=TAN(RADIANS([.C$1]))*TAN(RADIANS([.$A61]))" office:value-type="float" office:value="0" calcext:value-type="float">
            <text:p>0.000</text:p>
          </table:table-cell>
          <table:table-cell table:formula="of:=COS(RADIANS([.D$1]))*COS(RADIANS([.$A61]))" office:value-type="float" office:value="0.514959632116603" calcext:value-type="float">
            <text:p>0.515</text:p>
          </table:table-cell>
          <table:table-cell table:formula="of:=TAN(RADIANS([.E$1]))*TAN(RADIANS([.$A61]))" office:value-type="float" office:value="0.0290501064231286" calcext:value-type="float">
            <text:p>0.029</text:p>
          </table:table-cell>
          <table:table-cell table:formula="of:=COS(RADIANS([.F$1]))*COS(RADIANS([.$A61]))" office:value-type="float" office:value="0.514724327630682" calcext:value-type="float">
            <text:p>0.515</text:p>
          </table:table-cell>
          <table:table-cell table:formula="of:=TAN(RADIANS([.G$1]))*TAN(RADIANS([.$A61]))" office:value-type="float" office:value="0.0581179201730077" calcext:value-type="float">
            <text:p>0.058</text:p>
          </table:table-cell>
          <table:table-cell table:formula="of:=COS(RADIANS([.H$1]))*COS(RADIANS([.$A61]))" office:value-type="float" office:value="0.514332233128319" calcext:value-type="float">
            <text:p>0.514</text:p>
          </table:table-cell>
          <table:table-cell table:formula="of:=TAN(RADIANS([.I$1]))*TAN(RADIANS([.$A61]))" office:value-type="float" office:value="0.08722119177632" calcext:value-type="float">
            <text:p>0.087</text:p>
          </table:table-cell>
          <table:table-cell table:formula="of:=COS(RADIANS([.J$1]))*COS(RADIANS([.$A61]))" office:value-type="float" office:value="0.513783468045297" calcext:value-type="float">
            <text:p>0.514</text:p>
          </table:table-cell>
          <table:table-cell table:formula="of:=TAN(RADIANS([.K$1]))*TAN(RADIANS([.$A61]))" office:value-type="float" office:value="0.116377758383767" calcext:value-type="float">
            <text:p>0.116</text:p>
          </table:table-cell>
          <table:table-cell table:formula="of:=COS(RADIANS([.L$1]))*COS(RADIANS([.$A61]))" office:value-type="float" office:value="0.513078199540775" calcext:value-type="float">
            <text:p>0.513</text:p>
          </table:table-cell>
          <table:table-cell table:formula="of:=TAN(RADIANS([.M$1]))*TAN(RADIANS([.$A61]))" office:value-type="float" office:value="0.145605587644463" calcext:value-type="float">
            <text:p>0.146</text:p>
          </table:table-cell>
          <table:table-cell table:formula="of:=COS(RADIANS([.N$1]))*COS(RADIANS([.$A61]))" office:value-type="float" office:value="0.512216642446374" calcext:value-type="float">
            <text:p>0.512</text:p>
          </table:table-cell>
          <table:table-cell table:formula="of:=TAN(RADIANS([.O$1]))*TAN(RADIANS([.$A61]))" office:value-type="float" office:value="0.174922822260807" calcext:value-type="float">
            <text:p>0.175</text:p>
          </table:table-cell>
          <table:table-cell table:formula="of:=COS(RADIANS([.P$1]))*COS(RADIANS([.$A61]))" office:value-type="float" office:value="0.511199059200729" calcext:value-type="float">
            <text:p>0.511</text:p>
          </table:table-cell>
          <table:table-cell table:formula="of:=TAN(RADIANS([.Q$1]))*TAN(RADIANS([.$A61]))" office:value-type="float" office:value="0.204347825460122" calcext:value-type="float">
            <text:p>0.204</text:p>
          </table:table-cell>
          <table:table-cell table:formula="of:=COS(RADIANS([.R$1]))*COS(RADIANS([.$A61]))" office:value-type="float" office:value="0.510025759769556" calcext:value-type="float">
            <text:p>0.510</text:p>
          </table:table-cell>
          <table:table-cell table:formula="of:=TAN(RADIANS([.S$1]))*TAN(RADIANS([.$A61]))" office:value-type="float" office:value="0.233899227627606" calcext:value-type="float">
            <text:p>0.234</text:p>
          </table:table-cell>
          <table:table-cell table:formula="of:=COS(RADIANS([.T$1]))*COS(RADIANS([.$A61]))" office:value-type="float" office:value="0.508697101551226" calcext:value-type="float">
            <text:p>0.509</text:p>
          </table:table-cell>
          <table:table-cell table:formula="of:=TAN(RADIANS([.U$1]))*TAN(RADIANS([.$A61]))" office:value-type="float" office:value="0.263595974355696" calcext:value-type="float">
            <text:p>0.264</text:p>
          </table:table-cell>
          <table:table-cell table:formula="of:=COS(RADIANS([.V$1]))*COS(RADIANS([.$A61]))" office:value-type="float" office:value="0.507213489267904" calcext:value-type="float">
            <text:p>0.507</text:p>
          </table:table-cell>
          <table:table-cell table:formula="of:=TAN(RADIANS([.W$1]))*TAN(RADIANS([.$A61]))" office:value-type="float" office:value="0.293457376177914" calcext:value-type="float">
            <text:p>0.293</text:p>
          </table:table-cell>
          <table:table-cell table:formula="of:=COS(RADIANS([.X$1]))*COS(RADIANS([.$A61]))" office:value-type="float" office:value="0.505575374842264" calcext:value-type="float">
            <text:p>0.506</text:p>
          </table:table-cell>
          <table:table-cell table:formula="of:=TAN(RADIANS([.Y$1]))*TAN(RADIANS([.$A61]))" office:value-type="float" office:value="0.323503160270856" calcext:value-type="float">
            <text:p>0.324</text:p>
          </table:table-cell>
          <table:table-cell table:formula="of:=COS(RADIANS([.Z$1]))*COS(RADIANS([.$A61]))" office:value-type="float" office:value="0.503783257259828" calcext:value-type="float">
            <text:p>0.504</text:p>
          </table:table-cell>
          <table:table-cell table:formula="of:=TAN(RADIANS([.AA$1]))*TAN(RADIANS([.$A61]))" office:value-type="float" office:value="0.35375352442639" calcext:value-type="float">
            <text:p>0.354</text:p>
          </table:table-cell>
          <table:table-cell table:formula="of:=COS(RADIANS([.AB$1]))*COS(RADIANS([.$A61]))" office:value-type="float" office:value="0.501837682416973" calcext:value-type="float">
            <text:p>0.502</text:p>
          </table:table-cell>
          <table:table-cell table:formula="of:=TAN(RADIANS([.AC$1]))*TAN(RADIANS([.$A61]))" office:value-type="float" office:value="0.384229193617652" calcext:value-type="float">
            <text:p>0.384</text:p>
          </table:table-cell>
          <table:table-cell table:formula="of:=COS(RADIANS([.AD$1]))*COS(RADIANS([.$A61]))" office:value-type="float" office:value="0.499739242954642" calcext:value-type="float">
            <text:p>0.500</text:p>
          </table:table-cell>
          <table:table-cell table:formula="of:=TAN(RADIANS([.AE$1]))*TAN(RADIANS([.$A61]))" office:value-type="float" office:value="0.414951479507337" calcext:value-type="float">
            <text:p>0.415</text:p>
          </table:table-cell>
          <table:table-cell table:formula="of:=COS(RADIANS([.AF$1]))*COS(RADIANS([.$A61]))" office:value-type="float" office:value="0.497488578077825" calcext:value-type="float">
            <text:p>0.497</text:p>
          </table:table-cell>
          <table:table-cell table:formula="of:=TAN(RADIANS([.AG$1]))*TAN(RADIANS([.$A61]))" office:value-type="float" office:value="0.445942343275508" calcext:value-type="float">
            <text:p>0.446</text:p>
          </table:table-cell>
          <table:table-cell table:formula="of:=COS(RADIANS([.AH$1]))*COS(RADIANS([.$A61]))" office:value-type="float" office:value="0.495086373360846" calcext:value-type="float">
            <text:p>0.495</text:p>
          </table:table-cell>
          <table:table-cell table:formula="of:=TAN(RADIANS([.AI$1]))*TAN(RADIANS([.$A61]))" office:value-type="float" office:value="0.477224462177068" calcext:value-type="float">
            <text:p>0.477</text:p>
          </table:table-cell>
          <table:table-cell table:formula="of:=COS(RADIANS([.AJ$1]))*COS(RADIANS([.$A61]))" office:value-type="float" office:value="0.492533360538531" calcext:value-type="float">
            <text:p>0.493</text:p>
          </table:table-cell>
          <table:table-cell table:formula="of:=TAN(RADIANS([.AK$1]))*TAN(RADIANS([.$A61]))" office:value-type="float" office:value="0.50882130027669" calcext:value-type="float">
            <text:p>0.509</text:p>
          </table:table-cell>
          <table:table-cell table:formula="of:=COS(RADIANS([.AL$1]))*COS(RADIANS([.$A61]))" office:value-type="float" office:value="0.489830317283319" calcext:value-type="float">
            <text:p>0.490</text:p>
          </table:table-cell>
          <table:table-cell table:formula="of:=TAN(RADIANS([.AM$1]))*TAN(RADIANS([.$A61]))" office:value-type="float" office:value="0.540757183851989" calcext:value-type="float">
            <text:p>0.541</text:p>
          </table:table-cell>
          <table:table-cell table:formula="of:=COS(RADIANS([.AN$1]))*COS(RADIANS([.$A61]))" office:value-type="float" office:value="0.486978066968369" calcext:value-type="float">
            <text:p>0.487</text:p>
          </table:table-cell>
          <table:table-cell table:formula="of:=TAN(RADIANS([.AO$1]))*TAN(RADIANS([.$A61]))" office:value-type="float" office:value="0.573057382004713" calcext:value-type="float">
            <text:p>0.573</text:p>
          </table:table-cell>
          <table:table-cell table:formula="of:=COS(RADIANS([.AP$1]))*COS(RADIANS([.$A61]))" office:value-type="float" office:value="0.483977478416758" calcext:value-type="float">
            <text:p>0.484</text:p>
          </table:table-cell>
          <table:table-cell table:formula="of:=TAN(RADIANS([.AQ$1]))*TAN(RADIANS([.$A61]))" office:value-type="float" office:value="0.605748193075552" calcext:value-type="float">
            <text:p>0.606</text:p>
          </table:table-cell>
          <table:table-cell table:formula="of:=COS(RADIANS([.AR$1]))*COS(RADIANS([.$A61]))" office:value-type="float" office:value="0.480829465636826" calcext:value-type="float">
            <text:p>0.481</text:p>
          </table:table-cell>
          <table:table-cell table:formula="of:=TAN(RADIANS([.AS$1]))*TAN(RADIANS([.$A61]))" office:value-type="float" office:value="0.638857037521723" calcext:value-type="float">
            <text:p>0.639</text:p>
          </table:table-cell>
          <table:table-cell table:formula="of:=COS(RADIANS([.AT$1]))*COS(RADIANS([.$A61]))" office:value-type="float" office:value="0.477534987543762" calcext:value-type="float">
            <text:p>0.478</text:p>
          </table:table-cell>
          <table:table-cell table:formula="of:=TAN(RADIANS([.AU$1]))*TAN(RADIANS([.$A61]))" office:value-type="float" office:value="0.672412557988968" calcext:value-type="float">
            <text:p>0.672</text:p>
          </table:table-cell>
          <table:table-cell table:formula="of:=COS(RADIANS([.AV$1]))*COS(RADIANS([.$A61]))" office:value-type="float" office:value="0.474095047667507" calcext:value-type="float">
            <text:p>0.474</text:p>
          </table:table-cell>
          <table:table-cell table:formula="of:=TAN(RADIANS([.AW$1]))*TAN(RADIANS([.$A61]))" office:value-type="float" office:value="0.706444727392152" calcext:value-type="float">
            <text:p>0.7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RADIANS([.B$1]))*COS(RADIANS([.$A62]))" office:value-type="float" office:value="0.5" calcext:value-type="float">
            <text:p>0.500</text:p>
          </table:table-cell>
          <table:table-cell table:formula="of:=TAN(RADIANS([.C$1]))*TAN(RADIANS([.$A62]))" office:value-type="float" office:value="0" calcext:value-type="float">
            <text:p>0.000</text:p>
          </table:table-cell>
          <table:table-cell table:formula="of:=COS(RADIANS([.D$1]))*COS(RADIANS([.$A62]))" office:value-type="float" office:value="0.499923847578196" calcext:value-type="float">
            <text:p>0.500</text:p>
          </table:table-cell>
          <table:table-cell table:formula="of:=TAN(RADIANS([.E$1]))*TAN(RADIANS([.$A62]))" office:value-type="float" office:value="0.0302330593050864" calcext:value-type="float">
            <text:p>0.030</text:p>
          </table:table-cell>
          <table:table-cell table:formula="of:=COS(RADIANS([.F$1]))*COS(RADIANS([.$A62]))" office:value-type="float" office:value="0.499695413509548" calcext:value-type="float">
            <text:p>0.500</text:p>
          </table:table-cell>
          <table:table-cell table:formula="of:=TAN(RADIANS([.G$1]))*TAN(RADIANS([.$A62]))" office:value-type="float" office:value="0.0604845469991083" calcext:value-type="float">
            <text:p>0.060</text:p>
          </table:table-cell>
          <table:table-cell table:formula="of:=COS(RADIANS([.H$1]))*COS(RADIANS([.$A62]))" office:value-type="float" office:value="0.499314767377287" calcext:value-type="float">
            <text:p>0.499</text:p>
          </table:table-cell>
          <table:table-cell table:formula="of:=TAN(RADIANS([.I$1]))*TAN(RADIANS([.$A62]))" office:value-type="float" office:value="0.090772936430083" calcext:value-type="float">
            <text:p>0.091</text:p>
          </table:table-cell>
          <table:table-cell table:formula="of:=COS(RADIANS([.J$1]))*COS(RADIANS([.$A62]))" office:value-type="float" office:value="0.498782025129912" calcext:value-type="float">
            <text:p>0.499</text:p>
          </table:table-cell>
          <table:table-cell table:formula="of:=TAN(RADIANS([.K$1]))*TAN(RADIANS([.$A62]))" office:value-type="float" office:value="0.121116791097474" calcext:value-type="float">
            <text:p>0.121</text:p>
          </table:table-cell>
          <table:table-cell table:formula="of:=COS(RADIANS([.L$1]))*COS(RADIANS([.$A62]))" office:value-type="float" office:value="0.498097349045873" calcext:value-type="float">
            <text:p>0.498</text:p>
          </table:table-cell>
          <table:table-cell table:formula="of:=TAN(RADIANS([.M$1]))*TAN(RADIANS([.$A62]))" office:value-type="float" office:value="0.151534810313198" calcext:value-type="float">
            <text:p>0.152</text:p>
          </table:table-cell>
          <table:table-cell table:formula="of:=COS(RADIANS([.N$1]))*COS(RADIANS([.$A62]))" office:value-type="float" office:value="0.497260947684137" calcext:value-type="float">
            <text:p>0.497</text:p>
          </table:table-cell>
          <table:table-cell table:formula="of:=TAN(RADIANS([.O$1]))*TAN(RADIANS([.$A62]))" office:value-type="float" office:value="0.182045875570824" calcext:value-type="float">
            <text:p>0.182</text:p>
          </table:table-cell>
          <table:table-cell table:formula="of:=COS(RADIANS([.P$1]))*COS(RADIANS([.$A62]))" office:value-type="float" office:value="0.496273075820661" calcext:value-type="float">
            <text:p>0.496</text:p>
          </table:table-cell>
          <table:table-cell table:formula="of:=TAN(RADIANS([.Q$1]))*TAN(RADIANS([.$A62]))" office:value-type="float" office:value="0.212669097868866" calcext:value-type="float">
            <text:p>0.213</text:p>
          </table:table-cell>
          <table:table-cell table:formula="of:=COS(RADIANS([.R$1]))*COS(RADIANS([.$A62]))" office:value-type="float" office:value="0.495134034370785" calcext:value-type="float">
            <text:p>0.495</text:p>
          </table:table-cell>
          <table:table-cell table:formula="of:=TAN(RADIANS([.S$1]))*TAN(RADIANS([.$A62]))" office:value-type="float" office:value="0.243423866242681" calcext:value-type="float">
            <text:p>0.243</text:p>
          </table:table-cell>
          <table:table-cell table:formula="of:=COS(RADIANS([.T$1]))*COS(RADIANS([.$A62]))" office:value-type="float" office:value="0.493844170297569" calcext:value-type="float">
            <text:p>0.494</text:p>
          </table:table-cell>
          <table:table-cell table:formula="of:=TAN(RADIANS([.U$1]))*TAN(RADIANS([.$A62]))" office:value-type="float" office:value="0.274329897770458" calcext:value-type="float">
            <text:p>0.274</text:p>
          </table:table-cell>
          <table:table-cell table:formula="of:=COS(RADIANS([.V$1]))*COS(RADIANS([.$A62]))" office:value-type="float" office:value="0.492403876506104" calcext:value-type="float">
            <text:p>0.492</text:p>
          </table:table-cell>
          <table:table-cell table:formula="of:=TAN(RADIANS([.W$1]))*TAN(RADIANS([.$A62]))" office:value-type="float" office:value="0.305407289332279" calcext:value-type="float">
            <text:p>0.305</text:p>
          </table:table-cell>
          <table:table-cell table:formula="of:=COS(RADIANS([.X$1]))*COS(RADIANS([.$A62]))" office:value-type="float" office:value="0.490813591723832" calcext:value-type="float">
            <text:p>0.491</text:p>
          </table:table-cell>
          <table:table-cell table:formula="of:=TAN(RADIANS([.Y$1]))*TAN(RADIANS([.$A62]))" office:value-type="float" office:value="0.336676571417473" calcext:value-type="float">
            <text:p>0.337</text:p>
          </table:table-cell>
          <table:table-cell table:formula="of:=COS(RADIANS([.Z$1]))*COS(RADIANS([.$A62]))" office:value-type="float" office:value="0.489073800366903" calcext:value-type="float">
            <text:p>0.489</text:p>
          </table:table-cell>
          <table:table-cell table:formula="of:=TAN(RADIANS([.AA$1]))*TAN(RADIANS([.$A62]))" office:value-type="float" office:value="0.368158764294626" calcext:value-type="float">
            <text:p>0.368</text:p>
          </table:table-cell>
          <table:table-cell table:formula="of:=COS(RADIANS([.AB$1]))*COS(RADIANS([.$A62]))" office:value-type="float" office:value="0.487185032392618" calcext:value-type="float">
            <text:p>0.487</text:p>
          </table:table-cell>
          <table:table-cell table:formula="of:=TAN(RADIANS([.AC$1]))*TAN(RADIANS([.$A62]))" office:value-type="float" office:value="0.399875436880997" calcext:value-type="float">
            <text:p>0.400</text:p>
          </table:table-cell>
          <table:table-cell table:formula="of:=COS(RADIANS([.AD$1]))*COS(RADIANS([.$A62]))" office:value-type="float" office:value="0.485147863137998" calcext:value-type="float">
            <text:p>0.485</text:p>
          </table:table-cell>
          <table:table-cell table:formula="of:=TAN(RADIANS([.AE$1]))*TAN(RADIANS([.$A62]))" office:value-type="float" office:value="0.431848768674066" calcext:value-type="float">
            <text:p>0.432</text:p>
          </table:table-cell>
          <table:table-cell table:formula="of:=COS(RADIANS([.AF$1]))*COS(RADIANS([.$A62]))" office:value-type="float" office:value="0.482962913144534" calcext:value-type="float">
            <text:p>0.483</text:p>
          </table:table-cell>
          <table:table-cell table:formula="of:=TAN(RADIANS([.AG$1]))*TAN(RADIANS([.$A62]))" office:value-type="float" office:value="0.464101615137754" calcext:value-type="float">
            <text:p>0.464</text:p>
          </table:table-cell>
          <table:table-cell table:formula="of:=COS(RADIANS([.AH$1]))*COS(RADIANS([.$A62]))" office:value-type="float" office:value="0.48063084796916" calcext:value-type="float">
            <text:p>0.481</text:p>
          </table:table-cell>
          <table:table-cell table:formula="of:=TAN(RADIANS([.AI$1]))*TAN(RADIANS([.$A62]))" office:value-type="float" office:value="0.496657576970192" calcext:value-type="float">
            <text:p>0.497</text:p>
          </table:table-cell>
          <table:table-cell table:formula="of:=COS(RADIANS([.AJ$1]))*COS(RADIANS([.$A62]))" office:value-type="float" office:value="0.478152377981518" calcext:value-type="float">
            <text:p>0.478</text:p>
          </table:table-cell>
          <table:table-cell table:formula="of:=TAN(RADIANS([.AK$1]))*TAN(RADIANS([.$A62]))" office:value-type="float" office:value="0.529541073719056" calcext:value-type="float">
            <text:p>0.530</text:p>
          </table:table-cell>
          <table:table-cell table:formula="of:=COS(RADIANS([.AL$1]))*COS(RADIANS([.$A62]))" office:value-type="float" office:value="0.475528258147577" calcext:value-type="float">
            <text:p>0.476</text:p>
          </table:table-cell>
          <table:table-cell table:formula="of:=TAN(RADIANS([.AM$1]))*TAN(RADIANS([.$A62]))" office:value-type="float" office:value="0.562777422255239" calcext:value-type="float">
            <text:p>0.563</text:p>
          </table:table-cell>
          <table:table-cell table:formula="of:=COS(RADIANS([.AN$1]))*COS(RADIANS([.$A62]))" office:value-type="float" office:value="0.472759287799659" calcext:value-type="float">
            <text:p>0.473</text:p>
          </table:table-cell>
          <table:table-cell table:formula="of:=TAN(RADIANS([.AO$1]))*TAN(RADIANS([.$A62]))" office:value-type="float" office:value="0.596392920666629" calcext:value-type="float">
            <text:p>0.596</text:p>
          </table:table-cell>
          <table:table-cell table:formula="of:=COS(RADIANS([.AP$1]))*COS(RADIANS([.$A62]))" office:value-type="float" office:value="0.469846310392954" calcext:value-type="float">
            <text:p>0.470</text:p>
          </table:table-cell>
          <table:table-cell table:formula="of:=TAN(RADIANS([.AQ$1]))*TAN(RADIANS([.$A62]))" office:value-type="float" office:value="0.630414938191809" calcext:value-type="float">
            <text:p>0.630</text:p>
          </table:table-cell>
          <table:table-cell table:formula="of:=COS(RADIANS([.AR$1]))*COS(RADIANS([.$A62]))" office:value-type="float" office:value="0.466790213248601" calcext:value-type="float">
            <text:p>0.467</text:p>
          </table:table-cell>
          <table:table-cell table:formula="of:=TAN(RADIANS([.AS$1]))*TAN(RADIANS([.$A62]))" office:value-type="float" office:value="0.66487201187974" calcext:value-type="float">
            <text:p>0.665</text:p>
          </table:table-cell>
          <table:table-cell table:formula="of:=COS(RADIANS([.AT$1]))*COS(RADIANS([.$A62]))" office:value-type="float" office:value="0.463591927283394" calcext:value-type="float">
            <text:p>0.464</text:p>
          </table:table-cell>
          <table:table-cell table:formula="of:=TAN(RADIANS([.AU$1]))*TAN(RADIANS([.$A62]))" office:value-type="float" office:value="0.699793950736789" calcext:value-type="float">
            <text:p>0.700</text:p>
          </table:table-cell>
          <table:table-cell table:formula="of:=COS(RADIANS([.AV$1]))*COS(RADIANS([.$A62]))" office:value-type="float" office:value="0.46025242672622" calcext:value-type="float">
            <text:p>0.460</text:p>
          </table:table-cell>
          <table:table-cell table:formula="of:=TAN(RADIANS([.AW$1]))*TAN(RADIANS([.$A62]))" office:value-type="float" office:value="0.735211948208496" calcext:value-type="float">
            <text:p>0.7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RADIANS([.B$1]))*COS(RADIANS([.$A63]))" office:value-type="float" office:value="0.484809620246337" calcext:value-type="float">
            <text:p>0.485</text:p>
          </table:table-cell>
          <table:table-cell table:formula="of:=TAN(RADIANS([.C$1]))*TAN(RADIANS([.$A63]))" office:value-type="float" office:value="0" calcext:value-type="float">
            <text:p>0.000</text:p>
          </table:table-cell>
          <table:table-cell table:formula="of:=COS(RADIANS([.D$1]))*COS(RADIANS([.$A63]))" office:value-type="float" office:value="0.484735781392946" calcext:value-type="float">
            <text:p>0.485</text:p>
          </table:table-cell>
          <table:table-cell table:formula="of:=TAN(RADIANS([.E$1]))*TAN(RADIANS([.$A63]))" office:value-type="float" office:value="0.0314897707018679" calcext:value-type="float">
            <text:p>0.031</text:p>
          </table:table-cell>
          <table:table-cell table:formula="of:=COS(RADIANS([.F$1]))*COS(RADIANS([.$A63]))" office:value-type="float" office:value="0.484514287324801" calcext:value-type="float">
            <text:p>0.485</text:p>
          </table:table-cell>
          <table:table-cell table:formula="of:=TAN(RADIANS([.G$1]))*TAN(RADIANS([.$A63]))" office:value-type="float" office:value="0.0629987358139383" calcext:value-type="float">
            <text:p>0.063</text:p>
          </table:table-cell>
          <table:table-cell table:formula="of:=COS(RADIANS([.H$1]))*COS(RADIANS([.$A63]))" office:value-type="float" office:value="0.484145205511141" calcext:value-type="float">
            <text:p>0.484</text:p>
          </table:table-cell>
          <table:table-cell table:formula="of:=TAN(RADIANS([.I$1]))*TAN(RADIANS([.$A63]))" office:value-type="float" office:value="0.0945461365743307" calcext:value-type="float">
            <text:p>0.095</text:p>
          </table:table-cell>
          <table:table-cell table:formula="of:=COS(RADIANS([.J$1]))*COS(RADIANS([.$A63]))" office:value-type="float" office:value="0.483628648377863" calcext:value-type="float">
            <text:p>0.484</text:p>
          </table:table-cell>
          <table:table-cell table:formula="of:=TAN(RADIANS([.K$1]))*TAN(RADIANS([.$A63]))" office:value-type="float" office:value="0.126151308119977" calcext:value-type="float">
            <text:p>0.126</text:p>
          </table:table-cell>
          <table:table-cell table:formula="of:=COS(RADIANS([.L$1]))*COS(RADIANS([.$A63]))" office:value-type="float" office:value="0.482964773273274" calcext:value-type="float">
            <text:p>0.483</text:p>
          </table:table-cell>
          <table:table-cell table:formula="of:=TAN(RADIANS([.M$1]))*TAN(RADIANS([.$A63]))" office:value-type="float" office:value="0.15783372704564" calcext:value-type="float">
            <text:p>0.158</text:p>
          </table:table-cell>
          <table:table-cell table:formula="of:=COS(RADIANS([.N$1]))*COS(RADIANS([.$A63]))" office:value-type="float" office:value="0.48215378242016" calcext:value-type="float">
            <text:p>0.482</text:p>
          </table:table-cell>
          <table:table-cell table:formula="of:=TAN(RADIANS([.O$1]))*TAN(RADIANS([.$A63]))" office:value-type="float" office:value="0.189613059700563" calcext:value-type="float">
            <text:p>0.190</text:p>
          </table:table-cell>
          <table:table-cell table:formula="of:=COS(RADIANS([.P$1]))*COS(RADIANS([.$A63]))" office:value-type="float" office:value="0.481195922854193" calcext:value-type="float">
            <text:p>0.481</text:p>
          </table:table-cell>
          <table:table-cell table:formula="of:=TAN(RADIANS([.Q$1]))*TAN(RADIANS([.$A63]))" office:value-type="float" office:value="0.221509211478872" calcext:value-type="float">
            <text:p>0.222</text:p>
          </table:table-cell>
          <table:table-cell table:formula="of:=COS(RADIANS([.R$1]))*COS(RADIANS([.$A63]))" office:value-type="float" office:value="0.480091486348674" calcext:value-type="float">
            <text:p>0.480</text:p>
          </table:table-cell>
          <table:table-cell table:formula="of:=TAN(RADIANS([.S$1]))*TAN(RADIANS([.$A63]))" office:value-type="float" office:value="0.253542377368822" calcext:value-type="float">
            <text:p>0.254</text:p>
          </table:table-cell>
          <table:table-cell table:formula="of:=COS(RADIANS([.T$1]))*COS(RADIANS([.$A63]))" office:value-type="float" office:value="0.478840809325664" calcext:value-type="float">
            <text:p>0.479</text:p>
          </table:table-cell>
          <table:table-cell table:formula="of:=TAN(RADIANS([.U$1]))*TAN(RADIANS([.$A63]))" office:value-type="float" office:value="0.2857330940374" calcext:value-type="float">
            <text:p>0.286</text:p>
          </table:table-cell>
          <table:table-cell table:formula="of:=COS(RADIANS([.V$1]))*COS(RADIANS([.$A63]))" office:value-type="float" office:value="0.477444272753497" calcext:value-type="float">
            <text:p>0.477</text:p>
          </table:table-cell>
          <table:table-cell table:formula="of:=TAN(RADIANS([.W$1]))*TAN(RADIANS([.$A63]))" office:value-type="float" office:value="0.318102293740894" calcext:value-type="float">
            <text:p>0.318</text:p>
          </table:table-cell>
          <table:table-cell table:formula="of:=COS(RADIANS([.X$1]))*COS(RADIANS([.$A63]))" office:value-type="float" office:value="0.475902302030743" calcext:value-type="float">
            <text:p>0.476</text:p>
          </table:table-cell>
          <table:table-cell table:formula="of:=TAN(RADIANS([.Y$1]))*TAN(RADIANS([.$A63]))" office:value-type="float" office:value="0.350671360368866" calcext:value-type="float">
            <text:p>0.351</text:p>
          </table:table-cell>
          <table:table-cell table:formula="of:=COS(RADIANS([.Z$1]))*COS(RADIANS([.$A63]))" office:value-type="float" office:value="0.474215366856622" calcext:value-type="float">
            <text:p>0.474</text:p>
          </table:table-cell>
          <table:table-cell table:formula="of:=TAN(RADIANS([.AA$1]))*TAN(RADIANS([.$A63]))" office:value-type="float" office:value="0.383462187949015" calcext:value-type="float">
            <text:p>0.383</text:p>
          </table:table-cell>
          <table:table-cell table:formula="of:=COS(RADIANS([.AB$1]))*COS(RADIANS([.$A63]))" office:value-type="float" office:value="0.472383981087929" calcext:value-type="float">
            <text:p>0.472</text:p>
          </table:table-cell>
          <table:table-cell table:formula="of:=TAN(RADIANS([.AC$1]))*TAN(RADIANS([.$A63]))" office:value-type="float" office:value="0.416497241963646" calcext:value-type="float">
            <text:p>0.416</text:p>
          </table:table-cell>
          <table:table-cell table:formula="of:=COS(RADIANS([.AD$1]))*COS(RADIANS([.$A63]))" office:value-type="float" office:value="0.47040870258251" calcext:value-type="float">
            <text:p>0.470</text:p>
          </table:table-cell>
          <table:table-cell table:formula="of:=TAN(RADIANS([.AE$1]))*TAN(RADIANS([.$A63]))" office:value-type="float" office:value="0.449799623855547" calcext:value-type="float">
            <text:p>0.450</text:p>
          </table:table-cell>
          <table:table-cell table:formula="of:=COS(RADIANS([.AF$1]))*COS(RADIANS([.$A63]))" office:value-type="float" office:value="0.468290133029333" calcext:value-type="float">
            <text:p>0.468</text:p>
          </table:table-cell>
          <table:table-cell table:formula="of:=TAN(RADIANS([.AG$1]))*TAN(RADIANS([.$A63]))" office:value-type="float" office:value="0.483393139132158" calcext:value-type="float">
            <text:p>0.483</text:p>
          </table:table-cell>
          <table:table-cell table:formula="of:=COS(RADIANS([.AH$1]))*COS(RADIANS([.$A63]))" office:value-type="float" office:value="0.466028917765206" calcext:value-type="float">
            <text:p>0.466</text:p>
          </table:table-cell>
          <table:table-cell table:formula="of:=TAN(RADIANS([.AI$1]))*TAN(RADIANS([.$A63]))" office:value-type="float" office:value="0.517302369512616" calcext:value-type="float">
            <text:p>0.517</text:p>
          </table:table-cell>
          <table:table-cell table:formula="of:=COS(RADIANS([.AJ$1]))*COS(RADIANS([.$A63]))" office:value-type="float" office:value="0.463625745578205" calcext:value-type="float">
            <text:p>0.464</text:p>
          </table:table-cell>
          <table:table-cell table:formula="of:=TAN(RADIANS([.AK$1]))*TAN(RADIANS([.$A63]))" office:value-type="float" office:value="0.551552749603099" calcext:value-type="float">
            <text:p>0.552</text:p>
          </table:table-cell>
          <table:table-cell table:formula="of:=COS(RADIANS([.AL$1]))*COS(RADIANS([.$A63]))" office:value-type="float" office:value="0.461081348497858" calcext:value-type="float">
            <text:p>0.461</text:p>
          </table:table-cell>
          <table:table-cell table:formula="of:=TAN(RADIANS([.AM$1]))*TAN(RADIANS([.$A63]))" office:value-type="float" office:value="0.586170648632447" calcext:value-type="float">
            <text:p>0.586</text:p>
          </table:table-cell>
          <table:table-cell table:formula="of:=COS(RADIANS([.AN$1]))*COS(RADIANS([.$A63]))" office:value-type="float" office:value="0.458396501572162" calcext:value-type="float">
            <text:p>0.458</text:p>
          </table:table-cell>
          <table:table-cell table:formula="of:=TAN(RADIANS([.AO$1]))*TAN(RADIANS([.$A63]))" office:value-type="float" office:value="0.621183457833187" calcext:value-type="float">
            <text:p>0.621</text:p>
          </table:table-cell>
          <table:table-cell table:formula="of:=COS(RADIANS([.AP$1]))*COS(RADIANS([.$A63]))" office:value-type="float" office:value="0.455572022631502" calcext:value-type="float">
            <text:p>0.456</text:p>
          </table:table-cell>
          <table:table-cell table:formula="of:=TAN(RADIANS([.AQ$1]))*TAN(RADIANS([.$A63]))" office:value-type="float" office:value="0.656619684113557" calcext:value-type="float">
            <text:p>0.657</text:p>
          </table:table-cell>
          <table:table-cell table:formula="of:=COS(RADIANS([.AR$1]))*COS(RADIANS([.$A63]))" office:value-type="float" office:value="0.452608772039522" calcext:value-type="float">
            <text:p>0.453</text:p>
          </table:table-cell>
          <table:table-cell table:formula="of:=TAN(RADIANS([.AS$1]))*TAN(RADIANS([.$A63]))" office:value-type="float" office:value="0.692509050735073" calcext:value-type="float">
            <text:p>0.693</text:p>
          </table:table-cell>
          <table:table-cell table:formula="of:=COS(RADIANS([.AT$1]))*COS(RADIANS([.$A63]))" office:value-type="float" office:value="0.449507652431059" calcext:value-type="float">
            <text:p>0.450</text:p>
          </table:table-cell>
          <table:table-cell table:formula="of:=TAN(RADIANS([.AU$1]))*TAN(RADIANS([.$A63]))" office:value-type="float" office:value="0.7288826057887" calcext:value-type="float">
            <text:p>0.729</text:p>
          </table:table-cell>
          <table:table-cell table:formula="of:=COS(RADIANS([.AV$1]))*COS(RADIANS([.$A63]))" office:value-type="float" office:value="0.446269608437188" calcext:value-type="float">
            <text:p>0.446</text:p>
          </table:table-cell>
          <table:table-cell table:formula="of:=TAN(RADIANS([.AW$1]))*TAN(RADIANS([.$A63]))" office:value-type="float" office:value="0.765772839352187" calcext:value-type="float">
            <text:p>0.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RADIANS([.B$1]))*COS(RADIANS([.$A64]))" office:value-type="float" office:value="0.469471562785891" calcext:value-type="float">
            <text:p>0.469</text:p>
          </table:table-cell>
          <table:table-cell table:formula="of:=TAN(RADIANS([.C$1]))*TAN(RADIANS([.$A64]))" office:value-type="float" office:value="0" calcext:value-type="float">
            <text:p>0.000</text:p>
          </table:table-cell>
          <table:table-cell table:formula="of:=COS(RADIANS([.D$1]))*COS(RADIANS([.$A64]))" office:value-type="float" office:value="0.469400059992942" calcext:value-type="float">
            <text:p>0.469</text:p>
          </table:table-cell>
          <table:table-cell table:formula="of:=TAN(RADIANS([.E$1]))*TAN(RADIANS([.$A64]))" office:value-type="float" office:value="0.0328282025648374" calcext:value-type="float">
            <text:p>0.033</text:p>
          </table:table-cell>
          <table:table-cell table:formula="of:=COS(RADIANS([.F$1]))*COS(RADIANS([.$A64]))" office:value-type="float" office:value="0.469185573394539" calcext:value-type="float">
            <text:p>0.469</text:p>
          </table:table-cell>
          <table:table-cell table:formula="of:=TAN(RADIANS([.G$1]))*TAN(RADIANS([.$A64]))" office:value-type="float" office:value="0.0656764153733887" calcext:value-type="float">
            <text:p>0.066</text:p>
          </table:table-cell>
          <table:table-cell table:formula="of:=COS(RADIANS([.H$1]))*COS(RADIANS([.$A64]))" office:value-type="float" office:value="0.468828168325377" calcext:value-type="float">
            <text:p>0.469</text:p>
          </table:table-cell>
          <table:table-cell table:formula="of:=TAN(RADIANS([.I$1]))*TAN(RADIANS([.$A64]))" office:value-type="float" office:value="0.0985646974876448" calcext:value-type="float">
            <text:p>0.099</text:p>
          </table:table-cell>
          <table:table-cell table:formula="of:=COS(RADIANS([.J$1]))*COS(RADIANS([.$A64]))" office:value-type="float" office:value="0.468327953654503" calcext:value-type="float">
            <text:p>0.468</text:p>
          </table:table-cell>
          <table:table-cell table:formula="of:=TAN(RADIANS([.K$1]))*TAN(RADIANS([.$A64]))" office:value-type="float" office:value="0.131513205859456" calcext:value-type="float">
            <text:p>0.132</text:p>
          </table:table-cell>
          <table:table-cell table:formula="of:=COS(RADIANS([.L$1]))*COS(RADIANS([.$A64]))" office:value-type="float" office:value="0.467685081752151" calcext:value-type="float">
            <text:p>0.468</text:p>
          </table:table-cell>
          <table:table-cell table:formula="of:=TAN(RADIANS([.M$1]))*TAN(RADIANS([.$A64]))" office:value-type="float" office:value="0.164542244910986" calcext:value-type="float">
            <text:p>0.165</text:p>
          </table:table-cell>
          <table:table-cell table:formula="of:=COS(RADIANS([.N$1]))*COS(RADIANS([.$A64]))" office:value-type="float" office:value="0.46689974844333" calcext:value-type="float">
            <text:p>0.467</text:p>
          </table:table-cell>
          <table:table-cell table:formula="of:=TAN(RADIANS([.O$1]))*TAN(RADIANS([.$A64]))" office:value-type="float" office:value="0.197672316884145" calcext:value-type="float">
            <text:p>0.198</text:p>
          </table:table-cell>
          <table:table-cell table:formula="of:=COS(RADIANS([.P$1]))*COS(RADIANS([.$A64]))" office:value-type="float" office:value="0.465972192948173" calcext:value-type="float">
            <text:p>0.466</text:p>
          </table:table-cell>
          <table:table-cell table:formula="of:=TAN(RADIANS([.Q$1]))*TAN(RADIANS([.$A64]))" office:value-type="float" office:value="0.230924173226021" calcext:value-type="float">
            <text:p>0.231</text:p>
          </table:table-cell>
          <table:table-cell table:formula="of:=COS(RADIANS([.R$1]))*COS(RADIANS([.$A64]))" office:value-type="float" office:value="0.464902697809071" calcext:value-type="float">
            <text:p>0.465</text:p>
          </table:table-cell>
          <table:table-cell table:formula="of:=TAN(RADIANS([.S$1]))*TAN(RADIANS([.$A64]))" office:value-type="float" office:value="0.264318867286652" calcext:value-type="float">
            <text:p>0.264</text:p>
          </table:table-cell>
          <table:table-cell table:formula="of:=COS(RADIANS([.T$1]))*COS(RADIANS([.$A64]))" office:value-type="float" office:value="0.463691588804603" calcext:value-type="float">
            <text:p>0.464</text:p>
          </table:table-cell>
          <table:table-cell table:formula="of:=TAN(RADIANS([.U$1]))*TAN(RADIANS([.$A64]))" office:value-type="float" office:value="0.297877808617422" calcext:value-type="float">
            <text:p>0.298</text:p>
          </table:table-cell>
          <table:table-cell table:formula="of:=COS(RADIANS([.V$1]))*COS(RADIANS([.$A64]))" office:value-type="float" office:value="0.462339234850303" calcext:value-type="float">
            <text:p>0.462</text:p>
          </table:table-cell>
          <table:table-cell table:formula="of:=TAN(RADIANS([.W$1]))*TAN(RADIANS([.$A64]))" office:value-type="float" office:value="0.331622819173022" calcext:value-type="float">
            <text:p>0.332</text:p>
          </table:table-cell>
          <table:table-cell table:formula="of:=COS(RADIANS([.X$1]))*COS(RADIANS([.$A64]))" office:value-type="float" office:value="0.460846047886287" calcext:value-type="float">
            <text:p>0.461</text:p>
          </table:table-cell>
          <table:table-cell table:formula="of:=TAN(RADIANS([.Y$1]))*TAN(RADIANS([.$A64]))" office:value-type="float" office:value="0.365576191737509" calcext:value-type="float">
            <text:p>0.366</text:p>
          </table:table-cell>
          <table:table-cell table:formula="of:=COS(RADIANS([.Z$1]))*COS(RADIANS([.$A64]))" office:value-type="float" office:value="0.459212482751769" calcext:value-type="float">
            <text:p>0.459</text:p>
          </table:table-cell>
          <table:table-cell table:formula="of:=TAN(RADIANS([.AA$1]))*TAN(RADIANS([.$A64]))" office:value-type="float" office:value="0.39976075091583" calcext:value-type="float">
            <text:p>0.400</text:p>
          </table:table-cell>
          <table:table-cell table:formula="of:=COS(RADIANS([.AB$1]))*COS(RADIANS([.$A64]))" office:value-type="float" office:value="0.457439037046514" calcext:value-type="float">
            <text:p>0.457</text:p>
          </table:table-cell>
          <table:table-cell table:formula="of:=TAN(RADIANS([.AC$1]))*TAN(RADIANS([.$A64]))" office:value-type="float" office:value="0.434199917056482" calcext:value-type="float">
            <text:p>0.434</text:p>
          </table:table-cell>
          <table:table-cell table:formula="of:=COS(RADIANS([.AD$1]))*COS(RADIANS([.$A64]))" office:value-type="float" office:value="0.455526250979263" calcext:value-type="float">
            <text:p>0.456</text:p>
          </table:table-cell>
          <table:table-cell table:formula="of:=TAN(RADIANS([.AE$1]))*TAN(RADIANS([.$A64]))" office:value-type="float" office:value="0.468917773499115" calcext:value-type="float">
            <text:p>0.469</text:p>
          </table:table-cell>
          <table:table-cell table:formula="of:=COS(RADIANS([.AF$1]))*COS(RADIANS([.$A64]))" office:value-type="float" office:value="0.453474707203182" calcext:value-type="float">
            <text:p>0.453</text:p>
          </table:table-cell>
          <table:table-cell table:formula="of:=TAN(RADIANS([.AG$1]))*TAN(RADIANS([.$A64]))" office:value-type="float" office:value="0.50393913757339" calcext:value-type="float">
            <text:p>0.504</text:p>
          </table:table-cell>
          <table:table-cell table:formula="of:=COS(RADIANS([.AH$1]))*COS(RADIANS([.$A64]))" office:value-type="float" office:value="0.451285030638378" calcext:value-type="float">
            <text:p>0.451</text:p>
          </table:table-cell>
          <table:table-cell table:formula="of:=TAN(RADIANS([.AI$1]))*TAN(RADIANS([.$A64]))" office:value-type="float" office:value="0.539289635812533" calcext:value-type="float">
            <text:p>0.539</text:p>
          </table:table-cell>
          <table:table-cell table:formula="of:=COS(RADIANS([.AJ$1]))*COS(RADIANS([.$A64]))" office:value-type="float" office:value="0.448957888281546" calcext:value-type="float">
            <text:p>0.449</text:p>
          </table:table-cell>
          <table:table-cell table:formula="of:=TAN(RADIANS([.AK$1]))*TAN(RADIANS([.$A64]))" office:value-type="float" office:value="0.574995783887672" calcext:value-type="float">
            <text:p>0.575</text:p>
          </table:table-cell>
          <table:table-cell table:formula="of:=COS(RADIANS([.AL$1]))*COS(RADIANS([.$A64]))" office:value-type="float" office:value="0.446493989002791" calcext:value-type="float">
            <text:p>0.446</text:p>
          </table:table-cell>
          <table:table-cell table:formula="of:=TAN(RADIANS([.AM$1]))*TAN(RADIANS([.$A64]))" office:value-type="float" office:value="0.611085071817518" calcext:value-type="float">
            <text:p>0.611</text:p>
          </table:table-cell>
          <table:table-cell table:formula="of:=COS(RADIANS([.AN$1]))*COS(RADIANS([.$A64]))" office:value-type="float" office:value="0.443894083329701" calcext:value-type="float">
            <text:p>0.444</text:p>
          </table:table-cell>
          <table:table-cell table:formula="of:=TAN(RADIANS([.AO$1]))*TAN(RADIANS([.$A64]))" office:value-type="float" office:value="0.647586055063411" calcext:value-type="float">
            <text:p>0.648</text:p>
          </table:table-cell>
          <table:table-cell table:formula="of:=COS(RADIANS([.AP$1]))*COS(RADIANS([.$A64]))" office:value-type="float" office:value="0.44115896321873" calcext:value-type="float">
            <text:p>0.441</text:p>
          </table:table-cell>
          <table:table-cell table:formula="of:=TAN(RADIANS([.AQ$1]))*TAN(RADIANS([.$A64]))" office:value-type="float" office:value="0.684528452182751" calcext:value-type="float">
            <text:p>0.685</text:p>
          </table:table-cell>
          <table:table-cell table:formula="of:=COS(RADIANS([.AR$1]))*COS(RADIANS([.$A64]))" office:value-type="float" office:value="0.43828946181396" calcext:value-type="float">
            <text:p>0.438</text:p>
          </table:table-cell>
          <table:table-cell table:formula="of:=TAN(RADIANS([.AS$1]))*TAN(RADIANS([.$A64]))" office:value-type="float" office:value="0.721943249785738" calcext:value-type="float">
            <text:p>0.722</text:p>
          </table:table-cell>
          <table:table-cell table:formula="of:=COS(RADIANS([.AT$1]))*COS(RADIANS([.$A64]))" office:value-type="float" office:value="0.435286453193316" calcext:value-type="float">
            <text:p>0.435</text:p>
          </table:table-cell>
          <table:table-cell table:formula="of:=TAN(RADIANS([.AU$1]))*TAN(RADIANS([.$A64]))" office:value-type="float" office:value="0.759862815622173" calcext:value-type="float">
            <text:p>0.760</text:p>
          </table:table-cell>
          <table:table-cell table:formula="of:=COS(RADIANS([.AV$1]))*COS(RADIANS([.$A64]))" office:value-type="float" office:value="0.432150852102315" calcext:value-type="float">
            <text:p>0.432</text:p>
          </table:table-cell>
          <table:table-cell table:formula="of:=TAN(RADIANS([.AW$1]))*TAN(RADIANS([.$A64]))" office:value-type="float" office:value="0.798321020718424" calcext:value-type="float">
            <text:p>0.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RADIANS([.B$1]))*COS(RADIANS([.$A65]))" office:value-type="float" office:value="0.453990499739547" calcext:value-type="float">
            <text:p>0.454</text:p>
          </table:table-cell>
          <table:table-cell table:formula="of:=TAN(RADIANS([.C$1]))*TAN(RADIANS([.$A65]))" office:value-type="float" office:value="0" calcext:value-type="float">
            <text:p>0.000</text:p>
          </table:table-cell>
          <table:table-cell table:formula="of:=COS(RADIANS([.D$1]))*COS(RADIANS([.$A65]))" office:value-type="float" office:value="0.453921354787484" calcext:value-type="float">
            <text:p>0.454</text:p>
          </table:table-cell>
          <table:table-cell table:formula="of:=TAN(RADIANS([.E$1]))*TAN(RADIANS([.$A65]))" office:value-type="float" office:value="0.0342574938023943" calcext:value-type="float">
            <text:p>0.034</text:p>
          </table:table-cell>
          <table:table-cell table:formula="of:=COS(RADIANS([.F$1]))*COS(RADIANS([.$A65]))" office:value-type="float" office:value="0.453713940993518" calcext:value-type="float">
            <text:p>0.454</text:p>
          </table:table-cell>
          <table:table-cell table:formula="of:=TAN(RADIANS([.G$1]))*TAN(RADIANS([.$A65]))" office:value-type="float" office:value="0.0685358690648279" calcext:value-type="float">
            <text:p>0.069</text:p>
          </table:table-cell>
          <table:table-cell table:formula="of:=COS(RADIANS([.H$1]))*COS(RADIANS([.$A65]))" office:value-type="float" office:value="0.4533683215379" calcext:value-type="float">
            <text:p>0.453</text:p>
          </table:table-cell>
          <table:table-cell table:formula="of:=TAN(RADIANS([.I$1]))*TAN(RADIANS([.$A65]))" office:value-type="float" office:value="0.102856058191092" calcext:value-type="float">
            <text:p>0.103</text:p>
          </table:table-cell>
          <table:table-cell table:formula="of:=COS(RADIANS([.J$1]))*COS(RADIANS([.$A65]))" office:value-type="float" office:value="0.452884601699664" calcext:value-type="float">
            <text:p>0.453</text:p>
          </table:table-cell>
          <table:table-cell table:formula="of:=TAN(RADIANS([.K$1]))*TAN(RADIANS([.$A65]))" office:value-type="float" office:value="0.137239095736817" calcext:value-type="float">
            <text:p>0.137</text:p>
          </table:table-cell>
          <table:table-cell table:formula="of:=COS(RADIANS([.L$1]))*COS(RADIANS([.$A65]))" office:value-type="float" office:value="0.452262928824559" calcext:value-type="float">
            <text:p>0.452</text:p>
          </table:table-cell>
          <table:table-cell table:formula="of:=TAN(RADIANS([.M$1]))*TAN(RADIANS([.$A65]))" office:value-type="float" office:value="0.171706170148584" calcext:value-type="float">
            <text:p>0.172</text:p>
          </table:table-cell>
          <table:table-cell table:formula="of:=COS(RADIANS([.N$1]))*COS(RADIANS([.$A65]))" office:value-type="float" office:value="0.451503492280164" calcext:value-type="float">
            <text:p>0.452</text:p>
          </table:table-cell>
          <table:table-cell table:formula="of:=TAN(RADIANS([.O$1]))*TAN(RADIANS([.$A65]))" office:value-type="float" office:value="0.206278676305502" calcext:value-type="float">
            <text:p>0.206</text:p>
          </table:table-cell>
          <table:table-cell table:formula="of:=COS(RADIANS([.P$1]))*COS(RADIANS([.$A65]))" office:value-type="float" office:value="0.450606523398208" calcext:value-type="float">
            <text:p>0.451</text:p>
          </table:table-cell>
          <table:table-cell table:formula="of:=TAN(RADIANS([.Q$1]))*TAN(RADIANS([.$A65]))" office:value-type="float" office:value="0.240978269141878" calcext:value-type="float">
            <text:p>0.241</text:p>
          </table:table-cell>
          <table:table-cell table:formula="of:=COS(RADIANS([.R$1]))*COS(RADIANS([.$A65]))" office:value-type="float" office:value="0.449572295404101" calcext:value-type="float">
            <text:p>0.450</text:p>
          </table:table-cell>
          <table:table-cell table:formula="of:=TAN(RADIANS([.S$1]))*TAN(RADIANS([.$A65]))" office:value-type="float" office:value="0.275826918639376" calcext:value-type="float">
            <text:p>0.276</text:p>
          </table:table-cell>
          <table:table-cell table:formula="of:=COS(RADIANS([.T$1]))*COS(RADIANS([.$A65]))" office:value-type="float" office:value="0.44840112333371" calcext:value-type="float">
            <text:p>0.448</text:p>
          </table:table-cell>
          <table:table-cell table:formula="of:=TAN(RADIANS([.U$1]))*TAN(RADIANS([.$A65]))" office:value-type="float" office:value="0.310846966489488" calcext:value-type="float">
            <text:p>0.311</text:p>
          </table:table-cell>
          <table:table-cell table:formula="of:=COS(RADIANS([.V$1]))*COS(RADIANS([.$A65]))" office:value-type="float" office:value="0.447093363937393" calcext:value-type="float">
            <text:p>0.447</text:p>
          </table:table-cell>
          <table:table-cell table:formula="of:=TAN(RADIANS([.W$1]))*TAN(RADIANS([.$A65]))" office:value-type="float" office:value="0.346061184742437" calcext:value-type="float">
            <text:p>0.346</text:p>
          </table:table-cell>
          <table:table-cell table:formula="of:=COS(RADIANS([.X$1]))*COS(RADIANS([.$A65]))" office:value-type="float" office:value="0.445649415571329" calcext:value-type="float">
            <text:p>0.446</text:p>
          </table:table-cell>
          <table:table-cell table:formula="of:=TAN(RADIANS([.Y$1]))*TAN(RADIANS([.$A65]))" office:value-type="float" office:value="0.381492836777025" calcext:value-type="float">
            <text:p>0.381</text:p>
          </table:table-cell>
          <table:table-cell table:formula="of:=COS(RADIANS([.Z$1]))*COS(RADIANS([.$A65]))" office:value-type="float" office:value="0.444069718076179" calcext:value-type="float">
            <text:p>0.444</text:p>
          </table:table-cell>
          <table:table-cell table:formula="of:=TAN(RADIANS([.AA$1]))*TAN(RADIANS([.$A65]))" office:value-type="float" office:value="0.417165740947639" calcext:value-type="float">
            <text:p>0.417</text:p>
          </table:table-cell>
          <table:table-cell table:formula="of:=COS(RADIANS([.AB$1]))*COS(RADIANS([.$A65]))" office:value-type="float" office:value="0.442354752643104" calcext:value-type="float">
            <text:p>0.442</text:p>
          </table:table-cell>
          <table:table-cell table:formula="of:=TAN(RADIANS([.AC$1]))*TAN(RADIANS([.$A65]))" office:value-type="float" office:value="0.453104337290001" calcext:value-type="float">
            <text:p>0.453</text:p>
          </table:table-cell>
          <table:table-cell table:formula="of:=COS(RADIANS([.AD$1]))*COS(RADIANS([.$A65]))" office:value-type="float" office:value="0.440505041667186" calcext:value-type="float">
            <text:p>0.441</text:p>
          </table:table-cell>
          <table:table-cell table:formula="of:=TAN(RADIANS([.AE$1]))*TAN(RADIANS([.$A65]))" office:value-type="float" office:value="0.489333757696644" calcext:value-type="float">
            <text:p>0.489</text:p>
          </table:table-cell>
          <table:table-cell table:formula="of:=COS(RADIANS([.AF$1]))*COS(RADIANS([.$A65]))" office:value-type="float" office:value="0.438521148588309" calcext:value-type="float">
            <text:p>0.439</text:p>
          </table:table-cell>
          <table:table-cell table:formula="of:=TAN(RADIANS([.AG$1]))*TAN(RADIANS([.$A65]))" office:value-type="float" office:value="0.525879900006943" calcext:value-type="float">
            <text:p>0.526</text:p>
          </table:table-cell>
          <table:table-cell table:formula="of:=COS(RADIANS([.AH$1]))*COS(RADIANS([.$A65]))" office:value-type="float" office:value="0.436403677719522" calcext:value-type="float">
            <text:p>0.436</text:p>
          </table:table-cell>
          <table:table-cell table:formula="of:=TAN(RADIANS([.AI$1]))*TAN(RADIANS([.$A65]))" office:value-type="float" office:value="0.562769506495363" calcext:value-type="float">
            <text:p>0.563</text:p>
          </table:table-cell>
          <table:table-cell table:formula="of:=COS(RADIANS([.AJ$1]))*COS(RADIANS([.$A65]))" office:value-type="float" office:value="0.434153274062964" calcext:value-type="float">
            <text:p>0.434</text:p>
          </table:table-cell>
          <table:table-cell table:formula="of:=TAN(RADIANS([.AK$1]))*TAN(RADIANS([.$A65]))" office:value-type="float" office:value="0.600030247286016" calcext:value-type="float">
            <text:p>0.600</text:p>
          </table:table-cell>
          <table:table-cell table:formula="of:=COS(RADIANS([.AL$1]))*COS(RADIANS([.$A65]))" office:value-type="float" office:value="0.431770623113389" calcext:value-type="float">
            <text:p>0.432</text:p>
          </table:table-cell>
          <table:table-cell table:formula="of:=TAN(RADIANS([.AM$1]))*TAN(RADIANS([.$A65]))" office:value-type="float" office:value="0.637690809272244" calcext:value-type="float">
            <text:p>0.638</text:p>
          </table:table-cell>
          <table:table-cell table:formula="of:=COS(RADIANS([.AN$1]))*COS(RADIANS([.$A65]))" office:value-type="float" office:value="0.429256450649358" calcext:value-type="float">
            <text:p>0.429</text:p>
          </table:table-cell>
          <table:table-cell table:formula="of:=TAN(RADIANS([.AO$1]))*TAN(RADIANS([.$A65]))" office:value-type="float" office:value="0.675780991177812" calcext:value-type="float">
            <text:p>0.676</text:p>
          </table:table-cell>
          <table:table-cell table:formula="of:=COS(RADIANS([.AP$1]))*COS(RADIANS([.$A65]))" office:value-type="float" office:value="0.426611522512159" calcext:value-type="float">
            <text:p>0.427</text:p>
          </table:table-cell>
          <table:table-cell table:formula="of:=TAN(RADIANS([.AQ$1]))*TAN(RADIANS([.$A65]))" office:value-type="float" office:value="0.714331805462019" calcext:value-type="float">
            <text:p>0.714</text:p>
          </table:table-cell>
          <table:table-cell table:formula="of:=COS(RADIANS([.AR$1]))*COS(RADIANS([.$A65]))" office:value-type="float" office:value="0.423836644372524" calcext:value-type="float">
            <text:p>0.424</text:p>
          </table:table-cell>
          <table:table-cell table:formula="of:=TAN(RADIANS([.AS$1]))*TAN(RADIANS([.$A65]))" office:value-type="float" office:value="0.753375587846104" calcext:value-type="float">
            <text:p>0.753</text:p>
          </table:table-cell>
          <table:table-cell table:formula="of:=COS(RADIANS([.AT$1]))*COS(RADIANS([.$A65]))" office:value-type="float" office:value="0.420932661485215" calcext:value-type="float">
            <text:p>0.421</text:p>
          </table:table-cell>
          <table:table-cell table:formula="of:=TAN(RADIANS([.AU$1]))*TAN(RADIANS([.$A65]))" office:value-type="float" office:value="0.792946115323675" calcext:value-type="float">
            <text:p>0.793</text:p>
          </table:table-cell>
          <table:table-cell table:formula="of:=COS(RADIANS([.AV$1]))*COS(RADIANS([.$A65]))" office:value-type="float" office:value="0.417900458431552" calcext:value-type="float">
            <text:p>0.418</text:p>
          </table:table-cell>
          <table:table-cell table:formula="of:=TAN(RADIANS([.AW$1]))*TAN(RADIANS([.$A65]))" office:value-type="float" office:value="0.833078733615338" calcext:value-type="float">
            <text:p>0.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RADIANS([.B$1]))*COS(RADIANS([.$A66]))" office:value-type="float" office:value="0.438371146789077" calcext:value-type="float">
            <text:p>0.438</text:p>
          </table:table-cell>
          <table:table-cell table:formula="of:=TAN(RADIANS([.C$1]))*TAN(RADIANS([.$A66]))" office:value-type="float" office:value="0" calcext:value-type="float">
            <text:p>0.000</text:p>
          </table:table-cell>
          <table:table-cell table:formula="of:=COS(RADIANS([.D$1]))*COS(RADIANS([.$A66]))" office:value-type="float" office:value="0.438304380740123" calcext:value-type="float">
            <text:p>0.438</text:p>
          </table:table-cell>
          <table:table-cell table:formula="of:=TAN(RADIANS([.E$1]))*TAN(RADIANS([.$A66]))" office:value-type="float" office:value="0.0357881866773406" calcext:value-type="float">
            <text:p>0.036</text:p>
          </table:table-cell>
          <table:table-cell table:formula="of:=COS(RADIANS([.F$1]))*COS(RADIANS([.$A66]))" office:value-type="float" office:value="0.438104102930846" calcext:value-type="float">
            <text:p>0.438</text:p>
          </table:table-cell>
          <table:table-cell table:formula="of:=TAN(RADIANS([.G$1]))*TAN(RADIANS([.$A66]))" office:value-type="float" office:value="0.0715981878398354" calcext:value-type="float">
            <text:p>0.072</text:p>
          </table:table-cell>
          <table:table-cell table:formula="of:=COS(RADIANS([.H$1]))*COS(RADIANS([.$A66]))" office:value-type="float" office:value="0.437770374367805" calcext:value-type="float">
            <text:p>0.438</text:p>
          </table:table-cell>
          <table:table-cell table:formula="of:=TAN(RADIANS([.I$1]))*TAN(RADIANS([.$A66]))" office:value-type="float" office:value="0.107451871192659" calcext:value-type="float">
            <text:p>0.107</text:p>
          </table:table-cell>
          <table:table-cell table:formula="of:=COS(RADIANS([.J$1]))*COS(RADIANS([.$A66]))" office:value-type="float" office:value="0.437303296707956" calcext:value-type="float">
            <text:p>0.437</text:p>
          </table:table-cell>
          <table:table-cell table:formula="of:=TAN(RADIANS([.K$1]))*TAN(RADIANS([.$A66]))" office:value-type="float" office:value="0.143371211157172" calcext:value-type="float">
            <text:p>0.143</text:p>
          </table:table-cell>
          <table:table-cell table:formula="of:=COS(RADIANS([.L$1]))*COS(RADIANS([.$A66]))" office:value-type="float" office:value="0.436703012227677" calcext:value-type="float">
            <text:p>0.437</text:p>
          </table:table-cell>
          <table:table-cell table:formula="of:=TAN(RADIANS([.M$1]))*TAN(RADIANS([.$A66]))" office:value-type="float" office:value="0.17937834292184" calcext:value-type="float">
            <text:p>0.179</text:p>
          </table:table-cell>
          <table:table-cell table:formula="of:=COS(RADIANS([.N$1]))*COS(RADIANS([.$A66]))" office:value-type="float" office:value="0.435969703779437" calcext:value-type="float">
            <text:p>0.436</text:p>
          </table:table-cell>
          <table:table-cell table:formula="of:=TAN(RADIANS([.O$1]))*TAN(RADIANS([.$A66]))" office:value-type="float" office:value="0.215495617331471" calcext:value-type="float">
            <text:p>0.215</text:p>
          </table:table-cell>
          <table:table-cell table:formula="of:=COS(RADIANS([.P$1]))*COS(RADIANS([.$A66]))" office:value-type="float" office:value="0.435103594736092" calcext:value-type="float">
            <text:p>0.435</text:p>
          </table:table-cell>
          <table:table-cell table:formula="of:=TAN(RADIANS([.Q$1]))*TAN(RADIANS([.$A66]))" office:value-type="float" office:value="0.251745656905852" calcext:value-type="float">
            <text:p>0.252</text:p>
          </table:table-cell>
          <table:table-cell table:formula="of:=COS(RADIANS([.R$1]))*COS(RADIANS([.$A66]))" office:value-type="float" office:value="0.434104948922847" calcext:value-type="float">
            <text:p>0.434</text:p>
          </table:table-cell>
          <table:table-cell table:formula="of:=TAN(RADIANS([.S$1]))*TAN(RADIANS([.$A66]))" office:value-type="float" office:value="0.288151413289074" calcext:value-type="float">
            <text:p>0.288</text:p>
          </table:table-cell>
          <table:table-cell table:formula="of:=COS(RADIANS([.T$1]))*COS(RADIANS([.$A66]))" office:value-type="float" office:value="0.432974070536891" calcext:value-type="float">
            <text:p>0.433</text:p>
          </table:table-cell>
          <table:table-cell table:formula="of:=TAN(RADIANS([.U$1]))*TAN(RADIANS([.$A66]))" office:value-type="float" office:value="0.324736226443783" calcext:value-type="float">
            <text:p>0.325</text:p>
          </table:table-cell>
          <table:table-cell table:formula="of:=COS(RADIANS([.V$1]))*COS(RADIANS([.$A66]))" office:value-type="float" office:value="0.431711304054736" calcext:value-type="float">
            <text:p>0.432</text:p>
          </table:table-cell>
          <table:table-cell table:formula="of:=TAN(RADIANS([.W$1]))*TAN(RADIANS([.$A66]))" office:value-type="float" office:value="0.361523885920644" calcext:value-type="float">
            <text:p>0.362</text:p>
          </table:table-cell>
          <table:table-cell table:formula="of:=COS(RADIANS([.X$1]))*COS(RADIANS([.$A66]))" office:value-type="float" office:value="0.430317034127285" calcext:value-type="float">
            <text:p>0.430</text:p>
          </table:table-cell>
          <table:table-cell table:formula="of:=TAN(RADIANS([.Y$1]))*TAN(RADIANS([.$A66]))" office:value-type="float" office:value="0.398538694552435" calcext:value-type="float">
            <text:p>0.399</text:p>
          </table:table-cell>
          <table:table-cell table:formula="of:=COS(RADIANS([.Z$1]))*COS(RADIANS([.$A66]))" office:value-type="float" office:value="0.428791685462663" calcext:value-type="float">
            <text:p>0.429</text:p>
          </table:table-cell>
          <table:table-cell table:formula="of:=TAN(RADIANS([.AA$1]))*TAN(RADIANS([.$A66]))" office:value-type="float" office:value="0.435805534944933" calcext:value-type="float">
            <text:p>0.436</text:p>
          </table:table-cell>
          <table:table-cell table:formula="of:=COS(RADIANS([.AB$1]))*COS(RADIANS([.$A66]))" office:value-type="float" office:value="0.427135722696851" calcext:value-type="float">
            <text:p>0.427</text:p>
          </table:table-cell>
          <table:table-cell table:formula="of:=TAN(RADIANS([.AC$1]))*TAN(RADIANS([.$A66]))" office:value-type="float" office:value="0.473349939163205" calcext:value-type="float">
            <text:p>0.473</text:p>
          </table:table-cell>
          <table:table-cell table:formula="of:=COS(RADIANS([.AD$1]))*COS(RADIANS([.$A66]))" office:value-type="float" office:value="0.425349650252149" calcext:value-type="float">
            <text:p>0.425</text:p>
          </table:table-cell>
          <table:table-cell table:formula="of:=TAN(RADIANS([.AE$1]))*TAN(RADIANS([.$A66]))" office:value-type="float" office:value="0.511198162042667" calcext:value-type="float">
            <text:p>0.511</text:p>
          </table:table-cell>
          <table:table-cell table:formula="of:=COS(RADIANS([.AF$1]))*COS(RADIANS([.$A66]))" office:value-type="float" office:value="0.423434012183526" calcext:value-type="float">
            <text:p>0.423</text:p>
          </table:table-cell>
          <table:table-cell table:formula="of:=TAN(RADIANS([.AG$1]))*TAN(RADIANS([.$A66]))" office:value-type="float" office:value="0.549377258589601" calcext:value-type="float">
            <text:p>0.549</text:p>
          </table:table-cell>
          <table:table-cell table:formula="of:=COS(RADIANS([.AH$1]))*COS(RADIANS([.$A66]))" office:value-type="float" office:value="0.421389392012894" calcext:value-type="float">
            <text:p>0.421</text:p>
          </table:table-cell>
          <table:table-cell table:formula="of:=TAN(RADIANS([.AI$1]))*TAN(RADIANS([.$A66]))" office:value-type="float" office:value="0.587915165976421" calcext:value-type="float">
            <text:p>0.588</text:p>
          </table:table-cell>
          <table:table-cell table:formula="of:=COS(RADIANS([.AJ$1]))*COS(RADIANS([.$A66]))" office:value-type="float" office:value="0.419216412551365" calcext:value-type="float">
            <text:p>0.419</text:p>
          </table:table-cell>
          <table:table-cell table:formula="of:=TAN(RADIANS([.AK$1]))*TAN(RADIANS([.$A66]))" office:value-type="float" office:value="0.626840790683347" calcext:value-type="float">
            <text:p>0.627</text:p>
          </table:table-cell>
          <table:table-cell table:formula="of:=COS(RADIANS([.AL$1]))*COS(RADIANS([.$A66]))" office:value-type="float" office:value="0.416915735709531" calcext:value-type="float">
            <text:p>0.417</text:p>
          </table:table-cell>
          <table:table-cell table:formula="of:=TAN(RADIANS([.AM$1]))*TAN(RADIANS([.$A66]))" office:value-type="float" office:value="0.666184101391106" calcext:value-type="float">
            <text:p>0.666</text:p>
          </table:table-cell>
          <table:table-cell table:formula="of:=COS(RADIANS([.AN$1]))*COS(RADIANS([.$A66]))" office:value-type="float" office:value="0.414488062295848" calcext:value-type="float">
            <text:p>0.414</text:p>
          </table:table-cell>
          <table:table-cell table:formula="of:=TAN(RADIANS([.AO$1]))*TAN(RADIANS([.$A66]))" office:value-type="float" office:value="0.705976228289631" calcext:value-type="float">
            <text:p>0.706</text:p>
          </table:table-cell>
          <table:table-cell table:formula="of:=COS(RADIANS([.AP$1]))*COS(RADIANS([.$A66]))" office:value-type="float" office:value="0.411934131803152" calcext:value-type="float">
            <text:p>0.412</text:p>
          </table:table-cell>
          <table:table-cell table:formula="of:=TAN(RADIANS([.AQ$1]))*TAN(RADIANS([.$A66]))" office:value-type="float" office:value="0.746249569536511" calcext:value-type="float">
            <text:p>0.746</text:p>
          </table:table-cell>
          <table:table-cell table:formula="of:=COS(RADIANS([.AR$1]))*COS(RADIANS([.$A66]))" office:value-type="float" office:value="0.409254722183414" calcext:value-type="float">
            <text:p>0.409</text:p>
          </table:table-cell>
          <table:table-cell table:formula="of:=TAN(RADIANS([.AS$1]))*TAN(RADIANS([.$A66]))" office:value-type="float" office:value="0.787037905677242" calcext:value-type="float">
            <text:p>0.787</text:p>
          </table:table-cell>
          <table:table-cell table:formula="of:=COS(RADIANS([.AT$1]))*COS(RADIANS([.$A66]))" office:value-type="float" office:value="0.40645064961076" calcext:value-type="float">
            <text:p>0.406</text:p>
          </table:table-cell>
          <table:table-cell table:formula="of:=TAN(RADIANS([.AU$1]))*TAN(RADIANS([.$A66]))" office:value-type="float" office:value="0.828376522928606" calcext:value-type="float">
            <text:p>0.828</text:p>
          </table:table-cell>
          <table:table-cell table:formula="of:=COS(RADIANS([.AV$1]))*COS(RADIANS([.$A66]))" office:value-type="float" office:value="0.403522768232858" calcext:value-type="float">
            <text:p>0.404</text:p>
          </table:table-cell>
          <table:table-cell table:formula="of:=TAN(RADIANS([.AW$1]))*TAN(RADIANS([.$A66]))" office:value-type="float" office:value="0.870302346328218" calcext:value-type="float">
            <text:p>0.8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RADIANS([.B$1]))*COS(RADIANS([.$A67]))" office:value-type="float" office:value="0.422618261740699" calcext:value-type="float">
            <text:p>0.423</text:p>
          </table:table-cell>
          <table:table-cell table:formula="of:=TAN(RADIANS([.C$1]))*TAN(RADIANS([.$A67]))" office:value-type="float" office:value="0" calcext:value-type="float">
            <text:p>0.000</text:p>
          </table:table-cell>
          <table:table-cell table:formula="of:=COS(RADIANS([.D$1]))*COS(RADIANS([.$A67]))" office:value-type="float" office:value="0.422553894932439" calcext:value-type="float">
            <text:p>0.423</text:p>
          </table:table-cell>
          <table:table-cell table:formula="of:=TAN(RADIANS([.E$1]))*TAN(RADIANS([.$A67]))" office:value-type="float" office:value="0.0374325075365063" calcext:value-type="float">
            <text:p>0.037</text:p>
          </table:table-cell>
          <table:table-cell table:formula="of:=COS(RADIANS([.F$1]))*COS(RADIANS([.$A67]))" office:value-type="float" office:value="0.42236081411441" calcext:value-type="float">
            <text:p>0.422</text:p>
          </table:table-cell>
          <table:table-cell table:formula="of:=TAN(RADIANS([.G$1]))*TAN(RADIANS([.$A67]))" office:value-type="float" office:value="0.0748878318445721" calcext:value-type="float">
            <text:p>0.075</text:p>
          </table:table-cell>
          <table:table-cell table:formula="of:=COS(RADIANS([.H$1]))*COS(RADIANS([.$A67]))" office:value-type="float" office:value="0.422039078100901" calcext:value-type="float">
            <text:p>0.422</text:p>
          </table:table-cell>
          <table:table-cell table:formula="of:=TAN(RADIANS([.I$1]))*TAN(RADIANS([.$A67]))" office:value-type="float" office:value="0.112388845361019" calcext:value-type="float">
            <text:p>0.112</text:p>
          </table:table-cell>
          <table:table-cell table:formula="of:=COS(RADIANS([.J$1]))*COS(RADIANS([.$A67]))" office:value-type="float" office:value="0.421588784895819" calcext:value-type="float">
            <text:p>0.422</text:p>
          </table:table-cell>
          <table:table-cell table:formula="of:=TAN(RADIANS([.K$1]))*TAN(RADIANS([.$A67]))" office:value-type="float" office:value="0.149958532142029" calcext:value-type="float">
            <text:p>0.150</text:p>
          </table:table-cell>
          <table:table-cell table:formula="of:=COS(RADIANS([.L$1]))*COS(RADIANS([.$A67]))" office:value-type="float" office:value="0.421010071662834" calcext:value-type="float">
            <text:p>0.421</text:p>
          </table:table-cell>
          <table:table-cell table:formula="of:=TAN(RADIANS([.M$1]))*TAN(RADIANS([.$A67]))" office:value-type="float" office:value="0.187620044397476" calcext:value-type="float">
            <text:p>0.188</text:p>
          </table:table-cell>
          <table:table-cell table:formula="of:=COS(RADIANS([.N$1]))*COS(RADIANS([.$A67]))" office:value-type="float" office:value="0.420303114683605" calcext:value-type="float">
            <text:p>0.420</text:p>
          </table:table-cell>
          <table:table-cell table:formula="of:=TAN(RADIANS([.O$1]))*TAN(RADIANS([.$A67]))" office:value-type="float" office:value="0.225396759902108" calcext:value-type="float">
            <text:p>0.225</text:p>
          </table:table-cell>
          <table:table-cell table:formula="of:=COS(RADIANS([.P$1]))*COS(RADIANS([.$A67]))" office:value-type="float" office:value="0.419468129304076" calcext:value-type="float">
            <text:p>0.419</text:p>
          </table:table-cell>
          <table:table-cell table:formula="of:=TAN(RADIANS([.Q$1]))*TAN(RADIANS([.$A67]))" office:value-type="float" office:value="0.263312340588006" calcext:value-type="float">
            <text:p>0.263</text:p>
          </table:table-cell>
          <table:table-cell table:formula="of:=COS(RADIANS([.R$1]))*COS(RADIANS([.$A67]))" office:value-type="float" office:value="0.418505369868882" calcext:value-type="float">
            <text:p>0.419</text:p>
          </table:table-cell>
          <table:table-cell table:formula="of:=TAN(RADIANS([.S$1]))*TAN(RADIANS([.$A67]))" office:value-type="float" office:value="0.301390792633468" calcext:value-type="float">
            <text:p>0.301</text:p>
          </table:table-cell>
          <table:table-cell table:formula="of:=COS(RADIANS([.T$1]))*COS(RADIANS([.$A67]))" office:value-type="float" office:value="0.417415129643873" calcext:value-type="float">
            <text:p>0.417</text:p>
          </table:table-cell>
          <table:table-cell table:formula="of:=TAN(RADIANS([.U$1]))*TAN(RADIANS([.$A67]))" office:value-type="float" office:value="0.339656528377001" calcext:value-type="float">
            <text:p>0.340</text:p>
          </table:table-cell>
          <table:table-cell table:formula="of:=COS(RADIANS([.V$1]))*COS(RADIANS([.$A67]))" office:value-type="float" office:value="0.416197740726783" calcext:value-type="float">
            <text:p>0.416</text:p>
          </table:table-cell>
          <table:table-cell table:formula="of:=TAN(RADIANS([.W$1]))*TAN(RADIANS([.$A67]))" office:value-type="float" office:value="0.378134430401859" calcext:value-type="float">
            <text:p>0.378</text:p>
          </table:table-cell>
          <table:table-cell table:formula="of:=COS(RADIANS([.X$1]))*COS(RADIANS([.$A67]))" office:value-type="float" office:value="0.41485357394607" calcext:value-type="float">
            <text:p>0.415</text:p>
          </table:table-cell>
          <table:table-cell table:formula="of:=TAN(RADIANS([.Y$1]))*TAN(RADIANS([.$A67]))" office:value-type="float" office:value="0.416849918156625" calcext:value-type="float">
            <text:p>0.417</text:p>
          </table:table-cell>
          <table:table-cell table:formula="of:=COS(RADIANS([.Z$1]))*COS(RADIANS([.$A67]))" office:value-type="float" office:value="0.413383038747957" calcext:value-type="float">
            <text:p>0.413</text:p>
          </table:table-cell>
          <table:table-cell table:formula="of:=TAN(RADIANS([.AA$1]))*TAN(RADIANS([.$A67]))" office:value-type="float" office:value="0.455829017501079" calcext:value-type="float">
            <text:p>0.456</text:p>
          </table:table-cell>
          <table:table-cell table:formula="of:=COS(RADIANS([.AB$1]))*COS(RADIANS([.$A67]))" office:value-type="float" office:value="0.411786583071709" calcext:value-type="float">
            <text:p>0.412</text:p>
          </table:table-cell>
          <table:table-cell table:formula="of:=TAN(RADIANS([.AC$1]))*TAN(RADIANS([.$A67]))" office:value-type="float" office:value="0.495098433594294" calcext:value-type="float">
            <text:p>0.495</text:p>
          </table:table-cell>
          <table:table-cell table:formula="of:=COS(RADIANS([.AD$1]))*COS(RADIANS([.$A67]))" office:value-type="float" office:value="0.410064693213191" calcext:value-type="float">
            <text:p>0.410</text:p>
          </table:table-cell>
          <table:table-cell table:formula="of:=TAN(RADIANS([.AE$1]))*TAN(RADIANS([.$A67]))" office:value-type="float" office:value="0.534685627574028" calcext:value-type="float">
            <text:p>0.535</text:p>
          </table:table-cell>
          <table:table-cell table:formula="of:=COS(RADIANS([.AF$1]))*COS(RADIANS([.$A67]))" office:value-type="float" office:value="0.408217893676735" calcext:value-type="float">
            <text:p>0.408</text:p>
          </table:table-cell>
          <table:table-cell table:formula="of:=TAN(RADIANS([.AG$1]))*TAN(RADIANS([.$A67]))" office:value-type="float" office:value="0.57461889751349" calcext:value-type="float">
            <text:p>0.575</text:p>
          </table:table-cell>
          <table:table-cell table:formula="of:=COS(RADIANS([.AH$1]))*COS(RADIANS([.$A67]))" office:value-type="float" office:value="0.406246747015369" calcext:value-type="float">
            <text:p>0.406</text:p>
          </table:table-cell>
          <table:table-cell table:formula="of:=TAN(RADIANS([.AI$1]))*TAN(RADIANS([.$A67]))" office:value-type="float" office:value="0.614927464183947" calcext:value-type="float">
            <text:p>0.615</text:p>
          </table:table-cell>
          <table:table-cell table:formula="of:=COS(RADIANS([.AJ$1]))*COS(RADIANS([.$A67]))" office:value-type="float" office:value="0.404151853659462" calcext:value-type="float">
            <text:p>0.404</text:p>
          </table:table-cell>
          <table:table-cell table:formula="of:=TAN(RADIANS([.AK$1]))*TAN(RADIANS([.$A67]))" office:value-type="float" office:value="0.655641562200201" calcext:value-type="float">
            <text:p>0.656</text:p>
          </table:table-cell>
          <table:table-cell table:formula="of:=COS(RADIANS([.AL$1]))*COS(RADIANS([.$A67]))" office:value-type="float" office:value="0.401933851733823" calcext:value-type="float">
            <text:p>0.402</text:p>
          </table:table-cell>
          <table:table-cell table:formula="of:=TAN(RADIANS([.AM$1]))*TAN(RADIANS([.$A67]))" office:value-type="float" office:value="0.696792537181331" calcext:value-type="float">
            <text:p>0.697</text:p>
          </table:table-cell>
          <table:table-cell table:formula="of:=COS(RADIANS([.AN$1]))*COS(RADIANS([.$A67]))" office:value-type="float" office:value="0.399593416863325" calcext:value-type="float">
            <text:p>0.400</text:p>
          </table:table-cell>
          <table:table-cell table:formula="of:=TAN(RADIANS([.AO$1]))*TAN(RADIANS([.$A67]))" office:value-type="float" office:value="0.738412949622226" calcext:value-type="float">
            <text:p>0.738</text:p>
          </table:table-cell>
          <table:table-cell table:formula="of:=COS(RADIANS([.AP$1]))*COS(RADIANS([.$A67]))" office:value-type="float" office:value="0.397131261967103" calcext:value-type="float">
            <text:p>0.397</text:p>
          </table:table-cell>
          <table:table-cell table:formula="of:=TAN(RADIANS([.AQ$1]))*TAN(RADIANS([.$A67]))" office:value-type="float" office:value="0.780536686243356" calcext:value-type="float">
            <text:p>0.781</text:p>
          </table:table-cell>
          <table:table-cell table:formula="of:=COS(RADIANS([.AR$1]))*COS(RADIANS([.$A67]))" office:value-type="float" office:value="0.394548137041388" calcext:value-type="float">
            <text:p>0.395</text:p>
          </table:table-cell>
          <table:table-cell table:formula="of:=TAN(RADIANS([.AS$1]))*TAN(RADIANS([.$A67]))" office:value-type="float" office:value="0.823199079668173" calcext:value-type="float">
            <text:p>0.823</text:p>
          </table:table-cell>
          <table:table-cell table:formula="of:=COS(RADIANS([.AT$1]))*COS(RADIANS([.$A67]))" office:value-type="float" office:value="0.391844828931057" calcext:value-type="float">
            <text:p>0.392</text:p>
          </table:table-cell>
          <table:table-cell table:formula="of:=TAN(RADIANS([.AU$1]))*TAN(RADIANS([.$A67]))" office:value-type="float" office:value="0.866437037370852" calcext:value-type="float">
            <text:p>0.866</text:p>
          </table:table-cell>
          <table:table-cell table:formula="of:=COS(RADIANS([.AV$1]))*COS(RADIANS([.$A67]))" office:value-type="float" office:value="0.389022161089948" calcext:value-type="float">
            <text:p>0.389</text:p>
          </table:table-cell>
          <table:table-cell table:formula="of:=TAN(RADIANS([.AW$1]))*TAN(RADIANS([.$A67]))" office:value-type="float" office:value="0.91028918094352" calcext:value-type="float">
            <text:p>0.9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RADIANS([.B$1]))*COS(RADIANS([.$A68]))" office:value-type="float" office:value="0.4067366430758" calcext:value-type="float">
            <text:p>0.407</text:p>
          </table:table-cell>
          <table:table-cell table:formula="of:=TAN(RADIANS([.C$1]))*TAN(RADIANS([.$A68]))" office:value-type="float" office:value="0" calcext:value-type="float">
            <text:p>0.000</text:p>
          </table:table-cell>
          <table:table-cell table:formula="of:=COS(RADIANS([.D$1]))*COS(RADIANS([.$A68]))" office:value-type="float" office:value="0.406674695114987" calcext:value-type="float">
            <text:p>0.407</text:p>
          </table:table-cell>
          <table:table-cell table:formula="of:=TAN(RADIANS([.E$1]))*TAN(RADIANS([.$A68]))" office:value-type="float" office:value="0.0392047177196624" calcext:value-type="float">
            <text:p>0.039</text:p>
          </table:table-cell>
          <table:table-cell table:formula="of:=COS(RADIANS([.F$1]))*COS(RADIANS([.$A68]))" office:value-type="float" office:value="0.406488870102495" calcext:value-type="float">
            <text:p>0.406</text:p>
          </table:table-cell>
          <table:table-cell table:formula="of:=TAN(RADIANS([.G$1]))*TAN(RADIANS([.$A68]))" office:value-type="float" office:value="0.0784333324514978" calcext:value-type="float">
            <text:p>0.078</text:p>
          </table:table-cell>
          <table:table-cell table:formula="of:=COS(RADIANS([.H$1]))*COS(RADIANS([.$A68]))" office:value-type="float" office:value="0.406179224642424" calcext:value-type="float">
            <text:p>0.406</text:p>
          </table:table-cell>
          <table:table-cell table:formula="of:=TAN(RADIANS([.I$1]))*TAN(RADIANS([.$A68]))" office:value-type="float" office:value="0.117709799508366" calcext:value-type="float">
            <text:p>0.118</text:p>
          </table:table-cell>
          <table:table-cell table:formula="of:=COS(RADIANS([.J$1]))*COS(RADIANS([.$A68]))" office:value-type="float" office:value="0.40574585305578" calcext:value-type="float">
            <text:p>0.406</text:p>
          </table:table-cell>
          <table:table-cell table:formula="of:=TAN(RADIANS([.K$1]))*TAN(RADIANS([.$A68]))" office:value-type="float" office:value="0.157058191107009" calcext:value-type="float">
            <text:p>0.157</text:p>
          </table:table-cell>
          <table:table-cell table:formula="of:=COS(RADIANS([.L$1]))*COS(RADIANS([.$A68]))" office:value-type="float" office:value="0.405188887351747" calcext:value-type="float">
            <text:p>0.405</text:p>
          </table:table-cell>
          <table:table-cell table:formula="of:=TAN(RADIANS([.M$1]))*TAN(RADIANS([.$A68]))" office:value-type="float" office:value="0.196502755578958" calcext:value-type="float">
            <text:p>0.197</text:p>
          </table:table-cell>
          <table:table-cell table:formula="of:=COS(RADIANS([.N$1]))*COS(RADIANS([.$A68]))" office:value-type="float" office:value="0.404508497187474" calcext:value-type="float">
            <text:p>0.405</text:p>
          </table:table-cell>
          <table:table-cell table:formula="of:=TAN(RADIANS([.O$1]))*TAN(RADIANS([.$A68]))" office:value-type="float" office:value="0.23606797749979" calcext:value-type="float">
            <text:p>0.236</text:p>
          </table:table-cell>
          <table:table-cell table:formula="of:=COS(RADIANS([.P$1]))*COS(RADIANS([.$A68]))" office:value-type="float" office:value="0.403704889816396" calcext:value-type="float">
            <text:p>0.404</text:p>
          </table:table-cell>
          <table:table-cell table:formula="of:=TAN(RADIANS([.Q$1]))*TAN(RADIANS([.$A68]))" office:value-type="float" office:value="0.275778639055605" calcext:value-type="float">
            <text:p>0.276</text:p>
          </table:table-cell>
          <table:table-cell table:formula="of:=COS(RADIANS([.R$1]))*COS(RADIANS([.$A68]))" office:value-type="float" office:value="0.402778310025102" calcext:value-type="float">
            <text:p>0.403</text:p>
          </table:table-cell>
          <table:table-cell table:formula="of:=TAN(RADIANS([.S$1]))*TAN(RADIANS([.$A68]))" office:value-type="float" office:value="0.315659882976765" calcext:value-type="float">
            <text:p>0.316</text:p>
          </table:table-cell>
          <table:table-cell table:formula="of:=COS(RADIANS([.T$1]))*COS(RADIANS([.$A68]))" office:value-type="float" office:value="0.401729040058774" calcext:value-type="float">
            <text:p>0.402</text:p>
          </table:table-cell>
          <table:table-cell table:formula="of:=TAN(RADIANS([.U$1]))*TAN(RADIANS([.$A68]))" office:value-type="float" office:value="0.355737277383146" calcext:value-type="float">
            <text:p>0.356</text:p>
          </table:table-cell>
          <table:table-cell table:formula="of:=COS(RADIANS([.V$1]))*COS(RADIANS([.$A68]))" office:value-type="float" office:value="0.400557399535207" calcext:value-type="float">
            <text:p>0.401</text:p>
          </table:table-cell>
          <table:table-cell table:formula="of:=TAN(RADIANS([.W$1]))*TAN(RADIANS([.$A68]))" office:value-type="float" office:value="0.396036882902711" calcext:value-type="float">
            <text:p>0.396</text:p>
          </table:table-cell>
          <table:table-cell table:formula="of:=COS(RADIANS([.X$1]))*COS(RADIANS([.$A68]))" office:value-type="float" office:value="0.399263745347456" calcext:value-type="float">
            <text:p>0.399</text:p>
          </table:table-cell>
          <table:table-cell table:formula="of:=TAN(RADIANS([.Y$1]))*TAN(RADIANS([.$A68]))" office:value-type="float" office:value="0.436585322446185" calcext:value-type="float">
            <text:p>0.437</text:p>
          </table:table-cell>
          <table:table-cell table:formula="of:=COS(RADIANS([.Z$1]))*COS(RADIANS([.$A68]))" office:value-type="float" office:value="0.397848471555116" calcext:value-type="float">
            <text:p>0.398</text:p>
          </table:table-cell>
          <table:table-cell table:formula="of:=TAN(RADIANS([.AA$1]))*TAN(RADIANS([.$A68]))" office:value-type="float" office:value="0.477409854045509" calcext:value-type="float">
            <text:p>0.477</text:p>
          </table:table-cell>
          <table:table-cell table:formula="of:=COS(RADIANS([.AB$1]))*COS(RADIANS([.$A68]))" office:value-type="float" office:value="0.396312009264297" calcext:value-type="float">
            <text:p>0.396</text:p>
          </table:table-cell>
          <table:table-cell table:formula="of:=TAN(RADIANS([.AC$1]))*TAN(RADIANS([.$A68]))" office:value-type="float" office:value="0.518538447192761" calcext:value-type="float">
            <text:p>0.519</text:p>
          </table:table-cell>
          <table:table-cell table:formula="of:=COS(RADIANS([.AD$1]))*COS(RADIANS([.$A68]))" office:value-type="float" office:value="0.394654826496294" calcext:value-type="float">
            <text:p>0.395</text:p>
          </table:table-cell>
          <table:table-cell table:formula="of:=TAN(RADIANS([.AE$1]))*TAN(RADIANS([.$A68]))" office:value-type="float" office:value="0.559999863149879" calcext:value-type="float">
            <text:p>0.560</text:p>
          </table:table-cell>
          <table:table-cell table:formula="of:=COS(RADIANS([.AF$1]))*COS(RADIANS([.$A68]))" office:value-type="float" office:value="0.392877428045034" calcext:value-type="float">
            <text:p>0.393</text:p>
          </table:table-cell>
          <table:table-cell table:formula="of:=TAN(RADIANS([.AG$1]))*TAN(RADIANS([.$A68]))" office:value-type="float" office:value="0.601823739738239" calcext:value-type="float">
            <text:p>0.602</text:p>
          </table:table-cell>
          <table:table-cell table:formula="of:=COS(RADIANS([.AH$1]))*COS(RADIANS([.$A68]))" office:value-type="float" office:value="0.390980355323303" calcext:value-type="float">
            <text:p>0.391</text:p>
          </table:table-cell>
          <table:table-cell table:formula="of:=TAN(RADIANS([.AI$1]))*TAN(RADIANS([.$A68]))" office:value-type="float" office:value="0.644040681161633" calcext:value-type="float">
            <text:p>0.644</text:p>
          </table:table-cell>
          <table:table-cell table:formula="of:=COS(RADIANS([.AJ$1]))*COS(RADIANS([.$A68]))" office:value-type="float" office:value="0.388964186197828" calcext:value-type="float">
            <text:p>0.389</text:p>
          </table:table-cell>
          <table:table-cell table:formula="of:=TAN(RADIANS([.AK$1]))*TAN(RADIANS([.$A68]))" office:value-type="float" office:value="0.686682353466947" calcext:value-type="float">
            <text:p>0.687</text:p>
          </table:table-cell>
          <table:table-cell table:formula="of:=COS(RADIANS([.AL$1]))*COS(RADIANS([.$A68]))" office:value-type="float" office:value="0.386829534813256" calcext:value-type="float">
            <text:p>0.387</text:p>
          </table:table-cell>
          <table:table-cell table:formula="of:=TAN(RADIANS([.AM$1]))*TAN(RADIANS([.$A68]))" office:value-type="float" office:value="0.729781586304894" calcext:value-type="float">
            <text:p>0.730</text:p>
          </table:table-cell>
          <table:table-cell table:formula="of:=COS(RADIANS([.AN$1]))*COS(RADIANS([.$A68]))" office:value-type="float" office:value="0.384577051405079" calcext:value-type="float">
            <text:p>0.385</text:p>
          </table:table-cell>
          <table:table-cell table:formula="of:=TAN(RADIANS([.AO$1]))*TAN(RADIANS([.$A68]))" office:value-type="float" office:value="0.773372481719258" calcext:value-type="float">
            <text:p>0.773</text:p>
          </table:table-cell>
          <table:table-cell table:formula="of:=COS(RADIANS([.AP$1]))*COS(RADIANS([.$A68]))" office:value-type="float" office:value="0.382207422101561" calcext:value-type="float">
            <text:p>0.382</text:p>
          </table:table-cell>
          <table:table-cell table:formula="of:=TAN(RADIANS([.AQ$1]))*TAN(RADIANS([.$A68]))" office:value-type="float" office:value="0.817490530768423" calcext:value-type="float">
            <text:p>0.817</text:p>
          </table:table-cell>
          <table:table-cell table:formula="of:=COS(RADIANS([.AR$1]))*COS(RADIANS([.$A68]))" office:value-type="float" office:value="0.379721368714746" calcext:value-type="float">
            <text:p>0.380</text:p>
          </table:table-cell>
          <table:table-cell table:formula="of:=TAN(RADIANS([.AS$1]))*TAN(RADIANS([.$A68]))" office:value-type="float" office:value="0.8621727388688" calcext:value-type="float">
            <text:p>0.862</text:p>
          </table:table-cell>
          <table:table-cell table:formula="of:=COS(RADIANS([.AT$1]))*COS(RADIANS([.$A68]))" office:value-type="float" office:value="0.377119648520576" calcext:value-type="float">
            <text:p>0.377</text:p>
          </table:table-cell>
          <table:table-cell table:formula="of:=TAN(RADIANS([.AU$1]))*TAN(RADIANS([.$A68]))" office:value-type="float" office:value="0.907457760847491" calcext:value-type="float">
            <text:p>0.907</text:p>
          </table:table-cell>
          <table:table-cell table:formula="of:=COS(RADIANS([.AV$1]))*COS(RADIANS([.$A68]))" office:value-type="float" office:value="0.374403054028227" calcext:value-type="float">
            <text:p>0.374</text:p>
          </table:table-cell>
          <table:table-cell table:formula="of:=TAN(RADIANS([.AW$1]))*TAN(RADIANS([.$A68]))" office:value-type="float" office:value="0.953386046803005" calcext:value-type="float">
            <text:p>0.9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RADIANS([.B$1]))*COS(RADIANS([.$A69]))" office:value-type="float" office:value="0.390731128489274" calcext:value-type="float">
            <text:p>0.391</text:p>
          </table:table-cell>
          <table:table-cell table:formula="of:=TAN(RADIANS([.C$1]))*TAN(RADIANS([.$A69]))" office:value-type="float" office:value="0" calcext:value-type="float">
            <text:p>0.000</text:p>
          </table:table-cell>
          <table:table-cell table:formula="of:=COS(RADIANS([.D$1]))*COS(RADIANS([.$A69]))" office:value-type="float" office:value="0.390671618245856" calcext:value-type="float">
            <text:p>0.391</text:p>
          </table:table-cell>
          <table:table-cell table:formula="of:=TAN(RADIANS([.E$1]))*TAN(RADIANS([.$A69]))" office:value-type="float" office:value="0.0411215560067486" calcext:value-type="float">
            <text:p>0.041</text:p>
          </table:table-cell>
          <table:table-cell table:formula="of:=COS(RADIANS([.F$1]))*COS(RADIANS([.$A69]))" office:value-type="float" office:value="0.390493105643" calcext:value-type="float">
            <text:p>0.390</text:p>
          </table:table-cell>
          <table:table-cell table:formula="of:=TAN(RADIANS([.G$1]))*TAN(RADIANS([.$A69]))" office:value-type="float" office:value="0.0822681774235198" calcext:value-type="float">
            <text:p>0.082</text:p>
          </table:table-cell>
          <table:table-cell table:formula="of:=COS(RADIANS([.H$1]))*COS(RADIANS([.$A69]))" office:value-type="float" office:value="0.390195645057373" calcext:value-type="float">
            <text:p>0.390</text:p>
          </table:table-cell>
          <table:table-cell table:formula="of:=TAN(RADIANS([.I$1]))*TAN(RADIANS([.$A69]))" office:value-type="float" office:value="0.123464990811522" calcext:value-type="float">
            <text:p>0.123</text:p>
          </table:table-cell>
          <table:table-cell table:formula="of:=COS(RADIANS([.J$1]))*COS(RADIANS([.$A69]))" office:value-type="float" office:value="0.389779327098352" calcext:value-type="float">
            <text:p>0.390</text:p>
          </table:table-cell>
          <table:table-cell table:formula="of:=TAN(RADIANS([.K$1]))*TAN(RADIANS([.$A69]))" office:value-type="float" office:value="0.164737245351632" calcext:value-type="float">
            <text:p>0.165</text:p>
          </table:table-cell>
          <table:table-cell table:formula="of:=COS(RADIANS([.L$1]))*COS(RADIANS([.$A69]))" office:value-type="float" office:value="0.389244278580419" calcext:value-type="float">
            <text:p>0.389</text:p>
          </table:table-cell>
          <table:table-cell table:formula="of:=TAN(RADIANS([.M$1]))*TAN(RADIANS([.$A69]))" office:value-type="float" office:value="0.206110374950306" calcext:value-type="float">
            <text:p>0.206</text:p>
          </table:table-cell>
          <table:table-cell table:formula="of:=COS(RADIANS([.N$1]))*COS(RADIANS([.$A69]))" office:value-type="float" office:value="0.388590662484537" calcext:value-type="float">
            <text:p>0.389</text:p>
          </table:table-cell>
          <table:table-cell table:formula="of:=TAN(RADIANS([.O$1]))*TAN(RADIANS([.$A69]))" office:value-type="float" office:value="0.24761006130874" calcext:value-type="float">
            <text:p>0.248</text:p>
          </table:table-cell>
          <table:table-cell table:formula="of:=COS(RADIANS([.P$1]))*COS(RADIANS([.$A69]))" office:value-type="float" office:value="0.3878186779085" calcext:value-type="float">
            <text:p>0.388</text:p>
          </table:table-cell>
          <table:table-cell table:formula="of:=TAN(RADIANS([.Q$1]))*TAN(RADIANS([.$A69]))" office:value-type="float" office:value="0.289262298289739" calcext:value-type="float">
            <text:p>0.289</text:p>
          </table:table-cell>
          <table:table-cell table:formula="of:=COS(RADIANS([.R$1]))*COS(RADIANS([.$A69]))" office:value-type="float" office:value="0.386928560006287" calcext:value-type="float">
            <text:p>0.387</text:p>
          </table:table-cell>
          <table:table-cell table:formula="of:=TAN(RADIANS([.S$1]))*TAN(RADIANS([.$A69]))" office:value-type="float" office:value="0.331093457928474" calcext:value-type="float">
            <text:p>0.331</text:p>
          </table:table-cell>
          <table:table-cell table:formula="of:=COS(RADIANS([.T$1]))*COS(RADIANS([.$A69]))" office:value-type="float" office:value="0.385920579916436" calcext:value-type="float">
            <text:p>0.386</text:p>
          </table:table-cell>
          <table:table-cell table:formula="of:=TAN(RADIANS([.U$1]))*TAN(RADIANS([.$A69]))" office:value-type="float" office:value="0.37313035844823" calcext:value-type="float">
            <text:p>0.373</text:p>
          </table:table-cell>
          <table:table-cell table:formula="of:=COS(RADIANS([.V$1]))*COS(RADIANS([.$A69]))" office:value-type="float" office:value="0.384795044679446" calcext:value-type="float">
            <text:p>0.385</text:p>
          </table:table-cell>
          <table:table-cell table:formula="of:=TAN(RADIANS([.W$1]))*TAN(RADIANS([.$A69]))" office:value-type="float" office:value="0.415400334660597" calcext:value-type="float">
            <text:p>0.415</text:p>
          </table:table-cell>
          <table:table-cell table:formula="of:=COS(RADIANS([.X$1]))*COS(RADIANS([.$A69]))" office:value-type="float" office:value="0.383552297144253" calcext:value-type="float">
            <text:p>0.384</text:p>
          </table:table-cell>
          <table:table-cell table:formula="of:=TAN(RADIANS([.Y$1]))*TAN(RADIANS([.$A69]))" office:value-type="float" office:value="0.457931311151647" calcext:value-type="float">
            <text:p>0.458</text:p>
          </table:table-cell>
          <table:table-cell table:formula="of:=COS(RADIANS([.Z$1]))*COS(RADIANS([.$A69]))" office:value-type="float" office:value="0.382192715863795" calcext:value-type="float">
            <text:p>0.382</text:p>
          </table:table-cell>
          <table:table-cell table:formula="of:=TAN(RADIANS([.AA$1]))*TAN(RADIANS([.$A69]))" office:value-type="float" office:value="0.500751878681684" calcext:value-type="float">
            <text:p>0.501</text:p>
          </table:table-cell>
          <table:table-cell table:formula="of:=COS(RADIANS([.AB$1]))*COS(RADIANS([.$A69]))" office:value-type="float" office:value="0.380716714979702" calcext:value-type="float">
            <text:p>0.381</text:p>
          </table:table-cell>
          <table:table-cell table:formula="of:=TAN(RADIANS([.AC$1]))*TAN(RADIANS([.$A69]))" office:value-type="float" office:value="0.543891374256608" calcext:value-type="float">
            <text:p>0.544</text:p>
          </table:table-cell>
          <table:table-cell table:formula="of:=COS(RADIANS([.AD$1]))*COS(RADIANS([.$A69]))" office:value-type="float" office:value="0.37912474409614" calcext:value-type="float">
            <text:p>0.379</text:p>
          </table:table-cell>
          <table:table-cell table:formula="of:=TAN(RADIANS([.AE$1]))*TAN(RADIANS([.$A69]))" office:value-type="float" office:value="0.587379965364219" calcext:value-type="float">
            <text:p>0.587</text:p>
          </table:table-cell>
          <table:table-cell table:formula="of:=COS(RADIANS([.AF$1]))*COS(RADIANS([.$A69]))" office:value-type="float" office:value="0.377417288142862" calcext:value-type="float">
            <text:p>0.377</text:p>
          </table:table-cell>
          <table:table-cell table:formula="of:=TAN(RADIANS([.AG$1]))*TAN(RADIANS([.$A69]))" office:value-type="float" office:value="0.631248738909425" calcext:value-type="float">
            <text:p>0.631</text:p>
          </table:table-cell>
          <table:table-cell table:formula="of:=COS(RADIANS([.AH$1]))*COS(RADIANS([.$A69]))" office:value-type="float" office:value="0.375594867227492" calcext:value-type="float">
            <text:p>0.376</text:p>
          </table:table-cell>
          <table:table-cell table:formula="of:=TAN(RADIANS([.AI$1]))*TAN(RADIANS([.$A69]))" office:value-type="float" office:value="0.675529795428932" calcext:value-type="float">
            <text:p>0.676</text:p>
          </table:table-cell>
          <table:table-cell table:formula="of:=COS(RADIANS([.AJ$1]))*COS(RADIANS([.$A69]))" office:value-type="float" office:value="0.373658036477096" calcext:value-type="float">
            <text:p>0.374</text:p>
          </table:table-cell>
          <table:table-cell table:formula="of:=TAN(RADIANS([.AK$1]))*TAN(RADIANS([.$A69]))" office:value-type="float" office:value="0.720256349219293" calcext:value-type="float">
            <text:p>0.720</text:p>
          </table:table-cell>
          <table:table-cell table:formula="of:=COS(RADIANS([.AL$1]))*COS(RADIANS([.$A69]))" office:value-type="float" office:value="0.371607385869083" calcext:value-type="float">
            <text:p>0.372</text:p>
          </table:table-cell>
          <table:table-cell table:formula="of:=TAN(RADIANS([.AM$1]))*TAN(RADIANS([.$A69]))" office:value-type="float" office:value="0.765462835073028" calcext:value-type="float">
            <text:p>0.765</text:p>
          </table:table-cell>
          <table:table-cell table:formula="of:=COS(RADIANS([.AN$1]))*COS(RADIANS([.$A69]))" office:value-type="float" office:value="0.369443540051492" calcext:value-type="float">
            <text:p>0.369</text:p>
          </table:table-cell>
          <table:table-cell table:formula="of:=TAN(RADIANS([.AO$1]))*TAN(RADIANS([.$A69]))" office:value-type="float" office:value="0.811185022386904" calcext:value-type="float">
            <text:p>0.811</text:p>
          </table:table-cell>
          <table:table-cell table:formula="of:=COS(RADIANS([.AP$1]))*COS(RADIANS([.$A69]))" office:value-type="float" office:value="0.367167158152721" calcext:value-type="float">
            <text:p>0.367</text:p>
          </table:table-cell>
          <table:table-cell table:formula="of:=TAN(RADIANS([.AQ$1]))*TAN(RADIANS([.$A69]))" office:value-type="float" office:value="0.857460137485459" calcext:value-type="float">
            <text:p>0.857</text:p>
          </table:table-cell>
          <table:table-cell table:formula="of:=COS(RADIANS([.AR$1]))*COS(RADIANS([.$A69]))" office:value-type="float" office:value="0.364778933580749" calcext:value-type="float">
            <text:p>0.365</text:p>
          </table:table-cell>
          <table:table-cell table:formula="of:=TAN(RADIANS([.AS$1]))*TAN(RADIANS([.$A69]))" office:value-type="float" office:value="0.904326995092836" calcext:value-type="float">
            <text:p>0.904</text:p>
          </table:table-cell>
          <table:table-cell table:formula="of:=COS(RADIANS([.AT$1]))*COS(RADIANS([.$A69]))" office:value-type="float" office:value="0.362279593811916" calcext:value-type="float">
            <text:p>0.362</text:p>
          </table:table-cell>
          <table:table-cell table:formula="of:=TAN(RADIANS([.AU$1]))*TAN(RADIANS([.$A69]))" office:value-type="float" office:value="0.951826139988596" calcext:value-type="float">
            <text:p>0.952</text:p>
          </table:table-cell>
          <table:table-cell table:formula="of:=COS(RADIANS([.AV$1]))*COS(RADIANS([.$A69]))" office:value-type="float" office:value="0.359669900169326" calcext:value-type="float">
            <text:p>0.360</text:p>
          </table:table-cell>
          <table:table-cell table:formula="of:=TAN(RADIANS([.AW$1]))*TAN(RADIANS([.$A69]))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RADIANS([.B$1]))*COS(RADIANS([.$A70]))" office:value-type="float" office:value="0.374606593415912" calcext:value-type="float">
            <text:p>0.375</text:p>
          </table:table-cell>
          <table:table-cell table:formula="of:=TAN(RADIANS([.C$1]))*TAN(RADIANS([.$A70]))" office:value-type="float" office:value="0" calcext:value-type="float">
            <text:p>0.000</text:p>
          </table:table-cell>
          <table:table-cell table:formula="of:=COS(RADIANS([.D$1]))*COS(RADIANS([.$A70]))" office:value-type="float" office:value="0.374549539017287" calcext:value-type="float">
            <text:p>0.375</text:p>
          </table:table-cell>
          <table:table-cell table:formula="of:=TAN(RADIANS([.E$1]))*TAN(RADIANS([.$A70]))" office:value-type="float" office:value="0.0432028017293592" calcext:value-type="float">
            <text:p>0.043</text:p>
          </table:table-cell>
          <table:table-cell table:formula="of:=COS(RADIANS([.F$1]))*COS(RADIANS([.$A70]))" office:value-type="float" office:value="0.374378393200735" calcext:value-type="float">
            <text:p>0.374</text:p>
          </table:table-cell>
          <table:table-cell table:formula="of:=TAN(RADIANS([.G$1]))*TAN(RADIANS([.$A70]))" office:value-type="float" office:value="0.0864319374802056" calcext:value-type="float">
            <text:p>0.086</text:p>
          </table:table-cell>
          <table:table-cell table:formula="of:=COS(RADIANS([.H$1]))*COS(RADIANS([.$A70]))" office:value-type="float" office:value="0.374093208098928" calcext:value-type="float">
            <text:p>0.374</text:p>
          </table:table-cell>
          <table:table-cell table:formula="of:=TAN(RADIANS([.I$1]))*TAN(RADIANS([.$A70]))" office:value-type="float" office:value="0.129713805520198" calcext:value-type="float">
            <text:p>0.130</text:p>
          </table:table-cell>
          <table:table-cell table:formula="of:=COS(RADIANS([.J$1]))*COS(RADIANS([.$A70]))" office:value-type="float" office:value="0.373694070582013" calcext:value-type="float">
            <text:p>0.374</text:p>
          </table:table-cell>
          <table:table-cell table:formula="of:=TAN(RADIANS([.K$1]))*TAN(RADIANS([.$A70]))" office:value-type="float" office:value="0.173074932942696" calcext:value-type="float">
            <text:p>0.173</text:p>
          </table:table-cell>
          <table:table-cell table:formula="of:=COS(RADIANS([.L$1]))*COS(RADIANS([.$A70]))" office:value-type="float" office:value="0.373181102231142" calcext:value-type="float">
            <text:p>0.373</text:p>
          </table:table-cell>
          <table:table-cell table:formula="of:=TAN(RADIANS([.M$1]))*TAN(RADIANS([.$A70]))" office:value-type="float" office:value="0.216542040915976" calcext:value-type="float">
            <text:p>0.217</text:p>
          </table:table-cell>
          <table:table-cell table:formula="of:=COS(RADIANS([.N$1]))*COS(RADIANS([.$A70]))" office:value-type="float" office:value="0.372554459301445" calcext:value-type="float">
            <text:p>0.373</text:p>
          </table:table-cell>
          <table:table-cell table:formula="of:=TAN(RADIANS([.O$1]))*TAN(RADIANS([.$A70]))" office:value-type="float" office:value="0.260142110944449" calcext:value-type="float">
            <text:p>0.260</text:p>
          </table:table-cell>
          <table:table-cell table:formula="of:=COS(RADIANS([.P$1]))*COS(RADIANS([.$A70]))" office:value-type="float" office:value="0.371814332674429" calcext:value-type="float">
            <text:p>0.372</text:p>
          </table:table-cell>
          <table:table-cell table:formula="of:=TAN(RADIANS([.Q$1]))*TAN(RADIANS([.$A70]))" office:value-type="float" office:value="0.303902452493272" calcext:value-type="float">
            <text:p>0.304</text:p>
          </table:table-cell>
          <table:table-cell table:formula="of:=COS(RADIANS([.R$1]))*COS(RADIANS([.$A70]))" office:value-type="float" office:value="0.370960947799834" calcext:value-type="float">
            <text:p>0.371</text:p>
          </table:table-cell>
          <table:table-cell table:formula="of:=TAN(RADIANS([.S$1]))*TAN(RADIANS([.$A70]))" office:value-type="float" office:value="0.347850772340042" calcext:value-type="float">
            <text:p>0.348</text:p>
          </table:table-cell>
          <table:table-cell table:formula="of:=COS(RADIANS([.T$1]))*COS(RADIANS([.$A70]))" office:value-type="float" office:value="0.36999456462696" calcext:value-type="float">
            <text:p>0.370</text:p>
          </table:table-cell>
          <table:table-cell table:formula="of:=TAN(RADIANS([.U$1]))*TAN(RADIANS([.$A70]))" office:value-type="float" office:value="0.392015246032957" calcext:value-type="float">
            <text:p>0.392</text:p>
          </table:table-cell>
          <table:table-cell table:formula="of:=COS(RADIANS([.V$1]))*COS(RADIANS([.$A70]))" office:value-type="float" office:value="0.368915477525482" calcext:value-type="float">
            <text:p>0.369</text:p>
          </table:table-cell>
          <table:table-cell table:formula="of:=TAN(RADIANS([.W$1]))*TAN(RADIANS([.$A70]))" office:value-type="float" office:value="0.43642459185411" calcext:value-type="float">
            <text:p>0.436</text:p>
          </table:table-cell>
          <table:table-cell table:formula="of:=COS(RADIANS([.X$1]))*COS(RADIANS([.$A70]))" office:value-type="float" office:value="0.367724015195786" calcext:value-type="float">
            <text:p>0.368</text:p>
          </table:table-cell>
          <table:table-cell table:formula="of:=TAN(RADIANS([.Y$1]))*TAN(RADIANS([.$A70]))" office:value-type="float" office:value="0.481108147709762" calcext:value-type="float">
            <text:p>0.481</text:p>
          </table:table-cell>
          <table:table-cell table:formula="of:=COS(RADIANS([.Z$1]))*COS(RADIANS([.$A70]))" office:value-type="float" office:value="0.366420540568839" calcext:value-type="float">
            <text:p>0.366</text:p>
          </table:table-cell>
          <table:table-cell table:formula="of:=TAN(RADIANS([.AA$1]))*TAN(RADIANS([.$A70]))" office:value-type="float" office:value="0.526095951396842" calcext:value-type="float">
            <text:p>0.526</text:p>
          </table:table-cell>
          <table:table-cell table:formula="of:=COS(RADIANS([.AB$1]))*COS(RADIANS([.$A70]))" office:value-type="float" office:value="0.365005450695639" calcext:value-type="float">
            <text:p>0.365</text:p>
          </table:table-cell>
          <table:table-cell table:formula="of:=TAN(RADIANS([.AC$1]))*TAN(RADIANS([.$A70]))" office:value-type="float" office:value="0.571418824726882" calcext:value-type="float">
            <text:p>0.571</text:p>
          </table:table-cell>
          <table:table-cell table:formula="of:=COS(RADIANS([.AD$1]))*COS(RADIANS([.$A70]))" office:value-type="float" office:value="0.363479176626269" calcext:value-type="float">
            <text:p>0.363</text:p>
          </table:table-cell>
          <table:table-cell table:formula="of:=TAN(RADIANS([.AE$1]))*TAN(RADIANS([.$A70]))" office:value-type="float" office:value="0.617108462025697" calcext:value-type="float">
            <text:p>0.617</text:p>
          </table:table-cell>
          <table:table-cell table:formula="of:=COS(RADIANS([.AF$1]))*COS(RADIANS([.$A70]))" office:value-type="float" office:value="0.361842183278598" calcext:value-type="float">
            <text:p>0.362</text:p>
          </table:table-cell>
          <table:table-cell table:formula="of:=TAN(RADIANS([.AG$1]))*TAN(RADIANS([.$A70]))" office:value-type="float" office:value="0.663197523569785" calcext:value-type="float">
            <text:p>0.663</text:p>
          </table:table-cell>
          <table:table-cell table:formula="of:=COS(RADIANS([.AH$1]))*COS(RADIANS([.$A70]))" office:value-type="float" office:value="0.360094969296656" calcext:value-type="float">
            <text:p>0.360</text:p>
          </table:table-cell>
          <table:table-cell table:formula="of:=TAN(RADIANS([.AI$1]))*TAN(RADIANS([.$A70]))" office:value-type="float" office:value="0.70971973456941" calcext:value-type="float">
            <text:p>0.710</text:p>
          </table:table-cell>
          <table:table-cell table:formula="of:=COS(RADIANS([.AJ$1]))*COS(RADIANS([.$A70]))" office:value-type="float" office:value="0.358238066898748" calcext:value-type="float">
            <text:p>0.358</text:p>
          </table:table-cell>
          <table:table-cell table:formula="of:=TAN(RADIANS([.AK$1]))*TAN(RADIANS([.$A70]))" office:value-type="float" office:value="0.756709990364335" calcext:value-type="float">
            <text:p>0.757</text:p>
          </table:table-cell>
          <table:table-cell table:formula="of:=COS(RADIANS([.AL$1]))*COS(RADIANS([.$A70]))" office:value-type="float" office:value="0.356272041715332" calcext:value-type="float">
            <text:p>0.356</text:p>
          </table:table-cell>
          <table:table-cell table:formula="of:=TAN(RADIANS([.AM$1]))*TAN(RADIANS([.$A70]))" office:value-type="float" office:value="0.804204468562082" calcext:value-type="float">
            <text:p>0.804</text:p>
          </table:table-cell>
          <table:table-cell table:formula="of:=COS(RADIANS([.AN$1]))*COS(RADIANS([.$A70]))" office:value-type="float" office:value="0.354197492616726" calcext:value-type="float">
            <text:p>0.354</text:p>
          </table:table-cell>
          <table:table-cell table:formula="of:=TAN(RADIANS([.AO$1]))*TAN(RADIANS([.$A70]))" office:value-type="float" office:value="0.85224074892146" calcext:value-type="float">
            <text:p>0.852</text:p>
          </table:table-cell>
          <table:table-cell table:formula="of:=COS(RADIANS([.AP$1]))*COS(RADIANS([.$A70]))" office:value-type="float" office:value="0.35201505153068" calcext:value-type="float">
            <text:p>0.352</text:p>
          </table:table-cell>
          <table:table-cell table:formula="of:=TAN(RADIANS([.AQ$1]))*TAN(RADIANS([.$A70]))" office:value-type="float" office:value="0.900857941867126" calcext:value-type="float">
            <text:p>0.901</text:p>
          </table:table-cell>
          <table:table-cell table:formula="of:=COS(RADIANS([.AR$1]))*COS(RADIANS([.$A70]))" office:value-type="float" office:value="0.349725383249891" calcext:value-type="float">
            <text:p>0.350</text:p>
          </table:table-cell>
          <table:table-cell table:formula="of:=TAN(RADIANS([.AS$1]))*TAN(RADIANS([.$A70]))" office:value-type="float" office:value="0.95009682661549" calcext:value-type="float">
            <text:p>0.950</text:p>
          </table:table-cell>
          <table:table-cell table:formula="of:=COS(RADIANS([.AT$1]))*COS(RADIANS([.$A70]))" office:value-type="float" office:value="0.347329185229499" calcext:value-type="float">
            <text:p>0.347</text:p>
          </table:table-cell>
          <table:table-cell table:formula="of:=TAN(RADIANS([.AU$1]))*TAN(RADIANS([.$A70]))" office:value-type="float" office:value="0.999999999999999" calcext:value-type="float">
            <text:p>1.000</text:p>
          </table:table-cell>
          <table:table-cell table:formula="of:=COS(RADIANS([.AV$1]))*COS(RADIANS([.$A70]))" office:value-type="float" office:value="0.344827187374632" calcext:value-type="float">
            <text:p>0.345</text:p>
          </table:table-cell>
          <table:table-cell table:formula="of:=TAN(RADIANS([.AW$1]))*TAN(RADIANS([.$A70]))" office:value-type="float" office:value="1.05061203720669" calcext:value-type="float">
            <text:p>1.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RADIANS([.B$1]))*COS(RADIANS([.$A71]))" office:value-type="float" office:value="0.3583679495453" calcext:value-type="float">
            <text:p>0.358</text:p>
          </table:table-cell>
          <table:table-cell table:formula="of:=TAN(RADIANS([.C$1]))*TAN(RADIANS([.$A71]))" office:value-type="float" office:value="0" calcext:value-type="float">
            <text:p>0.000</text:p>
          </table:table-cell>
          <table:table-cell table:formula="of:=COS(RADIANS([.D$1]))*COS(RADIANS([.$A71]))" office:value-type="float" office:value="0.35831336837079" calcext:value-type="float">
            <text:p>0.358</text:p>
          </table:table-cell>
          <table:table-cell table:formula="of:=TAN(RADIANS([.E$1]))*TAN(RADIANS([.$A71]))" office:value-type="float" office:value="0.0454719987680199" calcext:value-type="float">
            <text:p>0.045</text:p>
          </table:table-cell>
          <table:table-cell table:formula="of:=COS(RADIANS([.F$1]))*COS(RADIANS([.$A71]))" office:value-type="float" office:value="0.358149641473215" calcext:value-type="float">
            <text:p>0.358</text:p>
          </table:table-cell>
          <table:table-cell table:formula="of:=TAN(RADIANS([.G$1]))*TAN(RADIANS([.$A71]))" office:value-type="float" office:value="0.090971714733645" calcext:value-type="float">
            <text:p>0.091</text:p>
          </table:table-cell>
          <table:table-cell table:formula="of:=COS(RADIANS([.H$1]))*COS(RADIANS([.$A71]))" office:value-type="float" office:value="0.357876818725374" calcext:value-type="float">
            <text:p>0.358</text:p>
          </table:table-cell>
          <table:table-cell table:formula="of:=TAN(RADIANS([.I$1]))*TAN(RADIANS([.$A71]))" office:value-type="float" office:value="0.136526932715137" calcext:value-type="float">
            <text:p>0.137</text:p>
          </table:table-cell>
          <table:table-cell table:formula="of:=COS(RADIANS([.J$1]))*COS(RADIANS([.$A71]))" office:value-type="float" office:value="0.357494983231718" calcext:value-type="float">
            <text:p>0.357</text:p>
          </table:table-cell>
          <table:table-cell table:formula="of:=TAN(RADIANS([.K$1]))*TAN(RADIANS([.$A71]))" office:value-type="float" office:value="0.182165573122939" calcext:value-type="float">
            <text:p>0.182</text:p>
          </table:table-cell>
          <table:table-cell table:formula="of:=COS(RADIANS([.L$1]))*COS(RADIANS([.$A71]))" office:value-type="float" office:value="0.357004251303038" calcext:value-type="float">
            <text:p>0.357</text:p>
          </table:table-cell>
          <table:table-cell table:formula="of:=TAN(RADIANS([.M$1]))*TAN(RADIANS([.$A71]))" office:value-type="float" office:value="0.22791576063606" calcext:value-type="float">
            <text:p>0.228</text:p>
          </table:table-cell>
          <table:table-cell table:formula="of:=COS(RADIANS([.N$1]))*COS(RADIANS([.$A71]))" office:value-type="float" office:value="0.356404772421034" calcext:value-type="float">
            <text:p>0.356</text:p>
          </table:table-cell>
          <table:table-cell table:formula="of:=TAN(RADIANS([.O$1]))*TAN(RADIANS([.$A71]))" office:value-type="float" office:value="0.273805893943618" calcext:value-type="float">
            <text:p>0.274</text:p>
          </table:table-cell>
          <table:table-cell table:formula="of:=COS(RADIANS([.P$1]))*COS(RADIANS([.$A71]))" office:value-type="float" office:value="0.355696729192779" calcext:value-type="float">
            <text:p>0.356</text:p>
          </table:table-cell>
          <table:table-cell table:formula="of:=TAN(RADIANS([.Q$1]))*TAN(RADIANS([.$A71]))" office:value-type="float" office:value="0.319864716921387" calcext:value-type="float">
            <text:p>0.320</text:p>
          </table:table-cell>
          <table:table-cell table:formula="of:=COS(RADIANS([.R$1]))*COS(RADIANS([.$A71]))" office:value-type="float" office:value="0.354880337295101" calcext:value-type="float">
            <text:p>0.355</text:p>
          </table:table-cell>
          <table:table-cell table:formula="of:=TAN(RADIANS([.S$1]))*TAN(RADIANS([.$A71]))" office:value-type="float" office:value="0.366121391626139" calcext:value-type="float">
            <text:p>0.366</text:p>
          </table:table-cell>
          <table:table-cell table:formula="of:=COS(RADIANS([.T$1]))*COS(RADIANS([.$A71]))" office:value-type="float" office:value="0.35395584540888" calcext:value-type="float">
            <text:p>0.354</text:p>
          </table:table-cell>
          <table:table-cell table:formula="of:=TAN(RADIANS([.U$1]))*TAN(RADIANS([.$A71]))" office:value-type="float" office:value="0.412605573507098" calcext:value-type="float">
            <text:p>0.413</text:p>
          </table:table-cell>
          <table:table-cell table:formula="of:=COS(RADIANS([.V$1]))*COS(RADIANS([.$A71]))" office:value-type="float" office:value="0.352923535143299" calcext:value-type="float">
            <text:p>0.353</text:p>
          </table:table-cell>
          <table:table-cell table:formula="of:=TAN(RADIANS([.W$1]))*TAN(RADIANS([.$A71]))" office:value-type="float" office:value="0.459347489254097" calcext:value-type="float">
            <text:p>0.459</text:p>
          </table:table-cell>
          <table:table-cell table:formula="of:=COS(RADIANS([.X$1]))*COS(RADIANS([.$A71]))" office:value-type="float" office:value="0.351783720950068" calcext:value-type="float">
            <text:p>0.352</text:p>
          </table:table-cell>
          <table:table-cell table:formula="of:=TAN(RADIANS([.Y$1]))*TAN(RADIANS([.$A71]))" office:value-type="float" office:value="0.506378017726471" calcext:value-type="float">
            <text:p>0.506</text:p>
          </table:table-cell>
          <table:table-cell table:formula="of:=COS(RADIANS([.Z$1]))*COS(RADIANS([.$A71]))" office:value-type="float" office:value="0.350536750027629" calcext:value-type="float">
            <text:p>0.351</text:p>
          </table:table-cell>
          <table:table-cell table:formula="of:=TAN(RADIANS([.AA$1]))*TAN(RADIANS([.$A71]))" office:value-type="float" office:value="0.553728774435488" calcext:value-type="float">
            <text:p>0.554</text:p>
          </table:table-cell>
          <table:table-cell table:formula="of:=COS(RADIANS([.AB$1]))*COS(RADIANS([.$A71]))" office:value-type="float" office:value="0.349183002215406" calcext:value-type="float">
            <text:p>0.349</text:p>
          </table:table-cell>
          <table:table-cell table:formula="of:=TAN(RADIANS([.AC$1]))*TAN(RADIANS([.$A71]))" office:value-type="float" office:value="0.601432200086843" calcext:value-type="float">
            <text:p>0.601</text:p>
          </table:table-cell>
          <table:table-cell table:formula="of:=COS(RADIANS([.AD$1]))*COS(RADIANS([.$A71]))" office:value-type="float" office:value="0.347722889878097" calcext:value-type="float">
            <text:p>0.348</text:p>
          </table:table-cell>
          <table:table-cell table:formula="of:=TAN(RADIANS([.AE$1]))*TAN(RADIANS([.$A71]))" office:value-type="float" office:value="0.649521653728715" calcext:value-type="float">
            <text:p>0.650</text:p>
          </table:table-cell>
          <table:table-cell table:formula="of:=COS(RADIANS([.AF$1]))*COS(RADIANS([.$A71]))" office:value-type="float" office:value="0.346156857780063" calcext:value-type="float">
            <text:p>0.346</text:p>
          </table:table-cell>
          <table:table-cell table:formula="of:=TAN(RADIANS([.AG$1]))*TAN(RADIANS([.$A71]))" office:value-type="float" office:value="0.698031511095853" calcext:value-type="float">
            <text:p>0.698</text:p>
          </table:table-cell>
          <table:table-cell table:formula="of:=COS(RADIANS([.AH$1]))*COS(RADIANS([.$A71]))" office:value-type="float" office:value="0.344485382949853" calcext:value-type="float">
            <text:p>0.344</text:p>
          </table:table-cell>
          <table:table-cell table:formula="of:=TAN(RADIANS([.AI$1]))*TAN(RADIANS([.$A71]))" office:value-type="float" office:value="0.746997268791677" calcext:value-type="float">
            <text:p>0.747</text:p>
          </table:table-cell>
          <table:table-cell table:formula="of:=COS(RADIANS([.AJ$1]))*COS(RADIANS([.$A71]))" office:value-type="float" office:value="0.342708974534892" calcext:value-type="float">
            <text:p>0.343</text:p>
          </table:table-cell>
          <table:table-cell table:formula="of:=TAN(RADIANS([.AK$1]))*TAN(RADIANS([.$A71]))" office:value-type="float" office:value="0.79645565500934" calcext:value-type="float">
            <text:p>0.796</text:p>
          </table:table-cell>
          <table:table-cell table:formula="of:=COS(RADIANS([.AL$1]))*COS(RADIANS([.$A71]))" office:value-type="float" office:value="0.340828173646391" calcext:value-type="float">
            <text:p>0.341</text:p>
          </table:table-cell>
          <table:table-cell table:formula="of:=TAN(RADIANS([.AM$1]))*TAN(RADIANS([.$A71]))" office:value-type="float" office:value="0.846444747559976" calcext:value-type="float">
            <text:p>0.846</text:p>
          </table:table-cell>
          <table:table-cell table:formula="of:=COS(RADIANS([.AN$1]))*COS(RADIANS([.$A71]))" office:value-type="float" office:value="0.33884355319452" calcext:value-type="float">
            <text:p>0.339</text:p>
          </table:table-cell>
          <table:table-cell table:formula="of:=TAN(RADIANS([.AO$1]))*TAN(RADIANS([.$A71]))" office:value-type="float" office:value="0.897004100053023" calcext:value-type="float">
            <text:p>0.897</text:p>
          </table:table-cell>
          <table:table-cell table:formula="of:=COS(RADIANS([.AP$1]))*COS(RADIANS([.$A71]))" office:value-type="float" office:value="0.336755717713895" calcext:value-type="float">
            <text:p>0.337</text:p>
          </table:table-cell>
          <table:table-cell table:formula="of:=TAN(RADIANS([.AQ$1]))*TAN(RADIANS([.$A71]))" office:value-type="float" office:value="0.948174877160925" calcext:value-type="float">
            <text:p>0.948</text:p>
          </table:table-cell>
          <table:table-cell table:formula="of:=COS(RADIANS([.AR$1]))*COS(RADIANS([.$A71]))" office:value-type="float" office:value="0.334565303179429" calcext:value-type="float">
            <text:p>0.335</text:p>
          </table:table-cell>
          <table:table-cell table:formula="of:=TAN(RADIANS([.AS$1]))*TAN(RADIANS([.$A71]))" office:value-type="float" office:value="1" calcext:value-type="float">
            <text:p>1.000</text:p>
          </table:table-cell>
          <table:table-cell table:formula="of:=COS(RADIANS([.AT$1]))*COS(RADIANS([.$A71]))" office:value-type="float" office:value="0.332272976812607" calcext:value-type="float">
            <text:p>0.332</text:p>
          </table:table-cell>
          <table:table-cell table:formula="of:=TAN(RADIANS([.AU$1]))*TAN(RADIANS([.$A71]))" office:value-type="float" office:value="1.05252430277268" calcext:value-type="float">
            <text:p>1.053</text:p>
          </table:table-cell>
          <table:table-cell table:formula="of:=COS(RADIANS([.AV$1]))*COS(RADIANS([.$A71]))" office:value-type="float" office:value="0.329879436878248" calcext:value-type="float">
            <text:p>0.330</text:p>
          </table:table-cell>
          <table:table-cell table:formula="of:=TAN(RADIANS([.AW$1]))*TAN(RADIANS([.$A71]))" office:value-type="float" office:value="1.10579470194555" calcext:value-type="float">
            <text:p>1.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RADIANS([.B$1]))*COS(RADIANS([.$A72]))" office:value-type="float" office:value="0.342020143325669" calcext:value-type="float">
            <text:p>0.342</text:p>
          </table:table-cell>
          <table:table-cell table:formula="of:=TAN(RADIANS([.C$1]))*TAN(RADIANS([.$A72]))" office:value-type="float" office:value="0" calcext:value-type="float">
            <text:p>0.000</text:p>
          </table:table-cell>
          <table:table-cell table:formula="of:=COS(RADIANS([.D$1]))*COS(RADIANS([.$A72]))" office:value-type="float" office:value="0.341968052001229" calcext:value-type="float">
            <text:p>0.342</text:p>
          </table:table-cell>
          <table:table-cell table:formula="of:=TAN(RADIANS([.E$1]))*TAN(RADIANS([.$A72]))" office:value-type="float" office:value="0.0479573967453921" calcext:value-type="float">
            <text:p>0.048</text:p>
          </table:table-cell>
          <table:table-cell table:formula="of:=COS(RADIANS([.F$1]))*COS(RADIANS([.$A72]))" office:value-type="float" office:value="0.34181179389543" calcext:value-type="float">
            <text:p>0.342</text:p>
          </table:table-cell>
          <table:table-cell table:formula="of:=TAN(RADIANS([.G$1]))*TAN(RADIANS([.$A72]))" office:value-type="float" office:value="0.0959440256485567" calcext:value-type="float">
            <text:p>0.096</text:p>
          </table:table-cell>
          <table:table-cell table:formula="of:=COS(RADIANS([.H$1]))*COS(RADIANS([.$A72]))" office:value-type="float" office:value="0.341551416606005" calcext:value-type="float">
            <text:p>0.342</text:p>
          </table:table-cell>
          <table:table-cell table:formula="of:=TAN(RADIANS([.I$1]))*TAN(RADIANS([.$A72]))" office:value-type="float" office:value="0.143989190183917" calcext:value-type="float">
            <text:p>0.144</text:p>
          </table:table-cell>
          <table:table-cell table:formula="of:=COS(RADIANS([.J$1]))*COS(RADIANS([.$A72]))" office:value-type="float" office:value="0.3411869994464" calcext:value-type="float">
            <text:p>0.341</text:p>
          </table:table-cell>
          <table:table-cell table:formula="of:=TAN(RADIANS([.K$1]))*TAN(RADIANS([.$A72]))" office:value-type="float" office:value="0.192122336829245" calcext:value-type="float">
            <text:p>0.192</text:p>
          </table:table-cell>
          <table:table-cell table:formula="of:=COS(RADIANS([.L$1]))*COS(RADIANS([.$A72]))" office:value-type="float" office:value="0.34071865342161" calcext:value-type="float">
            <text:p>0.341</text:p>
          </table:table-cell>
          <table:table-cell table:formula="of:=TAN(RADIANS([.M$1]))*TAN(RADIANS([.$A72]))" office:value-type="float" office:value="0.240373127495739" calcext:value-type="float">
            <text:p>0.240</text:p>
          </table:table-cell>
          <table:table-cell table:formula="of:=COS(RADIANS([.N$1]))*COS(RADIANS([.$A72]))" office:value-type="float" office:value="0.340146521194373" calcext:value-type="float">
            <text:p>0.340</text:p>
          </table:table-cell>
          <table:table-cell table:formula="of:=TAN(RADIANS([.O$1]))*TAN(RADIANS([.$A72]))" office:value-type="float" office:value="0.288771513081492" calcext:value-type="float">
            <text:p>0.289</text:p>
          </table:table-cell>
          <table:table-cell table:formula="of:=COS(RADIANS([.P$1]))*COS(RADIANS([.$A72]))" office:value-type="float" office:value="0.339470777041706" calcext:value-type="float">
            <text:p>0.339</text:p>
          </table:table-cell>
          <table:table-cell table:formula="of:=TAN(RADIANS([.Q$1]))*TAN(RADIANS([.$A72]))" office:value-type="float" office:value="0.337347808538381" calcext:value-type="float">
            <text:p>0.337</text:p>
          </table:table-cell>
          <table:table-cell table:formula="of:=COS(RADIANS([.R$1]))*COS(RADIANS([.$A72]))" office:value-type="float" office:value="0.338691626801825" calcext:value-type="float">
            <text:p>0.339</text:p>
          </table:table-cell>
          <table:table-cell table:formula="of:=TAN(RADIANS([.S$1]))*TAN(RADIANS([.$A72]))" office:value-type="float" office:value="0.386132769856125" calcext:value-type="float">
            <text:p>0.386</text:p>
          </table:table-cell>
          <table:table-cell table:formula="of:=COS(RADIANS([.T$1]))*COS(RADIANS([.$A72]))" office:value-type="float" office:value="0.337809307811441" calcext:value-type="float">
            <text:p>0.338</text:p>
          </table:table-cell>
          <table:table-cell table:formula="of:=TAN(RADIANS([.U$1]))*TAN(RADIANS([.$A72]))" office:value-type="float" office:value="0.435157673384621" calcext:value-type="float">
            <text:p>0.435</text:p>
          </table:table-cell>
          <table:table-cell table:formula="of:=COS(RADIANS([.V$1]))*COS(RADIANS([.$A72]))" office:value-type="float" office:value="0.336824088833465" calcext:value-type="float">
            <text:p>0.337</text:p>
          </table:table-cell>
          <table:table-cell table:formula="of:=TAN(RADIANS([.W$1]))*TAN(RADIANS([.$A72]))" office:value-type="float" office:value="0.484454397937118" calcext:value-type="float">
            <text:p>0.484</text:p>
          </table:table-cell>
          <table:table-cell table:formula="of:=COS(RADIANS([.X$1]))*COS(RADIANS([.$A72]))" office:value-type="float" office:value="0.335736269975143" calcext:value-type="float">
            <text:p>0.336</text:p>
          </table:table-cell>
          <table:table-cell table:formula="of:=TAN(RADIANS([.Y$1]))*TAN(RADIANS([.$A72]))" office:value-type="float" office:value="0.53405551014249" calcext:value-type="float">
            <text:p>0.534</text:p>
          </table:table-cell>
          <table:table-cell table:formula="of:=COS(RADIANS([.Z$1]))*COS(RADIANS([.$A72]))" office:value-type="float" office:value="0.334546182596635" calcext:value-type="float">
            <text:p>0.335</text:p>
          </table:table-cell>
          <table:table-cell table:formula="of:=TAN(RADIANS([.AA$1]))*TAN(RADIANS([.$A72]))" office:value-type="float" office:value="0.5839943535453" calcext:value-type="float">
            <text:p>0.584</text:p>
          </table:table-cell>
          <table:table-cell table:formula="of:=COS(RADIANS([.AB$1]))*COS(RADIANS([.$A72]))" office:value-type="float" office:value="0.333254189210087" calcext:value-type="float">
            <text:p>0.333</text:p>
          </table:table-cell>
          <table:table-cell table:formula="of:=TAN(RADIANS([.AC$1]))*TAN(RADIANS([.$A72]))" office:value-type="float" office:value="0.634305141987819" calcext:value-type="float">
            <text:p>0.634</text:p>
          </table:table-cell>
          <table:table-cell table:formula="of:=COS(RADIANS([.AD$1]))*COS(RADIANS([.$A72]))" office:value-type="float" office:value="0.3318606833692" calcext:value-type="float">
            <text:p>0.332</text:p>
          </table:table-cell>
          <table:table-cell table:formula="of:=TAN(RADIANS([.AE$1]))*TAN(RADIANS([.$A72]))" office:value-type="float" office:value="0.685023057849357" calcext:value-type="float">
            <text:p>0.685</text:p>
          </table:table-cell>
          <table:table-cell table:formula="of:=COS(RADIANS([.AF$1]))*COS(RADIANS([.$A72]))" office:value-type="float" office:value="0.330366089549352" calcext:value-type="float">
            <text:p>0.330</text:p>
          </table:table-cell>
          <table:table-cell table:formula="of:=TAN(RADIANS([.AG$1]))*TAN(RADIANS([.$A72]))" office:value-type="float" office:value="0.736184355765611" calcext:value-type="float">
            <text:p>0.736</text:p>
          </table:table-cell>
          <table:table-cell table:formula="of:=COS(RADIANS([.AH$1]))*COS(RADIANS([.$A72]))" office:value-type="float" office:value="0.328770863018299" calcext:value-type="float">
            <text:p>0.329</text:p>
          </table:table-cell>
          <table:table-cell table:formula="of:=TAN(RADIANS([.AI$1]))*TAN(RADIANS([.$A72]))" office:value-type="float" office:value="0.78782647250513" calcext:value-type="float">
            <text:p>0.788</text:p>
          </table:table-cell>
          <table:table-cell table:formula="of:=COS(RADIANS([.AJ$1]))*COS(RADIANS([.$A72]))" office:value-type="float" office:value="0.327075489697496" calcext:value-type="float">
            <text:p>0.327</text:p>
          </table:table-cell>
          <table:table-cell table:formula="of:=TAN(RADIANS([.AK$1]))*TAN(RADIANS([.$A72]))" office:value-type="float" office:value="0.839988143742143" calcext:value-type="float">
            <text:p>0.840</text:p>
          </table:table-cell>
          <table:table-cell table:formula="of:=COS(RADIANS([.AL$1]))*COS(RADIANS([.$A72]))" office:value-type="float" office:value="0.32528048601408" calcext:value-type="float">
            <text:p>0.325</text:p>
          </table:table-cell>
          <table:table-cell table:formula="of:=TAN(RADIANS([.AM$1]))*TAN(RADIANS([.$A72]))" office:value-type="float" office:value="0.892709528535965" calcext:value-type="float">
            <text:p>0.893</text:p>
          </table:table-cell>
          <table:table-cell table:formula="of:=COS(RADIANS([.AN$1]))*COS(RADIANS([.$A72]))" office:value-type="float" office:value="0.323386398743561" calcext:value-type="float">
            <text:p>0.323</text:p>
          </table:table-cell>
          <table:table-cell table:formula="of:=TAN(RADIANS([.AO$1]))*TAN(RADIANS([.$A72]))" office:value-type="float" office:value="0.946032342408058" calcext:value-type="float">
            <text:p>0.946</text:p>
          </table:table-cell>
          <table:table-cell table:formula="of:=COS(RADIANS([.AP$1]))*COS(RADIANS([.$A72]))" office:value-type="float" office:value="0.32139380484327" calcext:value-type="float">
            <text:p>0.321</text:p>
          </table:table-cell>
          <table:table-cell table:formula="of:=TAN(RADIANS([.AQ$1]))*TAN(RADIANS([.$A72]))" office:value-type="float" office:value="1" calcext:value-type="float">
            <text:p>1.000</text:p>
          </table:table-cell>
          <table:table-cell table:formula="of:=COS(RADIANS([.AR$1]))*COS(RADIANS([.$A72]))" office:value-type="float" office:value="0.319303311276612" calcext:value-type="float">
            <text:p>0.319</text:p>
          </table:table-cell>
          <table:table-cell table:formula="of:=TAN(RADIANS([.AS$1]))*TAN(RADIANS([.$A72]))" office:value-type="float" office:value="1.05465776840054" calcext:value-type="float">
            <text:p>1.055</text:p>
          </table:table-cell>
          <table:table-cell table:formula="of:=COS(RADIANS([.AT$1]))*COS(RADIANS([.$A72]))" office:value-type="float" office:value="0.317115554828179" calcext:value-type="float">
            <text:p>0.317</text:p>
          </table:table-cell>
          <table:table-cell table:formula="of:=TAN(RADIANS([.AU$1]))*TAN(RADIANS([.$A72]))" office:value-type="float" office:value="1.11005293234957" calcext:value-type="float">
            <text:p>1.110</text:p>
          </table:table-cell>
          <table:table-cell table:formula="of:=COS(RADIANS([.AV$1]))*COS(RADIANS([.$A72]))" office:value-type="float" office:value="0.314831201909777" calcext:value-type="float">
            <text:p>0.315</text:p>
          </table:table-cell>
          <table:table-cell table:formula="of:=TAN(RADIANS([.AW$1]))*TAN(RADIANS([.$A72]))" office:value-type="float" office:value="1.16623497266304" calcext:value-type="float">
            <text:p>1.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RADIANS([.B$1]))*COS(RADIANS([.$A73]))" office:value-type="float" office:value="0.325568154457157" calcext:value-type="float">
            <text:p>0.326</text:p>
          </table:table-cell>
          <table:table-cell table:formula="of:=TAN(RADIANS([.C$1]))*TAN(RADIANS([.$A73]))" office:value-type="float" office:value="0" calcext:value-type="float">
            <text:p>0.000</text:p>
          </table:table-cell>
          <table:table-cell table:formula="of:=COS(RADIANS([.D$1]))*COS(RADIANS([.$A73]))" office:value-type="float" office:value="0.325518568850308" calcext:value-type="float">
            <text:p>0.326</text:p>
          </table:table-cell>
          <table:table-cell table:formula="of:=TAN(RADIANS([.E$1]))*TAN(RADIANS([.$A73]))" office:value-type="float" office:value="0.0506931894350673" calcext:value-type="float">
            <text:p>0.051</text:p>
          </table:table-cell>
          <table:table-cell table:formula="of:=COS(RADIANS([.F$1]))*COS(RADIANS([.$A73]))" office:value-type="float" office:value="0.325369827134019" calcext:value-type="float">
            <text:p>0.325</text:p>
          </table:table-cell>
          <table:table-cell table:formula="of:=TAN(RADIANS([.G$1]))*TAN(RADIANS([.$A73]))" office:value-type="float" office:value="0.101417278614744" calcext:value-type="float">
            <text:p>0.101</text:p>
          </table:table-cell>
          <table:table-cell table:formula="of:=COS(RADIANS([.H$1]))*COS(RADIANS([.$A73]))" office:value-type="float" office:value="0.325121974616456" calcext:value-type="float">
            <text:p>0.325</text:p>
          </table:table-cell>
          <table:table-cell table:formula="of:=TAN(RADIANS([.I$1]))*TAN(RADIANS([.$A73]))" office:value-type="float" office:value="0.152203242668642" calcext:value-type="float">
            <text:p>0.152</text:p>
          </table:table-cell>
          <table:table-cell table:formula="of:=COS(RADIANS([.J$1]))*COS(RADIANS([.$A73]))" office:value-type="float" office:value="0.324775086795897" calcext:value-type="float">
            <text:p>0.325</text:p>
          </table:table-cell>
          <table:table-cell table:formula="of:=TAN(RADIANS([.K$1]))*TAN(RADIANS([.$A73]))" office:value-type="float" office:value="0.203082207887535" calcext:value-type="float">
            <text:p>0.203</text:p>
          </table:table-cell>
          <table:table-cell table:formula="of:=COS(RADIANS([.L$1]))*COS(RADIANS([.$A73]))" office:value-type="float" office:value="0.324329269337734" calcext:value-type="float">
            <text:p>0.324</text:p>
          </table:table-cell>
          <table:table-cell table:formula="of:=TAN(RADIANS([.M$1]))*TAN(RADIANS([.$A73]))" office:value-type="float" office:value="0.254085528285308" calcext:value-type="float">
            <text:p>0.254</text:p>
          </table:table-cell>
          <table:table-cell table:formula="of:=COS(RADIANS([.N$1]))*COS(RADIANS([.$A73]))" office:value-type="float" office:value="0.323784658042282" calcext:value-type="float">
            <text:p>0.324</text:p>
          </table:table-cell>
          <table:table-cell table:formula="of:=TAN(RADIANS([.O$1]))*TAN(RADIANS([.$A73]))" office:value-type="float" office:value="0.305244863348376" calcext:value-type="float">
            <text:p>0.305</text:p>
          </table:table-cell>
          <table:table-cell table:formula="of:=COS(RADIANS([.P$1]))*COS(RADIANS([.$A73]))" office:value-type="float" office:value="0.323141418803418" calcext:value-type="float">
            <text:p>0.323</text:p>
          </table:table-cell>
          <table:table-cell table:formula="of:=TAN(RADIANS([.Q$1]))*TAN(RADIANS([.$A73]))" office:value-type="float" office:value="0.356592257384865" calcext:value-type="float">
            <text:p>0.357</text:p>
          </table:table-cell>
          <table:table-cell table:formula="of:=COS(RADIANS([.R$1]))*COS(RADIANS([.$A73]))" office:value-type="float" office:value="0.322399747558046" calcext:value-type="float">
            <text:p>0.322</text:p>
          </table:table-cell>
          <table:table-cell table:formula="of:=TAN(RADIANS([.S$1]))*TAN(RADIANS([.$A73]))" office:value-type="float" office:value="0.408160220900325" calcext:value-type="float">
            <text:p>0.408</text:p>
          </table:table-cell>
          <table:table-cell table:formula="of:=COS(RADIANS([.T$1]))*COS(RADIANS([.$A73]))" office:value-type="float" office:value="0.321559870226411" calcext:value-type="float">
            <text:p>0.322</text:p>
          </table:table-cell>
          <table:table-cell table:formula="of:=TAN(RADIANS([.U$1]))*TAN(RADIANS([.$A73]))" office:value-type="float" office:value="0.459981814445115" calcext:value-type="float">
            <text:p>0.460</text:p>
          </table:table-cell>
          <table:table-cell table:formula="of:=COS(RADIANS([.V$1]))*COS(RADIANS([.$A73]))" office:value-type="float" office:value="0.320622042643284" calcext:value-type="float">
            <text:p>0.321</text:p>
          </table:table-cell>
          <table:table-cell table:formula="of:=TAN(RADIANS([.W$1]))*TAN(RADIANS([.$A73]))" office:value-type="float" office:value="0.512090735401259" calcext:value-type="float">
            <text:p>0.512</text:p>
          </table:table-cell>
          <table:table-cell table:formula="of:=COS(RADIANS([.X$1]))*COS(RADIANS([.$A73]))" office:value-type="float" office:value="0.319586550480033" calcext:value-type="float">
            <text:p>0.320</text:p>
          </table:table-cell>
          <table:table-cell table:formula="of:=TAN(RADIANS([.Y$1]))*TAN(RADIANS([.$A73]))" office:value-type="float" office:value="0.564521408203751" calcext:value-type="float">
            <text:p>0.565</text:p>
          </table:table-cell>
          <table:table-cell table:formula="of:=COS(RADIANS([.Z$1]))*COS(RADIANS([.$A73]))" office:value-type="float" office:value="0.318453709157601" calcext:value-type="float">
            <text:p>0.318</text:p>
          </table:table-cell>
          <table:table-cell table:formula="of:=TAN(RADIANS([.AA$1]))*TAN(RADIANS([.$A73]))" office:value-type="float" office:value="0.61730907852345" calcext:value-type="float">
            <text:p>0.617</text:p>
          </table:table-cell>
          <table:table-cell table:formula="of:=COS(RADIANS([.AB$1]))*COS(RADIANS([.$A73]))" office:value-type="float" office:value="0.317223863750429" calcext:value-type="float">
            <text:p>0.317</text:p>
          </table:table-cell>
          <table:table-cell table:formula="of:=TAN(RADIANS([.AC$1]))*TAN(RADIANS([.$A73]))" office:value-type="float" office:value="0.670489911976201" calcext:value-type="float">
            <text:p>0.670</text:p>
          </table:table-cell>
          <table:table-cell table:formula="of:=COS(RADIANS([.AD$1]))*COS(RADIANS([.$A73]))" office:value-type="float" office:value="0.315897388881343" calcext:value-type="float">
            <text:p>0.316</text:p>
          </table:table-cell>
          <table:table-cell table:formula="of:=TAN(RADIANS([.AE$1]))*TAN(RADIANS([.$A73]))" office:value-type="float" office:value="0.724101097966354" calcext:value-type="float">
            <text:p>0.724</text:p>
          </table:table-cell>
          <table:table-cell table:formula="of:=COS(RADIANS([.AF$1]))*COS(RADIANS([.$A73]))" office:value-type="float" office:value="0.314474688607436" calcext:value-type="float">
            <text:p>0.314</text:p>
          </table:table-cell>
          <table:table-cell table:formula="of:=TAN(RADIANS([.AG$1]))*TAN(RADIANS([.$A73]))" office:value-type="float" office:value="0.778180959322919" calcext:value-type="float">
            <text:p>0.778</text:p>
          </table:table-cell>
          <table:table-cell table:formula="of:=COS(RADIANS([.AH$1]))*COS(RADIANS([.$A73]))" office:value-type="float" office:value="0.312956196296995" calcext:value-type="float">
            <text:p>0.313</text:p>
          </table:table-cell>
          <table:table-cell table:formula="of:=TAN(RADIANS([.AI$1]))*TAN(RADIANS([.$A73]))" office:value-type="float" office:value="0.83276906844408" calcext:value-type="float">
            <text:p>0.833</text:p>
          </table:table-cell>
          <table:table-cell table:formula="of:=COS(RADIANS([.AJ$1]))*COS(RADIANS([.$A73]))" office:value-type="float" office:value="0.311342374497487" calcext:value-type="float">
            <text:p>0.311</text:p>
          </table:table-cell>
          <table:table-cell table:formula="of:=TAN(RADIANS([.AK$1]))*TAN(RADIANS([.$A73]))" office:value-type="float" office:value="0.887906370731483" calcext:value-type="float">
            <text:p>0.888</text:p>
          </table:table-cell>
          <table:table-cell table:formula="of:=COS(RADIANS([.AL$1]))*COS(RADIANS([.$A73]))" office:value-type="float" office:value="0.309633714794666" calcext:value-type="float">
            <text:p>0.310</text:p>
          </table:table-cell>
          <table:table-cell table:formula="of:=TAN(RADIANS([.AM$1]))*TAN(RADIANS([.$A73]))" office:value-type="float" office:value="0.94363531617073" calcext:value-type="float">
            <text:p>0.944</text:p>
          </table:table-cell>
          <table:table-cell table:formula="of:=COS(RADIANS([.AN$1]))*COS(RADIANS([.$A73]))" office:value-type="float" office:value="0.307830737662829" calcext:value-type="float">
            <text:p>0.308</text:p>
          </table:table-cell>
          <table:table-cell table:formula="of:=TAN(RADIANS([.AO$1]))*TAN(RADIANS([.$A73]))" office:value-type="float" office:value="1" calcext:value-type="float">
            <text:p>1.000</text:p>
          </table:table-cell>
          <table:table-cell table:formula="of:=COS(RADIANS([.AP$1]))*COS(RADIANS([.$A73]))" office:value-type="float" office:value="0.305933992306277" calcext:value-type="float">
            <text:p>0.306</text:p>
          </table:table-cell>
          <table:table-cell table:formula="of:=TAN(RADIANS([.AQ$1]))*TAN(RADIANS([.$A73]))" office:value-type="float" office:value="1.05704631350612" calcext:value-type="float">
            <text:p>1.057</text:p>
          </table:table-cell>
          <table:table-cell table:formula="of:=COS(RADIANS([.AR$1]))*COS(RADIANS([.$A73]))" office:value-type="float" office:value="0.303944056492019" calcext:value-type="float">
            <text:p>0.304</text:p>
          </table:table-cell>
          <table:table-cell table:formula="of:=TAN(RADIANS([.AS$1]))*TAN(RADIANS([.$A73]))" office:value-type="float" office:value="1.11482210609839" calcext:value-type="float">
            <text:p>1.115</text:p>
          </table:table-cell>
          <table:table-cell table:formula="of:=COS(RADIANS([.AT$1]))*COS(RADIANS([.$A73]))" office:value-type="float" office:value="0.301861536373782" calcext:value-type="float">
            <text:p>0.302</text:p>
          </table:table-cell>
          <table:table-cell table:formula="of:=TAN(RADIANS([.AU$1]))*TAN(RADIANS([.$A73]))" office:value-type="float" office:value="1.17337735993677" calcext:value-type="float">
            <text:p>1.173</text:p>
          </table:table-cell>
          <table:table-cell table:formula="of:=COS(RADIANS([.AV$1]))*COS(RADIANS([.$A73]))" office:value-type="float" office:value="0.299687066307367" calcext:value-type="float">
            <text:p>0.300</text:p>
          </table:table-cell>
          <table:table-cell table:formula="of:=TAN(RADIANS([.AW$1]))*TAN(RADIANS([.$A73]))" office:value-type="float" office:value="1.23276437853538" calcext:value-type="float">
            <text:p>1.2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RADIANS([.B$1]))*COS(RADIANS([.$A74]))" office:value-type="float" office:value="0.309016994374947" calcext:value-type="float">
            <text:p>0.309</text:p>
          </table:table-cell>
          <table:table-cell table:formula="of:=TAN(RADIANS([.C$1]))*TAN(RADIANS([.$A74]))" office:value-type="float" office:value="0" calcext:value-type="float">
            <text:p>0.000</text:p>
          </table:table-cell>
          <table:table-cell table:formula="of:=COS(RADIANS([.D$1]))*COS(RADIANS([.$A74]))" office:value-type="float" office:value="0.308969929589947" calcext:value-type="float">
            <text:p>0.309</text:p>
          </table:table-cell>
          <table:table-cell table:formula="of:=TAN(RADIANS([.E$1]))*TAN(RADIANS([.$A74]))" office:value-type="float" office:value="0.0537211659699004" calcext:value-type="float">
            <text:p>0.054</text:p>
          </table:table-cell>
          <table:table-cell table:formula="of:=COS(RADIANS([.F$1]))*COS(RADIANS([.$A74]))" office:value-type="float" office:value="0.308828749571334" calcext:value-type="float">
            <text:p>0.309</text:p>
          </table:table-cell>
          <table:table-cell table:formula="of:=TAN(RADIANS([.G$1]))*TAN(RADIANS([.$A74]))" office:value-type="float" office:value="0.107475077370244" calcext:value-type="float">
            <text:p>0.107</text:p>
          </table:table-cell>
          <table:table-cell table:formula="of:=COS(RADIANS([.H$1]))*COS(RADIANS([.$A74]))" office:value-type="float" office:value="0.308593497323911" calcext:value-type="float">
            <text:p>0.309</text:p>
          </table:table-cell>
          <table:table-cell table:formula="of:=TAN(RADIANS([.I$1]))*TAN(RADIANS([.$A74]))" office:value-type="float" office:value="0.16129455951933" calcext:value-type="float">
            <text:p>0.161</text:p>
          </table:table-cell>
          <table:table-cell table:formula="of:=COS(RADIANS([.J$1]))*COS(RADIANS([.$A74]))" office:value-type="float" office:value="0.30826424450779" calcext:value-type="float">
            <text:p>0.308</text:p>
          </table:table-cell>
          <table:table-cell table:formula="of:=TAN(RADIANS([.K$1]))*TAN(RADIANS([.$A74]))" office:value-type="float" office:value="0.215212597925692" calcext:value-type="float">
            <text:p>0.215</text:p>
          </table:table-cell>
          <table:table-cell table:formula="of:=COS(RADIANS([.L$1]))*COS(RADIANS([.$A74]))" office:value-type="float" office:value="0.307841091416569" calcext:value-type="float">
            <text:p>0.308</text:p>
          </table:table-cell>
          <table:table-cell table:formula="of:=TAN(RADIANS([.M$1]))*TAN(RADIANS([.$A74]))" office:value-type="float" office:value="0.269262419423201" calcext:value-type="float">
            <text:p>0.269</text:p>
          </table:table-cell>
          <table:table-cell table:formula="of:=COS(RADIANS([.N$1]))*COS(RADIANS([.$A74]))" office:value-type="float" office:value="0.30732416694678" calcext:value-type="float">
            <text:p>0.307</text:p>
          </table:table-cell>
          <table:table-cell table:formula="of:=TAN(RADIANS([.O$1]))*TAN(RADIANS([.$A74]))" office:value-type="float" office:value="0.323477574564567" calcext:value-type="float">
            <text:p>0.323</text:p>
          </table:table-cell>
          <table:table-cell table:formula="of:=COS(RADIANS([.P$1]))*COS(RADIANS([.$A74]))" office:value-type="float" office:value="0.306713628558622" calcext:value-type="float">
            <text:p>0.307</text:p>
          </table:table-cell>
          <table:table-cell table:formula="of:=TAN(RADIANS([.Q$1]))*TAN(RADIANS([.$A74]))" office:value-type="float" office:value="0.377892021710162" calcext:value-type="float">
            <text:p>0.378</text:p>
          </table:table-cell>
          <table:table-cell table:formula="of:=COS(RADIANS([.R$1]))*COS(RADIANS([.$A74]))" office:value-type="float" office:value="0.306009662228004" calcext:value-type="float">
            <text:p>0.306</text:p>
          </table:table-cell>
          <table:table-cell table:formula="of:=TAN(RADIANS([.S$1]))*TAN(RADIANS([.$A74]))" office:value-type="float" office:value="0.432540213264419" calcext:value-type="float">
            <text:p>0.433</text:p>
          </table:table-cell>
          <table:table-cell table:formula="of:=COS(RADIANS([.T$1]))*COS(RADIANS([.$A74]))" office:value-type="float" office:value="0.305212482389889" calcext:value-type="float">
            <text:p>0.305</text:p>
          </table:table-cell>
          <table:table-cell table:formula="of:=TAN(RADIANS([.U$1]))*TAN(RADIANS([.$A74]))" office:value-type="float" office:value="0.487457184531542" calcext:value-type="float">
            <text:p>0.487</text:p>
          </table:table-cell>
          <table:table-cell table:formula="of:=COS(RADIANS([.V$1]))*COS(RADIANS([.$A74]))" office:value-type="float" office:value="0.304322331872978" calcext:value-type="float">
            <text:p>0.304</text:p>
          </table:table-cell>
          <table:table-cell table:formula="of:=TAN(RADIANS([.W$1]))*TAN(RADIANS([.$A74]))" office:value-type="float" office:value="0.542678645686261" calcext:value-type="float">
            <text:p>0.543</text:p>
          </table:table-cell>
          <table:table-cell table:formula="of:=COS(RADIANS([.X$1]))*COS(RADIANS([.$A74]))" office:value-type="float" office:value="0.303339481825742" calcext:value-type="float">
            <text:p>0.303</text:p>
          </table:table-cell>
          <table:table-cell table:formula="of:=TAN(RADIANS([.Y$1]))*TAN(RADIANS([.$A74]))" office:value-type="float" office:value="0.598241077384193" calcext:value-type="float">
            <text:p>0.598</text:p>
          </table:table-cell>
          <table:table-cell table:formula="of:=COS(RADIANS([.Z$1]))*COS(RADIANS([.$A74]))" office:value-type="float" office:value="0.302264231633827" calcext:value-type="float">
            <text:p>0.302</text:p>
          </table:table-cell>
          <table:table-cell table:formula="of:=TAN(RADIANS([.AA$1]))*TAN(RADIANS([.$A74]))" office:value-type="float" office:value="0.654181830570403" calcext:value-type="float">
            <text:p>0.654</text:p>
          </table:table-cell>
          <table:table-cell table:formula="of:=COS(RADIANS([.AB$1]))*COS(RADIANS([.$A74]))" office:value-type="float" office:value="0.301096908828856" calcext:value-type="float">
            <text:p>0.301</text:p>
          </table:table-cell>
          <table:table-cell table:formula="of:=TAN(RADIANS([.AC$1]))*TAN(RADIANS([.$A74]))" office:value-type="float" office:value="0.710539231084575" calcext:value-type="float">
            <text:p>0.711</text:p>
          </table:table-cell>
          <table:table-cell table:formula="of:=COS(RADIANS([.AD$1]))*COS(RADIANS([.$A74]))" office:value-type="float" office:value="0.299837868988665" calcext:value-type="float">
            <text:p>0.300</text:p>
          </table:table-cell>
          <table:table-cell table:formula="of:=TAN(RADIANS([.AE$1]))*TAN(RADIANS([.$A74]))" office:value-type="float" office:value="0.767352689707242" calcext:value-type="float">
            <text:p>0.767</text:p>
          </table:table-cell>
          <table:table-cell table:formula="of:=COS(RADIANS([.AF$1]))*COS(RADIANS([.$A74]))" office:value-type="float" office:value="0.298487495628985" calcext:value-type="float">
            <text:p>0.298</text:p>
          </table:table-cell>
          <table:table-cell table:formula="of:=TAN(RADIANS([.AG$1]))*TAN(RADIANS([.$A74]))" office:value-type="float" office:value="0.82466281834467" calcext:value-type="float">
            <text:p>0.825</text:p>
          </table:table-cell>
          <table:table-cell table:formula="of:=COS(RADIANS([.AH$1]))*COS(RADIANS([.$A74]))" office:value-type="float" office:value="0.297046200086624" calcext:value-type="float">
            <text:p>0.297</text:p>
          </table:table-cell>
          <table:table-cell table:formula="of:=TAN(RADIANS([.AI$1]))*TAN(RADIANS([.$A74]))" office:value-type="float" office:value="0.88251155311085" calcext:value-type="float">
            <text:p>0.883</text:p>
          </table:table-cell>
          <table:table-cell table:formula="of:=COS(RADIANS([.AJ$1]))*COS(RADIANS([.$A74]))" office:value-type="float" office:value="0.295514421394165" calcext:value-type="float">
            <text:p>0.296</text:p>
          </table:table-cell>
          <table:table-cell table:formula="of:=TAN(RADIANS([.AK$1]))*TAN(RADIANS([.$A74]))" office:value-type="float" office:value="0.94094228513469" calcext:value-type="float">
            <text:p>0.941</text:p>
          </table:table-cell>
          <table:table-cell table:formula="of:=COS(RADIANS([.AL$1]))*COS(RADIANS([.$A74]))" office:value-type="float" office:value="0.293892626146237" calcext:value-type="float">
            <text:p>0.294</text:p>
          </table:table-cell>
          <table:table-cell table:formula="of:=TAN(RADIANS([.AM$1]))*TAN(RADIANS([.$A74]))" office:value-type="float" office:value="1" calcext:value-type="float">
            <text:p>1.000</text:p>
          </table:table-cell>
          <table:table-cell table:formula="of:=COS(RADIANS([.AN$1]))*COS(RADIANS([.$A74]))" office:value-type="float" office:value="0.292181308357382" calcext:value-type="float">
            <text:p>0.292</text:p>
          </table:table-cell>
          <table:table-cell table:formula="of:=TAN(RADIANS([.AO$1]))*TAN(RADIANS([.$A74]))" office:value-type="float" office:value="1.05973142681645" calcext:value-type="float">
            <text:p>1.060</text:p>
          </table:table-cell>
          <table:table-cell table:formula="of:=COS(RADIANS([.AP$1]))*COS(RADIANS([.$A74]))" office:value-type="float" office:value="0.290380989311579" calcext:value-type="float">
            <text:p>0.290</text:p>
          </table:table-cell>
          <table:table-cell table:formula="of:=TAN(RADIANS([.AQ$1]))*TAN(RADIANS([.$A74]))" office:value-type="float" office:value="1.12018519802291" calcext:value-type="float">
            <text:p>1.120</text:p>
          </table:table-cell>
          <table:table-cell table:formula="of:=COS(RADIANS([.AR$1]))*COS(RADIANS([.$A74]))" office:value-type="float" office:value="0.288492217403447" calcext:value-type="float">
            <text:p>0.288</text:p>
          </table:table-cell>
          <table:table-cell table:formula="of:=TAN(RADIANS([.AS$1]))*TAN(RADIANS([.$A74]))" office:value-type="float" office:value="1.18141202114216" calcext:value-type="float">
            <text:p>1.181</text:p>
          </table:table-cell>
          <table:table-cell table:formula="of:=COS(RADIANS([.AT$1]))*COS(RADIANS([.$A74]))" office:value-type="float" office:value="0.286515567971207" calcext:value-type="float">
            <text:p>0.287</text:p>
          </table:table-cell>
          <table:table-cell table:formula="of:=TAN(RADIANS([.AU$1]))*TAN(RADIANS([.$A74]))" office:value-type="float" office:value="1.24346486383991" calcext:value-type="float">
            <text:p>1.243</text:p>
          </table:table-cell>
          <table:table-cell table:formula="of:=COS(RADIANS([.AV$1]))*COS(RADIANS([.$A74]))" office:value-type="float" office:value="0.284451643121425" calcext:value-type="float">
            <text:p>0.284</text:p>
          </table:table-cell>
          <table:table-cell table:formula="of:=TAN(RADIANS([.AW$1]))*TAN(RADIANS([.$A74]))" office:value-type="float" office:value="1.30639915379379" calcext:value-type="float">
            <text:p>1.3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RADIANS([.B$1]))*COS(RADIANS([.$A75]))" office:value-type="float" office:value="0.292371704722737" calcext:value-type="float">
            <text:p>0.292</text:p>
          </table:table-cell>
          <table:table-cell table:formula="of:=TAN(RADIANS([.C$1]))*TAN(RADIANS([.$A75]))" office:value-type="float" office:value="0" calcext:value-type="float">
            <text:p>0.000</text:p>
          </table:table-cell>
          <table:table-cell table:formula="of:=COS(RADIANS([.D$1]))*COS(RADIANS([.$A75]))" office:value-type="float" office:value="0.292327175095973" calcext:value-type="float">
            <text:p>0.292</text:p>
          </table:table-cell>
          <table:table-cell table:formula="of:=TAN(RADIANS([.E$1]))*TAN(RADIANS([.$A75]))" office:value-type="float" office:value="0.0570929448262712" calcext:value-type="float">
            <text:p>0.057</text:p>
          </table:table-cell>
          <table:table-cell table:formula="of:=COS(RADIANS([.F$1]))*COS(RADIANS([.$A75]))" office:value-type="float" office:value="0.292193599779839" calcext:value-type="float">
            <text:p>0.292</text:p>
          </table:table-cell>
          <table:table-cell table:formula="of:=TAN(RADIANS([.G$1]))*TAN(RADIANS([.$A75]))" office:value-type="float" office:value="0.114220690331564" calcext:value-type="float">
            <text:p>0.114</text:p>
          </table:table-cell>
          <table:table-cell table:formula="of:=COS(RADIANS([.H$1]))*COS(RADIANS([.$A75]))" office:value-type="float" office:value="0.291971019462668" calcext:value-type="float">
            <text:p>0.292</text:p>
          </table:table-cell>
          <table:table-cell table:formula="of:=TAN(RADIANS([.I$1]))*TAN(RADIANS([.$A75]))" office:value-type="float" office:value="0.171418122096874" calcext:value-type="float">
            <text:p>0.171</text:p>
          </table:table-cell>
          <table:table-cell table:formula="of:=COS(RADIANS([.J$1]))*COS(RADIANS([.$A75]))" office:value-type="float" office:value="0.291659501944583" calcext:value-type="float">
            <text:p>0.292</text:p>
          </table:table-cell>
          <table:table-cell table:formula="of:=TAN(RADIANS([.K$1]))*TAN(RADIANS([.$A75]))" office:value-type="float" office:value="0.228720295947679" calcext:value-type="float">
            <text:p>0.229</text:p>
          </table:table-cell>
          <table:table-cell table:formula="of:=COS(RADIANS([.L$1]))*COS(RADIANS([.$A75]))" office:value-type="float" office:value="0.291259142116836" calcext:value-type="float">
            <text:p>0.291</text:p>
          </table:table-cell>
          <table:table-cell table:formula="of:=TAN(RADIANS([.M$1]))*TAN(RADIANS([.$A75]))" office:value-type="float" office:value="0.286162524181446" calcext:value-type="float">
            <text:p>0.286</text:p>
          </table:table-cell>
          <table:table-cell table:formula="of:=COS(RADIANS([.N$1]))*COS(RADIANS([.$A75]))" office:value-type="float" office:value="0.290770061932909" calcext:value-type="float">
            <text:p>0.291</text:p>
          </table:table-cell>
          <table:table-cell table:formula="of:=TAN(RADIANS([.O$1]))*TAN(RADIANS([.$A75]))" office:value-type="float" office:value="0.343780463132511" calcext:value-type="float">
            <text:p>0.344</text:p>
          </table:table-cell>
          <table:table-cell table:formula="of:=COS(RADIANS([.P$1]))*COS(RADIANS([.$A75]))" office:value-type="float" office:value="0.290192410371365" calcext:value-type="float">
            <text:p>0.290</text:p>
          </table:table-cell>
          <table:table-cell table:formula="of:=TAN(RADIANS([.Q$1]))*TAN(RADIANS([.$A75]))" office:value-type="float" office:value="0.401610202538691" calcext:value-type="float">
            <text:p>0.402</text:p>
          </table:table-cell>
          <table:table-cell table:formula="of:=COS(RADIANS([.R$1]))*COS(RADIANS([.$A75]))" office:value-type="float" office:value="0.289526363390465" calcext:value-type="float">
            <text:p>0.290</text:p>
          </table:table-cell>
          <table:table-cell table:formula="of:=TAN(RADIANS([.S$1]))*TAN(RADIANS([.$A75]))" office:value-type="float" office:value="0.459688357190264" calcext:value-type="float">
            <text:p>0.460</text:p>
          </table:table-cell>
          <table:table-cell table:formula="of:=COS(RADIANS([.T$1]))*COS(RADIANS([.$A75]))" office:value-type="float" office:value="0.288772123874571" calcext:value-type="float">
            <text:p>0.289</text:p>
          </table:table-cell>
          <table:table-cell table:formula="of:=TAN(RADIANS([.U$1]))*TAN(RADIANS([.$A75]))" office:value-type="float" office:value="0.518052161362655" calcext:value-type="float">
            <text:p>0.518</text:p>
          </table:table-cell>
          <table:table-cell table:formula="of:=COS(RADIANS([.V$1]))*COS(RADIANS([.$A75]))" office:value-type="float" office:value="0.287929921572347" calcext:value-type="float">
            <text:p>0.288</text:p>
          </table:table-cell>
          <table:table-cell table:formula="of:=TAN(RADIANS([.W$1]))*TAN(RADIANS([.$A75]))" office:value-type="float" office:value="0.576739566559685" calcext:value-type="float">
            <text:p>0.577</text:p>
          </table:table-cell>
          <table:table-cell table:formula="of:=COS(RADIANS([.X$1]))*COS(RADIANS([.$A75]))" office:value-type="float" office:value="0.287000013026772" calcext:value-type="float">
            <text:p>0.287</text:p>
          </table:table-cell>
          <table:table-cell table:formula="of:=TAN(RADIANS([.Y$1]))*TAN(RADIANS([.$A75]))" office:value-type="float" office:value="0.635789343124863" calcext:value-type="float">
            <text:p>0.636</text:p>
          </table:table-cell>
          <table:table-cell table:formula="of:=COS(RADIANS([.Z$1]))*COS(RADIANS([.$A75]))" office:value-type="float" office:value="0.285982681496998" calcext:value-type="float">
            <text:p>0.286</text:p>
          </table:table-cell>
          <table:table-cell table:formula="of:=TAN(RADIANS([.AA$1]))*TAN(RADIANS([.$A75]))" office:value-type="float" office:value="0.695241186314378" calcext:value-type="float">
            <text:p>0.695</text:p>
          </table:table-cell>
          <table:table-cell table:formula="of:=COS(RADIANS([.AB$1]))*COS(RADIANS([.$A75]))" office:value-type="float" office:value="0.284878236872063" calcext:value-type="float">
            <text:p>0.285</text:p>
          </table:table-cell>
          <table:table-cell table:formula="of:=TAN(RADIANS([.AC$1]))*TAN(RADIANS([.$A75]))" office:value-type="float" office:value="0.755135827467745" calcext:value-type="float">
            <text:p>0.755</text:p>
          </table:table-cell>
          <table:table-cell table:formula="of:=COS(RADIANS([.AD$1]))*COS(RADIANS([.$A75]))" office:value-type="float" office:value="0.283687015576499" calcext:value-type="float">
            <text:p>0.284</text:p>
          </table:table-cell>
          <table:table-cell table:formula="of:=TAN(RADIANS([.AE$1]))*TAN(RADIANS([.$A75]))" office:value-type="float" office:value="0.815515150961039" calcext:value-type="float">
            <text:p>0.816</text:p>
          </table:table-cell>
          <table:table-cell table:formula="of:=COS(RADIANS([.AF$1]))*COS(RADIANS([.$A75]))" office:value-type="float" office:value="0.282409380467853" calcext:value-type="float">
            <text:p>0.282</text:p>
          </table:table-cell>
          <table:table-cell table:formula="of:=TAN(RADIANS([.AG$1]))*TAN(RADIANS([.$A75]))" office:value-type="float" office:value="0.876422317684049" calcext:value-type="float">
            <text:p>0.876</text:p>
          </table:table-cell>
          <table:table-cell table:formula="of:=COS(RADIANS([.AH$1]))*COS(RADIANS([.$A75]))" office:value-type="float" office:value="0.281045720726155" calcext:value-type="float">
            <text:p>0.281</text:p>
          </table:table-cell>
          <table:table-cell table:formula="of:=TAN(RADIANS([.AI$1]))*TAN(RADIANS([.$A75]))" office:value-type="float" office:value="0.937901895847442" calcext:value-type="float">
            <text:p>0.938</text:p>
          </table:table-cell>
          <table:table-cell table:formula="of:=COS(RADIANS([.AJ$1]))*COS(RADIANS([.$A75]))" office:value-type="float" office:value="0.279596451735373" calcext:value-type="float">
            <text:p>0.280</text:p>
          </table:table-cell>
          <table:table-cell table:formula="of:=TAN(RADIANS([.AK$1]))*TAN(RADIANS([.$A75]))" office:value-type="float" office:value="1" calcext:value-type="float">
            <text:p>1.000</text:p>
          </table:table-cell>
          <table:table-cell table:formula="of:=COS(RADIANS([.AL$1]))*COS(RADIANS([.$A75]))" office:value-type="float" office:value="0.278062014956881" calcext:value-type="float">
            <text:p>0.278</text:p>
          </table:table-cell>
          <table:table-cell table:formula="of:=TAN(RADIANS([.AM$1]))*TAN(RADIANS([.$A75]))" office:value-type="float" office:value="1.06276443922047" calcext:value-type="float">
            <text:p>1.063</text:p>
          </table:table-cell>
          <table:table-cell table:formula="of:=COS(RADIANS([.AN$1]))*COS(RADIANS([.$A75]))" office:value-type="float" office:value="0.276442877794986" calcext:value-type="float">
            <text:p>0.276</text:p>
          </table:table-cell>
          <table:table-cell table:formula="of:=TAN(RADIANS([.AO$1]))*TAN(RADIANS([.$A75]))" office:value-type="float" office:value="1.1262448755449" calcext:value-type="float">
            <text:p>1.126</text:p>
          </table:table-cell>
          <table:table-cell table:formula="of:=COS(RADIANS([.AP$1]))*COS(RADIANS([.$A75]))" office:value-type="float" office:value="0.274739533454552" calcext:value-type="float">
            <text:p>0.275</text:p>
          </table:table-cell>
          <table:table-cell table:formula="of:=TAN(RADIANS([.AQ$1]))*TAN(RADIANS([.$A75]))" office:value-type="float" office:value="1.19049299379989" calcext:value-type="float">
            <text:p>1.190</text:p>
          </table:table-cell>
          <table:table-cell table:formula="of:=COS(RADIANS([.AR$1]))*COS(RADIANS([.$A75]))" office:value-type="float" office:value="0.272952500790767" calcext:value-type="float">
            <text:p>0.273</text:p>
          </table:table-cell>
          <table:table-cell table:formula="of:=TAN(RADIANS([.AS$1]))*TAN(RADIANS([.$A75]))" office:value-type="float" office:value="1.25556268413748" calcext:value-type="float">
            <text:p>1.256</text:p>
          </table:table-cell>
          <table:table-cell table:formula="of:=COS(RADIANS([.AT$1]))*COS(RADIANS([.$A75]))" office:value-type="float" office:value="0.27108232415109" calcext:value-type="float">
            <text:p>0.271</text:p>
          </table:table-cell>
          <table:table-cell table:formula="of:=TAN(RADIANS([.AU$1]))*TAN(RADIANS([.$A75]))" office:value-type="float" office:value="1.32151023870919" calcext:value-type="float">
            <text:p>1.322</text:p>
          </table:table-cell>
          <table:table-cell table:formula="of:=COS(RADIANS([.AV$1]))*COS(RADIANS([.$A75]))" office:value-type="float" office:value="0.269129573209443" calcext:value-type="float">
            <text:p>0.269</text:p>
          </table:table-cell>
          <table:table-cell table:formula="of:=TAN(RADIANS([.AW$1]))*TAN(RADIANS([.$A75]))" office:value-type="float" office:value="1.38839456407976" calcext:value-type="float">
            <text:p>1.3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RADIANS([.B$1]))*COS(RADIANS([.$A76]))" office:value-type="float" office:value="0.275637355816999" calcext:value-type="float">
            <text:p>0.276</text:p>
          </table:table-cell>
          <table:table-cell table:formula="of:=TAN(RADIANS([.C$1]))*TAN(RADIANS([.$A76]))" office:value-type="float" office:value="0" calcext:value-type="float">
            <text:p>0.000</text:p>
          </table:table-cell>
          <table:table-cell table:formula="of:=COS(RADIANS([.D$1]))*COS(RADIANS([.$A76]))" office:value-type="float" office:value="0.275595374912629" calcext:value-type="float">
            <text:p>0.276</text:p>
          </table:table-cell>
          <table:table-cell table:formula="of:=TAN(RADIANS([.E$1]))*TAN(RADIANS([.$A76]))" office:value-type="float" office:value="0.0608730455488469" calcext:value-type="float">
            <text:p>0.061</text:p>
          </table:table-cell>
          <table:table-cell table:formula="of:=COS(RADIANS([.F$1]))*COS(RADIANS([.$A76]))" office:value-type="float" office:value="0.275469444987308" calcext:value-type="float">
            <text:p>0.275</text:p>
          </table:table-cell>
          <table:table-cell table:formula="of:=TAN(RADIANS([.G$1]))*TAN(RADIANS([.$A76]))" office:value-type="float" office:value="0.12178319591556" calcext:value-type="float">
            <text:p>0.122</text:p>
          </table:table-cell>
          <table:table-cell table:formula="of:=COS(RADIANS([.H$1]))*COS(RADIANS([.$A76]))" office:value-type="float" office:value="0.275259604400511" calcext:value-type="float">
            <text:p>0.275</text:p>
          </table:table-cell>
          <table:table-cell table:formula="of:=TAN(RADIANS([.I$1]))*TAN(RADIANS([.$A76]))" office:value-type="float" office:value="0.182767646441304" calcext:value-type="float">
            <text:p>0.183</text:p>
          </table:table-cell>
          <table:table-cell table:formula="of:=COS(RADIANS([.J$1]))*COS(RADIANS([.$A76]))" office:value-type="float" office:value="0.274965917071714" calcext:value-type="float">
            <text:p>0.275</text:p>
          </table:table-cell>
          <table:table-cell table:formula="of:=TAN(RADIANS([.K$1]))*TAN(RADIANS([.$A76]))" office:value-type="float" office:value="0.243863773983545" calcext:value-type="float">
            <text:p>0.244</text:p>
          </table:table-cell>
          <table:table-cell table:formula="of:=COS(RADIANS([.L$1]))*COS(RADIANS([.$A76]))" office:value-type="float" office:value="0.274588472460923" calcext:value-type="float">
            <text:p>0.275</text:p>
          </table:table-cell>
          <table:table-cell table:formula="of:=TAN(RADIANS([.M$1]))*TAN(RADIANS([.$A76]))" office:value-type="float" office:value="0.305109228852645" calcext:value-type="float">
            <text:p>0.305</text:p>
          </table:table-cell>
          <table:table-cell table:formula="of:=COS(RADIANS([.N$1]))*COS(RADIANS([.$A76]))" office:value-type="float" office:value="0.274127385541421" calcext:value-type="float">
            <text:p>0.274</text:p>
          </table:table-cell>
          <table:table-cell table:formula="of:=TAN(RADIANS([.O$1]))*TAN(RADIANS([.$A76]))" office:value-type="float" office:value="0.366542028174373" calcext:value-type="float">
            <text:p>0.367</text:p>
          </table:table-cell>
          <table:table-cell table:formula="of:=COS(RADIANS([.P$1]))*COS(RADIANS([.$A76]))" office:value-type="float" office:value="0.273582796764752" calcext:value-type="float">
            <text:p>0.274</text:p>
          </table:table-cell>
          <table:table-cell table:formula="of:=TAN(RADIANS([.Q$1]))*TAN(RADIANS([.$A76]))" office:value-type="float" office:value="0.428200651173453" calcext:value-type="float">
            <text:p>0.428</text:p>
          </table:table-cell>
          <table:table-cell table:formula="of:=COS(RADIANS([.R$1]))*COS(RADIANS([.$A76]))" office:value-type="float" office:value="0.272954872017933" calcext:value-type="float">
            <text:p>0.273</text:p>
          </table:table-cell>
          <table:table-cell table:formula="of:=TAN(RADIANS([.S$1]))*TAN(RADIANS([.$A76]))" office:value-type="float" office:value="0.490124136890578" calcext:value-type="float">
            <text:p>0.490</text:p>
          </table:table-cell>
          <table:table-cell table:formula="of:=COS(RADIANS([.T$1]))*COS(RADIANS([.$A76]))" office:value-type="float" office:value="0.272243802572923" calcext:value-type="float">
            <text:p>0.272</text:p>
          </table:table-cell>
          <table:table-cell table:formula="of:=TAN(RADIANS([.U$1]))*TAN(RADIANS([.$A76]))" office:value-type="float" office:value="0.552352184867446" calcext:value-type="float">
            <text:p>0.552</text:p>
          </table:table-cell>
          <table:table-cell table:formula="of:=COS(RADIANS([.V$1]))*COS(RADIANS([.$A76]))" office:value-type="float" office:value="0.271449805028365" calcext:value-type="float">
            <text:p>0.271</text:p>
          </table:table-cell>
          <table:table-cell table:formula="of:=TAN(RADIANS([.W$1]))*TAN(RADIANS([.$A76]))" office:value-type="float" office:value="0.614925259361558" calcext:value-type="float">
            <text:p>0.615</text:p>
          </table:table-cell>
          <table:table-cell table:formula="of:=COS(RADIANS([.X$1]))*COS(RADIANS([.$A76]))" office:value-type="float" office:value="0.270573121243602" calcext:value-type="float">
            <text:p>0.271</text:p>
          </table:table-cell>
          <table:table-cell table:formula="of:=TAN(RADIANS([.Y$1]))*TAN(RADIANS([.$A76]))" office:value-type="float" office:value="0.67788469768514" calcext:value-type="float">
            <text:p>0.678</text:p>
          </table:table-cell>
          <table:table-cell table:formula="of:=COS(RADIANS([.Z$1]))*COS(RADIANS([.$A76]))" office:value-type="float" office:value="0.269614018265008" calcext:value-type="float">
            <text:p>0.270</text:p>
          </table:table-cell>
          <table:table-cell table:formula="of:=TAN(RADIANS([.AA$1]))*TAN(RADIANS([.$A76]))" office:value-type="float" office:value="0.741272823301196" calcext:value-type="float">
            <text:p>0.741</text:p>
          </table:table-cell>
          <table:table-cell table:formula="of:=COS(RADIANS([.AB$1]))*COS(RADIANS([.$A76]))" office:value-type="float" office:value="0.26857278824464" calcext:value-type="float">
            <text:p>0.269</text:p>
          </table:table-cell>
          <table:table-cell table:formula="of:=TAN(RADIANS([.AC$1]))*TAN(RADIANS([.$A76]))" office:value-type="float" office:value="0.805133064354712" calcext:value-type="float">
            <text:p>0.805</text:p>
          </table:table-cell>
          <table:table-cell table:formula="of:=COS(RADIANS([.AD$1]))*COS(RADIANS([.$A76]))" office:value-type="float" office:value="0.26744974835125" calcext:value-type="float">
            <text:p>0.267</text:p>
          </table:table-cell>
          <table:table-cell table:formula="of:=TAN(RADIANS([.AE$1]))*TAN(RADIANS([.$A76]))" office:value-type="float" office:value="0.869510078369316" calcext:value-type="float">
            <text:p>0.870</text:p>
          </table:table-cell>
          <table:table-cell table:formula="of:=COS(RADIANS([.AF$1]))*COS(RADIANS([.$A76]))" office:value-type="float" office:value="0.266245240673669" calcext:value-type="float">
            <text:p>0.266</text:p>
          </table:table-cell>
          <table:table-cell table:formula="of:=TAN(RADIANS([.AG$1]))*TAN(RADIANS([.$A76]))" office:value-type="float" office:value="0.934449883899804" calcext:value-type="float">
            <text:p>0.934</text:p>
          </table:table-cell>
          <table:table-cell table:formula="of:=COS(RADIANS([.AH$1]))*COS(RADIANS([.$A76]))" office:value-type="float" office:value="0.264959632116602" calcext:value-type="float">
            <text:p>0.265</text:p>
          </table:table-cell>
          <table:table-cell table:formula="of:=TAN(RADIANS([.AI$1]))*TAN(RADIANS([.$A76]))" office:value-type="float" office:value="1" calcext:value-type="float">
            <text:p>1.000</text:p>
          </table:table-cell>
          <table:table-cell table:formula="of:=COS(RADIANS([.AJ$1]))*COS(RADIANS([.$A76]))" office:value-type="float" office:value="0.263593314288872" calcext:value-type="float">
            <text:p>0.264</text:p>
          </table:table-cell>
          <table:table-cell table:formula="of:=TAN(RADIANS([.AK$1]))*TAN(RADIANS([.$A76]))" office:value-type="float" office:value="1.06620959444426" calcext:value-type="float">
            <text:p>1.066</text:p>
          </table:table-cell>
          <table:table-cell table:formula="of:=COS(RADIANS([.AL$1]))*COS(RADIANS([.$A76]))" office:value-type="float" office:value="0.262146703384123" calcext:value-type="float">
            <text:p>0.262</text:p>
          </table:table-cell>
          <table:table-cell table:formula="of:=TAN(RADIANS([.AM$1]))*TAN(RADIANS([.$A76]))" office:value-type="float" office:value="1.13312964173104" calcext:value-type="float">
            <text:p>1.133</text:p>
          </table:table-cell>
          <table:table-cell table:formula="of:=COS(RADIANS([.AN$1]))*COS(RADIANS([.$A76]))" office:value-type="float" office:value="0.260620240054051" calcext:value-type="float">
            <text:p>0.261</text:p>
          </table:table-cell>
          <table:table-cell table:formula="of:=TAN(RADIANS([.AO$1]))*TAN(RADIANS([.$A76]))" office:value-type="float" office:value="1.20081309199965" calcext:value-type="float">
            <text:p>1.201</text:p>
          </table:table-cell>
          <table:table-cell table:formula="of:=COS(RADIANS([.AP$1]))*COS(RADIANS([.$A76]))" office:value-type="float" office:value="0.259014389274174" calcext:value-type="float">
            <text:p>0.259</text:p>
          </table:table-cell>
          <table:table-cell table:formula="of:=TAN(RADIANS([.AQ$1]))*TAN(RADIANS([.$A76]))" office:value-type="float" office:value="1.26931505210811" calcext:value-type="float">
            <text:p>1.269</text:p>
          </table:table-cell>
          <table:table-cell table:formula="of:=COS(RADIANS([.AR$1]))*COS(RADIANS([.$A76]))" office:value-type="float" office:value="0.257329640202195" calcext:value-type="float">
            <text:p>0.257</text:p>
          </table:table-cell>
          <table:table-cell table:formula="of:=TAN(RADIANS([.AS$1]))*TAN(RADIANS([.$A76]))" office:value-type="float" office:value="1.33869298025356" calcext:value-type="float">
            <text:p>1.339</text:p>
          </table:table-cell>
          <table:table-cell table:formula="of:=COS(RADIANS([.AT$1]))*COS(RADIANS([.$A76]))" office:value-type="float" office:value="0.255566506029002" calcext:value-type="float">
            <text:p>0.256</text:p>
          </table:table-cell>
          <table:table-cell table:formula="of:=TAN(RADIANS([.AU$1]))*TAN(RADIANS([.$A76]))" office:value-type="float" office:value="1.40900689566805" calcext:value-type="float">
            <text:p>1.409</text:p>
          </table:table-cell>
          <table:table-cell table:formula="of:=COS(RADIANS([.AV$1]))*COS(RADIANS([.$A76]))" office:value-type="float" office:value="0.253725523822345" calcext:value-type="float">
            <text:p>0.254</text:p>
          </table:table-cell>
          <table:table-cell table:formula="of:=TAN(RADIANS([.AW$1]))*TAN(RADIANS([.$A76]))" office:value-type="float" office:value="1.48031960509609" calcext:value-type="float">
            <text:p>1.4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RADIANS([.B$1]))*COS(RADIANS([.$A77]))" office:value-type="float" office:value="0.258819045102521" calcext:value-type="float">
            <text:p>0.259</text:p>
          </table:table-cell>
          <table:table-cell table:formula="of:=TAN(RADIANS([.C$1]))*TAN(RADIANS([.$A77]))" office:value-type="float" office:value="0" calcext:value-type="float">
            <text:p>0.000</text:p>
          </table:table-cell>
          <table:table-cell table:formula="of:=COS(RADIANS([.D$1]))*COS(RADIANS([.$A77]))" office:value-type="float" office:value="0.258779625708333" calcext:value-type="float">
            <text:p>0.259</text:p>
          </table:table-cell>
          <table:table-cell table:formula="of:=TAN(RADIANS([.E$1]))*TAN(RADIANS([.$A77]))" office:value-type="float" office:value="0.0651431891615216" calcext:value-type="float">
            <text:p>0.065</text:p>
          </table:table-cell>
          <table:table-cell table:formula="of:=COS(RADIANS([.F$1]))*COS(RADIANS([.$A77]))" office:value-type="float" office:value="0.258661379533301" calcext:value-type="float">
            <text:p>0.259</text:p>
          </table:table-cell>
          <table:table-cell table:formula="of:=TAN(RADIANS([.G$1]))*TAN(RADIANS([.$A77]))" office:value-type="float" office:value="0.130326085982604" calcext:value-type="float">
            <text:p>0.130</text:p>
          </table:table-cell>
          <table:table-cell table:formula="of:=COS(RADIANS([.H$1]))*COS(RADIANS([.$A77]))" office:value-type="float" office:value="0.258464342596353" calcext:value-type="float">
            <text:p>0.258</text:p>
          </table:table-cell>
          <table:table-cell table:formula="of:=TAN(RADIANS([.I$1]))*TAN(RADIANS([.$A77]))" office:value-type="float" office:value="0.195588494996165" calcext:value-type="float">
            <text:p>0.196</text:p>
          </table:table-cell>
          <table:table-cell table:formula="of:=COS(RADIANS([.J$1]))*COS(RADIANS([.$A77]))" office:value-type="float" office:value="0.258188574916851" calcext:value-type="float">
            <text:p>0.258</text:p>
          </table:table-cell>
          <table:table-cell table:formula="of:=TAN(RADIANS([.K$1]))*TAN(RADIANS([.$A77]))" office:value-type="float" office:value="0.260970414984495" calcext:value-type="float">
            <text:p>0.261</text:p>
          </table:table-cell>
          <table:table-cell table:formula="of:=COS(RADIANS([.L$1]))*COS(RADIANS([.$A77]))" office:value-type="float" office:value="0.2578341604963" calcext:value-type="float">
            <text:p>0.258</text:p>
          </table:table-cell>
          <table:table-cell table:formula="of:=TAN(RADIANS([.M$1]))*TAN(RADIANS([.$A77]))" office:value-type="float" office:value="0.326512137365047" calcext:value-type="float">
            <text:p>0.327</text:p>
          </table:table-cell>
          <table:table-cell table:formula="of:=COS(RADIANS([.N$1]))*COS(RADIANS([.$A77]))" office:value-type="float" office:value="0.257401207292766" calcext:value-type="float">
            <text:p>0.257</text:p>
          </table:table-cell>
          <table:table-cell table:formula="of:=TAN(RADIANS([.O$1]))*TAN(RADIANS([.$A77]))" office:value-type="float" office:value="0.392254346102177" calcext:value-type="float">
            <text:p>0.392</text:p>
          </table:table-cell>
          <table:table-cell table:formula="of:=COS(RADIANS([.P$1]))*COS(RADIANS([.$A77]))" office:value-type="float" office:value="0.256889847187989" calcext:value-type="float">
            <text:p>0.257</text:p>
          </table:table-cell>
          <table:table-cell table:formula="of:=TAN(RADIANS([.Q$1]))*TAN(RADIANS([.$A77]))" office:value-type="float" office:value="0.458238219674675" calcext:value-type="float">
            <text:p>0.458</text:p>
          </table:table-cell>
          <table:table-cell table:formula="of:=COS(RADIANS([.R$1]))*COS(RADIANS([.$A77]))" office:value-type="float" office:value="0.256300235947211" calcext:value-type="float">
            <text:p>0.256</text:p>
          </table:table-cell>
          <table:table-cell table:formula="of:=TAN(RADIANS([.S$1]))*TAN(RADIANS([.$A77]))" office:value-type="float" office:value="0.524505535647464" calcext:value-type="float">
            <text:p>0.525</text:p>
          </table:table-cell>
          <table:table-cell table:formula="of:=COS(RADIANS([.T$1]))*COS(RADIANS([.$A77]))" office:value-type="float" office:value="0.255632553171727" calcext:value-type="float">
            <text:p>0.256</text:p>
          </table:table-cell>
          <table:table-cell table:formula="of:=TAN(RADIANS([.U$1]))*TAN(RADIANS([.$A77]))" office:value-type="float" office:value="0.59109877841953" calcext:value-type="float">
            <text:p>0.591</text:p>
          </table:table-cell>
          <table:table-cell table:formula="of:=COS(RADIANS([.V$1]))*COS(RADIANS([.$A77]))" office:value-type="float" office:value="0.254887002244179" calcext:value-type="float">
            <text:p>0.255</text:p>
          </table:table-cell>
          <table:table-cell table:formula="of:=TAN(RADIANS([.W$1]))*TAN(RADIANS([.$A77]))" office:value-type="float" office:value="0.658061250749209" calcext:value-type="float">
            <text:p>0.658</text:p>
          </table:table-cell>
          <table:table-cell table:formula="of:=COS(RADIANS([.X$1]))*COS(RADIANS([.$A77]))" office:value-type="float" office:value="0.254063810266601" calcext:value-type="float">
            <text:p>0.254</text:p>
          </table:table-cell>
          <table:table-cell table:formula="of:=TAN(RADIANS([.Y$1]))*TAN(RADIANS([.$A77]))" office:value-type="float" office:value="0.72543718969291" calcext:value-type="float">
            <text:p>0.725</text:p>
          </table:table-cell>
          <table:table-cell table:formula="of:=COS(RADIANS([.Z$1]))*COS(RADIANS([.$A77]))" office:value-type="float" office:value="0.253163227991245" calcext:value-type="float">
            <text:p>0.253</text:p>
          </table:table-cell>
          <table:table-cell table:formula="of:=TAN(RADIANS([.AA$1]))*TAN(RADIANS([.$A77]))" office:value-type="float" office:value="0.79327188763467" calcext:value-type="float">
            <text:p>0.793</text:p>
          </table:table-cell>
          <table:table-cell table:formula="of:=COS(RADIANS([.AB$1]))*COS(RADIANS([.$A77]))" office:value-type="float" office:value="0.252185529744196" calcext:value-type="float">
            <text:p>0.252</text:p>
          </table:table-cell>
          <table:table-cell table:formula="of:=TAN(RADIANS([.AC$1]))*TAN(RADIANS([.$A77]))" office:value-type="float" office:value="0.861611819132124" calcext:value-type="float">
            <text:p>0.862</text:p>
          </table:table-cell>
          <table:table-cell table:formula="of:=COS(RADIANS([.AD$1]))*COS(RADIANS([.$A77]))" office:value-type="float" office:value="0.25113101334181" calcext:value-type="float">
            <text:p>0.251</text:p>
          </table:table-cell>
          <table:table-cell table:formula="of:=TAN(RADIANS([.AE$1]))*TAN(RADIANS([.$A77]))" office:value-type="float" office:value="0.930504774360428" calcext:value-type="float">
            <text:p>0.931</text:p>
          </table:table-cell>
          <table:table-cell table:formula="of:=COS(RADIANS([.AF$1]))*COS(RADIANS([.$A77]))" office:value-type="float" office:value="0.25" calcext:value-type="float">
            <text:p>0.250</text:p>
          </table:table-cell>
          <table:table-cell table:formula="of:=TAN(RADIANS([.AG$1]))*TAN(RADIANS([.$A77]))" office:value-type="float" office:value="1" calcext:value-type="float">
            <text:p>1.000</text:p>
          </table:table-cell>
          <table:table-cell table:formula="of:=COS(RADIANS([.AH$1]))*COS(RADIANS([.$A77]))" office:value-type="float" office:value="0.248792834236385" calcext:value-type="float">
            <text:p>0.249</text:p>
          </table:table-cell>
          <table:table-cell table:formula="of:=TAN(RADIANS([.AI$1]))*TAN(RADIANS([.$A77]))" office:value-type="float" office:value="1.07014834848781" calcext:value-type="float">
            <text:p>1.070</text:p>
          </table:table-cell>
          <table:table-cell table:formula="of:=COS(RADIANS([.AJ$1]))*COS(RADIANS([.$A77]))" office:value-type="float" office:value="0.247509883765352" calcext:value-type="float">
            <text:p>0.248</text:p>
          </table:table-cell>
          <table:table-cell table:formula="of:=TAN(RADIANS([.AK$1]))*TAN(RADIANS([.$A77]))" office:value-type="float" office:value="1.14100243663638" calcext:value-type="float">
            <text:p>1.141</text:p>
          </table:table-cell>
          <table:table-cell table:formula="of:=COS(RADIANS([.AL$1]))*COS(RADIANS([.$A77]))" office:value-type="float" office:value="0.246151539386042" calcext:value-type="float">
            <text:p>0.246</text:p>
          </table:table-cell>
          <table:table-cell table:formula="of:=TAN(RADIANS([.AM$1]))*TAN(RADIANS([.$A77]))" office:value-type="float" office:value="1.21261681472105" calcext:value-type="float">
            <text:p>1.213</text:p>
          </table:table-cell>
          <table:table-cell table:formula="of:=COS(RADIANS([.AN$1]))*COS(RADIANS([.$A77]))" office:value-type="float" office:value="0.244718214863311" calcext:value-type="float">
            <text:p>0.245</text:p>
          </table:table-cell>
          <table:table-cell table:formula="of:=TAN(RADIANS([.AO$1]))*TAN(RADIANS([.$A77]))" office:value-type="float" office:value="1.28504814724596" calcext:value-type="float">
            <text:p>1.285</text:p>
          </table:table-cell>
          <table:table-cell table:formula="of:=COS(RADIANS([.AP$1]))*COS(RADIANS([.$A77]))" office:value-type="float" office:value="0.243210346801694" calcext:value-type="float">
            <text:p>0.243</text:p>
          </table:table-cell>
          <table:table-cell table:formula="of:=TAN(RADIANS([.AQ$1]))*TAN(RADIANS([.$A77]))" office:value-type="float" office:value="1.35835540672421" calcext:value-type="float">
            <text:p>1.358</text:p>
          </table:table-cell>
          <table:table-cell table:formula="of:=COS(RADIANS([.AR$1]))*COS(RADIANS([.$A77]))" office:value-type="float" office:value="0.24162839451241" calcext:value-type="float">
            <text:p>0.242</text:p>
          </table:table-cell>
          <table:table-cell table:formula="of:=TAN(RADIANS([.AS$1]))*TAN(RADIANS([.$A77]))" office:value-type="float" office:value="1.43260008195057" calcext:value-type="float">
            <text:p>1.433</text:p>
          </table:table-cell>
          <table:table-cell table:formula="of:=COS(RADIANS([.AT$1]))*COS(RADIANS([.$A77]))" office:value-type="float" office:value="0.23997283987345" calcext:value-type="float">
            <text:p>0.240</text:p>
          </table:table-cell>
          <table:table-cell table:formula="of:=TAN(RADIANS([.AU$1]))*TAN(RADIANS([.$A77]))" office:value-type="float" office:value="1.5078464024071" calcext:value-type="float">
            <text:p>1.508</text:p>
          </table:table-cell>
          <table:table-cell table:formula="of:=COS(RADIANS([.AV$1]))*COS(RADIANS([.$A77]))" office:value-type="float" office:value="0.238244187182796" calcext:value-type="float">
            <text:p>0.238</text:p>
          </table:table-cell>
          <table:table-cell table:formula="of:=TAN(RADIANS([.AW$1]))*TAN(RADIANS([.$A77]))" office:value-type="float" office:value="1.58416158062771" calcext:value-type="float">
            <text:p>1.584</text:p>
          </table:table-cell>
        </table:table-row>
      </table:table>
      <table:table table:name="table of sin(a) and division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4" table:default-cell-style-name="ce4"/>
        <table:table-column table:style-name="co15" table:default-cell-style-name="ce4"/>
        <table:table-column table:style-name="co14" table:number-columns-repeated="19" table:default-cell-style-name="ce4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RADIANS([.B$1]))/[.$A2]" office:value-type="float" office:value="0" calcext:value-type="float">
            <text:p>0.00</text:p>
          </table:table-cell>
          <table:table-cell table:formula="of:=SIN(RADIANS([.C$1]))/[.$A2]" office:value-type="float" office:value="0.0872653549837393" calcext:value-type="float">
            <text:p>0.09</text:p>
          </table:table-cell>
          <table:table-cell table:formula="of:=SIN(RADIANS([.D$1]))/[.$A2]" office:value-type="float" office:value="0.174524064372835" calcext:value-type="float">
            <text:p>0.17</text:p>
          </table:table-cell>
          <table:table-cell table:formula="of:=SIN(RADIANS([.E$1]))/[.$A2]" office:value-type="float" office:value="0.261769483078732" calcext:value-type="float">
            <text:p>0.26</text:p>
          </table:table-cell>
          <table:table-cell table:formula="of:=SIN(RADIANS([.F$1]))/[.$A2]" office:value-type="float" office:value="0.34899496702501" calcext:value-type="float">
            <text:p>0.35</text:p>
          </table:table-cell>
          <table:table-cell table:formula="of:=SIN(RADIANS([.G$1]))/[.$A2]" office:value-type="float" office:value="0.43619387365336" calcext:value-type="float">
            <text:p>0.44</text:p>
          </table:table-cell>
          <table:table-cell table:formula="of:=SIN(RADIANS([.H$1]))/[.$A2]" office:value-type="float" office:value="0.523359562429438" calcext:value-type="float">
            <text:p>0.52</text:p>
          </table:table-cell>
          <table:table-cell table:formula="of:=SIN(RADIANS([.I$1]))/[.$A2]" office:value-type="float" office:value="0.610485395348569" calcext:value-type="float">
            <text:p>0.61</text:p>
          </table:table-cell>
          <table:table-cell table:formula="of:=SIN(RADIANS([.J$1]))/[.$A2]" office:value-type="float" office:value="0.697564737441253" calcext:value-type="float">
            <text:p>0.70</text:p>
          </table:table-cell>
          <table:table-cell table:formula="of:=SIN(RADIANS([.K$1]))/[.$A2]" office:value-type="float" office:value="0.784590957278449" calcext:value-type="float">
            <text:p>0.78</text:p>
          </table:table-cell>
          <table:table-cell table:formula="of:=SIN(RADIANS([.L$1]))/[.$A2]" office:value-type="float" office:value="0.871557427476582" calcext:value-type="float">
            <text:p>0.87</text:p>
          </table:table-cell>
          <table:table-cell table:formula="of:=SIN(RADIANS([.M$1]))/[.$A2]" office:value-type="float" office:value="0.95845752520224" calcext:value-type="float">
            <text:p>0.96</text:p>
          </table:table-cell>
          <table:table-cell table:formula="of:=SIN(RADIANS([.N$1]))/[.$A2]" office:value-type="float" office:value="1.04528463267653" calcext:value-type="float">
            <text:p>1.05</text:p>
          </table:table-cell>
          <table:table-cell table:formula="of:=SIN(RADIANS([.O$1]))/[.$A2]" office:value-type="float" office:value="1.13203213767907" calcext:value-type="float">
            <text:p>1.13</text:p>
          </table:table-cell>
          <table:table-cell table:formula="of:=SIN(RADIANS([.P$1]))/[.$A2]" office:value-type="float" office:value="1.21869343405147" calcext:value-type="float">
            <text:p>1.22</text:p>
          </table:table-cell>
          <table:table-cell table:formula="of:=SIN(RADIANS([.Q$1]))/[.$A2]" office:value-type="float" office:value="1.30526192220052" calcext:value-type="float">
            <text:p>1.31</text:p>
          </table:table-cell>
          <table:table-cell table:formula="of:=SIN(RADIANS([.R$1]))/[.$A2]" office:value-type="float" office:value="1.39173100960065" calcext:value-type="float">
            <text:p>1.39</text:p>
          </table:table-cell>
          <table:table-cell table:formula="of:=SIN(RADIANS([.S$1]))/[.$A2]" office:value-type="float" office:value="1.47809411129611" calcext:value-type="float">
            <text:p>1.48</text:p>
          </table:table-cell>
          <table:table-cell table:formula="of:=SIN(RADIANS([.T$1]))/[.$A2]" office:value-type="float" office:value="1.56434465040231" calcext:value-type="float">
            <text:p>1.56</text:p>
          </table:table-cell>
          <table:table-cell table:formula="of:=SIN(RADIANS([.U$1]))/[.$A2]" office:value-type="float" office:value="1.65047605860678" calcext:value-type="float">
            <text:p>1.65</text:p>
          </table:table-cell>
          <table:table-cell table:formula="of:=SIN(RADIANS([.V$1]))/[.$A2]" office:value-type="float" office:value="1.7364817766693" calcext:value-type="float">
            <text:p>1.74</text:p>
          </table:table-cell>
          <table:table-cell table:formula="of:=SIN(RADIANS([.W$1]))/[.$A2]" office:value-type="float" office:value="1.82235525492147" calcext:value-type="float">
            <text:p>1.82</text:p>
          </table:table-cell>
          <table:table-cell table:formula="of:=SIN(RADIANS([.X$1]))/[.$A2]" office:value-type="float" office:value="1.90808995376545" calcext:value-type="float">
            <text:p>1.91</text:p>
          </table:table-cell>
          <table:table-cell table:formula="of:=SIN(RADIANS([.Y$1]))/[.$A2]" office:value-type="float" office:value="1.99367934417197" calcext:value-type="float">
            <text:p>1.99</text:p>
          </table:table-cell>
          <table:table-cell table:formula="of:=SIN(RADIANS([.Z$1]))/[.$A2]" office:value-type="float" office:value="2.07911690817759" calcext:value-type="float">
            <text:p>2.08</text:p>
          </table:table-cell>
          <table:table-cell table:formula="of:=SIN(RADIANS([.AA$1]))/[.$A2]" office:value-type="float" office:value="2.16439613938103" calcext:value-type="float">
            <text:p>2.16</text:p>
          </table:table-cell>
          <table:table-cell table:formula="of:=SIN(RADIANS([.AB$1]))/[.$A2]" office:value-type="float" office:value="2.24951054343865" calcext:value-type="float">
            <text:p>2.25</text:p>
          </table:table-cell>
          <table:table-cell table:formula="of:=SIN(RADIANS([.AC$1]))/[.$A2]" office:value-type="float" office:value="2.33445363855905" calcext:value-type="float">
            <text:p>2.33</text:p>
          </table:table-cell>
          <table:table-cell table:formula="of:=SIN(RADIANS([.AD$1]))/[.$A2]" office:value-type="float" office:value="2.41921895599668" calcext:value-type="float">
            <text:p>2.42</text:p>
          </table:table-cell>
          <table:table-cell table:formula="of:=SIN(RADIANS([.AE$1]))/[.$A2]" office:value-type="float" office:value="2.50380004054441" calcext:value-type="float">
            <text:p>2.50</text:p>
          </table:table-cell>
          <table:table-cell table:formula="of:=SIN(RADIANS([.AF$1]))/[.$A2]" office:value-type="float" office:value="2.58819045102521" calcext:value-type="float">
            <text:p>2.59</text:p>
          </table:table-cell>
          <table:table-cell table:formula="of:=SIN(RADIANS([.AG$1]))/[.$A2]" office:value-type="float" office:value="2.67238376078257" calcext:value-type="float">
            <text:p>2.67</text:p>
          </table:table-cell>
          <table:table-cell table:formula="of:=SIN(RADIANS([.AH$1]))/[.$A2]" office:value-type="float" office:value="2.75637355816999" calcext:value-type="float">
            <text:p>2.76</text:p>
          </table:table-cell>
          <table:table-cell table:formula="of:=SIN(RADIANS([.AI$1]))/[.$A2]" office:value-type="float" office:value="2.84015344703923" calcext:value-type="float">
            <text:p>2.84</text:p>
          </table:table-cell>
          <table:table-cell table:formula="of:=SIN(RADIANS([.AJ$1]))/[.$A2]" office:value-type="float" office:value="2.92371704722737" calcext:value-type="float">
            <text:p>2.92</text:p>
          </table:table-cell>
          <table:table-cell table:formula="of:=SIN(RADIANS([.AK$1]))/[.$A2]" office:value-type="float" office:value="3.00705799504273" calcext:value-type="float">
            <text:p>3.01</text:p>
          </table:table-cell>
          <table:table-cell table:formula="of:=SIN(RADIANS([.AL$1]))/[.$A2]" office:value-type="float" office:value="3.09016994374947" calcext:value-type="float">
            <text:p>3.09</text:p>
          </table:table-cell>
          <table:table-cell table:formula="of:=SIN(RADIANS([.AM$1]))/[.$A2]" office:value-type="float" office:value="3.17304656405092" calcext:value-type="float">
            <text:p>3.17</text:p>
          </table:table-cell>
          <table:table-cell table:formula="of:=SIN(RADIANS([.AN$1]))/[.$A2]" office:value-type="float" office:value="3.25568154457157" calcext:value-type="float">
            <text:p>3.26</text:p>
          </table:table-cell>
          <table:table-cell table:formula="of:=SIN(RADIANS([.AO$1]))/[.$A2]" office:value-type="float" office:value="3.33806859233771" calcext:value-type="float">
            <text:p>3.34</text:p>
          </table:table-cell>
          <table:table-cell table:formula="of:=SIN(RADIANS([.AP$1]))/[.$A2]" office:value-type="float" office:value="3.42020143325669" calcext:value-type="float">
            <text:p>3.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RADIANS([.B$1]))/[.$A3]" office:value-type="float" office:value="0" calcext:value-type="float">
            <text:p>0.00</text:p>
          </table:table-cell>
          <table:table-cell table:formula="of:=SIN(RADIANS([.C$1]))/[.$A3]" office:value-type="float" office:value="0.0436326774918697" calcext:value-type="float">
            <text:p>0.04</text:p>
          </table:table-cell>
          <table:table-cell table:formula="of:=SIN(RADIANS([.D$1]))/[.$A3]" office:value-type="float" office:value="0.0872620321864176" calcext:value-type="float">
            <text:p>0.09</text:p>
          </table:table-cell>
          <table:table-cell table:formula="of:=SIN(RADIANS([.E$1]))/[.$A3]" office:value-type="float" office:value="0.130884741539366" calcext:value-type="float">
            <text:p>0.13</text:p>
          </table:table-cell>
          <table:table-cell table:formula="of:=SIN(RADIANS([.F$1]))/[.$A3]" office:value-type="float" office:value="0.174497483512505" calcext:value-type="float">
            <text:p>0.17</text:p>
          </table:table-cell>
          <table:table-cell table:formula="of:=SIN(RADIANS([.G$1]))/[.$A3]" office:value-type="float" office:value="0.21809693682668" calcext:value-type="float">
            <text:p>0.22</text:p>
          </table:table-cell>
          <table:table-cell table:formula="of:=SIN(RADIANS([.H$1]))/[.$A3]" office:value-type="float" office:value="0.261679781214719" calcext:value-type="float">
            <text:p>0.26</text:p>
          </table:table-cell>
          <table:table-cell table:formula="of:=SIN(RADIANS([.I$1]))/[.$A3]" office:value-type="float" office:value="0.305242697674284" calcext:value-type="float">
            <text:p>0.31</text:p>
          </table:table-cell>
          <table:table-cell table:formula="of:=SIN(RADIANS([.J$1]))/[.$A3]" office:value-type="float" office:value="0.348782368720627" calcext:value-type="float">
            <text:p>0.35</text:p>
          </table:table-cell>
          <table:table-cell table:formula="of:=SIN(RADIANS([.K$1]))/[.$A3]" office:value-type="float" office:value="0.392295478639225" calcext:value-type="float">
            <text:p>0.39</text:p>
          </table:table-cell>
          <table:table-cell table:formula="of:=SIN(RADIANS([.L$1]))/[.$A3]" office:value-type="float" office:value="0.435778713738291" calcext:value-type="float">
            <text:p>0.44</text:p>
          </table:table-cell>
          <table:table-cell table:formula="of:=SIN(RADIANS([.M$1]))/[.$A3]" office:value-type="float" office:value="0.47922876260112" calcext:value-type="float">
            <text:p>0.48</text:p>
          </table:table-cell>
          <table:table-cell table:formula="of:=SIN(RADIANS([.N$1]))/[.$A3]" office:value-type="float" office:value="0.522642316338267" calcext:value-type="float">
            <text:p>0.52</text:p>
          </table:table-cell>
          <table:table-cell table:formula="of:=SIN(RADIANS([.O$1]))/[.$A3]" office:value-type="float" office:value="0.566016068839534" calcext:value-type="float">
            <text:p>0.57</text:p>
          </table:table-cell>
          <table:table-cell table:formula="of:=SIN(RADIANS([.P$1]))/[.$A3]" office:value-type="float" office:value="0.609346717025737" calcext:value-type="float">
            <text:p>0.61</text:p>
          </table:table-cell>
          <table:table-cell table:formula="of:=SIN(RADIANS([.Q$1]))/[.$A3]" office:value-type="float" office:value="0.652630961100258" calcext:value-type="float">
            <text:p>0.65</text:p>
          </table:table-cell>
          <table:table-cell table:formula="of:=SIN(RADIANS([.R$1]))/[.$A3]" office:value-type="float" office:value="0.695865504800327" calcext:value-type="float">
            <text:p>0.70</text:p>
          </table:table-cell>
          <table:table-cell table:formula="of:=SIN(RADIANS([.S$1]))/[.$A3]" office:value-type="float" office:value="0.739047055648053" calcext:value-type="float">
            <text:p>0.74</text:p>
          </table:table-cell>
          <table:table-cell table:formula="of:=SIN(RADIANS([.T$1]))/[.$A3]" office:value-type="float" office:value="0.782172325201154" calcext:value-type="float">
            <text:p>0.78</text:p>
          </table:table-cell>
          <table:table-cell table:formula="of:=SIN(RADIANS([.U$1]))/[.$A3]" office:value-type="float" office:value="0.825238029303388" calcext:value-type="float">
            <text:p>0.83</text:p>
          </table:table-cell>
          <table:table-cell table:formula="of:=SIN(RADIANS([.V$1]))/[.$A3]" office:value-type="float" office:value="0.868240888334652" calcext:value-type="float">
            <text:p>0.87</text:p>
          </table:table-cell>
          <table:table-cell table:formula="of:=SIN(RADIANS([.W$1]))/[.$A3]" office:value-type="float" office:value="0.911177627460737" calcext:value-type="float">
            <text:p>0.91</text:p>
          </table:table-cell>
          <table:table-cell table:formula="of:=SIN(RADIANS([.X$1]))/[.$A3]" office:value-type="float" office:value="0.954044976882724" calcext:value-type="float">
            <text:p>0.95</text:p>
          </table:table-cell>
          <table:table-cell table:formula="of:=SIN(RADIANS([.Y$1]))/[.$A3]" office:value-type="float" office:value="0.996839672085986" calcext:value-type="float">
            <text:p>1.00</text:p>
          </table:table-cell>
          <table:table-cell table:formula="of:=SIN(RADIANS([.Z$1]))/[.$A3]" office:value-type="float" office:value="1.0395584540888" calcext:value-type="float">
            <text:p>1.04</text:p>
          </table:table-cell>
          <table:table-cell table:formula="of:=SIN(RADIANS([.AA$1]))/[.$A3]" office:value-type="float" office:value="1.08219806969051" calcext:value-type="float">
            <text:p>1.08</text:p>
          </table:table-cell>
          <table:table-cell table:formula="of:=SIN(RADIANS([.AB$1]))/[.$A3]" office:value-type="float" office:value="1.12475527171932" calcext:value-type="float">
            <text:p>1.12</text:p>
          </table:table-cell>
          <table:table-cell table:formula="of:=SIN(RADIANS([.AC$1]))/[.$A3]" office:value-type="float" office:value="1.16722681927953" calcext:value-type="float">
            <text:p>1.17</text:p>
          </table:table-cell>
          <table:table-cell table:formula="of:=SIN(RADIANS([.AD$1]))/[.$A3]" office:value-type="float" office:value="1.20960947799834" calcext:value-type="float">
            <text:p>1.21</text:p>
          </table:table-cell>
          <table:table-cell table:formula="of:=SIN(RADIANS([.AE$1]))/[.$A3]" office:value-type="float" office:value="1.25190002027221" calcext:value-type="float">
            <text:p>1.25</text:p>
          </table:table-cell>
          <table:table-cell table:formula="of:=SIN(RADIANS([.AF$1]))/[.$A3]" office:value-type="float" office:value="1.2940952255126" calcext:value-type="float">
            <text:p>1.29</text:p>
          </table:table-cell>
          <table:table-cell table:formula="of:=SIN(RADIANS([.AG$1]))/[.$A3]" office:value-type="float" office:value="1.33619188039128" calcext:value-type="float">
            <text:p>1.34</text:p>
          </table:table-cell>
          <table:table-cell table:formula="of:=SIN(RADIANS([.AH$1]))/[.$A3]" office:value-type="float" office:value="1.378186779085" calcext:value-type="float">
            <text:p>1.38</text:p>
          </table:table-cell>
          <table:table-cell table:formula="of:=SIN(RADIANS([.AI$1]))/[.$A3]" office:value-type="float" office:value="1.42007672351961" calcext:value-type="float">
            <text:p>1.42</text:p>
          </table:table-cell>
          <table:table-cell table:formula="of:=SIN(RADIANS([.AJ$1]))/[.$A3]" office:value-type="float" office:value="1.46185852361368" calcext:value-type="float">
            <text:p>1.46</text:p>
          </table:table-cell>
          <table:table-cell table:formula="of:=SIN(RADIANS([.AK$1]))/[.$A3]" office:value-type="float" office:value="1.50352899752137" calcext:value-type="float">
            <text:p>1.50</text:p>
          </table:table-cell>
          <table:table-cell table:formula="of:=SIN(RADIANS([.AL$1]))/[.$A3]" office:value-type="float" office:value="1.54508497187474" calcext:value-type="float">
            <text:p>1.55</text:p>
          </table:table-cell>
          <table:table-cell table:formula="of:=SIN(RADIANS([.AM$1]))/[.$A3]" office:value-type="float" office:value="1.58652328202546" calcext:value-type="float">
            <text:p>1.59</text:p>
          </table:table-cell>
          <table:table-cell table:formula="of:=SIN(RADIANS([.AN$1]))/[.$A3]" office:value-type="float" office:value="1.62784077228578" calcext:value-type="float">
            <text:p>1.63</text:p>
          </table:table-cell>
          <table:table-cell table:formula="of:=SIN(RADIANS([.AO$1]))/[.$A3]" office:value-type="float" office:value="1.66903429616885" calcext:value-type="float">
            <text:p>1.67</text:p>
          </table:table-cell>
          <table:table-cell table:formula="of:=SIN(RADIANS([.AP$1]))/[.$A3]" office:value-type="float" office:value="1.71010071662834" calcext:value-type="float">
            <text:p>1.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RADIANS([.B$1]))/[.$A4]" office:value-type="float" office:value="0" calcext:value-type="float">
            <text:p>0.00</text:p>
          </table:table-cell>
          <table:table-cell table:formula="of:=SIN(RADIANS([.C$1]))/[.$A4]" office:value-type="float" office:value="0.0290884516612465" calcext:value-type="float">
            <text:p>0.03</text:p>
          </table:table-cell>
          <table:table-cell table:formula="of:=SIN(RADIANS([.D$1]))/[.$A4]" office:value-type="float" office:value="0.0581746881242784" calcext:value-type="float">
            <text:p>0.06</text:p>
          </table:table-cell>
          <table:table-cell table:formula="of:=SIN(RADIANS([.E$1]))/[.$A4]" office:value-type="float" office:value="0.0872564943595772" calcext:value-type="float">
            <text:p>0.09</text:p>
          </table:table-cell>
          <table:table-cell table:formula="of:=SIN(RADIANS([.F$1]))/[.$A4]" office:value-type="float" office:value="0.116331655675003" calcext:value-type="float">
            <text:p>0.12</text:p>
          </table:table-cell>
          <table:table-cell table:formula="of:=SIN(RADIANS([.G$1]))/[.$A4]" office:value-type="float" office:value="0.145397957884453" calcext:value-type="float">
            <text:p>0.15</text:p>
          </table:table-cell>
          <table:table-cell table:formula="of:=SIN(RADIANS([.H$1]))/[.$A4]" office:value-type="float" office:value="0.174453187476479" calcext:value-type="float">
            <text:p>0.17</text:p>
          </table:table-cell>
          <table:table-cell table:formula="of:=SIN(RADIANS([.I$1]))/[.$A4]" office:value-type="float" office:value="0.203495131782856" calcext:value-type="float">
            <text:p>0.20</text:p>
          </table:table-cell>
          <table:table-cell table:formula="of:=SIN(RADIANS([.J$1]))/[.$A4]" office:value-type="float" office:value="0.232521579147084" calcext:value-type="float">
            <text:p>0.23</text:p>
          </table:table-cell>
          <table:table-cell table:formula="of:=SIN(RADIANS([.K$1]))/[.$A4]" office:value-type="float" office:value="0.261530319092817" calcext:value-type="float">
            <text:p>0.26</text:p>
          </table:table-cell>
          <table:table-cell table:formula="of:=SIN(RADIANS([.L$1]))/[.$A4]" office:value-type="float" office:value="0.290519142492194" calcext:value-type="float">
            <text:p>0.29</text:p>
          </table:table-cell>
          <table:table-cell table:formula="of:=SIN(RADIANS([.M$1]))/[.$A4]" office:value-type="float" office:value="0.31948584173408" calcext:value-type="float">
            <text:p>0.32</text:p>
          </table:table-cell>
          <table:table-cell table:formula="of:=SIN(RADIANS([.N$1]))/[.$A4]" office:value-type="float" office:value="0.348428210892178" calcext:value-type="float">
            <text:p>0.35</text:p>
          </table:table-cell>
          <table:table-cell table:formula="of:=SIN(RADIANS([.O$1]))/[.$A4]" office:value-type="float" office:value="0.377344045893022" calcext:value-type="float">
            <text:p>0.38</text:p>
          </table:table-cell>
          <table:table-cell table:formula="of:=SIN(RADIANS([.P$1]))/[.$A4]" office:value-type="float" office:value="0.406231144683825" calcext:value-type="float">
            <text:p>0.41</text:p>
          </table:table-cell>
          <table:table-cell table:formula="of:=SIN(RADIANS([.Q$1]))/[.$A4]" office:value-type="float" office:value="0.435087307400172" calcext:value-type="float">
            <text:p>0.44</text:p>
          </table:table-cell>
          <table:table-cell table:formula="of:=SIN(RADIANS([.R$1]))/[.$A4]" office:value-type="float" office:value="0.463910336533551" calcext:value-type="float">
            <text:p>0.46</text:p>
          </table:table-cell>
          <table:table-cell table:formula="of:=SIN(RADIANS([.S$1]))/[.$A4]" office:value-type="float" office:value="0.492698037098702" calcext:value-type="float">
            <text:p>0.49</text:p>
          </table:table-cell>
          <table:table-cell table:formula="of:=SIN(RADIANS([.T$1]))/[.$A4]" office:value-type="float" office:value="0.52144821680077" calcext:value-type="float">
            <text:p>0.52</text:p>
          </table:table-cell>
          <table:table-cell table:formula="of:=SIN(RADIANS([.U$1]))/[.$A4]" office:value-type="float" office:value="0.550158686202259" calcext:value-type="float">
            <text:p>0.55</text:p>
          </table:table-cell>
          <table:table-cell table:formula="of:=SIN(RADIANS([.V$1]))/[.$A4]" office:value-type="float" office:value="0.578827258889768" calcext:value-type="float">
            <text:p>0.58</text:p>
          </table:table-cell>
          <table:table-cell table:formula="of:=SIN(RADIANS([.W$1]))/[.$A4]" office:value-type="float" office:value="0.607451751640492" calcext:value-type="float">
            <text:p>0.61</text:p>
          </table:table-cell>
          <table:table-cell table:formula="of:=SIN(RADIANS([.X$1]))/[.$A4]" office:value-type="float" office:value="0.636029984588483" calcext:value-type="float">
            <text:p>0.64</text:p>
          </table:table-cell>
          <table:table-cell table:formula="of:=SIN(RADIANS([.Y$1]))/[.$A4]" office:value-type="float" office:value="0.664559781390657" calcext:value-type="float">
            <text:p>0.66</text:p>
          </table:table-cell>
          <table:table-cell table:formula="of:=SIN(RADIANS([.Z$1]))/[.$A4]" office:value-type="float" office:value="0.693038969392531" calcext:value-type="float">
            <text:p>0.69</text:p>
          </table:table-cell>
          <table:table-cell table:formula="of:=SIN(RADIANS([.AA$1]))/[.$A4]" office:value-type="float" office:value="0.721465379793676" calcext:value-type="float">
            <text:p>0.72</text:p>
          </table:table-cell>
          <table:table-cell table:formula="of:=SIN(RADIANS([.AB$1]))/[.$A4]" office:value-type="float" office:value="0.749836847812883" calcext:value-type="float">
            <text:p>0.75</text:p>
          </table:table-cell>
          <table:table-cell table:formula="of:=SIN(RADIANS([.AC$1]))/[.$A4]" office:value-type="float" office:value="0.778151212853018" calcext:value-type="float">
            <text:p>0.78</text:p>
          </table:table-cell>
          <table:table-cell table:formula="of:=SIN(RADIANS([.AD$1]))/[.$A4]" office:value-type="float" office:value="0.806406318665559" calcext:value-type="float">
            <text:p>0.81</text:p>
          </table:table-cell>
          <table:table-cell table:formula="of:=SIN(RADIANS([.AE$1]))/[.$A4]" office:value-type="float" office:value="0.834600013514805" calcext:value-type="float">
            <text:p>0.83</text:p>
          </table:table-cell>
          <table:table-cell table:formula="of:=SIN(RADIANS([.AF$1]))/[.$A4]" office:value-type="float" office:value="0.862730150341736" calcext:value-type="float">
            <text:p>0.86</text:p>
          </table:table-cell>
          <table:table-cell table:formula="of:=SIN(RADIANS([.AG$1]))/[.$A4]" office:value-type="float" office:value="0.890794586927523" calcext:value-type="float">
            <text:p>0.89</text:p>
          </table:table-cell>
          <table:table-cell table:formula="of:=SIN(RADIANS([.AH$1]))/[.$A4]" office:value-type="float" office:value="0.918791186056664" calcext:value-type="float">
            <text:p>0.92</text:p>
          </table:table-cell>
          <table:table-cell table:formula="of:=SIN(RADIANS([.AI$1]))/[.$A4]" office:value-type="float" office:value="0.946717815679742" calcext:value-type="float">
            <text:p>0.95</text:p>
          </table:table-cell>
          <table:table-cell table:formula="of:=SIN(RADIANS([.AJ$1]))/[.$A4]" office:value-type="float" office:value="0.974572349075789" calcext:value-type="float">
            <text:p>0.97</text:p>
          </table:table-cell>
          <table:table-cell table:formula="of:=SIN(RADIANS([.AK$1]))/[.$A4]" office:value-type="float" office:value="1.00235266501424" calcext:value-type="float">
            <text:p>1.00</text:p>
          </table:table-cell>
          <table:table-cell table:formula="of:=SIN(RADIANS([.AL$1]))/[.$A4]" office:value-type="float" office:value="1.03005664791649" calcext:value-type="float">
            <text:p>1.03</text:p>
          </table:table-cell>
          <table:table-cell table:formula="of:=SIN(RADIANS([.AM$1]))/[.$A4]" office:value-type="float" office:value="1.05768218801697" calcext:value-type="float">
            <text:p>1.06</text:p>
          </table:table-cell>
          <table:table-cell table:formula="of:=SIN(RADIANS([.AN$1]))/[.$A4]" office:value-type="float" office:value="1.08522718152386" calcext:value-type="float">
            <text:p>1.09</text:p>
          </table:table-cell>
          <table:table-cell table:formula="of:=SIN(RADIANS([.AO$1]))/[.$A4]" office:value-type="float" office:value="1.11268953077924" calcext:value-type="float">
            <text:p>1.11</text:p>
          </table:table-cell>
          <table:table-cell table:formula="of:=SIN(RADIANS([.AP$1]))/[.$A4]" office:value-type="float" office:value="1.1400671444189" calcext:value-type="float">
            <text:p>1.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RADIANS([.B$1]))/[.$A5]" office:value-type="float" office:value="0" calcext:value-type="float">
            <text:p>0.00</text:p>
          </table:table-cell>
          <table:table-cell table:formula="of:=SIN(RADIANS([.C$1]))/[.$A5]" office:value-type="float" office:value="0.0218163387459348" calcext:value-type="float">
            <text:p>0.02</text:p>
          </table:table-cell>
          <table:table-cell table:formula="of:=SIN(RADIANS([.D$1]))/[.$A5]" office:value-type="float" office:value="0.0436310160932088" calcext:value-type="float">
            <text:p>0.04</text:p>
          </table:table-cell>
          <table:table-cell table:formula="of:=SIN(RADIANS([.E$1]))/[.$A5]" office:value-type="float" office:value="0.0654423707696829" calcext:value-type="float">
            <text:p>0.07</text:p>
          </table:table-cell>
          <table:table-cell table:formula="of:=SIN(RADIANS([.F$1]))/[.$A5]" office:value-type="float" office:value="0.0872487417562524" calcext:value-type="float">
            <text:p>0.09</text:p>
          </table:table-cell>
          <table:table-cell table:formula="of:=SIN(RADIANS([.G$1]))/[.$A5]" office:value-type="float" office:value="0.10904846841334" calcext:value-type="float">
            <text:p>0.11</text:p>
          </table:table-cell>
          <table:table-cell table:formula="of:=SIN(RADIANS([.H$1]))/[.$A5]" office:value-type="float" office:value="0.13083989060736" calcext:value-type="float">
            <text:p>0.13</text:p>
          </table:table-cell>
          <table:table-cell table:formula="of:=SIN(RADIANS([.I$1]))/[.$A5]" office:value-type="float" office:value="0.152621348837142" calcext:value-type="float">
            <text:p>0.15</text:p>
          </table:table-cell>
          <table:table-cell table:formula="of:=SIN(RADIANS([.J$1]))/[.$A5]" office:value-type="float" office:value="0.174391184360313" calcext:value-type="float">
            <text:p>0.17</text:p>
          </table:table-cell>
          <table:table-cell table:formula="of:=SIN(RADIANS([.K$1]))/[.$A5]" office:value-type="float" office:value="0.196147739319612" calcext:value-type="float">
            <text:p>0.20</text:p>
          </table:table-cell>
          <table:table-cell table:formula="of:=SIN(RADIANS([.L$1]))/[.$A5]" office:value-type="float" office:value="0.217889356869145" calcext:value-type="float">
            <text:p>0.22</text:p>
          </table:table-cell>
          <table:table-cell table:formula="of:=SIN(RADIANS([.M$1]))/[.$A5]" office:value-type="float" office:value="0.23961438130056" calcext:value-type="float">
            <text:p>0.24</text:p>
          </table:table-cell>
          <table:table-cell table:formula="of:=SIN(RADIANS([.N$1]))/[.$A5]" office:value-type="float" office:value="0.261321158169134" calcext:value-type="float">
            <text:p>0.26</text:p>
          </table:table-cell>
          <table:table-cell table:formula="of:=SIN(RADIANS([.O$1]))/[.$A5]" office:value-type="float" office:value="0.283008034419767" calcext:value-type="float">
            <text:p>0.28</text:p>
          </table:table-cell>
          <table:table-cell table:formula="of:=SIN(RADIANS([.P$1]))/[.$A5]" office:value-type="float" office:value="0.304673358512869" calcext:value-type="float">
            <text:p>0.30</text:p>
          </table:table-cell>
          <table:table-cell table:formula="of:=SIN(RADIANS([.Q$1]))/[.$A5]" office:value-type="float" office:value="0.326315480550129" calcext:value-type="float">
            <text:p>0.33</text:p>
          </table:table-cell>
          <table:table-cell table:formula="of:=SIN(RADIANS([.R$1]))/[.$A5]" office:value-type="float" office:value="0.347932752400164" calcext:value-type="float">
            <text:p>0.35</text:p>
          </table:table-cell>
          <table:table-cell table:formula="of:=SIN(RADIANS([.S$1]))/[.$A5]" office:value-type="float" office:value="0.369523527824027" calcext:value-type="float">
            <text:p>0.37</text:p>
          </table:table-cell>
          <table:table-cell table:formula="of:=SIN(RADIANS([.T$1]))/[.$A5]" office:value-type="float" office:value="0.391086162600577" calcext:value-type="float">
            <text:p>0.39</text:p>
          </table:table-cell>
          <table:table-cell table:formula="of:=SIN(RADIANS([.U$1]))/[.$A5]" office:value-type="float" office:value="0.412619014651694" calcext:value-type="float">
            <text:p>0.41</text:p>
          </table:table-cell>
          <table:table-cell table:formula="of:=SIN(RADIANS([.V$1]))/[.$A5]" office:value-type="float" office:value="0.434120444167326" calcext:value-type="float">
            <text:p>0.43</text:p>
          </table:table-cell>
          <table:table-cell table:formula="of:=SIN(RADIANS([.W$1]))/[.$A5]" office:value-type="float" office:value="0.455588813730369" calcext:value-type="float">
            <text:p>0.46</text:p>
          </table:table-cell>
          <table:table-cell table:formula="of:=SIN(RADIANS([.X$1]))/[.$A5]" office:value-type="float" office:value="0.477022488441362" calcext:value-type="float">
            <text:p>0.48</text:p>
          </table:table-cell>
          <table:table-cell table:formula="of:=SIN(RADIANS([.Y$1]))/[.$A5]" office:value-type="float" office:value="0.498419836042993" calcext:value-type="float">
            <text:p>0.50</text:p>
          </table:table-cell>
          <table:table-cell table:formula="of:=SIN(RADIANS([.Z$1]))/[.$A5]" office:value-type="float" office:value="0.519779227044398" calcext:value-type="float">
            <text:p>0.52</text:p>
          </table:table-cell>
          <table:table-cell table:formula="of:=SIN(RADIANS([.AA$1]))/[.$A5]" office:value-type="float" office:value="0.541099034845257" calcext:value-type="float">
            <text:p>0.54</text:p>
          </table:table-cell>
          <table:table-cell table:formula="of:=SIN(RADIANS([.AB$1]))/[.$A5]" office:value-type="float" office:value="0.562377635859662" calcext:value-type="float">
            <text:p>0.56</text:p>
          </table:table-cell>
          <table:table-cell table:formula="of:=SIN(RADIANS([.AC$1]))/[.$A5]" office:value-type="float" office:value="0.583613409639764" calcext:value-type="float">
            <text:p>0.58</text:p>
          </table:table-cell>
          <table:table-cell table:formula="of:=SIN(RADIANS([.AD$1]))/[.$A5]" office:value-type="float" office:value="0.604804738999169" calcext:value-type="float">
            <text:p>0.60</text:p>
          </table:table-cell>
          <table:table-cell table:formula="of:=SIN(RADIANS([.AE$1]))/[.$A5]" office:value-type="float" office:value="0.625950010136104" calcext:value-type="float">
            <text:p>0.63</text:p>
          </table:table-cell>
          <table:table-cell table:formula="of:=SIN(RADIANS([.AF$1]))/[.$A5]" office:value-type="float" office:value="0.647047612756302" calcext:value-type="float">
            <text:p>0.65</text:p>
          </table:table-cell>
          <table:table-cell table:formula="of:=SIN(RADIANS([.AG$1]))/[.$A5]" office:value-type="float" office:value="0.668095940195642" calcext:value-type="float">
            <text:p>0.67</text:p>
          </table:table-cell>
          <table:table-cell table:formula="of:=SIN(RADIANS([.AH$1]))/[.$A5]" office:value-type="float" office:value="0.689093389542498" calcext:value-type="float">
            <text:p>0.69</text:p>
          </table:table-cell>
          <table:table-cell table:formula="of:=SIN(RADIANS([.AI$1]))/[.$A5]" office:value-type="float" office:value="0.710038361759806" calcext:value-type="float">
            <text:p>0.71</text:p>
          </table:table-cell>
          <table:table-cell table:formula="of:=SIN(RADIANS([.AJ$1]))/[.$A5]" office:value-type="float" office:value="0.730929261806842" calcext:value-type="float">
            <text:p>0.73</text:p>
          </table:table-cell>
          <table:table-cell table:formula="of:=SIN(RADIANS([.AK$1]))/[.$A5]" office:value-type="float" office:value="0.751764498760683" calcext:value-type="float">
            <text:p>0.75</text:p>
          </table:table-cell>
          <table:table-cell table:formula="of:=SIN(RADIANS([.AL$1]))/[.$A5]" office:value-type="float" office:value="0.772542485937368" calcext:value-type="float">
            <text:p>0.77</text:p>
          </table:table-cell>
          <table:table-cell table:formula="of:=SIN(RADIANS([.AM$1]))/[.$A5]" office:value-type="float" office:value="0.79326164101273" calcext:value-type="float">
            <text:p>0.79</text:p>
          </table:table-cell>
          <table:table-cell table:formula="of:=SIN(RADIANS([.AN$1]))/[.$A5]" office:value-type="float" office:value="0.813920386142892" calcext:value-type="float">
            <text:p>0.81</text:p>
          </table:table-cell>
          <table:table-cell table:formula="of:=SIN(RADIANS([.AO$1]))/[.$A5]" office:value-type="float" office:value="0.834517148084427" calcext:value-type="float">
            <text:p>0.83</text:p>
          </table:table-cell>
          <table:table-cell table:formula="of:=SIN(RADIANS([.AP$1]))/[.$A5]" office:value-type="float" office:value="0.855050358314172" calcext:value-type="float">
            <text:p>0.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RADIANS([.B$1]))/[.$A6]" office:value-type="float" office:value="0" calcext:value-type="float">
            <text:p>0.00</text:p>
          </table:table-cell>
          <table:table-cell table:formula="of:=SIN(RADIANS([.C$1]))/[.$A6]" office:value-type="float" office:value="0.0174530709967479" calcext:value-type="float">
            <text:p>0.02</text:p>
          </table:table-cell>
          <table:table-cell table:formula="of:=SIN(RADIANS([.D$1]))/[.$A6]" office:value-type="float" office:value="0.034904812874567" calcext:value-type="float">
            <text:p>0.03</text:p>
          </table:table-cell>
          <table:table-cell table:formula="of:=SIN(RADIANS([.E$1]))/[.$A6]" office:value-type="float" office:value="0.0523538966157463" calcext:value-type="float">
            <text:p>0.05</text:p>
          </table:table-cell>
          <table:table-cell table:formula="of:=SIN(RADIANS([.F$1]))/[.$A6]" office:value-type="float" office:value="0.0697989934050019" calcext:value-type="float">
            <text:p>0.07</text:p>
          </table:table-cell>
          <table:table-cell table:formula="of:=SIN(RADIANS([.G$1]))/[.$A6]" office:value-type="float" office:value="0.087238774730672" calcext:value-type="float">
            <text:p>0.09</text:p>
          </table:table-cell>
          <table:table-cell table:formula="of:=SIN(RADIANS([.H$1]))/[.$A6]" office:value-type="float" office:value="0.104671912485888" calcext:value-type="float">
            <text:p>0.10</text:p>
          </table:table-cell>
          <table:table-cell table:formula="of:=SIN(RADIANS([.I$1]))/[.$A6]" office:value-type="float" office:value="0.122097079069714" calcext:value-type="float">
            <text:p>0.12</text:p>
          </table:table-cell>
          <table:table-cell table:formula="of:=SIN(RADIANS([.J$1]))/[.$A6]" office:value-type="float" office:value="0.139512947488251" calcext:value-type="float">
            <text:p>0.14</text:p>
          </table:table-cell>
          <table:table-cell table:formula="of:=SIN(RADIANS([.K$1]))/[.$A6]" office:value-type="float" office:value="0.15691819145569" calcext:value-type="float">
            <text:p>0.16</text:p>
          </table:table-cell>
          <table:table-cell table:formula="of:=SIN(RADIANS([.L$1]))/[.$A6]" office:value-type="float" office:value="0.174311485495316" calcext:value-type="float">
            <text:p>0.17</text:p>
          </table:table-cell>
          <table:table-cell table:formula="of:=SIN(RADIANS([.M$1]))/[.$A6]" office:value-type="float" office:value="0.191691505040448" calcext:value-type="float">
            <text:p>0.19</text:p>
          </table:table-cell>
          <table:table-cell table:formula="of:=SIN(RADIANS([.N$1]))/[.$A6]" office:value-type="float" office:value="0.209056926535307" calcext:value-type="float">
            <text:p>0.21</text:p>
          </table:table-cell>
          <table:table-cell table:formula="of:=SIN(RADIANS([.O$1]))/[.$A6]" office:value-type="float" office:value="0.226406427535813" calcext:value-type="float">
            <text:p>0.23</text:p>
          </table:table-cell>
          <table:table-cell table:formula="of:=SIN(RADIANS([.P$1]))/[.$A6]" office:value-type="float" office:value="0.243738686810295" calcext:value-type="float">
            <text:p>0.24</text:p>
          </table:table-cell>
          <table:table-cell table:formula="of:=SIN(RADIANS([.Q$1]))/[.$A6]" office:value-type="float" office:value="0.261052384440103" calcext:value-type="float">
            <text:p>0.26</text:p>
          </table:table-cell>
          <table:table-cell table:formula="of:=SIN(RADIANS([.R$1]))/[.$A6]" office:value-type="float" office:value="0.278346201920131" calcext:value-type="float">
            <text:p>0.28</text:p>
          </table:table-cell>
          <table:table-cell table:formula="of:=SIN(RADIANS([.S$1]))/[.$A6]" office:value-type="float" office:value="0.295618822259221" calcext:value-type="float">
            <text:p>0.30</text:p>
          </table:table-cell>
          <table:table-cell table:formula="of:=SIN(RADIANS([.T$1]))/[.$A6]" office:value-type="float" office:value="0.312868930080462" calcext:value-type="float">
            <text:p>0.31</text:p>
          </table:table-cell>
          <table:table-cell table:formula="of:=SIN(RADIANS([.U$1]))/[.$A6]" office:value-type="float" office:value="0.330095211721355" calcext:value-type="float">
            <text:p>0.33</text:p>
          </table:table-cell>
          <table:table-cell table:formula="of:=SIN(RADIANS([.V$1]))/[.$A6]" office:value-type="float" office:value="0.347296355333861" calcext:value-type="float">
            <text:p>0.35</text:p>
          </table:table-cell>
          <table:table-cell table:formula="of:=SIN(RADIANS([.W$1]))/[.$A6]" office:value-type="float" office:value="0.364471050984295" calcext:value-type="float">
            <text:p>0.36</text:p>
          </table:table-cell>
          <table:table-cell table:formula="of:=SIN(RADIANS([.X$1]))/[.$A6]" office:value-type="float" office:value="0.38161799075309" calcext:value-type="float">
            <text:p>0.38</text:p>
          </table:table-cell>
          <table:table-cell table:formula="of:=SIN(RADIANS([.Y$1]))/[.$A6]" office:value-type="float" office:value="0.398735868834394" calcext:value-type="float">
            <text:p>0.40</text:p>
          </table:table-cell>
          <table:table-cell table:formula="of:=SIN(RADIANS([.Z$1]))/[.$A6]" office:value-type="float" office:value="0.415823381635519" calcext:value-type="float">
            <text:p>0.42</text:p>
          </table:table-cell>
          <table:table-cell table:formula="of:=SIN(RADIANS([.AA$1]))/[.$A6]" office:value-type="float" office:value="0.432879227876206" calcext:value-type="float">
            <text:p>0.43</text:p>
          </table:table-cell>
          <table:table-cell table:formula="of:=SIN(RADIANS([.AB$1]))/[.$A6]" office:value-type="float" office:value="0.44990210868773" calcext:value-type="float">
            <text:p>0.45</text:p>
          </table:table-cell>
          <table:table-cell table:formula="of:=SIN(RADIANS([.AC$1]))/[.$A6]" office:value-type="float" office:value="0.466890727711811" calcext:value-type="float">
            <text:p>0.47</text:p>
          </table:table-cell>
          <table:table-cell table:formula="of:=SIN(RADIANS([.AD$1]))/[.$A6]" office:value-type="float" office:value="0.483843791199335" calcext:value-type="float">
            <text:p>0.48</text:p>
          </table:table-cell>
          <table:table-cell table:formula="of:=SIN(RADIANS([.AE$1]))/[.$A6]" office:value-type="float" office:value="0.500760008108883" calcext:value-type="float">
            <text:p>0.50</text:p>
          </table:table-cell>
          <table:table-cell table:formula="of:=SIN(RADIANS([.AF$1]))/[.$A6]" office:value-type="float" office:value="0.517638090205042" calcext:value-type="float">
            <text:p>0.52</text:p>
          </table:table-cell>
          <table:table-cell table:formula="of:=SIN(RADIANS([.AG$1]))/[.$A6]" office:value-type="float" office:value="0.534476752156514" calcext:value-type="float">
            <text:p>0.53</text:p>
          </table:table-cell>
          <table:table-cell table:formula="of:=SIN(RADIANS([.AH$1]))/[.$A6]" office:value-type="float" office:value="0.551274711633998" calcext:value-type="float">
            <text:p>0.55</text:p>
          </table:table-cell>
          <table:table-cell table:formula="of:=SIN(RADIANS([.AI$1]))/[.$A6]" office:value-type="float" office:value="0.568030689407845" calcext:value-type="float">
            <text:p>0.57</text:p>
          </table:table-cell>
          <table:table-cell table:formula="of:=SIN(RADIANS([.AJ$1]))/[.$A6]" office:value-type="float" office:value="0.584743409445473" calcext:value-type="float">
            <text:p>0.58</text:p>
          </table:table-cell>
          <table:table-cell table:formula="of:=SIN(RADIANS([.AK$1]))/[.$A6]" office:value-type="float" office:value="0.601411599008546" calcext:value-type="float">
            <text:p>0.60</text:p>
          </table:table-cell>
          <table:table-cell table:formula="of:=SIN(RADIANS([.AL$1]))/[.$A6]" office:value-type="float" office:value="0.618033988749895" calcext:value-type="float">
            <text:p>0.62</text:p>
          </table:table-cell>
          <table:table-cell table:formula="of:=SIN(RADIANS([.AM$1]))/[.$A6]" office:value-type="float" office:value="0.634609312810184" calcext:value-type="float">
            <text:p>0.63</text:p>
          </table:table-cell>
          <table:table-cell table:formula="of:=SIN(RADIANS([.AN$1]))/[.$A6]" office:value-type="float" office:value="0.651136308914313" calcext:value-type="float">
            <text:p>0.65</text:p>
          </table:table-cell>
          <table:table-cell table:formula="of:=SIN(RADIANS([.AO$1]))/[.$A6]" office:value-type="float" office:value="0.667613718467542" calcext:value-type="float">
            <text:p>0.67</text:p>
          </table:table-cell>
          <table:table-cell table:formula="of:=SIN(RADIANS([.AP$1]))/[.$A6]" office:value-type="float" office:value="0.684040286651337" calcext:value-type="float">
            <text:p>0.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RADIANS([.B$1]))/[.$A7]" office:value-type="float" office:value="0" calcext:value-type="float">
            <text:p>0.00</text:p>
          </table:table-cell>
          <table:table-cell table:formula="of:=SIN(RADIANS([.C$1]))/[.$A7]" office:value-type="float" office:value="0.0145442258306232" calcext:value-type="float">
            <text:p>0.01</text:p>
          </table:table-cell>
          <table:table-cell table:formula="of:=SIN(RADIANS([.D$1]))/[.$A7]" office:value-type="float" office:value="0.0290873440621392" calcext:value-type="float">
            <text:p>0.03</text:p>
          </table:table-cell>
          <table:table-cell table:formula="of:=SIN(RADIANS([.E$1]))/[.$A7]" office:value-type="float" office:value="0.0436282471797886" calcext:value-type="float">
            <text:p>0.04</text:p>
          </table:table-cell>
          <table:table-cell table:formula="of:=SIN(RADIANS([.F$1]))/[.$A7]" office:value-type="float" office:value="0.0581658278375016" calcext:value-type="float">
            <text:p>0.06</text:p>
          </table:table-cell>
          <table:table-cell table:formula="of:=SIN(RADIANS([.G$1]))/[.$A7]" office:value-type="float" office:value="0.0726989789422267" calcext:value-type="float">
            <text:p>0.07</text:p>
          </table:table-cell>
          <table:table-cell table:formula="of:=SIN(RADIANS([.H$1]))/[.$A7]" office:value-type="float" office:value="0.0872265937382397" calcext:value-type="float">
            <text:p>0.09</text:p>
          </table:table-cell>
          <table:table-cell table:formula="of:=SIN(RADIANS([.I$1]))/[.$A7]" office:value-type="float" office:value="0.101747565891428" calcext:value-type="float">
            <text:p>0.10</text:p>
          </table:table-cell>
          <table:table-cell table:formula="of:=SIN(RADIANS([.J$1]))/[.$A7]" office:value-type="float" office:value="0.116260789573542" calcext:value-type="float">
            <text:p>0.12</text:p>
          </table:table-cell>
          <table:table-cell table:formula="of:=SIN(RADIANS([.K$1]))/[.$A7]" office:value-type="float" office:value="0.130765159546408" calcext:value-type="float">
            <text:p>0.13</text:p>
          </table:table-cell>
          <table:table-cell table:formula="of:=SIN(RADIANS([.L$1]))/[.$A7]" office:value-type="float" office:value="0.145259571246097" calcext:value-type="float">
            <text:p>0.15</text:p>
          </table:table-cell>
          <table:table-cell table:formula="of:=SIN(RADIANS([.M$1]))/[.$A7]" office:value-type="float" office:value="0.15974292086704" calcext:value-type="float">
            <text:p>0.16</text:p>
          </table:table-cell>
          <table:table-cell table:formula="of:=SIN(RADIANS([.N$1]))/[.$A7]" office:value-type="float" office:value="0.174214105446089" calcext:value-type="float">
            <text:p>0.17</text:p>
          </table:table-cell>
          <table:table-cell table:formula="of:=SIN(RADIANS([.O$1]))/[.$A7]" office:value-type="float" office:value="0.188672022946511" calcext:value-type="float">
            <text:p>0.19</text:p>
          </table:table-cell>
          <table:table-cell table:formula="of:=SIN(RADIANS([.P$1]))/[.$A7]" office:value-type="float" office:value="0.203115572341912" calcext:value-type="float">
            <text:p>0.20</text:p>
          </table:table-cell>
          <table:table-cell table:formula="of:=SIN(RADIANS([.Q$1]))/[.$A7]" office:value-type="float" office:value="0.217543653700086" calcext:value-type="float">
            <text:p>0.22</text:p>
          </table:table-cell>
          <table:table-cell table:formula="of:=SIN(RADIANS([.R$1]))/[.$A7]" office:value-type="float" office:value="0.231955168266776" calcext:value-type="float">
            <text:p>0.23</text:p>
          </table:table-cell>
          <table:table-cell table:formula="of:=SIN(RADIANS([.S$1]))/[.$A7]" office:value-type="float" office:value="0.246349018549351" calcext:value-type="float">
            <text:p>0.25</text:p>
          </table:table-cell>
          <table:table-cell table:formula="of:=SIN(RADIANS([.T$1]))/[.$A7]" office:value-type="float" office:value="0.260724108400385" calcext:value-type="float">
            <text:p>0.26</text:p>
          </table:table-cell>
          <table:table-cell table:formula="of:=SIN(RADIANS([.U$1]))/[.$A7]" office:value-type="float" office:value="0.275079343101129" calcext:value-type="float">
            <text:p>0.28</text:p>
          </table:table-cell>
          <table:table-cell table:formula="of:=SIN(RADIANS([.V$1]))/[.$A7]" office:value-type="float" office:value="0.289413629444884" calcext:value-type="float">
            <text:p>0.29</text:p>
          </table:table-cell>
          <table:table-cell table:formula="of:=SIN(RADIANS([.W$1]))/[.$A7]" office:value-type="float" office:value="0.303725875820246" calcext:value-type="float">
            <text:p>0.30</text:p>
          </table:table-cell>
          <table:table-cell table:formula="of:=SIN(RADIANS([.X$1]))/[.$A7]" office:value-type="float" office:value="0.318014992294241" calcext:value-type="float">
            <text:p>0.32</text:p>
          </table:table-cell>
          <table:table-cell table:formula="of:=SIN(RADIANS([.Y$1]))/[.$A7]" office:value-type="float" office:value="0.332279890695329" calcext:value-type="float">
            <text:p>0.33</text:p>
          </table:table-cell>
          <table:table-cell table:formula="of:=SIN(RADIANS([.Z$1]))/[.$A7]" office:value-type="float" office:value="0.346519484696266" calcext:value-type="float">
            <text:p>0.35</text:p>
          </table:table-cell>
          <table:table-cell table:formula="of:=SIN(RADIANS([.AA$1]))/[.$A7]" office:value-type="float" office:value="0.360732689896838" calcext:value-type="float">
            <text:p>0.36</text:p>
          </table:table-cell>
          <table:table-cell table:formula="of:=SIN(RADIANS([.AB$1]))/[.$A7]" office:value-type="float" office:value="0.374918423906442" calcext:value-type="float">
            <text:p>0.37</text:p>
          </table:table-cell>
          <table:table-cell table:formula="of:=SIN(RADIANS([.AC$1]))/[.$A7]" office:value-type="float" office:value="0.389075606426509" calcext:value-type="float">
            <text:p>0.39</text:p>
          </table:table-cell>
          <table:table-cell table:formula="of:=SIN(RADIANS([.AD$1]))/[.$A7]" office:value-type="float" office:value="0.40320315933278" calcext:value-type="float">
            <text:p>0.40</text:p>
          </table:table-cell>
          <table:table-cell table:formula="of:=SIN(RADIANS([.AE$1]))/[.$A7]" office:value-type="float" office:value="0.417300006757402" calcext:value-type="float">
            <text:p>0.42</text:p>
          </table:table-cell>
          <table:table-cell table:formula="of:=SIN(RADIANS([.AF$1]))/[.$A7]" office:value-type="float" office:value="0.431365075170868" calcext:value-type="float">
            <text:p>0.43</text:p>
          </table:table-cell>
          <table:table-cell table:formula="of:=SIN(RADIANS([.AG$1]))/[.$A7]" office:value-type="float" office:value="0.445397293463761" calcext:value-type="float">
            <text:p>0.45</text:p>
          </table:table-cell>
          <table:table-cell table:formula="of:=SIN(RADIANS([.AH$1]))/[.$A7]" office:value-type="float" office:value="0.459395593028332" calcext:value-type="float">
            <text:p>0.46</text:p>
          </table:table-cell>
          <table:table-cell table:formula="of:=SIN(RADIANS([.AI$1]))/[.$A7]" office:value-type="float" office:value="0.473358907839871" calcext:value-type="float">
            <text:p>0.47</text:p>
          </table:table-cell>
          <table:table-cell table:formula="of:=SIN(RADIANS([.AJ$1]))/[.$A7]" office:value-type="float" office:value="0.487286174537895" calcext:value-type="float">
            <text:p>0.49</text:p>
          </table:table-cell>
          <table:table-cell table:formula="of:=SIN(RADIANS([.AK$1]))/[.$A7]" office:value-type="float" office:value="0.501176332507122" calcext:value-type="float">
            <text:p>0.50</text:p>
          </table:table-cell>
          <table:table-cell table:formula="of:=SIN(RADIANS([.AL$1]))/[.$A7]" office:value-type="float" office:value="0.515028323958246" calcext:value-type="float">
            <text:p>0.52</text:p>
          </table:table-cell>
          <table:table-cell table:formula="of:=SIN(RADIANS([.AM$1]))/[.$A7]" office:value-type="float" office:value="0.528841094008487" calcext:value-type="float">
            <text:p>0.53</text:p>
          </table:table-cell>
          <table:table-cell table:formula="of:=SIN(RADIANS([.AN$1]))/[.$A7]" office:value-type="float" office:value="0.542613590761928" calcext:value-type="float">
            <text:p>0.54</text:p>
          </table:table-cell>
          <table:table-cell table:formula="of:=SIN(RADIANS([.AO$1]))/[.$A7]" office:value-type="float" office:value="0.556344765389618" calcext:value-type="float">
            <text:p>0.56</text:p>
          </table:table-cell>
          <table:table-cell table:formula="of:=SIN(RADIANS([.AP$1]))/[.$A7]" office:value-type="float" office:value="0.570033572209448" calcext:value-type="float">
            <text:p>0.5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RADIANS([.B$1]))/[.$A8]" office:value-type="float" office:value="0" calcext:value-type="float">
            <text:p>0.00</text:p>
          </table:table-cell>
          <table:table-cell table:formula="of:=SIN(RADIANS([.C$1]))/[.$A8]" office:value-type="float" office:value="0.0124664792833913" calcext:value-type="float">
            <text:p>0.01</text:p>
          </table:table-cell>
          <table:table-cell table:formula="of:=SIN(RADIANS([.D$1]))/[.$A8]" office:value-type="float" office:value="0.0249320091961193" calcext:value-type="float">
            <text:p>0.02</text:p>
          </table:table-cell>
          <table:table-cell table:formula="of:=SIN(RADIANS([.E$1]))/[.$A8]" office:value-type="float" office:value="0.0373956404398188" calcext:value-type="float">
            <text:p>0.04</text:p>
          </table:table-cell>
          <table:table-cell table:formula="of:=SIN(RADIANS([.F$1]))/[.$A8]" office:value-type="float" office:value="0.0498564238607157" calcext:value-type="float">
            <text:p>0.05</text:p>
          </table:table-cell>
          <table:table-cell table:formula="of:=SIN(RADIANS([.G$1]))/[.$A8]" office:value-type="float" office:value="0.0623134105219086" calcext:value-type="float">
            <text:p>0.06</text:p>
          </table:table-cell>
          <table:table-cell table:formula="of:=SIN(RADIANS([.H$1]))/[.$A8]" office:value-type="float" office:value="0.0747656517756341" calcext:value-type="float">
            <text:p>0.07</text:p>
          </table:table-cell>
          <table:table-cell table:formula="of:=SIN(RADIANS([.I$1]))/[.$A8]" office:value-type="float" office:value="0.0872121993355098" calcext:value-type="float">
            <text:p>0.09</text:p>
          </table:table-cell>
          <table:table-cell table:formula="of:=SIN(RADIANS([.J$1]))/[.$A8]" office:value-type="float" office:value="0.0996521053487504" calcext:value-type="float">
            <text:p>0.10</text:p>
          </table:table-cell>
          <table:table-cell table:formula="of:=SIN(RADIANS([.K$1]))/[.$A8]" office:value-type="float" office:value="0.11208442246835" calcext:value-type="float">
            <text:p>0.11</text:p>
          </table:table-cell>
          <table:table-cell table:formula="of:=SIN(RADIANS([.L$1]))/[.$A8]" office:value-type="float" office:value="0.124508203925226" calcext:value-type="float">
            <text:p>0.12</text:p>
          </table:table-cell>
          <table:table-cell table:formula="of:=SIN(RADIANS([.M$1]))/[.$A8]" office:value-type="float" office:value="0.13692250360032" calcext:value-type="float">
            <text:p>0.14</text:p>
          </table:table-cell>
          <table:table-cell table:formula="of:=SIN(RADIANS([.N$1]))/[.$A8]" office:value-type="float" office:value="0.149326376096648" calcext:value-type="float">
            <text:p>0.15</text:p>
          </table:table-cell>
          <table:table-cell table:formula="of:=SIN(RADIANS([.O$1]))/[.$A8]" office:value-type="float" office:value="0.161718876811295" calcext:value-type="float">
            <text:p>0.16</text:p>
          </table:table-cell>
          <table:table-cell table:formula="of:=SIN(RADIANS([.P$1]))/[.$A8]" office:value-type="float" office:value="0.174099062007354" calcext:value-type="float">
            <text:p>0.17</text:p>
          </table:table-cell>
          <table:table-cell table:formula="of:=SIN(RADIANS([.Q$1]))/[.$A8]" office:value-type="float" office:value="0.186465988885788" calcext:value-type="float">
            <text:p>0.19</text:p>
          </table:table-cell>
          <table:table-cell table:formula="of:=SIN(RADIANS([.R$1]))/[.$A8]" office:value-type="float" office:value="0.198818715657236" calcext:value-type="float">
            <text:p>0.20</text:p>
          </table:table-cell>
          <table:table-cell table:formula="of:=SIN(RADIANS([.S$1]))/[.$A8]" office:value-type="float" office:value="0.211156301613729" calcext:value-type="float">
            <text:p>0.21</text:p>
          </table:table-cell>
          <table:table-cell table:formula="of:=SIN(RADIANS([.T$1]))/[.$A8]" office:value-type="float" office:value="0.22347780720033" calcext:value-type="float">
            <text:p>0.22</text:p>
          </table:table-cell>
          <table:table-cell table:formula="of:=SIN(RADIANS([.U$1]))/[.$A8]" office:value-type="float" office:value="0.235782294086682" calcext:value-type="float">
            <text:p>0.24</text:p>
          </table:table-cell>
          <table:table-cell table:formula="of:=SIN(RADIANS([.V$1]))/[.$A8]" office:value-type="float" office:value="0.248068825238472" calcext:value-type="float">
            <text:p>0.25</text:p>
          </table:table-cell>
          <table:table-cell table:formula="of:=SIN(RADIANS([.W$1]))/[.$A8]" office:value-type="float" office:value="0.260336464988782" calcext:value-type="float">
            <text:p>0.26</text:p>
          </table:table-cell>
          <table:table-cell table:formula="of:=SIN(RADIANS([.X$1]))/[.$A8]" office:value-type="float" office:value="0.27258427910935" calcext:value-type="float">
            <text:p>0.27</text:p>
          </table:table-cell>
          <table:table-cell table:formula="of:=SIN(RADIANS([.Y$1]))/[.$A8]" office:value-type="float" office:value="0.28481133488171" calcext:value-type="float">
            <text:p>0.28</text:p>
          </table:table-cell>
          <table:table-cell table:formula="of:=SIN(RADIANS([.Z$1]))/[.$A8]" office:value-type="float" office:value="0.297016701168228" calcext:value-type="float">
            <text:p>0.30</text:p>
          </table:table-cell>
          <table:table-cell table:formula="of:=SIN(RADIANS([.AA$1]))/[.$A8]" office:value-type="float" office:value="0.309199448483004" calcext:value-type="float">
            <text:p>0.31</text:p>
          </table:table-cell>
          <table:table-cell table:formula="of:=SIN(RADIANS([.AB$1]))/[.$A8]" office:value-type="float" office:value="0.321358649062664" calcext:value-type="float">
            <text:p>0.32</text:p>
          </table:table-cell>
          <table:table-cell table:formula="of:=SIN(RADIANS([.AC$1]))/[.$A8]" office:value-type="float" office:value="0.333493376937008" calcext:value-type="float">
            <text:p>0.33</text:p>
          </table:table-cell>
          <table:table-cell table:formula="of:=SIN(RADIANS([.AD$1]))/[.$A8]" office:value-type="float" office:value="0.345602707999525" calcext:value-type="float">
            <text:p>0.35</text:p>
          </table:table-cell>
          <table:table-cell table:formula="of:=SIN(RADIANS([.AE$1]))/[.$A8]" office:value-type="float" office:value="0.357685720077774" calcext:value-type="float">
            <text:p>0.36</text:p>
          </table:table-cell>
          <table:table-cell table:formula="of:=SIN(RADIANS([.AF$1]))/[.$A8]" office:value-type="float" office:value="0.369741493003601" calcext:value-type="float">
            <text:p>0.37</text:p>
          </table:table-cell>
          <table:table-cell table:formula="of:=SIN(RADIANS([.AG$1]))/[.$A8]" office:value-type="float" office:value="0.381769108683224" calcext:value-type="float">
            <text:p>0.38</text:p>
          </table:table-cell>
          <table:table-cell table:formula="of:=SIN(RADIANS([.AH$1]))/[.$A8]" office:value-type="float" office:value="0.393767651167142" calcext:value-type="float">
            <text:p>0.39</text:p>
          </table:table-cell>
          <table:table-cell table:formula="of:=SIN(RADIANS([.AI$1]))/[.$A8]" office:value-type="float" office:value="0.405736206719889" calcext:value-type="float">
            <text:p>0.41</text:p>
          </table:table-cell>
          <table:table-cell table:formula="of:=SIN(RADIANS([.AJ$1]))/[.$A8]" office:value-type="float" office:value="0.417673863889624" calcext:value-type="float">
            <text:p>0.42</text:p>
          </table:table-cell>
          <table:table-cell table:formula="of:=SIN(RADIANS([.AK$1]))/[.$A8]" office:value-type="float" office:value="0.429579713577533" calcext:value-type="float">
            <text:p>0.43</text:p>
          </table:table-cell>
          <table:table-cell table:formula="of:=SIN(RADIANS([.AL$1]))/[.$A8]" office:value-type="float" office:value="0.441452849107068" calcext:value-type="float">
            <text:p>0.44</text:p>
          </table:table-cell>
          <table:table-cell table:formula="of:=SIN(RADIANS([.AM$1]))/[.$A8]" office:value-type="float" office:value="0.453292366292989" calcext:value-type="float">
            <text:p>0.45</text:p>
          </table:table-cell>
          <table:table-cell table:formula="of:=SIN(RADIANS([.AN$1]))/[.$A8]" office:value-type="float" office:value="0.465097363510224" calcext:value-type="float">
            <text:p>0.47</text:p>
          </table:table-cell>
          <table:table-cell table:formula="of:=SIN(RADIANS([.AO$1]))/[.$A8]" office:value-type="float" office:value="0.47686694176253" calcext:value-type="float">
            <text:p>0.48</text:p>
          </table:table-cell>
          <table:table-cell table:formula="of:=SIN(RADIANS([.AP$1]))/[.$A8]" office:value-type="float" office:value="0.488600204750955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RADIANS([.B$1]))/[.$A9]" office:value-type="float" office:value="0" calcext:value-type="float">
            <text:p>0.00</text:p>
          </table:table-cell>
          <table:table-cell table:formula="of:=SIN(RADIANS([.C$1]))/[.$A9]" office:value-type="float" office:value="0.0109081693729674" calcext:value-type="float">
            <text:p>0.01</text:p>
          </table:table-cell>
          <table:table-cell table:formula="of:=SIN(RADIANS([.D$1]))/[.$A9]" office:value-type="float" office:value="0.0218155080466044" calcext:value-type="float">
            <text:p>0.02</text:p>
          </table:table-cell>
          <table:table-cell table:formula="of:=SIN(RADIANS([.E$1]))/[.$A9]" office:value-type="float" office:value="0.0327211853848414" calcext:value-type="float">
            <text:p>0.03</text:p>
          </table:table-cell>
          <table:table-cell table:formula="of:=SIN(RADIANS([.F$1]))/[.$A9]" office:value-type="float" office:value="0.0436243708781262" calcext:value-type="float">
            <text:p>0.04</text:p>
          </table:table-cell>
          <table:table-cell table:formula="of:=SIN(RADIANS([.G$1]))/[.$A9]" office:value-type="float" office:value="0.05452423420667" calcext:value-type="float">
            <text:p>0.05</text:p>
          </table:table-cell>
          <table:table-cell table:formula="of:=SIN(RADIANS([.H$1]))/[.$A9]" office:value-type="float" office:value="0.0654199453036798" calcext:value-type="float">
            <text:p>0.07</text:p>
          </table:table-cell>
          <table:table-cell table:formula="of:=SIN(RADIANS([.I$1]))/[.$A9]" office:value-type="float" office:value="0.0763106744185711" calcext:value-type="float">
            <text:p>0.08</text:p>
          </table:table-cell>
          <table:table-cell table:formula="of:=SIN(RADIANS([.J$1]))/[.$A9]" office:value-type="float" office:value="0.0871955921801566" calcext:value-type="float">
            <text:p>0.09</text:p>
          </table:table-cell>
          <table:table-cell table:formula="of:=SIN(RADIANS([.K$1]))/[.$A9]" office:value-type="float" office:value="0.0980738696598062" calcext:value-type="float">
            <text:p>0.10</text:p>
          </table:table-cell>
          <table:table-cell table:formula="of:=SIN(RADIANS([.L$1]))/[.$A9]" office:value-type="float" office:value="0.108944678434573" calcext:value-type="float">
            <text:p>0.11</text:p>
          </table:table-cell>
          <table:table-cell table:formula="of:=SIN(RADIANS([.M$1]))/[.$A9]" office:value-type="float" office:value="0.11980719065028" calcext:value-type="float">
            <text:p>0.12</text:p>
          </table:table-cell>
          <table:table-cell table:formula="of:=SIN(RADIANS([.N$1]))/[.$A9]" office:value-type="float" office:value="0.130660579084567" calcext:value-type="float">
            <text:p>0.13</text:p>
          </table:table-cell>
          <table:table-cell table:formula="of:=SIN(RADIANS([.O$1]))/[.$A9]" office:value-type="float" office:value="0.141504017209883" calcext:value-type="float">
            <text:p>0.14</text:p>
          </table:table-cell>
          <table:table-cell table:formula="of:=SIN(RADIANS([.P$1]))/[.$A9]" office:value-type="float" office:value="0.152336679256434" calcext:value-type="float">
            <text:p>0.15</text:p>
          </table:table-cell>
          <table:table-cell table:formula="of:=SIN(RADIANS([.Q$1]))/[.$A9]" office:value-type="float" office:value="0.163157740275064" calcext:value-type="float">
            <text:p>0.16</text:p>
          </table:table-cell>
          <table:table-cell table:formula="of:=SIN(RADIANS([.R$1]))/[.$A9]" office:value-type="float" office:value="0.173966376200082" calcext:value-type="float">
            <text:p>0.17</text:p>
          </table:table-cell>
          <table:table-cell table:formula="of:=SIN(RADIANS([.S$1]))/[.$A9]" office:value-type="float" office:value="0.184761763912013" calcext:value-type="float">
            <text:p>0.18</text:p>
          </table:table-cell>
          <table:table-cell table:formula="of:=SIN(RADIANS([.T$1]))/[.$A9]" office:value-type="float" office:value="0.195543081300289" calcext:value-type="float">
            <text:p>0.20</text:p>
          </table:table-cell>
          <table:table-cell table:formula="of:=SIN(RADIANS([.U$1]))/[.$A9]" office:value-type="float" office:value="0.206309507325847" calcext:value-type="float">
            <text:p>0.21</text:p>
          </table:table-cell>
          <table:table-cell table:formula="of:=SIN(RADIANS([.V$1]))/[.$A9]" office:value-type="float" office:value="0.217060222083663" calcext:value-type="float">
            <text:p>0.22</text:p>
          </table:table-cell>
          <table:table-cell table:formula="of:=SIN(RADIANS([.W$1]))/[.$A9]" office:value-type="float" office:value="0.227794406865184" calcext:value-type="float">
            <text:p>0.23</text:p>
          </table:table-cell>
          <table:table-cell table:formula="of:=SIN(RADIANS([.X$1]))/[.$A9]" office:value-type="float" office:value="0.238511244220681" calcext:value-type="float">
            <text:p>0.24</text:p>
          </table:table-cell>
          <table:table-cell table:formula="of:=SIN(RADIANS([.Y$1]))/[.$A9]" office:value-type="float" office:value="0.249209918021496" calcext:value-type="float">
            <text:p>0.25</text:p>
          </table:table-cell>
          <table:table-cell table:formula="of:=SIN(RADIANS([.Z$1]))/[.$A9]" office:value-type="float" office:value="0.259889613522199" calcext:value-type="float">
            <text:p>0.26</text:p>
          </table:table-cell>
          <table:table-cell table:formula="of:=SIN(RADIANS([.AA$1]))/[.$A9]" office:value-type="float" office:value="0.270549517422629" calcext:value-type="float">
            <text:p>0.27</text:p>
          </table:table-cell>
          <table:table-cell table:formula="of:=SIN(RADIANS([.AB$1]))/[.$A9]" office:value-type="float" office:value="0.281188817929831" calcext:value-type="float">
            <text:p>0.28</text:p>
          </table:table-cell>
          <table:table-cell table:formula="of:=SIN(RADIANS([.AC$1]))/[.$A9]" office:value-type="float" office:value="0.291806704819882" calcext:value-type="float">
            <text:p>0.29</text:p>
          </table:table-cell>
          <table:table-cell table:formula="of:=SIN(RADIANS([.AD$1]))/[.$A9]" office:value-type="float" office:value="0.302402369499585" calcext:value-type="float">
            <text:p>0.30</text:p>
          </table:table-cell>
          <table:table-cell table:formula="of:=SIN(RADIANS([.AE$1]))/[.$A9]" office:value-type="float" office:value="0.312975005068052" calcext:value-type="float">
            <text:p>0.31</text:p>
          </table:table-cell>
          <table:table-cell table:formula="of:=SIN(RADIANS([.AF$1]))/[.$A9]" office:value-type="float" office:value="0.323523806378151" calcext:value-type="float">
            <text:p>0.32</text:p>
          </table:table-cell>
          <table:table-cell table:formula="of:=SIN(RADIANS([.AG$1]))/[.$A9]" office:value-type="float" office:value="0.334047970097821" calcext:value-type="float">
            <text:p>0.33</text:p>
          </table:table-cell>
          <table:table-cell table:formula="of:=SIN(RADIANS([.AH$1]))/[.$A9]" office:value-type="float" office:value="0.344546694771249" calcext:value-type="float">
            <text:p>0.34</text:p>
          </table:table-cell>
          <table:table-cell table:formula="of:=SIN(RADIANS([.AI$1]))/[.$A9]" office:value-type="float" office:value="0.355019180879903" calcext:value-type="float">
            <text:p>0.36</text:p>
          </table:table-cell>
          <table:table-cell table:formula="of:=SIN(RADIANS([.AJ$1]))/[.$A9]" office:value-type="float" office:value="0.365464630903421" calcext:value-type="float">
            <text:p>0.37</text:p>
          </table:table-cell>
          <table:table-cell table:formula="of:=SIN(RADIANS([.AK$1]))/[.$A9]" office:value-type="float" office:value="0.375882249380341" calcext:value-type="float">
            <text:p>0.38</text:p>
          </table:table-cell>
          <table:table-cell table:formula="of:=SIN(RADIANS([.AL$1]))/[.$A9]" office:value-type="float" office:value="0.386271242968684" calcext:value-type="float">
            <text:p>0.39</text:p>
          </table:table-cell>
          <table:table-cell table:formula="of:=SIN(RADIANS([.AM$1]))/[.$A9]" office:value-type="float" office:value="0.396630820506365" calcext:value-type="float">
            <text:p>0.40</text:p>
          </table:table-cell>
          <table:table-cell table:formula="of:=SIN(RADIANS([.AN$1]))/[.$A9]" office:value-type="float" office:value="0.406960193071446" calcext:value-type="float">
            <text:p>0.41</text:p>
          </table:table-cell>
          <table:table-cell table:formula="of:=SIN(RADIANS([.AO$1]))/[.$A9]" office:value-type="float" office:value="0.417258574042214" calcext:value-type="float">
            <text:p>0.42</text:p>
          </table:table-cell>
          <table:table-cell table:formula="of:=SIN(RADIANS([.AP$1]))/[.$A9]" office:value-type="float" office:value="0.427525179157086" calcext:value-type="float">
            <text:p>0.4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RADIANS([.B$1]))/[.$A10]" office:value-type="float" office:value="0" calcext:value-type="float">
            <text:p>0.00</text:p>
          </table:table-cell>
          <table:table-cell table:formula="of:=SIN(RADIANS([.C$1]))/[.$A10]" office:value-type="float" office:value="0.00969615055374882" calcext:value-type="float">
            <text:p>0.01</text:p>
          </table:table-cell>
          <table:table-cell table:formula="of:=SIN(RADIANS([.D$1]))/[.$A10]" office:value-type="float" office:value="0.0193915627080928" calcext:value-type="float">
            <text:p>0.02</text:p>
          </table:table-cell>
          <table:table-cell table:formula="of:=SIN(RADIANS([.E$1]))/[.$A10]" office:value-type="float" office:value="0.0290854981198591" calcext:value-type="float">
            <text:p>0.03</text:p>
          </table:table-cell>
          <table:table-cell table:formula="of:=SIN(RADIANS([.F$1]))/[.$A10]" office:value-type="float" office:value="0.0387772185583344" calcext:value-type="float">
            <text:p>0.04</text:p>
          </table:table-cell>
          <table:table-cell table:formula="of:=SIN(RADIANS([.G$1]))/[.$A10]" office:value-type="float" office:value="0.0484659859614844" calcext:value-type="float">
            <text:p>0.05</text:p>
          </table:table-cell>
          <table:table-cell table:formula="of:=SIN(RADIANS([.H$1]))/[.$A10]" office:value-type="float" office:value="0.0581510624921598" calcext:value-type="float">
            <text:p>0.06</text:p>
          </table:table-cell>
          <table:table-cell table:formula="of:=SIN(RADIANS([.I$1]))/[.$A10]" office:value-type="float" office:value="0.0678317105942854" calcext:value-type="float">
            <text:p>0.07</text:p>
          </table:table-cell>
          <table:table-cell table:formula="of:=SIN(RADIANS([.J$1]))/[.$A10]" office:value-type="float" office:value="0.0775071930490281" calcext:value-type="float">
            <text:p>0.08</text:p>
          </table:table-cell>
          <table:table-cell table:formula="of:=SIN(RADIANS([.K$1]))/[.$A10]" office:value-type="float" office:value="0.0871767730309388" calcext:value-type="float">
            <text:p>0.09</text:p>
          </table:table-cell>
          <table:table-cell table:formula="of:=SIN(RADIANS([.L$1]))/[.$A10]" office:value-type="float" office:value="0.0968397141640646" calcext:value-type="float">
            <text:p>0.10</text:p>
          </table:table-cell>
          <table:table-cell table:formula="of:=SIN(RADIANS([.M$1]))/[.$A10]" office:value-type="float" office:value="0.106495280578027" calcext:value-type="float">
            <text:p>0.11</text:p>
          </table:table-cell>
          <table:table-cell table:formula="of:=SIN(RADIANS([.N$1]))/[.$A10]" office:value-type="float" office:value="0.116142736964059" calcext:value-type="float">
            <text:p>0.12</text:p>
          </table:table-cell>
          <table:table-cell table:formula="of:=SIN(RADIANS([.O$1]))/[.$A10]" office:value-type="float" office:value="0.125781348631007" calcext:value-type="float">
            <text:p>0.13</text:p>
          </table:table-cell>
          <table:table-cell table:formula="of:=SIN(RADIANS([.P$1]))/[.$A10]" office:value-type="float" office:value="0.135410381561275" calcext:value-type="float">
            <text:p>0.14</text:p>
          </table:table-cell>
          <table:table-cell table:formula="of:=SIN(RADIANS([.Q$1]))/[.$A10]" office:value-type="float" office:value="0.145029102466724" calcext:value-type="float">
            <text:p>0.15</text:p>
          </table:table-cell>
          <table:table-cell table:formula="of:=SIN(RADIANS([.R$1]))/[.$A10]" office:value-type="float" office:value="0.154636778844517" calcext:value-type="float">
            <text:p>0.15</text:p>
          </table:table-cell>
          <table:table-cell table:formula="of:=SIN(RADIANS([.S$1]))/[.$A10]" office:value-type="float" office:value="0.164232679032901" calcext:value-type="float">
            <text:p>0.16</text:p>
          </table:table-cell>
          <table:table-cell table:formula="of:=SIN(RADIANS([.T$1]))/[.$A10]" office:value-type="float" office:value="0.173816072266923" calcext:value-type="float">
            <text:p>0.17</text:p>
          </table:table-cell>
          <table:table-cell table:formula="of:=SIN(RADIANS([.U$1]))/[.$A10]" office:value-type="float" office:value="0.183386228734086" calcext:value-type="float">
            <text:p>0.18</text:p>
          </table:table-cell>
          <table:table-cell table:formula="of:=SIN(RADIANS([.V$1]))/[.$A10]" office:value-type="float" office:value="0.192942419629923" calcext:value-type="float">
            <text:p>0.19</text:p>
          </table:table-cell>
          <table:table-cell table:formula="of:=SIN(RADIANS([.W$1]))/[.$A10]" office:value-type="float" office:value="0.202483917213497" calcext:value-type="float">
            <text:p>0.20</text:p>
          </table:table-cell>
          <table:table-cell table:formula="of:=SIN(RADIANS([.X$1]))/[.$A10]" office:value-type="float" office:value="0.212009994862828" calcext:value-type="float">
            <text:p>0.21</text:p>
          </table:table-cell>
          <table:table-cell table:formula="of:=SIN(RADIANS([.Y$1]))/[.$A10]" office:value-type="float" office:value="0.221519927130219" calcext:value-type="float">
            <text:p>0.22</text:p>
          </table:table-cell>
          <table:table-cell table:formula="of:=SIN(RADIANS([.Z$1]))/[.$A10]" office:value-type="float" office:value="0.23101298979751" calcext:value-type="float">
            <text:p>0.23</text:p>
          </table:table-cell>
          <table:table-cell table:formula="of:=SIN(RADIANS([.AA$1]))/[.$A10]" office:value-type="float" office:value="0.240488459931225" calcext:value-type="float">
            <text:p>0.24</text:p>
          </table:table-cell>
          <table:table-cell table:formula="of:=SIN(RADIANS([.AB$1]))/[.$A10]" office:value-type="float" office:value="0.249945615937628" calcext:value-type="float">
            <text:p>0.25</text:p>
          </table:table-cell>
          <table:table-cell table:formula="of:=SIN(RADIANS([.AC$1]))/[.$A10]" office:value-type="float" office:value="0.259383737617673" calcext:value-type="float">
            <text:p>0.26</text:p>
          </table:table-cell>
          <table:table-cell table:formula="of:=SIN(RADIANS([.AD$1]))/[.$A10]" office:value-type="float" office:value="0.268802106221853" calcext:value-type="float">
            <text:p>0.27</text:p>
          </table:table-cell>
          <table:table-cell table:formula="of:=SIN(RADIANS([.AE$1]))/[.$A10]" office:value-type="float" office:value="0.278200004504935" calcext:value-type="float">
            <text:p>0.28</text:p>
          </table:table-cell>
          <table:table-cell table:formula="of:=SIN(RADIANS([.AF$1]))/[.$A10]" office:value-type="float" office:value="0.287576716780579" calcext:value-type="float">
            <text:p>0.29</text:p>
          </table:table-cell>
          <table:table-cell table:formula="of:=SIN(RADIANS([.AG$1]))/[.$A10]" office:value-type="float" office:value="0.296931528975841" calcext:value-type="float">
            <text:p>0.30</text:p>
          </table:table-cell>
          <table:table-cell table:formula="of:=SIN(RADIANS([.AH$1]))/[.$A10]" office:value-type="float" office:value="0.306263728685555" calcext:value-type="float">
            <text:p>0.31</text:p>
          </table:table-cell>
          <table:table-cell table:formula="of:=SIN(RADIANS([.AI$1]))/[.$A10]" office:value-type="float" office:value="0.315572605226581" calcext:value-type="float">
            <text:p>0.32</text:p>
          </table:table-cell>
          <table:table-cell table:formula="of:=SIN(RADIANS([.AJ$1]))/[.$A10]" office:value-type="float" office:value="0.32485744969193" calcext:value-type="float">
            <text:p>0.32</text:p>
          </table:table-cell>
          <table:table-cell table:formula="of:=SIN(RADIANS([.AK$1]))/[.$A10]" office:value-type="float" office:value="0.334117555004748" calcext:value-type="float">
            <text:p>0.33</text:p>
          </table:table-cell>
          <table:table-cell table:formula="of:=SIN(RADIANS([.AL$1]))/[.$A10]" office:value-type="float" office:value="0.343352215972164" calcext:value-type="float">
            <text:p>0.34</text:p>
          </table:table-cell>
          <table:table-cell table:formula="of:=SIN(RADIANS([.AM$1]))/[.$A10]" office:value-type="float" office:value="0.352560729338991" calcext:value-type="float">
            <text:p>0.35</text:p>
          </table:table-cell>
          <table:table-cell table:formula="of:=SIN(RADIANS([.AN$1]))/[.$A10]" office:value-type="float" office:value="0.361742393841285" calcext:value-type="float">
            <text:p>0.36</text:p>
          </table:table-cell>
          <table:table-cell table:formula="of:=SIN(RADIANS([.AO$1]))/[.$A10]" office:value-type="float" office:value="0.370896510259746" calcext:value-type="float">
            <text:p>0.37</text:p>
          </table:table-cell>
          <table:table-cell table:formula="of:=SIN(RADIANS([.AP$1]))/[.$A10]" office:value-type="float" office:value="0.380022381472965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RADIANS([.B$1]))/[.$A11]" office:value-type="float" office:value="0" calcext:value-type="float">
            <text:p>0.00</text:p>
          </table:table-cell>
          <table:table-cell table:formula="of:=SIN(RADIANS([.C$1]))/[.$A11]" office:value-type="float" office:value="0.00872653549837394" calcext:value-type="float">
            <text:p>0.01</text:p>
          </table:table-cell>
          <table:table-cell table:formula="of:=SIN(RADIANS([.D$1]))/[.$A11]" office:value-type="float" office:value="0.0174524064372835" calcext:value-type="float">
            <text:p>0.02</text:p>
          </table:table-cell>
          <table:table-cell table:formula="of:=SIN(RADIANS([.E$1]))/[.$A11]" office:value-type="float" office:value="0.0261769483078732" calcext:value-type="float">
            <text:p>0.03</text:p>
          </table:table-cell>
          <table:table-cell table:formula="of:=SIN(RADIANS([.F$1]))/[.$A11]" office:value-type="float" office:value="0.034899496702501" calcext:value-type="float">
            <text:p>0.03</text:p>
          </table:table-cell>
          <table:table-cell table:formula="of:=SIN(RADIANS([.G$1]))/[.$A11]" office:value-type="float" office:value="0.043619387365336" calcext:value-type="float">
            <text:p>0.04</text:p>
          </table:table-cell>
          <table:table-cell table:formula="of:=SIN(RADIANS([.H$1]))/[.$A11]" office:value-type="float" office:value="0.0523359562429438" calcext:value-type="float">
            <text:p>0.05</text:p>
          </table:table-cell>
          <table:table-cell table:formula="of:=SIN(RADIANS([.I$1]))/[.$A11]" office:value-type="float" office:value="0.0610485395348569" calcext:value-type="float">
            <text:p>0.06</text:p>
          </table:table-cell>
          <table:table-cell table:formula="of:=SIN(RADIANS([.J$1]))/[.$A11]" office:value-type="float" office:value="0.0697564737441253" calcext:value-type="float">
            <text:p>0.07</text:p>
          </table:table-cell>
          <table:table-cell table:formula="of:=SIN(RADIANS([.K$1]))/[.$A11]" office:value-type="float" office:value="0.0784590957278449" calcext:value-type="float">
            <text:p>0.08</text:p>
          </table:table-cell>
          <table:table-cell table:formula="of:=SIN(RADIANS([.L$1]))/[.$A11]" office:value-type="float" office:value="0.0871557427476582" calcext:value-type="float">
            <text:p>0.09</text:p>
          </table:table-cell>
          <table:table-cell table:formula="of:=SIN(RADIANS([.M$1]))/[.$A11]" office:value-type="float" office:value="0.095845752520224" calcext:value-type="float">
            <text:p>0.10</text:p>
          </table:table-cell>
          <table:table-cell table:formula="of:=SIN(RADIANS([.N$1]))/[.$A11]" office:value-type="float" office:value="0.104528463267653" calcext:value-type="float">
            <text:p>0.10</text:p>
          </table:table-cell>
          <table:table-cell table:formula="of:=SIN(RADIANS([.O$1]))/[.$A11]" office:value-type="float" office:value="0.113203213767907" calcext:value-type="float">
            <text:p>0.11</text:p>
          </table:table-cell>
          <table:table-cell table:formula="of:=SIN(RADIANS([.P$1]))/[.$A11]" office:value-type="float" office:value="0.121869343405147" calcext:value-type="float">
            <text:p>0.12</text:p>
          </table:table-cell>
          <table:table-cell table:formula="of:=SIN(RADIANS([.Q$1]))/[.$A11]" office:value-type="float" office:value="0.130526192220052" calcext:value-type="float">
            <text:p>0.13</text:p>
          </table:table-cell>
          <table:table-cell table:formula="of:=SIN(RADIANS([.R$1]))/[.$A11]" office:value-type="float" office:value="0.139173100960065" calcext:value-type="float">
            <text:p>0.14</text:p>
          </table:table-cell>
          <table:table-cell table:formula="of:=SIN(RADIANS([.S$1]))/[.$A11]" office:value-type="float" office:value="0.147809411129611" calcext:value-type="float">
            <text:p>0.15</text:p>
          </table:table-cell>
          <table:table-cell table:formula="of:=SIN(RADIANS([.T$1]))/[.$A11]" office:value-type="float" office:value="0.156434465040231" calcext:value-type="float">
            <text:p>0.16</text:p>
          </table:table-cell>
          <table:table-cell table:formula="of:=SIN(RADIANS([.U$1]))/[.$A11]" office:value-type="float" office:value="0.165047605860678" calcext:value-type="float">
            <text:p>0.17</text:p>
          </table:table-cell>
          <table:table-cell table:formula="of:=SIN(RADIANS([.V$1]))/[.$A11]" office:value-type="float" office:value="0.17364817766693" calcext:value-type="float">
            <text:p>0.17</text:p>
          </table:table-cell>
          <table:table-cell table:formula="of:=SIN(RADIANS([.W$1]))/[.$A11]" office:value-type="float" office:value="0.182235525492147" calcext:value-type="float">
            <text:p>0.18</text:p>
          </table:table-cell>
          <table:table-cell table:formula="of:=SIN(RADIANS([.X$1]))/[.$A11]" office:value-type="float" office:value="0.190808995376545" calcext:value-type="float">
            <text:p>0.19</text:p>
          </table:table-cell>
          <table:table-cell table:formula="of:=SIN(RADIANS([.Y$1]))/[.$A11]" office:value-type="float" office:value="0.199367934417197" calcext:value-type="float">
            <text:p>0.20</text:p>
          </table:table-cell>
          <table:table-cell table:formula="of:=SIN(RADIANS([.Z$1]))/[.$A11]" office:value-type="float" office:value="0.207911690817759" calcext:value-type="float">
            <text:p>0.21</text:p>
          </table:table-cell>
          <table:table-cell table:formula="of:=SIN(RADIANS([.AA$1]))/[.$A11]" office:value-type="float" office:value="0.216439613938103" calcext:value-type="float">
            <text:p>0.22</text:p>
          </table:table-cell>
          <table:table-cell table:formula="of:=SIN(RADIANS([.AB$1]))/[.$A11]" office:value-type="float" office:value="0.224951054343865" calcext:value-type="float">
            <text:p>0.22</text:p>
          </table:table-cell>
          <table:table-cell table:formula="of:=SIN(RADIANS([.AC$1]))/[.$A11]" office:value-type="float" office:value="0.233445363855905" calcext:value-type="float">
            <text:p>0.23</text:p>
          </table:table-cell>
          <table:table-cell table:formula="of:=SIN(RADIANS([.AD$1]))/[.$A11]" office:value-type="float" office:value="0.241921895599668" calcext:value-type="float">
            <text:p>0.24</text:p>
          </table:table-cell>
          <table:table-cell table:formula="of:=SIN(RADIANS([.AE$1]))/[.$A11]" office:value-type="float" office:value="0.250380004054441" calcext:value-type="float">
            <text:p>0.25</text:p>
          </table:table-cell>
          <table:table-cell table:formula="of:=SIN(RADIANS([.AF$1]))/[.$A11]" office:value-type="float" office:value="0.258819045102521" calcext:value-type="float">
            <text:p>0.26</text:p>
          </table:table-cell>
          <table:table-cell table:formula="of:=SIN(RADIANS([.AG$1]))/[.$A11]" office:value-type="float" office:value="0.267238376078257" calcext:value-type="float">
            <text:p>0.27</text:p>
          </table:table-cell>
          <table:table-cell table:formula="of:=SIN(RADIANS([.AH$1]))/[.$A11]" office:value-type="float" office:value="0.275637355816999" calcext:value-type="float">
            <text:p>0.28</text:p>
          </table:table-cell>
          <table:table-cell table:formula="of:=SIN(RADIANS([.AI$1]))/[.$A11]" office:value-type="float" office:value="0.284015344703923" calcext:value-type="float">
            <text:p>0.28</text:p>
          </table:table-cell>
          <table:table-cell table:formula="of:=SIN(RADIANS([.AJ$1]))/[.$A11]" office:value-type="float" office:value="0.292371704722737" calcext:value-type="float">
            <text:p>0.29</text:p>
          </table:table-cell>
          <table:table-cell table:formula="of:=SIN(RADIANS([.AK$1]))/[.$A11]" office:value-type="float" office:value="0.300705799504273" calcext:value-type="float">
            <text:p>0.30</text:p>
          </table:table-cell>
          <table:table-cell table:formula="of:=SIN(RADIANS([.AL$1]))/[.$A11]" office:value-type="float" office:value="0.309016994374947" calcext:value-type="float">
            <text:p>0.31</text:p>
          </table:table-cell>
          <table:table-cell table:formula="of:=SIN(RADIANS([.AM$1]))/[.$A11]" office:value-type="float" office:value="0.317304656405092" calcext:value-type="float">
            <text:p>0.32</text:p>
          </table:table-cell>
          <table:table-cell table:formula="of:=SIN(RADIANS([.AN$1]))/[.$A11]" office:value-type="float" office:value="0.325568154457157" calcext:value-type="float">
            <text:p>0.33</text:p>
          </table:table-cell>
          <table:table-cell table:formula="of:=SIN(RADIANS([.AO$1]))/[.$A11]" office:value-type="float" office:value="0.333806859233771" calcext:value-type="float">
            <text:p>0.33</text:p>
          </table:table-cell>
          <table:table-cell table:formula="of:=SIN(RADIANS([.AP$1]))/[.$A11]" office:value-type="float" office:value="0.342020143325669" calcext:value-type="float">
            <text:p>0.34</text:p>
          </table:table-cell>
        </table:table-row>
      </table:table>
      <table:table table:name="Sheet4" table:style-name="ta1">
        <office:forms form:automatic-focus="false" form:apply-design-mode="false"/>
        <table:shapes>
          <draw:frame draw:z-index="0" draw:style-name="gr1" draw:text-style-name="P1" svg:width="8.3843in" svg:height="4.7114in" svg:x="5.6579in" svg:y="2.2165in">
            <draw:object draw:notify-on-update-of-ranges="Sheet4.A6:Sheet4.A18 Sheet4.C6:Sheet4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Lat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GREES(ASIN(TAN(RADIANS([.$A$2]))*TAN(RADIANS([.$B$2]))+(SIN(RADIANS([.A6])/(COS(RADIANS([.$A$2]))*COS(RADIANS([.$B$2])))))))" office:value-type="float" office:value="-13.9610682662711" calcext:value-type="float">
            <text:p>-13.9610682662711</text:p>
          </table:table-cell>
          <table:table-cell office:value-type="float" office:value="47.3251284855575" calcext:value-type="float">
            <text:p>47.3251284855575</text:p>
          </table:table-cell>
          <table:table-cell table:formula="of:=46.06+4.309*[.A6]" office:value-type="float" office:value="46.06" calcext:value-type="float">
            <text:p>46.06</text:p>
          </table:table-cell>
          <table:table-cell table:formula="of:=ABS([.D6]-[.B6])" office:value-type="float" office:value="60.0210682662711" calcext:value-type="float">
            <text:p>60.02106826627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DEGREES(ASIN(TAN(RADIANS([.$A$2]))*TAN(RADIANS([.$B$2]))+(SIN(RADIANS([.A7])/(COS(RADIANS([.$A$2]))*COS(RADIANS([.$B$2])))))))" office:value-type="float" office:value="-13.2444281725816" calcext:value-type="float">
            <text:p>-13.2444281725816</text:p>
          </table:table-cell>
          <table:table-cell office:value-type="float" office:value="48.9530191594377" calcext:value-type="float">
            <text:p>48.9530191594377</text:p>
          </table:table-cell>
          <table:table-cell table:formula="of:=46.06+4.309*[.A7]" office:value-type="float" office:value="48.2145" calcext:value-type="float">
            <text:p>48.2145</text:p>
          </table:table-cell>
          <table:table-cell table:formula="of:=ABS([.D7]-[.B7])" office:value-type="float" office:value="61.4589281725816" calcext:value-type="float">
            <text:p>61.4589281725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GREES(ASIN(TAN(RADIANS([.$A$2]))*TAN(RADIANS([.$B$2]))+(SIN(RADIANS([.A8])/(COS(RADIANS([.$A$2]))*COS(RADIANS([.$B$2])))))))" office:value-type="float" office:value="-12.5299971999799" calcext:value-type="float">
            <text:p>-12.5299971999799</text:p>
          </table:table-cell>
          <table:table-cell office:value-type="float" office:value="50.6352553913066" calcext:value-type="float">
            <text:p>50.6352553913066</text:p>
          </table:table-cell>
          <table:table-cell table:formula="of:=46.06+4.309*[.A8]" office:value-type="float" office:value="50.369" calcext:value-type="float">
            <text:p>50.369</text:p>
          </table:table-cell>
          <table:table-cell table:formula="of:=ABS([.D8]-[.B8])" office:value-type="float" office:value="62.8989971999799" calcext:value-type="float">
            <text:p>62.898997199979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DEGREES(ASIN(TAN(RADIANS([.$A$2]))*TAN(RADIANS([.$B$2]))+(SIN(RADIANS([.A9])/(COS(RADIANS([.$A$2]))*COS(RADIANS([.$B$2])))))))" office:value-type="float" office:value="-11.8177510500548" calcext:value-type="float">
            <text:p>-11.8177510500548</text:p>
          </table:table-cell>
          <table:table-cell office:value-type="float" office:value="52.3787198781659" calcext:value-type="float">
            <text:p>52.3787198781659</text:p>
          </table:table-cell>
          <table:table-cell table:formula="of:=46.06+4.309*[.A9]" office:value-type="float" office:value="52.5235" calcext:value-type="float">
            <text:p>52.5235</text:p>
          </table:table-cell>
          <table:table-cell table:formula="of:=ABS([.D9]-[.B9])" office:value-type="float" office:value="64.3412510500548" calcext:value-type="float">
            <text:p>64.3412510500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GREES(ASIN(TAN(RADIANS([.$A$2]))*TAN(RADIANS([.$B$2]))+(SIN(RADIANS([.A10])/(COS(RADIANS([.$A$2]))*COS(RADIANS([.$B$2])))))))" office:value-type="float" office:value="-11.1076674331781" calcext:value-type="float">
            <text:p>-11.1076674331781</text:p>
          </table:table-cell>
          <table:table-cell office:value-type="float" office:value="54.1919399950883" calcext:value-type="float">
            <text:p>54.1919399950883</text:p>
          </table:table-cell>
          <table:table-cell table:formula="of:=46.06+4.309*[.A10]" office:value-type="float" office:value="54.678" calcext:value-type="float">
            <text:p>54.678</text:p>
          </table:table-cell>
          <table:table-cell table:formula="of:=ABS([.D10]-[.B10])" office:value-type="float" office:value="65.7856674331781" calcext:value-type="float">
            <text:p>65.785667433178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DEGREES(ASIN(TAN(RADIANS([.$A$2]))*TAN(RADIANS([.$B$2]))+(SIN(RADIANS([.A11])/(COS(RADIANS([.$A$2]))*COS(RADIANS([.$B$2])))))))" office:value-type="float" office:value="-10.3997260007973" calcext:value-type="float">
            <text:p>-10.3997260007973</text:p>
          </table:table-cell>
          <table:table-cell office:value-type="float" office:value="56.0856769214604" calcext:value-type="float">
            <text:p>56.0856769214604</text:p>
          </table:table-cell>
          <table:table-cell table:formula="of:=46.06+4.309*[.A11]" office:value-type="float" office:value="56.8325" calcext:value-type="float">
            <text:p>56.8325</text:p>
          </table:table-cell>
          <table:table-cell table:formula="of:=ABS([.D11]-[.B11])" office:value-type="float" office:value="67.2322260007973" calcext:value-type="float">
            <text:p>67.2322260007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GREES(ASIN(TAN(RADIANS([.$A$2]))*TAN(RADIANS([.$B$2]))+(SIN(RADIANS([.A12])/(COS(RADIANS([.$A$2]))*COS(RADIANS([.$B$2])))))))" office:value-type="float" office:value="-9.69390828311456" calcext:value-type="float">
            <text:p>-9.69390828311456</text:p>
          </table:table-cell>
          <table:table-cell office:value-type="float" office:value="58.073816616053" calcext:value-type="float">
            <text:p>58.073816616053</text:p>
          </table:table-cell>
          <table:table-cell table:formula="of:=46.06+4.309*[.A12]" office:value-type="float" office:value="58.987" calcext:value-type="float">
            <text:p>58.987</text:p>
          </table:table-cell>
          <table:table-cell table:formula="of:=ABS([.D12]-[.B12])" office:value-type="float" office:value="68.6809082831146" calcext:value-type="float">
            <text:p>68.680908283114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DEGREES(ASIN(TAN(RADIANS([.$A$2]))*TAN(RADIANS([.$B$2]))+(SIN(RADIANS([.A13])/(COS(RADIANS([.$A$2]))*COS(RADIANS([.$B$2])))))))" office:value-type="float" office:value="-8.9901976318036" calcext:value-type="float">
            <text:p>-8.9901976318036</text:p>
          </table:table-cell>
          <table:table-cell office:value-type="float" office:value="60.1747758958051" calcext:value-type="float">
            <text:p>60.1747758958051</text:p>
          </table:table-cell>
          <table:table-cell table:formula="of:=46.06+4.309*[.A13]" office:value-type="float" office:value="61.1415" calcext:value-type="float">
            <text:p>61.1415</text:p>
          </table:table-cell>
          <table:table-cell table:formula="of:=ABS([.D13]-[.B13])" office:value-type="float" office:value="70.1316976318036" calcext:value-type="float">
            <text:p>70.1316976318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GREES(ASIN(TAN(RADIANS([.$A$2]))*TAN(RADIANS([.$B$2]))+(SIN(RADIANS([.A14])/(COS(RADIANS([.$A$2]))*COS(RADIANS([.$B$2])))))))" office:value-type="float" office:value="-8.28857916744654" calcext:value-type="float">
            <text:p>-8.28857916744654</text:p>
          </table:table-cell>
          <table:table-cell office:value-type="float" office:value="62.4138414712304" calcext:value-type="float">
            <text:p>62.4138414712304</text:p>
          </table:table-cell>
          <table:table-cell table:formula="of:=46.06+4.309*[.A14]" office:value-type="float" office:value="63.296" calcext:value-type="float">
            <text:p>63.296</text:p>
          </table:table-cell>
          <table:table-cell table:formula="of:=ABS([.D14]-[.B14])" office:value-type="float" office:value="71.5845791674466" calcext:value-type="float">
            <text:p>71.584579167446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DEGREES(ASIN(TAN(RADIANS([.$A$2]))*TAN(RADIANS([.$B$2]))+(SIN(RADIANS([.A15])/(COS(RADIANS([.$A$2]))*COS(RADIANS([.$B$2])))))))" office:value-type="float" office:value="-7.58903973140194" calcext:value-type="float">
            <text:p>-7.58903973140194</text:p>
          </table:table-cell>
          <table:table-cell office:value-type="float" office:value="64.8273308570528" calcext:value-type="float">
            <text:p>64.8273308570528</text:p>
          </table:table-cell>
          <table:table-cell table:formula="of:=46.06+4.309*[.A15]" office:value-type="float" office:value="65.4505" calcext:value-type="float">
            <text:p>65.4505</text:p>
          </table:table-cell>
          <table:table-cell table:formula="of:=ABS([.D15]-[.B15])" office:value-type="float" office:value="73.0395397314019" calcext:value-type="float">
            <text:p>73.0395397314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GREES(ASIN(TAN(RADIANS([.$A$2]))*TAN(RADIANS([.$B$2]))+(SIN(RADIANS([.A16])/(COS(RADIANS([.$A$2]))*COS(RADIANS([.$B$2])))))))" office:value-type="float" office:value="-6.89156784184022" calcext:value-type="float">
            <text:p>-6.89156784184022</text:p>
          </table:table-cell>
          <table:table-cell office:value-type="float" office:value="67.4706798197427" calcext:value-type="float">
            <text:p>67.4706798197427</text:p>
          </table:table-cell>
          <table:table-cell table:formula="of:=46.06+4.309*[.A16]" office:value-type="float" office:value="67.605" calcext:value-type="float">
            <text:p>67.605</text:p>
          </table:table-cell>
          <table:table-cell table:formula="of:=ABS([.D16]-[.B16])" office:value-type="float" office:value="74.4965678418402" calcext:value-type="float">
            <text:p>74.496567841840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DEGREES(ASIN(TAN(RADIANS([.$A$2]))*TAN(RADIANS([.$B$2]))+(SIN(RADIANS([.A17])/(COS(RADIANS([.$A$2]))*COS(RADIANS([.$B$2])))))))" office:value-type="float" office:value="-6.19615365370642" calcext:value-type="float">
            <text:p>-6.19615365370642</text:p>
          </table:table-cell>
          <table:table-cell office:value-type="float" office:value="70.4362251372556" calcext:value-type="float">
            <text:p>70.4362251372556</text:p>
          </table:table-cell>
          <table:table-cell table:formula="of:=46.06+4.309*[.A17]" office:value-type="float" office:value="69.7595" calcext:value-type="float">
            <text:p>69.7595</text:p>
          </table:table-cell>
          <table:table-cell table:formula="of:=ABS([.D17]-[.B17])" office:value-type="float" office:value="75.9556536537064" calcext:value-type="float">
            <text:p>75.9556536537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GREES(ASIN(TAN(RADIANS([.$A$2]))*TAN(RADIANS([.$B$2]))+(SIN(RADIANS([.A18])/(COS(RADIANS([.$A$2]))*COS(RADIANS([.$B$2])))))))" office:value-type="float" office:value="-5.50278892239161" calcext:value-type="float">
            <text:p>-5.50278892239161</text:p>
          </table:table-cell>
          <table:table-cell office:value-type="float" office:value="73.9" calcext:value-type="float">
            <text:p>73.9</text:p>
          </table:table-cell>
          <table:table-cell table:formula="of:=46.06+4.309*[.A18]" office:value-type="float" office:value="71.914" calcext:value-type="float">
            <text:p>71.914</text:p>
          </table:table-cell>
          <table:table-cell table:formula="of:=ABS([.D18]-[.B18])" office:value-type="float" office:value="77.4167889223916" calcext:value-type="float">
            <text:p>77.416788922391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DEGREES(ASIN(TAN(RADIANS([.$A$2]))*TAN(RADIANS([.$B$2]))+(SIN(RADIANS([.A19])/(COS(RADIANS([.$A$2]))*COS(RADIANS([.$B$2])))))))" office:value-type="float" office:value="-4.81146697091344" calcext:value-type="float">
            <text:p>-4.81146697091344</text:p>
          </table:table-cell>
          <table:table-cell/>
          <table:table-cell table:formula="of:=46.06+4.309*[.A19]" office:value-type="float" office:value="74.0685" calcext:value-type="float">
            <text:p>74.0685</text:p>
          </table:table-cell>
          <table:table-cell table:formula="of:=ABS([.D19]-[.B19])" office:value-type="float" office:value="78.8799669709134" calcext:value-type="float">
            <text:p>78.8799669709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GREES(ASIN(TAN(RADIANS([.$A$2]))*TAN(RADIANS([.$B$2]))+(SIN(RADIANS([.A20])/(COS(RADIANS([.$A$2]))*COS(RADIANS([.$B$2])))))))" office:value-type="float" office:value="-4.12218266042435" calcext:value-type="float">
            <text:p>-4.12218266042435</text:p>
          </table:table-cell>
          <table:table-cell/>
          <table:table-cell table:formula="of:=46.06+4.309*[.A20]" office:value-type="float" office:value="76.223" calcext:value-type="float">
            <text:p>76.223</text:p>
          </table:table-cell>
          <table:table-cell table:formula="of:=ABS([.D20]-[.B20])" office:value-type="float" office:value="80.3451826604243" calcext:value-type="float">
            <text:p>80.345182660424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DEGREES(ASIN(TAN(RADIANS([.$A$2]))*TAN(RADIANS([.$B$2]))+(SIN(RADIANS([.A21])/(COS(RADIANS([.$A$2]))*COS(RADIANS([.$B$2])))))))" office:value-type="float" office:value="-3.43493236388168" calcext:value-type="float">
            <text:p>-3.434932363881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GREES(ASIN(TAN(RADIANS([.$A$2]))*TAN(RADIANS([.$B$2]))+(SIN(RADIANS([.A22])/(COS(RADIANS([.$A$2]))*COS(RADIANS([.$B$2])))))))" office:value-type="float" office:value="-2.74971394272921" calcext:value-type="float">
            <text:p>-2.74971394272921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DEGREES(ASIN(TAN(RADIANS([.$A$2]))*TAN(RADIANS([.$B$2]))+(SIN(RADIANS([.A23])/(COS(RADIANS([.$A$2]))*COS(RADIANS([.$B$2])))))))" office:value-type="float" office:value="-2.06652672645287" calcext:value-type="float">
            <text:p>-2.066526726452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GREES(ASIN(TAN(RADIANS([.$A$2]))*TAN(RADIANS([.$B$2]))+(SIN(RADIANS([.A24])/(COS(RADIANS([.$A$2]))*COS(RADIANS([.$B$2])))))))" office:value-type="float" office:value="-1.38537149488588" calcext:value-type="float">
            <text:p>-1.3853714948858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DEGREES(ASIN(TAN(RADIANS([.$A$2]))*TAN(RADIANS([.$B$2]))+(SIN(RADIANS([.A25])/(COS(RADIANS([.$A$2]))*COS(RADIANS([.$B$2])))))))" office:value-type="float" office:value="-0.706250463150186" calcext:value-type="float">
            <text:p>-0.706250463150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GREES(ASIN(TAN(RADIANS([.$A$2]))*TAN(RADIANS([.$B$2]))+(SIN(RADIANS([.A26])/(COS(RADIANS([.$A$2]))*COS(RADIANS([.$B$2])))))))" office:value-type="float" office:value="-0.029167269131247" calcext:value-type="float">
            <text:p>-0.029167269131247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DEGREES(ASIN(TAN(RADIANS([.$A$2]))*TAN(RADIANS([.$B$2]))+(SIN(RADIANS([.A27])/(COS(RADIANS([.$A$2]))*COS(RADIANS([.$B$2])))))))" office:value-type="float" office:value="0.64587303660685" calcext:value-type="float">
            <text:p>0.645873036606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GREES(ASIN(TAN(RADIANS([.$A$2]))*TAN(RADIANS([.$B$2]))+(SIN(RADIANS([.A28])/(COS(RADIANS([.$A$2]))*COS(RADIANS([.$B$2])))))))" office:value-type="float" office:value="1.31886399855021" calcext:value-type="float">
            <text:p>1.31886399855021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DEGREES(ASIN(TAN(RADIANS([.$A$2]))*TAN(RADIANS([.$B$2]))+(SIN(RADIANS([.A29])/(COS(RADIANS([.$A$2]))*COS(RADIANS([.$B$2])))))))" office:value-type="float" office:value="1.98979776168389" calcext:value-type="float">
            <text:p>1.9897977616838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GREES(ASIN(TAN(RADIANS([.$A$2]))*TAN(RADIANS([.$B$2]))+(SIN(RADIANS([.A30])/(COS(RADIANS([.$A$2]))*COS(RADIANS([.$B$2])))))))" office:value-type="float" office:value="2.65866507472908" calcext:value-type="float">
            <text:p>2.65866507472908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DEGREES(ASIN(TAN(RADIANS([.$A$2]))*TAN(RADIANS([.$B$2]))+(SIN(RADIANS([.A31])/(COS(RADIANS([.$A$2]))*COS(RADIANS([.$B$2])))))))" office:value-type="float" office:value="3.32545529123022" calcext:value-type="float">
            <text:p>3.3254552912302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GREES(ASIN(TAN(RADIANS([.$A$2]))*TAN(RADIANS([.$B$2]))+(SIN(RADIANS([.A32])/(COS(RADIANS([.$A$2]))*COS(RADIANS([.$B$2])))))))" office:value-type="float" office:value="3.99015636854705" calcext:value-type="float">
            <text:p>3.99015636854705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DEGREES(ASIN(TAN(RADIANS([.$A$2]))*TAN(RADIANS([.$B$2]))+(SIN(RADIANS([.A33])/(COS(RADIANS([.$A$2]))*COS(RADIANS([.$B$2])))))))" office:value-type="float" office:value="4.65275486480082" calcext:value-type="float">
            <text:p>4.6527548648008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GREES(ASIN(TAN(RADIANS([.$A$2]))*TAN(RADIANS([.$B$2]))+(SIN(RADIANS([.A34])/(COS(RADIANS([.$A$2]))*COS(RADIANS([.$B$2])))))))" office:value-type="float" office:value="5.31323593381833" calcext:value-type="float">
            <text:p>5.31323593381833</text:p>
          </table:table-cell>
          <table:table-cell table:number-columns-repeated="3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DEGREES(ASIN(TAN(RADIANS([.$A$2]))*TAN(RADIANS([.$B$2]))+(SIN(RADIANS([.A35])/(COS(RADIANS([.$A$2]))*COS(RADIANS([.$B$2])))))))" office:value-type="float" office:value="5.97158331811238" calcext:value-type="float">
            <text:p>5.971583318112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GREES(ASIN(TAN(RADIANS([.$A$2]))*TAN(RADIANS([.$B$2]))+(SIN(RADIANS([.A36])/(COS(RADIANS([.$A$2]))*COS(RADIANS([.$B$2])))))))" office:value-type="float" office:value="6.62777933993282" calcext:value-type="float">
            <text:p>6.62777933993282</text:p>
          </table:table-cell>
          <table:table-cell table:number-columns-repeated="3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DEGREES(ASIN(TAN(RADIANS([.$A$2]))*TAN(RADIANS([.$B$2]))+(SIN(RADIANS([.A37])/(COS(RADIANS([.$A$2]))*COS(RADIANS([.$B$2])))))))" office:value-type="float" office:value="7.28180489041805" calcext:value-type="float">
            <text:p>7.28180489041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GREES(ASIN(TAN(RADIANS([.$A$2]))*TAN(RADIANS([.$B$2]))+(SIN(RADIANS([.A38])/(COS(RADIANS([.$A$2]))*COS(RADIANS([.$B$2])))))))" office:value-type="float" office:value="7.93363941687283" calcext:value-type="float">
            <text:p>7.93363941687283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DEGREES(ASIN(TAN(RADIANS([.$A$2]))*TAN(RADIANS([.$B$2]))+(SIN(RADIANS([.A39])/(COS(RADIANS([.$A$2]))*COS(RADIANS([.$B$2])))))))" office:value-type="float" office:value="8.58326090819511" calcext:value-type="float">
            <text:p>8.583260908195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GREES(ASIN(TAN(RADIANS([.$A$2]))*TAN(RADIANS([.$B$2]))+(SIN(RADIANS([.A40])/(COS(RADIANS([.$A$2]))*COS(RADIANS([.$B$2])))))))" office:value-type="float" office:value="9.23064587847133" calcext:value-type="float">
            <text:p>9.23064587847133</text:p>
          </table:table-cell>
          <table:table-cell table:number-columns-repeated="3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DEGREES(ASIN(TAN(RADIANS([.$A$2]))*TAN(RADIANS([.$B$2]))+(SIN(RADIANS([.A41])/(COS(RADIANS([.$A$2]))*COS(RADIANS([.$B$2])))))))" office:value-type="float" office:value="9.87576934875658" calcext:value-type="float">
            <text:p>9.8757693487565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GREES(ASIN(TAN(RADIANS([.$A$2]))*TAN(RADIANS([.$B$2]))+(SIN(RADIANS([.A42])/(COS(RADIANS([.$A$2]))*COS(RADIANS([.$B$2])))))))" office:value-type="float" office:value="10.518604827054" calcext:value-type="float">
            <text:p>10.518604827054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DEGREES(ASIN(TAN(RADIANS([.$A$2]))*TAN(RADIANS([.$B$2]))+(SIN(RADIANS([.A43])/(COS(RADIANS([.$A$2]))*COS(RADIANS([.$B$2])))))))" office:value-type="float" office:value="11.1591242865057" calcext:value-type="float">
            <text:p>11.159124286505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GREES(ASIN(TAN(RADIANS([.$A$2]))*TAN(RADIANS([.$B$2]))+(SIN(RADIANS([.A44])/(COS(RADIANS([.$A$2]))*COS(RADIANS([.$B$2])))))))" office:value-type="float" office:value="11.7972981418047" calcext:value-type="float">
            <text:p>11.7972981418047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DEGREES(ASIN(TAN(RADIANS([.$A$2]))*TAN(RADIANS([.$B$2]))+(SIN(RADIANS([.A45])/(COS(RADIANS([.$A$2]))*COS(RADIANS([.$B$2])))))))" office:value-type="float" office:value="12.4330952238382" calcext:value-type="float">
            <text:p>12.433095223838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GREES(ASIN(TAN(RADIANS([.$A$2]))*TAN(RADIANS([.$B$2]))+(SIN(RADIANS([.A46])/(COS(RADIANS([.$A$2]))*COS(RADIANS([.$B$2])))))))" office:value-type="float" office:value="13.0664827525681" calcext:value-type="float">
            <text:p>13.0664827525681</text:p>
          </table:table-cell>
          <table:table-cell table:number-columns-repeated="3"/>
        </table:table-row>
      </table:table>
      <table:table table:name="arcsin approximator" table:style-name="ta1"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arcsin radians</text:p>
          </table:table-cell>
          <table:table-cell office:value-type="string" calcext:value-type="string">
            <text:p>Minutes</text:p>
          </table:table-cell>
          <table:table-cell/>
          <table:table-cell office:value-type="string" calcext:value-type="string">
            <text:p>Mins</text:p>
          </table:table-cell>
          <table:table-cell office:value-type="string" calcext:value-type="string">
            <text:p>Minutes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dd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2]*24*60/(2*PI())" office:value-type="float" office:value="22.9183118052329" calcext:value-type="float">
            <text:p>22.9183118052329</text:p>
          </table:table-cell>
          <table:table-cell office:value-type="float" office:value="0.1" calcext:value-type="float">
            <text:p>0.1</text:p>
          </table:table-cell>
          <table:table-cell table:formula="of:=ASIN([.C2])" office:value-type="float" office:value="0.10016742116156" calcext:value-type="float">
            <text:p>0.10016742116156</text:p>
          </table:table-cell>
          <table:table-cell table:formula="of:=[.D2]*24*60/(2*PI())" office:value-type="float" office:value="22.9566819090671" calcext:value-type="float">
            <text:p>22.9566819090671</text:p>
          </table:table-cell>
          <table:table-cell/>
          <table:table-cell office:value-type="float" office:value="1" calcext:value-type="float">
            <text:p>1</text:p>
          </table:table-cell>
          <table:table-cell table:formula="of:=ASIN([.G2]*2*PI()/(24*60))*24*60/(2*PI())" office:value-type="float" office:value="1.00000317312531" calcext:value-type="float">
            <text:p>1</text:p>
          </table:table-cell>
          <table:table-cell table:style-name="ce8" table:formula="of:=ROUND([.H2]-[.G2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3]*24*60/(2*PI())" office:value-type="float" office:value="45.8366236104659" calcext:value-type="float">
            <text:p>45.8366236104659</text:p>
          </table:table-cell>
          <table:table-cell office:value-type="float" office:value="0.2" calcext:value-type="float">
            <text:p>0.2</text:p>
          </table:table-cell>
          <table:table-cell table:formula="of:=ASIN([.C3])" office:value-type="float" office:value="0.201357920790331" calcext:value-type="float">
            <text:p>0.201357920790331</text:p>
          </table:table-cell>
          <table:table-cell table:formula="of:=[.D3]*24*60/(2*PI())" office:value-type="float" office:value="46.147836131262" calcext:value-type="float">
            <text:p>46.147836131262</text:p>
          </table:table-cell>
          <table:table-cell/>
          <table:table-cell office:value-type="float" office:value="2" calcext:value-type="float">
            <text:p>2</text:p>
          </table:table-cell>
          <table:table-cell table:formula="of:=ASIN([.G3]*2*PI()/(24*60))*24*60/(2*PI())" office:value-type="float" office:value="2.00002538565495" calcext:value-type="float">
            <text:p>2</text:p>
          </table:table-cell>
          <table:table-cell table:style-name="ce8" table:formula="of:=ROUND([.H3]-[.G3])" office:value-type="float" office:value="0" calcext:value-type="float">
            <text:p>0</text:p>
          </table:table-cell>
          <table:table-cell/>
          <table:table-cell table:formula="of:=[.L2]+1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4]*24*60/(2*PI())" office:value-type="float" office:value="68.7549354156988" calcext:value-type="float">
            <text:p>68.7549354156988</text:p>
          </table:table-cell>
          <table:table-cell office:value-type="float" office:value="0.3" calcext:value-type="float">
            <text:p>0.3</text:p>
          </table:table-cell>
          <table:table-cell table:formula="of:=ASIN([.C4])" office:value-type="float" office:value="0.304692654015398" calcext:value-type="float">
            <text:p>0.304692654015398</text:p>
          </table:table-cell>
          <table:table-cell table:formula="of:=[.D4]*24*60/(2*PI())" office:value-type="float" office:value="69.8304124948884" calcext:value-type="float">
            <text:p>69.8304124948884</text:p>
          </table:table-cell>
          <table:table-cell/>
          <table:table-cell office:value-type="float" office:value="3" calcext:value-type="float">
            <text:p>3</text:p>
          </table:table-cell>
          <table:table-cell table:formula="of:=ASIN([.G4]*2*PI()/(24*60))*24*60/(2*PI())" office:value-type="float" office:value="3.00008568025597" calcext:value-type="float">
            <text:p>3</text:p>
          </table:table-cell>
          <table:table-cell table:style-name="ce8" table:formula="of:=ROUND([.H4]-[.G4])" office:value-type="float" office:value="0" calcext:value-type="float">
            <text:p>0</text:p>
          </table:table-cell>
          <table:table-cell/>
          <table:table-cell table:formula="of:=[.L3]+1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5]*24*60/(2*PI())" office:value-type="float" office:value="91.6732472209317" calcext:value-type="float">
            <text:p>91.6732472209317</text:p>
          </table:table-cell>
          <table:table-cell office:value-type="float" office:value="0.4" calcext:value-type="float">
            <text:p>0.4</text:p>
          </table:table-cell>
          <table:table-cell table:formula="of:=ASIN([.C5])" office:value-type="float" office:value="0.411516846067488" calcext:value-type="float">
            <text:p>0.411516846067488</text:p>
          </table:table-cell>
          <table:table-cell table:formula="of:=[.D5]*24*60/(2*PI())" office:value-type="float" office:value="94.3127139128073" calcext:value-type="float">
            <text:p>94.3127139128073</text:p>
          </table:table-cell>
          <table:table-cell/>
          <table:table-cell office:value-type="float" office:value="4" calcext:value-type="float">
            <text:p>4</text:p>
          </table:table-cell>
          <table:table-cell table:formula="of:=ASIN([.G5]*2*PI()/(24*60))*24*60/(2*PI())" office:value-type="float" office:value="4.00020310612244" calcext:value-type="float">
            <text:p>4</text:p>
          </table:table-cell>
          <table:table-cell table:style-name="ce8" table:formula="of:=ROUND([.H5]-[.G5])" office:value-type="float" office:value="0" calcext:value-type="float">
            <text:p>0</text:p>
          </table:table-cell>
          <table:table-cell/>
          <table:table-cell table:formula="of:=[.L4]+1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6]*24*60/(2*PI())" office:value-type="float" office:value="114.591559026165" calcext:value-type="float">
            <text:p>114.591559026165</text:p>
          </table:table-cell>
          <table:table-cell office:value-type="float" office:value="0.5" calcext:value-type="float">
            <text:p>0.5</text:p>
          </table:table-cell>
          <table:table-cell table:formula="of:=ASIN([.C6])" office:value-type="float" office:value="0.523598775598299" calcext:value-type="float">
            <text:p>0.523598775598299</text:p>
          </table:table-cell>
          <table:table-cell table:formula="of:=[.D6]*24*60/(2*PI())" office:value-type="float" office:value="120" calcext:value-type="float">
            <text:p>120</text:p>
          </table:table-cell>
          <table:table-cell/>
          <table:table-cell office:value-type="float" office:value="5" calcext:value-type="float">
            <text:p>5</text:p>
          </table:table-cell>
          <table:table-cell table:formula="of:=ASIN([.G6]*2*PI()/(24*60))*24*60/(2*PI())" office:value-type="float" office:value="5.00039672224283" calcext:value-type="float">
            <text:p>5</text:p>
          </table:table-cell>
          <table:table-cell table:style-name="ce8" table:formula="of:=ROUND([.H6]-[.G6])" office:value-type="float" office:value="0" calcext:value-type="float">
            <text:p>0</text:p>
          </table:table-cell>
          <table:table-cell/>
          <table:table-cell table:formula="of:=[.L5]+1"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7]*24*60/(2*PI())" office:value-type="float" office:value="137.509870831398" calcext:value-type="float">
            <text:p>137.509870831398</text:p>
          </table:table-cell>
          <table:table-cell office:value-type="float" office:value="0.6" calcext:value-type="float">
            <text:p>0.6</text:p>
          </table:table-cell>
          <table:table-cell table:formula="of:=ASIN([.C7])" office:value-type="float" office:value="0.643501108793284" calcext:value-type="float">
            <text:p>0.643501108793284</text:p>
          </table:table-cell>
          <table:table-cell table:formula="of:=[.D7]*24*60/(2*PI())" office:value-type="float" office:value="147.479590583376" calcext:value-type="float">
            <text:p>147.479590583376</text:p>
          </table:table-cell>
          <table:table-cell/>
          <table:table-cell office:value-type="float" office:value="6" calcext:value-type="float">
            <text:p>6</text:p>
          </table:table-cell>
          <table:table-cell table:formula="of:=ASIN([.G7]*2*PI()/(24*60))*24*60/(2*PI())" office:value-type="float" office:value="6.00068560067206" calcext:value-type="float">
            <text:p>6</text:p>
          </table:table-cell>
          <table:table-cell table:style-name="ce8" table:formula="of:=ROUND([.H7]-[.G7])" office:value-type="float" office:value="0" calcext:value-type="float">
            <text:p>0</text:p>
          </table:table-cell>
          <table:table-cell/>
          <table:table-cell table:formula="of:=[.L6]+1"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8]*24*60/(2*PI())" office:value-type="float" office:value="160.42818263663" calcext:value-type="float">
            <text:p>160.42818263663</text:p>
          </table:table-cell>
          <table:table-cell office:value-type="float" office:value="0.7" calcext:value-type="float">
            <text:p>0.7</text:p>
          </table:table-cell>
          <table:table-cell table:formula="of:=ASIN([.C8])" office:value-type="float" office:value="0.775397496610753" calcext:value-type="float">
            <text:p>0.775397496610753</text:p>
          </table:table-cell>
          <table:table-cell table:formula="of:=[.D8]*24*60/(2*PI())" office:value-type="float" office:value="177.708016003223" calcext:value-type="float">
            <text:p>177.708016003223</text:p>
          </table:table-cell>
          <table:table-cell/>
          <table:table-cell office:value-type="float" office:value="7" calcext:value-type="float">
            <text:p>7</text:p>
          </table:table-cell>
          <table:table-cell table:formula="of:=ASIN([.G8]*2*PI()/(24*60))*24*60/(2*PI())" office:value-type="float" office:value="7.00108882980979" calcext:value-type="float">
            <text:p>7</text:p>
          </table:table-cell>
          <table:table-cell table:style-name="ce8" table:formula="of:=ROUND([.H8]-[.G8])" office:value-type="float" office:value="0" calcext:value-type="float">
            <text:p>0</text:p>
          </table:table-cell>
          <table:table-cell/>
          <table:table-cell table:formula="of:=[.L7]+1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9]*24*60/(2*PI())" office:value-type="float" office:value="183.346494441863" calcext:value-type="float">
            <text:p>183.346494441863</text:p>
          </table:table-cell>
          <table:table-cell office:value-type="float" office:value="0.8" calcext:value-type="float">
            <text:p>0.8</text:p>
          </table:table-cell>
          <table:table-cell table:formula="of:=ASIN([.C9])" office:value-type="float" office:value="0.927295218001612" calcext:value-type="float">
            <text:p>0.927295218001612</text:p>
          </table:table-cell>
          <table:table-cell table:formula="of:=[.D9]*24*60/(2*PI())" office:value-type="float" office:value="212.520409416624" calcext:value-type="float">
            <text:p>212.520409416624</text:p>
          </table:table-cell>
          <table:table-cell/>
          <table:table-cell office:value-type="float" office:value="8" calcext:value-type="float">
            <text:p>8</text:p>
          </table:table-cell>
          <table:table-cell table:formula="of:=ASIN([.G9]*2*PI()/(24*60))*24*60/(2*PI())" office:value-type="float" office:value="8.0016255176865" calcext:value-type="float">
            <text:p>8</text:p>
          </table:table-cell>
          <table:table-cell table:style-name="ce8" table:formula="of:=ROUND([.H9]-[.G9])" office:value-type="float" office:value="0" calcext:value-type="float">
            <text:p>0</text:p>
          </table:table-cell>
          <table:table-cell/>
          <table:table-cell table:formula="of:=[.L8]+1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10]*24*60/(2*PI())" office:value-type="float" office:value="206.264806247096" calcext:value-type="float">
            <text:p>206.264806247096</text:p>
          </table:table-cell>
          <table:table-cell office:value-type="float" office:value="0.9" calcext:value-type="float">
            <text:p>0.9</text:p>
          </table:table-cell>
          <table:table-cell table:formula="of:=ASIN([.C10])" office:value-type="float" office:value="1.11976951499863" calcext:value-type="float">
            <text:p>1.11976951499863</text:p>
          </table:table-cell>
          <table:table-cell table:formula="of:=[.D10]*24*60/(2*PI())" office:value-type="float" office:value="256.632268947332" calcext:value-type="float">
            <text:p>256.632268947332</text:p>
          </table:table-cell>
          <table:table-cell/>
          <table:table-cell office:value-type="float" office:value="9" calcext:value-type="float">
            <text:p>9</text:p>
          </table:table-cell>
          <table:table-cell table:formula="of:=ASIN([.G10]*2*PI()/(24*60))*24*60/(2*PI())" office:value-type="float" office:value="9.00231479525892" calcext:value-type="float">
            <text:p>9</text:p>
          </table:table-cell>
          <table:table-cell table:style-name="ce8" table:formula="of:=ROUND([.H10]-[.G10])" office:value-type="float" office:value="0" calcext:value-type="float">
            <text:p>0</text:p>
          </table:table-cell>
          <table:table-cell/>
          <table:table-cell table:formula="of:=[.L9]+1"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/>
          <table:table-cell table:formula="of:=[.C11]*24*60/(2*PI())" office:value-type="float" office:value="229.183118052329" calcext:value-type="float">
            <text:p>229.183118052329</text:p>
          </table:table-cell>
          <table:table-cell office:value-type="float" office:value="1" calcext:value-type="float">
            <text:p>1</text:p>
          </table:table-cell>
          <table:table-cell table:formula="of:=ASIN([.C11])" office:value-type="float" office:value="1.5707963267949" calcext:value-type="float">
            <text:p>1.5707963267949</text:p>
          </table:table-cell>
          <table:table-cell table:formula="of:=[.D11]*24*60/(2*PI())"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SIN([.G11]*2*PI()/(24*60))*24*60/(2*PI())" office:value-type="float" office:value="10.0031758197165" calcext:value-type="float">
            <text:p>10</text:p>
          </table:table-cell>
          <table:table-cell table:style-name="ce8" table:formula="of:=ROUND([.H11]-[.G11])" office:value-type="float" office:value="0" calcext:value-type="float">
            <text:p>0</text:p>
          </table:table-cell>
          <table:table-cell/>
          <table:table-cell table:formula="of:=[.L10]+1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ASIN([.G12]*2*PI()/(24*60))*24*60/(2*PI())" office:value-type="float" office:value="11.0042277778002" calcext:value-type="float">
            <text:p>11</text:p>
          </table:table-cell>
          <table:table-cell table:style-name="ce8" table:formula="of:=ROUND([.H12]-[.G12])" office:value-type="float" office:value="0" calcext:value-type="float">
            <text:p>0</text:p>
          </table:table-cell>
          <table:table-cell/>
          <table:table-cell table:formula="of:=[.L11]+1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ASIN([.G13]*2*PI()/(24*60))*24*60/(2*PI())" office:value-type="float" office:value="12.0054898891359" calcext:value-type="float">
            <text:p>12</text:p>
          </table:table-cell>
          <table:table-cell table:style-name="ce8" table:formula="of:=ROUND([.H13]-[.G13])" office:value-type="float" office:value="0" calcext:value-type="float">
            <text:p>0</text:p>
          </table:table-cell>
          <table:table-cell/>
          <table:table-cell table:formula="of:=[.L12]+1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ASIN([.G14]*2*PI()/(24*60))*24*60/(2*PI())" office:value-type="float" office:value="13.0069814095829" calcext:value-type="float">
            <text:p>13</text:p>
          </table:table-cell>
          <table:table-cell table:style-name="ce8" table:formula="of:=ROUND([.H14]-[.G14])" office:value-type="float" office:value="0" calcext:value-type="float">
            <text:p>0</text:p>
          </table:table-cell>
          <table:table-cell/>
          <table:table-cell table:formula="of:=[.L13]+1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ASIN([.G15]*2*PI()/(24*60))*24*60/(2*PI())" office:value-type="float" office:value="14.0087216346005" calcext:value-type="float">
            <text:p>14</text:p>
          </table:table-cell>
          <table:table-cell table:style-name="ce8" table:formula="of:=ROUND([.H15]-[.G15])" office:value-type="float" office:value="0" calcext:value-type="float">
            <text:p>0</text:p>
          </table:table-cell>
          <table:table-cell/>
          <table:table-cell table:formula="of:=[.L14]+1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ASIN([.G16]*2*PI()/(24*60))*24*60/(2*PI())" office:value-type="float" office:value="15.0107299026332" calcext:value-type="float">
            <text:p>15</text:p>
          </table:table-cell>
          <table:table-cell table:style-name="ce8" table:formula="of:=ROUND([.H16]-[.G16])" office:value-type="float" office:value="0" calcext:value-type="float">
            <text:p>0</text:p>
          </table:table-cell>
          <table:table-cell/>
          <table:table-cell table:formula="of:=[.L15]+1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ASIN([.G17]*2*PI()/(24*60))*24*60/(2*PI())" office:value-type="float" office:value="16.0130255985169" calcext:value-type="float">
            <text:p>16</text:p>
          </table:table-cell>
          <table:table-cell table:style-name="ce8" table:formula="of:=ROUND([.H17]-[.G17])" office:value-type="float" office:value="0" calcext:value-type="float">
            <text:p>0</text:p>
          </table:table-cell>
          <table:table-cell/>
          <table:table-cell table:formula="of:=[.L16]+1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ASIN([.G18]*2*PI()/(24*60))*24*60/(2*PI())" office:value-type="float" office:value="17.0156281569073" calcext:value-type="float">
            <text:p>17</text:p>
          </table:table-cell>
          <table:table-cell table:style-name="ce8" table:formula="of:=ROUND([.H18]-[.G18])" office:value-type="float" office:value="0" calcext:value-type="float">
            <text:p>0</text:p>
          </table:table-cell>
          <table:table-cell/>
          <table:table-cell table:formula="of:=[.L17]+1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ASIN([.G19]*2*PI()/(24*60))*24*60/(2*PI())" office:value-type="float" office:value="18.0185570657324" calcext:value-type="float">
            <text:p>18</text:p>
          </table:table-cell>
          <table:table-cell table:style-name="ce8" table:formula="of:=ROUND([.H19]-[.G19])" office:value-type="float" office:value="0" calcext:value-type="float">
            <text:p>0</text:p>
          </table:table-cell>
          <table:table-cell/>
          <table:table-cell table:formula="of:=[.L18]+1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ASIN([.G20]*2*PI()/(24*60))*24*60/(2*PI())" office:value-type="float" office:value="19.0218318696713" calcext:value-type="float">
            <text:p>19</text:p>
          </table:table-cell>
          <table:table-cell table:style-name="ce8" table:formula="of:=ROUND([.H20]-[.G20])" office:value-type="float" office:value="0" calcext:value-type="float">
            <text:p>0</text:p>
          </table:table-cell>
          <table:table-cell/>
          <table:table-cell table:formula="of:=[.L19]+1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ASIN([.G21]*2*PI()/(24*60))*24*60/(2*PI())" office:value-type="float" office:value="20.02547217366" calcext:value-type="float">
            <text:p>20</text:p>
          </table:table-cell>
          <table:table-cell table:style-name="ce8" table:formula="of:=ROUND([.H21]-[.G21])" office:value-type="float" office:value="0" calcext:value-type="float">
            <text:p>0</text:p>
          </table:table-cell>
          <table:table-cell/>
          <table:table-cell table:formula="of:=[.L20]+1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IF([.K21]-[.L21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ASIN([.G22]*2*PI()/(24*60))*24*60/(2*PI())" office:value-type="float" office:value="21.0294976464269" calcext:value-type="float">
            <text:p>21</text:p>
          </table:table-cell>
          <table:table-cell table:style-name="ce8" table:formula="of:=ROUND([.H22]-[.G22])" office:value-type="float" office:value="0" calcext:value-type="float">
            <text:p>0</text:p>
          </table:table-cell>
          <table:table-cell/>
          <table:table-cell table:formula="of:=[.L21]+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IF([.K22]-[.L22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ASIN([.G23]*2*PI()/(24*60))*24*60/(2*PI())" office:value-type="float" office:value="22.0339280240598" calcext:value-type="float">
            <text:p>22</text:p>
          </table:table-cell>
          <table:table-cell table:style-name="ce8" table:formula="of:=ROUND([.H23]-[.G23])" office:value-type="float" office:value="0" calcext:value-type="float">
            <text:p>0</text:p>
          </table:table-cell>
          <table:table-cell/>
          <table:table-cell table:formula="of:=[.L22]+1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table:formula="of:=IF([.K23]-[.L23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ASIN([.G24]*2*PI()/(24*60))*24*60/(2*PI())" office:value-type="float" office:value="23.0387831136053" calcext:value-type="float">
            <text:p>23</text:p>
          </table:table-cell>
          <table:table-cell table:style-name="ce8" table:formula="of:=ROUND([.H24]-[.G24])" office:value-type="float" office:value="0" calcext:value-type="float">
            <text:p>0</text:p>
          </table:table-cell>
          <table:table-cell/>
          <table:table-cell table:formula="of:=[.L23]+1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table:formula="of:=IF([.K24]-[.L24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ASIN([.G25]*2*PI()/(24*60))*24*60/(2*PI())" office:value-type="float" office:value="24.0440827967036" calcext:value-type="float">
            <text:p>24</text:p>
          </table:table-cell>
          <table:table-cell table:style-name="ce8" table:formula="of:=ROUND([.H25]-[.G25])" office:value-type="float" office:value="0" calcext:value-type="float">
            <text:p>0</text:p>
          </table:table-cell>
          <table:table-cell/>
          <table:table-cell table:formula="of:=[.L24]+1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table:formula="of:=IF([.K25]-[.L25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ASIN([.G26]*2*PI()/(24*60))*24*60/(2*PI())" office:value-type="float" office:value="25.0498470332602" calcext:value-type="float">
            <text:p>25</text:p>
          </table:table-cell>
          <table:table-cell table:style-name="ce8" table:formula="of:=ROUND([.H26]-[.G26])" office:value-type="float" office:value="0" calcext:value-type="float">
            <text:p>0</text:p>
          </table:table-cell>
          <table:table-cell/>
          <table:table-cell table:formula="of:=[.L25]+1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table:formula="of:=IF([.K26]-[.L26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ASIN([.G27]*2*PI()/(24*60))*24*60/(2*PI())" office:value-type="float" office:value="26.0560958651558" calcext:value-type="float">
            <text:p>26</text:p>
          </table:table-cell>
          <table:table-cell table:style-name="ce8" table:formula="of:=ROUND([.H27]-[.G27])" office:value-type="float" office:value="0" calcext:value-type="float">
            <text:p>0</text:p>
          </table:table-cell>
          <table:table-cell/>
          <table:table-cell table:formula="of:=[.L26]+1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IF([.K27]-[.L27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ASIN([.G28]*2*PI()/(24*60))*24*60/(2*PI())" office:value-type="float" office:value="27.0628494199979" calcext:value-type="float">
            <text:p>27</text:p>
          </table:table-cell>
          <table:table-cell table:style-name="ce8" table:formula="of:=ROUND([.H28]-[.G28])" office:value-type="float" office:value="0" calcext:value-type="float">
            <text:p>0</text:p>
          </table:table-cell>
          <table:table-cell/>
          <table:table-cell table:formula="of:=[.L27]+1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table:formula="of:=IF([.K28]-[.L28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ASIN([.G29]*2*PI()/(24*60))*24*60/(2*PI())" office:value-type="float" office:value="28.0701279149142" calcext:value-type="float">
            <text:p>28</text:p>
          </table:table-cell>
          <table:table-cell table:style-name="ce8" table:formula="of:=ROUND([.H29]-[.G29])" office:value-type="float" office:value="0" calcext:value-type="float">
            <text:p>0</text:p>
          </table:table-cell>
          <table:table-cell/>
          <table:table-cell table:formula="of:=[.L28]+1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formula="of:=IF([.K29]-[.L29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ASIN([.G30]*2*PI()/(24*60))*24*60/(2*PI())" office:value-type="float" office:value="29.0779516603915" calcext:value-type="float">
            <text:p>29</text:p>
          </table:table-cell>
          <table:table-cell table:style-name="ce8" table:formula="of:=ROUND([.H30]-[.G30])" office:value-type="float" office:value="0" calcext:value-type="float">
            <text:p>0</text:p>
          </table:table-cell>
          <table:table-cell/>
          <table:table-cell table:formula="of:=[.L29]+1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table:formula="of:=IF([.K30]-[.L30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ASIN([.G31]*2*PI()/(24*60))*24*60/(2*PI())" office:value-type="float" office:value="30.0863410641614" calcext:value-type="float">
            <text:p>30</text:p>
          </table:table-cell>
          <table:table-cell table:style-name="ce8" table:formula="of:=ROUND([.H31]-[.G31])" office:value-type="float" office:value="0" calcext:value-type="float">
            <text:p>0</text:p>
          </table:table-cell>
          <table:table-cell/>
          <table:table-cell table:formula="of:=[.L30]+1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formula="of:=IF([.K31]-[.L31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ASIN([.G32]*2*PI()/(24*60))*24*60/(2*PI())" office:value-type="float" office:value="31.0953166351352" calcext:value-type="float">
            <text:p>31</text:p>
          </table:table-cell>
          <table:table-cell table:style-name="ce8" table:formula="of:=ROUND([.H32]-[.G32])" office:value-type="float" office:value="0" calcext:value-type="float">
            <text:p>0</text:p>
          </table:table-cell>
          <table:table-cell/>
          <table:table-cell table:formula="of:=[.L31]+1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table:formula="of:=IF([.K32]-[.L32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ASIN([.G33]*2*PI()/(24*60))*24*60/(2*PI())" office:value-type="float" office:value="32.1048989873896" calcext:value-type="float">
            <text:p>32</text:p>
          </table:table-cell>
          <table:table-cell table:style-name="ce8" table:formula="of:=ROUND([.H33]-[.G33])" office:value-type="float" office:value="0" calcext:value-type="float">
            <text:p>0</text:p>
          </table:table-cell>
          <table:table-cell/>
          <table:table-cell table:formula="of:=[.L32]+1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float" office:value="31" calcext:value-type="float">
            <text:p>31</text:p>
          </table:table-cell>
          <table:table-cell table:formula="of:=IF([.K33]-[.L33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ASIN([.G34]*2*PI()/(24*60))*24*60/(2*PI())" office:value-type="float" office:value="33.115108844207" calcext:value-type="float">
            <text:p>33</text:p>
          </table:table-cell>
          <table:table-cell table:style-name="ce8" table:formula="of:=ROUND([.H34]-[.G34])" office:value-type="float" office:value="0" calcext:value-type="float">
            <text:p>0</text:p>
          </table:table-cell>
          <table:table-cell/>
          <table:table-cell table:formula="of:=[.L33]+1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table:formula="of:=IF([.K34]-[.L34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ASIN([.G35]*2*PI()/(24*60))*24*60/(2*PI())" office:value-type="float" office:value="34.1259670421705" calcext:value-type="float">
            <text:p>34</text:p>
          </table:table-cell>
          <table:table-cell table:style-name="ce8" table:formula="of:=ROUND([.H35]-[.G35])" office:value-type="float" office:value="0" calcext:value-type="float">
            <text:p>0</text:p>
          </table:table-cell>
          <table:table-cell/>
          <table:table-cell table:formula="of:=[.L34]+1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table:formula="of:=IF([.K35]-[.L35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ASIN([.G36]*2*PI()/(24*60))*24*60/(2*PI())" office:value-type="float" office:value="35.1374945353184" calcext:value-type="float">
            <text:p>35</text:p>
          </table:table-cell>
          <table:table-cell table:style-name="ce8" table:formula="of:=ROUND([.H36]-[.G36])" office:value-type="float" office:value="0" calcext:value-type="float">
            <text:p>0</text:p>
          </table:table-cell>
          <table:table-cell/>
          <table:table-cell table:formula="of:=[.L35]+1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table:formula="of:=IF([.K36]-[.L36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ASIN([.G37]*2*PI()/(24*60))*24*60/(2*PI())" office:value-type="float" office:value="36.1497123993585" calcext:value-type="float">
            <text:p>36</text:p>
          </table:table-cell>
          <table:table-cell table:style-name="ce8" table:formula="of:=ROUND([.H37]-[.G37])" office:value-type="float" office:value="0" calcext:value-type="float">
            <text:p>0</text:p>
          </table:table-cell>
          <table:table-cell/>
          <table:table-cell table:formula="of:=[.L36]+1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office:value-type="float" office:value="35" calcext:value-type="float">
            <text:p>35</text:p>
          </table:table-cell>
          <table:table-cell table:formula="of:=IF([.K37]-[.L37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ASIN([.G38]*2*PI()/(24*60))*24*60/(2*PI())" office:value-type="float" office:value="37.1626418359457" calcext:value-type="float">
            <text:p>37</text:p>
          </table:table-cell>
          <table:table-cell table:style-name="ce8" table:formula="of:=ROUND([.H38]-[.G38])" office:value-type="float" office:value="0" calcext:value-type="float">
            <text:p>0</text:p>
          </table:table-cell>
          <table:table-cell/>
          <table:table-cell table:formula="of:=[.L37]+1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IF([.K38]-[.L38];1;0)" office:value-type="float" office:value="1" calcext:value-type="float">
            <text:p>1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ASIN([.G39]*2*PI()/(24*60))*24*60/(2*PI())" office:value-type="float" office:value="38.1763041770259" calcext:value-type="float">
            <text:p>38</text:p>
          </table:table-cell>
          <table:table-cell table:style-name="ce8" table:formula="of:=ROUND([.H39]-[.G39])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K39]"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table:formula="of:=IF([.K39]-[.L39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ASIN([.G40]*2*PI()/(24*60))*24*60/(2*PI())" office:value-type="float" office:value="39.1907208892478" calcext:value-type="float">
            <text:p>39</text:p>
          </table:table-cell>
          <table:table-cell table:style-name="ce8" table:formula="of:=ROUND([.H40]-[.G40])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0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IF([.K40]-[.L40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ASIN([.G41]*2*PI()/(24*60))*24*60/(2*PI())" office:value-type="float" office:value="40.2059135784459" calcext:value-type="float">
            <text:p>40</text:p>
          </table:table-cell>
          <table:table-cell table:style-name="ce8" table:formula="of:=ROUND([.H41]-[.G41])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K41]"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table:formula="of:=IF([.K41]-[.L41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ASIN([.G42]*2*PI()/(24*60))*24*60/(2*PI())" office:value-type="float" office:value="41.2219039941974" calcext:value-type="float">
            <text:p>41</text:p>
          </table:table-cell>
          <table:table-cell table:style-name="ce8" table:formula="of:=ROUND([.H42]-[.G42])"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K42]"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table:formula="of:=IF([.K42]-[.L42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ASIN([.G43]*2*PI()/(24*60))*24*60/(2*PI())" office:value-type="float" office:value="42.2387140344561" calcext:value-type="float">
            <text:p>42</text:p>
          </table:table-cell>
          <table:table-cell table:style-name="ce8" table:formula="of:=ROUND([.H43]-[.G43])"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K43]"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table:formula="of:=IF([.K43]-[.L43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ASIN([.G44]*2*PI()/(24*60))*24*60/(2*PI())" office:value-type="float" office:value="43.2563657502652" calcext:value-type="float">
            <text:p>43</text:p>
          </table:table-cell>
          <table:table-cell table:style-name="ce8" table:formula="of:=ROUND([.H44]-[.G44])"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K44]"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 table:formula="of:=IF([.K44]-[.L44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ASIN([.G45]*2*PI()/(24*60))*24*60/(2*PI())" office:value-type="float" office:value="44.2748813505537" calcext:value-type="float">
            <text:p>44</text:p>
          </table:table-cell>
          <table:table-cell table:style-name="ce8" table:formula="of:=ROUND([.H45]-[.G45])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5]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table:formula="of:=IF([.K45]-[.L45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ASIN([.G46]*2*PI()/(24*60))*24*60/(2*PI())" office:value-type="float" office:value="45.294283207018" calcext:value-type="float">
            <text:p>45</text:p>
          </table:table-cell>
          <table:table-cell table:style-name="ce8" table:formula="of:=ROUND([.H46]-[.G46])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K46]"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  <table:table-cell table:formula="of:=IF([.K46]-[.L46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ASIN([.G47]*2*PI()/(24*60))*24*60/(2*PI())" office:value-type="float" office:value="46.3145938590928" calcext:value-type="float">
            <text:p>46</text:p>
          </table:table-cell>
          <table:table-cell table:style-name="ce8" table:formula="of:=ROUND([.H47]-[.G47])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K47]"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table:formula="of:=IF([.K47]-[.L47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ASIN([.G48]*2*PI()/(24*60))*24*60/(2*PI())" office:value-type="float" office:value="47.3358360190144" calcext:value-type="float">
            <text:p>47</text:p>
          </table:table-cell>
          <table:table-cell table:style-name="ce8" table:formula="of:=ROUND([.H48]-[.G48])"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K48]"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table:formula="of:=IF([.K48]-[.L48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ASIN([.G49]*2*PI()/(24*60))*24*60/(2*PI())" office:value-type="float" office:value="48.3580325769792" calcext:value-type="float">
            <text:p>48</text:p>
          </table:table-cell>
          <table:table-cell table:style-name="ce8" table:formula="of:=ROUND([.H49]-[.G49])"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K49]"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table:formula="of:=IF([.K49]-[.L49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ASIN([.G50]*2*PI()/(24*60))*24*60/(2*PI())" office:value-type="float" office:value="49.3812066064023" calcext:value-type="float">
            <text:p>49</text:p>
          </table:table-cell>
          <table:table-cell table:style-name="ce8" table:formula="of:=ROUND([.H50]-[.G50])"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50]"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table:formula="of:=IF([.K50]-[.L50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ASIN([.G51]*2*PI()/(24*60))*24*60/(2*PI())" office:value-type="float" office:value="50.4053813692784" calcext:value-type="float">
            <text:p>50</text:p>
          </table:table-cell>
          <table:table-cell table:style-name="ce8" table:formula="of:=ROUND([.H51]-[.G51])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K51]"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table:formula="of:=IF([.K51]-[.L51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ASIN([.G52]*2*PI()/(24*60))*24*60/(2*PI())" office:value-type="float" office:value="51.4305803216497" calcext:value-type="float">
            <text:p>51</text:p>
          </table:table-cell>
          <table:table-cell table:style-name="ce8" table:formula="of:=ROUND([.H52]-[.G52])"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K52]"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table:formula="of:=IF([.K52]-[.L52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ASIN([.G53]*2*PI()/(24*60))*24*60/(2*PI())" office:value-type="float" office:value="52.4568271191841" calcext:value-type="float">
            <text:p>52</text:p>
          </table:table-cell>
          <table:table-cell table:style-name="ce8" table:formula="of:=ROUND([.H53]-[.G53])"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K53]"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table:formula="of:=IF([.K53]-[.L53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ASIN([.G54]*2*PI()/(24*60))*24*60/(2*PI())" office:value-type="float" office:value="53.4841456228681" calcext:value-type="float">
            <text:p>53</text:p>
          </table:table-cell>
          <table:table-cell table:style-name="ce8" table:formula="of:=ROUND([.H54]-[.G54])"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K54]"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table:formula="of:=IF([.K54]-[.L54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ASIN([.G55]*2*PI()/(24*60))*24*60/(2*PI())" office:value-type="float" office:value="54.5125599048183" calcext:value-type="float">
            <text:p>55</text:p>
          </table:table-cell>
          <table:table-cell table:style-name="ce8" table:formula="of:=ROUND([.H55]-[.G55])"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55]"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table:formula="of:=IF([.K55]-[.L55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ASIN([.G56]*2*PI()/(24*60))*24*60/(2*PI())" office:value-type="float" office:value="55.5420942542162" calcext:value-type="float">
            <text:p>56</text:p>
          </table:table-cell>
          <table:table-cell table:style-name="ce8" table:formula="of:=ROUND([.H56]-[.G56])" office:value-type="float" office:value="1" calcext:value-type="float">
            <text:p>1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K56]"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table:formula="of:=IF([.K56]-[.L56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ASIN([.G57]*2*PI()/(24*60))*24*60/(2*PI())" office:value-type="float" office:value="56.5727731833702" calcext:value-type="float">
            <text:p>57</text:p>
          </table:table-cell>
          <table:table-cell table:style-name="ce8" table:formula="of:=ROUND([.H57]-[.G57])" office:value-type="float" office:value="1" calcext:value-type="float">
            <text:p>1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K57]"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table:formula="of:=IF([.K57]-[.L57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ASIN([.G58]*2*PI()/(24*60))*24*60/(2*PI())" office:value-type="float" office:value="57.6046214339092" calcext:value-type="float">
            <text:p>58</text:p>
          </table:table-cell>
          <table:table-cell table:style-name="ce8" table:formula="of:=ROUND([.H58]-[.G58])"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K58]"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table:formula="of:=IF([.K58]-[.L58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ASIN([.G59]*2*PI()/(24*60))*24*60/(2*PI())" office:value-type="float" office:value="58.6376639831138" calcext:value-type="float">
            <text:p>59</text:p>
          </table:table-cell>
          <table:table-cell table:style-name="ce8" table:formula="of:=ROUND([.H59]-[.G59])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K59]" office:value-type="float" office:value="214" calcext:value-type="float">
            <text:p>214</text:p>
          </table:table-cell>
          <table:table-cell office:value-type="float" office:value="62" calcext:value-type="float">
            <text:p>62</text:p>
          </table:table-cell>
          <table:table-cell table:formula="of:=IF([.K59]-[.L59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ASIN([.G60]*2*PI()/(24*60))*24*60/(2*PI())" office:value-type="float" office:value="59.6719260503888" calcext:value-type="float">
            <text:p>60</text:p>
          </table:table-cell>
          <table:table-cell table:style-name="ce8" table:formula="of:=ROUND([.H60]-[.G60])"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60]"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formula="of:=IF([.K60]-[.L60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ASIN([.G61]*2*PI()/(24*60))*24*60/(2*PI())" office:value-type="float" office:value="60.7074331038821" calcext:value-type="float">
            <text:p>61</text:p>
          </table:table-cell>
          <table:table-cell table:style-name="ce8" table:formula="of:=ROUND([.H61]-[.G61])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K61]"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IF([.K61]-[.L61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ASIN([.G62]*2*PI()/(24*60))*24*60/(2*PI())" office:value-type="float" office:value="61.7442108672563" calcext:value-type="float">
            <text:p>62</text:p>
          </table:table-cell>
          <table:table-cell table:style-name="ce8" table:formula="of:=ROUND([.H62]-[.G62])" office:value-type="float" office:value="1" calcext:value-type="float">
            <text:p>1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K62]"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table:formula="of:=IF([.K62]-[.L62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ASIN([.G63]*2*PI()/(24*60))*24*60/(2*PI())" office:value-type="float" office:value="62.7822853266174" calcext:value-type="float">
            <text:p>63</text:p>
          </table:table-cell>
          <table:table-cell table:style-name="ce8" table:formula="of:=ROUND([.H63]-[.G63])" office:value-type="float" office:value="1" calcext:value-type="float">
            <text:p>1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K63]"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table:formula="of:=IF([.K63]-[.L63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ASIN([.G64]*2*PI()/(24*60))*24*60/(2*PI())" office:value-type="float" office:value="63.8216827376072" calcext:value-type="float">
            <text:p>64</text:p>
          </table:table-cell>
          <table:table-cell table:style-name="ce8" table:formula="of:=ROUND([.H64]-[.G64])" office:value-type="float" office:value="1" calcext:value-type="float">
            <text:p>1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K64]"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table:formula="of:=IF([.K64]-[.L64];1;0)" office:value-type="float" office:value="0" calcext:value-type="float">
            <text:p>0</text:p>
          </table:table-cell>
          <table:table-cell/>
          <table:table-cell table:style-name="ce7"/>
          <table:table-cell table:style-name="ce8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ASIN([.G65]*2*PI()/(24*60))*24*60/(2*PI())" office:value-type="float" office:value="64.8624296326641" calcext:value-type="float">
            <text:p>65</text:p>
          </table:table-cell>
          <table:table-cell table:style-name="ce8" table:formula="of:=ROUND([.H65]-[.G65])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65]"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IF([.K65]-[.L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ASIN([.G66]*2*PI()/(24*60))*24*60/(2*PI())" office:value-type="float" office:value="65.90455282846" calcext:value-type="float">
            <text:p>66</text:p>
          </table:table-cell>
          <table:table-cell table:style-name="ce8" table:formula="of:=ROUND([.H66]-[.G66])" office:value-type="float" office:value="1" calcext:value-type="float">
            <text:p>1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K66]"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table:formula="of:=IF([.K66]-[.L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ASIN([.G67]*2*PI()/(24*60))*24*60/(2*PI())" office:value-type="float" office:value="66.9480794335179" calcext:value-type="float">
            <text:p>67</text:p>
          </table:table-cell>
          <table:table-cell table:style-name="ce8" table:formula="of:=ROUND([.H67]-[.G67])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K67]"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table:formula="of:=IF([.K67]-[.L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ASIN([.G68]*2*PI()/(24*60))*24*60/(2*PI())" office:value-type="float" office:value="67.9930368560184" calcext:value-type="float">
            <text:p>68</text:p>
          </table:table-cell>
          <table:table-cell table:style-name="ce8" table:formula="of:=ROUND([.H68]-[.G68])" office:value-type="float" office:value="1" calcext:value-type="float">
            <text:p>1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K68]"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  <table:table-cell table:formula="of:=IF([.K68]-[.L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ASIN([.G69]*2*PI()/(24*60))*24*60/(2*PI())" office:value-type="float" office:value="69.0394528118009" calcext:value-type="float">
            <text:p>69</text:p>
          </table:table-cell>
          <table:table-cell table:style-name="ce8" table:formula="of:=ROUND([.H69]-[.G69])" office:value-type="float" office:value="1" calcext:value-type="float">
            <text:p>1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K69]" office:value-type="float" office:value="224" calcext:value-type="float">
            <text:p>224</text:p>
          </table:table-cell>
          <table:table-cell office:value-type="float" office:value="87" calcext:value-type="float">
            <text:p>87</text:p>
          </table:table-cell>
          <table:table-cell table:formula="of:=IF([.K69]-[.L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ASIN([.G70]*2*PI()/(24*60))*24*60/(2*PI())" office:value-type="float" office:value="70.087355332567" calcext:value-type="float">
            <text:p>70</text:p>
          </table:table-cell>
          <table:table-cell table:style-name="ce8" table:formula="of:=ROUND([.H70]-[.G70])" office:value-type="float" office:value="1" calcext:value-type="float">
            <text:p>1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70]"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formula="of:=IF([.K70]-[.L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ASIN([.G71]*2*PI()/(24*60))*24*60/(2*PI())" office:value-type="float" office:value="71.1367727742932" calcext:value-type="float">
            <text:p>71</text:p>
          </table:table-cell>
          <table:table-cell table:style-name="ce8" table:formula="of:=ROUND([.H71]-[.G71])" office:value-type="float" office:value="1" calcext:value-type="float">
            <text:p>1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K71]"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table:formula="of:=IF([.K71]-[.L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ASIN([.G72]*2*PI()/(24*60))*24*60/(2*PI())" office:value-type="float" office:value="72.1877338258611" calcext:value-type="float">
            <text:p>72</text:p>
          </table:table-cell>
          <table:table-cell table:style-name="ce8" table:formula="of:=ROUND([.H72]-[.G72])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K72]"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table:formula="of:=IF([.K72]-[.L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ASIN([.G73]*2*PI()/(24*60))*24*60/(2*PI())" office:value-type="float" office:value="73.2402675179131" calcext:value-type="float">
            <text:p>73</text:p>
          </table:table-cell>
          <table:table-cell table:style-name="ce8" table:formula="of:=ROUND([.H73]-[.G73])" office:value-type="float" office:value="1" calcext:value-type="float">
            <text:p>1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K73]"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  <table:table-cell table:formula="of:=IF([.K73]-[.L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ASIN([.G74]*2*PI()/(24*60))*24*60/(2*PI())" office:value-type="float" office:value="74.2944032319407" calcext:value-type="float">
            <text:p>74</text:p>
          </table:table-cell>
          <table:table-cell table:style-name="ce8" table:formula="of:=ROUND([.H74]-[.G74])" office:value-type="float" office:value="1" calcext:value-type="float">
            <text:p>1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K74]"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table:formula="of:=IF([.K74]-[.L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ASIN([.G75]*2*PI()/(24*60))*24*60/(2*PI())" office:value-type="float" office:value="75.350170709616" calcext:value-type="float">
            <text:p>75</text:p>
          </table:table-cell>
          <table:table-cell table:style-name="ce8" table:formula="of:=ROUND([.H75]-[.G7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ASIN([.G76]*2*PI()/(24*60))*24*60/(2*PI())" office:value-type="float" office:value="76.4076000623739" calcext:value-type="float">
            <text:p>76</text:p>
          </table:table-cell>
          <table:table-cell table:style-name="ce8" table:formula="of:=ROUND([.H76]-[.G7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ASIN([.G77]*2*PI()/(24*60))*24*60/(2*PI())" office:value-type="float" office:value="77.4667217812547" calcext:value-type="float">
            <text:p>77</text:p>
          </table:table-cell>
          <table:table-cell table:style-name="ce8" table:formula="of:=ROUND([.H77]-[.G7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ASIN([.G78]*2*PI()/(24*60))*24*60/(2*PI())" office:value-type="float" office:value="78.5275667470179" calcext:value-type="float">
            <text:p>79</text:p>
          </table:table-cell>
          <table:table-cell table:style-name="ce8" table:formula="of:=ROUND([.H78]-[.G7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ASIN([.G79]*2*PI()/(24*60))*24*60/(2*PI())" office:value-type="float" office:value="79.5901662405356" calcext:value-type="float">
            <text:p>80</text:p>
          </table:table-cell>
          <table:table-cell table:style-name="ce8" table:formula="of:=ROUND([.H79]-[.G7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ASIN([.G80]*2*PI()/(24*60))*24*60/(2*PI())" office:value-type="float" office:value="80.6545519534778" calcext:value-type="float">
            <text:p>81</text:p>
          </table:table-cell>
          <table:table-cell table:style-name="ce8" table:formula="of:=ROUND([.H80]-[.G8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ASIN([.G81]*2*PI()/(24*60))*24*60/(2*PI())" office:value-type="float" office:value="81.7207559992993" calcext:value-type="float">
            <text:p>82</text:p>
          </table:table-cell>
          <table:table-cell table:style-name="ce8" table:formula="of:=ROUND([.H81]-[.G8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ASIN([.G82]*2*PI()/(24*60))*24*60/(2*PI())" office:value-type="float" office:value="82.7888109245414" calcext:value-type="float">
            <text:p>83</text:p>
          </table:table-cell>
          <table:table-cell table:style-name="ce8" table:formula="of:=ROUND([.H82]-[.G82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ASIN([.G83]*2*PI()/(24*60))*24*60/(2*PI())" office:value-type="float" office:value="83.8587497204582" calcext:value-type="float">
            <text:p>84</text:p>
          </table:table-cell>
          <table:table-cell table:style-name="ce8" table:formula="of:=ROUND([.H83]-[.G83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ASIN([.G84]*2*PI()/(24*60))*24*60/(2*PI())" office:value-type="float" office:value="84.9306058349826" calcext:value-type="float">
            <text:p>85</text:p>
          </table:table-cell>
          <table:table-cell table:style-name="ce8" table:formula="of:=ROUND([.H84]-[.G84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ASIN([.G85]*2*PI()/(24*60))*24*60/(2*PI())" office:value-type="float" office:value="86.0044131850432" calcext:value-type="float">
            <text:p>86</text:p>
          </table:table-cell>
          <table:table-cell table:style-name="ce8" table:formula="of:=ROUND([.H85]-[.G85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ASIN([.G86]*2*PI()/(24*60))*24*60/(2*PI())" office:value-type="float" office:value="87.0802061692463" calcext:value-type="float">
            <text:p>87</text:p>
          </table:table-cell>
          <table:table-cell table:style-name="ce8" table:formula="of:=ROUND([.H86]-[.G86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ASIN([.G87]*2*PI()/(24*60))*24*60/(2*PI())" office:value-type="float" office:value="88.1580196809382" calcext:value-type="float">
            <text:p>88</text:p>
          </table:table-cell>
          <table:table-cell table:style-name="ce8" table:formula="of:=ROUND([.H87]-[.G87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ASIN([.G88]*2*PI()/(24*60))*24*60/(2*PI())" office:value-type="float" office:value="89.2378891216616" calcext:value-type="float">
            <text:p>89</text:p>
          </table:table-cell>
          <table:table-cell table:style-name="ce8" table:formula="of:=ROUND([.H88]-[.G8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ASIN([.G89]*2*PI()/(24*60))*24*60/(2*PI())" office:value-type="float" office:value="90.3198504150227" calcext:value-type="float">
            <text:p>90</text:p>
          </table:table-cell>
          <table:table-cell table:style-name="ce8" table:formula="of:=ROUND([.H89]-[.G8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ASIN([.G90]*2*PI()/(24*60))*24*60/(2*PI())" office:value-type="float" office:value="91.4039400209843" calcext:value-type="float">
            <text:p>91</text:p>
          </table:table-cell>
          <table:table-cell table:style-name="ce8" table:formula="of:=ROUND([.H90]-[.G9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ASIN([.G91]*2*PI()/(24*60))*24*60/(2*PI())" office:value-type="float" office:value="92.4901949506033" calcext:value-type="float">
            <text:p>92</text:p>
          </table:table-cell>
          <table:table-cell table:style-name="ce8" table:formula="of:=ROUND([.H91]-[.G9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ASIN([.G92]*2*PI()/(24*60))*24*60/(2*PI())" office:value-type="float" office:value="93.5786527812298" calcext:value-type="float">
            <text:p>94</text:p>
          </table:table-cell>
          <table:table-cell table:style-name="ce8" table:formula="of:=ROUND([.H92]-[.G92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ASIN([.G93]*2*PI()/(24*60))*24*60/(2*PI())" office:value-type="float" office:value="94.6693516721864" calcext:value-type="float">
            <text:p>95</text:p>
          </table:table-cell>
          <table:table-cell table:style-name="ce8" table:formula="of:=ROUND([.H93]-[.G93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ASIN([.G94]*2*PI()/(24*60))*24*60/(2*PI())" office:value-type="float" office:value="95.7623303809476" calcext:value-type="float">
            <text:p>96</text:p>
          </table:table-cell>
          <table:table-cell table:style-name="ce8" table:formula="of:=ROUND([.H94]-[.G94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ASIN([.G95]*2*PI()/(24*60))*24*60/(2*PI())" office:value-type="float" office:value="96.8576282798406" calcext:value-type="float">
            <text:p>97</text:p>
          </table:table-cell>
          <table:table-cell table:style-name="ce8" table:formula="of:=ROUND([.H95]-[.G95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ASIN([.G96]*2*PI()/(24*60))*24*60/(2*PI())" office:value-type="float" office:value="97.9552853732872" calcext:value-type="float">
            <text:p>98</text:p>
          </table:table-cell>
          <table:table-cell table:style-name="ce8" table:formula="of:=ROUND([.H96]-[.G96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ASIN([.G97]*2*PI()/(24*60))*24*60/(2*PI())" office:value-type="float" office:value="99.0553423156119" calcext:value-type="float">
            <text:p>99</text:p>
          </table:table-cell>
          <table:table-cell table:style-name="ce8" table:formula="of:=ROUND([.H97]-[.G97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ASIN([.G98]*2*PI()/(24*60))*24*60/(2*PI())" office:value-type="float" office:value="100.157840429438" calcext:value-type="float">
            <text:p>100</text:p>
          </table:table-cell>
          <table:table-cell table:style-name="ce8" table:formula="of:=ROUND([.H98]-[.G98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ASIN([.G99]*2*PI()/(24*60))*24*60/(2*PI())" office:value-type="float" office:value="101.262821724696" calcext:value-type="float">
            <text:p>101</text:p>
          </table:table-cell>
          <table:table-cell table:style-name="ce8" table:formula="of:=ROUND([.H99]-[.G99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ASIN([.G100]*2*PI()/(24*60))*24*60/(2*PI())" office:value-type="float" office:value="102.370328918277" calcext:value-type="float">
            <text:p>102</text:p>
          </table:table-cell>
          <table:table-cell table:style-name="ce8" table:formula="of:=ROUND([.H100]-[.G100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ASIN([.G101]*2*PI()/(24*60))*24*60/(2*PI())" office:value-type="float" office:value="103.480405454341" calcext:value-type="float">
            <text:p>103</text:p>
          </table:table-cell>
          <table:table-cell table:style-name="ce8" table:formula="of:=ROUND([.H101]-[.G101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ASIN([.G102]*2*PI()/(24*60))*24*60/(2*PI())" office:value-type="float" office:value="104.593095525339" calcext:value-type="float">
            <text:p>105</text:p>
          </table:table-cell>
          <table:table-cell table:style-name="ce8" table:formula="of:=ROUND([.H102]-[.G102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ASIN([.G103]*2*PI()/(24*60))*24*60/(2*PI())" office:value-type="float" office:value="105.708444093745" calcext:value-type="float">
            <text:p>106</text:p>
          </table:table-cell>
          <table:table-cell table:style-name="ce8" table:formula="of:=ROUND([.H103]-[.G103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ASIN([.G104]*2*PI()/(24*60))*24*60/(2*PI())" office:value-type="float" office:value="106.826496914552" calcext:value-type="float">
            <text:p>107</text:p>
          </table:table-cell>
          <table:table-cell table:style-name="ce8" table:formula="of:=ROUND([.H104]-[.G104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ASIN([.G105]*2*PI()/(24*60))*24*60/(2*PI())" office:value-type="float" office:value="107.947300558565" calcext:value-type="float">
            <text:p>108</text:p>
          </table:table-cell>
          <table:table-cell table:style-name="ce8" table:formula="of:=ROUND([.H105]-[.G105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ASIN([.G106]*2*PI()/(24*60))*24*60/(2*PI())" office:value-type="float" office:value="109.070902436509" calcext:value-type="float">
            <text:p>109</text:p>
          </table:table-cell>
          <table:table-cell table:style-name="ce8" table:formula="of:=ROUND([.H106]-[.G106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ASIN([.G107]*2*PI()/(24*60))*24*60/(2*PI())" office:value-type="float" office:value="110.197350824012" calcext:value-type="float">
            <text:p>110</text:p>
          </table:table-cell>
          <table:table-cell table:style-name="ce8" table:formula="of:=ROUND([.H107]-[.G107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ASIN([.G108]*2*PI()/(24*60))*24*60/(2*PI())" office:value-type="float" office:value="111.326694887482" calcext:value-type="float">
            <text:p>111</text:p>
          </table:table-cell>
          <table:table-cell table:style-name="ce8" table:formula="of:=ROUND([.H108]-[.G108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ASIN([.G109]*2*PI()/(24*60))*24*60/(2*PI())" office:value-type="float" office:value="112.458984710933" calcext:value-type="float">
            <text:p>112</text:p>
          </table:table-cell>
          <table:table-cell table:style-name="ce8" table:formula="of:=ROUND([.H109]-[.G109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ASIN([.G110]*2*PI()/(24*60))*24*60/(2*PI())" office:value-type="float" office:value="113.594271323798" calcext:value-type="float">
            <text:p>114</text:p>
          </table:table-cell>
          <table:table-cell table:style-name="ce8" table:formula="of:=ROUND([.H110]-[.G110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ASIN([.G111]*2*PI()/(24*60))*24*60/(2*PI())" office:value-type="float" office:value="114.732606729766" calcext:value-type="float">
            <text:p>115</text:p>
          </table:table-cell>
          <table:table-cell table:style-name="ce8" table:formula="of:=ROUND([.H111]-[.G111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ASIN([.G112]*2*PI()/(24*60))*24*60/(2*PI())" office:value-type="float" office:value="115.874043936716" calcext:value-type="float">
            <text:p>116</text:p>
          </table:table-cell>
          <table:table-cell table:style-name="ce8" table:formula="of:=ROUND([.H112]-[.G112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ASIN([.G113]*2*PI()/(24*60))*24*60/(2*PI())" office:value-type="float" office:value="117.018636987766" calcext:value-type="float">
            <text:p>117</text:p>
          </table:table-cell>
          <table:table-cell table:style-name="ce8" table:formula="of:=ROUND([.H113]-[.G113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ASIN([.G114]*2*PI()/(24*60))*24*60/(2*PI())" office:value-type="float" office:value="118.166440993513" calcext:value-type="float">
            <text:p>118</text:p>
          </table:table-cell>
          <table:table-cell table:style-name="ce8" table:formula="of:=ROUND([.H114]-[.G114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ASIN([.G115]*2*PI()/(24*60))*24*60/(2*PI())" office:value-type="float" office:value="119.317512165524" calcext:value-type="float">
            <text:p>119</text:p>
          </table:table-cell>
          <table:table-cell table:style-name="ce8" table:formula="of:=ROUND([.H115]-[.G115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ASIN([.G116]*2*PI()/(24*60))*24*60/(2*PI())" office:value-type="float" office:value="120.47190785111" calcext:value-type="float">
            <text:p>120</text:p>
          </table:table-cell>
          <table:table-cell table:style-name="ce8" table:formula="of:=ROUND([.H116]-[.G116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ASIN([.G117]*2*PI()/(24*60))*24*60/(2*PI())" office:value-type="float" office:value="121.62968656948" calcext:value-type="float">
            <text:p>122</text:p>
          </table:table-cell>
          <table:table-cell table:style-name="ce8" table:formula="of:=ROUND([.H117]-[.G117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ASIN([.G118]*2*PI()/(24*60))*24*60/(2*PI())" office:value-type="float" office:value="122.790908049321" calcext:value-type="float">
            <text:p>123</text:p>
          </table:table-cell>
          <table:table-cell table:style-name="ce8" table:formula="of:=ROUND([.H118]-[.G11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ASIN([.G119]*2*PI()/(24*60))*24*60/(2*PI())" office:value-type="float" office:value="123.955633267877" calcext:value-type="float">
            <text:p>124</text:p>
          </table:table-cell>
          <table:table-cell table:style-name="ce8" table:formula="of:=ROUND([.H119]-[.G119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ASIN([.G120]*2*PI()/(24*60))*24*60/(2*PI())" office:value-type="float" office:value="125.123924491614" calcext:value-type="float">
            <text:p>125</text:p>
          </table:table-cell>
          <table:table-cell table:style-name="ce8" table:formula="of:=ROUND([.H120]-[.G120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ASIN([.G121]*2*PI()/(24*60))*24*60/(2*PI())" office:value-type="float" office:value="126.295845318528" calcext:value-type="float">
            <text:p>126</text:p>
          </table:table-cell>
          <table:table-cell table:style-name="ce8" table:formula="of:=ROUND([.H121]-[.G121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ASIN([.G122]*2*PI()/(24*60))*24*60/(2*PI())" office:value-type="float" office:value="127.471460722209" calcext:value-type="float">
            <text:p>127</text:p>
          </table:table-cell>
          <table:table-cell table:style-name="ce8" table:formula="of:=ROUND([.H122]-[.G122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ASIN([.G123]*2*PI()/(24*60))*24*60/(2*PI())" office:value-type="float" office:value="128.650837097719" calcext:value-type="float">
            <text:p>129</text:p>
          </table:table-cell>
          <table:table-cell table:style-name="ce8" table:formula="of:=ROUND([.H123]-[.G123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ASIN([.G124]*2*PI()/(24*60))*24*60/(2*PI())" office:value-type="float" office:value="129.834042309409" calcext:value-type="float">
            <text:p>130</text:p>
          </table:table-cell>
          <table:table-cell table:style-name="ce8" table:formula="of:=ROUND([.H124]-[.G124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ASIN([.G125]*2*PI()/(24*60))*24*60/(2*PI())" office:value-type="float" office:value="131.021145740746" calcext:value-type="float">
            <text:p>131</text:p>
          </table:table-cell>
          <table:table-cell table:style-name="ce8" table:formula="of:=ROUND([.H125]-[.G125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ASIN([.G126]*2*PI()/(24*60))*24*60/(2*PI())" office:value-type="float" office:value="132.212218346285" calcext:value-type="float">
            <text:p>132</text:p>
          </table:table-cell>
          <table:table-cell table:style-name="ce8" table:formula="of:=ROUND([.H126]-[.G126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ASIN([.G127]*2*PI()/(24*60))*24*60/(2*PI())" office:value-type="float" office:value="133.407332705873" calcext:value-type="float">
            <text:p>133</text:p>
          </table:table-cell>
          <table:table-cell table:style-name="ce8" table:formula="of:=ROUND([.H127]-[.G127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ASIN([.G128]*2*PI()/(24*60))*24*60/(2*PI())" office:value-type="float" office:value="134.606563081222" calcext:value-type="float">
            <text:p>135</text:p>
          </table:table-cell>
          <table:table-cell table:style-name="ce8" table:formula="of:=ROUND([.H128]-[.G128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ASIN([.G129]*2*PI()/(24*60))*24*60/(2*PI())" office:value-type="float" office:value="135.809985474981" calcext:value-type="float">
            <text:p>136</text:p>
          </table:table-cell>
          <table:table-cell table:style-name="ce8" table:formula="of:=ROUND([.H129]-[.G129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ASIN([.G130]*2*PI()/(24*60))*24*60/(2*PI())" office:value-type="float" office:value="137.017677692425" calcext:value-type="float">
            <text:p>137</text:p>
          </table:table-cell>
          <table:table-cell table:style-name="ce8" table:formula="of:=ROUND([.H130]-[.G130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ASIN([.G131]*2*PI()/(24*60))*24*60/(2*PI())" office:value-type="float" office:value="138.22971940593" calcext:value-type="float">
            <text:p>138</text:p>
          </table:table-cell>
          <table:table-cell table:style-name="ce8" table:formula="of:=ROUND([.H131]-[.G131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ASIN([.G132]*2*PI()/(24*60))*24*60/(2*PI())" office:value-type="float" office:value="139.446192222366" calcext:value-type="float">
            <text:p>139</text:p>
          </table:table-cell>
          <table:table-cell table:style-name="ce8" table:formula="of:=ROUND([.H132]-[.G132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ASIN([.G133]*2*PI()/(24*60))*24*60/(2*PI())" office:value-type="float" office:value="140.667179753591" calcext:value-type="float">
            <text:p>141</text:p>
          </table:table-cell>
          <table:table-cell table:style-name="ce8" table:formula="of:=ROUND([.H133]-[.G133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ASIN([.G134]*2*PI()/(24*60))*24*60/(2*PI())" office:value-type="float" office:value="141.892767690217" calcext:value-type="float">
            <text:p>142</text:p>
          </table:table-cell>
          <table:table-cell table:style-name="ce8" table:formula="of:=ROUND([.H134]-[.G134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ASIN([.G135]*2*PI()/(24*60))*24*60/(2*PI())" office:value-type="float" office:value="143.123043878824" calcext:value-type="float">
            <text:p>143</text:p>
          </table:table-cell>
          <table:table-cell table:style-name="ce8" table:formula="of:=ROUND([.H135]-[.G135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ASIN([.G136]*2*PI()/(24*60))*24*60/(2*PI())" office:value-type="float" office:value="144.358098402844" calcext:value-type="float">
            <text:p>144</text:p>
          </table:table-cell>
          <table:table-cell table:style-name="ce8" table:formula="of:=ROUND([.H136]-[.G136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ASIN([.G137]*2*PI()/(24*60))*24*60/(2*PI())" office:value-type="float" office:value="145.598023667313" calcext:value-type="float">
            <text:p>146</text:p>
          </table:table-cell>
          <table:table-cell table:style-name="ce8" table:formula="of:=ROUND([.H137]-[.G137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ASIN([.G138]*2*PI()/(24*60))*24*60/(2*PI())" office:value-type="float" office:value="146.842914487729" calcext:value-type="float">
            <text:p>147</text:p>
          </table:table-cell>
          <table:table-cell table:style-name="ce8" table:formula="of:=ROUND([.H138]-[.G138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ASIN([.G139]*2*PI()/(24*60))*24*60/(2*PI())" office:value-type="float" office:value="148.092868183257" calcext:value-type="float">
            <text:p>148</text:p>
          </table:table-cell>
          <table:table-cell table:style-name="ce8" table:formula="of:=ROUND([.H139]-[.G139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ASIN([.G140]*2*PI()/(24*60))*24*60/(2*PI())" office:value-type="float" office:value="149.347984674554" calcext:value-type="float">
            <text:p>149</text:p>
          </table:table-cell>
          <table:table-cell table:style-name="ce8" table:formula="of:=ROUND([.H140]-[.G140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ASIN([.G141]*2*PI()/(24*60))*24*60/(2*PI())" office:value-type="float" office:value="150.608366586484" calcext:value-type="float">
            <text:p>151</text:p>
          </table:table-cell>
          <table:table-cell table:style-name="ce8" table:formula="of:=ROUND([.H141]-[.G141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ASIN([.G142]*2*PI()/(24*60))*24*60/(2*PI())" office:value-type="float" office:value="151.874119356038" calcext:value-type="float">
            <text:p>152</text:p>
          </table:table-cell>
          <table:table-cell table:style-name="ce8" table:formula="of:=ROUND([.H142]-[.G142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ASIN([.G143]*2*PI()/(24*60))*24*60/(2*PI())" office:value-type="float" office:value="153.14535134578" calcext:value-type="float">
            <text:p>153</text:p>
          </table:table-cell>
          <table:table-cell table:style-name="ce8" table:formula="of:=ROUND([.H143]-[.G143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ASIN([.G144]*2*PI()/(24*60))*24*60/(2*PI())" office:value-type="float" office:value="154.422173963167" calcext:value-type="float">
            <text:p>154</text:p>
          </table:table-cell>
          <table:table-cell table:style-name="ce8" table:formula="of:=ROUND([.H144]-[.G144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ASIN([.G145]*2*PI()/(24*60))*24*60/(2*PI())" office:value-type="float" office:value="155.704701786127" calcext:value-type="float">
            <text:p>156</text:p>
          </table:table-cell>
          <table:table-cell table:style-name="ce8" table:formula="of:=ROUND([.H145]-[.G145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ASIN([.G146]*2*PI()/(24*60))*24*60/(2*PI())" office:value-type="float" office:value="156.993052695296" calcext:value-type="float">
            <text:p>157</text:p>
          </table:table-cell>
          <table:table-cell table:style-name="ce8" table:formula="of:=ROUND([.H146]-[.G14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ASIN([.G147]*2*PI()/(24*60))*24*60/(2*PI())" office:value-type="float" office:value="158.287348013352" calcext:value-type="float">
            <text:p>158</text:p>
          </table:table-cell>
          <table:table-cell table:style-name="ce8" table:formula="of:=ROUND([.H147]-[.G147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ASIN([.G148]*2*PI()/(24*60))*24*60/(2*PI())" office:value-type="float" office:value="159.587712651916" calcext:value-type="float">
            <text:p>160</text:p>
          </table:table-cell>
          <table:table-cell table:style-name="ce8" table:formula="of:=ROUND([.H148]-[.G148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ASIN([.G149]*2*PI()/(24*60))*24*60/(2*PI())" office:value-type="float" office:value="160.894275266539" calcext:value-type="float">
            <text:p>161</text:p>
          </table:table-cell>
          <table:table-cell table:style-name="ce8" table:formula="of:=ROUND([.H149]-[.G149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ASIN([.G150]*2*PI()/(24*60))*24*60/(2*PI())" office:value-type="float" office:value="162.207168420306" calcext:value-type="float">
            <text:p>162</text:p>
          </table:table-cell>
          <table:table-cell table:style-name="ce8" table:formula="of:=ROUND([.H150]-[.G150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ASIN([.G151]*2*PI()/(24*60))*24*60/(2*PI())" office:value-type="float" office:value="163.526528756677" calcext:value-type="float">
            <text:p>164</text:p>
          </table:table-cell>
          <table:table-cell table:style-name="ce8" table:formula="of:=ROUND([.H151]-[.G151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ASIN([.G152]*2*PI()/(24*60))*24*60/(2*PI())" office:value-type="float" office:value="164.852497182184" calcext:value-type="float">
            <text:p>165</text:p>
          </table:table-cell>
          <table:table-cell table:style-name="ce8" table:formula="of:=ROUND([.H152]-[.G152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ASIN([.G153]*2*PI()/(24*60))*24*60/(2*PI())" office:value-type="float" office:value="166.185219059704" calcext:value-type="float">
            <text:p>166</text:p>
          </table:table-cell>
          <table:table-cell table:style-name="ce8" table:formula="of:=ROUND([.H153]-[.G153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ASIN([.G154]*2*PI()/(24*60))*24*60/(2*PI())" office:value-type="float" office:value="167.524844413044" calcext:value-type="float">
            <text:p>168</text:p>
          </table:table-cell>
          <table:table-cell table:style-name="ce8" table:formula="of:=ROUND([.H154]-[.G154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ASIN([.G155]*2*PI()/(24*60))*24*60/(2*PI())" office:value-type="float" office:value="168.87152814368" calcext:value-type="float">
            <text:p>169</text:p>
          </table:table-cell>
          <table:table-cell table:style-name="ce8" table:formula="of:=ROUND([.H155]-[.G155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ASIN([.G156]*2*PI()/(24*60))*24*60/(2*PI())" office:value-type="float" office:value="170.225430260526" calcext:value-type="float">
            <text:p>170</text:p>
          </table:table-cell>
          <table:table-cell table:style-name="ce8" table:formula="of:=ROUND([.H156]-[.G156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ASIN([.G157]*2*PI()/(24*60))*24*60/(2*PI())" office:value-type="float" office:value="171.586716123719" calcext:value-type="float">
            <text:p>172</text:p>
          </table:table-cell>
          <table:table-cell table:style-name="ce8" table:formula="of:=ROUND([.H157]-[.G157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ASIN([.G158]*2*PI()/(24*60))*24*60/(2*PI())" office:value-type="float" office:value="172.955556703462" calcext:value-type="float">
            <text:p>173</text:p>
          </table:table-cell>
          <table:table-cell table:style-name="ce8" table:formula="of:=ROUND([.H158]-[.G158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ASIN([.G159]*2*PI()/(24*60))*24*60/(2*PI())" office:value-type="float" office:value="174.3321288551" calcext:value-type="float">
            <text:p>174</text:p>
          </table:table-cell>
          <table:table-cell table:style-name="ce8" table:formula="of:=ROUND([.H159]-[.G159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ASIN([.G160]*2*PI()/(24*60))*24*60/(2*PI())" office:value-type="float" office:value="175.716615611668" calcext:value-type="float">
            <text:p>176</text:p>
          </table:table-cell>
          <table:table-cell table:style-name="ce8" table:formula="of:=ROUND([.H160]-[.G160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ASIN([.G161]*2*PI()/(24*60))*24*60/(2*PI())" office:value-type="float" office:value="177.109206495306" calcext:value-type="float">
            <text:p>177</text:p>
          </table:table-cell>
          <table:table-cell table:style-name="ce8" table:formula="of:=ROUND([.H161]-[.G161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ASIN([.G162]*2*PI()/(24*60))*24*60/(2*PI())" office:value-type="float" office:value="178.510097849037" calcext:value-type="float">
            <text:p>179</text:p>
          </table:table-cell>
          <table:table-cell table:style-name="ce8" table:formula="of:=ROUND([.H162]-[.G162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ASIN([.G163]*2*PI()/(24*60))*24*60/(2*PI())" office:value-type="float" office:value="179.919493190561" calcext:value-type="float">
            <text:p>180</text:p>
          </table:table-cell>
          <table:table-cell table:style-name="ce8" table:formula="of:=ROUND([.H163]-[.G163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ASIN([.G164]*2*PI()/(24*60))*24*60/(2*PI())" office:value-type="float" office:value="181.337603589885" calcext:value-type="float">
            <text:p>181</text:p>
          </table:table-cell>
          <table:table-cell table:style-name="ce8" table:formula="of:=ROUND([.H164]-[.G164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ASIN([.G165]*2*PI()/(24*60))*24*60/(2*PI())" office:value-type="float" office:value="182.764648072776" calcext:value-type="float">
            <text:p>183</text:p>
          </table:table-cell>
          <table:table-cell table:style-name="ce8" table:formula="of:=ROUND([.H165]-[.G165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ASIN([.G166]*2*PI()/(24*60))*24*60/(2*PI())" office:value-type="float" office:value="184.200854052218" calcext:value-type="float">
            <text:p>184</text:p>
          </table:table-cell>
          <table:table-cell table:style-name="ce8" table:formula="of:=ROUND([.H166]-[.G166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ASIN([.G167]*2*PI()/(24*60))*24*60/(2*PI())" office:value-type="float" office:value="185.64645779031" calcext:value-type="float">
            <text:p>186</text:p>
          </table:table-cell>
          <table:table-cell table:style-name="ce8" table:formula="of:=ROUND([.H167]-[.G167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ASIN([.G168]*2*PI()/(24*60))*24*60/(2*PI())" office:value-type="float" office:value="187.101704893243" calcext:value-type="float">
            <text:p>187</text:p>
          </table:table-cell>
          <table:table-cell table:style-name="ce8" table:formula="of:=ROUND([.H168]-[.G168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ASIN([.G169]*2*PI()/(24*60))*24*60/(2*PI())" office:value-type="float" office:value="188.566850842317" calcext:value-type="float">
            <text:p>189</text:p>
          </table:table-cell>
          <table:table-cell table:style-name="ce8" table:formula="of:=ROUND([.H169]-[.G169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ASIN([.G170]*2*PI()/(24*60))*24*60/(2*PI())" office:value-type="float" office:value="190.042161564252" calcext:value-type="float">
            <text:p>190</text:p>
          </table:table-cell>
          <table:table-cell table:style-name="ce8" table:formula="of:=ROUND([.H170]-[.G170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ASIN([.G171]*2*PI()/(24*60))*24*60/(2*PI())" office:value-type="float" office:value="191.527914044395" calcext:value-type="float">
            <text:p>192</text:p>
          </table:table-cell>
          <table:table-cell table:style-name="ce8" table:formula="of:=ROUND([.H171]-[.G171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ASIN([.G172]*2*PI()/(24*60))*24*60/(2*PI())" office:value-type="float" office:value="193.024396986851" calcext:value-type="float">
            <text:p>193</text:p>
          </table:table-cell>
          <table:table-cell table:style-name="ce8" table:formula="of:=ROUND([.H172]-[.G172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ASIN([.G173]*2*PI()/(24*60))*24*60/(2*PI())" office:value-type="float" office:value="194.53191152598" calcext:value-type="float">
            <text:p>195</text:p>
          </table:table-cell>
          <table:table-cell table:style-name="ce8" table:formula="of:=ROUND([.H173]-[.G173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ASIN([.G174]*2*PI()/(24*60))*24*60/(2*PI())" office:value-type="float" office:value="196.050771994249" calcext:value-type="float">
            <text:p>196</text:p>
          </table:table-cell>
          <table:table-cell table:style-name="ce8" table:formula="of:=ROUND([.H174]-[.G174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ASIN([.G175]*2*PI()/(24*60))*24*60/(2*PI())" office:value-type="float" office:value="197.581306751968" calcext:value-type="float">
            <text:p>198</text:p>
          </table:table-cell>
          <table:table-cell table:style-name="ce8" table:formula="of:=ROUND([.H175]-[.G175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ASIN([.G176]*2*PI()/(24*60))*24*60/(2*PI())" office:value-type="float" office:value="199.123859085139" calcext:value-type="float">
            <text:p>199</text:p>
          </table:table-cell>
          <table:table-cell table:style-name="ce8" table:formula="of:=ROUND([.H176]-[.G176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ASIN([.G177]*2*PI()/(24*60))*24*60/(2*PI())" office:value-type="float" office:value="200.678788178352" calcext:value-type="float">
            <text:p>201</text:p>
          </table:table-cell>
          <table:table-cell table:style-name="ce8" table:formula="of:=ROUND([.H177]-[.G177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ASIN([.G178]*2*PI()/(24*60))*24*60/(2*PI())" office:value-type="float" office:value="202.246470170556" calcext:value-type="float">
            <text:p>202</text:p>
          </table:table-cell>
          <table:table-cell table:style-name="ce8" table:formula="of:=ROUND([.H178]-[.G178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ASIN([.G179]*2*PI()/(24*60))*24*60/(2*PI())" office:value-type="float" office:value="203.827299302485" calcext:value-type="float">
            <text:p>204</text:p>
          </table:table-cell>
          <table:table-cell table:style-name="ce8" table:formula="of:=ROUND([.H179]-[.G179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ASIN([.G180]*2*PI()/(24*60))*24*60/(2*PI())" office:value-type="float" office:value="205.421689165645" calcext:value-type="float">
            <text:p>205</text:p>
          </table:table-cell>
          <table:table-cell table:style-name="ce8" table:formula="of:=ROUND([.H180]-[.G180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ASIN([.G181]*2*PI()/(24*60))*24*60/(2*PI())" office:value-type="float" office:value="207.030074064088" calcext:value-type="float">
            <text:p>207</text:p>
          </table:table-cell>
          <table:table-cell table:style-name="ce8" table:formula="of:=ROUND([.H181]-[.G181])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ASIN([.G182]*2*PI()/(24*60))*24*60/(2*PI())" office:value-type="float" office:value="208.65291050164" calcext:value-type="float">
            <text:p>209</text:p>
          </table:table-cell>
          <table:table-cell table:style-name="ce8" table:formula="of:=ROUND([.H182]-[.G182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ASIN([.G183]*2*PI()/(24*60))*24*60/(2*PI())" office:value-type="float" office:value="210.290678809024" calcext:value-type="float">
            <text:p>210</text:p>
          </table:table-cell>
          <table:table-cell table:style-name="ce8" table:formula="of:=ROUND([.H183]-[.G183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ASIN([.G184]*2*PI()/(24*60))*24*60/(2*PI())" office:value-type="float" office:value="211.943884927273" calcext:value-type="float">
            <text:p>212</text:p>
          </table:table-cell>
          <table:table-cell table:style-name="ce8" table:formula="of:=ROUND([.H184]-[.G18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ASIN([.G185]*2*PI()/(24*60))*24*60/(2*PI())" office:value-type="float" office:value="213.613062366197" calcext:value-type="float">
            <text:p>214</text:p>
          </table:table-cell>
          <table:table-cell table:style-name="ce8" table:formula="of:=ROUND([.H185]-[.G185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ASIN([.G186]*2*PI()/(24*60))*24*60/(2*PI())" office:value-type="float" office:value="215.298774359344" calcext:value-type="float">
            <text:p>215</text:p>
          </table:table-cell>
          <table:table-cell table:style-name="ce8" table:formula="of:=ROUND([.H186]-[.G186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ASIN([.G187]*2*PI()/(24*60))*24*60/(2*PI())" office:value-type="float" office:value="217.001616240101" calcext:value-type="float">
            <text:p>217</text:p>
          </table:table-cell>
          <table:table-cell table:style-name="ce8" table:formula="of:=ROUND([.H187]-[.G187]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ASIN([.G188]*2*PI()/(24*60))*24*60/(2*PI())" office:value-type="float" office:value="218.722218067294" calcext:value-type="float">
            <text:p>219</text:p>
          </table:table-cell>
          <table:table-cell table:style-name="ce8" table:formula="of:=ROUND([.H188]-[.G188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ASIN([.G189]*2*PI()/(24*60))*24*60/(2*PI())" office:value-type="float" office:value="220.461247533072" calcext:value-type="float">
            <text:p>220</text:p>
          </table:table-cell>
          <table:table-cell table:style-name="ce8" table:formula="of:=ROUND([.H189]-[.G189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ASIN([.G190]*2*PI()/(24*60))*24*60/(2*PI())" office:value-type="float" office:value="222.219413191047" calcext:value-type="float">
            <text:p>222</text:p>
          </table:table-cell>
          <table:table-cell table:style-name="ce8" table:formula="of:=ROUND([.H190]-[.G190]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ASIN([.G191]*2*PI()/(24*60))*24*60/(2*PI())" office:value-type="float" office:value="223.99746804887" calcext:value-type="float">
            <text:p>224</text:p>
          </table:table-cell>
          <table:table-cell table:style-name="ce8" table:formula="of:=ROUND([.H191]-[.G191]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ASIN([.G192]*2*PI()/(24*60))*24*60/(2*PI())" office:value-type="float" office:value="225.796213576795" calcext:value-type="float">
            <text:p>226</text:p>
          </table:table-cell>
          <table:table-cell table:style-name="ce8" table:formula="of:=ROUND([.H192]-[.G192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ASIN([.G193]*2*PI()/(24*60))*24*60/(2*PI())" office:value-type="float" office:value="227.616504192633" calcext:value-type="float">
            <text:p>228</text:p>
          </table:table-cell>
          <table:table-cell table:style-name="ce8" table:formula="of:=ROUND([.H193]-[.G193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ASIN([.G194]*2*PI()/(24*60))*24*60/(2*PI())" office:value-type="float" office:value="229.459252294153" calcext:value-type="float">
            <text:p>229</text:p>
          </table:table-cell>
          <table:table-cell table:style-name="ce8" table:formula="of:=ROUND([.H194]-[.G194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ASIN([.G195]*2*PI()/(24*60))*24*60/(2*PI())" office:value-type="float" office:value="231.325433922823" calcext:value-type="float">
            <text:p>231</text:p>
          </table:table-cell>
          <table:table-cell table:style-name="ce8" table:formula="of:=ROUND([.H195]-[.G195]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ASIN([.G196]*2*PI()/(24*60))*24*60/(2*PI())" office:value-type="float" office:value="233.216095158465" calcext:value-type="float">
            <text:p>233</text:p>
          </table:table-cell>
          <table:table-cell table:style-name="ce8" table:formula="of:=ROUND([.H196]-[.G196])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ASIN([.G197]*2*PI()/(24*60))*24*60/(2*PI())" office:value-type="float" office:value="235.132359363453" calcext:value-type="float">
            <text:p>235</text:p>
          </table:table-cell>
          <table:table-cell table:style-name="ce8" table:formula="of:=ROUND([.H197]-[.G197]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ASIN([.G198]*2*PI()/(24*60))*24*60/(2*PI())" office:value-type="float" office:value="237.075435418543" calcext:value-type="float">
            <text:p>237</text:p>
          </table:table-cell>
          <table:table-cell table:style-name="ce8" table:formula="of:=ROUND([.H198]-[.G198]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ASIN([.G199]*2*PI()/(24*60))*24*60/(2*PI())" office:value-type="float" office:value="239.046627121407" calcext:value-type="float">
            <text:p>239</text:p>
          </table:table-cell>
          <table:table-cell table:style-name="ce8" table:formula="of:=ROUND([.H199]-[.G199]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ASIN([.G200]*2*PI()/(24*60))*24*60/(2*PI())" office:value-type="float" office:value="241.047343954911" calcext:value-type="float">
            <text:p>241</text:p>
          </table:table-cell>
          <table:table-cell table:style-name="ce8" table:formula="of:=ROUND([.H200]-[.G200]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ASIN([.G201]*2*PI()/(24*60))*24*60/(2*PI())" office:value-type="float" office:value="243.079113477217" calcext:value-type="float">
            <text:p>243</text:p>
          </table:table-cell>
          <table:table-cell table:style-name="ce8" table:formula="of:=ROUND([.H201]-[.G201]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ASIN([.G202]*2*PI()/(24*60))*24*60/(2*PI())" office:value-type="float" office:value="245.143595642523" calcext:value-type="float">
            <text:p>245</text:p>
          </table:table-cell>
          <table:table-cell table:style-name="ce8" table:formula="of:=ROUND([.H202]-[.G202]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ASIN([.G203]*2*PI()/(24*60))*24*60/(2*PI())" office:value-type="float" office:value="247.242599433189" calcext:value-type="float">
            <text:p>247</text:p>
          </table:table-cell>
          <table:table-cell table:style-name="ce8" table:formula="of:=ROUND([.H203]-[.G203]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ASIN([.G204]*2*PI()/(24*60))*24*60/(2*PI())" office:value-type="float" office:value="249.378102276095" calcext:value-type="float">
            <text:p>249</text:p>
          </table:table-cell>
          <table:table-cell table:style-name="ce8" table:formula="of:=ROUND([.H204]-[.G204])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ASIN([.G205]*2*PI()/(24*60))*24*60/(2*PI())" office:value-type="float" office:value="251.55227283474" calcext:value-type="float">
            <text:p>252</text:p>
          </table:table-cell>
          <table:table-cell table:style-name="ce8" table:formula="of:=ROUND([.H205]-[.G205]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ASIN([.G206]*2*PI()/(24*60))*24*60/(2*PI())" office:value-type="float" office:value="253.767497923124" calcext:value-type="float">
            <text:p>254</text:p>
          </table:table-cell>
          <table:table-cell table:style-name="ce8" table:formula="of:=ROUND([.H206]-[.G206]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ASIN([.G207]*2*PI()/(24*60))*24*60/(2*PI())" office:value-type="float" office:value="256.026414490421" calcext:value-type="float">
            <text:p>256</text:p>
          </table:table-cell>
          <table:table-cell table:style-name="ce8" table:formula="of:=ROUND([.H207]-[.G207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ASIN([.G208]*2*PI()/(24*60))*24*60/(2*PI())" office:value-type="float" office:value="258.331947895005" calcext:value-type="float">
            <text:p>258</text:p>
          </table:table-cell>
          <table:table-cell table:style-name="ce8" table:formula="of:=ROUND([.H208]-[.G208]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ASIN([.G209]*2*PI()/(24*60))*24*60/(2*PI())" office:value-type="float" office:value="260.68735804827" calcext:value-type="float">
            <text:p>261</text:p>
          </table:table-cell>
          <table:table-cell table:style-name="ce8" table:formula="of:=ROUND([.H209]-[.G209]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ASIN([.G210]*2*PI()/(24*60))*24*60/(2*PI())" office:value-type="float" office:value="263.096295500548" calcext:value-type="float">
            <text:p>263</text:p>
          </table:table-cell>
          <table:table-cell table:style-name="ce8" table:formula="of:=ROUND([.H210]-[.G210])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ASIN([.G211]*2*PI()/(24*60))*24*60/(2*PI())" office:value-type="float" office:value="265.562870218873" calcext:value-type="float">
            <text:p>266</text:p>
          </table:table-cell>
          <table:table-cell table:style-name="ce8" table:formula="of:=ROUND([.H211]-[.G211])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ASIN([.G212]*2*PI()/(24*60))*24*60/(2*PI())" office:value-type="float" office:value="268.091736752809" calcext:value-type="float">
            <text:p>268</text:p>
          </table:table-cell>
          <table:table-cell table:style-name="ce8" table:formula="of:=ROUND([.H212]-[.G212])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ASIN([.G213]*2*PI()/(24*60))*24*60/(2*PI())" office:value-type="float" office:value="270.688200828171" calcext:value-type="float">
            <text:p>271</text:p>
          </table:table-cell>
          <table:table-cell table:style-name="ce8" table:formula="of:=ROUND([.H213]-[.G213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ASIN([.G214]*2*PI()/(24*60))*24*60/(2*PI())" office:value-type="float" office:value="273.358354349105" calcext:value-type="float">
            <text:p>273</text:p>
          </table:table-cell>
          <table:table-cell table:style-name="ce8" table:formula="of:=ROUND([.H214]-[.G214]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ASIN([.G215]*2*PI()/(24*60))*24*60/(2*PI())" office:value-type="float" office:value="276.109248646572" calcext:value-type="float">
            <text:p>276</text:p>
          </table:table-cell>
          <table:table-cell table:style-name="ce8" table:formula="of:=ROUND([.H215]-[.G215])"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ASIN([.G216]*2*PI()/(24*60))*24*60/(2*PI())" office:value-type="float" office:value="278.949120109923" calcext:value-type="float">
            <text:p>279</text:p>
          </table:table-cell>
          <table:table-cell table:style-name="ce8" table:formula="of:=ROUND([.H216]-[.G216]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ASIN([.G217]*2*PI()/(24*60))*24*60/(2*PI())" office:value-type="float" office:value="281.887688961631" calcext:value-type="float">
            <text:p>282</text:p>
          </table:table-cell>
          <table:table-cell table:style-name="ce8" table:formula="of:=ROUND([.H217]-[.G217])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ASIN([.G218]*2*PI()/(24*60))*24*60/(2*PI())" office:value-type="float" office:value="284.936562419784" calcext:value-type="float">
            <text:p>285</text:p>
          </table:table-cell>
          <table:table-cell table:style-name="ce8" table:formula="of:=ROUND([.H218]-[.G21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ASIN([.G219]*2*PI()/(24*60))*24*60/(2*PI())" office:value-type="float" office:value="288.109790607001" calcext:value-type="float">
            <text:p>288</text:p>
          </table:table-cell>
          <table:table-cell table:style-name="ce8" table:formula="of:=ROUND([.H219]-[.G219])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ASIN([.G220]*2*PI()/(24*60))*24*60/(2*PI())" office:value-type="float" office:value="291.424652501395" calcext:value-type="float">
            <text:p>291</text:p>
          </table:table-cell>
          <table:table-cell table:style-name="ce8" table:formula="of:=ROUND([.H220]-[.G220])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formula="of:=ASIN([.G221]*2*PI()/(24*60))*24*60/(2*PI())" office:value-type="float" office:value="294.902800192815" calcext:value-type="float">
            <text:p>295</text:p>
          </table:table-cell>
          <table:table-cell table:style-name="ce8" table:formula="of:=ROUND([.H221]-[.G221]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ASIN([.G222]*2*PI()/(24*60))*24*60/(2*PI())" office:value-type="float" office:value="298.571983894329" calcext:value-type="float">
            <text:p>299</text:p>
          </table:table-cell>
          <table:table-cell table:style-name="ce8" table:formula="of:=ROUND([.H222]-[.G222]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ASIN([.G223]*2*PI()/(24*60))*24*60/(2*PI())" office:value-type="float" office:value="302.468764484217" calcext:value-type="float">
            <text:p>302</text:p>
          </table:table-cell>
          <table:table-cell table:style-name="ce8" table:formula="of:=ROUND([.H223]-[.G223])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ASIN([.G224]*2*PI()/(24*60))*24*60/(2*PI())" office:value-type="float" office:value="306.643007167487" calcext:value-type="float">
            <text:p>307</text:p>
          </table:table-cell>
          <table:table-cell table:style-name="ce8" table:formula="of:=ROUND([.H224]-[.G224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ASIN([.G225]*2*PI()/(24*60))*24*60/(2*PI())" office:value-type="float" office:value="311.165835540397" calcext:value-type="float">
            <text:p>311</text:p>
          </table:table-cell>
          <table:table-cell table:style-name="ce8" table:formula="of:=ROUND([.H225]-[.G225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ASIN([.G226]*2*PI()/(24*60))*24*60/(2*PI())" office:value-type="float" office:value="316.144995040363" calcext:value-type="float">
            <text:p>316</text:p>
          </table:table-cell>
          <table:table-cell table:style-name="ce8" table:formula="of:=ROUND([.H226]-[.G226])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ASIN([.G227]*2*PI()/(24*60))*24*60/(2*PI())" office:value-type="float" office:value="321.758349677735" calcext:value-type="float">
            <text:p>322</text:p>
          </table:table-cell>
          <table:table-cell table:style-name="ce8" table:formula="of:=ROUND([.H227]-[.G227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ASIN([.G228]*2*PI()/(24*60))*24*60/(2*PI())" office:value-type="float" office:value="328.341504763303" calcext:value-type="float">
            <text:p>328</text:p>
          </table:table-cell>
          <table:table-cell table:style-name="ce8" table:formula="of:=ROUND([.H228]-[.G228])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ASIN([.G229]*2*PI()/(24*60))*24*60/(2*PI())" office:value-type="float" office:value="336.702605267115" calcext:value-type="float">
            <text:p>337</text:p>
          </table:table-cell>
          <table:table-cell table:style-name="ce8" table:formula="of:=ROUND([.H229]-[.G229])"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ASIN([.G230]*2*PI()/(24*60))*24*60/(2*PI())" office:value-type="float" office:value="350.837777987945" calcext:value-type="float">
            <text:p>351</text:p>
          </table:table-cell>
          <table:table-cell table:style-name="ce8" table:formula="of:=ROUND([.H230]-[.G230])" office:value-type="float" office:value="122" calcext:value-type="float">
            <text:p>122</text:p>
          </table:table-cell>
          <table:table-cell table:number-columns-repeated="8"/>
        </table:table-row>
        <table:table-row table:style-name="ro1" table:number-rows-repeated="10483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lope approximator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" calcext:value-type="float">
            <text:p>-1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ins for 0 deg</text:p>
          </table:table-cell>
          <table:table-cell office:value-type="string" calcext:value-type="string">
            <text:p>Additional mins for 1 degree</text:p>
          </table:table-cell>
        </table:table-row>
        <table:table-row table:style-name="ro1">
          <table:table-cell table:style-name="ce9" table:formula="of:=DEGREES(TAN(RADIANS([.A2]))*TAN(RADIANS([.B2])))*24*60/360" office:value-type="float" office:value="-59.172034096364" calcext:value-type="float">
            <text:p>-59.2</text:p>
          </table:table-cell>
          <table:table-cell table:formula="of:=(24*60/360)*DEGREES(RADIANS(1)/(COS(RADIANS([.A2]))*COS(RADIANS([.B2]))))" office:value-type="float" office:value="5.59944387794568" calcext:value-type="float">
            <text:p>5.5994438779456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formula="of:=[.A7]+8.5*[.B7]" office:value-type="float" office:value="-11.5767611338257" calcext:value-type="float">
            <text:p>-11.5767611338257</text:p>
          </table:table-cell>
        </table:table-row>
      </table:table>
      <table:table table:name="sin approximator" table:style-name="ta1">
        <table:table-column table:style-name="co1" table:number-columns-repeated="8" table:default-cell-style-name="Default"/>
        <table:table-column table:style-name="co21" table:default-cell-style-name="ce9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egrees</text:p>
          </table:table-cell>
          <table:table-cell office:value-type="string" calcext:value-type="string">
            <text:p>rads</text:p>
          </table:table-cell>
          <table:table-cell office:value-type="string" calcext:value-type="string">
            <text:p>sin(rads)</text:p>
          </table:table-cell>
          <table:table-cell office:value-type="string" calcext:value-type="string">
            <text:p>degrees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Degrees (corrected)</text:p>
          </table:table-cell>
          <table:table-cell table:number-columns-repeated="2"/>
        </table:table-row>
        <table:table-row table:style-name="ro1">
          <table:table-cell/>
          <table:table-cell table:formula="of:=DEGREES([.C2])" office:value-type="float" office:value="5.72957795130823" calcext:value-type="float">
            <text:p>5.72957795130823</text:p>
          </table:table-cell>
          <table:table-cell office:value-type="float" office:value="0.1" calcext:value-type="float">
            <text:p>0.1</text:p>
          </table:table-cell>
          <table:table-cell table:formula="of:=SIN([.C2])" office:value-type="float" office:value="0.0998334166468282" calcext:value-type="float">
            <text:p>0.0998334166468282</text:p>
          </table:table-cell>
          <table:table-cell table:formula="of:=DEGREES([.D2])" office:value-type="float" office:value="5.72003342823435" calcext:value-type="float">
            <text:p>5.72003342823435</text:p>
          </table:table-cell>
          <table:table-cell table:number-columns-repeated="2"/>
          <table:table-cell table:formula="of:=50/60" office:value-type="float" office:value="0.833333333333333" calcext:value-type="float">
            <text:p>0.833333333333333</text:p>
          </table:table-cell>
          <table:table-cell table:formula="of:=DEGREES(SIN(RADIANS([.H2])))" office:value-type="float" office:value="0.833303953105916" calcext:value-type="float">
            <text:p>0.8</text:p>
          </table:table-cell>
          <table:table-cell table:formula="of:=FLOOR([.I2])" office:value-type="float" office:value="0" calcext:value-type="float">
            <text:p>0</text:p>
          </table:table-cell>
          <table:table-cell table:formula="of:=ROUND(60*([.I2]-[.J2]))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DEGREES([.C3])" office:value-type="float" office:value="11.4591559026165" calcext:value-type="float">
            <text:p>11.4591559026165</text:p>
          </table:table-cell>
          <table:table-cell office:value-type="float" office:value="0.2" calcext:value-type="float">
            <text:p>0.2</text:p>
          </table:table-cell>
          <table:table-cell table:formula="of:=SIN([.C3])" office:value-type="float" office:value="0.198669330795061" calcext:value-type="float">
            <text:p>0.198669330795061</text:p>
          </table:table-cell>
          <table:table-cell table:formula="of:=DEGREES([.D3])" office:value-type="float" office:value="11.3829141732454" calcext:value-type="float">
            <text:p>11.38291417324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DEGREES(SIN(RADIANS([.H3])))" office:value-type="float" office:value="5.9890397842248" calcext:value-type="float">
            <text:p>6.0</text:p>
          </table:table-cell>
          <table:table-cell table:formula="of:=FLOOR([.I3])" office:value-type="float" office:value="5" calcext:value-type="float">
            <text:p>5</text:p>
          </table:table-cell>
          <table:table-cell table:formula="of:=ROUND(60*([.I3]-[.J3]))" office:value-type="float" office:value="59" calcext:value-type="float">
            <text:p>59</text:p>
          </table:table-cell>
        </table:table-row>
        <table:table-row table:style-name="ro1">
          <table:table-cell/>
          <table:table-cell table:formula="of:=DEGREES([.C4])" office:value-type="float" office:value="17.1887338539247" calcext:value-type="float">
            <text:p>17.1887338539247</text:p>
          </table:table-cell>
          <table:table-cell office:value-type="float" office:value="0.3" calcext:value-type="float">
            <text:p>0.3</text:p>
          </table:table-cell>
          <table:table-cell table:formula="of:=SIN([.C4])" office:value-type="float" office:value="0.29552020666134" calcext:value-type="float">
            <text:p>0.29552020666134</text:p>
          </table:table-cell>
          <table:table-cell table:formula="of:=DEGREES([.D4])" office:value-type="float" office:value="16.9320606025286" calcext:value-type="float">
            <text:p>16.9320606025286</text:p>
          </table:table-cell>
          <table:table-cell table:number-columns-repeated="2"/>
          <table:table-cell office:value-type="float" office:value="6.45" calcext:value-type="float">
            <text:p>6.45</text:p>
          </table:table-cell>
          <table:table-cell table:formula="of:=DEGREES(SIN(RADIANS([.H4])))" office:value-type="float" office:value="6.43638532002903" calcext:value-type="float">
            <text:p>6.4</text:p>
          </table:table-cell>
          <table:table-cell table:formula="of:=FLOOR([.I4])" office:value-type="float" office:value="6" calcext:value-type="float">
            <text:p>6</text:p>
          </table:table-cell>
          <table:table-cell table:formula="of:=ROUND(60*([.I4]-[.J4]))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DEGREES([.C5])" office:value-type="float" office:value="22.9183118052329" calcext:value-type="float">
            <text:p>22.9183118052329</text:p>
          </table:table-cell>
          <table:table-cell office:value-type="float" office:value="0.4" calcext:value-type="float">
            <text:p>0.4</text:p>
          </table:table-cell>
          <table:table-cell table:formula="of:=SIN([.C5])" office:value-type="float" office:value="0.389418342308651" calcext:value-type="float">
            <text:p>0.389418342308651</text:p>
          </table:table-cell>
          <table:table-cell table:formula="of:=DEGREES([.D5])" office:value-type="float" office:value="22.3120274792665" calcext:value-type="float">
            <text:p>22.3120274792665</text:p>
          </table:table-cell>
          <table:table-cell table:number-columns-repeated="2"/>
          <table:table-cell office:value-type="float" office:value="7.083333" calcext:value-type="float">
            <text:p>7.083333</text:p>
          </table:table-cell>
          <table:table-cell table:formula="of:=DEGREES(SIN(RADIANS([.H5])))" office:value-type="float" office:value="7.06530346300874" calcext:value-type="float">
            <text:p>7.1</text:p>
          </table:table-cell>
          <table:table-cell table:formula="of:=FLOOR([.I5])" office:value-type="float" office:value="7" calcext:value-type="float">
            <text:p>7</text:p>
          </table:table-cell>
          <table:table-cell table:formula="of:=ROUND(60*([.I5]-[.J5]))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8.5" calcext:value-type="float">
            <text:p>8.5</text:p>
          </table:table-cell>
          <table:table-cell table:formula="of:=DEGREES(SIN(RADIANS([.H6])))" office:value-type="float" office:value="8.46885543004071" calcext:value-type="float">
            <text:p>8.5</text:p>
          </table:table-cell>
          <table:table-cell table:formula="of:=FLOOR([.I6])" office:value-type="float" office:value="8" calcext:value-type="float">
            <text:p>8</text:p>
          </table:table-cell>
          <table:table-cell table:formula="of:=ROUND(60*([.I6]-[.J6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10.2" calcext:value-type="float">
            <text:p>10.2</text:p>
          </table:table-cell>
          <table:table-cell table:formula="of:=DEGREES(SIN(RADIANS([.H7])))" office:value-type="float" office:value="10.1462082364823" calcext:value-type="float">
            <text:p>10.1</text:p>
          </table:table-cell>
          <table:table-cell table:formula="of:=FLOOR([.I7])" office:value-type="float" office:value="10" calcext:value-type="float">
            <text:p>10</text:p>
          </table:table-cell>
          <table:table-cell table:formula="of:=ROUND(60*([.I7]-[.J7])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DEGREES(SIN(RADIANS([.H8])))" office:value-type="float" office:value="10.9325501282073" calcext:value-type="float">
            <text:p>10.9</text:p>
          </table:table-cell>
          <table:table-cell table:formula="of:=FLOOR([.I8])" office:value-type="float" office:value="10" calcext:value-type="float">
            <text:p>10</text:p>
          </table:table-cell>
          <table:table-cell table:formula="of:=ROUND(60*([.I8]-[.J8]))"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11.5" calcext:value-type="float">
            <text:p>11.5</text:p>
          </table:table-cell>
          <table:table-cell table:formula="of:=DEGREES(SIN(RADIANS([.H9])))" office:value-type="float" office:value="11.4229412123464" calcext:value-type="float">
            <text:p>11.4</text:p>
          </table:table-cell>
          <table:table-cell table:formula="of:=FLOOR([.I9])" office:value-type="float" office:value="11" calcext:value-type="float">
            <text:p>11</text:p>
          </table:table-cell>
          <table:table-cell table:formula="of:=ROUND(60*([.I9]-[.J9]))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DEGREES(SIN(RADIANS([.H10])))" office:value-type="float" office:value="11.9124623952865" calcext:value-type="float">
            <text:p>11.9</text:p>
          </table:table-cell>
          <table:table-cell table:formula="of:=FLOOR([.I10])" office:value-type="float" office:value="11" calcext:value-type="float">
            <text:p>11</text:p>
          </table:table-cell>
          <table:table-cell table:formula="of:=ROUND(60*([.I10]-[.J10]))"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DEGREES(SIN(RADIANS([.H11])))" office:value-type="float" office:value="13.8611035896655" calcext:value-type="float">
            <text:p>13.9</text:p>
          </table:table-cell>
          <table:table-cell table:formula="of:=FLOOR([.I11])" office:value-type="float" office:value="13" calcext:value-type="float">
            <text:p>13</text:p>
          </table:table-cell>
          <table:table-cell table:formula="of:=ROUND(60*([.I11]-[.J11]))"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float" office:value="16.1" calcext:value-type="float">
            <text:p>16.1</text:p>
          </table:table-cell>
          <table:table-cell table:formula="of:=DEGREES(SIN(RADIANS([.H12])))" office:value-type="float" office:value="15.8889592313599" calcext:value-type="float">
            <text:p>15.9</text:p>
          </table:table-cell>
          <table:table-cell table:formula="of:=FLOOR([.I12])" office:value-type="float" office:value="15" calcext:value-type="float">
            <text:p>15</text:p>
          </table:table-cell>
          <table:table-cell table:formula="of:=ROUND(60*([.I12]-[.J12]))"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3])))" office:value-type="float" office:value="17.7053695755024" calcext:value-type="float">
            <text:p>17.7</text:p>
          </table:table-cell>
          <table:table-cell table:formula="of:=FLOOR([.I13])" office:value-type="float" office:value="17" calcext:value-type="float">
            <text:p>17</text:p>
          </table:table-cell>
          <table:table-cell table:formula="of:=ROUND(60*([.I13]-[.J13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.75" calcext:value-type="float">
            <text:p>19.75</text:p>
          </table:table-cell>
          <table:table-cell table:formula="of:=DEGREES(SIN(RADIANS([.H14])))" office:value-type="float" office:value="19.361201768503" calcext:value-type="float">
            <text:p>19.4</text:p>
          </table:table-cell>
          <table:table-cell table:formula="of:=FLOOR([.I14])" office:value-type="float" office:value="19" calcext:value-type="float">
            <text:p>19</text:p>
          </table:table-cell>
          <table:table-cell table:formula="of:=ROUND(60*([.I14]-[.J14]))"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15])))" office:value-type="float" office:value="25.116816571324" calcext:value-type="float">
            <text:p>25.1</text:p>
          </table:table-cell>
          <table:table-cell table:formula="of:=FLOOR([.I15])" office:value-type="float" office:value="25" calcext:value-type="float">
            <text:p>25</text:p>
          </table:table-cell>
          <table:table-cell table:formula="of:=ROUND(60*([.I15]-[.J15]))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DEGREES(SIN(RADIANS([.H16])))" office:value-type="float" office:value="14.8292389419805" calcext:value-type="float">
            <text:p>14.8</text:p>
          </table:table-cell>
          <table:table-cell table:formula="of:=FLOOR([.I16])" office:value-type="float" office:value="14" calcext:value-type="float">
            <text:p>14</text:p>
          </table:table-cell>
          <table:table-cell table:formula="of:=ROUND(60*([.I16]-[.J16]))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DEGREES(SIN(RADIANS([.H17])))" office:value-type="float" office:value="15.7928571644598" calcext:value-type="float">
            <text:p>15.8</text:p>
          </table:table-cell>
          <table:table-cell table:formula="of:=FLOOR([.I17])" office:value-type="float" office:value="15" calcext:value-type="float">
            <text:p>15</text:p>
          </table:table-cell>
          <table:table-cell table:formula="of:=ROUND(60*([.I17]-[.J17]))"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DEGREES(SIN(RADIANS([.H18])))" office:value-type="float" office:value="16.7516647296579" calcext:value-type="float">
            <text:p>16.8</text:p>
          </table:table-cell>
          <table:table-cell table:formula="of:=FLOOR([.I18])" office:value-type="float" office:value="16" calcext:value-type="float">
            <text:p>16</text:p>
          </table:table-cell>
          <table:table-cell table:formula="of:=ROUND(60*([.I18]-[.J18]))"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9])))" office:value-type="float" office:value="17.7053695755024" calcext:value-type="float">
            <text:p>17.7</text:p>
          </table:table-cell>
          <table:table-cell table:formula="of:=FLOOR([.I19])" office:value-type="float" office:value="17" calcext:value-type="float">
            <text:p>17</text:p>
          </table:table-cell>
          <table:table-cell table:formula="of:=ROUND(60*([.I19]-[.J19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DEGREES(SIN(RADIANS([.H20])))" office:value-type="float" office:value="18.6536811942584" calcext:value-type="float">
            <text:p>18.7</text:p>
          </table:table-cell>
          <table:table-cell table:formula="of:=FLOOR([.I20])" office:value-type="float" office:value="18" calcext:value-type="float">
            <text:p>18</text:p>
          </table:table-cell>
          <table:table-cell table:formula="of:=ROUND(60*([.I20]-[.J20]))"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DEGREES(SIN(RADIANS([.H21])))" office:value-type="float" office:value="19.5963107210203" calcext:value-type="float">
            <text:p>19.6</text:p>
          </table:table-cell>
          <table:table-cell table:formula="of:=FLOOR([.I21])" office:value-type="float" office:value="19" calcext:value-type="float">
            <text:p>19</text:p>
          </table:table-cell>
          <table:table-cell table:formula="of:=ROUND(60*([.I21]-[.J21]))"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DEGREES(SIN(RADIANS([.H22])))" office:value-type="float" office:value="20.5329710217029" calcext:value-type="float">
            <text:p>20.5</text:p>
          </table:table-cell>
          <table:table-cell table:formula="of:=FLOOR([.I22])" office:value-type="float" office:value="20" calcext:value-type="float">
            <text:p>20</text:p>
          </table:table-cell>
          <table:table-cell table:formula="of:=ROUND(60*([.I22]-[.J22]))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DEGREES(SIN(RADIANS([.H23])))" office:value-type="float" office:value="21.463376780505" calcext:value-type="float">
            <text:p>21.5</text:p>
          </table:table-cell>
          <table:table-cell table:formula="of:=FLOOR([.I23])" office:value-type="float" office:value="21" calcext:value-type="float">
            <text:p>21</text:p>
          </table:table-cell>
          <table:table-cell table:formula="of:=ROUND(60*([.I23]-[.J23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DEGREES(SIN(RADIANS([.H24])))" office:value-type="float" office:value="22.3872445868193" calcext:value-type="float">
            <text:p>22.4</text:p>
          </table:table-cell>
          <table:table-cell table:formula="of:=FLOOR([.I24])" office:value-type="float" office:value="22" calcext:value-type="float">
            <text:p>22</text:p>
          </table:table-cell>
          <table:table-cell table:formula="of:=ROUND(60*([.I24]-[.J24]))"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DEGREES(SIN(RADIANS([.H25])))" office:value-type="float" office:value="23.3042930215623" calcext:value-type="float">
            <text:p>23.3</text:p>
          </table:table-cell>
          <table:table-cell table:formula="of:=FLOOR([.I25])" office:value-type="float" office:value="23" calcext:value-type="float">
            <text:p>23</text:p>
          </table:table-cell>
          <table:table-cell table:formula="of:=ROUND(60*([.I25]-[.J25]))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DEGREES(SIN(RADIANS([.H26])))" office:value-type="float" office:value="24.2142427428972" calcext:value-type="float">
            <text:p>24.2</text:p>
          </table:table-cell>
          <table:table-cell table:formula="of:=FLOOR([.I26])" office:value-type="float" office:value="24" calcext:value-type="float">
            <text:p>24</text:p>
          </table:table-cell>
          <table:table-cell table:formula="of:=ROUND(60*([.I26]-[.J26]))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27])))" office:value-type="float" office:value="25.116816571324" calcext:value-type="float">
            <text:p>25.1</text:p>
          </table:table-cell>
          <table:table-cell table:formula="of:=FLOOR([.I27])" office:value-type="float" office:value="25" calcext:value-type="float">
            <text:p>25</text:p>
          </table:table-cell>
          <table:table-cell table:formula="of:=ROUND(60*([.I27]-[.J27]))" office:value-type="float" office:value="7" calcext:value-type="float">
            <text:p>7</text:p>
          </table:table-cell>
        </table:table-row>
      </table:table>
      <table:table table:name="Sheet8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4" table:default-cell-style-name="ce7"/>
        <table:table-row table:style-name="ro1">
          <table:table-cell/>
          <table:table-cell table:style-name="Default" office:value-type="float" office:value="0.833303953105916" calcext:value-type="float">
            <text:p>0.833303953105916</text:p>
          </table:table-cell>
          <table:table-cell table:style-name="Default" office:value-type="float" office:value="5.9890397842248" calcext:value-type="float">
            <text:p>5.9890397842248</text:p>
          </table:table-cell>
          <table:table-cell table:style-name="Default" office:value-type="float" office:value="6.43638532002903" calcext:value-type="float">
            <text:p>6.43638532002903</text:p>
          </table:table-cell>
          <table:table-cell table:style-name="Default" office:value-type="float" office:value="7.06530346300874" calcext:value-type="float">
            <text:p>7.06530346300874</text:p>
          </table:table-cell>
          <table:table-cell table:style-name="Default" office:value-type="float" office:value="8.46885543004071" calcext:value-type="float">
            <text:p>8.46885543004071</text:p>
          </table:table-cell>
          <table:table-cell table:style-name="Default" office:value-type="float" office:value="10.1462082364823" calcext:value-type="float">
            <text:p>10.1462082364823</text:p>
          </table:table-cell>
          <table:table-cell table:style-name="Default" office:value-type="float" office:value="10.9325501282073" calcext:value-type="float">
            <text:p>10.9325501282073</text:p>
          </table:table-cell>
          <table:table-cell table:style-name="Default" office:value-type="float" office:value="11.4229412123464" calcext:value-type="float">
            <text:p>11.4229412123464</text:p>
          </table:table-cell>
          <table:table-cell table:style-name="Default" office:value-type="float" office:value="11.9124623952865" calcext:value-type="float">
            <text:p>11.9124623952865</text:p>
          </table:table-cell>
          <table:table-cell table:style-name="Default" office:value-type="float" office:value="13.8611035896655" calcext:value-type="float">
            <text:p>13.8611035896655</text:p>
          </table:table-cell>
          <table:table-cell table:style-name="Default" office:value-type="float" office:value="15.8889592313599" calcext:value-type="float">
            <text:p>15.8889592313599</text:p>
          </table:table-cell>
          <table:table-cell table:style-name="Default" office:value-type="float" office:value="17.7053695755024" calcext:value-type="float">
            <text:p>17.7053695755024</text:p>
          </table:table-cell>
          <table:table-cell table:style-name="Default" office:value-type="float" office:value="19.361201768503" calcext:value-type="float">
            <text:p>19.361201768503</text:p>
          </table:table-cell>
          <table:table-cell table:style-name="Default" office:value-type="float" office:value="25.116816571324" calcext:value-type="float">
            <text:p>25.116816571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B$1]" office:value-type="float" office:value="0.833303953105916" calcext:value-type="float">
            <text:p>1</text:p>
          </table:table-cell>
          <table:table-cell table:formula="of:=[.$A2]*[.C$1]" office:value-type="float" office:value="5.9890397842248" calcext:value-type="float">
            <text:p>6</text:p>
          </table:table-cell>
          <table:table-cell table:formula="of:=[.$A2]*[.D$1]" office:value-type="float" office:value="6.43638532002903" calcext:value-type="float">
            <text:p>6</text:p>
          </table:table-cell>
          <table:table-cell table:formula="of:=[.$A2]*[.E$1]" office:value-type="float" office:value="7.06530346300874" calcext:value-type="float">
            <text:p>7</text:p>
          </table:table-cell>
          <table:table-cell table:formula="of:=[.$A2]*[.F$1]" office:value-type="float" office:value="8.46885543004071" calcext:value-type="float">
            <text:p>8</text:p>
          </table:table-cell>
          <table:table-cell table:formula="of:=[.$A2]*[.G$1]" office:value-type="float" office:value="10.1462082364823" calcext:value-type="float">
            <text:p>10</text:p>
          </table:table-cell>
          <table:table-cell table:formula="of:=[.$A2]*[.H$1]" office:value-type="float" office:value="10.9325501282073" calcext:value-type="float">
            <text:p>11</text:p>
          </table:table-cell>
          <table:table-cell table:formula="of:=[.$A2]*[.I$1]" office:value-type="float" office:value="11.4229412123464" calcext:value-type="float">
            <text:p>11</text:p>
          </table:table-cell>
          <table:table-cell table:formula="of:=[.$A2]*[.J$1]" office:value-type="float" office:value="11.9124623952865" calcext:value-type="float">
            <text:p>12</text:p>
          </table:table-cell>
          <table:table-cell table:formula="of:=[.$A2]*[.K$1]" office:value-type="float" office:value="13.8611035896655" calcext:value-type="float">
            <text:p>14</text:p>
          </table:table-cell>
          <table:table-cell table:formula="of:=[.$A2]*[.L$1]" office:value-type="float" office:value="15.8889592313599" calcext:value-type="float">
            <text:p>16</text:p>
          </table:table-cell>
          <table:table-cell table:formula="of:=[.$A2]*[.M$1]" office:value-type="float" office:value="17.7053695755024" calcext:value-type="float">
            <text:p>18</text:p>
          </table:table-cell>
          <table:table-cell table:formula="of:=[.$A2]*[.N$1]" office:value-type="float" office:value="19.361201768503" calcext:value-type="float">
            <text:p>19</text:p>
          </table:table-cell>
          <table:table-cell table:formula="of:=[.$A2]*[.O$1]" office:value-type="float" office:value="25.116816571324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*[.B$1]" office:value-type="float" office:value="1.66660790621183" calcext:value-type="float">
            <text:p>2</text:p>
          </table:table-cell>
          <table:table-cell table:formula="of:=[.$A3]*[.C$1]" office:value-type="float" office:value="11.9780795684496" calcext:value-type="float">
            <text:p>12</text:p>
          </table:table-cell>
          <table:table-cell table:formula="of:=[.$A3]*[.D$1]" office:value-type="float" office:value="12.8727706400581" calcext:value-type="float">
            <text:p>13</text:p>
          </table:table-cell>
          <table:table-cell table:formula="of:=[.$A3]*[.E$1]" office:value-type="float" office:value="14.1306069260175" calcext:value-type="float">
            <text:p>14</text:p>
          </table:table-cell>
          <table:table-cell table:formula="of:=[.$A3]*[.F$1]" office:value-type="float" office:value="16.9377108600814" calcext:value-type="float">
            <text:p>17</text:p>
          </table:table-cell>
          <table:table-cell table:formula="of:=[.$A3]*[.G$1]" office:value-type="float" office:value="20.2924164729646" calcext:value-type="float">
            <text:p>20</text:p>
          </table:table-cell>
          <table:table-cell table:formula="of:=[.$A3]*[.H$1]" office:value-type="float" office:value="21.8651002564146" calcext:value-type="float">
            <text:p>22</text:p>
          </table:table-cell>
          <table:table-cell table:formula="of:=[.$A3]*[.I$1]" office:value-type="float" office:value="22.8458824246928" calcext:value-type="float">
            <text:p>23</text:p>
          </table:table-cell>
          <table:table-cell table:formula="of:=[.$A3]*[.J$1]" office:value-type="float" office:value="23.824924790573" calcext:value-type="float">
            <text:p>24</text:p>
          </table:table-cell>
          <table:table-cell table:formula="of:=[.$A3]*[.K$1]" office:value-type="float" office:value="27.722207179331" calcext:value-type="float">
            <text:p>28</text:p>
          </table:table-cell>
          <table:table-cell table:formula="of:=[.$A3]*[.L$1]" office:value-type="float" office:value="31.7779184627198" calcext:value-type="float">
            <text:p>32</text:p>
          </table:table-cell>
          <table:table-cell table:formula="of:=[.$A3]*[.M$1]" office:value-type="float" office:value="35.4107391510048" calcext:value-type="float">
            <text:p>35</text:p>
          </table:table-cell>
          <table:table-cell table:formula="of:=[.$A3]*[.N$1]" office:value-type="float" office:value="38.722403537006" calcext:value-type="float">
            <text:p>39</text:p>
          </table:table-cell>
          <table:table-cell table:formula="of:=[.$A3]*[.O$1]" office:value-type="float" office:value="50.233633142648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*[.B$1]" office:value-type="float" office:value="2.49991185931775" calcext:value-type="float">
            <text:p>2</text:p>
          </table:table-cell>
          <table:table-cell table:formula="of:=[.$A4]*[.C$1]" office:value-type="float" office:value="17.9671193526744" calcext:value-type="float">
            <text:p>18</text:p>
          </table:table-cell>
          <table:table-cell table:formula="of:=[.$A4]*[.D$1]" office:value-type="float" office:value="19.3091559600871" calcext:value-type="float">
            <text:p>19</text:p>
          </table:table-cell>
          <table:table-cell table:formula="of:=[.$A4]*[.E$1]" office:value-type="float" office:value="21.1959103890262" calcext:value-type="float">
            <text:p>21</text:p>
          </table:table-cell>
          <table:table-cell table:formula="of:=[.$A4]*[.F$1]" office:value-type="float" office:value="25.4065662901221" calcext:value-type="float">
            <text:p>25</text:p>
          </table:table-cell>
          <table:table-cell table:formula="of:=[.$A4]*[.G$1]" office:value-type="float" office:value="30.4386247094469" calcext:value-type="float">
            <text:p>30</text:p>
          </table:table-cell>
          <table:table-cell table:formula="of:=[.$A4]*[.H$1]" office:value-type="float" office:value="32.7976503846219" calcext:value-type="float">
            <text:p>33</text:p>
          </table:table-cell>
          <table:table-cell table:formula="of:=[.$A4]*[.I$1]" office:value-type="float" office:value="34.2688236370392" calcext:value-type="float">
            <text:p>34</text:p>
          </table:table-cell>
          <table:table-cell table:formula="of:=[.$A4]*[.J$1]" office:value-type="float" office:value="35.7373871858595" calcext:value-type="float">
            <text:p>36</text:p>
          </table:table-cell>
          <table:table-cell table:formula="of:=[.$A4]*[.K$1]" office:value-type="float" office:value="41.5833107689965" calcext:value-type="float">
            <text:p>42</text:p>
          </table:table-cell>
          <table:table-cell table:formula="of:=[.$A4]*[.L$1]" office:value-type="float" office:value="47.6668776940797" calcext:value-type="float">
            <text:p>48</text:p>
          </table:table-cell>
          <table:table-cell table:formula="of:=[.$A4]*[.M$1]" office:value-type="float" office:value="53.1161087265072" calcext:value-type="float">
            <text:p>53</text:p>
          </table:table-cell>
          <table:table-cell table:formula="of:=[.$A4]*[.N$1]" office:value-type="float" office:value="58.083605305509" calcext:value-type="float">
            <text:p>58</text:p>
          </table:table-cell>
          <table:table-cell table:formula="of:=[.$A4]*[.O$1]" office:value-type="float" office:value="75.350449713972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*[.B$1]" office:value-type="float" office:value="3.33321581242366" calcext:value-type="float">
            <text:p>3</text:p>
          </table:table-cell>
          <table:table-cell table:formula="of:=[.$A5]*[.C$1]" office:value-type="float" office:value="23.9561591368992" calcext:value-type="float">
            <text:p>24</text:p>
          </table:table-cell>
          <table:table-cell table:formula="of:=[.$A5]*[.D$1]" office:value-type="float" office:value="25.7455412801161" calcext:value-type="float">
            <text:p>26</text:p>
          </table:table-cell>
          <table:table-cell table:formula="of:=[.$A5]*[.E$1]" office:value-type="float" office:value="28.261213852035" calcext:value-type="float">
            <text:p>28</text:p>
          </table:table-cell>
          <table:table-cell table:formula="of:=[.$A5]*[.F$1]" office:value-type="float" office:value="33.8754217201628" calcext:value-type="float">
            <text:p>34</text:p>
          </table:table-cell>
          <table:table-cell table:formula="of:=[.$A5]*[.G$1]" office:value-type="float" office:value="40.5848329459292" calcext:value-type="float">
            <text:p>41</text:p>
          </table:table-cell>
          <table:table-cell table:formula="of:=[.$A5]*[.H$1]" office:value-type="float" office:value="43.7302005128292" calcext:value-type="float">
            <text:p>44</text:p>
          </table:table-cell>
          <table:table-cell table:formula="of:=[.$A5]*[.I$1]" office:value-type="float" office:value="45.6917648493856" calcext:value-type="float">
            <text:p>46</text:p>
          </table:table-cell>
          <table:table-cell table:formula="of:=[.$A5]*[.J$1]" office:value-type="float" office:value="47.649849581146" calcext:value-type="float">
            <text:p>48</text:p>
          </table:table-cell>
          <table:table-cell table:formula="of:=[.$A5]*[.K$1]" office:value-type="float" office:value="55.444414358662" calcext:value-type="float">
            <text:p>55</text:p>
          </table:table-cell>
          <table:table-cell table:formula="of:=[.$A5]*[.L$1]" office:value-type="float" office:value="63.5558369254396" calcext:value-type="float">
            <text:p>64</text:p>
          </table:table-cell>
          <table:table-cell table:formula="of:=[.$A5]*[.M$1]" office:value-type="float" office:value="70.8214783020096" calcext:value-type="float">
            <text:p>71</text:p>
          </table:table-cell>
          <table:table-cell table:formula="of:=[.$A5]*[.N$1]" office:value-type="float" office:value="77.444807074012" calcext:value-type="float">
            <text:p>77</text:p>
          </table:table-cell>
          <table:table-cell table:formula="of:=[.$A5]*[.O$1]" office:value-type="float" office:value="100.467266285296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*[.B$1]" office:value-type="float" office:value="4.16651976552958" calcext:value-type="float">
            <text:p>4</text:p>
          </table:table-cell>
          <table:table-cell table:formula="of:=[.$A6]*[.C$1]" office:value-type="float" office:value="29.945198921124" calcext:value-type="float">
            <text:p>30</text:p>
          </table:table-cell>
          <table:table-cell table:formula="of:=[.$A6]*[.D$1]" office:value-type="float" office:value="32.1819266001452" calcext:value-type="float">
            <text:p>32</text:p>
          </table:table-cell>
          <table:table-cell table:formula="of:=[.$A6]*[.E$1]" office:value-type="float" office:value="35.3265173150437" calcext:value-type="float">
            <text:p>35</text:p>
          </table:table-cell>
          <table:table-cell table:formula="of:=[.$A6]*[.F$1]" office:value-type="float" office:value="42.3442771502036" calcext:value-type="float">
            <text:p>42</text:p>
          </table:table-cell>
          <table:table-cell table:formula="of:=[.$A6]*[.G$1]" office:value-type="float" office:value="50.7310411824115" calcext:value-type="float">
            <text:p>51</text:p>
          </table:table-cell>
          <table:table-cell table:formula="of:=[.$A6]*[.H$1]" office:value-type="float" office:value="54.6627506410365" calcext:value-type="float">
            <text:p>55</text:p>
          </table:table-cell>
          <table:table-cell table:formula="of:=[.$A6]*[.I$1]" office:value-type="float" office:value="57.114706061732" calcext:value-type="float">
            <text:p>57</text:p>
          </table:table-cell>
          <table:table-cell table:formula="of:=[.$A6]*[.J$1]" office:value-type="float" office:value="59.5623119764325" calcext:value-type="float">
            <text:p>60</text:p>
          </table:table-cell>
          <table:table-cell table:formula="of:=[.$A6]*[.K$1]" office:value-type="float" office:value="69.3055179483275" calcext:value-type="float">
            <text:p>69</text:p>
          </table:table-cell>
          <table:table-cell table:formula="of:=[.$A6]*[.L$1]" office:value-type="float" office:value="79.4447961567995" calcext:value-type="float">
            <text:p>79</text:p>
          </table:table-cell>
          <table:table-cell table:formula="of:=[.$A6]*[.M$1]" office:value-type="float" office:value="88.526847877512" calcext:value-type="float">
            <text:p>89</text:p>
          </table:table-cell>
          <table:table-cell table:formula="of:=[.$A6]*[.N$1]" office:value-type="float" office:value="96.806008842515" calcext:value-type="float">
            <text:p>97</text:p>
          </table:table-cell>
          <table:table-cell table:formula="of:=[.$A6]*[.O$1]" office:value-type="float" office:value="125.58408285662" calcext:value-type="float">
            <text:p>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*[.B$1]" office:value-type="float" office:value="4.9998237186355" calcext:value-type="float">
            <text:p>5</text:p>
          </table:table-cell>
          <table:table-cell table:formula="of:=[.$A7]*[.C$1]" office:value-type="float" office:value="35.9342387053488" calcext:value-type="float">
            <text:p>36</text:p>
          </table:table-cell>
          <table:table-cell table:formula="of:=[.$A7]*[.D$1]" office:value-type="float" office:value="38.6183119201742" calcext:value-type="float">
            <text:p>39</text:p>
          </table:table-cell>
          <table:table-cell table:formula="of:=[.$A7]*[.E$1]" office:value-type="float" office:value="42.3918207780524" calcext:value-type="float">
            <text:p>42</text:p>
          </table:table-cell>
          <table:table-cell table:formula="of:=[.$A7]*[.F$1]" office:value-type="float" office:value="50.8131325802443" calcext:value-type="float">
            <text:p>51</text:p>
          </table:table-cell>
          <table:table-cell table:formula="of:=[.$A7]*[.G$1]" office:value-type="float" office:value="60.8772494188938" calcext:value-type="float">
            <text:p>61</text:p>
          </table:table-cell>
          <table:table-cell table:formula="of:=[.$A7]*[.H$1]" office:value-type="float" office:value="65.5953007692438" calcext:value-type="float">
            <text:p>66</text:p>
          </table:table-cell>
          <table:table-cell table:formula="of:=[.$A7]*[.I$1]" office:value-type="float" office:value="68.5376472740784" calcext:value-type="float">
            <text:p>69</text:p>
          </table:table-cell>
          <table:table-cell table:formula="of:=[.$A7]*[.J$1]" office:value-type="float" office:value="71.474774371719" calcext:value-type="float">
            <text:p>71</text:p>
          </table:table-cell>
          <table:table-cell table:formula="of:=[.$A7]*[.K$1]" office:value-type="float" office:value="83.166621537993" calcext:value-type="float">
            <text:p>83</text:p>
          </table:table-cell>
          <table:table-cell table:formula="of:=[.$A7]*[.L$1]" office:value-type="float" office:value="95.3337553881594" calcext:value-type="float">
            <text:p>95</text:p>
          </table:table-cell>
          <table:table-cell table:formula="of:=[.$A7]*[.M$1]" office:value-type="float" office:value="106.232217453014" calcext:value-type="float">
            <text:p>106</text:p>
          </table:table-cell>
          <table:table-cell table:formula="of:=[.$A7]*[.N$1]" office:value-type="float" office:value="116.167210611018" calcext:value-type="float">
            <text:p>116</text:p>
          </table:table-cell>
          <table:table-cell table:formula="of:=[.$A7]*[.O$1]" office:value-type="float" office:value="150.700899427944" calcext:value-type="float">
            <text:p>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*[.B$1]" office:value-type="float" office:value="5.83312767174141" calcext:value-type="float">
            <text:p>6</text:p>
          </table:table-cell>
          <table:table-cell table:formula="of:=[.$A8]*[.C$1]" office:value-type="float" office:value="41.9232784895736" calcext:value-type="float">
            <text:p>42</text:p>
          </table:table-cell>
          <table:table-cell table:formula="of:=[.$A8]*[.D$1]" office:value-type="float" office:value="45.0546972402032" calcext:value-type="float">
            <text:p>45</text:p>
          </table:table-cell>
          <table:table-cell table:formula="of:=[.$A8]*[.E$1]" office:value-type="float" office:value="49.4571242410612" calcext:value-type="float">
            <text:p>49</text:p>
          </table:table-cell>
          <table:table-cell table:formula="of:=[.$A8]*[.F$1]" office:value-type="float" office:value="59.281988010285" calcext:value-type="float">
            <text:p>59</text:p>
          </table:table-cell>
          <table:table-cell table:formula="of:=[.$A8]*[.G$1]" office:value-type="float" office:value="71.0234576553761" calcext:value-type="float">
            <text:p>71</text:p>
          </table:table-cell>
          <table:table-cell table:formula="of:=[.$A8]*[.H$1]" office:value-type="float" office:value="76.5278508974511" calcext:value-type="float">
            <text:p>77</text:p>
          </table:table-cell>
          <table:table-cell table:formula="of:=[.$A8]*[.I$1]" office:value-type="float" office:value="79.9605884864248" calcext:value-type="float">
            <text:p>80</text:p>
          </table:table-cell>
          <table:table-cell table:formula="of:=[.$A8]*[.J$1]" office:value-type="float" office:value="83.3872367670055" calcext:value-type="float">
            <text:p>83</text:p>
          </table:table-cell>
          <table:table-cell table:formula="of:=[.$A8]*[.K$1]" office:value-type="float" office:value="97.0277251276585" calcext:value-type="float">
            <text:p>97</text:p>
          </table:table-cell>
          <table:table-cell table:formula="of:=[.$A8]*[.L$1]" office:value-type="float" office:value="111.222714619519" calcext:value-type="float">
            <text:p>111</text:p>
          </table:table-cell>
          <table:table-cell table:formula="of:=[.$A8]*[.M$1]" office:value-type="float" office:value="123.937587028517" calcext:value-type="float">
            <text:p>124</text:p>
          </table:table-cell>
          <table:table-cell table:formula="of:=[.$A8]*[.N$1]" office:value-type="float" office:value="135.528412379521" calcext:value-type="float">
            <text:p>136</text:p>
          </table:table-cell>
          <table:table-cell table:formula="of:=[.$A8]*[.O$1]" office:value-type="float" office:value="175.817715999268" calcext:value-type="float">
            <text:p>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*[.B$1]" office:value-type="float" office:value="6.66643162484733" calcext:value-type="float">
            <text:p>7</text:p>
          </table:table-cell>
          <table:table-cell table:formula="of:=[.$A9]*[.C$1]" office:value-type="float" office:value="47.9123182737984" calcext:value-type="float">
            <text:p>48</text:p>
          </table:table-cell>
          <table:table-cell table:formula="of:=[.$A9]*[.D$1]" office:value-type="float" office:value="51.4910825602322" calcext:value-type="float">
            <text:p>51</text:p>
          </table:table-cell>
          <table:table-cell table:formula="of:=[.$A9]*[.E$1]" office:value-type="float" office:value="56.5224277040699" calcext:value-type="float">
            <text:p>57</text:p>
          </table:table-cell>
          <table:table-cell table:formula="of:=[.$A9]*[.F$1]" office:value-type="float" office:value="67.7508434403257" calcext:value-type="float">
            <text:p>68</text:p>
          </table:table-cell>
          <table:table-cell table:formula="of:=[.$A9]*[.G$1]" office:value-type="float" office:value="81.1696658918584" calcext:value-type="float">
            <text:p>81</text:p>
          </table:table-cell>
          <table:table-cell table:formula="of:=[.$A9]*[.H$1]" office:value-type="float" office:value="87.4604010256584" calcext:value-type="float">
            <text:p>87</text:p>
          </table:table-cell>
          <table:table-cell table:formula="of:=[.$A9]*[.I$1]" office:value-type="float" office:value="91.3835296987712" calcext:value-type="float">
            <text:p>91</text:p>
          </table:table-cell>
          <table:table-cell table:formula="of:=[.$A9]*[.J$1]" office:value-type="float" office:value="95.299699162292" calcext:value-type="float">
            <text:p>95</text:p>
          </table:table-cell>
          <table:table-cell table:formula="of:=[.$A9]*[.K$1]" office:value-type="float" office:value="110.888828717324" calcext:value-type="float">
            <text:p>111</text:p>
          </table:table-cell>
          <table:table-cell table:formula="of:=[.$A9]*[.L$1]" office:value-type="float" office:value="127.111673850879" calcext:value-type="float">
            <text:p>127</text:p>
          </table:table-cell>
          <table:table-cell table:formula="of:=[.$A9]*[.M$1]" office:value-type="float" office:value="141.642956604019" calcext:value-type="float">
            <text:p>142</text:p>
          </table:table-cell>
          <table:table-cell table:formula="of:=[.$A9]*[.N$1]" office:value-type="float" office:value="154.889614148024" calcext:value-type="float">
            <text:p>155</text:p>
          </table:table-cell>
          <table:table-cell table:formula="of:=[.$A9]*[.O$1]" office:value-type="float" office:value="200.934532570592" calcext:value-type="float">
            <text:p>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*[.B$1]" office:value-type="float" office:value="7.49973557795324" calcext:value-type="float">
            <text:p>7</text:p>
          </table:table-cell>
          <table:table-cell table:formula="of:=[.$A10]*[.C$1]" office:value-type="float" office:value="53.9013580580232" calcext:value-type="float">
            <text:p>54</text:p>
          </table:table-cell>
          <table:table-cell table:formula="of:=[.$A10]*[.D$1]" office:value-type="float" office:value="57.9274678802613" calcext:value-type="float">
            <text:p>58</text:p>
          </table:table-cell>
          <table:table-cell table:formula="of:=[.$A10]*[.E$1]" office:value-type="float" office:value="63.5877311670787" calcext:value-type="float">
            <text:p>64</text:p>
          </table:table-cell>
          <table:table-cell table:formula="of:=[.$A10]*[.F$1]" office:value-type="float" office:value="76.2196988703664" calcext:value-type="float">
            <text:p>76</text:p>
          </table:table-cell>
          <table:table-cell table:formula="of:=[.$A10]*[.G$1]" office:value-type="float" office:value="91.3158741283407" calcext:value-type="float">
            <text:p>91</text:p>
          </table:table-cell>
          <table:table-cell table:formula="of:=[.$A10]*[.H$1]" office:value-type="float" office:value="98.3929511538657" calcext:value-type="float">
            <text:p>98</text:p>
          </table:table-cell>
          <table:table-cell table:formula="of:=[.$A10]*[.I$1]" office:value-type="float" office:value="102.806470911118" calcext:value-type="float">
            <text:p>103</text:p>
          </table:table-cell>
          <table:table-cell table:formula="of:=[.$A10]*[.J$1]" office:value-type="float" office:value="107.212161557579" calcext:value-type="float">
            <text:p>107</text:p>
          </table:table-cell>
          <table:table-cell table:formula="of:=[.$A10]*[.K$1]" office:value-type="float" office:value="124.74993230699" calcext:value-type="float">
            <text:p>125</text:p>
          </table:table-cell>
          <table:table-cell table:formula="of:=[.$A10]*[.L$1]" office:value-type="float" office:value="143.000633082239" calcext:value-type="float">
            <text:p>143</text:p>
          </table:table-cell>
          <table:table-cell table:formula="of:=[.$A10]*[.M$1]" office:value-type="float" office:value="159.348326179522" calcext:value-type="float">
            <text:p>159</text:p>
          </table:table-cell>
          <table:table-cell table:formula="of:=[.$A10]*[.N$1]" office:value-type="float" office:value="174.250815916527" calcext:value-type="float">
            <text:p>174</text:p>
          </table:table-cell>
          <table:table-cell table:formula="of:=[.$A10]*[.O$1]" office:value-type="float" office:value="226.051349141916" calcext:value-type="float">
            <text:p>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*[.B$1]" office:value-type="float" office:value="8.33303953105916" calcext:value-type="float">
            <text:p>8</text:p>
          </table:table-cell>
          <table:table-cell table:formula="of:=[.$A11]*[.C$1]" office:value-type="float" office:value="59.890397842248" calcext:value-type="float">
            <text:p>60</text:p>
          </table:table-cell>
          <table:table-cell table:formula="of:=[.$A11]*[.D$1]" office:value-type="float" office:value="64.3638532002903" calcext:value-type="float">
            <text:p>64</text:p>
          </table:table-cell>
          <table:table-cell table:formula="of:=[.$A11]*[.E$1]" office:value-type="float" office:value="70.6530346300874" calcext:value-type="float">
            <text:p>71</text:p>
          </table:table-cell>
          <table:table-cell table:formula="of:=[.$A11]*[.F$1]" office:value-type="float" office:value="84.6885543004071" calcext:value-type="float">
            <text:p>85</text:p>
          </table:table-cell>
          <table:table-cell table:formula="of:=[.$A11]*[.G$1]" office:value-type="float" office:value="101.462082364823" calcext:value-type="float">
            <text:p>101</text:p>
          </table:table-cell>
          <table:table-cell table:formula="of:=[.$A11]*[.H$1]" office:value-type="float" office:value="109.325501282073" calcext:value-type="float">
            <text:p>109</text:p>
          </table:table-cell>
          <table:table-cell table:formula="of:=[.$A11]*[.I$1]" office:value-type="float" office:value="114.229412123464" calcext:value-type="float">
            <text:p>114</text:p>
          </table:table-cell>
          <table:table-cell table:formula="of:=[.$A11]*[.J$1]" office:value-type="float" office:value="119.124623952865" calcext:value-type="float">
            <text:p>119</text:p>
          </table:table-cell>
          <table:table-cell table:formula="of:=[.$A11]*[.K$1]" office:value-type="float" office:value="138.611035896655" calcext:value-type="float">
            <text:p>139</text:p>
          </table:table-cell>
          <table:table-cell table:formula="of:=[.$A11]*[.L$1]" office:value-type="float" office:value="158.889592313599" calcext:value-type="float">
            <text:p>159</text:p>
          </table:table-cell>
          <table:table-cell table:formula="of:=[.$A11]*[.M$1]" office:value-type="float" office:value="177.053695755024" calcext:value-type="float">
            <text:p>177</text:p>
          </table:table-cell>
          <table:table-cell table:formula="of:=[.$A11]*[.N$1]" office:value-type="float" office:value="193.61201768503" calcext:value-type="float">
            <text:p>194</text:p>
          </table:table-cell>
          <table:table-cell table:formula="of:=[.$A11]*[.O$1]" office:value-type="float" office:value="251.16816571324" calcext:value-type="float">
            <text:p>2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*[.B$1]" office:value-type="float" office:value="9.16634348416508" calcext:value-type="float">
            <text:p>9</text:p>
          </table:table-cell>
          <table:table-cell table:formula="of:=[.$A12]*[.C$1]" office:value-type="float" office:value="65.8794376264728" calcext:value-type="float">
            <text:p>66</text:p>
          </table:table-cell>
          <table:table-cell table:formula="of:=[.$A12]*[.D$1]" office:value-type="float" office:value="70.8002385203193" calcext:value-type="float">
            <text:p>71</text:p>
          </table:table-cell>
          <table:table-cell table:formula="of:=[.$A12]*[.E$1]" office:value-type="float" office:value="77.7183380930961" calcext:value-type="float">
            <text:p>78</text:p>
          </table:table-cell>
          <table:table-cell table:formula="of:=[.$A12]*[.F$1]" office:value-type="float" office:value="93.1574097304478" calcext:value-type="float">
            <text:p>93</text:p>
          </table:table-cell>
          <table:table-cell table:formula="of:=[.$A12]*[.G$1]" office:value-type="float" office:value="111.608290601305" calcext:value-type="float">
            <text:p>112</text:p>
          </table:table-cell>
          <table:table-cell table:formula="of:=[.$A12]*[.H$1]" office:value-type="float" office:value="120.25805141028" calcext:value-type="float">
            <text:p>120</text:p>
          </table:table-cell>
          <table:table-cell table:formula="of:=[.$A12]*[.I$1]" office:value-type="float" office:value="125.65235333581" calcext:value-type="float">
            <text:p>126</text:p>
          </table:table-cell>
          <table:table-cell table:formula="of:=[.$A12]*[.J$1]" office:value-type="float" office:value="131.037086348152" calcext:value-type="float">
            <text:p>131</text:p>
          </table:table-cell>
          <table:table-cell table:formula="of:=[.$A12]*[.K$1]" office:value-type="float" office:value="152.472139486321" calcext:value-type="float">
            <text:p>152</text:p>
          </table:table-cell>
          <table:table-cell table:formula="of:=[.$A12]*[.L$1]" office:value-type="float" office:value="174.778551544959" calcext:value-type="float">
            <text:p>175</text:p>
          </table:table-cell>
          <table:table-cell table:formula="of:=[.$A12]*[.M$1]" office:value-type="float" office:value="194.759065330526" calcext:value-type="float">
            <text:p>195</text:p>
          </table:table-cell>
          <table:table-cell table:formula="of:=[.$A12]*[.N$1]" office:value-type="float" office:value="212.973219453533" calcext:value-type="float">
            <text:p>213</text:p>
          </table:table-cell>
          <table:table-cell table:formula="of:=[.$A12]*[.O$1]" office:value-type="float" office:value="276.284982284564" calcext:value-type="float">
            <text:p>2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*[.B$1]" office:value-type="float" office:value="9.99964743727099" calcext:value-type="float">
            <text:p>10</text:p>
          </table:table-cell>
          <table:table-cell table:formula="of:=[.$A13]*[.C$1]" office:value-type="float" office:value="71.8684774106976" calcext:value-type="float">
            <text:p>72</text:p>
          </table:table-cell>
          <table:table-cell table:formula="of:=[.$A13]*[.D$1]" office:value-type="float" office:value="77.2366238403484" calcext:value-type="float">
            <text:p>77</text:p>
          </table:table-cell>
          <table:table-cell table:formula="of:=[.$A13]*[.E$1]" office:value-type="float" office:value="84.7836415561049" calcext:value-type="float">
            <text:p>85</text:p>
          </table:table-cell>
          <table:table-cell table:formula="of:=[.$A13]*[.F$1]" office:value-type="float" office:value="101.626265160489" calcext:value-type="float">
            <text:p>102</text:p>
          </table:table-cell>
          <table:table-cell table:formula="of:=[.$A13]*[.G$1]" office:value-type="float" office:value="121.754498837788" calcext:value-type="float">
            <text:p>122</text:p>
          </table:table-cell>
          <table:table-cell table:formula="of:=[.$A13]*[.H$1]" office:value-type="float" office:value="131.190601538488" calcext:value-type="float">
            <text:p>131</text:p>
          </table:table-cell>
          <table:table-cell table:formula="of:=[.$A13]*[.I$1]" office:value-type="float" office:value="137.075294548157" calcext:value-type="float">
            <text:p>137</text:p>
          </table:table-cell>
          <table:table-cell table:formula="of:=[.$A13]*[.J$1]" office:value-type="float" office:value="142.949548743438" calcext:value-type="float">
            <text:p>143</text:p>
          </table:table-cell>
          <table:table-cell table:formula="of:=[.$A13]*[.K$1]" office:value-type="float" office:value="166.333243075986" calcext:value-type="float">
            <text:p>166</text:p>
          </table:table-cell>
          <table:table-cell table:formula="of:=[.$A13]*[.L$1]" office:value-type="float" office:value="190.667510776319" calcext:value-type="float">
            <text:p>191</text:p>
          </table:table-cell>
          <table:table-cell table:formula="of:=[.$A13]*[.M$1]" office:value-type="float" office:value="212.464434906029" calcext:value-type="float">
            <text:p>212</text:p>
          </table:table-cell>
          <table:table-cell table:formula="of:=[.$A13]*[.N$1]" office:value-type="float" office:value="232.334421222036" calcext:value-type="float">
            <text:p>232</text:p>
          </table:table-cell>
          <table:table-cell table:formula="of:=[.$A13]*[.O$1]" office:value-type="float" office:value="301.401798855888" calcext:value-type="float">
            <text:p>3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*[.B$1]" office:value-type="float" office:value="10.8329513903769" calcext:value-type="float">
            <text:p>11</text:p>
          </table:table-cell>
          <table:table-cell table:formula="of:=[.$A14]*[.C$1]" office:value-type="float" office:value="77.8575171949224" calcext:value-type="float">
            <text:p>78</text:p>
          </table:table-cell>
          <table:table-cell table:formula="of:=[.$A14]*[.D$1]" office:value-type="float" office:value="83.6730091603774" calcext:value-type="float">
            <text:p>84</text:p>
          </table:table-cell>
          <table:table-cell table:formula="of:=[.$A14]*[.E$1]" office:value-type="float" office:value="91.8489450191136" calcext:value-type="float">
            <text:p>92</text:p>
          </table:table-cell>
          <table:table-cell table:formula="of:=[.$A14]*[.F$1]" office:value-type="float" office:value="110.095120590529" calcext:value-type="float">
            <text:p>110</text:p>
          </table:table-cell>
          <table:table-cell table:formula="of:=[.$A14]*[.G$1]" office:value-type="float" office:value="131.90070707427" calcext:value-type="float">
            <text:p>132</text:p>
          </table:table-cell>
          <table:table-cell table:formula="of:=[.$A14]*[.H$1]" office:value-type="float" office:value="142.123151666695" calcext:value-type="float">
            <text:p>142</text:p>
          </table:table-cell>
          <table:table-cell table:formula="of:=[.$A14]*[.I$1]" office:value-type="float" office:value="148.498235760503" calcext:value-type="float">
            <text:p>148</text:p>
          </table:table-cell>
          <table:table-cell table:formula="of:=[.$A14]*[.J$1]" office:value-type="float" office:value="154.862011138725" calcext:value-type="float">
            <text:p>155</text:p>
          </table:table-cell>
          <table:table-cell table:formula="of:=[.$A14]*[.K$1]" office:value-type="float" office:value="180.194346665652" calcext:value-type="float">
            <text:p>180</text:p>
          </table:table-cell>
          <table:table-cell table:formula="of:=[.$A14]*[.L$1]" office:value-type="float" office:value="206.556470007679" calcext:value-type="float">
            <text:p>207</text:p>
          </table:table-cell>
          <table:table-cell table:formula="of:=[.$A14]*[.M$1]" office:value-type="float" office:value="230.169804481531" calcext:value-type="float">
            <text:p>230</text:p>
          </table:table-cell>
          <table:table-cell table:formula="of:=[.$A14]*[.N$1]" office:value-type="float" office:value="251.695622990539" calcext:value-type="float">
            <text:p>252</text:p>
          </table:table-cell>
          <table:table-cell table:formula="of:=[.$A14]*[.O$1]" office:value-type="float" office:value="326.518615427212" calcext:value-type="float">
            <text:p>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*[.B$1]" office:value-type="float" office:value="11.6662553434828" calcext:value-type="float">
            <text:p>12</text:p>
          </table:table-cell>
          <table:table-cell table:formula="of:=[.$A15]*[.C$1]" office:value-type="float" office:value="83.8465569791472" calcext:value-type="float">
            <text:p>84</text:p>
          </table:table-cell>
          <table:table-cell table:formula="of:=[.$A15]*[.D$1]" office:value-type="float" office:value="90.1093944804064" calcext:value-type="float">
            <text:p>90</text:p>
          </table:table-cell>
          <table:table-cell table:formula="of:=[.$A15]*[.E$1]" office:value-type="float" office:value="98.9142484821224" calcext:value-type="float">
            <text:p>99</text:p>
          </table:table-cell>
          <table:table-cell table:formula="of:=[.$A15]*[.F$1]" office:value-type="float" office:value="118.56397602057" calcext:value-type="float">
            <text:p>119</text:p>
          </table:table-cell>
          <table:table-cell table:formula="of:=[.$A15]*[.G$1]" office:value-type="float" office:value="142.046915310752" calcext:value-type="float">
            <text:p>142</text:p>
          </table:table-cell>
          <table:table-cell table:formula="of:=[.$A15]*[.H$1]" office:value-type="float" office:value="153.055701794902" calcext:value-type="float">
            <text:p>153</text:p>
          </table:table-cell>
          <table:table-cell table:formula="of:=[.$A15]*[.I$1]" office:value-type="float" office:value="159.92117697285" calcext:value-type="float">
            <text:p>160</text:p>
          </table:table-cell>
          <table:table-cell table:formula="of:=[.$A15]*[.J$1]" office:value-type="float" office:value="166.774473534011" calcext:value-type="float">
            <text:p>167</text:p>
          </table:table-cell>
          <table:table-cell table:formula="of:=[.$A15]*[.K$1]" office:value-type="float" office:value="194.055450255317" calcext:value-type="float">
            <text:p>194</text:p>
          </table:table-cell>
          <table:table-cell table:formula="of:=[.$A15]*[.L$1]" office:value-type="float" office:value="222.445429239039" calcext:value-type="float">
            <text:p>222</text:p>
          </table:table-cell>
          <table:table-cell table:formula="of:=[.$A15]*[.M$1]" office:value-type="float" office:value="247.875174057034" calcext:value-type="float">
            <text:p>248</text:p>
          </table:table-cell>
          <table:table-cell table:formula="of:=[.$A15]*[.N$1]" office:value-type="float" office:value="271.056824759042" calcext:value-type="float">
            <text:p>271</text:p>
          </table:table-cell>
          <table:table-cell table:formula="of:=[.$A15]*[.O$1]" office:value-type="float" office:value="351.635431998536" calcext:value-type="float">
            <text:p>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*[.B$1]" office:value-type="float" office:value="12.4995592965887" calcext:value-type="float">
            <text:p>12</text:p>
          </table:table-cell>
          <table:table-cell table:formula="of:=[.$A16]*[.C$1]" office:value-type="float" office:value="89.835596763372" calcext:value-type="float">
            <text:p>90</text:p>
          </table:table-cell>
          <table:table-cell table:formula="of:=[.$A16]*[.D$1]" office:value-type="float" office:value="96.5457798004355" calcext:value-type="float">
            <text:p>97</text:p>
          </table:table-cell>
          <table:table-cell table:formula="of:=[.$A16]*[.E$1]" office:value-type="float" office:value="105.979551945131" calcext:value-type="float">
            <text:p>106</text:p>
          </table:table-cell>
          <table:table-cell table:formula="of:=[.$A16]*[.F$1]" office:value-type="float" office:value="127.032831450611" calcext:value-type="float">
            <text:p>127</text:p>
          </table:table-cell>
          <table:table-cell table:formula="of:=[.$A16]*[.G$1]" office:value-type="float" office:value="152.193123547235" calcext:value-type="float">
            <text:p>152</text:p>
          </table:table-cell>
          <table:table-cell table:formula="of:=[.$A16]*[.H$1]" office:value-type="float" office:value="163.98825192311" calcext:value-type="float">
            <text:p>164</text:p>
          </table:table-cell>
          <table:table-cell table:formula="of:=[.$A16]*[.I$1]" office:value-type="float" office:value="171.344118185196" calcext:value-type="float">
            <text:p>171</text:p>
          </table:table-cell>
          <table:table-cell table:formula="of:=[.$A16]*[.J$1]" office:value-type="float" office:value="178.686935929298" calcext:value-type="float">
            <text:p>179</text:p>
          </table:table-cell>
          <table:table-cell table:formula="of:=[.$A16]*[.K$1]" office:value-type="float" office:value="207.916553844983" calcext:value-type="float">
            <text:p>208</text:p>
          </table:table-cell>
          <table:table-cell table:formula="of:=[.$A16]*[.L$1]" office:value-type="float" office:value="238.334388470399" calcext:value-type="float">
            <text:p>238</text:p>
          </table:table-cell>
          <table:table-cell table:formula="of:=[.$A16]*[.M$1]" office:value-type="float" office:value="265.580543632536" calcext:value-type="float">
            <text:p>266</text:p>
          </table:table-cell>
          <table:table-cell table:formula="of:=[.$A16]*[.N$1]" office:value-type="float" office:value="290.418026527545" calcext:value-type="float">
            <text:p>290</text:p>
          </table:table-cell>
          <table:table-cell table:formula="of:=[.$A16]*[.O$1]" office:value-type="float" office:value="376.75224856986" calcext:value-type="float">
            <text:p>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*[.B$1]" office:value-type="float" office:value="13.3328632496947" calcext:value-type="float">
            <text:p>13</text:p>
          </table:table-cell>
          <table:table-cell table:formula="of:=[.$A17]*[.C$1]" office:value-type="float" office:value="95.8246365475968" calcext:value-type="float">
            <text:p>96</text:p>
          </table:table-cell>
          <table:table-cell table:formula="of:=[.$A17]*[.D$1]" office:value-type="float" office:value="102.982165120464" calcext:value-type="float">
            <text:p>103</text:p>
          </table:table-cell>
          <table:table-cell table:formula="of:=[.$A17]*[.E$1]" office:value-type="float" office:value="113.04485540814" calcext:value-type="float">
            <text:p>113</text:p>
          </table:table-cell>
          <table:table-cell table:formula="of:=[.$A17]*[.F$1]" office:value-type="float" office:value="135.501686880651" calcext:value-type="float">
            <text:p>136</text:p>
          </table:table-cell>
          <table:table-cell table:formula="of:=[.$A17]*[.G$1]" office:value-type="float" office:value="162.339331783717" calcext:value-type="float">
            <text:p>162</text:p>
          </table:table-cell>
          <table:table-cell table:formula="of:=[.$A17]*[.H$1]" office:value-type="float" office:value="174.920802051317" calcext:value-type="float">
            <text:p>175</text:p>
          </table:table-cell>
          <table:table-cell table:formula="of:=[.$A17]*[.I$1]" office:value-type="float" office:value="182.767059397542" calcext:value-type="float">
            <text:p>183</text:p>
          </table:table-cell>
          <table:table-cell table:formula="of:=[.$A17]*[.J$1]" office:value-type="float" office:value="190.599398324584" calcext:value-type="float">
            <text:p>191</text:p>
          </table:table-cell>
          <table:table-cell table:formula="of:=[.$A17]*[.K$1]" office:value-type="float" office:value="221.777657434648" calcext:value-type="float">
            <text:p>222</text:p>
          </table:table-cell>
          <table:table-cell table:formula="of:=[.$A17]*[.L$1]" office:value-type="float" office:value="254.223347701758" calcext:value-type="float">
            <text:p>254</text:p>
          </table:table-cell>
          <table:table-cell table:formula="of:=[.$A17]*[.M$1]" office:value-type="float" office:value="283.285913208038" calcext:value-type="float">
            <text:p>283</text:p>
          </table:table-cell>
          <table:table-cell table:formula="of:=[.$A17]*[.N$1]" office:value-type="float" office:value="309.779228296048" calcext:value-type="float">
            <text:p>310</text:p>
          </table:table-cell>
          <table:table-cell table:formula="of:=[.$A17]*[.O$1]" office:value-type="float" office:value="401.869065141184" calcext:value-type="float">
            <text:p>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*[.B$1]" office:value-type="float" office:value="14.1661672028006" calcext:value-type="float">
            <text:p>14</text:p>
          </table:table-cell>
          <table:table-cell table:formula="of:=[.$A18]*[.C$1]" office:value-type="float" office:value="101.813676331822" calcext:value-type="float">
            <text:p>102</text:p>
          </table:table-cell>
          <table:table-cell table:formula="of:=[.$A18]*[.D$1]" office:value-type="float" office:value="109.418550440494" calcext:value-type="float">
            <text:p>109</text:p>
          </table:table-cell>
          <table:table-cell table:formula="of:=[.$A18]*[.E$1]" office:value-type="float" office:value="120.110158871149" calcext:value-type="float">
            <text:p>120</text:p>
          </table:table-cell>
          <table:table-cell table:formula="of:=[.$A18]*[.F$1]" office:value-type="float" office:value="143.970542310692" calcext:value-type="float">
            <text:p>144</text:p>
          </table:table-cell>
          <table:table-cell table:formula="of:=[.$A18]*[.G$1]" office:value-type="float" office:value="172.485540020199" calcext:value-type="float">
            <text:p>172</text:p>
          </table:table-cell>
          <table:table-cell table:formula="of:=[.$A18]*[.H$1]" office:value-type="float" office:value="185.853352179524" calcext:value-type="float">
            <text:p>186</text:p>
          </table:table-cell>
          <table:table-cell table:formula="of:=[.$A18]*[.I$1]" office:value-type="float" office:value="194.190000609889" calcext:value-type="float">
            <text:p>194</text:p>
          </table:table-cell>
          <table:table-cell table:formula="of:=[.$A18]*[.J$1]" office:value-type="float" office:value="202.511860719871" calcext:value-type="float">
            <text:p>203</text:p>
          </table:table-cell>
          <table:table-cell table:formula="of:=[.$A18]*[.K$1]" office:value-type="float" office:value="235.638761024314" calcext:value-type="float">
            <text:p>236</text:p>
          </table:table-cell>
          <table:table-cell table:formula="of:=[.$A18]*[.L$1]" office:value-type="float" office:value="270.112306933118" calcext:value-type="float">
            <text:p>270</text:p>
          </table:table-cell>
          <table:table-cell table:formula="of:=[.$A18]*[.M$1]" office:value-type="float" office:value="300.991282783541" calcext:value-type="float">
            <text:p>301</text:p>
          </table:table-cell>
          <table:table-cell table:formula="of:=[.$A18]*[.N$1]" office:value-type="float" office:value="329.140430064551" calcext:value-type="float">
            <text:p>329</text:p>
          </table:table-cell>
          <table:table-cell table:formula="of:=[.$A18]*[.O$1]" office:value-type="float" office:value="426.985881712508" calcext:value-type="float">
            <text:p>4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*[.B$1]" office:value-type="float" office:value="14.9994711559065" calcext:value-type="float">
            <text:p>15</text:p>
          </table:table-cell>
          <table:table-cell table:formula="of:=[.$A19]*[.C$1]" office:value-type="float" office:value="107.802716116046" calcext:value-type="float">
            <text:p>108</text:p>
          </table:table-cell>
          <table:table-cell table:formula="of:=[.$A19]*[.D$1]" office:value-type="float" office:value="115.854935760523" calcext:value-type="float">
            <text:p>116</text:p>
          </table:table-cell>
          <table:table-cell table:formula="of:=[.$A19]*[.E$1]" office:value-type="float" office:value="127.175462334157" calcext:value-type="float">
            <text:p>127</text:p>
          </table:table-cell>
          <table:table-cell table:formula="of:=[.$A19]*[.F$1]" office:value-type="float" office:value="152.439397740733" calcext:value-type="float">
            <text:p>152</text:p>
          </table:table-cell>
          <table:table-cell table:formula="of:=[.$A19]*[.G$1]" office:value-type="float" office:value="182.631748256681" calcext:value-type="float">
            <text:p>183</text:p>
          </table:table-cell>
          <table:table-cell table:formula="of:=[.$A19]*[.H$1]" office:value-type="float" office:value="196.785902307731" calcext:value-type="float">
            <text:p>197</text:p>
          </table:table-cell>
          <table:table-cell table:formula="of:=[.$A19]*[.I$1]" office:value-type="float" office:value="205.612941822235" calcext:value-type="float">
            <text:p>206</text:p>
          </table:table-cell>
          <table:table-cell table:formula="of:=[.$A19]*[.J$1]" office:value-type="float" office:value="214.424323115157" calcext:value-type="float">
            <text:p>214</text:p>
          </table:table-cell>
          <table:table-cell table:formula="of:=[.$A19]*[.K$1]" office:value-type="float" office:value="249.499864613979" calcext:value-type="float">
            <text:p>249</text:p>
          </table:table-cell>
          <table:table-cell table:formula="of:=[.$A19]*[.L$1]" office:value-type="float" office:value="286.001266164478" calcext:value-type="float">
            <text:p>286</text:p>
          </table:table-cell>
          <table:table-cell table:formula="of:=[.$A19]*[.M$1]" office:value-type="float" office:value="318.696652359043" calcext:value-type="float">
            <text:p>319</text:p>
          </table:table-cell>
          <table:table-cell table:formula="of:=[.$A19]*[.N$1]" office:value-type="float" office:value="348.501631833054" calcext:value-type="float">
            <text:p>349</text:p>
          </table:table-cell>
          <table:table-cell table:formula="of:=[.$A19]*[.O$1]" office:value-type="float" office:value="452.102698283832" calcext:value-type="float">
            <text:p>4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*[.B$1]" office:value-type="float" office:value="15.8327751090124" calcext:value-type="float">
            <text:p>16</text:p>
          </table:table-cell>
          <table:table-cell table:formula="of:=[.$A20]*[.C$1]" office:value-type="float" office:value="113.791755900271" calcext:value-type="float">
            <text:p>114</text:p>
          </table:table-cell>
          <table:table-cell table:formula="of:=[.$A20]*[.D$1]" office:value-type="float" office:value="122.291321080552" calcext:value-type="float">
            <text:p>122</text:p>
          </table:table-cell>
          <table:table-cell table:formula="of:=[.$A20]*[.E$1]" office:value-type="float" office:value="134.240765797166" calcext:value-type="float">
            <text:p>134</text:p>
          </table:table-cell>
          <table:table-cell table:formula="of:=[.$A20]*[.F$1]" office:value-type="float" office:value="160.908253170774" calcext:value-type="float">
            <text:p>161</text:p>
          </table:table-cell>
          <table:table-cell table:formula="of:=[.$A20]*[.G$1]" office:value-type="float" office:value="192.777956493164" calcext:value-type="float">
            <text:p>193</text:p>
          </table:table-cell>
          <table:table-cell table:formula="of:=[.$A20]*[.H$1]" office:value-type="float" office:value="207.718452435939" calcext:value-type="float">
            <text:p>208</text:p>
          </table:table-cell>
          <table:table-cell table:formula="of:=[.$A20]*[.I$1]" office:value-type="float" office:value="217.035883034582" calcext:value-type="float">
            <text:p>217</text:p>
          </table:table-cell>
          <table:table-cell table:formula="of:=[.$A20]*[.J$1]" office:value-type="float" office:value="226.336785510444" calcext:value-type="float">
            <text:p>226</text:p>
          </table:table-cell>
          <table:table-cell table:formula="of:=[.$A20]*[.K$1]" office:value-type="float" office:value="263.360968203645" calcext:value-type="float">
            <text:p>263</text:p>
          </table:table-cell>
          <table:table-cell table:formula="of:=[.$A20]*[.L$1]" office:value-type="float" office:value="301.890225395838" calcext:value-type="float">
            <text:p>302</text:p>
          </table:table-cell>
          <table:table-cell table:formula="of:=[.$A20]*[.M$1]" office:value-type="float" office:value="336.402021934546" calcext:value-type="float">
            <text:p>336</text:p>
          </table:table-cell>
          <table:table-cell table:formula="of:=[.$A20]*[.N$1]" office:value-type="float" office:value="367.862833601557" calcext:value-type="float">
            <text:p>368</text:p>
          </table:table-cell>
          <table:table-cell table:formula="of:=[.$A20]*[.O$1]" office:value-type="float" office:value="477.219514855156" calcext:value-type="float">
            <text:p>4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*[.B$1]" office:value-type="float" office:value="16.6660790621183" calcext:value-type="float">
            <text:p>17</text:p>
          </table:table-cell>
          <table:table-cell table:formula="of:=[.$A21]*[.C$1]" office:value-type="float" office:value="119.780795684496" calcext:value-type="float">
            <text:p>120</text:p>
          </table:table-cell>
          <table:table-cell table:formula="of:=[.$A21]*[.D$1]" office:value-type="float" office:value="128.727706400581" calcext:value-type="float">
            <text:p>129</text:p>
          </table:table-cell>
          <table:table-cell table:formula="of:=[.$A21]*[.E$1]" office:value-type="float" office:value="141.306069260175" calcext:value-type="float">
            <text:p>141</text:p>
          </table:table-cell>
          <table:table-cell table:formula="of:=[.$A21]*[.F$1]" office:value-type="float" office:value="169.377108600814" calcext:value-type="float">
            <text:p>169</text:p>
          </table:table-cell>
          <table:table-cell table:formula="of:=[.$A21]*[.G$1]" office:value-type="float" office:value="202.924164729646" calcext:value-type="float">
            <text:p>203</text:p>
          </table:table-cell>
          <table:table-cell table:formula="of:=[.$A21]*[.H$1]" office:value-type="float" office:value="218.651002564146" calcext:value-type="float">
            <text:p>219</text:p>
          </table:table-cell>
          <table:table-cell table:formula="of:=[.$A21]*[.I$1]" office:value-type="float" office:value="228.458824246928" calcext:value-type="float">
            <text:p>228</text:p>
          </table:table-cell>
          <table:table-cell table:formula="of:=[.$A21]*[.J$1]" office:value-type="float" office:value="238.24924790573" calcext:value-type="float">
            <text:p>238</text:p>
          </table:table-cell>
          <table:table-cell table:formula="of:=[.$A21]*[.K$1]" office:value-type="float" office:value="277.22207179331" calcext:value-type="float">
            <text:p>277</text:p>
          </table:table-cell>
          <table:table-cell table:formula="of:=[.$A21]*[.L$1]" office:value-type="float" office:value="317.779184627198" calcext:value-type="float">
            <text:p>318</text:p>
          </table:table-cell>
          <table:table-cell table:formula="of:=[.$A21]*[.M$1]" office:value-type="float" office:value="354.107391510048" calcext:value-type="float">
            <text:p>354</text:p>
          </table:table-cell>
          <table:table-cell table:formula="of:=[.$A21]*[.N$1]" office:value-type="float" office:value="387.22403537006" calcext:value-type="float">
            <text:p>387</text:p>
          </table:table-cell>
          <table:table-cell table:formula="of:=[.$A21]*[.O$1]" office:value-type="float" office:value="502.33633142648" calcext:value-type="float">
            <text:p>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*[.B$1]" office:value-type="float" office:value="17.4993830152242" calcext:value-type="float">
            <text:p>17</text:p>
          </table:table-cell>
          <table:table-cell table:formula="of:=[.$A22]*[.C$1]" office:value-type="float" office:value="125.769835468721" calcext:value-type="float">
            <text:p>126</text:p>
          </table:table-cell>
          <table:table-cell table:formula="of:=[.$A22]*[.D$1]" office:value-type="float" office:value="135.16409172061" calcext:value-type="float">
            <text:p>135</text:p>
          </table:table-cell>
          <table:table-cell table:formula="of:=[.$A22]*[.E$1]" office:value-type="float" office:value="148.371372723184" calcext:value-type="float">
            <text:p>148</text:p>
          </table:table-cell>
          <table:table-cell table:formula="of:=[.$A22]*[.F$1]" office:value-type="float" office:value="177.845964030855" calcext:value-type="float">
            <text:p>178</text:p>
          </table:table-cell>
          <table:table-cell table:formula="of:=[.$A22]*[.G$1]" office:value-type="float" office:value="213.070372966128" calcext:value-type="float">
            <text:p>213</text:p>
          </table:table-cell>
          <table:table-cell table:formula="of:=[.$A22]*[.H$1]" office:value-type="float" office:value="229.583552692353" calcext:value-type="float">
            <text:p>230</text:p>
          </table:table-cell>
          <table:table-cell table:formula="of:=[.$A22]*[.I$1]" office:value-type="float" office:value="239.881765459274" calcext:value-type="float">
            <text:p>240</text:p>
          </table:table-cell>
          <table:table-cell table:formula="of:=[.$A22]*[.J$1]" office:value-type="float" office:value="250.161710301017" calcext:value-type="float">
            <text:p>250</text:p>
          </table:table-cell>
          <table:table-cell table:formula="of:=[.$A22]*[.K$1]" office:value-type="float" office:value="291.083175382976" calcext:value-type="float">
            <text:p>291</text:p>
          </table:table-cell>
          <table:table-cell table:formula="of:=[.$A22]*[.L$1]" office:value-type="float" office:value="333.668143858558" calcext:value-type="float">
            <text:p>334</text:p>
          </table:table-cell>
          <table:table-cell table:formula="of:=[.$A22]*[.M$1]" office:value-type="float" office:value="371.81276108555" calcext:value-type="float">
            <text:p>372</text:p>
          </table:table-cell>
          <table:table-cell table:formula="of:=[.$A22]*[.N$1]" office:value-type="float" office:value="406.585237138563" calcext:value-type="float">
            <text:p>407</text:p>
          </table:table-cell>
          <table:table-cell table:formula="of:=[.$A22]*[.O$1]" office:value-type="float" office:value="527.453147997804" calcext:value-type="float">
            <text:p>5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*[.B$1]" office:value-type="float" office:value="18.3326869683302" calcext:value-type="float">
            <text:p>18</text:p>
          </table:table-cell>
          <table:table-cell table:formula="of:=[.$A23]*[.C$1]" office:value-type="float" office:value="131.758875252946" calcext:value-type="float">
            <text:p>132</text:p>
          </table:table-cell>
          <table:table-cell table:formula="of:=[.$A23]*[.D$1]" office:value-type="float" office:value="141.600477040639" calcext:value-type="float">
            <text:p>142</text:p>
          </table:table-cell>
          <table:table-cell table:formula="of:=[.$A23]*[.E$1]" office:value-type="float" office:value="155.436676186192" calcext:value-type="float">
            <text:p>155</text:p>
          </table:table-cell>
          <table:table-cell table:formula="of:=[.$A23]*[.F$1]" office:value-type="float" office:value="186.314819460896" calcext:value-type="float">
            <text:p>186</text:p>
          </table:table-cell>
          <table:table-cell table:formula="of:=[.$A23]*[.G$1]" office:value-type="float" office:value="223.216581202611" calcext:value-type="float">
            <text:p>223</text:p>
          </table:table-cell>
          <table:table-cell table:formula="of:=[.$A23]*[.H$1]" office:value-type="float" office:value="240.516102820561" calcext:value-type="float">
            <text:p>241</text:p>
          </table:table-cell>
          <table:table-cell table:formula="of:=[.$A23]*[.I$1]" office:value-type="float" office:value="251.304706671621" calcext:value-type="float">
            <text:p>251</text:p>
          </table:table-cell>
          <table:table-cell table:formula="of:=[.$A23]*[.J$1]" office:value-type="float" office:value="262.074172696303" calcext:value-type="float">
            <text:p>262</text:p>
          </table:table-cell>
          <table:table-cell table:formula="of:=[.$A23]*[.K$1]" office:value-type="float" office:value="304.944278972641" calcext:value-type="float">
            <text:p>305</text:p>
          </table:table-cell>
          <table:table-cell table:formula="of:=[.$A23]*[.L$1]" office:value-type="float" office:value="349.557103089918" calcext:value-type="float">
            <text:p>350</text:p>
          </table:table-cell>
          <table:table-cell table:formula="of:=[.$A23]*[.M$1]" office:value-type="float" office:value="389.518130661053" calcext:value-type="float">
            <text:p>390</text:p>
          </table:table-cell>
          <table:table-cell table:formula="of:=[.$A23]*[.N$1]" office:value-type="float" office:value="425.946438907066" calcext:value-type="float">
            <text:p>426</text:p>
          </table:table-cell>
          <table:table-cell table:formula="of:=[.$A23]*[.O$1]" office:value-type="float" office:value="552.569964569128" calcext:value-type="float">
            <text:p>5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*[.B$1]" office:value-type="float" office:value="19.1659909214361" calcext:value-type="float">
            <text:p>19</text:p>
          </table:table-cell>
          <table:table-cell table:formula="of:=[.$A24]*[.C$1]" office:value-type="float" office:value="137.74791503717" calcext:value-type="float">
            <text:p>138</text:p>
          </table:table-cell>
          <table:table-cell table:formula="of:=[.$A24]*[.D$1]" office:value-type="float" office:value="148.036862360668" calcext:value-type="float">
            <text:p>148</text:p>
          </table:table-cell>
          <table:table-cell table:formula="of:=[.$A24]*[.E$1]" office:value-type="float" office:value="162.501979649201" calcext:value-type="float">
            <text:p>163</text:p>
          </table:table-cell>
          <table:table-cell table:formula="of:=[.$A24]*[.F$1]" office:value-type="float" office:value="194.783674890936" calcext:value-type="float">
            <text:p>195</text:p>
          </table:table-cell>
          <table:table-cell table:formula="of:=[.$A24]*[.G$1]" office:value-type="float" office:value="233.362789439093" calcext:value-type="float">
            <text:p>233</text:p>
          </table:table-cell>
          <table:table-cell table:formula="of:=[.$A24]*[.H$1]" office:value-type="float" office:value="251.448652948768" calcext:value-type="float">
            <text:p>251</text:p>
          </table:table-cell>
          <table:table-cell table:formula="of:=[.$A24]*[.I$1]" office:value-type="float" office:value="262.727647883967" calcext:value-type="float">
            <text:p>263</text:p>
          </table:table-cell>
          <table:table-cell table:formula="of:=[.$A24]*[.J$1]" office:value-type="float" office:value="273.98663509159" calcext:value-type="float">
            <text:p>274</text:p>
          </table:table-cell>
          <table:table-cell table:formula="of:=[.$A24]*[.K$1]" office:value-type="float" office:value="318.805382562307" calcext:value-type="float">
            <text:p>319</text:p>
          </table:table-cell>
          <table:table-cell table:formula="of:=[.$A24]*[.L$1]" office:value-type="float" office:value="365.446062321278" calcext:value-type="float">
            <text:p>365</text:p>
          </table:table-cell>
          <table:table-cell table:formula="of:=[.$A24]*[.M$1]" office:value-type="float" office:value="407.223500236555" calcext:value-type="float">
            <text:p>407</text:p>
          </table:table-cell>
          <table:table-cell table:formula="of:=[.$A24]*[.N$1]" office:value-type="float" office:value="445.307640675569" calcext:value-type="float">
            <text:p>445</text:p>
          </table:table-cell>
          <table:table-cell table:formula="of:=[.$A24]*[.O$1]" office:value-type="float" office:value="577.686781140452" calcext:value-type="float">
            <text:p>5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*[.B$1]" office:value-type="float" office:value="19.999294874542" calcext:value-type="float">
            <text:p>20</text:p>
          </table:table-cell>
          <table:table-cell table:formula="of:=[.$A25]*[.C$1]" office:value-type="float" office:value="143.736954821395" calcext:value-type="float">
            <text:p>144</text:p>
          </table:table-cell>
          <table:table-cell table:formula="of:=[.$A25]*[.D$1]" office:value-type="float" office:value="154.473247680697" calcext:value-type="float">
            <text:p>154</text:p>
          </table:table-cell>
          <table:table-cell table:formula="of:=[.$A25]*[.E$1]" office:value-type="float" office:value="169.56728311221" calcext:value-type="float">
            <text:p>170</text:p>
          </table:table-cell>
          <table:table-cell table:formula="of:=[.$A25]*[.F$1]" office:value-type="float" office:value="203.252530320977" calcext:value-type="float">
            <text:p>203</text:p>
          </table:table-cell>
          <table:table-cell table:formula="of:=[.$A25]*[.G$1]" office:value-type="float" office:value="243.508997675575" calcext:value-type="float">
            <text:p>244</text:p>
          </table:table-cell>
          <table:table-cell table:formula="of:=[.$A25]*[.H$1]" office:value-type="float" office:value="262.381203076975" calcext:value-type="float">
            <text:p>262</text:p>
          </table:table-cell>
          <table:table-cell table:formula="of:=[.$A25]*[.I$1]" office:value-type="float" office:value="274.150589096314" calcext:value-type="float">
            <text:p>274</text:p>
          </table:table-cell>
          <table:table-cell table:formula="of:=[.$A25]*[.J$1]" office:value-type="float" office:value="285.899097486876" calcext:value-type="float">
            <text:p>286</text:p>
          </table:table-cell>
          <table:table-cell table:formula="of:=[.$A25]*[.K$1]" office:value-type="float" office:value="332.666486151972" calcext:value-type="float">
            <text:p>333</text:p>
          </table:table-cell>
          <table:table-cell table:formula="of:=[.$A25]*[.L$1]" office:value-type="float" office:value="381.335021552638" calcext:value-type="float">
            <text:p>381</text:p>
          </table:table-cell>
          <table:table-cell table:formula="of:=[.$A25]*[.M$1]" office:value-type="float" office:value="424.928869812058" calcext:value-type="float">
            <text:p>425</text:p>
          </table:table-cell>
          <table:table-cell table:formula="of:=[.$A25]*[.N$1]" office:value-type="float" office:value="464.668842444072" calcext:value-type="float">
            <text:p>465</text:p>
          </table:table-cell>
          <table:table-cell table:formula="of:=[.$A25]*[.O$1]" office:value-type="float" office:value="602.803597711776" calcext:value-type="float">
            <text:p>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*[.B$1]" office:value-type="float" office:value="20.8325988276479" calcext:value-type="float">
            <text:p>21</text:p>
          </table:table-cell>
          <table:table-cell table:formula="of:=[.$A26]*[.C$1]" office:value-type="float" office:value="149.72599460562" calcext:value-type="float">
            <text:p>150</text:p>
          </table:table-cell>
          <table:table-cell table:formula="of:=[.$A26]*[.D$1]" office:value-type="float" office:value="160.909633000726" calcext:value-type="float">
            <text:p>161</text:p>
          </table:table-cell>
          <table:table-cell table:formula="of:=[.$A26]*[.E$1]" office:value-type="float" office:value="176.632586575219" calcext:value-type="float">
            <text:p>177</text:p>
          </table:table-cell>
          <table:table-cell table:formula="of:=[.$A26]*[.F$1]" office:value-type="float" office:value="211.721385751018" calcext:value-type="float">
            <text:p>212</text:p>
          </table:table-cell>
          <table:table-cell table:formula="of:=[.$A26]*[.G$1]" office:value-type="float" office:value="253.655205912058" calcext:value-type="float">
            <text:p>254</text:p>
          </table:table-cell>
          <table:table-cell table:formula="of:=[.$A26]*[.H$1]" office:value-type="float" office:value="273.313753205183" calcext:value-type="float">
            <text:p>273</text:p>
          </table:table-cell>
          <table:table-cell table:formula="of:=[.$A26]*[.I$1]" office:value-type="float" office:value="285.57353030866" calcext:value-type="float">
            <text:p>286</text:p>
          </table:table-cell>
          <table:table-cell table:formula="of:=[.$A26]*[.J$1]" office:value-type="float" office:value="297.811559882163" calcext:value-type="float">
            <text:p>298</text:p>
          </table:table-cell>
          <table:table-cell table:formula="of:=[.$A26]*[.K$1]" office:value-type="float" office:value="346.527589741638" calcext:value-type="float">
            <text:p>347</text:p>
          </table:table-cell>
          <table:table-cell table:formula="of:=[.$A26]*[.L$1]" office:value-type="float" office:value="397.223980783998" calcext:value-type="float">
            <text:p>397</text:p>
          </table:table-cell>
          <table:table-cell table:formula="of:=[.$A26]*[.M$1]" office:value-type="float" office:value="442.63423938756" calcext:value-type="float">
            <text:p>443</text:p>
          </table:table-cell>
          <table:table-cell table:formula="of:=[.$A26]*[.N$1]" office:value-type="float" office:value="484.030044212575" calcext:value-type="float">
            <text:p>484</text:p>
          </table:table-cell>
          <table:table-cell table:formula="of:=[.$A26]*[.O$1]" office:value-type="float" office:value="627.9204142831" calcext:value-type="float">
            <text:p>6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*[.B$1]" office:value-type="float" office:value="21.6659027807538" calcext:value-type="float">
            <text:p>22</text:p>
          </table:table-cell>
          <table:table-cell table:formula="of:=[.$A27]*[.C$1]" office:value-type="float" office:value="155.715034389845" calcext:value-type="float">
            <text:p>156</text:p>
          </table:table-cell>
          <table:table-cell table:formula="of:=[.$A27]*[.D$1]" office:value-type="float" office:value="167.346018320755" calcext:value-type="float">
            <text:p>167</text:p>
          </table:table-cell>
          <table:table-cell table:formula="of:=[.$A27]*[.E$1]" office:value-type="float" office:value="183.697890038227" calcext:value-type="float">
            <text:p>184</text:p>
          </table:table-cell>
          <table:table-cell table:formula="of:=[.$A27]*[.F$1]" office:value-type="float" office:value="220.190241181058" calcext:value-type="float">
            <text:p>220</text:p>
          </table:table-cell>
          <table:table-cell table:formula="of:=[.$A27]*[.G$1]" office:value-type="float" office:value="263.80141414854" calcext:value-type="float">
            <text:p>264</text:p>
          </table:table-cell>
          <table:table-cell table:formula="of:=[.$A27]*[.H$1]" office:value-type="float" office:value="284.24630333339" calcext:value-type="float">
            <text:p>284</text:p>
          </table:table-cell>
          <table:table-cell table:formula="of:=[.$A27]*[.I$1]" office:value-type="float" office:value="296.996471521006" calcext:value-type="float">
            <text:p>297</text:p>
          </table:table-cell>
          <table:table-cell table:formula="of:=[.$A27]*[.J$1]" office:value-type="float" office:value="309.724022277449" calcext:value-type="float">
            <text:p>310</text:p>
          </table:table-cell>
          <table:table-cell table:formula="of:=[.$A27]*[.K$1]" office:value-type="float" office:value="360.388693331303" calcext:value-type="float">
            <text:p>360</text:p>
          </table:table-cell>
          <table:table-cell table:formula="of:=[.$A27]*[.L$1]" office:value-type="float" office:value="413.112940015357" calcext:value-type="float">
            <text:p>413</text:p>
          </table:table-cell>
          <table:table-cell table:formula="of:=[.$A27]*[.M$1]" office:value-type="float" office:value="460.339608963062" calcext:value-type="float">
            <text:p>460</text:p>
          </table:table-cell>
          <table:table-cell table:formula="of:=[.$A27]*[.N$1]" office:value-type="float" office:value="503.391245981078" calcext:value-type="float">
            <text:p>503</text:p>
          </table:table-cell>
          <table:table-cell table:formula="of:=[.$A27]*[.O$1]" office:value-type="float" office:value="653.037230854424" calcext:value-type="float">
            <text:p>6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*[.B$1]" office:value-type="float" office:value="22.4992067338597" calcext:value-type="float">
            <text:p>22</text:p>
          </table:table-cell>
          <table:table-cell table:formula="of:=[.$A28]*[.C$1]" office:value-type="float" office:value="161.70407417407" calcext:value-type="float">
            <text:p>162</text:p>
          </table:table-cell>
          <table:table-cell table:formula="of:=[.$A28]*[.D$1]" office:value-type="float" office:value="173.782403640784" calcext:value-type="float">
            <text:p>174</text:p>
          </table:table-cell>
          <table:table-cell table:formula="of:=[.$A28]*[.E$1]" office:value-type="float" office:value="190.763193501236" calcext:value-type="float">
            <text:p>191</text:p>
          </table:table-cell>
          <table:table-cell table:formula="of:=[.$A28]*[.F$1]" office:value-type="float" office:value="228.659096611099" calcext:value-type="float">
            <text:p>229</text:p>
          </table:table-cell>
          <table:table-cell table:formula="of:=[.$A28]*[.G$1]" office:value-type="float" office:value="273.947622385022" calcext:value-type="float">
            <text:p>274</text:p>
          </table:table-cell>
          <table:table-cell table:formula="of:=[.$A28]*[.H$1]" office:value-type="float" office:value="295.178853461597" calcext:value-type="float">
            <text:p>295</text:p>
          </table:table-cell>
          <table:table-cell table:formula="of:=[.$A28]*[.I$1]" office:value-type="float" office:value="308.419412733353" calcext:value-type="float">
            <text:p>308</text:p>
          </table:table-cell>
          <table:table-cell table:formula="of:=[.$A28]*[.J$1]" office:value-type="float" office:value="321.636484672736" calcext:value-type="float">
            <text:p>322</text:p>
          </table:table-cell>
          <table:table-cell table:formula="of:=[.$A28]*[.K$1]" office:value-type="float" office:value="374.249796920969" calcext:value-type="float">
            <text:p>374</text:p>
          </table:table-cell>
          <table:table-cell table:formula="of:=[.$A28]*[.L$1]" office:value-type="float" office:value="429.001899246717" calcext:value-type="float">
            <text:p>429</text:p>
          </table:table-cell>
          <table:table-cell table:formula="of:=[.$A28]*[.M$1]" office:value-type="float" office:value="478.044978538565" calcext:value-type="float">
            <text:p>478</text:p>
          </table:table-cell>
          <table:table-cell table:formula="of:=[.$A28]*[.N$1]" office:value-type="float" office:value="522.752447749581" calcext:value-type="float">
            <text:p>523</text:p>
          </table:table-cell>
          <table:table-cell table:formula="of:=[.$A28]*[.O$1]" office:value-type="float" office:value="678.154047425748" calcext:value-type="float">
            <text:p>6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*[.B$1]" office:value-type="float" office:value="23.3325106869656" calcext:value-type="float">
            <text:p>23</text:p>
          </table:table-cell>
          <table:table-cell table:formula="of:=[.$A29]*[.C$1]" office:value-type="float" office:value="167.693113958294" calcext:value-type="float">
            <text:p>168</text:p>
          </table:table-cell>
          <table:table-cell table:formula="of:=[.$A29]*[.D$1]" office:value-type="float" office:value="180.218788960813" calcext:value-type="float">
            <text:p>180</text:p>
          </table:table-cell>
          <table:table-cell table:formula="of:=[.$A29]*[.E$1]" office:value-type="float" office:value="197.828496964245" calcext:value-type="float">
            <text:p>198</text:p>
          </table:table-cell>
          <table:table-cell table:formula="of:=[.$A29]*[.F$1]" office:value-type="float" office:value="237.12795204114" calcext:value-type="float">
            <text:p>237</text:p>
          </table:table-cell>
          <table:table-cell table:formula="of:=[.$A29]*[.G$1]" office:value-type="float" office:value="284.093830621504" calcext:value-type="float">
            <text:p>284</text:p>
          </table:table-cell>
          <table:table-cell table:formula="of:=[.$A29]*[.H$1]" office:value-type="float" office:value="306.111403589804" calcext:value-type="float">
            <text:p>306</text:p>
          </table:table-cell>
          <table:table-cell table:formula="of:=[.$A29]*[.I$1]" office:value-type="float" office:value="319.842353945699" calcext:value-type="float">
            <text:p>320</text:p>
          </table:table-cell>
          <table:table-cell table:formula="of:=[.$A29]*[.J$1]" office:value-type="float" office:value="333.548947068022" calcext:value-type="float">
            <text:p>334</text:p>
          </table:table-cell>
          <table:table-cell table:formula="of:=[.$A29]*[.K$1]" office:value-type="float" office:value="388.110900510634" calcext:value-type="float">
            <text:p>388</text:p>
          </table:table-cell>
          <table:table-cell table:formula="of:=[.$A29]*[.L$1]" office:value-type="float" office:value="444.890858478077" calcext:value-type="float">
            <text:p>445</text:p>
          </table:table-cell>
          <table:table-cell table:formula="of:=[.$A29]*[.M$1]" office:value-type="float" office:value="495.750348114067" calcext:value-type="float">
            <text:p>496</text:p>
          </table:table-cell>
          <table:table-cell table:formula="of:=[.$A29]*[.N$1]" office:value-type="float" office:value="542.113649518084" calcext:value-type="float">
            <text:p>542</text:p>
          </table:table-cell>
          <table:table-cell table:formula="of:=[.$A29]*[.O$1]" office:value-type="float" office:value="703.270863997072" calcext:value-type="float">
            <text:p>7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*[.B$1]" office:value-type="float" office:value="24.1658146400716" calcext:value-type="float">
            <text:p>24</text:p>
          </table:table-cell>
          <table:table-cell table:formula="of:=[.$A30]*[.C$1]" office:value-type="float" office:value="173.682153742519" calcext:value-type="float">
            <text:p>174</text:p>
          </table:table-cell>
          <table:table-cell table:formula="of:=[.$A30]*[.D$1]" office:value-type="float" office:value="186.655174280842" calcext:value-type="float">
            <text:p>187</text:p>
          </table:table-cell>
          <table:table-cell table:formula="of:=[.$A30]*[.E$1]" office:value-type="float" office:value="204.893800427253" calcext:value-type="float">
            <text:p>205</text:p>
          </table:table-cell>
          <table:table-cell table:formula="of:=[.$A30]*[.F$1]" office:value-type="float" office:value="245.596807471181" calcext:value-type="float">
            <text:p>246</text:p>
          </table:table-cell>
          <table:table-cell table:formula="of:=[.$A30]*[.G$1]" office:value-type="float" office:value="294.240038857987" calcext:value-type="float">
            <text:p>294</text:p>
          </table:table-cell>
          <table:table-cell table:formula="of:=[.$A30]*[.H$1]" office:value-type="float" office:value="317.043953718012" calcext:value-type="float">
            <text:p>317</text:p>
          </table:table-cell>
          <table:table-cell table:formula="of:=[.$A30]*[.I$1]" office:value-type="float" office:value="331.265295158046" calcext:value-type="float">
            <text:p>331</text:p>
          </table:table-cell>
          <table:table-cell table:formula="of:=[.$A30]*[.J$1]" office:value-type="float" office:value="345.461409463309" calcext:value-type="float">
            <text:p>345</text:p>
          </table:table-cell>
          <table:table-cell table:formula="of:=[.$A30]*[.K$1]" office:value-type="float" office:value="401.9720041003" calcext:value-type="float">
            <text:p>402</text:p>
          </table:table-cell>
          <table:table-cell table:formula="of:=[.$A30]*[.L$1]" office:value-type="float" office:value="460.779817709437" calcext:value-type="float">
            <text:p>461</text:p>
          </table:table-cell>
          <table:table-cell table:formula="of:=[.$A30]*[.M$1]" office:value-type="float" office:value="513.45571768957" calcext:value-type="float">
            <text:p>513</text:p>
          </table:table-cell>
          <table:table-cell table:formula="of:=[.$A30]*[.N$1]" office:value-type="float" office:value="561.474851286587" calcext:value-type="float">
            <text:p>561</text:p>
          </table:table-cell>
          <table:table-cell table:formula="of:=[.$A30]*[.O$1]" office:value-type="float" office:value="728.387680568396" calcext:value-type="float">
            <text:p>7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*[.B$1]" office:value-type="float" office:value="24.9991185931775" calcext:value-type="float">
            <text:p>25</text:p>
          </table:table-cell>
          <table:table-cell table:formula="of:=[.$A31]*[.C$1]" office:value-type="float" office:value="179.671193526744" calcext:value-type="float">
            <text:p>180</text:p>
          </table:table-cell>
          <table:table-cell table:formula="of:=[.$A31]*[.D$1]" office:value-type="float" office:value="193.091559600871" calcext:value-type="float">
            <text:p>193</text:p>
          </table:table-cell>
          <table:table-cell table:formula="of:=[.$A31]*[.E$1]" office:value-type="float" office:value="211.959103890262" calcext:value-type="float">
            <text:p>212</text:p>
          </table:table-cell>
          <table:table-cell table:formula="of:=[.$A31]*[.F$1]" office:value-type="float" office:value="254.065662901221" calcext:value-type="float">
            <text:p>254</text:p>
          </table:table-cell>
          <table:table-cell table:formula="of:=[.$A31]*[.G$1]" office:value-type="float" office:value="304.386247094469" calcext:value-type="float">
            <text:p>304</text:p>
          </table:table-cell>
          <table:table-cell table:formula="of:=[.$A31]*[.H$1]" office:value-type="float" office:value="327.976503846219" calcext:value-type="float">
            <text:p>328</text:p>
          </table:table-cell>
          <table:table-cell table:formula="of:=[.$A31]*[.I$1]" office:value-type="float" office:value="342.688236370392" calcext:value-type="float">
            <text:p>343</text:p>
          </table:table-cell>
          <table:table-cell table:formula="of:=[.$A31]*[.J$1]" office:value-type="float" office:value="357.373871858595" calcext:value-type="float">
            <text:p>357</text:p>
          </table:table-cell>
          <table:table-cell table:formula="of:=[.$A31]*[.K$1]" office:value-type="float" office:value="415.833107689965" calcext:value-type="float">
            <text:p>416</text:p>
          </table:table-cell>
          <table:table-cell table:formula="of:=[.$A31]*[.L$1]" office:value-type="float" office:value="476.668776940797" calcext:value-type="float">
            <text:p>477</text:p>
          </table:table-cell>
          <table:table-cell table:formula="of:=[.$A31]*[.M$1]" office:value-type="float" office:value="531.161087265072" calcext:value-type="float">
            <text:p>531</text:p>
          </table:table-cell>
          <table:table-cell table:formula="of:=[.$A31]*[.N$1]" office:value-type="float" office:value="580.83605305509" calcext:value-type="float">
            <text:p>581</text:p>
          </table:table-cell>
          <table:table-cell table:formula="of:=[.$A31]*[.O$1]" office:value-type="float" office:value="753.50449713972" calcext:value-type="float">
            <text:p>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*[.B$1]" office:value-type="float" office:value="25.8324225462834" calcext:value-type="float">
            <text:p>26</text:p>
          </table:table-cell>
          <table:table-cell table:formula="of:=[.$A32]*[.C$1]" office:value-type="float" office:value="185.660233310969" calcext:value-type="float">
            <text:p>186</text:p>
          </table:table-cell>
          <table:table-cell table:formula="of:=[.$A32]*[.D$1]" office:value-type="float" office:value="199.5279449209" calcext:value-type="float">
            <text:p>200</text:p>
          </table:table-cell>
          <table:table-cell table:formula="of:=[.$A32]*[.E$1]" office:value-type="float" office:value="219.024407353271" calcext:value-type="float">
            <text:p>219</text:p>
          </table:table-cell>
          <table:table-cell table:formula="of:=[.$A32]*[.F$1]" office:value-type="float" office:value="262.534518331262" calcext:value-type="float">
            <text:p>263</text:p>
          </table:table-cell>
          <table:table-cell table:formula="of:=[.$A32]*[.G$1]" office:value-type="float" office:value="314.532455330951" calcext:value-type="float">
            <text:p>315</text:p>
          </table:table-cell>
          <table:table-cell table:formula="of:=[.$A32]*[.H$1]" office:value-type="float" office:value="338.909053974426" calcext:value-type="float">
            <text:p>339</text:p>
          </table:table-cell>
          <table:table-cell table:formula="of:=[.$A32]*[.I$1]" office:value-type="float" office:value="354.111177582738" calcext:value-type="float">
            <text:p>354</text:p>
          </table:table-cell>
          <table:table-cell table:formula="of:=[.$A32]*[.J$1]" office:value-type="float" office:value="369.286334253882" calcext:value-type="float">
            <text:p>369</text:p>
          </table:table-cell>
          <table:table-cell table:formula="of:=[.$A32]*[.K$1]" office:value-type="float" office:value="429.694211279631" calcext:value-type="float">
            <text:p>430</text:p>
          </table:table-cell>
          <table:table-cell table:formula="of:=[.$A32]*[.L$1]" office:value-type="float" office:value="492.557736172157" calcext:value-type="float">
            <text:p>493</text:p>
          </table:table-cell>
          <table:table-cell table:formula="of:=[.$A32]*[.M$1]" office:value-type="float" office:value="548.866456840574" calcext:value-type="float">
            <text:p>549</text:p>
          </table:table-cell>
          <table:table-cell table:formula="of:=[.$A32]*[.N$1]" office:value-type="float" office:value="600.197254823593" calcext:value-type="float">
            <text:p>600</text:p>
          </table:table-cell>
          <table:table-cell table:formula="of:=[.$A32]*[.O$1]" office:value-type="float" office:value="778.621313711044" calcext:value-type="float">
            <text:p>7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*[.B$1]" office:value-type="float" office:value="26.6657264993893" calcext:value-type="float">
            <text:p>27</text:p>
          </table:table-cell>
          <table:table-cell table:formula="of:=[.$A33]*[.C$1]" office:value-type="float" office:value="191.649273095194" calcext:value-type="float">
            <text:p>192</text:p>
          </table:table-cell>
          <table:table-cell table:formula="of:=[.$A33]*[.D$1]" office:value-type="float" office:value="205.964330240929" calcext:value-type="float">
            <text:p>206</text:p>
          </table:table-cell>
          <table:table-cell table:formula="of:=[.$A33]*[.E$1]" office:value-type="float" office:value="226.08971081628" calcext:value-type="float">
            <text:p>226</text:p>
          </table:table-cell>
          <table:table-cell table:formula="of:=[.$A33]*[.F$1]" office:value-type="float" office:value="271.003373761303" calcext:value-type="float">
            <text:p>271</text:p>
          </table:table-cell>
          <table:table-cell table:formula="of:=[.$A33]*[.G$1]" office:value-type="float" office:value="324.678663567434" calcext:value-type="float">
            <text:p>325</text:p>
          </table:table-cell>
          <table:table-cell table:formula="of:=[.$A33]*[.H$1]" office:value-type="float" office:value="349.841604102634" calcext:value-type="float">
            <text:p>350</text:p>
          </table:table-cell>
          <table:table-cell table:formula="of:=[.$A33]*[.I$1]" office:value-type="float" office:value="365.534118795085" calcext:value-type="float">
            <text:p>366</text:p>
          </table:table-cell>
          <table:table-cell table:formula="of:=[.$A33]*[.J$1]" office:value-type="float" office:value="381.198796649168" calcext:value-type="float">
            <text:p>381</text:p>
          </table:table-cell>
          <table:table-cell table:formula="of:=[.$A33]*[.K$1]" office:value-type="float" office:value="443.555314869296" calcext:value-type="float">
            <text:p>444</text:p>
          </table:table-cell>
          <table:table-cell table:formula="of:=[.$A33]*[.L$1]" office:value-type="float" office:value="508.446695403517" calcext:value-type="float">
            <text:p>508</text:p>
          </table:table-cell>
          <table:table-cell table:formula="of:=[.$A33]*[.M$1]" office:value-type="float" office:value="566.571826416077" calcext:value-type="float">
            <text:p>567</text:p>
          </table:table-cell>
          <table:table-cell table:formula="of:=[.$A33]*[.N$1]" office:value-type="float" office:value="619.558456592096" calcext:value-type="float">
            <text:p>620</text:p>
          </table:table-cell>
          <table:table-cell table:formula="of:=[.$A33]*[.O$1]" office:value-type="float" office:value="803.738130282368" calcext:value-type="float">
            <text:p>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*[.B$1]" office:value-type="float" office:value="27.4990304524952" calcext:value-type="float">
            <text:p>27</text:p>
          </table:table-cell>
          <table:table-cell table:formula="of:=[.$A34]*[.C$1]" office:value-type="float" office:value="197.638312879418" calcext:value-type="float">
            <text:p>198</text:p>
          </table:table-cell>
          <table:table-cell table:formula="of:=[.$A34]*[.D$1]" office:value-type="float" office:value="212.400715560958" calcext:value-type="float">
            <text:p>212</text:p>
          </table:table-cell>
          <table:table-cell table:formula="of:=[.$A34]*[.E$1]" office:value-type="float" office:value="233.155014279288" calcext:value-type="float">
            <text:p>233</text:p>
          </table:table-cell>
          <table:table-cell table:formula="of:=[.$A34]*[.F$1]" office:value-type="float" office:value="279.472229191343" calcext:value-type="float">
            <text:p>279</text:p>
          </table:table-cell>
          <table:table-cell table:formula="of:=[.$A34]*[.G$1]" office:value-type="float" office:value="334.824871803916" calcext:value-type="float">
            <text:p>335</text:p>
          </table:table-cell>
          <table:table-cell table:formula="of:=[.$A34]*[.H$1]" office:value-type="float" office:value="360.774154230841" calcext:value-type="float">
            <text:p>361</text:p>
          </table:table-cell>
          <table:table-cell table:formula="of:=[.$A34]*[.I$1]" office:value-type="float" office:value="376.957060007431" calcext:value-type="float">
            <text:p>377</text:p>
          </table:table-cell>
          <table:table-cell table:formula="of:=[.$A34]*[.J$1]" office:value-type="float" office:value="393.111259044455" calcext:value-type="float">
            <text:p>393</text:p>
          </table:table-cell>
          <table:table-cell table:formula="of:=[.$A34]*[.K$1]" office:value-type="float" office:value="457.416418458962" calcext:value-type="float">
            <text:p>457</text:p>
          </table:table-cell>
          <table:table-cell table:formula="of:=[.$A34]*[.L$1]" office:value-type="float" office:value="524.335654634877" calcext:value-type="float">
            <text:p>524</text:p>
          </table:table-cell>
          <table:table-cell table:formula="of:=[.$A34]*[.M$1]" office:value-type="float" office:value="584.277195991579" calcext:value-type="float">
            <text:p>584</text:p>
          </table:table-cell>
          <table:table-cell table:formula="of:=[.$A34]*[.N$1]" office:value-type="float" office:value="638.919658360599" calcext:value-type="float">
            <text:p>639</text:p>
          </table:table-cell>
          <table:table-cell table:formula="of:=[.$A34]*[.O$1]" office:value-type="float" office:value="828.854946853692" calcext:value-type="float">
            <text:p>8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*[.B$1]" office:value-type="float" office:value="28.3323344056011" calcext:value-type="float">
            <text:p>28</text:p>
          </table:table-cell>
          <table:table-cell table:formula="of:=[.$A35]*[.C$1]" office:value-type="float" office:value="203.627352663643" calcext:value-type="float">
            <text:p>204</text:p>
          </table:table-cell>
          <table:table-cell table:formula="of:=[.$A35]*[.D$1]" office:value-type="float" office:value="218.837100880987" calcext:value-type="float">
            <text:p>219</text:p>
          </table:table-cell>
          <table:table-cell table:formula="of:=[.$A35]*[.E$1]" office:value-type="float" office:value="240.220317742297" calcext:value-type="float">
            <text:p>240</text:p>
          </table:table-cell>
          <table:table-cell table:formula="of:=[.$A35]*[.F$1]" office:value-type="float" office:value="287.941084621384" calcext:value-type="float">
            <text:p>288</text:p>
          </table:table-cell>
          <table:table-cell table:formula="of:=[.$A35]*[.G$1]" office:value-type="float" office:value="344.971080040398" calcext:value-type="float">
            <text:p>345</text:p>
          </table:table-cell>
          <table:table-cell table:formula="of:=[.$A35]*[.H$1]" office:value-type="float" office:value="371.706704359048" calcext:value-type="float">
            <text:p>372</text:p>
          </table:table-cell>
          <table:table-cell table:formula="of:=[.$A35]*[.I$1]" office:value-type="float" office:value="388.380001219778" calcext:value-type="float">
            <text:p>388</text:p>
          </table:table-cell>
          <table:table-cell table:formula="of:=[.$A35]*[.J$1]" office:value-type="float" office:value="405.023721439741" calcext:value-type="float">
            <text:p>405</text:p>
          </table:table-cell>
          <table:table-cell table:formula="of:=[.$A35]*[.K$1]" office:value-type="float" office:value="471.277522048627" calcext:value-type="float">
            <text:p>471</text:p>
          </table:table-cell>
          <table:table-cell table:formula="of:=[.$A35]*[.L$1]" office:value-type="float" office:value="540.224613866237" calcext:value-type="float">
            <text:p>540</text:p>
          </table:table-cell>
          <table:table-cell table:formula="of:=[.$A35]*[.M$1]" office:value-type="float" office:value="601.982565567082" calcext:value-type="float">
            <text:p>602</text:p>
          </table:table-cell>
          <table:table-cell table:formula="of:=[.$A35]*[.N$1]" office:value-type="float" office:value="658.280860129102" calcext:value-type="float">
            <text:p>658</text:p>
          </table:table-cell>
          <table:table-cell table:formula="of:=[.$A35]*[.O$1]" office:value-type="float" office:value="853.971763425016" calcext:value-type="float">
            <text:p>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*[.B$1]" office:value-type="float" office:value="29.1656383587071" calcext:value-type="float">
            <text:p>29</text:p>
          </table:table-cell>
          <table:table-cell table:formula="of:=[.$A36]*[.C$1]" office:value-type="float" office:value="209.616392447868" calcext:value-type="float">
            <text:p>210</text:p>
          </table:table-cell>
          <table:table-cell table:formula="of:=[.$A36]*[.D$1]" office:value-type="float" office:value="225.273486201016" calcext:value-type="float">
            <text:p>225</text:p>
          </table:table-cell>
          <table:table-cell table:formula="of:=[.$A36]*[.E$1]" office:value-type="float" office:value="247.285621205306" calcext:value-type="float">
            <text:p>247</text:p>
          </table:table-cell>
          <table:table-cell table:formula="of:=[.$A36]*[.F$1]" office:value-type="float" office:value="296.409940051425" calcext:value-type="float">
            <text:p>296</text:p>
          </table:table-cell>
          <table:table-cell table:formula="of:=[.$A36]*[.G$1]" office:value-type="float" office:value="355.117288276881" calcext:value-type="float">
            <text:p>355</text:p>
          </table:table-cell>
          <table:table-cell table:formula="of:=[.$A36]*[.H$1]" office:value-type="float" office:value="382.639254487255" calcext:value-type="float">
            <text:p>383</text:p>
          </table:table-cell>
          <table:table-cell table:formula="of:=[.$A36]*[.I$1]" office:value-type="float" office:value="399.802942432124" calcext:value-type="float">
            <text:p>400</text:p>
          </table:table-cell>
          <table:table-cell table:formula="of:=[.$A36]*[.J$1]" office:value-type="float" office:value="416.936183835028" calcext:value-type="float">
            <text:p>417</text:p>
          </table:table-cell>
          <table:table-cell table:formula="of:=[.$A36]*[.K$1]" office:value-type="float" office:value="485.138625638293" calcext:value-type="float">
            <text:p>485</text:p>
          </table:table-cell>
          <table:table-cell table:formula="of:=[.$A36]*[.L$1]" office:value-type="float" office:value="556.113573097597" calcext:value-type="float">
            <text:p>556</text:p>
          </table:table-cell>
          <table:table-cell table:formula="of:=[.$A36]*[.M$1]" office:value-type="float" office:value="619.687935142584" calcext:value-type="float">
            <text:p>620</text:p>
          </table:table-cell>
          <table:table-cell table:formula="of:=[.$A36]*[.N$1]" office:value-type="float" office:value="677.642061897605" calcext:value-type="float">
            <text:p>678</text:p>
          </table:table-cell>
          <table:table-cell table:formula="of:=[.$A36]*[.O$1]" office:value-type="float" office:value="879.08857999634" calcext:value-type="float">
            <text:p>8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*[.B$1]" office:value-type="float" office:value="29.998942311813" calcext:value-type="float">
            <text:p>30</text:p>
          </table:table-cell>
          <table:table-cell table:formula="of:=[.$A37]*[.C$1]" office:value-type="float" office:value="215.605432232093" calcext:value-type="float">
            <text:p>216</text:p>
          </table:table-cell>
          <table:table-cell table:formula="of:=[.$A37]*[.D$1]" office:value-type="float" office:value="231.709871521045" calcext:value-type="float">
            <text:p>232</text:p>
          </table:table-cell>
          <table:table-cell table:formula="of:=[.$A37]*[.E$1]" office:value-type="float" office:value="254.350924668315" calcext:value-type="float">
            <text:p>254</text:p>
          </table:table-cell>
          <table:table-cell table:formula="of:=[.$A37]*[.F$1]" office:value-type="float" office:value="304.878795481466" calcext:value-type="float">
            <text:p>305</text:p>
          </table:table-cell>
          <table:table-cell table:formula="of:=[.$A37]*[.G$1]" office:value-type="float" office:value="365.263496513363" calcext:value-type="float">
            <text:p>365</text:p>
          </table:table-cell>
          <table:table-cell table:formula="of:=[.$A37]*[.H$1]" office:value-type="float" office:value="393.571804615463" calcext:value-type="float">
            <text:p>394</text:p>
          </table:table-cell>
          <table:table-cell table:formula="of:=[.$A37]*[.I$1]" office:value-type="float" office:value="411.22588364447" calcext:value-type="float">
            <text:p>411</text:p>
          </table:table-cell>
          <table:table-cell table:formula="of:=[.$A37]*[.J$1]" office:value-type="float" office:value="428.848646230314" calcext:value-type="float">
            <text:p>429</text:p>
          </table:table-cell>
          <table:table-cell table:formula="of:=[.$A37]*[.K$1]" office:value-type="float" office:value="498.999729227958" calcext:value-type="float">
            <text:p>499</text:p>
          </table:table-cell>
          <table:table-cell table:formula="of:=[.$A37]*[.L$1]" office:value-type="float" office:value="572.002532328956" calcext:value-type="float">
            <text:p>572</text:p>
          </table:table-cell>
          <table:table-cell table:formula="of:=[.$A37]*[.M$1]" office:value-type="float" office:value="637.393304718086" calcext:value-type="float">
            <text:p>637</text:p>
          </table:table-cell>
          <table:table-cell table:formula="of:=[.$A37]*[.N$1]" office:value-type="float" office:value="697.003263666108" calcext:value-type="float">
            <text:p>697</text:p>
          </table:table-cell>
          <table:table-cell table:formula="of:=[.$A37]*[.O$1]" office:value-type="float" office:value="904.205396567664" calcext:value-type="float">
            <text:p>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*[.B$1]" office:value-type="float" office:value="30.8322462649189" calcext:value-type="float">
            <text:p>31</text:p>
          </table:table-cell>
          <table:table-cell table:formula="of:=[.$A38]*[.C$1]" office:value-type="float" office:value="221.594472016318" calcext:value-type="float">
            <text:p>222</text:p>
          </table:table-cell>
          <table:table-cell table:formula="of:=[.$A38]*[.D$1]" office:value-type="float" office:value="238.146256841074" calcext:value-type="float">
            <text:p>238</text:p>
          </table:table-cell>
          <table:table-cell table:formula="of:=[.$A38]*[.E$1]" office:value-type="float" office:value="261.416228131323" calcext:value-type="float">
            <text:p>261</text:p>
          </table:table-cell>
          <table:table-cell table:formula="of:=[.$A38]*[.F$1]" office:value-type="float" office:value="313.347650911506" calcext:value-type="float">
            <text:p>313</text:p>
          </table:table-cell>
          <table:table-cell table:formula="of:=[.$A38]*[.G$1]" office:value-type="float" office:value="375.409704749845" calcext:value-type="float">
            <text:p>375</text:p>
          </table:table-cell>
          <table:table-cell table:formula="of:=[.$A38]*[.H$1]" office:value-type="float" office:value="404.50435474367" calcext:value-type="float">
            <text:p>405</text:p>
          </table:table-cell>
          <table:table-cell table:formula="of:=[.$A38]*[.I$1]" office:value-type="float" office:value="422.648824856817" calcext:value-type="float">
            <text:p>423</text:p>
          </table:table-cell>
          <table:table-cell table:formula="of:=[.$A38]*[.J$1]" office:value-type="float" office:value="440.761108625601" calcext:value-type="float">
            <text:p>441</text:p>
          </table:table-cell>
          <table:table-cell table:formula="of:=[.$A38]*[.K$1]" office:value-type="float" office:value="512.860832817624" calcext:value-type="float">
            <text:p>513</text:p>
          </table:table-cell>
          <table:table-cell table:formula="of:=[.$A38]*[.L$1]" office:value-type="float" office:value="587.891491560316" calcext:value-type="float">
            <text:p>588</text:p>
          </table:table-cell>
          <table:table-cell table:formula="of:=[.$A38]*[.M$1]" office:value-type="float" office:value="655.098674293589" calcext:value-type="float">
            <text:p>655</text:p>
          </table:table-cell>
          <table:table-cell table:formula="of:=[.$A38]*[.N$1]" office:value-type="float" office:value="716.364465434611" calcext:value-type="float">
            <text:p>716</text:p>
          </table:table-cell>
          <table:table-cell table:formula="of:=[.$A38]*[.O$1]" office:value-type="float" office:value="929.322213138988" calcext:value-type="float">
            <text:p>9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*[.B$1]" office:value-type="float" office:value="31.6655502180248" calcext:value-type="float">
            <text:p>32</text:p>
          </table:table-cell>
          <table:table-cell table:formula="of:=[.$A39]*[.C$1]" office:value-type="float" office:value="227.583511800542" calcext:value-type="float">
            <text:p>228</text:p>
          </table:table-cell>
          <table:table-cell table:formula="of:=[.$A39]*[.D$1]" office:value-type="float" office:value="244.582642161103" calcext:value-type="float">
            <text:p>245</text:p>
          </table:table-cell>
          <table:table-cell table:formula="of:=[.$A39]*[.E$1]" office:value-type="float" office:value="268.481531594332" calcext:value-type="float">
            <text:p>268</text:p>
          </table:table-cell>
          <table:table-cell table:formula="of:=[.$A39]*[.F$1]" office:value-type="float" office:value="321.816506341547" calcext:value-type="float">
            <text:p>322</text:p>
          </table:table-cell>
          <table:table-cell table:formula="of:=[.$A39]*[.G$1]" office:value-type="float" office:value="385.555912986327" calcext:value-type="float">
            <text:p>386</text:p>
          </table:table-cell>
          <table:table-cell table:formula="of:=[.$A39]*[.H$1]" office:value-type="float" office:value="415.436904871877" calcext:value-type="float">
            <text:p>415</text:p>
          </table:table-cell>
          <table:table-cell table:formula="of:=[.$A39]*[.I$1]" office:value-type="float" office:value="434.071766069163" calcext:value-type="float">
            <text:p>434</text:p>
          </table:table-cell>
          <table:table-cell table:formula="of:=[.$A39]*[.J$1]" office:value-type="float" office:value="452.673571020887" calcext:value-type="float">
            <text:p>453</text:p>
          </table:table-cell>
          <table:table-cell table:formula="of:=[.$A39]*[.K$1]" office:value-type="float" office:value="526.721936407289" calcext:value-type="float">
            <text:p>527</text:p>
          </table:table-cell>
          <table:table-cell table:formula="of:=[.$A39]*[.L$1]" office:value-type="float" office:value="603.780450791676" calcext:value-type="float">
            <text:p>604</text:p>
          </table:table-cell>
          <table:table-cell table:formula="of:=[.$A39]*[.M$1]" office:value-type="float" office:value="672.804043869091" calcext:value-type="float">
            <text:p>673</text:p>
          </table:table-cell>
          <table:table-cell table:formula="of:=[.$A39]*[.N$1]" office:value-type="float" office:value="735.725667203114" calcext:value-type="float">
            <text:p>736</text:p>
          </table:table-cell>
          <table:table-cell table:formula="of:=[.$A39]*[.O$1]" office:value-type="float" office:value="954.439029710312" calcext:value-type="float">
            <text:p>9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*[.B$1]" office:value-type="float" office:value="32.4988541711307" calcext:value-type="float">
            <text:p>32</text:p>
          </table:table-cell>
          <table:table-cell table:formula="of:=[.$A40]*[.C$1]" office:value-type="float" office:value="233.572551584767" calcext:value-type="float">
            <text:p>234</text:p>
          </table:table-cell>
          <table:table-cell table:formula="of:=[.$A40]*[.D$1]" office:value-type="float" office:value="251.019027481132" calcext:value-type="float">
            <text:p>251</text:p>
          </table:table-cell>
          <table:table-cell table:formula="of:=[.$A40]*[.E$1]" office:value-type="float" office:value="275.546835057341" calcext:value-type="float">
            <text:p>276</text:p>
          </table:table-cell>
          <table:table-cell table:formula="of:=[.$A40]*[.F$1]" office:value-type="float" office:value="330.285361771588" calcext:value-type="float">
            <text:p>330</text:p>
          </table:table-cell>
          <table:table-cell table:formula="of:=[.$A40]*[.G$1]" office:value-type="float" office:value="395.70212122281" calcext:value-type="float">
            <text:p>396</text:p>
          </table:table-cell>
          <table:table-cell table:formula="of:=[.$A40]*[.H$1]" office:value-type="float" office:value="426.369455000085" calcext:value-type="float">
            <text:p>426</text:p>
          </table:table-cell>
          <table:table-cell table:formula="of:=[.$A40]*[.I$1]" office:value-type="float" office:value="445.49470728151" calcext:value-type="float">
            <text:p>445</text:p>
          </table:table-cell>
          <table:table-cell table:formula="of:=[.$A40]*[.J$1]" office:value-type="float" office:value="464.586033416174" calcext:value-type="float">
            <text:p>465</text:p>
          </table:table-cell>
          <table:table-cell table:formula="of:=[.$A40]*[.K$1]" office:value-type="float" office:value="540.583039996955" calcext:value-type="float">
            <text:p>541</text:p>
          </table:table-cell>
          <table:table-cell table:formula="of:=[.$A40]*[.L$1]" office:value-type="float" office:value="619.669410023036" calcext:value-type="float">
            <text:p>620</text:p>
          </table:table-cell>
          <table:table-cell table:formula="of:=[.$A40]*[.M$1]" office:value-type="float" office:value="690.509413444594" calcext:value-type="float">
            <text:p>691</text:p>
          </table:table-cell>
          <table:table-cell table:formula="of:=[.$A40]*[.N$1]" office:value-type="float" office:value="755.086868971617" calcext:value-type="float">
            <text:p>755</text:p>
          </table:table-cell>
          <table:table-cell table:formula="of:=[.$A40]*[.O$1]" office:value-type="float" office:value="979.555846281636" calcext:value-type="float">
            <text:p>9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*[.B$1]" office:value-type="float" office:value="33.3321581242366" calcext:value-type="float">
            <text:p>33</text:p>
          </table:table-cell>
          <table:table-cell table:formula="of:=[.$A41]*[.C$1]" office:value-type="float" office:value="239.561591368992" calcext:value-type="float">
            <text:p>240</text:p>
          </table:table-cell>
          <table:table-cell table:formula="of:=[.$A41]*[.D$1]" office:value-type="float" office:value="257.455412801161" calcext:value-type="float">
            <text:p>257</text:p>
          </table:table-cell>
          <table:table-cell table:formula="of:=[.$A41]*[.E$1]" office:value-type="float" office:value="282.61213852035" calcext:value-type="float">
            <text:p>283</text:p>
          </table:table-cell>
          <table:table-cell table:formula="of:=[.$A41]*[.F$1]" office:value-type="float" office:value="338.754217201628" calcext:value-type="float">
            <text:p>339</text:p>
          </table:table-cell>
          <table:table-cell table:formula="of:=[.$A41]*[.G$1]" office:value-type="float" office:value="405.848329459292" calcext:value-type="float">
            <text:p>406</text:p>
          </table:table-cell>
          <table:table-cell table:formula="of:=[.$A41]*[.H$1]" office:value-type="float" office:value="437.302005128292" calcext:value-type="float">
            <text:p>437</text:p>
          </table:table-cell>
          <table:table-cell table:formula="of:=[.$A41]*[.I$1]" office:value-type="float" office:value="456.917648493856" calcext:value-type="float">
            <text:p>457</text:p>
          </table:table-cell>
          <table:table-cell table:formula="of:=[.$A41]*[.J$1]" office:value-type="float" office:value="476.49849581146" calcext:value-type="float">
            <text:p>476</text:p>
          </table:table-cell>
          <table:table-cell table:formula="of:=[.$A41]*[.K$1]" office:value-type="float" office:value="554.44414358662" calcext:value-type="float">
            <text:p>554</text:p>
          </table:table-cell>
          <table:table-cell table:formula="of:=[.$A41]*[.L$1]" office:value-type="float" office:value="635.558369254396" calcext:value-type="float">
            <text:p>636</text:p>
          </table:table-cell>
          <table:table-cell table:formula="of:=[.$A41]*[.M$1]" office:value-type="float" office:value="708.214783020096" calcext:value-type="float">
            <text:p>708</text:p>
          </table:table-cell>
          <table:table-cell table:formula="of:=[.$A41]*[.N$1]" office:value-type="float" office:value="774.44807074012" calcext:value-type="float">
            <text:p>774</text:p>
          </table:table-cell>
          <table:table-cell table:formula="of:=[.$A41]*[.O$1]" office:value-type="float" office:value="1004.67266285296" calcext:value-type="float">
            <text:p>1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*[.B$1]" office:value-type="float" office:value="34.1654620773426" calcext:value-type="float">
            <text:p>34</text:p>
          </table:table-cell>
          <table:table-cell table:formula="of:=[.$A42]*[.C$1]" office:value-type="float" office:value="245.550631153217" calcext:value-type="float">
            <text:p>246</text:p>
          </table:table-cell>
          <table:table-cell table:formula="of:=[.$A42]*[.D$1]" office:value-type="float" office:value="263.89179812119" calcext:value-type="float">
            <text:p>264</text:p>
          </table:table-cell>
          <table:table-cell table:formula="of:=[.$A42]*[.E$1]" office:value-type="float" office:value="289.677441983358" calcext:value-type="float">
            <text:p>290</text:p>
          </table:table-cell>
          <table:table-cell table:formula="of:=[.$A42]*[.F$1]" office:value-type="float" office:value="347.223072631669" calcext:value-type="float">
            <text:p>347</text:p>
          </table:table-cell>
          <table:table-cell table:formula="of:=[.$A42]*[.G$1]" office:value-type="float" office:value="415.994537695774" calcext:value-type="float">
            <text:p>416</text:p>
          </table:table-cell>
          <table:table-cell table:formula="of:=[.$A42]*[.H$1]" office:value-type="float" office:value="448.234555256499" calcext:value-type="float">
            <text:p>448</text:p>
          </table:table-cell>
          <table:table-cell table:formula="of:=[.$A42]*[.I$1]" office:value-type="float" office:value="468.340589706202" calcext:value-type="float">
            <text:p>468</text:p>
          </table:table-cell>
          <table:table-cell table:formula="of:=[.$A42]*[.J$1]" office:value-type="float" office:value="488.410958206747" calcext:value-type="float">
            <text:p>488</text:p>
          </table:table-cell>
          <table:table-cell table:formula="of:=[.$A42]*[.K$1]" office:value-type="float" office:value="568.305247176286" calcext:value-type="float">
            <text:p>568</text:p>
          </table:table-cell>
          <table:table-cell table:formula="of:=[.$A42]*[.L$1]" office:value-type="float" office:value="651.447328485756" calcext:value-type="float">
            <text:p>651</text:p>
          </table:table-cell>
          <table:table-cell table:formula="of:=[.$A42]*[.M$1]" office:value-type="float" office:value="725.920152595598" calcext:value-type="float">
            <text:p>726</text:p>
          </table:table-cell>
          <table:table-cell table:formula="of:=[.$A42]*[.N$1]" office:value-type="float" office:value="793.809272508623" calcext:value-type="float">
            <text:p>794</text:p>
          </table:table-cell>
          <table:table-cell table:formula="of:=[.$A42]*[.O$1]" office:value-type="float" office:value="1029.78947942428" calcext:value-type="float">
            <text:p>10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*[.B$1]" office:value-type="float" office:value="34.9987660304485" calcext:value-type="float">
            <text:p>35</text:p>
          </table:table-cell>
          <table:table-cell table:formula="of:=[.$A43]*[.C$1]" office:value-type="float" office:value="251.539670937442" calcext:value-type="float">
            <text:p>252</text:p>
          </table:table-cell>
          <table:table-cell table:formula="of:=[.$A43]*[.D$1]" office:value-type="float" office:value="270.328183441219" calcext:value-type="float">
            <text:p>270</text:p>
          </table:table-cell>
          <table:table-cell table:formula="of:=[.$A43]*[.E$1]" office:value-type="float" office:value="296.742745446367" calcext:value-type="float">
            <text:p>297</text:p>
          </table:table-cell>
          <table:table-cell table:formula="of:=[.$A43]*[.F$1]" office:value-type="float" office:value="355.69192806171" calcext:value-type="float">
            <text:p>356</text:p>
          </table:table-cell>
          <table:table-cell table:formula="of:=[.$A43]*[.G$1]" office:value-type="float" office:value="426.140745932257" calcext:value-type="float">
            <text:p>426</text:p>
          </table:table-cell>
          <table:table-cell table:formula="of:=[.$A43]*[.H$1]" office:value-type="float" office:value="459.167105384707" calcext:value-type="float">
            <text:p>459</text:p>
          </table:table-cell>
          <table:table-cell table:formula="of:=[.$A43]*[.I$1]" office:value-type="float" office:value="479.763530918549" calcext:value-type="float">
            <text:p>480</text:p>
          </table:table-cell>
          <table:table-cell table:formula="of:=[.$A43]*[.J$1]" office:value-type="float" office:value="500.323420602033" calcext:value-type="float">
            <text:p>500</text:p>
          </table:table-cell>
          <table:table-cell table:formula="of:=[.$A43]*[.K$1]" office:value-type="float" office:value="582.166350765951" calcext:value-type="float">
            <text:p>582</text:p>
          </table:table-cell>
          <table:table-cell table:formula="of:=[.$A43]*[.L$1]" office:value-type="float" office:value="667.336287717116" calcext:value-type="float">
            <text:p>667</text:p>
          </table:table-cell>
          <table:table-cell table:formula="of:=[.$A43]*[.M$1]" office:value-type="float" office:value="743.625522171101" calcext:value-type="float">
            <text:p>744</text:p>
          </table:table-cell>
          <table:table-cell table:formula="of:=[.$A43]*[.N$1]" office:value-type="float" office:value="813.170474277126" calcext:value-type="float">
            <text:p>813</text:p>
          </table:table-cell>
          <table:table-cell table:formula="of:=[.$A43]*[.O$1]" office:value-type="float" office:value="1054.90629599561" calcext:value-type="float">
            <text:p>10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*[.B$1]" office:value-type="float" office:value="35.8320699835544" calcext:value-type="float">
            <text:p>36</text:p>
          </table:table-cell>
          <table:table-cell table:formula="of:=[.$A44]*[.C$1]" office:value-type="float" office:value="257.528710721666" calcext:value-type="float">
            <text:p>258</text:p>
          </table:table-cell>
          <table:table-cell table:formula="of:=[.$A44]*[.D$1]" office:value-type="float" office:value="276.764568761248" calcext:value-type="float">
            <text:p>277</text:p>
          </table:table-cell>
          <table:table-cell table:formula="of:=[.$A44]*[.E$1]" office:value-type="float" office:value="303.808048909376" calcext:value-type="float">
            <text:p>304</text:p>
          </table:table-cell>
          <table:table-cell table:formula="of:=[.$A44]*[.F$1]" office:value-type="float" office:value="364.160783491751" calcext:value-type="float">
            <text:p>364</text:p>
          </table:table-cell>
          <table:table-cell table:formula="of:=[.$A44]*[.G$1]" office:value-type="float" office:value="436.286954168739" calcext:value-type="float">
            <text:p>436</text:p>
          </table:table-cell>
          <table:table-cell table:formula="of:=[.$A44]*[.H$1]" office:value-type="float" office:value="470.099655512914" calcext:value-type="float">
            <text:p>470</text:p>
          </table:table-cell>
          <table:table-cell table:formula="of:=[.$A44]*[.I$1]" office:value-type="float" office:value="491.186472130895" calcext:value-type="float">
            <text:p>491</text:p>
          </table:table-cell>
          <table:table-cell table:formula="of:=[.$A44]*[.J$1]" office:value-type="float" office:value="512.23588299732" calcext:value-type="float">
            <text:p>512</text:p>
          </table:table-cell>
          <table:table-cell table:formula="of:=[.$A44]*[.K$1]" office:value-type="float" office:value="596.027454355617" calcext:value-type="float">
            <text:p>596</text:p>
          </table:table-cell>
          <table:table-cell table:formula="of:=[.$A44]*[.L$1]" office:value-type="float" office:value="683.225246948476" calcext:value-type="float">
            <text:p>683</text:p>
          </table:table-cell>
          <table:table-cell table:formula="of:=[.$A44]*[.M$1]" office:value-type="float" office:value="761.330891746603" calcext:value-type="float">
            <text:p>761</text:p>
          </table:table-cell>
          <table:table-cell table:formula="of:=[.$A44]*[.N$1]" office:value-type="float" office:value="832.531676045629" calcext:value-type="float">
            <text:p>833</text:p>
          </table:table-cell>
          <table:table-cell table:formula="of:=[.$A44]*[.O$1]" office:value-type="float" office:value="1080.02311256693" calcext:value-type="float">
            <text:p>10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*[.B$1]" office:value-type="float" office:value="36.6653739366603" calcext:value-type="float">
            <text:p>37</text:p>
          </table:table-cell>
          <table:table-cell table:formula="of:=[.$A45]*[.C$1]" office:value-type="float" office:value="263.517750505891" calcext:value-type="float">
            <text:p>264</text:p>
          </table:table-cell>
          <table:table-cell table:formula="of:=[.$A45]*[.D$1]" office:value-type="float" office:value="283.200954081277" calcext:value-type="float">
            <text:p>283</text:p>
          </table:table-cell>
          <table:table-cell table:formula="of:=[.$A45]*[.E$1]" office:value-type="float" office:value="310.873352372385" calcext:value-type="float">
            <text:p>311</text:p>
          </table:table-cell>
          <table:table-cell table:formula="of:=[.$A45]*[.F$1]" office:value-type="float" office:value="372.629638921791" calcext:value-type="float">
            <text:p>373</text:p>
          </table:table-cell>
          <table:table-cell table:formula="of:=[.$A45]*[.G$1]" office:value-type="float" office:value="446.433162405221" calcext:value-type="float">
            <text:p>446</text:p>
          </table:table-cell>
          <table:table-cell table:formula="of:=[.$A45]*[.H$1]" office:value-type="float" office:value="481.032205641121" calcext:value-type="float">
            <text:p>481</text:p>
          </table:table-cell>
          <table:table-cell table:formula="of:=[.$A45]*[.I$1]" office:value-type="float" office:value="502.609413343242" calcext:value-type="float">
            <text:p>503</text:p>
          </table:table-cell>
          <table:table-cell table:formula="of:=[.$A45]*[.J$1]" office:value-type="float" office:value="524.148345392606" calcext:value-type="float">
            <text:p>524</text:p>
          </table:table-cell>
          <table:table-cell table:formula="of:=[.$A45]*[.K$1]" office:value-type="float" office:value="609.888557945282" calcext:value-type="float">
            <text:p>610</text:p>
          </table:table-cell>
          <table:table-cell table:formula="of:=[.$A45]*[.L$1]" office:value-type="float" office:value="699.114206179836" calcext:value-type="float">
            <text:p>699</text:p>
          </table:table-cell>
          <table:table-cell table:formula="of:=[.$A45]*[.M$1]" office:value-type="float" office:value="779.036261322106" calcext:value-type="float">
            <text:p>779</text:p>
          </table:table-cell>
          <table:table-cell table:formula="of:=[.$A45]*[.N$1]" office:value-type="float" office:value="851.892877814132" calcext:value-type="float">
            <text:p>852</text:p>
          </table:table-cell>
          <table:table-cell table:formula="of:=[.$A45]*[.O$1]" office:value-type="float" office:value="1105.13992913826" calcext:value-type="float">
            <text:p>11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*[.B$1]" office:value-type="float" office:value="37.4986778897662" calcext:value-type="float">
            <text:p>37</text:p>
          </table:table-cell>
          <table:table-cell table:formula="of:=[.$A46]*[.C$1]" office:value-type="float" office:value="269.506790290116" calcext:value-type="float">
            <text:p>270</text:p>
          </table:table-cell>
          <table:table-cell table:formula="of:=[.$A46]*[.D$1]" office:value-type="float" office:value="289.637339401306" calcext:value-type="float">
            <text:p>290</text:p>
          </table:table-cell>
          <table:table-cell table:formula="of:=[.$A46]*[.E$1]" office:value-type="float" office:value="317.938655835393" calcext:value-type="float">
            <text:p>318</text:p>
          </table:table-cell>
          <table:table-cell table:formula="of:=[.$A46]*[.F$1]" office:value-type="float" office:value="381.098494351832" calcext:value-type="float">
            <text:p>381</text:p>
          </table:table-cell>
          <table:table-cell table:formula="of:=[.$A46]*[.G$1]" office:value-type="float" office:value="456.579370641704" calcext:value-type="float">
            <text:p>457</text:p>
          </table:table-cell>
          <table:table-cell table:formula="of:=[.$A46]*[.H$1]" office:value-type="float" office:value="491.964755769329" calcext:value-type="float">
            <text:p>492</text:p>
          </table:table-cell>
          <table:table-cell table:formula="of:=[.$A46]*[.I$1]" office:value-type="float" office:value="514.032354555588" calcext:value-type="float">
            <text:p>514</text:p>
          </table:table-cell>
          <table:table-cell table:formula="of:=[.$A46]*[.J$1]" office:value-type="float" office:value="536.060807787893" calcext:value-type="float">
            <text:p>536</text:p>
          </table:table-cell>
          <table:table-cell table:formula="of:=[.$A46]*[.K$1]" office:value-type="float" office:value="623.749661534948" calcext:value-type="float">
            <text:p>624</text:p>
          </table:table-cell>
          <table:table-cell table:formula="of:=[.$A46]*[.L$1]" office:value-type="float" office:value="715.003165411196" calcext:value-type="float">
            <text:p>715</text:p>
          </table:table-cell>
          <table:table-cell table:formula="of:=[.$A46]*[.M$1]" office:value-type="float" office:value="796.741630897608" calcext:value-type="float">
            <text:p>797</text:p>
          </table:table-cell>
          <table:table-cell table:formula="of:=[.$A46]*[.N$1]" office:value-type="float" office:value="871.254079582635" calcext:value-type="float">
            <text:p>871</text:p>
          </table:table-cell>
          <table:table-cell table:formula="of:=[.$A46]*[.O$1]" office:value-type="float" office:value="1130.25674570958" calcext:value-type="float">
            <text:p>11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*[.B$1]" office:value-type="float" office:value="38.3319818428721" calcext:value-type="float">
            <text:p>38</text:p>
          </table:table-cell>
          <table:table-cell table:formula="of:=[.$A47]*[.C$1]" office:value-type="float" office:value="275.495830074341" calcext:value-type="float">
            <text:p>275</text:p>
          </table:table-cell>
          <table:table-cell table:formula="of:=[.$A47]*[.D$1]" office:value-type="float" office:value="296.073724721335" calcext:value-type="float">
            <text:p>296</text:p>
          </table:table-cell>
          <table:table-cell table:formula="of:=[.$A47]*[.E$1]" office:value-type="float" office:value="325.003959298402" calcext:value-type="float">
            <text:p>325</text:p>
          </table:table-cell>
          <table:table-cell table:formula="of:=[.$A47]*[.F$1]" office:value-type="float" office:value="389.567349781873" calcext:value-type="float">
            <text:p>390</text:p>
          </table:table-cell>
          <table:table-cell table:formula="of:=[.$A47]*[.G$1]" office:value-type="float" office:value="466.725578878186" calcext:value-type="float">
            <text:p>467</text:p>
          </table:table-cell>
          <table:table-cell table:formula="of:=[.$A47]*[.H$1]" office:value-type="float" office:value="502.897305897536" calcext:value-type="float">
            <text:p>503</text:p>
          </table:table-cell>
          <table:table-cell table:formula="of:=[.$A47]*[.I$1]" office:value-type="float" office:value="525.455295767934" calcext:value-type="float">
            <text:p>525</text:p>
          </table:table-cell>
          <table:table-cell table:formula="of:=[.$A47]*[.J$1]" office:value-type="float" office:value="547.973270183179" calcext:value-type="float">
            <text:p>548</text:p>
          </table:table-cell>
          <table:table-cell table:formula="of:=[.$A47]*[.K$1]" office:value-type="float" office:value="637.610765124613" calcext:value-type="float">
            <text:p>638</text:p>
          </table:table-cell>
          <table:table-cell table:formula="of:=[.$A47]*[.L$1]" office:value-type="float" office:value="730.892124642555" calcext:value-type="float">
            <text:p>731</text:p>
          </table:table-cell>
          <table:table-cell table:formula="of:=[.$A47]*[.M$1]" office:value-type="float" office:value="814.44700047311" calcext:value-type="float">
            <text:p>814</text:p>
          </table:table-cell>
          <table:table-cell table:formula="of:=[.$A47]*[.N$1]" office:value-type="float" office:value="890.615281351138" calcext:value-type="float">
            <text:p>891</text:p>
          </table:table-cell>
          <table:table-cell table:formula="of:=[.$A47]*[.O$1]" office:value-type="float" office:value="1155.3735622809" calcext:value-type="float">
            <text:p>11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*[.B$1]" office:value-type="float" office:value="39.1652857959781" calcext:value-type="float">
            <text:p>39</text:p>
          </table:table-cell>
          <table:table-cell table:formula="of:=[.$A48]*[.C$1]" office:value-type="float" office:value="281.484869858566" calcext:value-type="float">
            <text:p>281</text:p>
          </table:table-cell>
          <table:table-cell table:formula="of:=[.$A48]*[.D$1]" office:value-type="float" office:value="302.510110041364" calcext:value-type="float">
            <text:p>303</text:p>
          </table:table-cell>
          <table:table-cell table:formula="of:=[.$A48]*[.E$1]" office:value-type="float" office:value="332.069262761411" calcext:value-type="float">
            <text:p>332</text:p>
          </table:table-cell>
          <table:table-cell table:formula="of:=[.$A48]*[.F$1]" office:value-type="float" office:value="398.036205211913" calcext:value-type="float">
            <text:p>398</text:p>
          </table:table-cell>
          <table:table-cell table:formula="of:=[.$A48]*[.G$1]" office:value-type="float" office:value="476.871787114668" calcext:value-type="float">
            <text:p>477</text:p>
          </table:table-cell>
          <table:table-cell table:formula="of:=[.$A48]*[.H$1]" office:value-type="float" office:value="513.829856025743" calcext:value-type="float">
            <text:p>514</text:p>
          </table:table-cell>
          <table:table-cell table:formula="of:=[.$A48]*[.I$1]" office:value-type="float" office:value="536.878236980281" calcext:value-type="float">
            <text:p>537</text:p>
          </table:table-cell>
          <table:table-cell table:formula="of:=[.$A48]*[.J$1]" office:value-type="float" office:value="559.885732578466" calcext:value-type="float">
            <text:p>560</text:p>
          </table:table-cell>
          <table:table-cell table:formula="of:=[.$A48]*[.K$1]" office:value-type="float" office:value="651.471868714279" calcext:value-type="float">
            <text:p>651</text:p>
          </table:table-cell>
          <table:table-cell table:formula="of:=[.$A48]*[.L$1]" office:value-type="float" office:value="746.781083873915" calcext:value-type="float">
            <text:p>747</text:p>
          </table:table-cell>
          <table:table-cell table:formula="of:=[.$A48]*[.M$1]" office:value-type="float" office:value="832.152370048613" calcext:value-type="float">
            <text:p>832</text:p>
          </table:table-cell>
          <table:table-cell table:formula="of:=[.$A48]*[.N$1]" office:value-type="float" office:value="909.976483119641" calcext:value-type="float">
            <text:p>910</text:p>
          </table:table-cell>
          <table:table-cell table:formula="of:=[.$A48]*[.O$1]" office:value-type="float" office:value="1180.49037885223" calcext:value-type="float">
            <text:p>11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*[.B$1]" office:value-type="float" office:value="39.998589749084" calcext:value-type="float">
            <text:p>40</text:p>
          </table:table-cell>
          <table:table-cell table:formula="of:=[.$A49]*[.C$1]" office:value-type="float" office:value="287.47390964279" calcext:value-type="float">
            <text:p>287</text:p>
          </table:table-cell>
          <table:table-cell table:formula="of:=[.$A49]*[.D$1]" office:value-type="float" office:value="308.946495361393" calcext:value-type="float">
            <text:p>309</text:p>
          </table:table-cell>
          <table:table-cell table:formula="of:=[.$A49]*[.E$1]" office:value-type="float" office:value="339.13456622442" calcext:value-type="float">
            <text:p>339</text:p>
          </table:table-cell>
          <table:table-cell table:formula="of:=[.$A49]*[.F$1]" office:value-type="float" office:value="406.505060641954" calcext:value-type="float">
            <text:p>407</text:p>
          </table:table-cell>
          <table:table-cell table:formula="of:=[.$A49]*[.G$1]" office:value-type="float" office:value="487.01799535115" calcext:value-type="float">
            <text:p>487</text:p>
          </table:table-cell>
          <table:table-cell table:formula="of:=[.$A49]*[.H$1]" office:value-type="float" office:value="524.762406153951" calcext:value-type="float">
            <text:p>525</text:p>
          </table:table-cell>
          <table:table-cell table:formula="of:=[.$A49]*[.I$1]" office:value-type="float" office:value="548.301178192627" calcext:value-type="float">
            <text:p>548</text:p>
          </table:table-cell>
          <table:table-cell table:formula="of:=[.$A49]*[.J$1]" office:value-type="float" office:value="571.798194973752" calcext:value-type="float">
            <text:p>572</text:p>
          </table:table-cell>
          <table:table-cell table:formula="of:=[.$A49]*[.K$1]" office:value-type="float" office:value="665.332972303944" calcext:value-type="float">
            <text:p>665</text:p>
          </table:table-cell>
          <table:table-cell table:formula="of:=[.$A49]*[.L$1]" office:value-type="float" office:value="762.670043105275" calcext:value-type="float">
            <text:p>763</text:p>
          </table:table-cell>
          <table:table-cell table:formula="of:=[.$A49]*[.M$1]" office:value-type="float" office:value="849.857739624115" calcext:value-type="float">
            <text:p>850</text:p>
          </table:table-cell>
          <table:table-cell table:formula="of:=[.$A49]*[.N$1]" office:value-type="float" office:value="929.337684888144" calcext:value-type="float">
            <text:p>929</text:p>
          </table:table-cell>
          <table:table-cell table:formula="of:=[.$A49]*[.O$1]" office:value-type="float" office:value="1205.60719542355" calcext:value-type="float">
            <text:p>1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*[.B$1]" office:value-type="float" office:value="40.8318937021899" calcext:value-type="float">
            <text:p>41</text:p>
          </table:table-cell>
          <table:table-cell table:formula="of:=[.$A50]*[.C$1]" office:value-type="float" office:value="293.462949427015" calcext:value-type="float">
            <text:p>293</text:p>
          </table:table-cell>
          <table:table-cell table:formula="of:=[.$A50]*[.D$1]" office:value-type="float" office:value="315.382880681423" calcext:value-type="float">
            <text:p>315</text:p>
          </table:table-cell>
          <table:table-cell table:formula="of:=[.$A50]*[.E$1]" office:value-type="float" office:value="346.199869687428" calcext:value-type="float">
            <text:p>346</text:p>
          </table:table-cell>
          <table:table-cell table:formula="of:=[.$A50]*[.F$1]" office:value-type="float" office:value="414.973916071995" calcext:value-type="float">
            <text:p>415</text:p>
          </table:table-cell>
          <table:table-cell table:formula="of:=[.$A50]*[.G$1]" office:value-type="float" office:value="497.164203587633" calcext:value-type="float">
            <text:p>497</text:p>
          </table:table-cell>
          <table:table-cell table:formula="of:=[.$A50]*[.H$1]" office:value-type="float" office:value="535.694956282158" calcext:value-type="float">
            <text:p>536</text:p>
          </table:table-cell>
          <table:table-cell table:formula="of:=[.$A50]*[.I$1]" office:value-type="float" office:value="559.724119404974" calcext:value-type="float">
            <text:p>560</text:p>
          </table:table-cell>
          <table:table-cell table:formula="of:=[.$A50]*[.J$1]" office:value-type="float" office:value="583.710657369039" calcext:value-type="float">
            <text:p>584</text:p>
          </table:table-cell>
          <table:table-cell table:formula="of:=[.$A50]*[.K$1]" office:value-type="float" office:value="679.19407589361" calcext:value-type="float">
            <text:p>679</text:p>
          </table:table-cell>
          <table:table-cell table:formula="of:=[.$A50]*[.L$1]" office:value-type="float" office:value="778.559002336635" calcext:value-type="float">
            <text:p>779</text:p>
          </table:table-cell>
          <table:table-cell table:formula="of:=[.$A50]*[.M$1]" office:value-type="float" office:value="867.563109199618" calcext:value-type="float">
            <text:p>868</text:p>
          </table:table-cell>
          <table:table-cell table:formula="of:=[.$A50]*[.N$1]" office:value-type="float" office:value="948.698886656647" calcext:value-type="float">
            <text:p>949</text:p>
          </table:table-cell>
          <table:table-cell table:formula="of:=[.$A50]*[.O$1]" office:value-type="float" office:value="1230.72401199488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*[.B$1]" office:value-type="float" office:value="41.6651976552958" calcext:value-type="float">
            <text:p>42</text:p>
          </table:table-cell>
          <table:table-cell table:formula="of:=[.$A51]*[.C$1]" office:value-type="float" office:value="299.45198921124" calcext:value-type="float">
            <text:p>299</text:p>
          </table:table-cell>
          <table:table-cell table:formula="of:=[.$A51]*[.D$1]" office:value-type="float" office:value="321.819266001452" calcext:value-type="float">
            <text:p>322</text:p>
          </table:table-cell>
          <table:table-cell table:formula="of:=[.$A51]*[.E$1]" office:value-type="float" office:value="353.265173150437" calcext:value-type="float">
            <text:p>353</text:p>
          </table:table-cell>
          <table:table-cell table:formula="of:=[.$A51]*[.F$1]" office:value-type="float" office:value="423.442771502036" calcext:value-type="float">
            <text:p>423</text:p>
          </table:table-cell>
          <table:table-cell table:formula="of:=[.$A51]*[.G$1]" office:value-type="float" office:value="507.310411824115" calcext:value-type="float">
            <text:p>507</text:p>
          </table:table-cell>
          <table:table-cell table:formula="of:=[.$A51]*[.H$1]" office:value-type="float" office:value="546.627506410365" calcext:value-type="float">
            <text:p>547</text:p>
          </table:table-cell>
          <table:table-cell table:formula="of:=[.$A51]*[.I$1]" office:value-type="float" office:value="571.14706061732" calcext:value-type="float">
            <text:p>571</text:p>
          </table:table-cell>
          <table:table-cell table:formula="of:=[.$A51]*[.J$1]" office:value-type="float" office:value="595.623119764325" calcext:value-type="float">
            <text:p>596</text:p>
          </table:table-cell>
          <table:table-cell table:formula="of:=[.$A51]*[.K$1]" office:value-type="float" office:value="693.055179483275" calcext:value-type="float">
            <text:p>693</text:p>
          </table:table-cell>
          <table:table-cell table:formula="of:=[.$A51]*[.L$1]" office:value-type="float" office:value="794.447961567995" calcext:value-type="float">
            <text:p>794</text:p>
          </table:table-cell>
          <table:table-cell table:formula="of:=[.$A51]*[.M$1]" office:value-type="float" office:value="885.26847877512" calcext:value-type="float">
            <text:p>885</text:p>
          </table:table-cell>
          <table:table-cell table:formula="of:=[.$A51]*[.N$1]" office:value-type="float" office:value="968.06008842515" calcext:value-type="float">
            <text:p>968</text:p>
          </table:table-cell>
          <table:table-cell table:formula="of:=[.$A51]*[.O$1]" office:value-type="float" office:value="1255.8408285662" calcext:value-type="float">
            <text:p>12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*[.B$1]" office:value-type="float" office:value="42.4985016084017" calcext:value-type="float">
            <text:p>42</text:p>
          </table:table-cell>
          <table:table-cell table:formula="of:=[.$A52]*[.C$1]" office:value-type="float" office:value="305.441028995465" calcext:value-type="float">
            <text:p>305</text:p>
          </table:table-cell>
          <table:table-cell table:formula="of:=[.$A52]*[.D$1]" office:value-type="float" office:value="328.255651321481" calcext:value-type="float">
            <text:p>328</text:p>
          </table:table-cell>
          <table:table-cell table:formula="of:=[.$A52]*[.E$1]" office:value-type="float" office:value="360.330476613446" calcext:value-type="float">
            <text:p>360</text:p>
          </table:table-cell>
          <table:table-cell table:formula="of:=[.$A52]*[.F$1]" office:value-type="float" office:value="431.911626932076" calcext:value-type="float">
            <text:p>432</text:p>
          </table:table-cell>
          <table:table-cell table:formula="of:=[.$A52]*[.G$1]" office:value-type="float" office:value="517.456620060597" calcext:value-type="float">
            <text:p>517</text:p>
          </table:table-cell>
          <table:table-cell table:formula="of:=[.$A52]*[.H$1]" office:value-type="float" office:value="557.560056538572" calcext:value-type="float">
            <text:p>558</text:p>
          </table:table-cell>
          <table:table-cell table:formula="of:=[.$A52]*[.I$1]" office:value-type="float" office:value="582.570001829666" calcext:value-type="float">
            <text:p>583</text:p>
          </table:table-cell>
          <table:table-cell table:formula="of:=[.$A52]*[.J$1]" office:value-type="float" office:value="607.535582159612" calcext:value-type="float">
            <text:p>608</text:p>
          </table:table-cell>
          <table:table-cell table:formula="of:=[.$A52]*[.K$1]" office:value-type="float" office:value="706.916283072941" calcext:value-type="float">
            <text:p>707</text:p>
          </table:table-cell>
          <table:table-cell table:formula="of:=[.$A52]*[.L$1]" office:value-type="float" office:value="810.336920799355" calcext:value-type="float">
            <text:p>810</text:p>
          </table:table-cell>
          <table:table-cell table:formula="of:=[.$A52]*[.M$1]" office:value-type="float" office:value="902.973848350622" calcext:value-type="float">
            <text:p>903</text:p>
          </table:table-cell>
          <table:table-cell table:formula="of:=[.$A52]*[.N$1]" office:value-type="float" office:value="987.421290193653" calcext:value-type="float">
            <text:p>987</text:p>
          </table:table-cell>
          <table:table-cell table:formula="of:=[.$A52]*[.O$1]" office:value-type="float" office:value="1280.95764513752" calcext:value-type="float">
            <text:p>12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*[.B$1]" office:value-type="float" office:value="43.3318055615076" calcext:value-type="float">
            <text:p>43</text:p>
          </table:table-cell>
          <table:table-cell table:formula="of:=[.$A53]*[.C$1]" office:value-type="float" office:value="311.43006877969" calcext:value-type="float">
            <text:p>311</text:p>
          </table:table-cell>
          <table:table-cell table:formula="of:=[.$A53]*[.D$1]" office:value-type="float" office:value="334.69203664151" calcext:value-type="float">
            <text:p>335</text:p>
          </table:table-cell>
          <table:table-cell table:formula="of:=[.$A53]*[.E$1]" office:value-type="float" office:value="367.395780076454" calcext:value-type="float">
            <text:p>367</text:p>
          </table:table-cell>
          <table:table-cell table:formula="of:=[.$A53]*[.F$1]" office:value-type="float" office:value="440.380482362117" calcext:value-type="float">
            <text:p>440</text:p>
          </table:table-cell>
          <table:table-cell table:formula="of:=[.$A53]*[.G$1]" office:value-type="float" office:value="527.60282829708" calcext:value-type="float">
            <text:p>528</text:p>
          </table:table-cell>
          <table:table-cell table:formula="of:=[.$A53]*[.H$1]" office:value-type="float" office:value="568.49260666678" calcext:value-type="float">
            <text:p>568</text:p>
          </table:table-cell>
          <table:table-cell table:formula="of:=[.$A53]*[.I$1]" office:value-type="float" office:value="593.992943042013" calcext:value-type="float">
            <text:p>594</text:p>
          </table:table-cell>
          <table:table-cell table:formula="of:=[.$A53]*[.J$1]" office:value-type="float" office:value="619.448044554898" calcext:value-type="float">
            <text:p>619</text:p>
          </table:table-cell>
          <table:table-cell table:formula="of:=[.$A53]*[.K$1]" office:value-type="float" office:value="720.777386662606" calcext:value-type="float">
            <text:p>721</text:p>
          </table:table-cell>
          <table:table-cell table:formula="of:=[.$A53]*[.L$1]" office:value-type="float" office:value="826.225880030715" calcext:value-type="float">
            <text:p>826</text:p>
          </table:table-cell>
          <table:table-cell table:formula="of:=[.$A53]*[.M$1]" office:value-type="float" office:value="920.679217926125" calcext:value-type="float">
            <text:p>921</text:p>
          </table:table-cell>
          <table:table-cell table:formula="of:=[.$A53]*[.N$1]" office:value-type="float" office:value="1006.78249196216" calcext:value-type="float">
            <text:p>1007</text:p>
          </table:table-cell>
          <table:table-cell table:formula="of:=[.$A53]*[.O$1]" office:value-type="float" office:value="1306.07446170885" calcext:value-type="float">
            <text:p>1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*[.B$1]" office:value-type="float" office:value="44.1651095146136" calcext:value-type="float">
            <text:p>44</text:p>
          </table:table-cell>
          <table:table-cell table:formula="of:=[.$A54]*[.C$1]" office:value-type="float" office:value="317.419108563914" calcext:value-type="float">
            <text:p>317</text:p>
          </table:table-cell>
          <table:table-cell table:formula="of:=[.$A54]*[.D$1]" office:value-type="float" office:value="341.128421961539" calcext:value-type="float">
            <text:p>341</text:p>
          </table:table-cell>
          <table:table-cell table:formula="of:=[.$A54]*[.E$1]" office:value-type="float" office:value="374.461083539463" calcext:value-type="float">
            <text:p>374</text:p>
          </table:table-cell>
          <table:table-cell table:formula="of:=[.$A54]*[.F$1]" office:value-type="float" office:value="448.849337792158" calcext:value-type="float">
            <text:p>449</text:p>
          </table:table-cell>
          <table:table-cell table:formula="of:=[.$A54]*[.G$1]" office:value-type="float" office:value="537.749036533562" calcext:value-type="float">
            <text:p>538</text:p>
          </table:table-cell>
          <table:table-cell table:formula="of:=[.$A54]*[.H$1]" office:value-type="float" office:value="579.425156794987" calcext:value-type="float">
            <text:p>579</text:p>
          </table:table-cell>
          <table:table-cell table:formula="of:=[.$A54]*[.I$1]" office:value-type="float" office:value="605.415884254359" calcext:value-type="float">
            <text:p>605</text:p>
          </table:table-cell>
          <table:table-cell table:formula="of:=[.$A54]*[.J$1]" office:value-type="float" office:value="631.360506950185" calcext:value-type="float">
            <text:p>631</text:p>
          </table:table-cell>
          <table:table-cell table:formula="of:=[.$A54]*[.K$1]" office:value-type="float" office:value="734.638490252272" calcext:value-type="float">
            <text:p>735</text:p>
          </table:table-cell>
          <table:table-cell table:formula="of:=[.$A54]*[.L$1]" office:value-type="float" office:value="842.114839262075" calcext:value-type="float">
            <text:p>842</text:p>
          </table:table-cell>
          <table:table-cell table:formula="of:=[.$A54]*[.M$1]" office:value-type="float" office:value="938.384587501627" calcext:value-type="float">
            <text:p>938</text:p>
          </table:table-cell>
          <table:table-cell table:formula="of:=[.$A54]*[.N$1]" office:value-type="float" office:value="1026.14369373066" calcext:value-type="float">
            <text:p>1026</text:p>
          </table:table-cell>
          <table:table-cell table:formula="of:=[.$A54]*[.O$1]" office:value-type="float" office:value="1331.19127828017" calcext:value-type="float">
            <text:p>13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*[.B$1]" office:value-type="float" office:value="44.9984134677195" calcext:value-type="float">
            <text:p>45</text:p>
          </table:table-cell>
          <table:table-cell table:formula="of:=[.$A55]*[.C$1]" office:value-type="float" office:value="323.408148348139" calcext:value-type="float">
            <text:p>323</text:p>
          </table:table-cell>
          <table:table-cell table:formula="of:=[.$A55]*[.D$1]" office:value-type="float" office:value="347.564807281568" calcext:value-type="float">
            <text:p>348</text:p>
          </table:table-cell>
          <table:table-cell table:formula="of:=[.$A55]*[.E$1]" office:value-type="float" office:value="381.526387002472" calcext:value-type="float">
            <text:p>382</text:p>
          </table:table-cell>
          <table:table-cell table:formula="of:=[.$A55]*[.F$1]" office:value-type="float" office:value="457.318193222198" calcext:value-type="float">
            <text:p>457</text:p>
          </table:table-cell>
          <table:table-cell table:formula="of:=[.$A55]*[.G$1]" office:value-type="float" office:value="547.895244770044" calcext:value-type="float">
            <text:p>548</text:p>
          </table:table-cell>
          <table:table-cell table:formula="of:=[.$A55]*[.H$1]" office:value-type="float" office:value="590.357706923194" calcext:value-type="float">
            <text:p>590</text:p>
          </table:table-cell>
          <table:table-cell table:formula="of:=[.$A55]*[.I$1]" office:value-type="float" office:value="616.838825466706" calcext:value-type="float">
            <text:p>617</text:p>
          </table:table-cell>
          <table:table-cell table:formula="of:=[.$A55]*[.J$1]" office:value-type="float" office:value="643.272969345471" calcext:value-type="float">
            <text:p>643</text:p>
          </table:table-cell>
          <table:table-cell table:formula="of:=[.$A55]*[.K$1]" office:value-type="float" office:value="748.499593841937" calcext:value-type="float">
            <text:p>748</text:p>
          </table:table-cell>
          <table:table-cell table:formula="of:=[.$A55]*[.L$1]" office:value-type="float" office:value="858.003798493435" calcext:value-type="float">
            <text:p>858</text:p>
          </table:table-cell>
          <table:table-cell table:formula="of:=[.$A55]*[.M$1]" office:value-type="float" office:value="956.08995707713" calcext:value-type="float">
            <text:p>956</text:p>
          </table:table-cell>
          <table:table-cell table:formula="of:=[.$A55]*[.N$1]" office:value-type="float" office:value="1045.50489549916" calcext:value-type="float">
            <text:p>1046</text:p>
          </table:table-cell>
          <table:table-cell table:formula="of:=[.$A55]*[.O$1]" office:value-type="float" office:value="1356.3080948515" calcext:value-type="float">
            <text:p>13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*[.B$1]" office:value-type="float" office:value="45.8317174208254" calcext:value-type="float">
            <text:p>46</text:p>
          </table:table-cell>
          <table:table-cell table:formula="of:=[.$A56]*[.C$1]" office:value-type="float" office:value="329.397188132364" calcext:value-type="float">
            <text:p>329</text:p>
          </table:table-cell>
          <table:table-cell table:formula="of:=[.$A56]*[.D$1]" office:value-type="float" office:value="354.001192601597" calcext:value-type="float">
            <text:p>354</text:p>
          </table:table-cell>
          <table:table-cell table:formula="of:=[.$A56]*[.E$1]" office:value-type="float" office:value="388.591690465481" calcext:value-type="float">
            <text:p>389</text:p>
          </table:table-cell>
          <table:table-cell table:formula="of:=[.$A56]*[.F$1]" office:value-type="float" office:value="465.787048652239" calcext:value-type="float">
            <text:p>466</text:p>
          </table:table-cell>
          <table:table-cell table:formula="of:=[.$A56]*[.G$1]" office:value-type="float" office:value="558.041453006527" calcext:value-type="float">
            <text:p>558</text:p>
          </table:table-cell>
          <table:table-cell table:formula="of:=[.$A56]*[.H$1]" office:value-type="float" office:value="601.290257051402" calcext:value-type="float">
            <text:p>601</text:p>
          </table:table-cell>
          <table:table-cell table:formula="of:=[.$A56]*[.I$1]" office:value-type="float" office:value="628.261766679052" calcext:value-type="float">
            <text:p>628</text:p>
          </table:table-cell>
          <table:table-cell table:formula="of:=[.$A56]*[.J$1]" office:value-type="float" office:value="655.185431740758" calcext:value-type="float">
            <text:p>655</text:p>
          </table:table-cell>
          <table:table-cell table:formula="of:=[.$A56]*[.K$1]" office:value-type="float" office:value="762.360697431603" calcext:value-type="float">
            <text:p>762</text:p>
          </table:table-cell>
          <table:table-cell table:formula="of:=[.$A56]*[.L$1]" office:value-type="float" office:value="873.892757724795" calcext:value-type="float">
            <text:p>874</text:p>
          </table:table-cell>
          <table:table-cell table:formula="of:=[.$A56]*[.M$1]" office:value-type="float" office:value="973.795326652632" calcext:value-type="float">
            <text:p>974</text:p>
          </table:table-cell>
          <table:table-cell table:formula="of:=[.$A56]*[.N$1]" office:value-type="float" office:value="1064.86609726767" calcext:value-type="float">
            <text:p>1065</text:p>
          </table:table-cell>
          <table:table-cell table:formula="of:=[.$A56]*[.O$1]" office:value-type="float" office:value="1381.42491142282" calcext:value-type="float">
            <text:p>13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*[.B$1]" office:value-type="float" office:value="46.6650213739313" calcext:value-type="float">
            <text:p>47</text:p>
          </table:table-cell>
          <table:table-cell table:formula="of:=[.$A57]*[.C$1]" office:value-type="float" office:value="335.386227916589" calcext:value-type="float">
            <text:p>335</text:p>
          </table:table-cell>
          <table:table-cell table:formula="of:=[.$A57]*[.D$1]" office:value-type="float" office:value="360.437577921626" calcext:value-type="float">
            <text:p>360</text:p>
          </table:table-cell>
          <table:table-cell table:formula="of:=[.$A57]*[.E$1]" office:value-type="float" office:value="395.656993928489" calcext:value-type="float">
            <text:p>396</text:p>
          </table:table-cell>
          <table:table-cell table:formula="of:=[.$A57]*[.F$1]" office:value-type="float" office:value="474.25590408228" calcext:value-type="float">
            <text:p>474</text:p>
          </table:table-cell>
          <table:table-cell table:formula="of:=[.$A57]*[.G$1]" office:value-type="float" office:value="568.187661243009" calcext:value-type="float">
            <text:p>568</text:p>
          </table:table-cell>
          <table:table-cell table:formula="of:=[.$A57]*[.H$1]" office:value-type="float" office:value="612.222807179609" calcext:value-type="float">
            <text:p>612</text:p>
          </table:table-cell>
          <table:table-cell table:formula="of:=[.$A57]*[.I$1]" office:value-type="float" office:value="639.684707891398" calcext:value-type="float">
            <text:p>640</text:p>
          </table:table-cell>
          <table:table-cell table:formula="of:=[.$A57]*[.J$1]" office:value-type="float" office:value="667.097894136044" calcext:value-type="float">
            <text:p>667</text:p>
          </table:table-cell>
          <table:table-cell table:formula="of:=[.$A57]*[.K$1]" office:value-type="float" office:value="776.221801021268" calcext:value-type="float">
            <text:p>776</text:p>
          </table:table-cell>
          <table:table-cell table:formula="of:=[.$A57]*[.L$1]" office:value-type="float" office:value="889.781716956154" calcext:value-type="float">
            <text:p>890</text:p>
          </table:table-cell>
          <table:table-cell table:formula="of:=[.$A57]*[.M$1]" office:value-type="float" office:value="991.500696228134" calcext:value-type="float">
            <text:p>992</text:p>
          </table:table-cell>
          <table:table-cell table:formula="of:=[.$A57]*[.N$1]" office:value-type="float" office:value="1084.22729903617" calcext:value-type="float">
            <text:p>1084</text:p>
          </table:table-cell>
          <table:table-cell table:formula="of:=[.$A57]*[.O$1]" office:value-type="float" office:value="1406.54172799414" calcext:value-type="float">
            <text:p>14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*[.B$1]" office:value-type="float" office:value="47.4983253270372" calcext:value-type="float">
            <text:p>47</text:p>
          </table:table-cell>
          <table:table-cell table:formula="of:=[.$A58]*[.C$1]" office:value-type="float" office:value="341.375267700814" calcext:value-type="float">
            <text:p>341</text:p>
          </table:table-cell>
          <table:table-cell table:formula="of:=[.$A58]*[.D$1]" office:value-type="float" office:value="366.873963241655" calcext:value-type="float">
            <text:p>367</text:p>
          </table:table-cell>
          <table:table-cell table:formula="of:=[.$A58]*[.E$1]" office:value-type="float" office:value="402.722297391498" calcext:value-type="float">
            <text:p>403</text:p>
          </table:table-cell>
          <table:table-cell table:formula="of:=[.$A58]*[.F$1]" office:value-type="float" office:value="482.724759512321" calcext:value-type="float">
            <text:p>483</text:p>
          </table:table-cell>
          <table:table-cell table:formula="of:=[.$A58]*[.G$1]" office:value-type="float" office:value="578.333869479491" calcext:value-type="float">
            <text:p>578</text:p>
          </table:table-cell>
          <table:table-cell table:formula="of:=[.$A58]*[.H$1]" office:value-type="float" office:value="623.155357307816" calcext:value-type="float">
            <text:p>623</text:p>
          </table:table-cell>
          <table:table-cell table:formula="of:=[.$A58]*[.I$1]" office:value-type="float" office:value="651.107649103745" calcext:value-type="float">
            <text:p>651</text:p>
          </table:table-cell>
          <table:table-cell table:formula="of:=[.$A58]*[.J$1]" office:value-type="float" office:value="679.010356531331" calcext:value-type="float">
            <text:p>679</text:p>
          </table:table-cell>
          <table:table-cell table:formula="of:=[.$A58]*[.K$1]" office:value-type="float" office:value="790.082904610934" calcext:value-type="float">
            <text:p>790</text:p>
          </table:table-cell>
          <table:table-cell table:formula="of:=[.$A58]*[.L$1]" office:value-type="float" office:value="905.670676187514" calcext:value-type="float">
            <text:p>906</text:p>
          </table:table-cell>
          <table:table-cell table:formula="of:=[.$A58]*[.M$1]" office:value-type="float" office:value="1009.20606580364" calcext:value-type="float">
            <text:p>1009</text:p>
          </table:table-cell>
          <table:table-cell table:formula="of:=[.$A58]*[.N$1]" office:value-type="float" office:value="1103.58850080467" calcext:value-type="float">
            <text:p>1104</text:p>
          </table:table-cell>
          <table:table-cell table:formula="of:=[.$A58]*[.O$1]" office:value-type="float" office:value="1431.65854456547" calcext:value-type="float">
            <text:p>14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*[.B$1]" office:value-type="float" office:value="48.3316292801431" calcext:value-type="float">
            <text:p>48</text:p>
          </table:table-cell>
          <table:table-cell table:formula="of:=[.$A59]*[.C$1]" office:value-type="float" office:value="347.364307485038" calcext:value-type="float">
            <text:p>347</text:p>
          </table:table-cell>
          <table:table-cell table:formula="of:=[.$A59]*[.D$1]" office:value-type="float" office:value="373.310348561684" calcext:value-type="float">
            <text:p>373</text:p>
          </table:table-cell>
          <table:table-cell table:formula="of:=[.$A59]*[.E$1]" office:value-type="float" office:value="409.787600854507" calcext:value-type="float">
            <text:p>410</text:p>
          </table:table-cell>
          <table:table-cell table:formula="of:=[.$A59]*[.F$1]" office:value-type="float" office:value="491.193614942361" calcext:value-type="float">
            <text:p>491</text:p>
          </table:table-cell>
          <table:table-cell table:formula="of:=[.$A59]*[.G$1]" office:value-type="float" office:value="588.480077715973" calcext:value-type="float">
            <text:p>588</text:p>
          </table:table-cell>
          <table:table-cell table:formula="of:=[.$A59]*[.H$1]" office:value-type="float" office:value="634.087907436023" calcext:value-type="float">
            <text:p>634</text:p>
          </table:table-cell>
          <table:table-cell table:formula="of:=[.$A59]*[.I$1]" office:value-type="float" office:value="662.530590316091" calcext:value-type="float">
            <text:p>663</text:p>
          </table:table-cell>
          <table:table-cell table:formula="of:=[.$A59]*[.J$1]" office:value-type="float" office:value="690.922818926617" calcext:value-type="float">
            <text:p>691</text:p>
          </table:table-cell>
          <table:table-cell table:formula="of:=[.$A59]*[.K$1]" office:value-type="float" office:value="803.944008200599" calcext:value-type="float">
            <text:p>804</text:p>
          </table:table-cell>
          <table:table-cell table:formula="of:=[.$A59]*[.L$1]" office:value-type="float" office:value="921.559635418874" calcext:value-type="float">
            <text:p>922</text:p>
          </table:table-cell>
          <table:table-cell table:formula="of:=[.$A59]*[.M$1]" office:value-type="float" office:value="1026.91143537914" calcext:value-type="float">
            <text:p>1027</text:p>
          </table:table-cell>
          <table:table-cell table:formula="of:=[.$A59]*[.N$1]" office:value-type="float" office:value="1122.94970257317" calcext:value-type="float">
            <text:p>1123</text:p>
          </table:table-cell>
          <table:table-cell table:formula="of:=[.$A59]*[.O$1]" office:value-type="float" office:value="1456.77536113679" calcext:value-type="float">
            <text:p>14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*[.B$1]" office:value-type="float" office:value="49.164933233249" calcext:value-type="float">
            <text:p>49</text:p>
          </table:table-cell>
          <table:table-cell table:formula="of:=[.$A60]*[.C$1]" office:value-type="float" office:value="353.353347269263" calcext:value-type="float">
            <text:p>353</text:p>
          </table:table-cell>
          <table:table-cell table:formula="of:=[.$A60]*[.D$1]" office:value-type="float" office:value="379.746733881713" calcext:value-type="float">
            <text:p>380</text:p>
          </table:table-cell>
          <table:table-cell table:formula="of:=[.$A60]*[.E$1]" office:value-type="float" office:value="416.852904317516" calcext:value-type="float">
            <text:p>417</text:p>
          </table:table-cell>
          <table:table-cell table:formula="of:=[.$A60]*[.F$1]" office:value-type="float" office:value="499.662470372402" calcext:value-type="float">
            <text:p>500</text:p>
          </table:table-cell>
          <table:table-cell table:formula="of:=[.$A60]*[.G$1]" office:value-type="float" office:value="598.626285952456" calcext:value-type="float">
            <text:p>599</text:p>
          </table:table-cell>
          <table:table-cell table:formula="of:=[.$A60]*[.H$1]" office:value-type="float" office:value="645.020457564231" calcext:value-type="float">
            <text:p>645</text:p>
          </table:table-cell>
          <table:table-cell table:formula="of:=[.$A60]*[.I$1]" office:value-type="float" office:value="673.953531528438" calcext:value-type="float">
            <text:p>674</text:p>
          </table:table-cell>
          <table:table-cell table:formula="of:=[.$A60]*[.J$1]" office:value-type="float" office:value="702.835281321904" calcext:value-type="float">
            <text:p>703</text:p>
          </table:table-cell>
          <table:table-cell table:formula="of:=[.$A60]*[.K$1]" office:value-type="float" office:value="817.805111790265" calcext:value-type="float">
            <text:p>818</text:p>
          </table:table-cell>
          <table:table-cell table:formula="of:=[.$A60]*[.L$1]" office:value-type="float" office:value="937.448594650234" calcext:value-type="float">
            <text:p>937</text:p>
          </table:table-cell>
          <table:table-cell table:formula="of:=[.$A60]*[.M$1]" office:value-type="float" office:value="1044.61680495464" calcext:value-type="float">
            <text:p>1045</text:p>
          </table:table-cell>
          <table:table-cell table:formula="of:=[.$A60]*[.N$1]" office:value-type="float" office:value="1142.31090434168" calcext:value-type="float">
            <text:p>1142</text:p>
          </table:table-cell>
          <table:table-cell table:formula="of:=[.$A60]*[.O$1]" office:value-type="float" office:value="1481.89217770812" calcext:value-type="float">
            <text:p>14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*[.B$1]" office:value-type="float" office:value="49.998237186355" calcext:value-type="float">
            <text:p>50</text:p>
          </table:table-cell>
          <table:table-cell table:formula="of:=[.$A61]*[.C$1]" office:value-type="float" office:value="359.342387053488" calcext:value-type="float">
            <text:p>359</text:p>
          </table:table-cell>
          <table:table-cell table:formula="of:=[.$A61]*[.D$1]" office:value-type="float" office:value="386.183119201742" calcext:value-type="float">
            <text:p>386</text:p>
          </table:table-cell>
          <table:table-cell table:formula="of:=[.$A61]*[.E$1]" office:value-type="float" office:value="423.918207780524" calcext:value-type="float">
            <text:p>424</text:p>
          </table:table-cell>
          <table:table-cell table:formula="of:=[.$A61]*[.F$1]" office:value-type="float" office:value="508.131325802443" calcext:value-type="float">
            <text:p>508</text:p>
          </table:table-cell>
          <table:table-cell table:formula="of:=[.$A61]*[.G$1]" office:value-type="float" office:value="608.772494188938" calcext:value-type="float">
            <text:p>609</text:p>
          </table:table-cell>
          <table:table-cell table:formula="of:=[.$A61]*[.H$1]" office:value-type="float" office:value="655.953007692438" calcext:value-type="float">
            <text:p>656</text:p>
          </table:table-cell>
          <table:table-cell table:formula="of:=[.$A61]*[.I$1]" office:value-type="float" office:value="685.376472740784" calcext:value-type="float">
            <text:p>685</text:p>
          </table:table-cell>
          <table:table-cell table:formula="of:=[.$A61]*[.J$1]" office:value-type="float" office:value="714.74774371719" calcext:value-type="float">
            <text:p>715</text:p>
          </table:table-cell>
          <table:table-cell table:formula="of:=[.$A61]*[.K$1]" office:value-type="float" office:value="831.66621537993" calcext:value-type="float">
            <text:p>832</text:p>
          </table:table-cell>
          <table:table-cell table:formula="of:=[.$A61]*[.L$1]" office:value-type="float" office:value="953.337553881594" calcext:value-type="float">
            <text:p>953</text:p>
          </table:table-cell>
          <table:table-cell table:formula="of:=[.$A61]*[.M$1]" office:value-type="float" office:value="1062.32217453014" calcext:value-type="float">
            <text:p>1062</text:p>
          </table:table-cell>
          <table:table-cell table:formula="of:=[.$A61]*[.N$1]" office:value-type="float" office:value="1161.67210611018" calcext:value-type="float">
            <text:p>1162</text:p>
          </table:table-cell>
          <table:table-cell table:formula="of:=[.$A61]*[.O$1]" office:value-type="float" office:value="1507.00899427944" calcext:value-type="float">
            <text:p>1507</text:p>
          </table:table-cell>
        </table:table-row>
      </table:table>
      <table:table table:name="zmancalc" table:style-name="ta1">
        <office:forms form:automatic-focus="false" form:apply-design-mode="false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lination</text:p>
          </table:table-cell>
          <table:table-cell office:value-type="string" calcext:value-type="string">
            <text:p>Eqn of Time</text:p>
          </table:table-cell>
          <table:table-cell office:value-type="string" calcext:value-type="string">
            <text:p>UTC offset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87.7" calcext:value-type="float">
            <text:p>-87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pression angle</text:p>
          </table:table-cell>
          <table:table-cell office:value-type="string" calcext:value-type="string">
            <text:p>Mins offset</text:p>
          </table:table-cell>
          <table:table-cell office:value-type="string" calcext:value-type="string">
            <text:p>Std time</text:p>
          </table:table-cell>
          <table:table-cell table:number-columns-repeated="2"/>
        </table:table-row>
        <table:table-row table:style-name="ro1">
          <table:table-cell table:formula="of:=5/6" office:value-type="float" office:value="0.833333333333333" calcext:value-type="float">
            <text:p>0.833333333333333</text:p>
          </table:table-cell>
          <table:table-cell table:style-name="ce4" table:formula="of:=DEGREES(ASIN(TAN(RADIANS([.$A$2]))*TAN(RADIANS([.$B$2]))+SIN(RADIANS([.A5]))/(COS(RADIANS([.$A$2]))*COS(RADIANS([.$B$2])))))*4+[.C2]" office:value-type="float" office:value="-37.0714298492808" calcext:value-type="float">
            <text:p>-37.07</text:p>
          </table:table-cell>
          <table:table-cell table:style-name="ce4" table:formula="of:=[.B5]+4*(([.D2]*15)-[.E2])" office:value-type="float" office:value="-46.2714298492808" calcext:value-type="float">
            <text:p>-46.2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4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number number:decimal-places="1" number:min-decimal-places="1" number:min-integer-digits="1" number:grouping="true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5" number:min-decimal-places="15" number:min-integer-digits="1"/>
    </number:number-style>
    <number:number-style style:name="N151">
      <number:number number:decimal-places="16" number:min-decimal-places="16" number:min-integer-digits="1"/>
    </number:number-style>
    <number:number-style style:name="N152">
      <number:number number:decimal-places="17" number:min-decimal-places="17" number:min-integer-digits="1"/>
    </number:number-style>
    <number:number-style style:name="N153">
      <number:number number:decimal-places="18" number:min-decimal-places="18" number:min-integer-digits="1"/>
    </number:number-style>
    <number:number-style style:name="N154">
      <number:number number:decimal-places="19" number:min-decimal-places="19" number:min-integer-digits="1"/>
    </number:number-style>
    <number:number-style style:name="N155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9:34:43.843000000</meta:creation-date>
    <dc:date>2024-02-07T15:32:59.723000000</dc:date>
    <meta:editing-duration>P2DT12H58M8S</meta:editing-duration>
    <meta:editing-cycles>14</meta:editing-cycles>
    <meta:generator>LibreOffice/7.4.0.3$Windows_X86_64 LibreOffice_project/f85e47c08ddd19c015c0114a68350214f7066f5a</meta:generator>
    <meta:document-statistic meta:table-count="9" meta:cell-count="646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97cm" svg:height="11.968cm" xlink:href=".." xlink:type="simple" chart:class="chart:scatter" chart:style-name="ch1">
        <chart:legend chart:legend-position="end" svg:x="17.201cm" svg:y="5.436cm" style:legend-expansion="high" chart:style-name="ch2"/>
        <chart:plot-area chart:style-name="ch3" table:cell-range-address="Sheet4.A6:Sheet4.A18 Sheet4.C6:Sheet4.C18" svg:x="0.425cm" svg:y="0.239cm" svg:width="16.351cm" svg:height="11.49cm">
          <chart:coordinate-region svg:x="1.046cm" svg:y="0.438cm" svg:width="15.636cm" svg:height="10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6:Sheet4.C18" chart:class="chart:scatter">
            <chart:domain table:cell-range-address="Sheet4.A6:Sheet4.A18"/>
            <chart:regression-curve chart:style-name="ch8">
              <chart:equation chart:display-equation="true" chart:display-r-square="false" svg:x="1.168cm" svg:y="1.932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6:Sheet4.A18</svg:desc>
                </draw:g>
              </table:table-cell>
              <table:table-cell office:value-type="float" office:value="47.3251284855575">
                <text:p>47.3251284855575</text:p>
                <draw:g>
                  <svg:desc>Sheet4.C6:Sheet4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8.9530191594377">
                <text:p>48.9530191594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0.6352553913066">
                <text:p>50.6352553913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2.3787198781659">
                <text:p>52.3787198781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4.1919399950883">
                <text:p>54.1919399950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6.0856769214604">
                <text:p>56.0856769214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8.073816616053">
                <text:p>58.073816616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0.1747758958051">
                <text:p>60.1747758958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.4138414712304">
                <text:p>62.4138414712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4.8273308570528">
                <text:p>64.8273308570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7.4706798197427">
                <text:p>67.4706798197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70.4362251372556">
                <text:p>70.4362251372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